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 style:data-style-name="N110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Q</text:p>
          </table:table-cell>
          <table:table-cell table:style-name="ce1" office:value-type="float" office:value="0" calcext:value-type="float">
            <text:p>0</text:p>
          </table:table-cell>
          <table:table-cell table:formula="of:=([.B1]+0.5)*15" office:value-type="float" office:value="7.5" calcext:value-type="float">
            <text:p>8</text:p>
          </table:table-cell>
          <table:table-cell table:formula="of:=DEC2BIN([.C1])" office:value-type="string" office:string-value="111" calcext:value-type="string">
            <text:p>111</text:p>
          </table:table-cell>
          <table:table-cell table:formula="of:=IF((LEN([.D1])&lt;4);REPT(0;4-LEN([.D1]))&amp;[.D1];[.D1])" office:value-type="string" office:string-value="0111" calcext:value-type="string">
            <text:p>0111</text:p>
          </table:table-cell>
          <table:table-cell office:value-type="string" calcext:value-type="string">
            <text:p>I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1]+0.5)*15" office:value-type="float" office:value="7.5" calcext:value-type="float">
            <text:p>8</text:p>
          </table:table-cell>
          <table:table-cell table:formula="of:=DEC2BIN([.I1])" office:value-type="string" office:string-value="111" calcext:value-type="string">
            <text:p>111</text:p>
          </table:table-cell>
          <table:table-cell table:formula="of:=IF((LEN([.J1])&lt;4);REPT(0;4-LEN([.J1]))&amp;[.J1];[.J1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1]+1)*8" office:value-type="float" office:value="8" calcext:value-type="float">
            <text:p>8</text:p>
          </table:table-cell>
          <table:table-cell table:formula="of:=DEC2BIN([.P1])" office:value-type="string" office:string-value="1000" calcext:value-type="string">
            <text:p>1000</text:p>
          </table:table-cell>
          <table:table-cell table:formula="of:=IF((LEN([.Q1])&lt;4);REPT(0;4-LEN([.Q1]))&amp;[.Q1];[.Q1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]+0.5)*15" office:value-type="float" office:value="7.5" calcext:value-type="float">
            <text:p>8</text:p>
          </table:table-cell>
          <table:table-cell table:formula="of:=DEC2BIN([.C2])" office:value-type="string" office:string-value="111" calcext:value-type="string">
            <text:p>111</text:p>
          </table:table-cell>
          <table:table-cell table:formula="of:=IF((LEN([.D2])&lt;4);REPT(0;4-LEN([.D2]))&amp;[.D2];[.D2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2]+0.5)*15" office:value-type="float" office:value="7.5" calcext:value-type="float">
            <text:p>8</text:p>
          </table:table-cell>
          <table:table-cell table:formula="of:=DEC2BIN([.I2])" office:value-type="string" office:string-value="111" calcext:value-type="string">
            <text:p>111</text:p>
          </table:table-cell>
          <table:table-cell table:formula="of:=IF((LEN([.J2])&lt;4);REPT(0;4-LEN([.J2]))&amp;[.J2];[.J2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2]+1)*8" office:value-type="float" office:value="8" calcext:value-type="float">
            <text:p>8</text:p>
          </table:table-cell>
          <table:table-cell table:formula="of:=DEC2BIN([.P2])" office:value-type="string" office:string-value="1000" calcext:value-type="string">
            <text:p>1000</text:p>
          </table:table-cell>
          <table:table-cell table:formula="of:=IF((LEN([.Q2])&lt;4);REPT(0;4-LEN([.Q2]))&amp;[.Q2];[.Q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7421875" calcext:value-type="float">
            <text:p>0,07421875</text:p>
          </table:table-cell>
          <table:table-cell table:formula="of:=([.B3]+0.5)*15" office:value-type="float" office:value="8.61328125" calcext:value-type="float">
            <text:p>9</text:p>
          </table:table-cell>
          <table:table-cell table:formula="of:=DEC2BIN([.C3])" office:value-type="string" office:string-value="1000" calcext:value-type="string">
            <text:p>1000</text:p>
          </table:table-cell>
          <table:table-cell table:formula="of:=IF((LEN([.D3])&lt;4);REPT(0;4-LEN([.D3]))&amp;[.D3];[.D3])" office:value-type="string" office:string-value="1000" calcext:value-type="string">
            <text:p>1000</text:p>
          </table:table-cell>
          <table:table-cell/>
          <table:table-cell table:style-name="ce1"/>
          <table:table-cell table:style-name="ce1" office:value-type="float" office:value="0.140625" calcext:value-type="float">
            <text:p>0,140625</text:p>
          </table:table-cell>
          <table:table-cell table:formula="of:=([.H3]+0.5)*15" office:value-type="float" office:value="9.609375" calcext:value-type="float">
            <text:p>10</text:p>
          </table:table-cell>
          <table:table-cell table:formula="of:=DEC2BIN([.I3])" office:value-type="string" office:string-value="1001" calcext:value-type="string">
            <text:p>1001</text:p>
          </table:table-cell>
          <table:table-cell table:formula="of:=IF((LEN([.J3])&lt;4);REPT(0;4-LEN([.J3]))&amp;[.J3];[.J3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O3]+1)*8" office:value-type="float" office:value="8.03125" calcext:value-type="float">
            <text:p>8</text:p>
          </table:table-cell>
          <table:table-cell table:formula="of:=DEC2BIN([.P3])" office:value-type="string" office:string-value="1000" calcext:value-type="string">
            <text:p>1000</text:p>
          </table:table-cell>
          <table:table-cell table:formula="of:=IF((LEN([.Q3])&lt;4);REPT(0;4-LEN([.Q3]))&amp;[.Q3];[.Q3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]+0.5)*15" office:value-type="float" office:value="13.65234375" calcext:value-type="float">
            <text:p>14</text:p>
          </table:table-cell>
          <table:table-cell table:formula="of:=DEC2BIN([.C4])" office:value-type="string" office:string-value="1101" calcext:value-type="string">
            <text:p>1101</text:p>
          </table:table-cell>
          <table:table-cell table:formula="of:=IF((LEN([.D4])&lt;4);REPT(0;4-LEN([.D4]))&amp;[.D4];[.D4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0859375" calcext:value-type="float">
            <text:p>0,0859375</text:p>
          </table:table-cell>
          <table:table-cell table:formula="of:=([.H4]+0.5)*15" office:value-type="float" office:value="8.7890625" calcext:value-type="float">
            <text:p>9</text:p>
          </table:table-cell>
          <table:table-cell table:formula="of:=DEC2BIN([.I4])" office:value-type="string" office:string-value="1000" calcext:value-type="string">
            <text:p>1000</text:p>
          </table:table-cell>
          <table:table-cell table:formula="of:=IF((LEN([.J4])&lt;4);REPT(0;4-LEN([.J4]))&amp;[.J4];[.J4])" office:value-type="string" office:string-value="1000" calcext:value-type="string">
            <text:p>1000</text:p>
          </table:table-cell>
          <table:table-cell table:number-columns-repeated="3"/>
          <table:table-cell table:style-name="ce1" office:value-type="float" office:value="-0.0234375" calcext:value-type="float">
            <text:p>-0,0234375</text:p>
          </table:table-cell>
          <table:table-cell table:formula="of:=([.O4]+1)*8" office:value-type="float" office:value="7.8125" calcext:value-type="float">
            <text:p>8</text:p>
          </table:table-cell>
          <table:table-cell table:formula="of:=DEC2BIN([.P4])" office:value-type="string" office:string-value="111" calcext:value-type="string">
            <text:p>111</text:p>
          </table:table-cell>
          <table:table-cell table:formula="of:=IF((LEN([.Q4])&lt;4);REPT(0;4-LEN([.Q4]))&amp;[.Q4];[.Q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015625" calcext:value-type="float">
            <text:p>-0,1015625</text:p>
          </table:table-cell>
          <table:table-cell table:formula="of:=([.B5]+0.5)*15" office:value-type="float" office:value="5.9765625" calcext:value-type="float">
            <text:p>6</text:p>
          </table:table-cell>
          <table:table-cell table:formula="of:=DEC2BIN([.C5])" office:value-type="string" office:string-value="101" calcext:value-type="string">
            <text:p>101</text:p>
          </table:table-cell>
          <table:table-cell table:formula="of:=IF((LEN([.D5])&lt;4);REPT(0;4-LEN([.D5]))&amp;[.D5];[.D5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5078125" calcext:value-type="float">
            <text:p>-0,5078125</text:p>
          </table:table-cell>
          <table:table-cell table:formula="of:=([.H5]+0.5)*15" office:value-type="float" office:value="-0.1171875" calcext:value-type="float">
            <text:p>0</text:p>
          </table:table-cell>
          <table:table-cell table:formula="of:=DEC2BIN([.I5])" office:value-type="string" office:string-value="0" calcext:value-type="string">
            <text:p>0</text:p>
          </table:table-cell>
          <table:table-cell table:formula="of:=IF((LEN([.J5])&lt;4);REPT(0;4-LEN([.J5]))&amp;[.J5];[.J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421875" calcext:value-type="float">
            <text:p>-0,421875</text:p>
          </table:table-cell>
          <table:table-cell table:formula="of:=([.O5]+1)*8" office:value-type="float" office:value="4.625" calcext:value-type="float">
            <text:p>5</text:p>
          </table:table-cell>
          <table:table-cell table:formula="of:=DEC2BIN([.P5])" office:value-type="string" office:string-value="100" calcext:value-type="string">
            <text:p>100</text:p>
          </table:table-cell>
          <table:table-cell table:formula="of:=IF((LEN([.Q5])&lt;4);REPT(0;4-LEN([.Q5]))&amp;[.Q5];[.Q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3359375" calcext:value-type="float">
            <text:p>-0,43359375</text:p>
          </table:table-cell>
          <table:table-cell table:formula="of:=([.B6]+0.5)*15" office:value-type="float" office:value="0.99609375" calcext:value-type="float">
            <text:p>1</text:p>
          </table:table-cell>
          <table:table-cell table:formula="of:=DEC2BIN([.C6])" office:value-type="string" office:string-value="0" calcext:value-type="string">
            <text:p>0</text:p>
          </table:table-cell>
          <table:table-cell table:formula="of:=IF((LEN([.D6])&lt;4);REPT(0;4-LEN([.D6]))&amp;[.D6];[.D6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6]+0.5)*15" office:value-type="float" office:value="12.01171875" calcext:value-type="float">
            <text:p>12</text:p>
          </table:table-cell>
          <table:table-cell table:formula="of:=DEC2BIN([.I6])" office:value-type="string" office:string-value="1100" calcext:value-type="string">
            <text:p>1100</text:p>
          </table:table-cell>
          <table:table-cell table:formula="of:=IF((LEN([.J6])&lt;4);REPT(0;4-LEN([.J6]))&amp;[.J6];[.J6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3671875" calcext:value-type="float">
            <text:p>-0,13671875</text:p>
          </table:table-cell>
          <table:table-cell table:formula="of:=([.O6]+1)*8" office:value-type="float" office:value="6.90625" calcext:value-type="float">
            <text:p>7</text:p>
          </table:table-cell>
          <table:table-cell table:formula="of:=DEC2BIN([.P6])" office:value-type="string" office:string-value="110" calcext:value-type="string">
            <text:p>110</text:p>
          </table:table-cell>
          <table:table-cell table:formula="of:=IF((LEN([.Q6])&lt;4);REPT(0;4-LEN([.Q6]))&amp;[.Q6];[.Q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140625" calcext:value-type="float">
            <text:p>0,4140625</text:p>
          </table:table-cell>
          <table:table-cell table:formula="of:=([.B7]+0.5)*15" office:value-type="float" office:value="13.7109375" calcext:value-type="float">
            <text:p>14</text:p>
          </table:table-cell>
          <table:table-cell table:formula="of:=DEC2BIN([.C7])" office:value-type="string" office:string-value="1101" calcext:value-type="string">
            <text:p>1101</text:p>
          </table:table-cell>
          <table:table-cell table:formula="of:=IF((LEN([.D7])&lt;4);REPT(0;4-LEN([.D7]))&amp;[.D7];[.D7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29296875" calcext:value-type="float">
            <text:p>0,29296875</text:p>
          </table:table-cell>
          <table:table-cell table:formula="of:=([.H7]+0.5)*15" office:value-type="float" office:value="11.89453125" calcext:value-type="float">
            <text:p>12</text:p>
          </table:table-cell>
          <table:table-cell table:formula="of:=DEC2BIN([.I7])" office:value-type="string" office:string-value="1011" calcext:value-type="string">
            <text:p>1011</text:p>
          </table:table-cell>
          <table:table-cell table:formula="of:=IF((LEN([.J7])&lt;4);REPT(0;4-LEN([.J7]))&amp;[.J7];[.J7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828125" calcext:value-type="float">
            <text:p>0,8828125</text:p>
          </table:table-cell>
          <table:table-cell table:formula="of:=([.O7]+1)*8" office:value-type="float" office:value="15.0625" calcext:value-type="float">
            <text:p>15</text:p>
          </table:table-cell>
          <table:table-cell table:formula="of:=DEC2BIN([.P7])" office:value-type="string" office:string-value="1111" calcext:value-type="string">
            <text:p>1111</text:p>
          </table:table-cell>
          <table:table-cell table:formula="of:=IF((LEN([.Q7])&lt;4);REPT(0;4-LEN([.Q7]))&amp;[.Q7];[.Q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8]+0.5)*15" office:value-type="float" office:value="9.84375" calcext:value-type="float">
            <text:p>10</text:p>
          </table:table-cell>
          <table:table-cell table:formula="of:=DEC2BIN([.C8])" office:value-type="string" office:string-value="1001" calcext:value-type="string">
            <text:p>1001</text:p>
          </table:table-cell>
          <table:table-cell table:formula="of:=IF((LEN([.D8])&lt;4);REPT(0;4-LEN([.D8]))&amp;[.D8];[.D8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-0.4765625" calcext:value-type="float">
            <text:p>-0,4765625</text:p>
          </table:table-cell>
          <table:table-cell table:formula="of:=([.H8]+0.5)*15" office:value-type="float" office:value="0.3515625" calcext:value-type="float">
            <text:p>0</text:p>
          </table:table-cell>
          <table:table-cell table:formula="of:=DEC2BIN([.I8])" office:value-type="string" office:string-value="0" calcext:value-type="string">
            <text:p>0</text:p>
          </table:table-cell>
          <table:table-cell table:formula="of:=IF((LEN([.J8])&lt;4);REPT(0;4-LEN([.J8]))&amp;[.J8];[.J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]+1)*8" office:value-type="float" office:value="9.3125" calcext:value-type="float">
            <text:p>9</text:p>
          </table:table-cell>
          <table:table-cell table:formula="of:=DEC2BIN([.P8])" office:value-type="string" office:string-value="1001" calcext:value-type="string">
            <text:p>1001</text:p>
          </table:table-cell>
          <table:table-cell table:formula="of:=IF((LEN([.Q8])&lt;4);REPT(0;4-LEN([.Q8]))&amp;[.Q8];[.Q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9]+0.5)*15" office:value-type="float" office:value="-0.29296875" calcext:value-type="float">
            <text:p>0</text:p>
          </table:table-cell>
          <table:table-cell table:formula="of:=DEC2BIN([.C9])" office:value-type="string" office:string-value="0" calcext:value-type="string">
            <text:p>0</text:p>
          </table:table-cell>
          <table:table-cell table:formula="of:=IF((LEN([.D9])&lt;4);REPT(0;4-LEN([.D9]))&amp;[.D9];[.D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71875" calcext:value-type="float">
            <text:p>-0,171875</text:p>
          </table:table-cell>
          <table:table-cell table:formula="of:=([.H9]+0.5)*15" office:value-type="float" office:value="4.921875" calcext:value-type="float">
            <text:p>5</text:p>
          </table:table-cell>
          <table:table-cell table:formula="of:=DEC2BIN([.I9])" office:value-type="string" office:string-value="100" calcext:value-type="string">
            <text:p>100</text:p>
          </table:table-cell>
          <table:table-cell table:formula="of:=IF((LEN([.J9])&lt;4);REPT(0;4-LEN([.J9]))&amp;[.J9];[.J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96875" calcext:value-type="float">
            <text:p>-0,96875</text:p>
          </table:table-cell>
          <table:table-cell table:formula="of:=([.O9]+1)*8" office:value-type="float" office:value="0.249999999999999" calcext:value-type="float">
            <text:p>0</text:p>
          </table:table-cell>
          <table:table-cell table:formula="of:=DEC2BIN([.P9])" office:value-type="string" office:string-value="0" calcext:value-type="string">
            <text:p>0</text:p>
          </table:table-cell>
          <table:table-cell table:formula="of:=IF((LEN([.Q9])&lt;4);REPT(0;4-LEN([.Q9]))&amp;[.Q9];[.Q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10]+0.5)*15" office:value-type="float" office:value="3.33984375" calcext:value-type="float">
            <text:p>3</text:p>
          </table:table-cell>
          <table:table-cell table:formula="of:=DEC2BIN([.C10])" office:value-type="string" office:string-value="11" calcext:value-type="string">
            <text:p>11</text:p>
          </table:table-cell>
          <table:table-cell table:formula="of:=IF((LEN([.D10])&lt;4);REPT(0;4-LEN([.D10]))&amp;[.D10];[.D10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10]+0.5)*15" office:value-type="float" office:value="13.59375" calcext:value-type="float">
            <text:p>14</text:p>
          </table:table-cell>
          <table:table-cell table:formula="of:=DEC2BIN([.I10])" office:value-type="string" office:string-value="1101" calcext:value-type="string">
            <text:p>1101</text:p>
          </table:table-cell>
          <table:table-cell table:formula="of:=IF((LEN([.J10])&lt;4);REPT(0;4-LEN([.J10]))&amp;[.J10];[.J1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10]+1)*8" office:value-type="float" office:value="6.75" calcext:value-type="float">
            <text:p>7</text:p>
          </table:table-cell>
          <table:table-cell table:formula="of:=DEC2BIN([.P10])" office:value-type="string" office:string-value="110" calcext:value-type="string">
            <text:p>110</text:p>
          </table:table-cell>
          <table:table-cell table:formula="of:=IF((LEN([.Q10])&lt;4);REPT(0;4-LEN([.Q10]))&amp;[.Q10];[.Q1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11]+0.5)*15" office:value-type="float" office:value="11.66015625" calcext:value-type="float">
            <text:p>12</text:p>
          </table:table-cell>
          <table:table-cell table:formula="of:=DEC2BIN([.C11])" office:value-type="string" office:string-value="1011" calcext:value-type="string">
            <text:p>1011</text:p>
          </table:table-cell>
          <table:table-cell table:formula="of:=IF((LEN([.D11])&lt;4);REPT(0;4-LEN([.D11]))&amp;[.D11];[.D1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11]+0.5)*15" office:value-type="float" office:value="13.59375" calcext:value-type="float">
            <text:p>14</text:p>
          </table:table-cell>
          <table:table-cell table:formula="of:=DEC2BIN([.I11])" office:value-type="string" office:string-value="1101" calcext:value-type="string">
            <text:p>1101</text:p>
          </table:table-cell>
          <table:table-cell table:formula="of:=IF((LEN([.J11])&lt;4);REPT(0;4-LEN([.J11]))&amp;[.J11];[.J1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11]+1)*8" office:value-type="float" office:value="13.59375" calcext:value-type="float">
            <text:p>14</text:p>
          </table:table-cell>
          <table:table-cell table:formula="of:=DEC2BIN([.P11])" office:value-type="string" office:string-value="1101" calcext:value-type="string">
            <text:p>1101</text:p>
          </table:table-cell>
          <table:table-cell table:formula="of:=IF((LEN([.Q11])&lt;4);REPT(0;4-LEN([.Q11]))&amp;[.Q11];[.Q1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12]+0.5)*15" office:value-type="float" office:value="14.765625" calcext:value-type="float">
            <text:p>15</text:p>
          </table:table-cell>
          <table:table-cell table:formula="of:=DEC2BIN([.C12])" office:value-type="string" office:string-value="1110" calcext:value-type="string">
            <text:p>1110</text:p>
          </table:table-cell>
          <table:table-cell table:formula="of:=IF((LEN([.D12])&lt;4);REPT(0;4-LEN([.D12]))&amp;[.D12];[.D1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12]+0.5)*15" office:value-type="float" office:value="5.33203125" calcext:value-type="float">
            <text:p>5</text:p>
          </table:table-cell>
          <table:table-cell table:formula="of:=DEC2BIN([.I12])" office:value-type="string" office:string-value="101" calcext:value-type="string">
            <text:p>101</text:p>
          </table:table-cell>
          <table:table-cell table:formula="of:=IF((LEN([.J12])&lt;4);REPT(0;4-LEN([.J12]))&amp;[.J12];[.J1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2]+1)*8" office:value-type="float" office:value="8.625" calcext:value-type="float">
            <text:p>9</text:p>
          </table:table-cell>
          <table:table-cell table:formula="of:=DEC2BIN([.P12])" office:value-type="string" office:string-value="1000" calcext:value-type="string">
            <text:p>1000</text:p>
          </table:table-cell>
          <table:table-cell table:formula="of:=IF((LEN([.Q12])&lt;4);REPT(0;4-LEN([.Q12]))&amp;[.Q12];[.Q1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13]+0.5)*15" office:value-type="float" office:value="7.5" calcext:value-type="float">
            <text:p>8</text:p>
          </table:table-cell>
          <table:table-cell table:formula="of:=DEC2BIN([.C13])" office:value-type="string" office:string-value="111" calcext:value-type="string">
            <text:p>111</text:p>
          </table:table-cell>
          <table:table-cell table:formula="of:=IF((LEN([.D13])&lt;4);REPT(0;4-LEN([.D13]))&amp;[.D13];[.D1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921875" calcext:value-type="float">
            <text:p>-0,4921875</text:p>
          </table:table-cell>
          <table:table-cell table:formula="of:=([.H13]+0.5)*15" office:value-type="float" office:value="0.1171875" calcext:value-type="float">
            <text:p>0</text:p>
          </table:table-cell>
          <table:table-cell table:formula="of:=DEC2BIN([.I13])" office:value-type="string" office:string-value="0" calcext:value-type="string">
            <text:p>0</text:p>
          </table:table-cell>
          <table:table-cell table:formula="of:=IF((LEN([.J13])&lt;4);REPT(0;4-LEN([.J13]))&amp;[.J13];[.J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13]+1)*8" office:value-type="float" office:value="6.6875" calcext:value-type="float">
            <text:p>7</text:p>
          </table:table-cell>
          <table:table-cell table:formula="of:=DEC2BIN([.P13])" office:value-type="string" office:string-value="110" calcext:value-type="string">
            <text:p>110</text:p>
          </table:table-cell>
          <table:table-cell table:formula="of:=IF((LEN([.Q13])&lt;4);REPT(0;4-LEN([.Q13]))&amp;[.Q13];[.Q1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14]+0.5)*15" office:value-type="float" office:value="0.8203125" calcext:value-type="float">
            <text:p>1</text:p>
          </table:table-cell>
          <table:table-cell table:formula="of:=DEC2BIN([.C14])" office:value-type="string" office:string-value="0" calcext:value-type="string">
            <text:p>0</text:p>
          </table:table-cell>
          <table:table-cell table:formula="of:=IF((LEN([.D14])&lt;4);REPT(0;4-LEN([.D14]))&amp;[.D14];[.D1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14]+0.5)*15" office:value-type="float" office:value="7.5" calcext:value-type="float">
            <text:p>8</text:p>
          </table:table-cell>
          <table:table-cell table:formula="of:=DEC2BIN([.I14])" office:value-type="string" office:string-value="111" calcext:value-type="string">
            <text:p>111</text:p>
          </table:table-cell>
          <table:table-cell table:formula="of:=IF((LEN([.J14])&lt;4);REPT(0;4-LEN([.J14]))&amp;[.J14];[.J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14]+1)*8" office:value-type="float" office:value="8.59375" calcext:value-type="float">
            <text:p>9</text:p>
          </table:table-cell>
          <table:table-cell table:formula="of:=DEC2BIN([.P14])" office:value-type="string" office:string-value="1000" calcext:value-type="string">
            <text:p>1000</text:p>
          </table:table-cell>
          <table:table-cell table:formula="of:=IF((LEN([.Q14])&lt;4);REPT(0;4-LEN([.Q14]))&amp;[.Q14];[.Q1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15]+0.5)*15" office:value-type="float" office:value="9.31640625" calcext:value-type="float">
            <text:p>9</text:p>
          </table:table-cell>
          <table:table-cell table:formula="of:=DEC2BIN([.C15])" office:value-type="string" office:string-value="1001" calcext:value-type="string">
            <text:p>1001</text:p>
          </table:table-cell>
          <table:table-cell table:formula="of:=IF((LEN([.D15])&lt;4);REPT(0;4-LEN([.D15]))&amp;[.D15];[.D1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15]+0.5)*15" office:value-type="float" office:value="14.58984375" calcext:value-type="float">
            <text:p>15</text:p>
          </table:table-cell>
          <table:table-cell table:formula="of:=DEC2BIN([.I15])" office:value-type="string" office:string-value="1110" calcext:value-type="string">
            <text:p>1110</text:p>
          </table:table-cell>
          <table:table-cell table:formula="of:=IF((LEN([.J15])&lt;4);REPT(0;4-LEN([.J15]))&amp;[.J15];[.J1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15]+1)*8" office:value-type="float" office:value="11.1875" calcext:value-type="float">
            <text:p>11</text:p>
          </table:table-cell>
          <table:table-cell table:formula="of:=DEC2BIN([.P15])" office:value-type="string" office:string-value="1011" calcext:value-type="string">
            <text:p>1011</text:p>
          </table:table-cell>
          <table:table-cell table:formula="of:=IF((LEN([.Q15])&lt;4);REPT(0;4-LEN([.Q15]))&amp;[.Q15];[.Q1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16]+0.5)*15" office:value-type="float" office:value="13.828125" calcext:value-type="float">
            <text:p>14</text:p>
          </table:table-cell>
          <table:table-cell table:formula="of:=DEC2BIN([.C16])" office:value-type="string" office:string-value="1101" calcext:value-type="string">
            <text:p>1101</text:p>
          </table:table-cell>
          <table:table-cell table:formula="of:=IF((LEN([.D16])&lt;4);REPT(0;4-LEN([.D16]))&amp;[.D16];[.D1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16]+0.5)*15" office:value-type="float" office:value="3.22265625" calcext:value-type="float">
            <text:p>3</text:p>
          </table:table-cell>
          <table:table-cell table:formula="of:=DEC2BIN([.I16])" office:value-type="string" office:string-value="11" calcext:value-type="string">
            <text:p>11</text:p>
          </table:table-cell>
          <table:table-cell table:formula="of:=IF((LEN([.J16])&lt;4);REPT(0;4-LEN([.J16]))&amp;[.J16];[.J1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16]+1)*8" office:value-type="float" office:value="9.1875" calcext:value-type="float">
            <text:p>9</text:p>
          </table:table-cell>
          <table:table-cell table:formula="of:=DEC2BIN([.P16])" office:value-type="string" office:string-value="1001" calcext:value-type="string">
            <text:p>1001</text:p>
          </table:table-cell>
          <table:table-cell table:formula="of:=IF((LEN([.Q16])&lt;4);REPT(0;4-LEN([.Q16]))&amp;[.Q16];[.Q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17]+0.5)*15" office:value-type="float" office:value="1.40625" calcext:value-type="float">
            <text:p>1</text:p>
          </table:table-cell>
          <table:table-cell table:formula="of:=DEC2BIN([.C17])" office:value-type="string" office:string-value="1" calcext:value-type="string">
            <text:p>1</text:p>
          </table:table-cell>
          <table:table-cell table:formula="of:=IF((LEN([.D17])&lt;4);REPT(0;4-LEN([.D17]))&amp;[.D17];[.D1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17]+0.5)*15" office:value-type="float" office:value="2.98828125" calcext:value-type="float">
            <text:p>3</text:p>
          </table:table-cell>
          <table:table-cell table:formula="of:=DEC2BIN([.I17])" office:value-type="string" office:string-value="10" calcext:value-type="string">
            <text:p>10</text:p>
          </table:table-cell>
          <table:table-cell table:formula="of:=IF((LEN([.J17])&lt;4);REPT(0;4-LEN([.J17]))&amp;[.J17];[.J1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17]+1)*8" office:value-type="float" office:value="0.84375" calcext:value-type="float">
            <text:p>1</text:p>
          </table:table-cell>
          <table:table-cell table:formula="of:=DEC2BIN([.P17])" office:value-type="string" office:string-value="0" calcext:value-type="string">
            <text:p>0</text:p>
          </table:table-cell>
          <table:table-cell table:formula="of:=IF((LEN([.Q17])&lt;4);REPT(0;4-LEN([.Q17]))&amp;[.Q17];[.Q1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18]+0.5)*15" office:value-type="float" office:value="5.09765625" calcext:value-type="float">
            <text:p>5</text:p>
          </table:table-cell>
          <table:table-cell table:formula="of:=DEC2BIN([.C18])" office:value-type="string" office:string-value="101" calcext:value-type="string">
            <text:p>101</text:p>
          </table:table-cell>
          <table:table-cell table:formula="of:=IF((LEN([.D18])&lt;4);REPT(0;4-LEN([.D18]))&amp;[.D18];[.D1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84375" calcext:value-type="float">
            <text:p>0,484375</text:p>
          </table:table-cell>
          <table:table-cell table:formula="of:=([.H18]+0.5)*15" office:value-type="float" office:value="14.765625" calcext:value-type="float">
            <text:p>15</text:p>
          </table:table-cell>
          <table:table-cell table:formula="of:=DEC2BIN([.I18])" office:value-type="string" office:string-value="1110" calcext:value-type="string">
            <text:p>1110</text:p>
          </table:table-cell>
          <table:table-cell table:formula="of:=IF((LEN([.J18])&lt;4);REPT(0;4-LEN([.J18]))&amp;[.J18];[.J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18]+1)*8" office:value-type="float" office:value="6.71875" calcext:value-type="float">
            <text:p>7</text:p>
          </table:table-cell>
          <table:table-cell table:formula="of:=DEC2BIN([.P18])" office:value-type="string" office:string-value="110" calcext:value-type="string">
            <text:p>110</text:p>
          </table:table-cell>
          <table:table-cell table:formula="of:=IF((LEN([.Q18])&lt;4);REPT(0;4-LEN([.Q18]))&amp;[.Q18];[.Q1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19]+0.5)*15" office:value-type="float" office:value="15.29296875" calcext:value-type="float">
            <text:p>15</text:p>
          </table:table-cell>
          <table:table-cell table:formula="of:=DEC2BIN([.C19])" office:value-type="string" office:string-value="1111" calcext:value-type="string">
            <text:p>1111</text:p>
          </table:table-cell>
          <table:table-cell table:formula="of:=IF((LEN([.D19])&lt;4);REPT(0;4-LEN([.D19]))&amp;[.D19];[.D19])" office:value-type="string" office:string-value="1111" calcext:value-type="string">
            <text:p>1111</text:p>
          </table:table-cell>
          <table:table-cell/>
          <table:table-cell table:style-name="ce1"/>
          <table:table-cell table:style-name="ce1" office:value-type="float" office:value="0.16796875" calcext:value-type="float">
            <text:p>0,16796875</text:p>
          </table:table-cell>
          <table:table-cell table:formula="of:=([.H19]+0.5)*15" office:value-type="float" office:value="10.01953125" calcext:value-type="float">
            <text:p>10</text:p>
          </table:table-cell>
          <table:table-cell table:formula="of:=DEC2BIN([.I19])" office:value-type="string" office:string-value="1010" calcext:value-type="string">
            <text:p>1010</text:p>
          </table:table-cell>
          <table:table-cell table:formula="of:=IF((LEN([.J19])&lt;4);REPT(0;4-LEN([.J19]))&amp;[.J19];[.J1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19]+1)*8" office:value-type="float" office:value="15.71875" calcext:value-type="float">
            <text:p>16</text:p>
          </table:table-cell>
          <table:table-cell table:formula="of:=DEC2BIN([.P19])" office:value-type="string" office:string-value="1111" calcext:value-type="string">
            <text:p>1111</text:p>
          </table:table-cell>
          <table:table-cell table:formula="of:=IF((LEN([.Q19])&lt;4);REPT(0;4-LEN([.Q19]))&amp;[.Q19];[.Q1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20]+0.5)*15" office:value-type="float" office:value="11.66015625" calcext:value-type="float">
            <text:p>12</text:p>
          </table:table-cell>
          <table:table-cell table:formula="of:=DEC2BIN([.C20])" office:value-type="string" office:string-value="1011" calcext:value-type="string">
            <text:p>1011</text:p>
          </table:table-cell>
          <table:table-cell table:formula="of:=IF((LEN([.D20])&lt;4);REPT(0;4-LEN([.D20]))&amp;[.D20];[.D20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-0.40234375" calcext:value-type="float">
            <text:p>-0,40234375</text:p>
          </table:table-cell>
          <table:table-cell table:formula="of:=([.H20]+0.5)*15" office:value-type="float" office:value="1.46484375" calcext:value-type="float">
            <text:p>1</text:p>
          </table:table-cell>
          <table:table-cell table:formula="of:=DEC2BIN([.I20])" office:value-type="string" office:string-value="1" calcext:value-type="string">
            <text:p>1</text:p>
          </table:table-cell>
          <table:table-cell table:formula="of:=IF((LEN([.J20])&lt;4);REPT(0;4-LEN([.J20]))&amp;[.J20];[.J2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0]+1)*8" office:value-type="float" office:value="9.25" calcext:value-type="float">
            <text:p>9</text:p>
          </table:table-cell>
          <table:table-cell table:formula="of:=DEC2BIN([.P20])" office:value-type="string" office:string-value="1001" calcext:value-type="string">
            <text:p>1001</text:p>
          </table:table-cell>
          <table:table-cell table:formula="of:=IF((LEN([.Q20])&lt;4);REPT(0;4-LEN([.Q20]))&amp;[.Q20];[.Q2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1]+0.5)*15" office:value-type="float" office:value="3.3984375" calcext:value-type="float">
            <text:p>3</text:p>
          </table:table-cell>
          <table:table-cell table:formula="of:=DEC2BIN([.C21])" office:value-type="string" office:string-value="11" calcext:value-type="string">
            <text:p>11</text:p>
          </table:table-cell>
          <table:table-cell table:formula="of:=IF((LEN([.D21])&lt;4);REPT(0;4-LEN([.D21]))&amp;[.D21];[.D21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-0.40625" calcext:value-type="float">
            <text:p>-0,40625</text:p>
          </table:table-cell>
          <table:table-cell table:formula="of:=([.H21]+0.5)*15" office:value-type="float" office:value="1.40625" calcext:value-type="float">
            <text:p>1</text:p>
          </table:table-cell>
          <table:table-cell table:formula="of:=DEC2BIN([.I21])" office:value-type="string" office:string-value="1" calcext:value-type="string">
            <text:p>1</text:p>
          </table:table-cell>
          <table:table-cell table:formula="of:=IF((LEN([.J21])&lt;4);REPT(0;4-LEN([.J21]))&amp;[.J21];[.J2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1]+1)*8" office:value-type="float" office:value="2.40625" calcext:value-type="float">
            <text:p>2</text:p>
          </table:table-cell>
          <table:table-cell table:formula="of:=DEC2BIN([.P21])" office:value-type="string" office:string-value="10" calcext:value-type="string">
            <text:p>10</text:p>
          </table:table-cell>
          <table:table-cell table:formula="of:=IF((LEN([.Q21])&lt;4);REPT(0;4-LEN([.Q21]))&amp;[.Q21];[.Q2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22]+0.5)*15" office:value-type="float" office:value="0.234375" calcext:value-type="float">
            <text:p>0</text:p>
          </table:table-cell>
          <table:table-cell table:formula="of:=DEC2BIN([.C22])" office:value-type="string" office:string-value="0" calcext:value-type="string">
            <text:p>0</text:p>
          </table:table-cell>
          <table:table-cell table:formula="of:=IF((LEN([.D22])&lt;4);REPT(0;4-LEN([.D22]))&amp;[.D22];[.D22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.14453125" calcext:value-type="float">
            <text:p>0,14453125</text:p>
          </table:table-cell>
          <table:table-cell table:formula="of:=([.H22]+0.5)*15" office:value-type="float" office:value="9.66796875" calcext:value-type="float">
            <text:p>10</text:p>
          </table:table-cell>
          <table:table-cell table:formula="of:=DEC2BIN([.I22])" office:value-type="string" office:string-value="1001" calcext:value-type="string">
            <text:p>1001</text:p>
          </table:table-cell>
          <table:table-cell table:formula="of:=IF((LEN([.J22])&lt;4);REPT(0;4-LEN([.J22]))&amp;[.J22];[.J2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2]+1)*8" office:value-type="float" office:value="7.375" calcext:value-type="float">
            <text:p>7</text:p>
          </table:table-cell>
          <table:table-cell table:formula="of:=DEC2BIN([.P22])" office:value-type="string" office:string-value="111" calcext:value-type="string">
            <text:p>111</text:p>
          </table:table-cell>
          <table:table-cell table:formula="of:=IF((LEN([.Q22])&lt;4);REPT(0;4-LEN([.Q22]))&amp;[.Q22];[.Q2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3]+0.5)*15" office:value-type="float" office:value="7.5" calcext:value-type="float">
            <text:p>8</text:p>
          </table:table-cell>
          <table:table-cell table:formula="of:=DEC2BIN([.C23])" office:value-type="string" office:string-value="111" calcext:value-type="string">
            <text:p>111</text:p>
          </table:table-cell>
          <table:table-cell table:formula="of:=IF((LEN([.D23])&lt;4);REPT(0;4-LEN([.D23]))&amp;[.D23];[.D2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0.4921875" calcext:value-type="float">
            <text:p>0,4921875</text:p>
          </table:table-cell>
          <table:table-cell table:formula="of:=([.H23]+0.5)*15" office:value-type="float" office:value="14.8828125" calcext:value-type="float">
            <text:p>15</text:p>
          </table:table-cell>
          <table:table-cell table:formula="of:=DEC2BIN([.I23])" office:value-type="string" office:string-value="1110" calcext:value-type="string">
            <text:p>1110</text:p>
          </table:table-cell>
          <table:table-cell table:formula="of:=IF((LEN([.J23])&lt;4);REPT(0;4-LEN([.J23]))&amp;[.J23];[.J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3]+1)*8" office:value-type="float" office:value="9.3125" calcext:value-type="float">
            <text:p>9</text:p>
          </table:table-cell>
          <table:table-cell table:formula="of:=DEC2BIN([.P23])" office:value-type="string" office:string-value="1001" calcext:value-type="string">
            <text:p>1001</text:p>
          </table:table-cell>
          <table:table-cell table:formula="of:=IF((LEN([.Q23])&lt;4);REPT(0;4-LEN([.Q23]))&amp;[.Q23];[.Q2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24]+0.5)*15" office:value-type="float" office:value="14.1796875" calcext:value-type="float">
            <text:p>14</text:p>
          </table:table-cell>
          <table:table-cell table:formula="of:=DEC2BIN([.C24])" office:value-type="string" office:string-value="1110" calcext:value-type="string">
            <text:p>1110</text:p>
          </table:table-cell>
          <table:table-cell table:formula="of:=IF((LEN([.D24])&lt;4);REPT(0;4-LEN([.D24]))&amp;[.D24];[.D24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24]+0.5)*15" office:value-type="float" office:value="7.5" calcext:value-type="float">
            <text:p>8</text:p>
          </table:table-cell>
          <table:table-cell table:formula="of:=DEC2BIN([.I24])" office:value-type="string" office:string-value="111" calcext:value-type="string">
            <text:p>111</text:p>
          </table:table-cell>
          <table:table-cell table:formula="of:=IF((LEN([.J24])&lt;4);REPT(0;4-LEN([.J24]))&amp;[.J24];[.J2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4]+1)*8" office:value-type="float" office:value="7.40625" calcext:value-type="float">
            <text:p>7</text:p>
          </table:table-cell>
          <table:table-cell table:formula="of:=DEC2BIN([.P24])" office:value-type="string" office:string-value="111" calcext:value-type="string">
            <text:p>111</text:p>
          </table:table-cell>
          <table:table-cell table:formula="of:=IF((LEN([.Q24])&lt;4);REPT(0;4-LEN([.Q24]))&amp;[.Q24];[.Q2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25]+0.5)*15" office:value-type="float" office:value="5.68359375" calcext:value-type="float">
            <text:p>6</text:p>
          </table:table-cell>
          <table:table-cell table:formula="of:=DEC2BIN([.C25])" office:value-type="string" office:string-value="101" calcext:value-type="string">
            <text:p>101</text:p>
          </table:table-cell>
          <table:table-cell table:formula="of:=IF((LEN([.D25])&lt;4);REPT(0;4-LEN([.D25]))&amp;[.D25];[.D25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47265625" calcext:value-type="float">
            <text:p>-0,47265625</text:p>
          </table:table-cell>
          <table:table-cell table:formula="of:=([.H25]+0.5)*15" office:value-type="float" office:value="0.41015625" calcext:value-type="float">
            <text:p>0</text:p>
          </table:table-cell>
          <table:table-cell table:formula="of:=DEC2BIN([.I25])" office:value-type="string" office:string-value="0" calcext:value-type="string">
            <text:p>0</text:p>
          </table:table-cell>
          <table:table-cell table:formula="of:=IF((LEN([.J25])&lt;4);REPT(0;4-LEN([.J25]))&amp;[.J25];[.J2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5]+1)*8" office:value-type="float" office:value="4.8125" calcext:value-type="float">
            <text:p>5</text:p>
          </table:table-cell>
          <table:table-cell table:formula="of:=DEC2BIN([.P25])" office:value-type="string" office:string-value="100" calcext:value-type="string">
            <text:p>100</text:p>
          </table:table-cell>
          <table:table-cell table:formula="of:=IF((LEN([.Q25])&lt;4);REPT(0;4-LEN([.Q25]))&amp;[.Q25];[.Q2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26]+0.5)*15" office:value-type="float" office:value="1.171875" calcext:value-type="float">
            <text:p>1</text:p>
          </table:table-cell>
          <table:table-cell table:formula="of:=DEC2BIN([.C26])" office:value-type="string" office:string-value="1" calcext:value-type="string">
            <text:p>1</text:p>
          </table:table-cell>
          <table:table-cell table:formula="of:=IF((LEN([.D26])&lt;4);REPT(0;4-LEN([.D26]))&amp;[.D26];[.D26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0.28515625" calcext:value-type="float">
            <text:p>0,28515625</text:p>
          </table:table-cell>
          <table:table-cell table:formula="of:=([.H26]+0.5)*15" office:value-type="float" office:value="11.77734375" calcext:value-type="float">
            <text:p>12</text:p>
          </table:table-cell>
          <table:table-cell table:formula="of:=DEC2BIN([.I26])" office:value-type="string" office:string-value="1011" calcext:value-type="string">
            <text:p>1011</text:p>
          </table:table-cell>
          <table:table-cell table:formula="of:=IF((LEN([.J26])&lt;4);REPT(0;4-LEN([.J26]))&amp;[.J26];[.J2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6]+1)*8" office:value-type="float" office:value="6.8125" calcext:value-type="float">
            <text:p>7</text:p>
          </table:table-cell>
          <table:table-cell table:formula="of:=DEC2BIN([.P26])" office:value-type="string" office:string-value="110" calcext:value-type="string">
            <text:p>110</text:p>
          </table:table-cell>
          <table:table-cell table:formula="of:=IF((LEN([.Q26])&lt;4);REPT(0;4-LEN([.Q26]))&amp;[.Q26];[.Q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27]+0.5)*15" office:value-type="float" office:value="13.59375" calcext:value-type="float">
            <text:p>14</text:p>
          </table:table-cell>
          <table:table-cell table:formula="of:=DEC2BIN([.C27])" office:value-type="string" office:string-value="1101" calcext:value-type="string">
            <text:p>1101</text:p>
          </table:table-cell>
          <table:table-cell table:formula="of:=IF((LEN([.D27])&lt;4);REPT(0;4-LEN([.D27]))&amp;[.D27];[.D27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27]+0.5)*15" office:value-type="float" office:value="12.01171875" calcext:value-type="float">
            <text:p>12</text:p>
          </table:table-cell>
          <table:table-cell table:formula="of:=DEC2BIN([.I27])" office:value-type="string" office:string-value="1100" calcext:value-type="string">
            <text:p>1100</text:p>
          </table:table-cell>
          <table:table-cell table:formula="of:=IF((LEN([.J27])&lt;4);REPT(0;4-LEN([.J27]))&amp;[.J27];[.J2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7]+1)*8" office:value-type="float" office:value="15.15625" calcext:value-type="float">
            <text:p>15</text:p>
          </table:table-cell>
          <table:table-cell table:formula="of:=DEC2BIN([.P27])" office:value-type="string" office:string-value="1111" calcext:value-type="string">
            <text:p>1111</text:p>
          </table:table-cell>
          <table:table-cell table:formula="of:=IF((LEN([.Q27])&lt;4);REPT(0;4-LEN([.Q27]))&amp;[.Q27];[.Q2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28]+0.5)*15" office:value-type="float" office:value="9.90234375" calcext:value-type="float">
            <text:p>10</text:p>
          </table:table-cell>
          <table:table-cell table:formula="of:=DEC2BIN([.C28])" office:value-type="string" office:string-value="1001" calcext:value-type="string">
            <text:p>1001</text:p>
          </table:table-cell>
          <table:table-cell table:formula="of:=IF((LEN([.D28])&lt;4);REPT(0;4-LEN([.D28]))&amp;[.D28];[.D28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-0.484375" calcext:value-type="float">
            <text:p>-0,484375</text:p>
          </table:table-cell>
          <table:table-cell table:formula="of:=([.H28]+0.5)*15" office:value-type="float" office:value="0.234375" calcext:value-type="float">
            <text:p>0</text:p>
          </table:table-cell>
          <table:table-cell table:formula="of:=DEC2BIN([.I28])" office:value-type="string" office:string-value="0" calcext:value-type="string">
            <text:p>0</text:p>
          </table:table-cell>
          <table:table-cell table:formula="of:=IF((LEN([.J28])&lt;4);REPT(0;4-LEN([.J28]))&amp;[.J28];[.J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8]+1)*8" office:value-type="float" office:value="9.28125" calcext:value-type="float">
            <text:p>9</text:p>
          </table:table-cell>
          <table:table-cell table:formula="of:=DEC2BIN([.P28])" office:value-type="string" office:string-value="1001" calcext:value-type="string">
            <text:p>1001</text:p>
          </table:table-cell>
          <table:table-cell table:formula="of:=IF((LEN([.Q28])&lt;4);REPT(0;4-LEN([.Q28]))&amp;[.Q28];[.Q2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29]+0.5)*15" office:value-type="float" office:value="-0.29296875" calcext:value-type="float">
            <text:p>0</text:p>
          </table:table-cell>
          <table:table-cell table:formula="of:=DEC2BIN([.C29])" office:value-type="string" office:string-value="0" calcext:value-type="string">
            <text:p>0</text:p>
          </table:table-cell>
          <table:table-cell table:formula="of:=IF((LEN([.D29])&lt;4);REPT(0;4-LEN([.D29]))&amp;[.D29];[.D2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6796875" calcext:value-type="float">
            <text:p>-0,16796875</text:p>
          </table:table-cell>
          <table:table-cell table:formula="of:=([.H29]+0.5)*15" office:value-type="float" office:value="4.98046875" calcext:value-type="float">
            <text:p>5</text:p>
          </table:table-cell>
          <table:table-cell table:formula="of:=DEC2BIN([.I29])" office:value-type="string" office:string-value="100" calcext:value-type="string">
            <text:p>100</text:p>
          </table:table-cell>
          <table:table-cell table:formula="of:=IF((LEN([.J29])&lt;4);REPT(0;4-LEN([.J29]))&amp;[.J29];[.J2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29]+1)*8" office:value-type="float" office:value="0.28125" calcext:value-type="float">
            <text:p>0</text:p>
          </table:table-cell>
          <table:table-cell table:formula="of:=DEC2BIN([.P29])" office:value-type="string" office:string-value="0" calcext:value-type="string">
            <text:p>0</text:p>
          </table:table-cell>
          <table:table-cell table:formula="of:=IF((LEN([.Q29])&lt;4);REPT(0;4-LEN([.Q29]))&amp;[.Q29];[.Q2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30]+0.5)*15" office:value-type="float" office:value="3.33984375" calcext:value-type="float">
            <text:p>3</text:p>
          </table:table-cell>
          <table:table-cell table:formula="of:=DEC2BIN([.C30])" office:value-type="string" office:string-value="11" calcext:value-type="string">
            <text:p>11</text:p>
          </table:table-cell>
          <table:table-cell table:formula="of:=IF((LEN([.D30])&lt;4);REPT(0;4-LEN([.D30]))&amp;[.D30];[.D30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234375" calcext:value-type="float">
            <text:p>0,40234375</text:p>
          </table:table-cell>
          <table:table-cell table:formula="of:=([.H30]+0.5)*15" office:value-type="float" office:value="13.53515625" calcext:value-type="float">
            <text:p>14</text:p>
          </table:table-cell>
          <table:table-cell table:formula="of:=DEC2BIN([.I30])" office:value-type="string" office:string-value="1101" calcext:value-type="string">
            <text:p>1101</text:p>
          </table:table-cell>
          <table:table-cell table:formula="of:=IF((LEN([.J30])&lt;4);REPT(0;4-LEN([.J30]))&amp;[.J30];[.J3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0]+1)*8" office:value-type="float" office:value="6.75" calcext:value-type="float">
            <text:p>7</text:p>
          </table:table-cell>
          <table:table-cell table:formula="of:=DEC2BIN([.P30])" office:value-type="string" office:string-value="110" calcext:value-type="string">
            <text:p>110</text:p>
          </table:table-cell>
          <table:table-cell table:formula="of:=IF((LEN([.Q30])&lt;4);REPT(0;4-LEN([.Q30]))&amp;[.Q30];[.Q3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31]+0.5)*15" office:value-type="float" office:value="11.6015625" calcext:value-type="float">
            <text:p>12</text:p>
          </table:table-cell>
          <table:table-cell table:formula="of:=DEC2BIN([.C31])" office:value-type="string" office:string-value="1011" calcext:value-type="string">
            <text:p>1011</text:p>
          </table:table-cell>
          <table:table-cell table:formula="of:=IF((LEN([.D31])&lt;4);REPT(0;4-LEN([.D31]))&amp;[.D31];[.D3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31]+0.5)*15" office:value-type="float" office:value="13.59375" calcext:value-type="float">
            <text:p>14</text:p>
          </table:table-cell>
          <table:table-cell table:formula="of:=DEC2BIN([.I31])" office:value-type="string" office:string-value="1101" calcext:value-type="string">
            <text:p>1101</text:p>
          </table:table-cell>
          <table:table-cell table:formula="of:=IF((LEN([.J31])&lt;4);REPT(0;4-LEN([.J31]))&amp;[.J31];[.J3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1]+1)*8" office:value-type="float" office:value="13.59375" calcext:value-type="float">
            <text:p>14</text:p>
          </table:table-cell>
          <table:table-cell table:formula="of:=DEC2BIN([.P31])" office:value-type="string" office:string-value="1101" calcext:value-type="string">
            <text:p>1101</text:p>
          </table:table-cell>
          <table:table-cell table:formula="of:=IF((LEN([.Q31])&lt;4);REPT(0;4-LEN([.Q31]))&amp;[.Q31];[.Q3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32]+0.5)*15" office:value-type="float" office:value="14.765625" calcext:value-type="float">
            <text:p>15</text:p>
          </table:table-cell>
          <table:table-cell table:formula="of:=DEC2BIN([.C32])" office:value-type="string" office:string-value="1110" calcext:value-type="string">
            <text:p>1110</text:p>
          </table:table-cell>
          <table:table-cell table:formula="of:=IF((LEN([.D32])&lt;4);REPT(0;4-LEN([.D32]))&amp;[.D32];[.D3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32]+0.5)*15" office:value-type="float" office:value="5.33203125" calcext:value-type="float">
            <text:p>5</text:p>
          </table:table-cell>
          <table:table-cell table:formula="of:=DEC2BIN([.I32])" office:value-type="string" office:string-value="101" calcext:value-type="string">
            <text:p>101</text:p>
          </table:table-cell>
          <table:table-cell table:formula="of:=IF((LEN([.J32])&lt;4);REPT(0;4-LEN([.J32]))&amp;[.J32];[.J3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2]+1)*8" office:value-type="float" office:value="8.625" calcext:value-type="float">
            <text:p>9</text:p>
          </table:table-cell>
          <table:table-cell table:formula="of:=DEC2BIN([.P32])" office:value-type="string" office:string-value="1000" calcext:value-type="string">
            <text:p>1000</text:p>
          </table:table-cell>
          <table:table-cell table:formula="of:=IF((LEN([.Q32])&lt;4);REPT(0;4-LEN([.Q32]))&amp;[.Q32];[.Q3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3]+0.5)*15" office:value-type="float" office:value="7.5" calcext:value-type="float">
            <text:p>8</text:p>
          </table:table-cell>
          <table:table-cell table:formula="of:=DEC2BIN([.C33])" office:value-type="string" office:string-value="111" calcext:value-type="string">
            <text:p>111</text:p>
          </table:table-cell>
          <table:table-cell table:formula="of:=IF((LEN([.D33])&lt;4);REPT(0;4-LEN([.D33]))&amp;[.D33];[.D3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921875" calcext:value-type="float">
            <text:p>-0,4921875</text:p>
          </table:table-cell>
          <table:table-cell table:formula="of:=([.H33]+0.5)*15" office:value-type="float" office:value="0.1171875" calcext:value-type="float">
            <text:p>0</text:p>
          </table:table-cell>
          <table:table-cell table:formula="of:=DEC2BIN([.I33])" office:value-type="string" office:string-value="0" calcext:value-type="string">
            <text:p>0</text:p>
          </table:table-cell>
          <table:table-cell table:formula="of:=IF((LEN([.J33])&lt;4);REPT(0;4-LEN([.J33]))&amp;[.J33];[.J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3]+1)*8" office:value-type="float" office:value="6.6875" calcext:value-type="float">
            <text:p>7</text:p>
          </table:table-cell>
          <table:table-cell table:formula="of:=DEC2BIN([.P33])" office:value-type="string" office:string-value="110" calcext:value-type="string">
            <text:p>110</text:p>
          </table:table-cell>
          <table:table-cell table:formula="of:=IF((LEN([.Q33])&lt;4);REPT(0;4-LEN([.Q33]))&amp;[.Q33];[.Q3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34]+0.5)*15" office:value-type="float" office:value="0.8203125" calcext:value-type="float">
            <text:p>1</text:p>
          </table:table-cell>
          <table:table-cell table:formula="of:=DEC2BIN([.C34])" office:value-type="string" office:string-value="0" calcext:value-type="string">
            <text:p>0</text:p>
          </table:table-cell>
          <table:table-cell table:formula="of:=IF((LEN([.D34])&lt;4);REPT(0;4-LEN([.D34]))&amp;[.D34];[.D3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34]+0.5)*15" office:value-type="float" office:value="7.5" calcext:value-type="float">
            <text:p>8</text:p>
          </table:table-cell>
          <table:table-cell table:formula="of:=DEC2BIN([.I34])" office:value-type="string" office:string-value="111" calcext:value-type="string">
            <text:p>111</text:p>
          </table:table-cell>
          <table:table-cell table:formula="of:=IF((LEN([.J34])&lt;4);REPT(0;4-LEN([.J34]))&amp;[.J34];[.J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4]+1)*8" office:value-type="float" office:value="8.59375" calcext:value-type="float">
            <text:p>9</text:p>
          </table:table-cell>
          <table:table-cell table:formula="of:=DEC2BIN([.P34])" office:value-type="string" office:string-value="1000" calcext:value-type="string">
            <text:p>1000</text:p>
          </table:table-cell>
          <table:table-cell table:formula="of:=IF((LEN([.Q34])&lt;4);REPT(0;4-LEN([.Q34]))&amp;[.Q34];[.Q3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35]+0.5)*15" office:value-type="float" office:value="9.31640625" calcext:value-type="float">
            <text:p>9</text:p>
          </table:table-cell>
          <table:table-cell table:formula="of:=DEC2BIN([.C35])" office:value-type="string" office:string-value="1001" calcext:value-type="string">
            <text:p>1001</text:p>
          </table:table-cell>
          <table:table-cell table:formula="of:=IF((LEN([.D35])&lt;4);REPT(0;4-LEN([.D35]))&amp;[.D35];[.D3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35]+0.5)*15" office:value-type="float" office:value="14.58984375" calcext:value-type="float">
            <text:p>15</text:p>
          </table:table-cell>
          <table:table-cell table:formula="of:=DEC2BIN([.I35])" office:value-type="string" office:string-value="1110" calcext:value-type="string">
            <text:p>1110</text:p>
          </table:table-cell>
          <table:table-cell table:formula="of:=IF((LEN([.J35])&lt;4);REPT(0;4-LEN([.J35]))&amp;[.J35];[.J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5]+1)*8" office:value-type="float" office:value="11.1875" calcext:value-type="float">
            <text:p>11</text:p>
          </table:table-cell>
          <table:table-cell table:formula="of:=DEC2BIN([.P35])" office:value-type="string" office:string-value="1011" calcext:value-type="string">
            <text:p>1011</text:p>
          </table:table-cell>
          <table:table-cell table:formula="of:=IF((LEN([.Q35])&lt;4);REPT(0;4-LEN([.Q35]))&amp;[.Q35];[.Q3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36]+0.5)*15" office:value-type="float" office:value="13.828125" calcext:value-type="float">
            <text:p>14</text:p>
          </table:table-cell>
          <table:table-cell table:formula="of:=DEC2BIN([.C36])" office:value-type="string" office:string-value="1101" calcext:value-type="string">
            <text:p>1101</text:p>
          </table:table-cell>
          <table:table-cell table:formula="of:=IF((LEN([.D36])&lt;4);REPT(0;4-LEN([.D36]))&amp;[.D36];[.D3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36]+0.5)*15" office:value-type="float" office:value="3.22265625" calcext:value-type="float">
            <text:p>3</text:p>
          </table:table-cell>
          <table:table-cell table:formula="of:=DEC2BIN([.I36])" office:value-type="string" office:string-value="11" calcext:value-type="string">
            <text:p>11</text:p>
          </table:table-cell>
          <table:table-cell table:formula="of:=IF((LEN([.J36])&lt;4);REPT(0;4-LEN([.J36]))&amp;[.J36];[.J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6]+1)*8" office:value-type="float" office:value="9.1875" calcext:value-type="float">
            <text:p>9</text:p>
          </table:table-cell>
          <table:table-cell table:formula="of:=DEC2BIN([.P36])" office:value-type="string" office:string-value="1001" calcext:value-type="string">
            <text:p>1001</text:p>
          </table:table-cell>
          <table:table-cell table:formula="of:=IF((LEN([.Q36])&lt;4);REPT(0;4-LEN([.Q36]))&amp;[.Q36];[.Q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37]+0.5)*15" office:value-type="float" office:value="1.40625" calcext:value-type="float">
            <text:p>1</text:p>
          </table:table-cell>
          <table:table-cell table:formula="of:=DEC2BIN([.C37])" office:value-type="string" office:string-value="1" calcext:value-type="string">
            <text:p>1</text:p>
          </table:table-cell>
          <table:table-cell table:formula="of:=IF((LEN([.D37])&lt;4);REPT(0;4-LEN([.D37]))&amp;[.D37];[.D3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37]+0.5)*15" office:value-type="float" office:value="2.98828125" calcext:value-type="float">
            <text:p>3</text:p>
          </table:table-cell>
          <table:table-cell table:formula="of:=DEC2BIN([.I37])" office:value-type="string" office:string-value="10" calcext:value-type="string">
            <text:p>10</text:p>
          </table:table-cell>
          <table:table-cell table:formula="of:=IF((LEN([.J37])&lt;4);REPT(0;4-LEN([.J37]))&amp;[.J37];[.J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7]+1)*8" office:value-type="float" office:value="0.84375" calcext:value-type="float">
            <text:p>1</text:p>
          </table:table-cell>
          <table:table-cell table:formula="of:=DEC2BIN([.P37])" office:value-type="string" office:string-value="0" calcext:value-type="string">
            <text:p>0</text:p>
          </table:table-cell>
          <table:table-cell table:formula="of:=IF((LEN([.Q37])&lt;4);REPT(0;4-LEN([.Q37]))&amp;[.Q37];[.Q3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38]+0.5)*15" office:value-type="float" office:value="5.09765625" calcext:value-type="float">
            <text:p>5</text:p>
          </table:table-cell>
          <table:table-cell table:formula="of:=DEC2BIN([.C38])" office:value-type="string" office:string-value="101" calcext:value-type="string">
            <text:p>101</text:p>
          </table:table-cell>
          <table:table-cell table:formula="of:=IF((LEN([.D38])&lt;4);REPT(0;4-LEN([.D38]))&amp;[.D38];[.D3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84375" calcext:value-type="float">
            <text:p>0,484375</text:p>
          </table:table-cell>
          <table:table-cell table:formula="of:=([.H38]+0.5)*15" office:value-type="float" office:value="14.765625" calcext:value-type="float">
            <text:p>15</text:p>
          </table:table-cell>
          <table:table-cell table:formula="of:=DEC2BIN([.I38])" office:value-type="string" office:string-value="1110" calcext:value-type="string">
            <text:p>1110</text:p>
          </table:table-cell>
          <table:table-cell table:formula="of:=IF((LEN([.J38])&lt;4);REPT(0;4-LEN([.J38]))&amp;[.J38];[.J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8]+1)*8" office:value-type="float" office:value="6.71875" calcext:value-type="float">
            <text:p>7</text:p>
          </table:table-cell>
          <table:table-cell table:formula="of:=DEC2BIN([.P38])" office:value-type="string" office:string-value="110" calcext:value-type="string">
            <text:p>110</text:p>
          </table:table-cell>
          <table:table-cell table:formula="of:=IF((LEN([.Q38])&lt;4);REPT(0;4-LEN([.Q38]))&amp;[.Q38];[.Q3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39]+0.5)*15" office:value-type="float" office:value="15.29296875" calcext:value-type="float">
            <text:p>15</text:p>
          </table:table-cell>
          <table:table-cell table:formula="of:=DEC2BIN([.C39])" office:value-type="string" office:string-value="1111" calcext:value-type="string">
            <text:p>1111</text:p>
          </table:table-cell>
          <table:table-cell table:formula="of:=IF((LEN([.D39])&lt;4);REPT(0;4-LEN([.D39]))&amp;[.D39];[.D39])" office:value-type="string" office:string-value="1111" calcext:value-type="string">
            <text:p>1111</text:p>
          </table:table-cell>
          <table:table-cell/>
          <table:table-cell table:style-name="ce1"/>
          <table:table-cell table:style-name="ce1" office:value-type="float" office:value="0.16796875" calcext:value-type="float">
            <text:p>0,16796875</text:p>
          </table:table-cell>
          <table:table-cell table:formula="of:=([.H39]+0.5)*15" office:value-type="float" office:value="10.01953125" calcext:value-type="float">
            <text:p>10</text:p>
          </table:table-cell>
          <table:table-cell table:formula="of:=DEC2BIN([.I39])" office:value-type="string" office:string-value="1010" calcext:value-type="string">
            <text:p>1010</text:p>
          </table:table-cell>
          <table:table-cell table:formula="of:=IF((LEN([.J39])&lt;4);REPT(0;4-LEN([.J39]))&amp;[.J39];[.J3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9]+1)*8" office:value-type="float" office:value="15.71875" calcext:value-type="float">
            <text:p>16</text:p>
          </table:table-cell>
          <table:table-cell table:formula="of:=DEC2BIN([.P39])" office:value-type="string" office:string-value="1111" calcext:value-type="string">
            <text:p>1111</text:p>
          </table:table-cell>
          <table:table-cell table:formula="of:=IF((LEN([.Q39])&lt;4);REPT(0;4-LEN([.Q39]))&amp;[.Q39];[.Q3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40]+0.5)*15" office:value-type="float" office:value="11.66015625" calcext:value-type="float">
            <text:p>12</text:p>
          </table:table-cell>
          <table:table-cell table:formula="of:=DEC2BIN([.C40])" office:value-type="string" office:string-value="1011" calcext:value-type="string">
            <text:p>1011</text:p>
          </table:table-cell>
          <table:table-cell table:formula="of:=IF((LEN([.D40])&lt;4);REPT(0;4-LEN([.D40]))&amp;[.D40];[.D40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-0.40234375" calcext:value-type="float">
            <text:p>-0,40234375</text:p>
          </table:table-cell>
          <table:table-cell table:formula="of:=([.H40]+0.5)*15" office:value-type="float" office:value="1.46484375" calcext:value-type="float">
            <text:p>1</text:p>
          </table:table-cell>
          <table:table-cell table:formula="of:=DEC2BIN([.I40])" office:value-type="string" office:string-value="1" calcext:value-type="string">
            <text:p>1</text:p>
          </table:table-cell>
          <table:table-cell table:formula="of:=IF((LEN([.J40])&lt;4);REPT(0;4-LEN([.J40]))&amp;[.J40];[.J4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0]+1)*8" office:value-type="float" office:value="9.25" calcext:value-type="float">
            <text:p>9</text:p>
          </table:table-cell>
          <table:table-cell table:formula="of:=DEC2BIN([.P40])" office:value-type="string" office:string-value="1001" calcext:value-type="string">
            <text:p>1001</text:p>
          </table:table-cell>
          <table:table-cell table:formula="of:=IF((LEN([.Q40])&lt;4);REPT(0;4-LEN([.Q40]))&amp;[.Q40];[.Q4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1]+0.5)*15" office:value-type="float" office:value="3.3984375" calcext:value-type="float">
            <text:p>3</text:p>
          </table:table-cell>
          <table:table-cell table:formula="of:=DEC2BIN([.C41])" office:value-type="string" office:string-value="11" calcext:value-type="string">
            <text:p>11</text:p>
          </table:table-cell>
          <table:table-cell table:formula="of:=IF((LEN([.D41])&lt;4);REPT(0;4-LEN([.D41]))&amp;[.D41];[.D41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-0.40625" calcext:value-type="float">
            <text:p>-0,40625</text:p>
          </table:table-cell>
          <table:table-cell table:formula="of:=([.H41]+0.5)*15" office:value-type="float" office:value="1.40625" calcext:value-type="float">
            <text:p>1</text:p>
          </table:table-cell>
          <table:table-cell table:formula="of:=DEC2BIN([.I41])" office:value-type="string" office:string-value="1" calcext:value-type="string">
            <text:p>1</text:p>
          </table:table-cell>
          <table:table-cell table:formula="of:=IF((LEN([.J41])&lt;4);REPT(0;4-LEN([.J41]))&amp;[.J41];[.J4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41]+1)*8" office:value-type="float" office:value="2.40625" calcext:value-type="float">
            <text:p>2</text:p>
          </table:table-cell>
          <table:table-cell table:formula="of:=DEC2BIN([.P41])" office:value-type="string" office:string-value="10" calcext:value-type="string">
            <text:p>10</text:p>
          </table:table-cell>
          <table:table-cell table:formula="of:=IF((LEN([.Q41])&lt;4);REPT(0;4-LEN([.Q41]))&amp;[.Q41];[.Q4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2]+0.5)*15" office:value-type="float" office:value="0.234375" calcext:value-type="float">
            <text:p>0</text:p>
          </table:table-cell>
          <table:table-cell table:formula="of:=DEC2BIN([.C42])" office:value-type="string" office:string-value="0" calcext:value-type="string">
            <text:p>0</text:p>
          </table:table-cell>
          <table:table-cell table:formula="of:=IF((LEN([.D42])&lt;4);REPT(0;4-LEN([.D42]))&amp;[.D42];[.D42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.14453125" calcext:value-type="float">
            <text:p>0,14453125</text:p>
          </table:table-cell>
          <table:table-cell table:formula="of:=([.H42]+0.5)*15" office:value-type="float" office:value="9.66796875" calcext:value-type="float">
            <text:p>10</text:p>
          </table:table-cell>
          <table:table-cell table:formula="of:=DEC2BIN([.I42])" office:value-type="string" office:string-value="1001" calcext:value-type="string">
            <text:p>1001</text:p>
          </table:table-cell>
          <table:table-cell table:formula="of:=IF((LEN([.J42])&lt;4);REPT(0;4-LEN([.J42]))&amp;[.J42];[.J4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2]+1)*8" office:value-type="float" office:value="7.375" calcext:value-type="float">
            <text:p>7</text:p>
          </table:table-cell>
          <table:table-cell table:formula="of:=DEC2BIN([.P42])" office:value-type="string" office:string-value="111" calcext:value-type="string">
            <text:p>111</text:p>
          </table:table-cell>
          <table:table-cell table:formula="of:=IF((LEN([.Q42])&lt;4);REPT(0;4-LEN([.Q42]))&amp;[.Q42];[.Q4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3]+0.5)*15" office:value-type="float" office:value="7.5" calcext:value-type="float">
            <text:p>8</text:p>
          </table:table-cell>
          <table:table-cell table:formula="of:=DEC2BIN([.C43])" office:value-type="string" office:string-value="111" calcext:value-type="string">
            <text:p>111</text:p>
          </table:table-cell>
          <table:table-cell table:formula="of:=IF((LEN([.D43])&lt;4);REPT(0;4-LEN([.D43]))&amp;[.D43];[.D4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0.4921875" calcext:value-type="float">
            <text:p>0,4921875</text:p>
          </table:table-cell>
          <table:table-cell table:formula="of:=([.H43]+0.5)*15" office:value-type="float" office:value="14.8828125" calcext:value-type="float">
            <text:p>15</text:p>
          </table:table-cell>
          <table:table-cell table:formula="of:=DEC2BIN([.I43])" office:value-type="string" office:string-value="1110" calcext:value-type="string">
            <text:p>1110</text:p>
          </table:table-cell>
          <table:table-cell table:formula="of:=IF((LEN([.J43])&lt;4);REPT(0;4-LEN([.J43]))&amp;[.J43];[.J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3]+1)*8" office:value-type="float" office:value="9.3125" calcext:value-type="float">
            <text:p>9</text:p>
          </table:table-cell>
          <table:table-cell table:formula="of:=DEC2BIN([.P43])" office:value-type="string" office:string-value="1001" calcext:value-type="string">
            <text:p>1001</text:p>
          </table:table-cell>
          <table:table-cell table:formula="of:=IF((LEN([.Q43])&lt;4);REPT(0;4-LEN([.Q43]))&amp;[.Q43];[.Q4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4]+0.5)*15" office:value-type="float" office:value="14.1796875" calcext:value-type="float">
            <text:p>14</text:p>
          </table:table-cell>
          <table:table-cell table:formula="of:=DEC2BIN([.C44])" office:value-type="string" office:string-value="1110" calcext:value-type="string">
            <text:p>1110</text:p>
          </table:table-cell>
          <table:table-cell table:formula="of:=IF((LEN([.D44])&lt;4);REPT(0;4-LEN([.D44]))&amp;[.D44];[.D44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44]+0.5)*15" office:value-type="float" office:value="7.5" calcext:value-type="float">
            <text:p>8</text:p>
          </table:table-cell>
          <table:table-cell table:formula="of:=DEC2BIN([.I44])" office:value-type="string" office:string-value="111" calcext:value-type="string">
            <text:p>111</text:p>
          </table:table-cell>
          <table:table-cell table:formula="of:=IF((LEN([.J44])&lt;4);REPT(0;4-LEN([.J44]))&amp;[.J44];[.J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4]+1)*8" office:value-type="float" office:value="7.40625" calcext:value-type="float">
            <text:p>7</text:p>
          </table:table-cell>
          <table:table-cell table:formula="of:=DEC2BIN([.P44])" office:value-type="string" office:string-value="111" calcext:value-type="string">
            <text:p>111</text:p>
          </table:table-cell>
          <table:table-cell table:formula="of:=IF((LEN([.Q44])&lt;4);REPT(0;4-LEN([.Q44]))&amp;[.Q44];[.Q4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5]+0.5)*15" office:value-type="float" office:value="5.68359375" calcext:value-type="float">
            <text:p>6</text:p>
          </table:table-cell>
          <table:table-cell table:formula="of:=DEC2BIN([.C45])" office:value-type="string" office:string-value="101" calcext:value-type="string">
            <text:p>101</text:p>
          </table:table-cell>
          <table:table-cell table:formula="of:=IF((LEN([.D45])&lt;4);REPT(0;4-LEN([.D45]))&amp;[.D45];[.D45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47265625" calcext:value-type="float">
            <text:p>-0,47265625</text:p>
          </table:table-cell>
          <table:table-cell table:formula="of:=([.H45]+0.5)*15" office:value-type="float" office:value="0.41015625" calcext:value-type="float">
            <text:p>0</text:p>
          </table:table-cell>
          <table:table-cell table:formula="of:=DEC2BIN([.I45])" office:value-type="string" office:string-value="0" calcext:value-type="string">
            <text:p>0</text:p>
          </table:table-cell>
          <table:table-cell table:formula="of:=IF((LEN([.J45])&lt;4);REPT(0;4-LEN([.J45]))&amp;[.J45];[.J4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5]+1)*8" office:value-type="float" office:value="4.8125" calcext:value-type="float">
            <text:p>5</text:p>
          </table:table-cell>
          <table:table-cell table:formula="of:=DEC2BIN([.P45])" office:value-type="string" office:string-value="100" calcext:value-type="string">
            <text:p>100</text:p>
          </table:table-cell>
          <table:table-cell table:formula="of:=IF((LEN([.Q45])&lt;4);REPT(0;4-LEN([.Q45]))&amp;[.Q45];[.Q4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6]+0.5)*15" office:value-type="float" office:value="1.171875" calcext:value-type="float">
            <text:p>1</text:p>
          </table:table-cell>
          <table:table-cell table:formula="of:=DEC2BIN([.C46])" office:value-type="string" office:string-value="1" calcext:value-type="string">
            <text:p>1</text:p>
          </table:table-cell>
          <table:table-cell table:formula="of:=IF((LEN([.D46])&lt;4);REPT(0;4-LEN([.D46]))&amp;[.D46];[.D46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0.28515625" calcext:value-type="float">
            <text:p>0,28515625</text:p>
          </table:table-cell>
          <table:table-cell table:formula="of:=([.H46]+0.5)*15" office:value-type="float" office:value="11.77734375" calcext:value-type="float">
            <text:p>12</text:p>
          </table:table-cell>
          <table:table-cell table:formula="of:=DEC2BIN([.I46])" office:value-type="string" office:string-value="1011" calcext:value-type="string">
            <text:p>1011</text:p>
          </table:table-cell>
          <table:table-cell table:formula="of:=IF((LEN([.J46])&lt;4);REPT(0;4-LEN([.J46]))&amp;[.J46];[.J4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6]+1)*8" office:value-type="float" office:value="6.8125" calcext:value-type="float">
            <text:p>7</text:p>
          </table:table-cell>
          <table:table-cell table:formula="of:=DEC2BIN([.P46])" office:value-type="string" office:string-value="110" calcext:value-type="string">
            <text:p>110</text:p>
          </table:table-cell>
          <table:table-cell table:formula="of:=IF((LEN([.Q46])&lt;4);REPT(0;4-LEN([.Q46]))&amp;[.Q46];[.Q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7]+0.5)*15" office:value-type="float" office:value="13.59375" calcext:value-type="float">
            <text:p>14</text:p>
          </table:table-cell>
          <table:table-cell table:formula="of:=DEC2BIN([.C47])" office:value-type="string" office:string-value="1101" calcext:value-type="string">
            <text:p>1101</text:p>
          </table:table-cell>
          <table:table-cell table:formula="of:=IF((LEN([.D47])&lt;4);REPT(0;4-LEN([.D47]))&amp;[.D47];[.D47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47]+0.5)*15" office:value-type="float" office:value="12.01171875" calcext:value-type="float">
            <text:p>12</text:p>
          </table:table-cell>
          <table:table-cell table:formula="of:=DEC2BIN([.I47])" office:value-type="string" office:string-value="1100" calcext:value-type="string">
            <text:p>1100</text:p>
          </table:table-cell>
          <table:table-cell table:formula="of:=IF((LEN([.J47])&lt;4);REPT(0;4-LEN([.J47]))&amp;[.J47];[.J4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7]+1)*8" office:value-type="float" office:value="15.15625" calcext:value-type="float">
            <text:p>15</text:p>
          </table:table-cell>
          <table:table-cell table:formula="of:=DEC2BIN([.P47])" office:value-type="string" office:string-value="1111" calcext:value-type="string">
            <text:p>1111</text:p>
          </table:table-cell>
          <table:table-cell table:formula="of:=IF((LEN([.Q47])&lt;4);REPT(0;4-LEN([.Q47]))&amp;[.Q47];[.Q4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48]+0.5)*15" office:value-type="float" office:value="9.90234375" calcext:value-type="float">
            <text:p>10</text:p>
          </table:table-cell>
          <table:table-cell table:formula="of:=DEC2BIN([.C48])" office:value-type="string" office:string-value="1001" calcext:value-type="string">
            <text:p>1001</text:p>
          </table:table-cell>
          <table:table-cell table:formula="of:=IF((LEN([.D48])&lt;4);REPT(0;4-LEN([.D48]))&amp;[.D48];[.D48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-0.484375" calcext:value-type="float">
            <text:p>-0,484375</text:p>
          </table:table-cell>
          <table:table-cell table:formula="of:=([.H48]+0.5)*15" office:value-type="float" office:value="0.234375" calcext:value-type="float">
            <text:p>0</text:p>
          </table:table-cell>
          <table:table-cell table:formula="of:=DEC2BIN([.I48])" office:value-type="string" office:string-value="0" calcext:value-type="string">
            <text:p>0</text:p>
          </table:table-cell>
          <table:table-cell table:formula="of:=IF((LEN([.J48])&lt;4);REPT(0;4-LEN([.J48]))&amp;[.J48];[.J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8]+1)*8" office:value-type="float" office:value="9.28125" calcext:value-type="float">
            <text:p>9</text:p>
          </table:table-cell>
          <table:table-cell table:formula="of:=DEC2BIN([.P48])" office:value-type="string" office:string-value="1001" calcext:value-type="string">
            <text:p>1001</text:p>
          </table:table-cell>
          <table:table-cell table:formula="of:=IF((LEN([.Q48])&lt;4);REPT(0;4-LEN([.Q48]))&amp;[.Q48];[.Q4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49]+0.5)*15" office:value-type="float" office:value="-0.29296875" calcext:value-type="float">
            <text:p>0</text:p>
          </table:table-cell>
          <table:table-cell table:formula="of:=DEC2BIN([.C49])" office:value-type="string" office:string-value="0" calcext:value-type="string">
            <text:p>0</text:p>
          </table:table-cell>
          <table:table-cell table:formula="of:=IF((LEN([.D49])&lt;4);REPT(0;4-LEN([.D49]))&amp;[.D49];[.D4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6796875" calcext:value-type="float">
            <text:p>-0,16796875</text:p>
          </table:table-cell>
          <table:table-cell table:formula="of:=([.H49]+0.5)*15" office:value-type="float" office:value="4.98046875" calcext:value-type="float">
            <text:p>5</text:p>
          </table:table-cell>
          <table:table-cell table:formula="of:=DEC2BIN([.I49])" office:value-type="string" office:string-value="100" calcext:value-type="string">
            <text:p>100</text:p>
          </table:table-cell>
          <table:table-cell table:formula="of:=IF((LEN([.J49])&lt;4);REPT(0;4-LEN([.J49]))&amp;[.J49];[.J4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49]+1)*8" office:value-type="float" office:value="0.28125" calcext:value-type="float">
            <text:p>0</text:p>
          </table:table-cell>
          <table:table-cell table:formula="of:=DEC2BIN([.P49])" office:value-type="string" office:string-value="0" calcext:value-type="string">
            <text:p>0</text:p>
          </table:table-cell>
          <table:table-cell table:formula="of:=IF((LEN([.Q49])&lt;4);REPT(0;4-LEN([.Q49]))&amp;[.Q49];[.Q4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50]+0.5)*15" office:value-type="float" office:value="3.33984375" calcext:value-type="float">
            <text:p>3</text:p>
          </table:table-cell>
          <table:table-cell table:formula="of:=DEC2BIN([.C50])" office:value-type="string" office:string-value="11" calcext:value-type="string">
            <text:p>11</text:p>
          </table:table-cell>
          <table:table-cell table:formula="of:=IF((LEN([.D50])&lt;4);REPT(0;4-LEN([.D50]))&amp;[.D50];[.D50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234375" calcext:value-type="float">
            <text:p>0,40234375</text:p>
          </table:table-cell>
          <table:table-cell table:formula="of:=([.H50]+0.5)*15" office:value-type="float" office:value="13.53515625" calcext:value-type="float">
            <text:p>14</text:p>
          </table:table-cell>
          <table:table-cell table:formula="of:=DEC2BIN([.I50])" office:value-type="string" office:string-value="1101" calcext:value-type="string">
            <text:p>1101</text:p>
          </table:table-cell>
          <table:table-cell table:formula="of:=IF((LEN([.J50])&lt;4);REPT(0;4-LEN([.J50]))&amp;[.J50];[.J5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0]+1)*8" office:value-type="float" office:value="6.75" calcext:value-type="float">
            <text:p>7</text:p>
          </table:table-cell>
          <table:table-cell table:formula="of:=DEC2BIN([.P50])" office:value-type="string" office:string-value="110" calcext:value-type="string">
            <text:p>110</text:p>
          </table:table-cell>
          <table:table-cell table:formula="of:=IF((LEN([.Q50])&lt;4);REPT(0;4-LEN([.Q50]))&amp;[.Q50];[.Q5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1]+0.5)*15" office:value-type="float" office:value="11.6015625" calcext:value-type="float">
            <text:p>12</text:p>
          </table:table-cell>
          <table:table-cell table:formula="of:=DEC2BIN([.C51])" office:value-type="string" office:string-value="1011" calcext:value-type="string">
            <text:p>1011</text:p>
          </table:table-cell>
          <table:table-cell table:formula="of:=IF((LEN([.D51])&lt;4);REPT(0;4-LEN([.D51]))&amp;[.D51];[.D5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51]+0.5)*15" office:value-type="float" office:value="13.59375" calcext:value-type="float">
            <text:p>14</text:p>
          </table:table-cell>
          <table:table-cell table:formula="of:=DEC2BIN([.I51])" office:value-type="string" office:string-value="1101" calcext:value-type="string">
            <text:p>1101</text:p>
          </table:table-cell>
          <table:table-cell table:formula="of:=IF((LEN([.J51])&lt;4);REPT(0;4-LEN([.J51]))&amp;[.J51];[.J5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1]+1)*8" office:value-type="float" office:value="13.59375" calcext:value-type="float">
            <text:p>14</text:p>
          </table:table-cell>
          <table:table-cell table:formula="of:=DEC2BIN([.P51])" office:value-type="string" office:string-value="1101" calcext:value-type="string">
            <text:p>1101</text:p>
          </table:table-cell>
          <table:table-cell table:formula="of:=IF((LEN([.Q51])&lt;4);REPT(0;4-LEN([.Q51]))&amp;[.Q51];[.Q5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52]+0.5)*15" office:value-type="float" office:value="14.765625" calcext:value-type="float">
            <text:p>15</text:p>
          </table:table-cell>
          <table:table-cell table:formula="of:=DEC2BIN([.C52])" office:value-type="string" office:string-value="1110" calcext:value-type="string">
            <text:p>1110</text:p>
          </table:table-cell>
          <table:table-cell table:formula="of:=IF((LEN([.D52])&lt;4);REPT(0;4-LEN([.D52]))&amp;[.D52];[.D5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52]+0.5)*15" office:value-type="float" office:value="5.33203125" calcext:value-type="float">
            <text:p>5</text:p>
          </table:table-cell>
          <table:table-cell table:formula="of:=DEC2BIN([.I52])" office:value-type="string" office:string-value="101" calcext:value-type="string">
            <text:p>101</text:p>
          </table:table-cell>
          <table:table-cell table:formula="of:=IF((LEN([.J52])&lt;4);REPT(0;4-LEN([.J52]))&amp;[.J52];[.J5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2]+1)*8" office:value-type="float" office:value="8.625" calcext:value-type="float">
            <text:p>9</text:p>
          </table:table-cell>
          <table:table-cell table:formula="of:=DEC2BIN([.P52])" office:value-type="string" office:string-value="1000" calcext:value-type="string">
            <text:p>1000</text:p>
          </table:table-cell>
          <table:table-cell table:formula="of:=IF((LEN([.Q52])&lt;4);REPT(0;4-LEN([.Q52]))&amp;[.Q52];[.Q5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3]+0.5)*15" office:value-type="float" office:value="7.5" calcext:value-type="float">
            <text:p>8</text:p>
          </table:table-cell>
          <table:table-cell table:formula="of:=DEC2BIN([.C53])" office:value-type="string" office:string-value="111" calcext:value-type="string">
            <text:p>111</text:p>
          </table:table-cell>
          <table:table-cell table:formula="of:=IF((LEN([.D53])&lt;4);REPT(0;4-LEN([.D53]))&amp;[.D53];[.D5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921875" calcext:value-type="float">
            <text:p>-0,4921875</text:p>
          </table:table-cell>
          <table:table-cell table:formula="of:=([.H53]+0.5)*15" office:value-type="float" office:value="0.1171875" calcext:value-type="float">
            <text:p>0</text:p>
          </table:table-cell>
          <table:table-cell table:formula="of:=DEC2BIN([.I53])" office:value-type="string" office:string-value="0" calcext:value-type="string">
            <text:p>0</text:p>
          </table:table-cell>
          <table:table-cell table:formula="of:=IF((LEN([.J53])&lt;4);REPT(0;4-LEN([.J53]))&amp;[.J53];[.J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3]+1)*8" office:value-type="float" office:value="6.6875" calcext:value-type="float">
            <text:p>7</text:p>
          </table:table-cell>
          <table:table-cell table:formula="of:=DEC2BIN([.P53])" office:value-type="string" office:string-value="110" calcext:value-type="string">
            <text:p>110</text:p>
          </table:table-cell>
          <table:table-cell table:formula="of:=IF((LEN([.Q53])&lt;4);REPT(0;4-LEN([.Q53]))&amp;[.Q53];[.Q5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54]+0.5)*15" office:value-type="float" office:value="0.8203125" calcext:value-type="float">
            <text:p>1</text:p>
          </table:table-cell>
          <table:table-cell table:formula="of:=DEC2BIN([.C54])" office:value-type="string" office:string-value="0" calcext:value-type="string">
            <text:p>0</text:p>
          </table:table-cell>
          <table:table-cell table:formula="of:=IF((LEN([.D54])&lt;4);REPT(0;4-LEN([.D54]))&amp;[.D54];[.D5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54]+0.5)*15" office:value-type="float" office:value="7.5" calcext:value-type="float">
            <text:p>8</text:p>
          </table:table-cell>
          <table:table-cell table:formula="of:=DEC2BIN([.I54])" office:value-type="string" office:string-value="111" calcext:value-type="string">
            <text:p>111</text:p>
          </table:table-cell>
          <table:table-cell table:formula="of:=IF((LEN([.J54])&lt;4);REPT(0;4-LEN([.J54]))&amp;[.J54];[.J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4]+1)*8" office:value-type="float" office:value="8.59375" calcext:value-type="float">
            <text:p>9</text:p>
          </table:table-cell>
          <table:table-cell table:formula="of:=DEC2BIN([.P54])" office:value-type="string" office:string-value="1000" calcext:value-type="string">
            <text:p>1000</text:p>
          </table:table-cell>
          <table:table-cell table:formula="of:=IF((LEN([.Q54])&lt;4);REPT(0;4-LEN([.Q54]))&amp;[.Q54];[.Q5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55]+0.5)*15" office:value-type="float" office:value="9.31640625" calcext:value-type="float">
            <text:p>9</text:p>
          </table:table-cell>
          <table:table-cell table:formula="of:=DEC2BIN([.C55])" office:value-type="string" office:string-value="1001" calcext:value-type="string">
            <text:p>1001</text:p>
          </table:table-cell>
          <table:table-cell table:formula="of:=IF((LEN([.D55])&lt;4);REPT(0;4-LEN([.D55]))&amp;[.D55];[.D5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55]+0.5)*15" office:value-type="float" office:value="14.58984375" calcext:value-type="float">
            <text:p>15</text:p>
          </table:table-cell>
          <table:table-cell table:formula="of:=DEC2BIN([.I55])" office:value-type="string" office:string-value="1110" calcext:value-type="string">
            <text:p>1110</text:p>
          </table:table-cell>
          <table:table-cell table:formula="of:=IF((LEN([.J55])&lt;4);REPT(0;4-LEN([.J55]))&amp;[.J55];[.J5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5]+1)*8" office:value-type="float" office:value="11.1875" calcext:value-type="float">
            <text:p>11</text:p>
          </table:table-cell>
          <table:table-cell table:formula="of:=DEC2BIN([.P55])" office:value-type="string" office:string-value="1011" calcext:value-type="string">
            <text:p>1011</text:p>
          </table:table-cell>
          <table:table-cell table:formula="of:=IF((LEN([.Q55])&lt;4);REPT(0;4-LEN([.Q55]))&amp;[.Q55];[.Q5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56]+0.5)*15" office:value-type="float" office:value="13.828125" calcext:value-type="float">
            <text:p>14</text:p>
          </table:table-cell>
          <table:table-cell table:formula="of:=DEC2BIN([.C56])" office:value-type="string" office:string-value="1101" calcext:value-type="string">
            <text:p>1101</text:p>
          </table:table-cell>
          <table:table-cell table:formula="of:=IF((LEN([.D56])&lt;4);REPT(0;4-LEN([.D56]))&amp;[.D56];[.D5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56]+0.5)*15" office:value-type="float" office:value="3.22265625" calcext:value-type="float">
            <text:p>3</text:p>
          </table:table-cell>
          <table:table-cell table:formula="of:=DEC2BIN([.I56])" office:value-type="string" office:string-value="11" calcext:value-type="string">
            <text:p>11</text:p>
          </table:table-cell>
          <table:table-cell table:formula="of:=IF((LEN([.J56])&lt;4);REPT(0;4-LEN([.J56]))&amp;[.J56];[.J5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6]+1)*8" office:value-type="float" office:value="9.1875" calcext:value-type="float">
            <text:p>9</text:p>
          </table:table-cell>
          <table:table-cell table:formula="of:=DEC2BIN([.P56])" office:value-type="string" office:string-value="1001" calcext:value-type="string">
            <text:p>1001</text:p>
          </table:table-cell>
          <table:table-cell table:formula="of:=IF((LEN([.Q56])&lt;4);REPT(0;4-LEN([.Q56]))&amp;[.Q56];[.Q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57]+0.5)*15" office:value-type="float" office:value="1.40625" calcext:value-type="float">
            <text:p>1</text:p>
          </table:table-cell>
          <table:table-cell table:formula="of:=DEC2BIN([.C57])" office:value-type="string" office:string-value="1" calcext:value-type="string">
            <text:p>1</text:p>
          </table:table-cell>
          <table:table-cell table:formula="of:=IF((LEN([.D57])&lt;4);REPT(0;4-LEN([.D57]))&amp;[.D57];[.D5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57]+0.5)*15" office:value-type="float" office:value="2.98828125" calcext:value-type="float">
            <text:p>3</text:p>
          </table:table-cell>
          <table:table-cell table:formula="of:=DEC2BIN([.I57])" office:value-type="string" office:string-value="10" calcext:value-type="string">
            <text:p>10</text:p>
          </table:table-cell>
          <table:table-cell table:formula="of:=IF((LEN([.J57])&lt;4);REPT(0;4-LEN([.J57]))&amp;[.J57];[.J5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7]+1)*8" office:value-type="float" office:value="0.84375" calcext:value-type="float">
            <text:p>1</text:p>
          </table:table-cell>
          <table:table-cell table:formula="of:=DEC2BIN([.P57])" office:value-type="string" office:string-value="0" calcext:value-type="string">
            <text:p>0</text:p>
          </table:table-cell>
          <table:table-cell table:formula="of:=IF((LEN([.Q57])&lt;4);REPT(0;4-LEN([.Q57]))&amp;[.Q57];[.Q5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58]+0.5)*15" office:value-type="float" office:value="5.09765625" calcext:value-type="float">
            <text:p>5</text:p>
          </table:table-cell>
          <table:table-cell table:formula="of:=DEC2BIN([.C58])" office:value-type="string" office:string-value="101" calcext:value-type="string">
            <text:p>101</text:p>
          </table:table-cell>
          <table:table-cell table:formula="of:=IF((LEN([.D58])&lt;4);REPT(0;4-LEN([.D58]))&amp;[.D58];[.D5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84375" calcext:value-type="float">
            <text:p>0,484375</text:p>
          </table:table-cell>
          <table:table-cell table:formula="of:=([.H58]+0.5)*15" office:value-type="float" office:value="14.765625" calcext:value-type="float">
            <text:p>15</text:p>
          </table:table-cell>
          <table:table-cell table:formula="of:=DEC2BIN([.I58])" office:value-type="string" office:string-value="1110" calcext:value-type="string">
            <text:p>1110</text:p>
          </table:table-cell>
          <table:table-cell table:formula="of:=IF((LEN([.J58])&lt;4);REPT(0;4-LEN([.J58]))&amp;[.J58];[.J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8]+1)*8" office:value-type="float" office:value="6.71875" calcext:value-type="float">
            <text:p>7</text:p>
          </table:table-cell>
          <table:table-cell table:formula="of:=DEC2BIN([.P58])" office:value-type="string" office:string-value="110" calcext:value-type="string">
            <text:p>110</text:p>
          </table:table-cell>
          <table:table-cell table:formula="of:=IF((LEN([.Q58])&lt;4);REPT(0;4-LEN([.Q58]))&amp;[.Q58];[.Q5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59]+0.5)*15" office:value-type="float" office:value="15.29296875" calcext:value-type="float">
            <text:p>15</text:p>
          </table:table-cell>
          <table:table-cell table:formula="of:=DEC2BIN([.C59])" office:value-type="string" office:string-value="1111" calcext:value-type="string">
            <text:p>1111</text:p>
          </table:table-cell>
          <table:table-cell table:formula="of:=IF((LEN([.D59])&lt;4);REPT(0;4-LEN([.D59]))&amp;[.D59];[.D59])" office:value-type="string" office:string-value="1111" calcext:value-type="string">
            <text:p>1111</text:p>
          </table:table-cell>
          <table:table-cell/>
          <table:table-cell table:style-name="ce1"/>
          <table:table-cell table:style-name="ce1" office:value-type="float" office:value="0.16796875" calcext:value-type="float">
            <text:p>0,16796875</text:p>
          </table:table-cell>
          <table:table-cell table:formula="of:=([.H59]+0.5)*15" office:value-type="float" office:value="10.01953125" calcext:value-type="float">
            <text:p>10</text:p>
          </table:table-cell>
          <table:table-cell table:formula="of:=DEC2BIN([.I59])" office:value-type="string" office:string-value="1010" calcext:value-type="string">
            <text:p>1010</text:p>
          </table:table-cell>
          <table:table-cell table:formula="of:=IF((LEN([.J59])&lt;4);REPT(0;4-LEN([.J59]))&amp;[.J59];[.J5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9]+1)*8" office:value-type="float" office:value="15.71875" calcext:value-type="float">
            <text:p>16</text:p>
          </table:table-cell>
          <table:table-cell table:formula="of:=DEC2BIN([.P59])" office:value-type="string" office:string-value="1111" calcext:value-type="string">
            <text:p>1111</text:p>
          </table:table-cell>
          <table:table-cell table:formula="of:=IF((LEN([.Q59])&lt;4);REPT(0;4-LEN([.Q59]))&amp;[.Q59];[.Q5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60]+0.5)*15" office:value-type="float" office:value="11.66015625" calcext:value-type="float">
            <text:p>12</text:p>
          </table:table-cell>
          <table:table-cell table:formula="of:=DEC2BIN([.C60])" office:value-type="string" office:string-value="1011" calcext:value-type="string">
            <text:p>1011</text:p>
          </table:table-cell>
          <table:table-cell table:formula="of:=IF((LEN([.D60])&lt;4);REPT(0;4-LEN([.D60]))&amp;[.D60];[.D60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-0.40234375" calcext:value-type="float">
            <text:p>-0,40234375</text:p>
          </table:table-cell>
          <table:table-cell table:formula="of:=([.H60]+0.5)*15" office:value-type="float" office:value="1.46484375" calcext:value-type="float">
            <text:p>1</text:p>
          </table:table-cell>
          <table:table-cell table:formula="of:=DEC2BIN([.I60])" office:value-type="string" office:string-value="1" calcext:value-type="string">
            <text:p>1</text:p>
          </table:table-cell>
          <table:table-cell table:formula="of:=IF((LEN([.J60])&lt;4);REPT(0;4-LEN([.J60]))&amp;[.J60];[.J6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0]+1)*8" office:value-type="float" office:value="9.25" calcext:value-type="float">
            <text:p>9</text:p>
          </table:table-cell>
          <table:table-cell table:formula="of:=DEC2BIN([.P60])" office:value-type="string" office:string-value="1001" calcext:value-type="string">
            <text:p>1001</text:p>
          </table:table-cell>
          <table:table-cell table:formula="of:=IF((LEN([.Q60])&lt;4);REPT(0;4-LEN([.Q60]))&amp;[.Q60];[.Q6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1]+0.5)*15" office:value-type="float" office:value="3.3984375" calcext:value-type="float">
            <text:p>3</text:p>
          </table:table-cell>
          <table:table-cell table:formula="of:=DEC2BIN([.C61])" office:value-type="string" office:string-value="11" calcext:value-type="string">
            <text:p>11</text:p>
          </table:table-cell>
          <table:table-cell table:formula="of:=IF((LEN([.D61])&lt;4);REPT(0;4-LEN([.D61]))&amp;[.D61];[.D61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-0.40625" calcext:value-type="float">
            <text:p>-0,40625</text:p>
          </table:table-cell>
          <table:table-cell table:formula="of:=([.H61]+0.5)*15" office:value-type="float" office:value="1.40625" calcext:value-type="float">
            <text:p>1</text:p>
          </table:table-cell>
          <table:table-cell table:formula="of:=DEC2BIN([.I61])" office:value-type="string" office:string-value="1" calcext:value-type="string">
            <text:p>1</text:p>
          </table:table-cell>
          <table:table-cell table:formula="of:=IF((LEN([.J61])&lt;4);REPT(0;4-LEN([.J61]))&amp;[.J61];[.J6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61]+1)*8" office:value-type="float" office:value="2.40625" calcext:value-type="float">
            <text:p>2</text:p>
          </table:table-cell>
          <table:table-cell table:formula="of:=DEC2BIN([.P61])" office:value-type="string" office:string-value="10" calcext:value-type="string">
            <text:p>10</text:p>
          </table:table-cell>
          <table:table-cell table:formula="of:=IF((LEN([.Q61])&lt;4);REPT(0;4-LEN([.Q61]))&amp;[.Q61];[.Q6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62]+0.5)*15" office:value-type="float" office:value="0.234375" calcext:value-type="float">
            <text:p>0</text:p>
          </table:table-cell>
          <table:table-cell table:formula="of:=DEC2BIN([.C62])" office:value-type="string" office:string-value="0" calcext:value-type="string">
            <text:p>0</text:p>
          </table:table-cell>
          <table:table-cell table:formula="of:=IF((LEN([.D62])&lt;4);REPT(0;4-LEN([.D62]))&amp;[.D62];[.D62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.14453125" calcext:value-type="float">
            <text:p>0,14453125</text:p>
          </table:table-cell>
          <table:table-cell table:formula="of:=([.H62]+0.5)*15" office:value-type="float" office:value="9.66796875" calcext:value-type="float">
            <text:p>10</text:p>
          </table:table-cell>
          <table:table-cell table:formula="of:=DEC2BIN([.I62])" office:value-type="string" office:string-value="1001" calcext:value-type="string">
            <text:p>1001</text:p>
          </table:table-cell>
          <table:table-cell table:formula="of:=IF((LEN([.J62])&lt;4);REPT(0;4-LEN([.J62]))&amp;[.J62];[.J6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2]+1)*8" office:value-type="float" office:value="7.375" calcext:value-type="float">
            <text:p>7</text:p>
          </table:table-cell>
          <table:table-cell table:formula="of:=DEC2BIN([.P62])" office:value-type="string" office:string-value="111" calcext:value-type="string">
            <text:p>111</text:p>
          </table:table-cell>
          <table:table-cell table:formula="of:=IF((LEN([.Q62])&lt;4);REPT(0;4-LEN([.Q62]))&amp;[.Q62];[.Q6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63]+0.5)*15" office:value-type="float" office:value="7.5" calcext:value-type="float">
            <text:p>8</text:p>
          </table:table-cell>
          <table:table-cell table:formula="of:=DEC2BIN([.C63])" office:value-type="string" office:string-value="111" calcext:value-type="string">
            <text:p>111</text:p>
          </table:table-cell>
          <table:table-cell table:formula="of:=IF((LEN([.D63])&lt;4);REPT(0;4-LEN([.D63]))&amp;[.D63];[.D6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0.4921875" calcext:value-type="float">
            <text:p>0,4921875</text:p>
          </table:table-cell>
          <table:table-cell table:formula="of:=([.H63]+0.5)*15" office:value-type="float" office:value="14.8828125" calcext:value-type="float">
            <text:p>15</text:p>
          </table:table-cell>
          <table:table-cell table:formula="of:=DEC2BIN([.I63])" office:value-type="string" office:string-value="1110" calcext:value-type="string">
            <text:p>1110</text:p>
          </table:table-cell>
          <table:table-cell table:formula="of:=IF((LEN([.J63])&lt;4);REPT(0;4-LEN([.J63]))&amp;[.J63];[.J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63]+1)*8" office:value-type="float" office:value="9.3125" calcext:value-type="float">
            <text:p>9</text:p>
          </table:table-cell>
          <table:table-cell table:formula="of:=DEC2BIN([.P63])" office:value-type="string" office:string-value="1001" calcext:value-type="string">
            <text:p>1001</text:p>
          </table:table-cell>
          <table:table-cell table:formula="of:=IF((LEN([.Q63])&lt;4);REPT(0;4-LEN([.Q63]))&amp;[.Q63];[.Q6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64]+0.5)*15" office:value-type="float" office:value="14.1796875" calcext:value-type="float">
            <text:p>14</text:p>
          </table:table-cell>
          <table:table-cell table:formula="of:=DEC2BIN([.C64])" office:value-type="string" office:string-value="1110" calcext:value-type="string">
            <text:p>1110</text:p>
          </table:table-cell>
          <table:table-cell table:formula="of:=IF((LEN([.D64])&lt;4);REPT(0;4-LEN([.D64]))&amp;[.D64];[.D64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64]+0.5)*15" office:value-type="float" office:value="7.5" calcext:value-type="float">
            <text:p>8</text:p>
          </table:table-cell>
          <table:table-cell table:formula="of:=DEC2BIN([.I64])" office:value-type="string" office:string-value="111" calcext:value-type="string">
            <text:p>111</text:p>
          </table:table-cell>
          <table:table-cell table:formula="of:=IF((LEN([.J64])&lt;4);REPT(0;4-LEN([.J64]))&amp;[.J64];[.J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4]+1)*8" office:value-type="float" office:value="7.40625" calcext:value-type="float">
            <text:p>7</text:p>
          </table:table-cell>
          <table:table-cell table:formula="of:=DEC2BIN([.P64])" office:value-type="string" office:string-value="111" calcext:value-type="string">
            <text:p>111</text:p>
          </table:table-cell>
          <table:table-cell table:formula="of:=IF((LEN([.Q64])&lt;4);REPT(0;4-LEN([.Q64]))&amp;[.Q64];[.Q6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65]+0.5)*15" office:value-type="float" office:value="5.68359375" calcext:value-type="float">
            <text:p>6</text:p>
          </table:table-cell>
          <table:table-cell table:formula="of:=DEC2BIN([.C65])" office:value-type="string" office:string-value="101" calcext:value-type="string">
            <text:p>101</text:p>
          </table:table-cell>
          <table:table-cell table:formula="of:=IF((LEN([.D65])&lt;4);REPT(0;4-LEN([.D65]))&amp;[.D65];[.D65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47265625" calcext:value-type="float">
            <text:p>-0,47265625</text:p>
          </table:table-cell>
          <table:table-cell table:formula="of:=([.H65]+0.5)*15" office:value-type="float" office:value="0.41015625" calcext:value-type="float">
            <text:p>0</text:p>
          </table:table-cell>
          <table:table-cell table:formula="of:=DEC2BIN([.I65])" office:value-type="string" office:string-value="0" calcext:value-type="string">
            <text:p>0</text:p>
          </table:table-cell>
          <table:table-cell table:formula="of:=IF((LEN([.J65])&lt;4);REPT(0;4-LEN([.J65]))&amp;[.J65];[.J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5]+1)*8" office:value-type="float" office:value="4.8125" calcext:value-type="float">
            <text:p>5</text:p>
          </table:table-cell>
          <table:table-cell table:formula="of:=DEC2BIN([.P65])" office:value-type="string" office:string-value="100" calcext:value-type="string">
            <text:p>100</text:p>
          </table:table-cell>
          <table:table-cell table:formula="of:=IF((LEN([.Q65])&lt;4);REPT(0;4-LEN([.Q65]))&amp;[.Q65];[.Q6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66]+0.5)*15" office:value-type="float" office:value="1.171875" calcext:value-type="float">
            <text:p>1</text:p>
          </table:table-cell>
          <table:table-cell table:formula="of:=DEC2BIN([.C66])" office:value-type="string" office:string-value="1" calcext:value-type="string">
            <text:p>1</text:p>
          </table:table-cell>
          <table:table-cell table:formula="of:=IF((LEN([.D66])&lt;4);REPT(0;4-LEN([.D66]))&amp;[.D66];[.D66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0.28515625" calcext:value-type="float">
            <text:p>0,28515625</text:p>
          </table:table-cell>
          <table:table-cell table:formula="of:=([.H66]+0.5)*15" office:value-type="float" office:value="11.77734375" calcext:value-type="float">
            <text:p>12</text:p>
          </table:table-cell>
          <table:table-cell table:formula="of:=DEC2BIN([.I66])" office:value-type="string" office:string-value="1011" calcext:value-type="string">
            <text:p>1011</text:p>
          </table:table-cell>
          <table:table-cell table:formula="of:=IF((LEN([.J66])&lt;4);REPT(0;4-LEN([.J66]))&amp;[.J66];[.J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6]+1)*8" office:value-type="float" office:value="6.8125" calcext:value-type="float">
            <text:p>7</text:p>
          </table:table-cell>
          <table:table-cell table:formula="of:=DEC2BIN([.P66])" office:value-type="string" office:string-value="110" calcext:value-type="string">
            <text:p>110</text:p>
          </table:table-cell>
          <table:table-cell table:formula="of:=IF((LEN([.Q66])&lt;4);REPT(0;4-LEN([.Q66]))&amp;[.Q66];[.Q6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67]+0.5)*15" office:value-type="float" office:value="13.59375" calcext:value-type="float">
            <text:p>14</text:p>
          </table:table-cell>
          <table:table-cell table:formula="of:=DEC2BIN([.C67])" office:value-type="string" office:string-value="1101" calcext:value-type="string">
            <text:p>1101</text:p>
          </table:table-cell>
          <table:table-cell table:formula="of:=IF((LEN([.D67])&lt;4);REPT(0;4-LEN([.D67]))&amp;[.D67];[.D67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67]+0.5)*15" office:value-type="float" office:value="12.01171875" calcext:value-type="float">
            <text:p>12</text:p>
          </table:table-cell>
          <table:table-cell table:formula="of:=DEC2BIN([.I67])" office:value-type="string" office:string-value="1100" calcext:value-type="string">
            <text:p>1100</text:p>
          </table:table-cell>
          <table:table-cell table:formula="of:=IF((LEN([.J67])&lt;4);REPT(0;4-LEN([.J67]))&amp;[.J67];[.J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7]+1)*8" office:value-type="float" office:value="15.15625" calcext:value-type="float">
            <text:p>15</text:p>
          </table:table-cell>
          <table:table-cell table:formula="of:=DEC2BIN([.P67])" office:value-type="string" office:string-value="1111" calcext:value-type="string">
            <text:p>1111</text:p>
          </table:table-cell>
          <table:table-cell table:formula="of:=IF((LEN([.Q67])&lt;4);REPT(0;4-LEN([.Q67]))&amp;[.Q67];[.Q6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68]+0.5)*15" office:value-type="float" office:value="9.90234375" calcext:value-type="float">
            <text:p>10</text:p>
          </table:table-cell>
          <table:table-cell table:formula="of:=DEC2BIN([.C68])" office:value-type="string" office:string-value="1001" calcext:value-type="string">
            <text:p>1001</text:p>
          </table:table-cell>
          <table:table-cell table:formula="of:=IF((LEN([.D68])&lt;4);REPT(0;4-LEN([.D68]))&amp;[.D68];[.D68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-0.484375" calcext:value-type="float">
            <text:p>-0,484375</text:p>
          </table:table-cell>
          <table:table-cell table:formula="of:=([.H68]+0.5)*15" office:value-type="float" office:value="0.234375" calcext:value-type="float">
            <text:p>0</text:p>
          </table:table-cell>
          <table:table-cell table:formula="of:=DEC2BIN([.I68])" office:value-type="string" office:string-value="0" calcext:value-type="string">
            <text:p>0</text:p>
          </table:table-cell>
          <table:table-cell table:formula="of:=IF((LEN([.J68])&lt;4);REPT(0;4-LEN([.J68]))&amp;[.J68];[.J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8]+1)*8" office:value-type="float" office:value="9.28125" calcext:value-type="float">
            <text:p>9</text:p>
          </table:table-cell>
          <table:table-cell table:formula="of:=DEC2BIN([.P68])" office:value-type="string" office:string-value="1001" calcext:value-type="string">
            <text:p>1001</text:p>
          </table:table-cell>
          <table:table-cell table:formula="of:=IF((LEN([.Q68])&lt;4);REPT(0;4-LEN([.Q68]))&amp;[.Q68];[.Q6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69]+0.5)*15" office:value-type="float" office:value="-0.29296875" calcext:value-type="float">
            <text:p>0</text:p>
          </table:table-cell>
          <table:table-cell table:formula="of:=DEC2BIN([.C69])" office:value-type="string" office:string-value="0" calcext:value-type="string">
            <text:p>0</text:p>
          </table:table-cell>
          <table:table-cell table:formula="of:=IF((LEN([.D69])&lt;4);REPT(0;4-LEN([.D69]))&amp;[.D69];[.D6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6796875" calcext:value-type="float">
            <text:p>-0,16796875</text:p>
          </table:table-cell>
          <table:table-cell table:formula="of:=([.H69]+0.5)*15" office:value-type="float" office:value="4.98046875" calcext:value-type="float">
            <text:p>5</text:p>
          </table:table-cell>
          <table:table-cell table:formula="of:=DEC2BIN([.I69])" office:value-type="string" office:string-value="100" calcext:value-type="string">
            <text:p>100</text:p>
          </table:table-cell>
          <table:table-cell table:formula="of:=IF((LEN([.J69])&lt;4);REPT(0;4-LEN([.J69]))&amp;[.J69];[.J6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9]+1)*8" office:value-type="float" office:value="0.28125" calcext:value-type="float">
            <text:p>0</text:p>
          </table:table-cell>
          <table:table-cell table:formula="of:=DEC2BIN([.P69])" office:value-type="string" office:string-value="0" calcext:value-type="string">
            <text:p>0</text:p>
          </table:table-cell>
          <table:table-cell table:formula="of:=IF((LEN([.Q69])&lt;4);REPT(0;4-LEN([.Q69]))&amp;[.Q69];[.Q6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70]+0.5)*15" office:value-type="float" office:value="3.33984375" calcext:value-type="float">
            <text:p>3</text:p>
          </table:table-cell>
          <table:table-cell table:formula="of:=DEC2BIN([.C70])" office:value-type="string" office:string-value="11" calcext:value-type="string">
            <text:p>11</text:p>
          </table:table-cell>
          <table:table-cell table:formula="of:=IF((LEN([.D70])&lt;4);REPT(0;4-LEN([.D70]))&amp;[.D70];[.D70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234375" calcext:value-type="float">
            <text:p>0,40234375</text:p>
          </table:table-cell>
          <table:table-cell table:formula="of:=([.H70]+0.5)*15" office:value-type="float" office:value="13.53515625" calcext:value-type="float">
            <text:p>14</text:p>
          </table:table-cell>
          <table:table-cell table:formula="of:=DEC2BIN([.I70])" office:value-type="string" office:string-value="1101" calcext:value-type="string">
            <text:p>1101</text:p>
          </table:table-cell>
          <table:table-cell table:formula="of:=IF((LEN([.J70])&lt;4);REPT(0;4-LEN([.J70]))&amp;[.J70];[.J7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0]+1)*8" office:value-type="float" office:value="6.75" calcext:value-type="float">
            <text:p>7</text:p>
          </table:table-cell>
          <table:table-cell table:formula="of:=DEC2BIN([.P70])" office:value-type="string" office:string-value="110" calcext:value-type="string">
            <text:p>110</text:p>
          </table:table-cell>
          <table:table-cell table:formula="of:=IF((LEN([.Q70])&lt;4);REPT(0;4-LEN([.Q70]))&amp;[.Q70];[.Q7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1]+0.5)*15" office:value-type="float" office:value="11.6015625" calcext:value-type="float">
            <text:p>12</text:p>
          </table:table-cell>
          <table:table-cell table:formula="of:=DEC2BIN([.C71])" office:value-type="string" office:string-value="1011" calcext:value-type="string">
            <text:p>1011</text:p>
          </table:table-cell>
          <table:table-cell table:formula="of:=IF((LEN([.D71])&lt;4);REPT(0;4-LEN([.D71]))&amp;[.D71];[.D7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71]+0.5)*15" office:value-type="float" office:value="13.59375" calcext:value-type="float">
            <text:p>14</text:p>
          </table:table-cell>
          <table:table-cell table:formula="of:=DEC2BIN([.I71])" office:value-type="string" office:string-value="1101" calcext:value-type="string">
            <text:p>1101</text:p>
          </table:table-cell>
          <table:table-cell table:formula="of:=IF((LEN([.J71])&lt;4);REPT(0;4-LEN([.J71]))&amp;[.J71];[.J7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1]+1)*8" office:value-type="float" office:value="13.59375" calcext:value-type="float">
            <text:p>14</text:p>
          </table:table-cell>
          <table:table-cell table:formula="of:=DEC2BIN([.P71])" office:value-type="string" office:string-value="1101" calcext:value-type="string">
            <text:p>1101</text:p>
          </table:table-cell>
          <table:table-cell table:formula="of:=IF((LEN([.Q71])&lt;4);REPT(0;4-LEN([.Q71]))&amp;[.Q71];[.Q7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72]+0.5)*15" office:value-type="float" office:value="14.765625" calcext:value-type="float">
            <text:p>15</text:p>
          </table:table-cell>
          <table:table-cell table:formula="of:=DEC2BIN([.C72])" office:value-type="string" office:string-value="1110" calcext:value-type="string">
            <text:p>1110</text:p>
          </table:table-cell>
          <table:table-cell table:formula="of:=IF((LEN([.D72])&lt;4);REPT(0;4-LEN([.D72]))&amp;[.D72];[.D7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72]+0.5)*15" office:value-type="float" office:value="5.33203125" calcext:value-type="float">
            <text:p>5</text:p>
          </table:table-cell>
          <table:table-cell table:formula="of:=DEC2BIN([.I72])" office:value-type="string" office:string-value="101" calcext:value-type="string">
            <text:p>101</text:p>
          </table:table-cell>
          <table:table-cell table:formula="of:=IF((LEN([.J72])&lt;4);REPT(0;4-LEN([.J72]))&amp;[.J72];[.J7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2]+1)*8" office:value-type="float" office:value="8.625" calcext:value-type="float">
            <text:p>9</text:p>
          </table:table-cell>
          <table:table-cell table:formula="of:=DEC2BIN([.P72])" office:value-type="string" office:string-value="1000" calcext:value-type="string">
            <text:p>1000</text:p>
          </table:table-cell>
          <table:table-cell table:formula="of:=IF((LEN([.Q72])&lt;4);REPT(0;4-LEN([.Q72]))&amp;[.Q72];[.Q7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3]+0.5)*15" office:value-type="float" office:value="7.5" calcext:value-type="float">
            <text:p>8</text:p>
          </table:table-cell>
          <table:table-cell table:formula="of:=DEC2BIN([.C73])" office:value-type="string" office:string-value="111" calcext:value-type="string">
            <text:p>111</text:p>
          </table:table-cell>
          <table:table-cell table:formula="of:=IF((LEN([.D73])&lt;4);REPT(0;4-LEN([.D73]))&amp;[.D73];[.D7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921875" calcext:value-type="float">
            <text:p>-0,4921875</text:p>
          </table:table-cell>
          <table:table-cell table:formula="of:=([.H73]+0.5)*15" office:value-type="float" office:value="0.1171875" calcext:value-type="float">
            <text:p>0</text:p>
          </table:table-cell>
          <table:table-cell table:formula="of:=DEC2BIN([.I73])" office:value-type="string" office:string-value="0" calcext:value-type="string">
            <text:p>0</text:p>
          </table:table-cell>
          <table:table-cell table:formula="of:=IF((LEN([.J73])&lt;4);REPT(0;4-LEN([.J73]))&amp;[.J73];[.J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3]+1)*8" office:value-type="float" office:value="6.6875" calcext:value-type="float">
            <text:p>7</text:p>
          </table:table-cell>
          <table:table-cell table:formula="of:=DEC2BIN([.P73])" office:value-type="string" office:string-value="110" calcext:value-type="string">
            <text:p>110</text:p>
          </table:table-cell>
          <table:table-cell table:formula="of:=IF((LEN([.Q73])&lt;4);REPT(0;4-LEN([.Q73]))&amp;[.Q73];[.Q7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74]+0.5)*15" office:value-type="float" office:value="0.8203125" calcext:value-type="float">
            <text:p>1</text:p>
          </table:table-cell>
          <table:table-cell table:formula="of:=DEC2BIN([.C74])" office:value-type="string" office:string-value="0" calcext:value-type="string">
            <text:p>0</text:p>
          </table:table-cell>
          <table:table-cell table:formula="of:=IF((LEN([.D74])&lt;4);REPT(0;4-LEN([.D74]))&amp;[.D74];[.D7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74]+0.5)*15" office:value-type="float" office:value="7.5" calcext:value-type="float">
            <text:p>8</text:p>
          </table:table-cell>
          <table:table-cell table:formula="of:=DEC2BIN([.I74])" office:value-type="string" office:string-value="111" calcext:value-type="string">
            <text:p>111</text:p>
          </table:table-cell>
          <table:table-cell table:formula="of:=IF((LEN([.J74])&lt;4);REPT(0;4-LEN([.J74]))&amp;[.J74];[.J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4]+1)*8" office:value-type="float" office:value="8.59375" calcext:value-type="float">
            <text:p>9</text:p>
          </table:table-cell>
          <table:table-cell table:formula="of:=DEC2BIN([.P74])" office:value-type="string" office:string-value="1000" calcext:value-type="string">
            <text:p>1000</text:p>
          </table:table-cell>
          <table:table-cell table:formula="of:=IF((LEN([.Q74])&lt;4);REPT(0;4-LEN([.Q74]))&amp;[.Q74];[.Q7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75]+0.5)*15" office:value-type="float" office:value="9.31640625" calcext:value-type="float">
            <text:p>9</text:p>
          </table:table-cell>
          <table:table-cell table:formula="of:=DEC2BIN([.C75])" office:value-type="string" office:string-value="1001" calcext:value-type="string">
            <text:p>1001</text:p>
          </table:table-cell>
          <table:table-cell table:formula="of:=IF((LEN([.D75])&lt;4);REPT(0;4-LEN([.D75]))&amp;[.D75];[.D7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75]+0.5)*15" office:value-type="float" office:value="14.58984375" calcext:value-type="float">
            <text:p>15</text:p>
          </table:table-cell>
          <table:table-cell table:formula="of:=DEC2BIN([.I75])" office:value-type="string" office:string-value="1110" calcext:value-type="string">
            <text:p>1110</text:p>
          </table:table-cell>
          <table:table-cell table:formula="of:=IF((LEN([.J75])&lt;4);REPT(0;4-LEN([.J75]))&amp;[.J75];[.J7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5]+1)*8" office:value-type="float" office:value="11.1875" calcext:value-type="float">
            <text:p>11</text:p>
          </table:table-cell>
          <table:table-cell table:formula="of:=DEC2BIN([.P75])" office:value-type="string" office:string-value="1011" calcext:value-type="string">
            <text:p>1011</text:p>
          </table:table-cell>
          <table:table-cell table:formula="of:=IF((LEN([.Q75])&lt;4);REPT(0;4-LEN([.Q75]))&amp;[.Q75];[.Q7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76]+0.5)*15" office:value-type="float" office:value="13.828125" calcext:value-type="float">
            <text:p>14</text:p>
          </table:table-cell>
          <table:table-cell table:formula="of:=DEC2BIN([.C76])" office:value-type="string" office:string-value="1101" calcext:value-type="string">
            <text:p>1101</text:p>
          </table:table-cell>
          <table:table-cell table:formula="of:=IF((LEN([.D76])&lt;4);REPT(0;4-LEN([.D76]))&amp;[.D76];[.D7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76]+0.5)*15" office:value-type="float" office:value="3.22265625" calcext:value-type="float">
            <text:p>3</text:p>
          </table:table-cell>
          <table:table-cell table:formula="of:=DEC2BIN([.I76])" office:value-type="string" office:string-value="11" calcext:value-type="string">
            <text:p>11</text:p>
          </table:table-cell>
          <table:table-cell table:formula="of:=IF((LEN([.J76])&lt;4);REPT(0;4-LEN([.J76]))&amp;[.J76];[.J7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6]+1)*8" office:value-type="float" office:value="9.1875" calcext:value-type="float">
            <text:p>9</text:p>
          </table:table-cell>
          <table:table-cell table:formula="of:=DEC2BIN([.P76])" office:value-type="string" office:string-value="1001" calcext:value-type="string">
            <text:p>1001</text:p>
          </table:table-cell>
          <table:table-cell table:formula="of:=IF((LEN([.Q76])&lt;4);REPT(0;4-LEN([.Q76]))&amp;[.Q76];[.Q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77]+0.5)*15" office:value-type="float" office:value="1.40625" calcext:value-type="float">
            <text:p>1</text:p>
          </table:table-cell>
          <table:table-cell table:formula="of:=DEC2BIN([.C77])" office:value-type="string" office:string-value="1" calcext:value-type="string">
            <text:p>1</text:p>
          </table:table-cell>
          <table:table-cell table:formula="of:=IF((LEN([.D77])&lt;4);REPT(0;4-LEN([.D77]))&amp;[.D77];[.D7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77]+0.5)*15" office:value-type="float" office:value="2.98828125" calcext:value-type="float">
            <text:p>3</text:p>
          </table:table-cell>
          <table:table-cell table:formula="of:=DEC2BIN([.I77])" office:value-type="string" office:string-value="10" calcext:value-type="string">
            <text:p>10</text:p>
          </table:table-cell>
          <table:table-cell table:formula="of:=IF((LEN([.J77])&lt;4);REPT(0;4-LEN([.J77]))&amp;[.J77];[.J7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7]+1)*8" office:value-type="float" office:value="0.84375" calcext:value-type="float">
            <text:p>1</text:p>
          </table:table-cell>
          <table:table-cell table:formula="of:=DEC2BIN([.P77])" office:value-type="string" office:string-value="0" calcext:value-type="string">
            <text:p>0</text:p>
          </table:table-cell>
          <table:table-cell table:formula="of:=IF((LEN([.Q77])&lt;4);REPT(0;4-LEN([.Q77]))&amp;[.Q77];[.Q7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78]+0.5)*15" office:value-type="float" office:value="5.15625" calcext:value-type="float">
            <text:p>5</text:p>
          </table:table-cell>
          <table:table-cell table:formula="of:=DEC2BIN([.C78])" office:value-type="string" office:string-value="101" calcext:value-type="string">
            <text:p>101</text:p>
          </table:table-cell>
          <table:table-cell table:formula="of:=IF((LEN([.D78])&lt;4);REPT(0;4-LEN([.D78]))&amp;[.D78];[.D7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78]+0.5)*15" office:value-type="float" office:value="14.58984375" calcext:value-type="float">
            <text:p>15</text:p>
          </table:table-cell>
          <table:table-cell table:formula="of:=DEC2BIN([.I78])" office:value-type="string" office:string-value="1110" calcext:value-type="string">
            <text:p>1110</text:p>
          </table:table-cell>
          <table:table-cell table:formula="of:=IF((LEN([.J78])&lt;4);REPT(0;4-LEN([.J78]))&amp;[.J78];[.J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8]+1)*8" office:value-type="float" office:value="6.71875" calcext:value-type="float">
            <text:p>7</text:p>
          </table:table-cell>
          <table:table-cell table:formula="of:=DEC2BIN([.P78])" office:value-type="string" office:string-value="110" calcext:value-type="string">
            <text:p>110</text:p>
          </table:table-cell>
          <table:table-cell table:formula="of:=IF((LEN([.Q78])&lt;4);REPT(0;4-LEN([.Q78]))&amp;[.Q78];[.Q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79]+0.5)*15" office:value-type="float" office:value="14.94140625" calcext:value-type="float">
            <text:p>15</text:p>
          </table:table-cell>
          <table:table-cell table:formula="of:=DEC2BIN([.C79])" office:value-type="string" office:string-value="1110" calcext:value-type="string">
            <text:p>1110</text:p>
          </table:table-cell>
          <table:table-cell table:formula="of:=IF((LEN([.D79])&lt;4);REPT(0;4-LEN([.D79]))&amp;[.D79];[.D79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0.0078125" calcext:value-type="float">
            <text:p>0,0078125</text:p>
          </table:table-cell>
          <table:table-cell table:formula="of:=([.H79]+0.5)*15" office:value-type="float" office:value="7.6171875" calcext:value-type="float">
            <text:p>8</text:p>
          </table:table-cell>
          <table:table-cell table:formula="of:=DEC2BIN([.I79])" office:value-type="string" office:string-value="111" calcext:value-type="string">
            <text:p>111</text:p>
          </table:table-cell>
          <table:table-cell table:formula="of:=IF((LEN([.J79])&lt;4);REPT(0;4-LEN([.J79]))&amp;[.J79];[.J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9]+1)*8" office:value-type="float" office:value="15.71875" calcext:value-type="float">
            <text:p>16</text:p>
          </table:table-cell>
          <table:table-cell table:formula="of:=DEC2BIN([.P79])" office:value-type="string" office:string-value="1111" calcext:value-type="string">
            <text:p>1111</text:p>
          </table:table-cell>
          <table:table-cell table:formula="of:=IF((LEN([.Q79])&lt;4);REPT(0;4-LEN([.Q79]))&amp;[.Q79];[.Q7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80]+0.5)*15" office:value-type="float" office:value="5.33203125" calcext:value-type="float">
            <text:p>5</text:p>
          </table:table-cell>
          <table:table-cell table:formula="of:=DEC2BIN([.C80])" office:value-type="string" office:string-value="101" calcext:value-type="string">
            <text:p>101</text:p>
          </table:table-cell>
          <table:table-cell table:formula="of:=IF((LEN([.D80])&lt;4);REPT(0;4-LEN([.D80]))&amp;[.D80];[.D80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-0.4765625" calcext:value-type="float">
            <text:p>-0,4765625</text:p>
          </table:table-cell>
          <table:table-cell table:formula="of:=([.H80]+0.5)*15" office:value-type="float" office:value="0.3515625" calcext:value-type="float">
            <text:p>0</text:p>
          </table:table-cell>
          <table:table-cell table:formula="of:=DEC2BIN([.I80])" office:value-type="string" office:string-value="0" calcext:value-type="string">
            <text:p>0</text:p>
          </table:table-cell>
          <table:table-cell table:formula="of:=IF((LEN([.J80])&lt;4);REPT(0;4-LEN([.J80]))&amp;[.J80];[.J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0]+1)*8" office:value-type="float" office:value="9.25" calcext:value-type="float">
            <text:p>9</text:p>
          </table:table-cell>
          <table:table-cell table:formula="of:=DEC2BIN([.P80])" office:value-type="string" office:string-value="1001" calcext:value-type="string">
            <text:p>1001</text:p>
          </table:table-cell>
          <table:table-cell table:formula="of:=IF((LEN([.Q80])&lt;4);REPT(0;4-LEN([.Q80]))&amp;[.Q80];[.Q8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81]+0.5)*15" office:value-type="float" office:value="1.34765625" calcext:value-type="float">
            <text:p>1</text:p>
          </table:table-cell>
          <table:table-cell table:formula="of:=DEC2BIN([.C81])" office:value-type="string" office:string-value="1" calcext:value-type="string">
            <text:p>1</text:p>
          </table:table-cell>
          <table:table-cell table:formula="of:=IF((LEN([.D81])&lt;4);REPT(0;4-LEN([.D81]))&amp;[.D81];[.D81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0.28515625" calcext:value-type="float">
            <text:p>0,28515625</text:p>
          </table:table-cell>
          <table:table-cell table:formula="of:=([.H81]+0.5)*15" office:value-type="float" office:value="11.77734375" calcext:value-type="float">
            <text:p>12</text:p>
          </table:table-cell>
          <table:table-cell table:formula="of:=DEC2BIN([.I81])" office:value-type="string" office:string-value="1011" calcext:value-type="string">
            <text:p>1011</text:p>
          </table:table-cell>
          <table:table-cell table:formula="of:=IF((LEN([.J81])&lt;4);REPT(0;4-LEN([.J81]))&amp;[.J81];[.J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1]+1)*8" office:value-type="float" office:value="2.40625" calcext:value-type="float">
            <text:p>2</text:p>
          </table:table-cell>
          <table:table-cell table:formula="of:=DEC2BIN([.P81])" office:value-type="string" office:string-value="10" calcext:value-type="string">
            <text:p>10</text:p>
          </table:table-cell>
          <table:table-cell table:formula="of:=IF((LEN([.Q81])&lt;4);REPT(0;4-LEN([.Q81]))&amp;[.Q81];[.Q8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82]+0.5)*15" office:value-type="float" office:value="13.4765625" calcext:value-type="float">
            <text:p>13</text:p>
          </table:table-cell>
          <table:table-cell table:formula="of:=DEC2BIN([.C82])" office:value-type="string" office:string-value="1101" calcext:value-type="string">
            <text:p>1101</text:p>
          </table:table-cell>
          <table:table-cell table:formula="of:=IF((LEN([.D82])&lt;4);REPT(0;4-LEN([.D82]))&amp;[.D82];[.D82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0.30078125" calcext:value-type="float">
            <text:p>0,30078125</text:p>
          </table:table-cell>
          <table:table-cell table:formula="of:=([.H82]+0.5)*15" office:value-type="float" office:value="12.01171875" calcext:value-type="float">
            <text:p>12</text:p>
          </table:table-cell>
          <table:table-cell table:formula="of:=DEC2BIN([.I82])" office:value-type="string" office:string-value="1100" calcext:value-type="string">
            <text:p>1100</text:p>
          </table:table-cell>
          <table:table-cell table:formula="of:=IF((LEN([.J82])&lt;4);REPT(0;4-LEN([.J82]))&amp;[.J82];[.J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2]+1)*8" office:value-type="float" office:value="7.375" calcext:value-type="float">
            <text:p>7</text:p>
          </table:table-cell>
          <table:table-cell table:formula="of:=DEC2BIN([.P82])" office:value-type="string" office:string-value="111" calcext:value-type="string">
            <text:p>111</text:p>
          </table:table-cell>
          <table:table-cell table:formula="of:=IF((LEN([.Q82])&lt;4);REPT(0;4-LEN([.Q82]))&amp;[.Q82];[.Q8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83]+0.5)*15" office:value-type="float" office:value="10.01953125" calcext:value-type="float">
            <text:p>10</text:p>
          </table:table-cell>
          <table:table-cell table:formula="of:=DEC2BIN([.C83])" office:value-type="string" office:string-value="1010" calcext:value-type="string">
            <text:p>1010</text:p>
          </table:table-cell>
          <table:table-cell table:formula="of:=IF((LEN([.D83])&lt;4);REPT(0;4-LEN([.D83]))&amp;[.D83];[.D83])" office:value-type="string" office:string-value="1010" calcext:value-type="string">
            <text:p>1010</text:p>
          </table:table-cell>
          <table:table-cell/>
          <table:table-cell table:style-name="ce1"/>
          <table:table-cell table:style-name="ce1" office:value-type="float" office:value="-0.48046875" calcext:value-type="float">
            <text:p>-0,48046875</text:p>
          </table:table-cell>
          <table:table-cell table:formula="of:=([.H83]+0.5)*15" office:value-type="float" office:value="0.29296875" calcext:value-type="float">
            <text:p>0</text:p>
          </table:table-cell>
          <table:table-cell table:formula="of:=DEC2BIN([.I83])" office:value-type="string" office:string-value="0" calcext:value-type="string">
            <text:p>0</text:p>
          </table:table-cell>
          <table:table-cell table:formula="of:=IF((LEN([.J83])&lt;4);REPT(0;4-LEN([.J83]))&amp;[.J83];[.J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3]+1)*8" office:value-type="float" office:value="9.3125" calcext:value-type="float">
            <text:p>9</text:p>
          </table:table-cell>
          <table:table-cell table:formula="of:=DEC2BIN([.P83])" office:value-type="string" office:string-value="1001" calcext:value-type="string">
            <text:p>1001</text:p>
          </table:table-cell>
          <table:table-cell table:formula="of:=IF((LEN([.Q83])&lt;4);REPT(0;4-LEN([.Q83]))&amp;[.Q83];[.Q8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84]+0.5)*15" office:value-type="float" office:value="-0.3515625" calcext:value-type="float">
            <text:p>0</text:p>
          </table:table-cell>
          <table:table-cell table:formula="of:=DEC2BIN([.C84])" office:value-type="string" office:string-value="0" calcext:value-type="string">
            <text:p>0</text:p>
          </table:table-cell>
          <table:table-cell table:formula="of:=IF((LEN([.D84])&lt;4);REPT(0;4-LEN([.D84]))&amp;[.D84];[.D8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71875" calcext:value-type="float">
            <text:p>-0,171875</text:p>
          </table:table-cell>
          <table:table-cell table:formula="of:=([.H84]+0.5)*15" office:value-type="float" office:value="4.921875" calcext:value-type="float">
            <text:p>5</text:p>
          </table:table-cell>
          <table:table-cell table:formula="of:=DEC2BIN([.I84])" office:value-type="string" office:string-value="100" calcext:value-type="string">
            <text:p>100</text:p>
          </table:table-cell>
          <table:table-cell table:formula="of:=IF((LEN([.J84])&lt;4);REPT(0;4-LEN([.J84]))&amp;[.J84];[.J8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4]+1)*8" office:value-type="float" office:value="7.40625" calcext:value-type="float">
            <text:p>7</text:p>
          </table:table-cell>
          <table:table-cell table:formula="of:=DEC2BIN([.P84])" office:value-type="string" office:string-value="111" calcext:value-type="string">
            <text:p>111</text:p>
          </table:table-cell>
          <table:table-cell table:formula="of:=IF((LEN([.Q84])&lt;4);REPT(0;4-LEN([.Q84]))&amp;[.Q84];[.Q8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85]+0.5)*15" office:value-type="float" office:value="3.3984375" calcext:value-type="float">
            <text:p>3</text:p>
          </table:table-cell>
          <table:table-cell table:formula="of:=DEC2BIN([.C85])" office:value-type="string" office:string-value="11" calcext:value-type="string">
            <text:p>11</text:p>
          </table:table-cell>
          <table:table-cell table:formula="of:=IF((LEN([.D85])&lt;4);REPT(0;4-LEN([.D85]))&amp;[.D85];[.D85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0.40234375" calcext:value-type="float">
            <text:p>0,40234375</text:p>
          </table:table-cell>
          <table:table-cell table:formula="of:=([.H85]+0.5)*15" office:value-type="float" office:value="13.53515625" calcext:value-type="float">
            <text:p>14</text:p>
          </table:table-cell>
          <table:table-cell table:formula="of:=DEC2BIN([.I85])" office:value-type="string" office:string-value="1101" calcext:value-type="string">
            <text:p>1101</text:p>
          </table:table-cell>
          <table:table-cell table:formula="of:=IF((LEN([.J85])&lt;4);REPT(0;4-LEN([.J85]))&amp;[.J85];[.J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5]+1)*8" office:value-type="float" office:value="4.8125" calcext:value-type="float">
            <text:p>5</text:p>
          </table:table-cell>
          <table:table-cell table:formula="of:=DEC2BIN([.P85])" office:value-type="string" office:string-value="100" calcext:value-type="string">
            <text:p>100</text:p>
          </table:table-cell>
          <table:table-cell table:formula="of:=IF((LEN([.Q85])&lt;4);REPT(0;4-LEN([.Q85]))&amp;[.Q85];[.Q8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6]+0.5)*15" office:value-type="float" office:value="11.6015625" calcext:value-type="float">
            <text:p>12</text:p>
          </table:table-cell>
          <table:table-cell table:formula="of:=DEC2BIN([.C86])" office:value-type="string" office:string-value="1011" calcext:value-type="string">
            <text:p>1011</text:p>
          </table:table-cell>
          <table:table-cell table:formula="of:=IF((LEN([.D86])&lt;4);REPT(0;4-LEN([.D86]))&amp;[.D86];[.D86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0625" calcext:value-type="float">
            <text:p>0,40625</text:p>
          </table:table-cell>
          <table:table-cell table:formula="of:=([.H86]+0.5)*15" office:value-type="float" office:value="13.59375" calcext:value-type="float">
            <text:p>14</text:p>
          </table:table-cell>
          <table:table-cell table:formula="of:=DEC2BIN([.I86])" office:value-type="string" office:string-value="1101" calcext:value-type="string">
            <text:p>1101</text:p>
          </table:table-cell>
          <table:table-cell table:formula="of:=IF((LEN([.J86])&lt;4);REPT(0;4-LEN([.J86]))&amp;[.J86];[.J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6]+1)*8" office:value-type="float" office:value="6.8125" calcext:value-type="float">
            <text:p>7</text:p>
          </table:table-cell>
          <table:table-cell table:formula="of:=DEC2BIN([.P86])" office:value-type="string" office:string-value="110" calcext:value-type="string">
            <text:p>110</text:p>
          </table:table-cell>
          <table:table-cell table:formula="of:=IF((LEN([.Q86])&lt;4);REPT(0;4-LEN([.Q86]))&amp;[.Q86];[.Q8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87]+0.5)*15" office:value-type="float" office:value="14.765625" calcext:value-type="float">
            <text:p>15</text:p>
          </table:table-cell>
          <table:table-cell table:formula="of:=DEC2BIN([.C87])" office:value-type="string" office:string-value="1110" calcext:value-type="string">
            <text:p>1110</text:p>
          </table:table-cell>
          <table:table-cell table:formula="of:=IF((LEN([.D87])&lt;4);REPT(0;4-LEN([.D87]))&amp;[.D87];[.D87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453125" calcext:value-type="float">
            <text:p>-0,14453125</text:p>
          </table:table-cell>
          <table:table-cell table:formula="of:=([.H87]+0.5)*15" office:value-type="float" office:value="5.33203125" calcext:value-type="float">
            <text:p>5</text:p>
          </table:table-cell>
          <table:table-cell table:formula="of:=DEC2BIN([.I87])" office:value-type="string" office:string-value="101" calcext:value-type="string">
            <text:p>101</text:p>
          </table:table-cell>
          <table:table-cell table:formula="of:=IF((LEN([.J87])&lt;4);REPT(0;4-LEN([.J87]))&amp;[.J87];[.J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7]+1)*8" office:value-type="float" office:value="15.15625" calcext:value-type="float">
            <text:p>15</text:p>
          </table:table-cell>
          <table:table-cell table:formula="of:=DEC2BIN([.P87])" office:value-type="string" office:string-value="1111" calcext:value-type="string">
            <text:p>1111</text:p>
          </table:table-cell>
          <table:table-cell table:formula="of:=IF((LEN([.Q87])&lt;4);REPT(0;4-LEN([.Q87]))&amp;[.Q87];[.Q8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88]+0.5)*15" office:value-type="float" office:value="7.55859375" calcext:value-type="float">
            <text:p>8</text:p>
          </table:table-cell>
          <table:table-cell table:formula="of:=DEC2BIN([.C88])" office:value-type="string" office:string-value="111" calcext:value-type="string">
            <text:p>111</text:p>
          </table:table-cell>
          <table:table-cell table:formula="of:=IF((LEN([.D88])&lt;4);REPT(0;4-LEN([.D88]))&amp;[.D88];[.D88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5" calcext:value-type="float">
            <text:p>-0,5</text:p>
          </table:table-cell>
          <table:table-cell table:formula="of:=([.H88]+0.5)*15" office:value-type="float" office:value="0" calcext:value-type="float">
            <text:p>0</text:p>
          </table:table-cell>
          <table:table-cell table:formula="of:=DEC2BIN([.I88])" office:value-type="string" office:string-value="0" calcext:value-type="string">
            <text:p>0</text:p>
          </table:table-cell>
          <table:table-cell table:formula="of:=IF((LEN([.J88])&lt;4);REPT(0;4-LEN([.J88]))&amp;[.J88];[.J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8]+1)*8" office:value-type="float" office:value="9.28125" calcext:value-type="float">
            <text:p>9</text:p>
          </table:table-cell>
          <table:table-cell table:formula="of:=DEC2BIN([.P88])" office:value-type="string" office:string-value="1001" calcext:value-type="string">
            <text:p>1001</text:p>
          </table:table-cell>
          <table:table-cell table:formula="of:=IF((LEN([.Q88])&lt;4);REPT(0;4-LEN([.Q88]))&amp;[.Q88];[.Q8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89]+0.5)*15" office:value-type="float" office:value="0.468749999999999" calcext:value-type="float">
            <text:p>0</text:p>
          </table:table-cell>
          <table:table-cell table:formula="of:=DEC2BIN([.C89])" office:value-type="string" office:string-value="0" calcext:value-type="string">
            <text:p>0</text:p>
          </table:table-cell>
          <table:table-cell table:formula="of:=IF((LEN([.D89])&lt;4);REPT(0;4-LEN([.D89]))&amp;[.D89];[.D89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-0.16015625" calcext:value-type="float">
            <text:p>-0,16015625</text:p>
          </table:table-cell>
          <table:table-cell table:formula="of:=([.H89]+0.5)*15" office:value-type="float" office:value="5.09765625" calcext:value-type="float">
            <text:p>5</text:p>
          </table:table-cell>
          <table:table-cell table:formula="of:=DEC2BIN([.I89])" office:value-type="string" office:string-value="101" calcext:value-type="string">
            <text:p>101</text:p>
          </table:table-cell>
          <table:table-cell table:formula="of:=IF((LEN([.J89])&lt;4);REPT(0;4-LEN([.J89]))&amp;[.J89];[.J8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9]+1)*8" office:value-type="float" office:value="0.28125" calcext:value-type="float">
            <text:p>0</text:p>
          </table:table-cell>
          <table:table-cell table:formula="of:=DEC2BIN([.P89])" office:value-type="string" office:string-value="0" calcext:value-type="string">
            <text:p>0</text:p>
          </table:table-cell>
          <table:table-cell table:formula="of:=IF((LEN([.Q89])&lt;4);REPT(0;4-LEN([.Q89]))&amp;[.Q89];[.Q8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90]+0.5)*15" office:value-type="float" office:value="2.98828125" calcext:value-type="float">
            <text:p>3</text:p>
          </table:table-cell>
          <table:table-cell table:formula="of:=DEC2BIN([.C90])" office:value-type="string" office:string-value="10" calcext:value-type="string">
            <text:p>10</text:p>
          </table:table-cell>
          <table:table-cell table:formula="of:=IF((LEN([.D90])&lt;4);REPT(0;4-LEN([.D90]))&amp;[.D90];[.D90])" office:value-type="string" office:string-value="0010" calcext:value-type="string">
            <text:p>0010</text:p>
          </table:table-cell>
          <table:table-cell/>
          <table:table-cell table:style-name="ce1"/>
          <table:table-cell table:style-name="ce1" office:value-type="float" office:value="0.3984375" calcext:value-type="float">
            <text:p>0,3984375</text:p>
          </table:table-cell>
          <table:table-cell table:formula="of:=([.H90]+0.5)*15" office:value-type="float" office:value="13.4765625" calcext:value-type="float">
            <text:p>13</text:p>
          </table:table-cell>
          <table:table-cell table:formula="of:=DEC2BIN([.I90])" office:value-type="string" office:string-value="1101" calcext:value-type="string">
            <text:p>1101</text:p>
          </table:table-cell>
          <table:table-cell table:formula="of:=IF((LEN([.J90])&lt;4);REPT(0;4-LEN([.J90]))&amp;[.J90];[.J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90]+1)*8" office:value-type="float" office:value="6.75" calcext:value-type="float">
            <text:p>7</text:p>
          </table:table-cell>
          <table:table-cell table:formula="of:=DEC2BIN([.P90])" office:value-type="string" office:string-value="110" calcext:value-type="string">
            <text:p>110</text:p>
          </table:table-cell>
          <table:table-cell table:formula="of:=IF((LEN([.Q90])&lt;4);REPT(0;4-LEN([.Q90]))&amp;[.Q90];[.Q9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91]+0.5)*15" office:value-type="float" office:value="11.8359375" calcext:value-type="float">
            <text:p>12</text:p>
          </table:table-cell>
          <table:table-cell table:formula="of:=DEC2BIN([.C91])" office:value-type="string" office:string-value="1011" calcext:value-type="string">
            <text:p>1011</text:p>
          </table:table-cell>
          <table:table-cell table:formula="of:=IF((LEN([.D91])&lt;4);REPT(0;4-LEN([.D91]))&amp;[.D91];[.D91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0.41015625" calcext:value-type="float">
            <text:p>0,41015625</text:p>
          </table:table-cell>
          <table:table-cell table:formula="of:=([.H91]+0.5)*15" office:value-type="float" office:value="13.65234375" calcext:value-type="float">
            <text:p>14</text:p>
          </table:table-cell>
          <table:table-cell table:formula="of:=DEC2BIN([.I91])" office:value-type="string" office:string-value="1101" calcext:value-type="string">
            <text:p>1101</text:p>
          </table:table-cell>
          <table:table-cell table:formula="of:=IF((LEN([.J91])&lt;4);REPT(0;4-LEN([.J91]))&amp;[.J91];[.J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91]+1)*8" office:value-type="float" office:value="13.59375" calcext:value-type="float">
            <text:p>14</text:p>
          </table:table-cell>
          <table:table-cell table:formula="of:=DEC2BIN([.P91])" office:value-type="string" office:string-value="1101" calcext:value-type="string">
            <text:p>1101</text:p>
          </table:table-cell>
          <table:table-cell table:formula="of:=IF((LEN([.Q91])&lt;4);REPT(0;4-LEN([.Q91]))&amp;[.Q91];[.Q9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92]+0.5)*15" office:value-type="float" office:value="14.6484375" calcext:value-type="float">
            <text:p>15</text:p>
          </table:table-cell>
          <table:table-cell table:formula="of:=DEC2BIN([.C92])" office:value-type="string" office:string-value="1110" calcext:value-type="string">
            <text:p>1110</text:p>
          </table:table-cell>
          <table:table-cell table:formula="of:=IF((LEN([.D92])&lt;4);REPT(0;4-LEN([.D92]))&amp;[.D92];[.D92])" office:value-type="string" office:string-value="1110" calcext:value-type="string">
            <text:p>1110</text:p>
          </table:table-cell>
          <table:table-cell/>
          <table:table-cell table:style-name="ce1"/>
          <table:table-cell table:style-name="ce1" office:value-type="float" office:value="-0.1484375" calcext:value-type="float">
            <text:p>-0,1484375</text:p>
          </table:table-cell>
          <table:table-cell table:formula="of:=([.H92]+0.5)*15" office:value-type="float" office:value="5.2734375" calcext:value-type="float">
            <text:p>5</text:p>
          </table:table-cell>
          <table:table-cell table:formula="of:=DEC2BIN([.I92])" office:value-type="string" office:string-value="101" calcext:value-type="string">
            <text:p>101</text:p>
          </table:table-cell>
          <table:table-cell table:formula="of:=IF((LEN([.J92])&lt;4);REPT(0;4-LEN([.J92]))&amp;[.J92];[.J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92]+1)*8" office:value-type="float" office:value="8.625" calcext:value-type="float">
            <text:p>9</text:p>
          </table:table-cell>
          <table:table-cell table:formula="of:=DEC2BIN([.P92])" office:value-type="string" office:string-value="1000" calcext:value-type="string">
            <text:p>1000</text:p>
          </table:table-cell>
          <table:table-cell table:formula="of:=IF((LEN([.Q92])&lt;4);REPT(0;4-LEN([.Q92]))&amp;[.Q92];[.Q9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93]+0.5)*15" office:value-type="float" office:value="7.55859375" calcext:value-type="float">
            <text:p>8</text:p>
          </table:table-cell>
          <table:table-cell table:formula="of:=DEC2BIN([.C93])" office:value-type="string" office:string-value="111" calcext:value-type="string">
            <text:p>111</text:p>
          </table:table-cell>
          <table:table-cell table:formula="of:=IF((LEN([.D93])&lt;4);REPT(0;4-LEN([.D93]))&amp;[.D93];[.D93])" office:value-type="string" office:string-value="0111" calcext:value-type="string">
            <text:p>0111</text:p>
          </table:table-cell>
          <table:table-cell/>
          <table:table-cell table:style-name="ce1"/>
          <table:table-cell table:style-name="ce1" office:value-type="float" office:value="-0.48828125" calcext:value-type="float">
            <text:p>-0,48828125</text:p>
          </table:table-cell>
          <table:table-cell table:formula="of:=([.H93]+0.5)*15" office:value-type="float" office:value="0.17578125" calcext:value-type="float">
            <text:p>0</text:p>
          </table:table-cell>
          <table:table-cell table:formula="of:=DEC2BIN([.I93])" office:value-type="string" office:string-value="0" calcext:value-type="string">
            <text:p>0</text:p>
          </table:table-cell>
          <table:table-cell table:formula="of:=IF((LEN([.J93])&lt;4);REPT(0;4-LEN([.J93]))&amp;[.J93];[.J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93]+1)*8" office:value-type="float" office:value="6.6875" calcext:value-type="float">
            <text:p>7</text:p>
          </table:table-cell>
          <table:table-cell table:formula="of:=DEC2BIN([.P93])" office:value-type="string" office:string-value="110" calcext:value-type="string">
            <text:p>110</text:p>
          </table:table-cell>
          <table:table-cell table:formula="of:=IF((LEN([.Q93])&lt;4);REPT(0;4-LEN([.Q93]))&amp;[.Q93];[.Q9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94]+0.5)*15" office:value-type="float" office:value="0.76171875" calcext:value-type="float">
            <text:p>1</text:p>
          </table:table-cell>
          <table:table-cell table:formula="of:=DEC2BIN([.C94])" office:value-type="string" office:string-value="0" calcext:value-type="string">
            <text:p>0</text:p>
          </table:table-cell>
          <table:table-cell table:formula="of:=IF((LEN([.D94])&lt;4);REPT(0;4-LEN([.D94]))&amp;[.D94];[.D94])" office:value-type="string" office:string-value="0000" calcext:value-type="string">
            <text:p>0000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([.H94]+0.5)*15" office:value-type="float" office:value="7.5" calcext:value-type="float">
            <text:p>8</text:p>
          </table:table-cell>
          <table:table-cell table:formula="of:=DEC2BIN([.I94])" office:value-type="string" office:string-value="111" calcext:value-type="string">
            <text:p>111</text:p>
          </table:table-cell>
          <table:table-cell table:formula="of:=IF((LEN([.J94])&lt;4);REPT(0;4-LEN([.J94]))&amp;[.J94];[.J9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94]+1)*8" office:value-type="float" office:value="8.59375" calcext:value-type="float">
            <text:p>9</text:p>
          </table:table-cell>
          <table:table-cell table:formula="of:=DEC2BIN([.P94])" office:value-type="string" office:string-value="1000" calcext:value-type="string">
            <text:p>1000</text:p>
          </table:table-cell>
          <table:table-cell table:formula="of:=IF((LEN([.Q94])&lt;4);REPT(0;4-LEN([.Q94]))&amp;[.Q94];[.Q9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5]+0.5)*15" office:value-type="float" office:value="9.31640625" calcext:value-type="float">
            <text:p>9</text:p>
          </table:table-cell>
          <table:table-cell table:formula="of:=DEC2BIN([.C95])" office:value-type="string" office:string-value="1001" calcext:value-type="string">
            <text:p>1001</text:p>
          </table:table-cell>
          <table:table-cell table:formula="of:=IF((LEN([.D95])&lt;4);REPT(0;4-LEN([.D95]))&amp;[.D95];[.D95])" office:value-type="string" office:string-value="1001" calcext:value-type="string">
            <text:p>1001</text:p>
          </table:table-cell>
          <table:table-cell/>
          <table:table-cell table:style-name="ce1"/>
          <table:table-cell table:style-name="ce1" office:value-type="float" office:value="0.47265625" calcext:value-type="float">
            <text:p>0,47265625</text:p>
          </table:table-cell>
          <table:table-cell table:formula="of:=([.H95]+0.5)*15" office:value-type="float" office:value="14.58984375" calcext:value-type="float">
            <text:p>15</text:p>
          </table:table-cell>
          <table:table-cell table:formula="of:=DEC2BIN([.I95])" office:value-type="string" office:string-value="1110" calcext:value-type="string">
            <text:p>1110</text:p>
          </table:table-cell>
          <table:table-cell table:formula="of:=IF((LEN([.J95])&lt;4);REPT(0;4-LEN([.J95]))&amp;[.J95];[.J9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95]+1)*8" office:value-type="float" office:value="11.1875" calcext:value-type="float">
            <text:p>11</text:p>
          </table:table-cell>
          <table:table-cell table:formula="of:=DEC2BIN([.P95])" office:value-type="string" office:string-value="1011" calcext:value-type="string">
            <text:p>1011</text:p>
          </table:table-cell>
          <table:table-cell table:formula="of:=IF((LEN([.Q95])&lt;4);REPT(0;4-LEN([.Q95]))&amp;[.Q95];[.Q9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6]+0.5)*15" office:value-type="float" office:value="13.828125" calcext:value-type="float">
            <text:p>14</text:p>
          </table:table-cell>
          <table:table-cell table:formula="of:=DEC2BIN([.C96])" office:value-type="string" office:string-value="1101" calcext:value-type="string">
            <text:p>1101</text:p>
          </table:table-cell>
          <table:table-cell table:formula="of:=IF((LEN([.D96])&lt;4);REPT(0;4-LEN([.D96]))&amp;[.D96];[.D96])" office:value-type="string" office:string-value="1101" calcext:value-type="string">
            <text:p>1101</text:p>
          </table:table-cell>
          <table:table-cell/>
          <table:table-cell table:style-name="ce1"/>
          <table:table-cell table:style-name="ce1" office:value-type="float" office:value="-0.28515625" calcext:value-type="float">
            <text:p>-0,28515625</text:p>
          </table:table-cell>
          <table:table-cell table:formula="of:=([.H96]+0.5)*15" office:value-type="float" office:value="3.22265625" calcext:value-type="float">
            <text:p>3</text:p>
          </table:table-cell>
          <table:table-cell table:formula="of:=DEC2BIN([.I96])" office:value-type="string" office:string-value="11" calcext:value-type="string">
            <text:p>11</text:p>
          </table:table-cell>
          <table:table-cell table:formula="of:=IF((LEN([.J96])&lt;4);REPT(0;4-LEN([.J96]))&amp;[.J96];[.J9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96]+1)*8" office:value-type="float" office:value="9.1875" calcext:value-type="float">
            <text:p>9</text:p>
          </table:table-cell>
          <table:table-cell table:formula="of:=DEC2BIN([.P96])" office:value-type="string" office:string-value="1001" calcext:value-type="string">
            <text:p>1001</text:p>
          </table:table-cell>
          <table:table-cell table:formula="of:=IF((LEN([.Q96])&lt;4);REPT(0;4-LEN([.Q96]))&amp;[.Q96];[.Q9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7]+0.5)*15" office:value-type="float" office:value="1.40625" calcext:value-type="float">
            <text:p>1</text:p>
          </table:table-cell>
          <table:table-cell table:formula="of:=DEC2BIN([.C97])" office:value-type="string" office:string-value="1" calcext:value-type="string">
            <text:p>1</text:p>
          </table:table-cell>
          <table:table-cell table:formula="of:=IF((LEN([.D97])&lt;4);REPT(0;4-LEN([.D97]))&amp;[.D97];[.D97])" office:value-type="string" office:string-value="0001" calcext:value-type="string">
            <text:p>0001</text:p>
          </table:table-cell>
          <table:table-cell/>
          <table:table-cell table:style-name="ce1"/>
          <table:table-cell table:style-name="ce1" office:value-type="float" office:value="-0.30078125" calcext:value-type="float">
            <text:p>-0,30078125</text:p>
          </table:table-cell>
          <table:table-cell table:formula="of:=([.H97]+0.5)*15" office:value-type="float" office:value="2.98828125" calcext:value-type="float">
            <text:p>3</text:p>
          </table:table-cell>
          <table:table-cell table:formula="of:=DEC2BIN([.I97])" office:value-type="string" office:string-value="10" calcext:value-type="string">
            <text:p>10</text:p>
          </table:table-cell>
          <table:table-cell table:formula="of:=IF((LEN([.J97])&lt;4);REPT(0;4-LEN([.J97]))&amp;[.J97];[.J9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97]+1)*8" office:value-type="float" office:value="0.84375" calcext:value-type="float">
            <text:p>1</text:p>
          </table:table-cell>
          <table:table-cell table:formula="of:=DEC2BIN([.P97])" office:value-type="string" office:string-value="0" calcext:value-type="string">
            <text:p>0</text:p>
          </table:table-cell>
          <table:table-cell table:formula="of:=IF((LEN([.Q97])&lt;4);REPT(0;4-LEN([.Q97]))&amp;[.Q97];[.Q9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98]+0.5)*15" office:value-type="float" office:value="5.0390625" calcext:value-type="float">
            <text:p>5</text:p>
          </table:table-cell>
          <table:table-cell table:formula="of:=DEC2BIN([.C98])" office:value-type="string" office:string-value="101" calcext:value-type="string">
            <text:p>101</text:p>
          </table:table-cell>
          <table:table-cell table:formula="of:=IF((LEN([.D98])&lt;4);REPT(0;4-LEN([.D98]))&amp;[.D98];[.D98])" office:value-type="string" office:string-value="0101" calcext:value-type="string">
            <text:p>0101</text:p>
          </table:table-cell>
          <table:table-cell/>
          <table:table-cell table:style-name="ce1"/>
          <table:table-cell table:style-name="ce1" office:value-type="float" office:value="0.484375" calcext:value-type="float">
            <text:p>0,484375</text:p>
          </table:table-cell>
          <table:table-cell table:formula="of:=([.H98]+0.5)*15" office:value-type="float" office:value="14.765625" calcext:value-type="float">
            <text:p>15</text:p>
          </table:table-cell>
          <table:table-cell table:formula="of:=DEC2BIN([.I98])" office:value-type="string" office:string-value="1110" calcext:value-type="string">
            <text:p>1110</text:p>
          </table:table-cell>
          <table:table-cell table:formula="of:=IF((LEN([.J98])&lt;4);REPT(0;4-LEN([.J98]))&amp;[.J98];[.J9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98]+1)*8" office:value-type="float" office:value="6.71875" calcext:value-type="float">
            <text:p>7</text:p>
          </table:table-cell>
          <table:table-cell table:formula="of:=DEC2BIN([.P98])" office:value-type="string" office:string-value="110" calcext:value-type="string">
            <text:p>110</text:p>
          </table:table-cell>
          <table:table-cell table:formula="of:=IF((LEN([.Q98])&lt;4);REPT(0;4-LEN([.Q98]))&amp;[.Q98];[.Q9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99]+0.5)*15" office:value-type="float" office:value="15.29296875" calcext:value-type="float">
            <text:p>15</text:p>
          </table:table-cell>
          <table:table-cell table:formula="of:=DEC2BIN([.C99])" office:value-type="string" office:string-value="1111" calcext:value-type="string">
            <text:p>1111</text:p>
          </table:table-cell>
          <table:table-cell table:formula="of:=IF((LEN([.D99])&lt;4);REPT(0;4-LEN([.D99]))&amp;[.D99];[.D99])" office:value-type="string" office:string-value="1111" calcext:value-type="string">
            <text:p>1111</text:p>
          </table:table-cell>
          <table:table-cell/>
          <table:table-cell table:style-name="ce1"/>
          <table:table-cell table:style-name="ce1" office:value-type="float" office:value="0.16796875" calcext:value-type="float">
            <text:p>0,16796875</text:p>
          </table:table-cell>
          <table:table-cell table:formula="of:=([.H99]+0.5)*15" office:value-type="float" office:value="10.01953125" calcext:value-type="float">
            <text:p>10</text:p>
          </table:table-cell>
          <table:table-cell table:formula="of:=DEC2BIN([.I99])" office:value-type="string" office:string-value="1010" calcext:value-type="string">
            <text:p>1010</text:p>
          </table:table-cell>
          <table:table-cell table:formula="of:=IF((LEN([.J99])&lt;4);REPT(0;4-LEN([.J99]))&amp;[.J99];[.J9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99]+1)*8" office:value-type="float" office:value="15.71875" calcext:value-type="float">
            <text:p>16</text:p>
          </table:table-cell>
          <table:table-cell table:formula="of:=DEC2BIN([.P99])" office:value-type="string" office:string-value="1111" calcext:value-type="string">
            <text:p>1111</text:p>
          </table:table-cell>
          <table:table-cell table:formula="of:=IF((LEN([.Q99])&lt;4);REPT(0;4-LEN([.Q99]))&amp;[.Q99];[.Q9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100]+0.5)*15" office:value-type="float" office:value="11.66015625" calcext:value-type="float">
            <text:p>12</text:p>
          </table:table-cell>
          <table:table-cell table:formula="of:=DEC2BIN([.C100])" office:value-type="string" office:string-value="1011" calcext:value-type="string">
            <text:p>1011</text:p>
          </table:table-cell>
          <table:table-cell table:formula="of:=IF((LEN([.D100])&lt;4);REPT(0;4-LEN([.D100]))&amp;[.D100];[.D100])" office:value-type="string" office:string-value="1011" calcext:value-type="string">
            <text:p>1011</text:p>
          </table:table-cell>
          <table:table-cell/>
          <table:table-cell table:style-name="ce1"/>
          <table:table-cell table:style-name="ce1" office:value-type="float" office:value="-0.40234375" calcext:value-type="float">
            <text:p>-0,40234375</text:p>
          </table:table-cell>
          <table:table-cell table:formula="of:=([.H100]+0.5)*15" office:value-type="float" office:value="1.46484375" calcext:value-type="float">
            <text:p>1</text:p>
          </table:table-cell>
          <table:table-cell table:formula="of:=DEC2BIN([.I100])" office:value-type="string" office:string-value="1" calcext:value-type="string">
            <text:p>1</text:p>
          </table:table-cell>
          <table:table-cell table:formula="of:=IF((LEN([.J100])&lt;4);REPT(0;4-LEN([.J100]))&amp;[.J100];[.J10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00]+1)*8" office:value-type="float" office:value="9.25" calcext:value-type="float">
            <text:p>9</text:p>
          </table:table-cell>
          <table:table-cell table:formula="of:=DEC2BIN([.P100])" office:value-type="string" office:string-value="1001" calcext:value-type="string">
            <text:p>1001</text:p>
          </table:table-cell>
          <table:table-cell table:formula="of:=IF((LEN([.Q100])&lt;4);REPT(0;4-LEN([.Q100]))&amp;[.Q100];[.Q10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101]+0.5)*15" office:value-type="float" office:value="3.3984375" calcext:value-type="float">
            <text:p>3</text:p>
          </table:table-cell>
          <table:table-cell table:formula="of:=DEC2BIN([.C101])" office:value-type="string" office:string-value="11" calcext:value-type="string">
            <text:p>11</text:p>
          </table:table-cell>
          <table:table-cell table:formula="of:=IF((LEN([.D101])&lt;4);REPT(0;4-LEN([.D101]))&amp;[.D101];[.D101])" office:value-type="string" office:string-value="0011" calcext:value-type="string">
            <text:p>0011</text:p>
          </table:table-cell>
          <table:table-cell/>
          <table:table-cell table:style-name="ce1"/>
          <table:table-cell table:style-name="ce1" office:value-type="float" office:value="-0.40625" calcext:value-type="float">
            <text:p>-0,40625</text:p>
          </table:table-cell>
          <table:table-cell table:formula="of:=([.H101]+0.5)*15" office:value-type="float" office:value="1.40625" calcext:value-type="float">
            <text:p>1</text:p>
          </table:table-cell>
          <table:table-cell table:formula="of:=DEC2BIN([.I101])" office:value-type="string" office:string-value="1" calcext:value-type="string">
            <text:p>1</text:p>
          </table:table-cell>
          <table:table-cell table:formula="of:=IF((LEN([.J101])&lt;4);REPT(0;4-LEN([.J101]))&amp;[.J101];[.J10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101]+1)*8" office:value-type="float" office:value="2.40625" calcext:value-type="float">
            <text:p>2</text:p>
          </table:table-cell>
          <table:table-cell table:formula="of:=DEC2BIN([.P101])" office:value-type="string" office:string-value="10" calcext:value-type="string">
            <text:p>10</text:p>
          </table:table-cell>
          <table:table-cell table:formula="of:=IF((LEN([.Q101])&lt;4);REPT(0;4-LEN([.Q101]))&amp;[.Q101];[.Q10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102]+0.5)*15" office:value-type="float" office:value="0.234375" calcext:value-type="float">
            <text:p>0</text:p>
          </table:table-cell>
          <table:table-cell table:formula="of:=DEC2BIN([.C102])" office:value-type="string" office:string-value="0" calcext:value-type="string">
            <text:p>0</text:p>
          </table:table-cell>
          <table:table-cell table:formula="of:=IF((LEN([.D102])&lt;4);REPT(0;4-LEN([.D102]))&amp;[.D102];[.D10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102]+0.5)*15" office:value-type="float" office:value="9.66796875" calcext:value-type="float">
            <text:p>10</text:p>
          </table:table-cell>
          <table:table-cell table:formula="of:=DEC2BIN([.I102])" office:value-type="string" office:string-value="1001" calcext:value-type="string">
            <text:p>1001</text:p>
          </table:table-cell>
          <table:table-cell table:formula="of:=IF((LEN([.J102])&lt;4);REPT(0;4-LEN([.J102]))&amp;[.J102];[.J10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02]+1)*8" office:value-type="float" office:value="7.375" calcext:value-type="float">
            <text:p>7</text:p>
          </table:table-cell>
          <table:table-cell table:formula="of:=DEC2BIN([.P102])" office:value-type="string" office:string-value="111" calcext:value-type="string">
            <text:p>111</text:p>
          </table:table-cell>
          <table:table-cell table:formula="of:=IF((LEN([.Q102])&lt;4);REPT(0;4-LEN([.Q102]))&amp;[.Q102];[.Q10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103]+0.5)*15" office:value-type="float" office:value="7.5" calcext:value-type="float">
            <text:p>8</text:p>
          </table:table-cell>
          <table:table-cell table:formula="of:=DEC2BIN([.C103])" office:value-type="string" office:string-value="111" calcext:value-type="string">
            <text:p>111</text:p>
          </table:table-cell>
          <table:table-cell table:formula="of:=IF((LEN([.D103])&lt;4);REPT(0;4-LEN([.D103]))&amp;[.D103];[.D1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103]+0.5)*15" office:value-type="float" office:value="14.8828125" calcext:value-type="float">
            <text:p>15</text:p>
          </table:table-cell>
          <table:table-cell table:formula="of:=DEC2BIN([.I103])" office:value-type="string" office:string-value="1110" calcext:value-type="string">
            <text:p>1110</text:p>
          </table:table-cell>
          <table:table-cell table:formula="of:=IF((LEN([.J103])&lt;4);REPT(0;4-LEN([.J103]))&amp;[.J103];[.J10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103]+1)*8" office:value-type="float" office:value="9.3125" calcext:value-type="float">
            <text:p>9</text:p>
          </table:table-cell>
          <table:table-cell table:formula="of:=DEC2BIN([.P103])" office:value-type="string" office:string-value="1001" calcext:value-type="string">
            <text:p>1001</text:p>
          </table:table-cell>
          <table:table-cell table:formula="of:=IF((LEN([.Q103])&lt;4);REPT(0;4-LEN([.Q103]))&amp;[.Q103];[.Q10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104]+0.5)*15" office:value-type="float" office:value="14.1796875" calcext:value-type="float">
            <text:p>14</text:p>
          </table:table-cell>
          <table:table-cell table:formula="of:=DEC2BIN([.C104])" office:value-type="string" office:string-value="1110" calcext:value-type="string">
            <text:p>1110</text:p>
          </table:table-cell>
          <table:table-cell table:formula="of:=IF((LEN([.D104])&lt;4);REPT(0;4-LEN([.D104]))&amp;[.D104];[.D10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04]+0.5)*15" office:value-type="float" office:value="7.5" calcext:value-type="float">
            <text:p>8</text:p>
          </table:table-cell>
          <table:table-cell table:formula="of:=DEC2BIN([.I104])" office:value-type="string" office:string-value="111" calcext:value-type="string">
            <text:p>111</text:p>
          </table:table-cell>
          <table:table-cell table:formula="of:=IF((LEN([.J104])&lt;4);REPT(0;4-LEN([.J104]))&amp;[.J104];[.J1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104]+1)*8" office:value-type="float" office:value="7.40625" calcext:value-type="float">
            <text:p>7</text:p>
          </table:table-cell>
          <table:table-cell table:formula="of:=DEC2BIN([.P104])" office:value-type="string" office:string-value="111" calcext:value-type="string">
            <text:p>111</text:p>
          </table:table-cell>
          <table:table-cell table:formula="of:=IF((LEN([.Q104])&lt;4);REPT(0;4-LEN([.Q104]))&amp;[.Q104];[.Q10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105]+0.5)*15" office:value-type="float" office:value="5.68359375" calcext:value-type="float">
            <text:p>6</text:p>
          </table:table-cell>
          <table:table-cell table:formula="of:=DEC2BIN([.C105])" office:value-type="string" office:string-value="101" calcext:value-type="string">
            <text:p>101</text:p>
          </table:table-cell>
          <table:table-cell table:formula="of:=IF((LEN([.D105])&lt;4);REPT(0;4-LEN([.D105]))&amp;[.D105];[.D10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05]+0.5)*15" office:value-type="float" office:value="0.41015625" calcext:value-type="float">
            <text:p>0</text:p>
          </table:table-cell>
          <table:table-cell table:formula="of:=DEC2BIN([.I105])" office:value-type="string" office:string-value="0" calcext:value-type="string">
            <text:p>0</text:p>
          </table:table-cell>
          <table:table-cell table:formula="of:=IF((LEN([.J105])&lt;4);REPT(0;4-LEN([.J105]))&amp;[.J105];[.J10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105]+1)*8" office:value-type="float" office:value="4.8125" calcext:value-type="float">
            <text:p>5</text:p>
          </table:table-cell>
          <table:table-cell table:formula="of:=DEC2BIN([.P105])" office:value-type="string" office:string-value="100" calcext:value-type="string">
            <text:p>100</text:p>
          </table:table-cell>
          <table:table-cell table:formula="of:=IF((LEN([.Q105])&lt;4);REPT(0;4-LEN([.Q105]))&amp;[.Q105];[.Q10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106]+0.5)*15" office:value-type="float" office:value="1.171875" calcext:value-type="float">
            <text:p>1</text:p>
          </table:table-cell>
          <table:table-cell table:formula="of:=DEC2BIN([.C106])" office:value-type="string" office:string-value="1" calcext:value-type="string">
            <text:p>1</text:p>
          </table:table-cell>
          <table:table-cell table:formula="of:=IF((LEN([.D106])&lt;4);REPT(0;4-LEN([.D106]))&amp;[.D106];[.D10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06]+0.5)*15" office:value-type="float" office:value="11.77734375" calcext:value-type="float">
            <text:p>12</text:p>
          </table:table-cell>
          <table:table-cell table:formula="of:=DEC2BIN([.I106])" office:value-type="string" office:string-value="1011" calcext:value-type="string">
            <text:p>1011</text:p>
          </table:table-cell>
          <table:table-cell table:formula="of:=IF((LEN([.J106])&lt;4);REPT(0;4-LEN([.J106]))&amp;[.J106];[.J10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106]+1)*8" office:value-type="float" office:value="6.8125" calcext:value-type="float">
            <text:p>7</text:p>
          </table:table-cell>
          <table:table-cell table:formula="of:=DEC2BIN([.P106])" office:value-type="string" office:string-value="110" calcext:value-type="string">
            <text:p>110</text:p>
          </table:table-cell>
          <table:table-cell table:formula="of:=IF((LEN([.Q106])&lt;4);REPT(0;4-LEN([.Q106]))&amp;[.Q106];[.Q1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107]+0.5)*15" office:value-type="float" office:value="13.59375" calcext:value-type="float">
            <text:p>14</text:p>
          </table:table-cell>
          <table:table-cell table:formula="of:=DEC2BIN([.C107])" office:value-type="string" office:string-value="1101" calcext:value-type="string">
            <text:p>1101</text:p>
          </table:table-cell>
          <table:table-cell table:formula="of:=IF((LEN([.D107])&lt;4);REPT(0;4-LEN([.D107]))&amp;[.D107];[.D10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07]+0.5)*15" office:value-type="float" office:value="12.01171875" calcext:value-type="float">
            <text:p>12</text:p>
          </table:table-cell>
          <table:table-cell table:formula="of:=DEC2BIN([.I107])" office:value-type="string" office:string-value="1100" calcext:value-type="string">
            <text:p>1100</text:p>
          </table:table-cell>
          <table:table-cell table:formula="of:=IF((LEN([.J107])&lt;4);REPT(0;4-LEN([.J107]))&amp;[.J107];[.J10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107]+1)*8" office:value-type="float" office:value="15.15625" calcext:value-type="float">
            <text:p>15</text:p>
          </table:table-cell>
          <table:table-cell table:formula="of:=DEC2BIN([.P107])" office:value-type="string" office:string-value="1111" calcext:value-type="string">
            <text:p>1111</text:p>
          </table:table-cell>
          <table:table-cell table:formula="of:=IF((LEN([.Q107])&lt;4);REPT(0;4-LEN([.Q107]))&amp;[.Q107];[.Q10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108]+0.5)*15" office:value-type="float" office:value="9.84375" calcext:value-type="float">
            <text:p>10</text:p>
          </table:table-cell>
          <table:table-cell table:formula="of:=DEC2BIN([.C108])" office:value-type="string" office:string-value="1001" calcext:value-type="string">
            <text:p>1001</text:p>
          </table:table-cell>
          <table:table-cell table:formula="of:=IF((LEN([.D108])&lt;4);REPT(0;4-LEN([.D108]))&amp;[.D108];[.D10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08]+0.5)*15" office:value-type="float" office:value="0.41015625" calcext:value-type="float">
            <text:p>0</text:p>
          </table:table-cell>
          <table:table-cell table:formula="of:=DEC2BIN([.I108])" office:value-type="string" office:string-value="0" calcext:value-type="string">
            <text:p>0</text:p>
          </table:table-cell>
          <table:table-cell table:formula="of:=IF((LEN([.J108])&lt;4);REPT(0;4-LEN([.J108]))&amp;[.J108];[.J10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108]+1)*8" office:value-type="float" office:value="9.28125" calcext:value-type="float">
            <text:p>9</text:p>
          </table:table-cell>
          <table:table-cell table:formula="of:=DEC2BIN([.P108])" office:value-type="string" office:string-value="1001" calcext:value-type="string">
            <text:p>1001</text:p>
          </table:table-cell>
          <table:table-cell table:formula="of:=IF((LEN([.Q108])&lt;4);REPT(0;4-LEN([.Q108]))&amp;[.Q108];[.Q10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109]+0.5)*15" office:value-type="float" office:value="0.05859375" calcext:value-type="float">
            <text:p>0</text:p>
          </table:table-cell>
          <table:table-cell table:formula="of:=DEC2BIN([.C109])" office:value-type="string" office:string-value="0" calcext:value-type="string">
            <text:p>0</text:p>
          </table:table-cell>
          <table:table-cell table:formula="of:=IF((LEN([.D109])&lt;4);REPT(0;4-LEN([.D109]))&amp;[.D109];[.D10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109]+0.5)*15" office:value-type="float" office:value="7.3828125" calcext:value-type="float">
            <text:p>7</text:p>
          </table:table-cell>
          <table:table-cell table:formula="of:=DEC2BIN([.I109])" office:value-type="string" office:string-value="111" calcext:value-type="string">
            <text:p>111</text:p>
          </table:table-cell>
          <table:table-cell table:formula="of:=IF((LEN([.J109])&lt;4);REPT(0;4-LEN([.J109]))&amp;[.J109];[.J1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109]+1)*8" office:value-type="float" office:value="0.28125" calcext:value-type="float">
            <text:p>0</text:p>
          </table:table-cell>
          <table:table-cell table:formula="of:=DEC2BIN([.P109])" office:value-type="string" office:string-value="0" calcext:value-type="string">
            <text:p>0</text:p>
          </table:table-cell>
          <table:table-cell table:formula="of:=IF((LEN([.Q109])&lt;4);REPT(0;4-LEN([.Q109]))&amp;[.Q109];[.Q10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110]+0.5)*15" office:value-type="float" office:value="9.66796875" calcext:value-type="float">
            <text:p>10</text:p>
          </table:table-cell>
          <table:table-cell table:formula="of:=DEC2BIN([.C110])" office:value-type="string" office:string-value="1001" calcext:value-type="string">
            <text:p>1001</text:p>
          </table:table-cell>
          <table:table-cell table:formula="of:=IF((LEN([.D110])&lt;4);REPT(0;4-LEN([.D110]))&amp;[.D110];[.D11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110]+0.5)*15" office:value-type="float" office:value="14.6484375" calcext:value-type="float">
            <text:p>15</text:p>
          </table:table-cell>
          <table:table-cell table:formula="of:=DEC2BIN([.I110])" office:value-type="string" office:string-value="1110" calcext:value-type="string">
            <text:p>1110</text:p>
          </table:table-cell>
          <table:table-cell table:formula="of:=IF((LEN([.J110])&lt;4);REPT(0;4-LEN([.J110]))&amp;[.J110];[.J11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110]+1)*8" office:value-type="float" office:value="6.75" calcext:value-type="float">
            <text:p>7</text:p>
          </table:table-cell>
          <table:table-cell table:formula="of:=DEC2BIN([.P110])" office:value-type="string" office:string-value="110" calcext:value-type="string">
            <text:p>110</text:p>
          </table:table-cell>
          <table:table-cell table:formula="of:=IF((LEN([.Q110])&lt;4);REPT(0;4-LEN([.Q110]))&amp;[.Q110];[.Q11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111]+0.5)*15" office:value-type="float" office:value="13.65234375" calcext:value-type="float">
            <text:p>14</text:p>
          </table:table-cell>
          <table:table-cell table:formula="of:=DEC2BIN([.C111])" office:value-type="string" office:string-value="1101" calcext:value-type="string">
            <text:p>1101</text:p>
          </table:table-cell>
          <table:table-cell table:formula="of:=IF((LEN([.D111])&lt;4);REPT(0;4-LEN([.D111]))&amp;[.D111];[.D11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111]+0.5)*15" office:value-type="float" office:value="3.22265625" calcext:value-type="float">
            <text:p>3</text:p>
          </table:table-cell>
          <table:table-cell table:formula="of:=DEC2BIN([.I111])" office:value-type="string" office:string-value="11" calcext:value-type="string">
            <text:p>11</text:p>
          </table:table-cell>
          <table:table-cell table:formula="of:=IF((LEN([.J111])&lt;4);REPT(0;4-LEN([.J111]))&amp;[.J111];[.J11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111]+1)*8" office:value-type="float" office:value="13.59375" calcext:value-type="float">
            <text:p>14</text:p>
          </table:table-cell>
          <table:table-cell table:formula="of:=DEC2BIN([.P111])" office:value-type="string" office:string-value="1101" calcext:value-type="string">
            <text:p>1101</text:p>
          </table:table-cell>
          <table:table-cell table:formula="of:=IF((LEN([.Q111])&lt;4);REPT(0;4-LEN([.Q111]))&amp;[.Q111];[.Q11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112]+0.5)*15" office:value-type="float" office:value="1.5234375" calcext:value-type="float">
            <text:p>2</text:p>
          </table:table-cell>
          <table:table-cell table:formula="of:=DEC2BIN([.C112])" office:value-type="string" office:string-value="1" calcext:value-type="string">
            <text:p>1</text:p>
          </table:table-cell>
          <table:table-cell table:formula="of:=IF((LEN([.D112])&lt;4);REPT(0;4-LEN([.D112]))&amp;[.D112];[.D11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112]+0.5)*15" office:value-type="float" office:value="2.98828125" calcext:value-type="float">
            <text:p>3</text:p>
          </table:table-cell>
          <table:table-cell table:formula="of:=DEC2BIN([.I112])" office:value-type="string" office:string-value="10" calcext:value-type="string">
            <text:p>10</text:p>
          </table:table-cell>
          <table:table-cell table:formula="of:=IF((LEN([.J112])&lt;4);REPT(0;4-LEN([.J112]))&amp;[.J112];[.J11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12]+1)*8" office:value-type="float" office:value="8.625" calcext:value-type="float">
            <text:p>9</text:p>
          </table:table-cell>
          <table:table-cell table:formula="of:=DEC2BIN([.P112])" office:value-type="string" office:string-value="1000" calcext:value-type="string">
            <text:p>1000</text:p>
          </table:table-cell>
          <table:table-cell table:formula="of:=IF((LEN([.Q112])&lt;4);REPT(0;4-LEN([.Q112]))&amp;[.Q112];[.Q11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113]+0.5)*15" office:value-type="float" office:value="5.09765625" calcext:value-type="float">
            <text:p>5</text:p>
          </table:table-cell>
          <table:table-cell table:formula="of:=DEC2BIN([.C113])" office:value-type="string" office:string-value="101" calcext:value-type="string">
            <text:p>101</text:p>
          </table:table-cell>
          <table:table-cell table:formula="of:=IF((LEN([.D113])&lt;4);REPT(0;4-LEN([.D113]))&amp;[.D113];[.D11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113]+0.5)*15" office:value-type="float" office:value="14.58984375" calcext:value-type="float">
            <text:p>15</text:p>
          </table:table-cell>
          <table:table-cell table:formula="of:=DEC2BIN([.I113])" office:value-type="string" office:string-value="1110" calcext:value-type="string">
            <text:p>1110</text:p>
          </table:table-cell>
          <table:table-cell table:formula="of:=IF((LEN([.J113])&lt;4);REPT(0;4-LEN([.J113]))&amp;[.J113];[.J1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113]+1)*8" office:value-type="float" office:value="6.78125" calcext:value-type="float">
            <text:p>7</text:p>
          </table:table-cell>
          <table:table-cell table:formula="of:=DEC2BIN([.P113])" office:value-type="string" office:string-value="110" calcext:value-type="string">
            <text:p>110</text:p>
          </table:table-cell>
          <table:table-cell table:formula="of:=IF((LEN([.Q113])&lt;4);REPT(0;4-LEN([.Q113]))&amp;[.Q113];[.Q11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114]+0.5)*15" office:value-type="float" office:value="15" calcext:value-type="float">
            <text:p>15</text:p>
          </table:table-cell>
          <table:table-cell table:formula="of:=DEC2BIN([.C114])" office:value-type="string" office:string-value="1111" calcext:value-type="string">
            <text:p>1111</text:p>
          </table:table-cell>
          <table:table-cell table:formula="of:=IF((LEN([.D114])&lt;4);REPT(0;4-LEN([.D114]))&amp;[.D114];[.D11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114]+0.5)*15" office:value-type="float" office:value="7.6171875" calcext:value-type="float">
            <text:p>8</text:p>
          </table:table-cell>
          <table:table-cell table:formula="of:=DEC2BIN([.I114])" office:value-type="string" office:string-value="111" calcext:value-type="string">
            <text:p>111</text:p>
          </table:table-cell>
          <table:table-cell table:formula="of:=IF((LEN([.J114])&lt;4);REPT(0;4-LEN([.J114]))&amp;[.J114];[.J1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114]+1)*8" office:value-type="float" office:value="8.21875" calcext:value-type="float">
            <text:p>8</text:p>
          </table:table-cell>
          <table:table-cell table:formula="of:=DEC2BIN([.P114])" office:value-type="string" office:string-value="1000" calcext:value-type="string">
            <text:p>1000</text:p>
          </table:table-cell>
          <table:table-cell table:formula="of:=IF((LEN([.Q114])&lt;4);REPT(0;4-LEN([.Q114]))&amp;[.Q114];[.Q11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115]+0.5)*15" office:value-type="float" office:value="5.33203125" calcext:value-type="float">
            <text:p>5</text:p>
          </table:table-cell>
          <table:table-cell table:formula="of:=DEC2BIN([.C115])" office:value-type="string" office:string-value="101" calcext:value-type="string">
            <text:p>101</text:p>
          </table:table-cell>
          <table:table-cell table:formula="of:=IF((LEN([.D115])&lt;4);REPT(0;4-LEN([.D115]))&amp;[.D115];[.D11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115]+0.5)*15" office:value-type="float" office:value="0.3515625" calcext:value-type="float">
            <text:p>0</text:p>
          </table:table-cell>
          <table:table-cell table:formula="of:=DEC2BIN([.I115])" office:value-type="string" office:string-value="0" calcext:value-type="string">
            <text:p>0</text:p>
          </table:table-cell>
          <table:table-cell table:formula="of:=IF((LEN([.J115])&lt;4);REPT(0;4-LEN([.J115]))&amp;[.J115];[.J11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115]+1)*8" office:value-type="float" office:value="4.4375" calcext:value-type="float">
            <text:p>4</text:p>
          </table:table-cell>
          <table:table-cell table:formula="of:=DEC2BIN([.P115])" office:value-type="string" office:string-value="100" calcext:value-type="string">
            <text:p>100</text:p>
          </table:table-cell>
          <table:table-cell table:formula="of:=IF((LEN([.Q115])&lt;4);REPT(0;4-LEN([.Q115]))&amp;[.Q115];[.Q11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116]+0.5)*15" office:value-type="float" office:value="1.34765625" calcext:value-type="float">
            <text:p>1</text:p>
          </table:table-cell>
          <table:table-cell table:formula="of:=DEC2BIN([.C116])" office:value-type="string" office:string-value="1" calcext:value-type="string">
            <text:p>1</text:p>
          </table:table-cell>
          <table:table-cell table:formula="of:=IF((LEN([.D116])&lt;4);REPT(0;4-LEN([.D116]))&amp;[.D116];[.D11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16]+0.5)*15" office:value-type="float" office:value="11.77734375" calcext:value-type="float">
            <text:p>12</text:p>
          </table:table-cell>
          <table:table-cell table:formula="of:=DEC2BIN([.I116])" office:value-type="string" office:string-value="1011" calcext:value-type="string">
            <text:p>1011</text:p>
          </table:table-cell>
          <table:table-cell table:formula="of:=IF((LEN([.J116])&lt;4);REPT(0;4-LEN([.J116]))&amp;[.J116];[.J11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116]+1)*8" office:value-type="float" office:value="7.03125" calcext:value-type="float">
            <text:p>7</text:p>
          </table:table-cell>
          <table:table-cell table:formula="of:=DEC2BIN([.P116])" office:value-type="string" office:string-value="111" calcext:value-type="string">
            <text:p>111</text:p>
          </table:table-cell>
          <table:table-cell table:formula="of:=IF((LEN([.Q116])&lt;4);REPT(0;4-LEN([.Q116]))&amp;[.Q116];[.Q116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117]+0.5)*15" office:value-type="float" office:value="13.4765625" calcext:value-type="float">
            <text:p>13</text:p>
          </table:table-cell>
          <table:table-cell table:formula="of:=DEC2BIN([.C117])" office:value-type="string" office:string-value="1101" calcext:value-type="string">
            <text:p>1101</text:p>
          </table:table-cell>
          <table:table-cell table:formula="of:=IF((LEN([.D117])&lt;4);REPT(0;4-LEN([.D117]))&amp;[.D117];[.D11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17]+0.5)*15" office:value-type="float" office:value="12.01171875" calcext:value-type="float">
            <text:p>12</text:p>
          </table:table-cell>
          <table:table-cell table:formula="of:=DEC2BIN([.I117])" office:value-type="string" office:string-value="1100" calcext:value-type="string">
            <text:p>1100</text:p>
          </table:table-cell>
          <table:table-cell table:formula="of:=IF((LEN([.J117])&lt;4);REPT(0;4-LEN([.J117]))&amp;[.J117];[.J11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117]+1)*8" office:value-type="float" office:value="15" calcext:value-type="float">
            <text:p>15</text:p>
          </table:table-cell>
          <table:table-cell table:formula="of:=DEC2BIN([.P117])" office:value-type="string" office:string-value="1111" calcext:value-type="string">
            <text:p>1111</text:p>
          </table:table-cell>
          <table:table-cell table:formula="of:=IF((LEN([.Q117])&lt;4);REPT(0;4-LEN([.Q117]))&amp;[.Q117];[.Q11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118]+0.5)*15" office:value-type="float" office:value="9.9609375" calcext:value-type="float">
            <text:p>10</text:p>
          </table:table-cell>
          <table:table-cell table:formula="of:=DEC2BIN([.C118])" office:value-type="string" office:string-value="1001" calcext:value-type="string">
            <text:p>1001</text:p>
          </table:table-cell>
          <table:table-cell table:formula="of:=IF((LEN([.D118])&lt;4);REPT(0;4-LEN([.D118]))&amp;[.D118];[.D11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18]+0.5)*15" office:value-type="float" office:value="0.41015625" calcext:value-type="float">
            <text:p>0</text:p>
          </table:table-cell>
          <table:table-cell table:formula="of:=DEC2BIN([.I118])" office:value-type="string" office:string-value="0" calcext:value-type="string">
            <text:p>0</text:p>
          </table:table-cell>
          <table:table-cell table:formula="of:=IF((LEN([.J118])&lt;4);REPT(0;4-LEN([.J118]))&amp;[.J118];[.J1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118]+1)*8" office:value-type="float" office:value="9.34375" calcext:value-type="float">
            <text:p>9</text:p>
          </table:table-cell>
          <table:table-cell table:formula="of:=DEC2BIN([.P118])" office:value-type="string" office:string-value="1001" calcext:value-type="string">
            <text:p>1001</text:p>
          </table:table-cell>
          <table:table-cell table:formula="of:=IF((LEN([.Q118])&lt;4);REPT(0;4-LEN([.Q118]))&amp;[.Q118];[.Q11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119]+0.5)*15" office:value-type="float" office:value="0" calcext:value-type="float">
            <text:p>0</text:p>
          </table:table-cell>
          <table:table-cell table:formula="of:=DEC2BIN([.C119])" office:value-type="string" office:string-value="0" calcext:value-type="string">
            <text:p>0</text:p>
          </table:table-cell>
          <table:table-cell table:formula="of:=IF((LEN([.D119])&lt;4);REPT(0;4-LEN([.D119]))&amp;[.D119];[.D1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119]+0.5)*15" office:value-type="float" office:value="7.3828125" calcext:value-type="float">
            <text:p>7</text:p>
          </table:table-cell>
          <table:table-cell table:formula="of:=DEC2BIN([.I119])" office:value-type="string" office:string-value="111" calcext:value-type="string">
            <text:p>111</text:p>
          </table:table-cell>
          <table:table-cell table:formula="of:=IF((LEN([.J119])&lt;4);REPT(0;4-LEN([.J119]))&amp;[.J119];[.J1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119]+1)*8" office:value-type="float" office:value="0.21875" calcext:value-type="float">
            <text:p>0</text:p>
          </table:table-cell>
          <table:table-cell table:formula="of:=DEC2BIN([.P119])" office:value-type="string" office:string-value="0" calcext:value-type="string">
            <text:p>0</text:p>
          </table:table-cell>
          <table:table-cell table:formula="of:=IF((LEN([.Q119])&lt;4);REPT(0;4-LEN([.Q119]))&amp;[.Q119];[.Q11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120]+0.5)*15" office:value-type="float" office:value="9.66796875" calcext:value-type="float">
            <text:p>10</text:p>
          </table:table-cell>
          <table:table-cell table:formula="of:=DEC2BIN([.C120])" office:value-type="string" office:string-value="1001" calcext:value-type="string">
            <text:p>1001</text:p>
          </table:table-cell>
          <table:table-cell table:formula="of:=IF((LEN([.D120])&lt;4);REPT(0;4-LEN([.D120]))&amp;[.D120];[.D12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120]+0.5)*15" office:value-type="float" office:value="14.6484375" calcext:value-type="float">
            <text:p>15</text:p>
          </table:table-cell>
          <table:table-cell table:formula="of:=DEC2BIN([.I120])" office:value-type="string" office:string-value="1110" calcext:value-type="string">
            <text:p>1110</text:p>
          </table:table-cell>
          <table:table-cell table:formula="of:=IF((LEN([.J120])&lt;4);REPT(0;4-LEN([.J120]))&amp;[.J120];[.J12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120]+1)*8" office:value-type="float" office:value="6.78125" calcext:value-type="float">
            <text:p>7</text:p>
          </table:table-cell>
          <table:table-cell table:formula="of:=DEC2BIN([.P120])" office:value-type="string" office:string-value="110" calcext:value-type="string">
            <text:p>110</text:p>
          </table:table-cell>
          <table:table-cell table:formula="of:=IF((LEN([.Q120])&lt;4);REPT(0;4-LEN([.Q120]))&amp;[.Q120];[.Q12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121]+0.5)*15" office:value-type="float" office:value="13.65234375" calcext:value-type="float">
            <text:p>14</text:p>
          </table:table-cell>
          <table:table-cell table:formula="of:=DEC2BIN([.C121])" office:value-type="string" office:string-value="1101" calcext:value-type="string">
            <text:p>1101</text:p>
          </table:table-cell>
          <table:table-cell table:formula="of:=IF((LEN([.D121])&lt;4);REPT(0;4-LEN([.D121]))&amp;[.D121];[.D12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121]+0.5)*15" office:value-type="float" office:value="3.22265625" calcext:value-type="float">
            <text:p>3</text:p>
          </table:table-cell>
          <table:table-cell table:formula="of:=DEC2BIN([.I121])" office:value-type="string" office:string-value="11" calcext:value-type="string">
            <text:p>11</text:p>
          </table:table-cell>
          <table:table-cell table:formula="of:=IF((LEN([.J121])&lt;4);REPT(0;4-LEN([.J121]))&amp;[.J121];[.J12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121]+1)*8" office:value-type="float" office:value="13.5625" calcext:value-type="float">
            <text:p>14</text:p>
          </table:table-cell>
          <table:table-cell table:formula="of:=DEC2BIN([.P121])" office:value-type="string" office:string-value="1101" calcext:value-type="string">
            <text:p>1101</text:p>
          </table:table-cell>
          <table:table-cell table:formula="of:=IF((LEN([.Q121])&lt;4);REPT(0;4-LEN([.Q121]))&amp;[.Q121];[.Q12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122]+0.5)*15" office:value-type="float" office:value="1.5234375" calcext:value-type="float">
            <text:p>2</text:p>
          </table:table-cell>
          <table:table-cell table:formula="of:=DEC2BIN([.C122])" office:value-type="string" office:string-value="1" calcext:value-type="string">
            <text:p>1</text:p>
          </table:table-cell>
          <table:table-cell table:formula="of:=IF((LEN([.D122])&lt;4);REPT(0;4-LEN([.D122]))&amp;[.D122];[.D12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122]+0.5)*15" office:value-type="float" office:value="2.98828125" calcext:value-type="float">
            <text:p>3</text:p>
          </table:table-cell>
          <table:table-cell table:formula="of:=DEC2BIN([.I122])" office:value-type="string" office:string-value="10" calcext:value-type="string">
            <text:p>10</text:p>
          </table:table-cell>
          <table:table-cell table:formula="of:=IF((LEN([.J122])&lt;4);REPT(0;4-LEN([.J122]))&amp;[.J122];[.J12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22]+1)*8" office:value-type="float" office:value="8.625" calcext:value-type="float">
            <text:p>9</text:p>
          </table:table-cell>
          <table:table-cell table:formula="of:=DEC2BIN([.P122])" office:value-type="string" office:string-value="1000" calcext:value-type="string">
            <text:p>1000</text:p>
          </table:table-cell>
          <table:table-cell table:formula="of:=IF((LEN([.Q122])&lt;4);REPT(0;4-LEN([.Q122]))&amp;[.Q122];[.Q12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123]+0.5)*15" office:value-type="float" office:value="4.98046875" calcext:value-type="float">
            <text:p>5</text:p>
          </table:table-cell>
          <table:table-cell table:formula="of:=DEC2BIN([.C123])" office:value-type="string" office:string-value="100" calcext:value-type="string">
            <text:p>100</text:p>
          </table:table-cell>
          <table:table-cell table:formula="of:=IF((LEN([.D123])&lt;4);REPT(0;4-LEN([.D123]))&amp;[.D123];[.D12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123]+0.5)*15" office:value-type="float" office:value="14.70703125" calcext:value-type="float">
            <text:p>15</text:p>
          </table:table-cell>
          <table:table-cell table:formula="of:=DEC2BIN([.I123])" office:value-type="string" office:string-value="1110" calcext:value-type="string">
            <text:p>1110</text:p>
          </table:table-cell>
          <table:table-cell table:formula="of:=IF((LEN([.J123])&lt;4);REPT(0;4-LEN([.J123]))&amp;[.J123];[.J1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123]+1)*8" office:value-type="float" office:value="6.6875" calcext:value-type="float">
            <text:p>7</text:p>
          </table:table-cell>
          <table:table-cell table:formula="of:=DEC2BIN([.P123])" office:value-type="string" office:string-value="110" calcext:value-type="string">
            <text:p>110</text:p>
          </table:table-cell>
          <table:table-cell table:formula="of:=IF((LEN([.Q123])&lt;4);REPT(0;4-LEN([.Q123]))&amp;[.Q123];[.Q12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124]+0.5)*15" office:value-type="float" office:value="15.3515625" calcext:value-type="float">
            <text:p>15</text:p>
          </table:table-cell>
          <table:table-cell table:formula="of:=DEC2BIN([.C124])" office:value-type="string" office:string-value="1111" calcext:value-type="string">
            <text:p>1111</text:p>
          </table:table-cell>
          <table:table-cell table:formula="of:=IF((LEN([.D124])&lt;4);REPT(0;4-LEN([.D124]))&amp;[.D124];[.D12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124]+0.5)*15" office:value-type="float" office:value="10.078125" calcext:value-type="float">
            <text:p>10</text:p>
          </table:table-cell>
          <table:table-cell table:formula="of:=DEC2BIN([.I124])" office:value-type="string" office:string-value="1010" calcext:value-type="string">
            <text:p>1010</text:p>
          </table:table-cell>
          <table:table-cell table:formula="of:=IF((LEN([.J124])&lt;4);REPT(0;4-LEN([.J124]))&amp;[.J124];[.J12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124]+1)*8" office:value-type="float" office:value="8.59375" calcext:value-type="float">
            <text:p>9</text:p>
          </table:table-cell>
          <table:table-cell table:formula="of:=DEC2BIN([.P124])" office:value-type="string" office:string-value="1000" calcext:value-type="string">
            <text:p>1000</text:p>
          </table:table-cell>
          <table:table-cell table:formula="of:=IF((LEN([.Q124])&lt;4);REPT(0;4-LEN([.Q124]))&amp;[.Q124];[.Q12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125]+0.5)*15" office:value-type="float" office:value="11.6015625" calcext:value-type="float">
            <text:p>12</text:p>
          </table:table-cell>
          <table:table-cell table:formula="of:=DEC2BIN([.C125])" office:value-type="string" office:string-value="1011" calcext:value-type="string">
            <text:p>1011</text:p>
          </table:table-cell>
          <table:table-cell table:formula="of:=IF((LEN([.D125])&lt;4);REPT(0;4-LEN([.D125]))&amp;[.D125];[.D12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125]+0.5)*15" office:value-type="float" office:value="1.46484375" calcext:value-type="float">
            <text:p>1</text:p>
          </table:table-cell>
          <table:table-cell table:formula="of:=DEC2BIN([.I125])" office:value-type="string" office:string-value="1" calcext:value-type="string">
            <text:p>1</text:p>
          </table:table-cell>
          <table:table-cell table:formula="of:=IF((LEN([.J125])&lt;4);REPT(0;4-LEN([.J125]))&amp;[.J125];[.J12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125]+1)*8" office:value-type="float" office:value="11.1875" calcext:value-type="float">
            <text:p>11</text:p>
          </table:table-cell>
          <table:table-cell table:formula="of:=DEC2BIN([.P125])" office:value-type="string" office:string-value="1011" calcext:value-type="string">
            <text:p>1011</text:p>
          </table:table-cell>
          <table:table-cell table:formula="of:=IF((LEN([.Q125])&lt;4);REPT(0;4-LEN([.Q125]))&amp;[.Q125];[.Q12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126]+0.5)*15" office:value-type="float" office:value="3.3984375" calcext:value-type="float">
            <text:p>3</text:p>
          </table:table-cell>
          <table:table-cell table:formula="of:=DEC2BIN([.C126])" office:value-type="string" office:string-value="11" calcext:value-type="string">
            <text:p>11</text:p>
          </table:table-cell>
          <table:table-cell table:formula="of:=IF((LEN([.D126])&lt;4);REPT(0;4-LEN([.D126]))&amp;[.D126];[.D12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126]+0.5)*15" office:value-type="float" office:value="1.40625" calcext:value-type="float">
            <text:p>1</text:p>
          </table:table-cell>
          <table:table-cell table:formula="of:=DEC2BIN([.I126])" office:value-type="string" office:string-value="1" calcext:value-type="string">
            <text:p>1</text:p>
          </table:table-cell>
          <table:table-cell table:formula="of:=IF((LEN([.J126])&lt;4);REPT(0;4-LEN([.J126]))&amp;[.J126];[.J12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126]+1)*8" office:value-type="float" office:value="9.1875" calcext:value-type="float">
            <text:p>9</text:p>
          </table:table-cell>
          <table:table-cell table:formula="of:=DEC2BIN([.P126])" office:value-type="string" office:string-value="1001" calcext:value-type="string">
            <text:p>1001</text:p>
          </table:table-cell>
          <table:table-cell table:formula="of:=IF((LEN([.Q126])&lt;4);REPT(0;4-LEN([.Q126]))&amp;[.Q126];[.Q12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127]+0.5)*15" office:value-type="float" office:value="0.234375" calcext:value-type="float">
            <text:p>0</text:p>
          </table:table-cell>
          <table:table-cell table:formula="of:=DEC2BIN([.C127])" office:value-type="string" office:string-value="0" calcext:value-type="string">
            <text:p>0</text:p>
          </table:table-cell>
          <table:table-cell table:formula="of:=IF((LEN([.D127])&lt;4);REPT(0;4-LEN([.D127]))&amp;[.D127];[.D12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127]+0.5)*15" office:value-type="float" office:value="9.66796875" calcext:value-type="float">
            <text:p>10</text:p>
          </table:table-cell>
          <table:table-cell table:formula="of:=DEC2BIN([.I127])" office:value-type="string" office:string-value="1001" calcext:value-type="string">
            <text:p>1001</text:p>
          </table:table-cell>
          <table:table-cell table:formula="of:=IF((LEN([.J127])&lt;4);REPT(0;4-LEN([.J127]))&amp;[.J127];[.J12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127]+1)*8" office:value-type="float" office:value="0.84375" calcext:value-type="float">
            <text:p>1</text:p>
          </table:table-cell>
          <table:table-cell table:formula="of:=DEC2BIN([.P127])" office:value-type="string" office:string-value="0" calcext:value-type="string">
            <text:p>0</text:p>
          </table:table-cell>
          <table:table-cell table:formula="of:=IF((LEN([.Q127])&lt;4);REPT(0;4-LEN([.Q127]))&amp;[.Q127];[.Q12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128]+0.5)*15" office:value-type="float" office:value="7.44140625" calcext:value-type="float">
            <text:p>7</text:p>
          </table:table-cell>
          <table:table-cell table:formula="of:=DEC2BIN([.C128])" office:value-type="string" office:string-value="111" calcext:value-type="string">
            <text:p>111</text:p>
          </table:table-cell>
          <table:table-cell table:formula="of:=IF((LEN([.D128])&lt;4);REPT(0;4-LEN([.D128]))&amp;[.D128];[.D1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128]+0.5)*15" office:value-type="float" office:value="15" calcext:value-type="float">
            <text:p>15</text:p>
          </table:table-cell>
          <table:table-cell table:formula="of:=DEC2BIN([.I128])" office:value-type="string" office:string-value="1111" calcext:value-type="string">
            <text:p>1111</text:p>
          </table:table-cell>
          <table:table-cell table:formula="of:=IF((LEN([.J128])&lt;4);REPT(0;4-LEN([.J128]))&amp;[.J128];[.J12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128]+1)*8" office:value-type="float" office:value="6.71875" calcext:value-type="float">
            <text:p>7</text:p>
          </table:table-cell>
          <table:table-cell table:formula="of:=DEC2BIN([.P128])" office:value-type="string" office:string-value="110" calcext:value-type="string">
            <text:p>110</text:p>
          </table:table-cell>
          <table:table-cell table:formula="of:=IF((LEN([.Q128])&lt;4);REPT(0;4-LEN([.Q128]))&amp;[.Q128];[.Q12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129]+0.5)*15" office:value-type="float" office:value="14.53125" calcext:value-type="float">
            <text:p>15</text:p>
          </table:table-cell>
          <table:table-cell table:formula="of:=DEC2BIN([.C129])" office:value-type="string" office:string-value="1110" calcext:value-type="string">
            <text:p>1110</text:p>
          </table:table-cell>
          <table:table-cell table:formula="of:=IF((LEN([.D129])&lt;4);REPT(0;4-LEN([.D129]))&amp;[.D129];[.D12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129]+0.5)*15" office:value-type="float" office:value="9.90234375" calcext:value-type="float">
            <text:p>10</text:p>
          </table:table-cell>
          <table:table-cell table:formula="of:=DEC2BIN([.I129])" office:value-type="string" office:string-value="1001" calcext:value-type="string">
            <text:p>1001</text:p>
          </table:table-cell>
          <table:table-cell table:formula="of:=IF((LEN([.J129])&lt;4);REPT(0;4-LEN([.J129]))&amp;[.J129];[.J12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129]+1)*8" office:value-type="float" office:value="15.71875" calcext:value-type="float">
            <text:p>16</text:p>
          </table:table-cell>
          <table:table-cell table:formula="of:=DEC2BIN([.P129])" office:value-type="string" office:string-value="1111" calcext:value-type="string">
            <text:p>1111</text:p>
          </table:table-cell>
          <table:table-cell table:formula="of:=IF((LEN([.Q129])&lt;4);REPT(0;4-LEN([.Q129]))&amp;[.Q129];[.Q12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130]+0.5)*15" office:value-type="float" office:value="12.01171875" calcext:value-type="float">
            <text:p>12</text:p>
          </table:table-cell>
          <table:table-cell table:formula="of:=DEC2BIN([.C130])" office:value-type="string" office:string-value="1100" calcext:value-type="string">
            <text:p>1100</text:p>
          </table:table-cell>
          <table:table-cell table:formula="of:=IF((LEN([.D130])&lt;4);REPT(0;4-LEN([.D130]))&amp;[.D130];[.D13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130]+0.5)*15" office:value-type="float" office:value="1.5234375" calcext:value-type="float">
            <text:p>2</text:p>
          </table:table-cell>
          <table:table-cell table:formula="of:=DEC2BIN([.I130])" office:value-type="string" office:string-value="1" calcext:value-type="string">
            <text:p>1</text:p>
          </table:table-cell>
          <table:table-cell table:formula="of:=IF((LEN([.J130])&lt;4);REPT(0;4-LEN([.J130]))&amp;[.J130];[.J13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30]+1)*8" office:value-type="float" office:value="9.25" calcext:value-type="float">
            <text:p>9</text:p>
          </table:table-cell>
          <table:table-cell table:formula="of:=DEC2BIN([.P130])" office:value-type="string" office:string-value="1001" calcext:value-type="string">
            <text:p>1001</text:p>
          </table:table-cell>
          <table:table-cell table:formula="of:=IF((LEN([.Q130])&lt;4);REPT(0;4-LEN([.Q130]))&amp;[.Q130];[.Q13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131]+0.5)*15" office:value-type="float" office:value="3.1640625" calcext:value-type="float">
            <text:p>3</text:p>
          </table:table-cell>
          <table:table-cell table:formula="of:=DEC2BIN([.C131])" office:value-type="string" office:string-value="11" calcext:value-type="string">
            <text:p>11</text:p>
          </table:table-cell>
          <table:table-cell table:formula="of:=IF((LEN([.D131])&lt;4);REPT(0;4-LEN([.D131]))&amp;[.D131];[.D13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131]+0.5)*15" office:value-type="float" office:value="1.34765625" calcext:value-type="float">
            <text:p>1</text:p>
          </table:table-cell>
          <table:table-cell table:formula="of:=DEC2BIN([.I131])" office:value-type="string" office:string-value="1" calcext:value-type="string">
            <text:p>1</text:p>
          </table:table-cell>
          <table:table-cell table:formula="of:=IF((LEN([.J131])&lt;4);REPT(0;4-LEN([.J131]))&amp;[.J131];[.J13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131]+1)*8" office:value-type="float" office:value="2.40625" calcext:value-type="float">
            <text:p>2</text:p>
          </table:table-cell>
          <table:table-cell table:formula="of:=DEC2BIN([.P131])" office:value-type="string" office:string-value="10" calcext:value-type="string">
            <text:p>10</text:p>
          </table:table-cell>
          <table:table-cell table:formula="of:=IF((LEN([.Q131])&lt;4);REPT(0;4-LEN([.Q131]))&amp;[.Q131];[.Q13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132]+0.5)*15" office:value-type="float" office:value="0.3515625" calcext:value-type="float">
            <text:p>0</text:p>
          </table:table-cell>
          <table:table-cell table:formula="of:=DEC2BIN([.C132])" office:value-type="string" office:string-value="0" calcext:value-type="string">
            <text:p>0</text:p>
          </table:table-cell>
          <table:table-cell table:formula="of:=IF((LEN([.D132])&lt;4);REPT(0;4-LEN([.D132]))&amp;[.D132];[.D13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132]+0.5)*15" office:value-type="float" office:value="9.7265625" calcext:value-type="float">
            <text:p>10</text:p>
          </table:table-cell>
          <table:table-cell table:formula="of:=DEC2BIN([.I132])" office:value-type="string" office:string-value="1001" calcext:value-type="string">
            <text:p>1001</text:p>
          </table:table-cell>
          <table:table-cell table:formula="of:=IF((LEN([.J132])&lt;4);REPT(0;4-LEN([.J132]))&amp;[.J132];[.J13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32]+1)*8" office:value-type="float" office:value="7.375" calcext:value-type="float">
            <text:p>7</text:p>
          </table:table-cell>
          <table:table-cell table:formula="of:=DEC2BIN([.P132])" office:value-type="string" office:string-value="111" calcext:value-type="string">
            <text:p>111</text:p>
          </table:table-cell>
          <table:table-cell table:formula="of:=IF((LEN([.Q132])&lt;4);REPT(0;4-LEN([.Q132]))&amp;[.Q132];[.Q13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133]+0.5)*15" office:value-type="float" office:value="7.44140625" calcext:value-type="float">
            <text:p>7</text:p>
          </table:table-cell>
          <table:table-cell table:formula="of:=DEC2BIN([.C133])" office:value-type="string" office:string-value="111" calcext:value-type="string">
            <text:p>111</text:p>
          </table:table-cell>
          <table:table-cell table:formula="of:=IF((LEN([.D133])&lt;4);REPT(0;4-LEN([.D133]))&amp;[.D133];[.D1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133]+0.5)*15" office:value-type="float" office:value="14.82421875" calcext:value-type="float">
            <text:p>15</text:p>
          </table:table-cell>
          <table:table-cell table:formula="of:=DEC2BIN([.I133])" office:value-type="string" office:string-value="1110" calcext:value-type="string">
            <text:p>1110</text:p>
          </table:table-cell>
          <table:table-cell table:formula="of:=IF((LEN([.J133])&lt;4);REPT(0;4-LEN([.J133]))&amp;[.J133];[.J1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133]+1)*8" office:value-type="float" office:value="9.3125" calcext:value-type="float">
            <text:p>9</text:p>
          </table:table-cell>
          <table:table-cell table:formula="of:=DEC2BIN([.P133])" office:value-type="string" office:string-value="1001" calcext:value-type="string">
            <text:p>1001</text:p>
          </table:table-cell>
          <table:table-cell table:formula="of:=IF((LEN([.Q133])&lt;4);REPT(0;4-LEN([.Q133]))&amp;[.Q133];[.Q13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134]+0.5)*15" office:value-type="float" office:value="14.23828125" calcext:value-type="float">
            <text:p>14</text:p>
          </table:table-cell>
          <table:table-cell table:formula="of:=DEC2BIN([.C134])" office:value-type="string" office:string-value="1110" calcext:value-type="string">
            <text:p>1110</text:p>
          </table:table-cell>
          <table:table-cell table:formula="of:=IF((LEN([.D134])&lt;4);REPT(0;4-LEN([.D134]))&amp;[.D134];[.D13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34]+0.5)*15" office:value-type="float" office:value="7.5" calcext:value-type="float">
            <text:p>8</text:p>
          </table:table-cell>
          <table:table-cell table:formula="of:=DEC2BIN([.I134])" office:value-type="string" office:string-value="111" calcext:value-type="string">
            <text:p>111</text:p>
          </table:table-cell>
          <table:table-cell table:formula="of:=IF((LEN([.J134])&lt;4);REPT(0;4-LEN([.J134]))&amp;[.J134];[.J1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134]+1)*8" office:value-type="float" office:value="7.40625" calcext:value-type="float">
            <text:p>7</text:p>
          </table:table-cell>
          <table:table-cell table:formula="of:=DEC2BIN([.P134])" office:value-type="string" office:string-value="111" calcext:value-type="string">
            <text:p>111</text:p>
          </table:table-cell>
          <table:table-cell table:formula="of:=IF((LEN([.Q134])&lt;4);REPT(0;4-LEN([.Q134]))&amp;[.Q134];[.Q13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135]+0.5)*15" office:value-type="float" office:value="5.68359375" calcext:value-type="float">
            <text:p>6</text:p>
          </table:table-cell>
          <table:table-cell table:formula="of:=DEC2BIN([.C135])" office:value-type="string" office:string-value="101" calcext:value-type="string">
            <text:p>101</text:p>
          </table:table-cell>
          <table:table-cell table:formula="of:=IF((LEN([.D135])&lt;4);REPT(0;4-LEN([.D135]))&amp;[.D135];[.D13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35]+0.5)*15" office:value-type="float" office:value="0.41015625" calcext:value-type="float">
            <text:p>0</text:p>
          </table:table-cell>
          <table:table-cell table:formula="of:=DEC2BIN([.I135])" office:value-type="string" office:string-value="0" calcext:value-type="string">
            <text:p>0</text:p>
          </table:table-cell>
          <table:table-cell table:formula="of:=IF((LEN([.J135])&lt;4);REPT(0;4-LEN([.J135]))&amp;[.J135];[.J13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135]+1)*8" office:value-type="float" office:value="4.8125" calcext:value-type="float">
            <text:p>5</text:p>
          </table:table-cell>
          <table:table-cell table:formula="of:=DEC2BIN([.P135])" office:value-type="string" office:string-value="100" calcext:value-type="string">
            <text:p>100</text:p>
          </table:table-cell>
          <table:table-cell table:formula="of:=IF((LEN([.Q135])&lt;4);REPT(0;4-LEN([.Q135]))&amp;[.Q135];[.Q13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136]+0.5)*15" office:value-type="float" office:value="1.171875" calcext:value-type="float">
            <text:p>1</text:p>
          </table:table-cell>
          <table:table-cell table:formula="of:=DEC2BIN([.C136])" office:value-type="string" office:string-value="1" calcext:value-type="string">
            <text:p>1</text:p>
          </table:table-cell>
          <table:table-cell table:formula="of:=IF((LEN([.D136])&lt;4);REPT(0;4-LEN([.D136]))&amp;[.D136];[.D13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36]+0.5)*15" office:value-type="float" office:value="11.77734375" calcext:value-type="float">
            <text:p>12</text:p>
          </table:table-cell>
          <table:table-cell table:formula="of:=DEC2BIN([.I136])" office:value-type="string" office:string-value="1011" calcext:value-type="string">
            <text:p>1011</text:p>
          </table:table-cell>
          <table:table-cell table:formula="of:=IF((LEN([.J136])&lt;4);REPT(0;4-LEN([.J136]))&amp;[.J136];[.J13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136]+1)*8" office:value-type="float" office:value="6.8125" calcext:value-type="float">
            <text:p>7</text:p>
          </table:table-cell>
          <table:table-cell table:formula="of:=DEC2BIN([.P136])" office:value-type="string" office:string-value="110" calcext:value-type="string">
            <text:p>110</text:p>
          </table:table-cell>
          <table:table-cell table:formula="of:=IF((LEN([.Q136])&lt;4);REPT(0;4-LEN([.Q136]))&amp;[.Q136];[.Q13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137]+0.5)*15" office:value-type="float" office:value="13.59375" calcext:value-type="float">
            <text:p>14</text:p>
          </table:table-cell>
          <table:table-cell table:formula="of:=DEC2BIN([.C137])" office:value-type="string" office:string-value="1101" calcext:value-type="string">
            <text:p>1101</text:p>
          </table:table-cell>
          <table:table-cell table:formula="of:=IF((LEN([.D137])&lt;4);REPT(0;4-LEN([.D137]))&amp;[.D137];[.D13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37]+0.5)*15" office:value-type="float" office:value="12.01171875" calcext:value-type="float">
            <text:p>12</text:p>
          </table:table-cell>
          <table:table-cell table:formula="of:=DEC2BIN([.I137])" office:value-type="string" office:string-value="1100" calcext:value-type="string">
            <text:p>1100</text:p>
          </table:table-cell>
          <table:table-cell table:formula="of:=IF((LEN([.J137])&lt;4);REPT(0;4-LEN([.J137]))&amp;[.J137];[.J13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137]+1)*8" office:value-type="float" office:value="15.15625" calcext:value-type="float">
            <text:p>15</text:p>
          </table:table-cell>
          <table:table-cell table:formula="of:=DEC2BIN([.P137])" office:value-type="string" office:string-value="1111" calcext:value-type="string">
            <text:p>1111</text:p>
          </table:table-cell>
          <table:table-cell table:formula="of:=IF((LEN([.Q137])&lt;4);REPT(0;4-LEN([.Q137]))&amp;[.Q137];[.Q13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138]+0.5)*15" office:value-type="float" office:value="9.84375" calcext:value-type="float">
            <text:p>10</text:p>
          </table:table-cell>
          <table:table-cell table:formula="of:=DEC2BIN([.C138])" office:value-type="string" office:string-value="1001" calcext:value-type="string">
            <text:p>1001</text:p>
          </table:table-cell>
          <table:table-cell table:formula="of:=IF((LEN([.D138])&lt;4);REPT(0;4-LEN([.D138]))&amp;[.D138];[.D13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38]+0.5)*15" office:value-type="float" office:value="0.41015625" calcext:value-type="float">
            <text:p>0</text:p>
          </table:table-cell>
          <table:table-cell table:formula="of:=DEC2BIN([.I138])" office:value-type="string" office:string-value="0" calcext:value-type="string">
            <text:p>0</text:p>
          </table:table-cell>
          <table:table-cell table:formula="of:=IF((LEN([.J138])&lt;4);REPT(0;4-LEN([.J138]))&amp;[.J138];[.J1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138]+1)*8" office:value-type="float" office:value="9.28125" calcext:value-type="float">
            <text:p>9</text:p>
          </table:table-cell>
          <table:table-cell table:formula="of:=DEC2BIN([.P138])" office:value-type="string" office:string-value="1001" calcext:value-type="string">
            <text:p>1001</text:p>
          </table:table-cell>
          <table:table-cell table:formula="of:=IF((LEN([.Q138])&lt;4);REPT(0;4-LEN([.Q138]))&amp;[.Q138];[.Q13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139]+0.5)*15" office:value-type="float" office:value="0.05859375" calcext:value-type="float">
            <text:p>0</text:p>
          </table:table-cell>
          <table:table-cell table:formula="of:=DEC2BIN([.C139])" office:value-type="string" office:string-value="0" calcext:value-type="string">
            <text:p>0</text:p>
          </table:table-cell>
          <table:table-cell table:formula="of:=IF((LEN([.D139])&lt;4);REPT(0;4-LEN([.D139]))&amp;[.D139];[.D1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139]+0.5)*15" office:value-type="float" office:value="7.3828125" calcext:value-type="float">
            <text:p>7</text:p>
          </table:table-cell>
          <table:table-cell table:formula="of:=DEC2BIN([.I139])" office:value-type="string" office:string-value="111" calcext:value-type="string">
            <text:p>111</text:p>
          </table:table-cell>
          <table:table-cell table:formula="of:=IF((LEN([.J139])&lt;4);REPT(0;4-LEN([.J139]))&amp;[.J139];[.J1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139]+1)*8" office:value-type="float" office:value="0.28125" calcext:value-type="float">
            <text:p>0</text:p>
          </table:table-cell>
          <table:table-cell table:formula="of:=DEC2BIN([.P139])" office:value-type="string" office:string-value="0" calcext:value-type="string">
            <text:p>0</text:p>
          </table:table-cell>
          <table:table-cell table:formula="of:=IF((LEN([.Q139])&lt;4);REPT(0;4-LEN([.Q139]))&amp;[.Q139];[.Q13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140]+0.5)*15" office:value-type="float" office:value="9.66796875" calcext:value-type="float">
            <text:p>10</text:p>
          </table:table-cell>
          <table:table-cell table:formula="of:=DEC2BIN([.C140])" office:value-type="string" office:string-value="1001" calcext:value-type="string">
            <text:p>1001</text:p>
          </table:table-cell>
          <table:table-cell table:formula="of:=IF((LEN([.D140])&lt;4);REPT(0;4-LEN([.D140]))&amp;[.D140];[.D14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140]+0.5)*15" office:value-type="float" office:value="14.6484375" calcext:value-type="float">
            <text:p>15</text:p>
          </table:table-cell>
          <table:table-cell table:formula="of:=DEC2BIN([.I140])" office:value-type="string" office:string-value="1110" calcext:value-type="string">
            <text:p>1110</text:p>
          </table:table-cell>
          <table:table-cell table:formula="of:=IF((LEN([.J140])&lt;4);REPT(0;4-LEN([.J140]))&amp;[.J140];[.J14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140]+1)*8" office:value-type="float" office:value="6.75" calcext:value-type="float">
            <text:p>7</text:p>
          </table:table-cell>
          <table:table-cell table:formula="of:=DEC2BIN([.P140])" office:value-type="string" office:string-value="110" calcext:value-type="string">
            <text:p>110</text:p>
          </table:table-cell>
          <table:table-cell table:formula="of:=IF((LEN([.Q140])&lt;4);REPT(0;4-LEN([.Q140]))&amp;[.Q140];[.Q14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141]+0.5)*15" office:value-type="float" office:value="13.65234375" calcext:value-type="float">
            <text:p>14</text:p>
          </table:table-cell>
          <table:table-cell table:formula="of:=DEC2BIN([.C141])" office:value-type="string" office:string-value="1101" calcext:value-type="string">
            <text:p>1101</text:p>
          </table:table-cell>
          <table:table-cell table:formula="of:=IF((LEN([.D141])&lt;4);REPT(0;4-LEN([.D141]))&amp;[.D141];[.D14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141]+0.5)*15" office:value-type="float" office:value="3.22265625" calcext:value-type="float">
            <text:p>3</text:p>
          </table:table-cell>
          <table:table-cell table:formula="of:=DEC2BIN([.I141])" office:value-type="string" office:string-value="11" calcext:value-type="string">
            <text:p>11</text:p>
          </table:table-cell>
          <table:table-cell table:formula="of:=IF((LEN([.J141])&lt;4);REPT(0;4-LEN([.J141]))&amp;[.J141];[.J14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141]+1)*8" office:value-type="float" office:value="13.59375" calcext:value-type="float">
            <text:p>14</text:p>
          </table:table-cell>
          <table:table-cell table:formula="of:=DEC2BIN([.P141])" office:value-type="string" office:string-value="1101" calcext:value-type="string">
            <text:p>1101</text:p>
          </table:table-cell>
          <table:table-cell table:formula="of:=IF((LEN([.Q141])&lt;4);REPT(0;4-LEN([.Q141]))&amp;[.Q141];[.Q14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142]+0.5)*15" office:value-type="float" office:value="1.5234375" calcext:value-type="float">
            <text:p>2</text:p>
          </table:table-cell>
          <table:table-cell table:formula="of:=DEC2BIN([.C142])" office:value-type="string" office:string-value="1" calcext:value-type="string">
            <text:p>1</text:p>
          </table:table-cell>
          <table:table-cell table:formula="of:=IF((LEN([.D142])&lt;4);REPT(0;4-LEN([.D142]))&amp;[.D142];[.D14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142]+0.5)*15" office:value-type="float" office:value="2.98828125" calcext:value-type="float">
            <text:p>3</text:p>
          </table:table-cell>
          <table:table-cell table:formula="of:=DEC2BIN([.I142])" office:value-type="string" office:string-value="10" calcext:value-type="string">
            <text:p>10</text:p>
          </table:table-cell>
          <table:table-cell table:formula="of:=IF((LEN([.J142])&lt;4);REPT(0;4-LEN([.J142]))&amp;[.J142];[.J14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42]+1)*8" office:value-type="float" office:value="8.625" calcext:value-type="float">
            <text:p>9</text:p>
          </table:table-cell>
          <table:table-cell table:formula="of:=DEC2BIN([.P142])" office:value-type="string" office:string-value="1000" calcext:value-type="string">
            <text:p>1000</text:p>
          </table:table-cell>
          <table:table-cell table:formula="of:=IF((LEN([.Q142])&lt;4);REPT(0;4-LEN([.Q142]))&amp;[.Q142];[.Q14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143]+0.5)*15" office:value-type="float" office:value="4.98046875" calcext:value-type="float">
            <text:p>5</text:p>
          </table:table-cell>
          <table:table-cell table:formula="of:=DEC2BIN([.C143])" office:value-type="string" office:string-value="100" calcext:value-type="string">
            <text:p>100</text:p>
          </table:table-cell>
          <table:table-cell table:formula="of:=IF((LEN([.D143])&lt;4);REPT(0;4-LEN([.D143]))&amp;[.D143];[.D14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143]+0.5)*15" office:value-type="float" office:value="14.70703125" calcext:value-type="float">
            <text:p>15</text:p>
          </table:table-cell>
          <table:table-cell table:formula="of:=DEC2BIN([.I143])" office:value-type="string" office:string-value="1110" calcext:value-type="string">
            <text:p>1110</text:p>
          </table:table-cell>
          <table:table-cell table:formula="of:=IF((LEN([.J143])&lt;4);REPT(0;4-LEN([.J143]))&amp;[.J143];[.J1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143]+1)*8" office:value-type="float" office:value="6.6875" calcext:value-type="float">
            <text:p>7</text:p>
          </table:table-cell>
          <table:table-cell table:formula="of:=DEC2BIN([.P143])" office:value-type="string" office:string-value="110" calcext:value-type="string">
            <text:p>110</text:p>
          </table:table-cell>
          <table:table-cell table:formula="of:=IF((LEN([.Q143])&lt;4);REPT(0;4-LEN([.Q143]))&amp;[.Q143];[.Q14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144]+0.5)*15" office:value-type="float" office:value="15.3515625" calcext:value-type="float">
            <text:p>15</text:p>
          </table:table-cell>
          <table:table-cell table:formula="of:=DEC2BIN([.C144])" office:value-type="string" office:string-value="1111" calcext:value-type="string">
            <text:p>1111</text:p>
          </table:table-cell>
          <table:table-cell table:formula="of:=IF((LEN([.D144])&lt;4);REPT(0;4-LEN([.D144]))&amp;[.D144];[.D14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144]+0.5)*15" office:value-type="float" office:value="10.078125" calcext:value-type="float">
            <text:p>10</text:p>
          </table:table-cell>
          <table:table-cell table:formula="of:=DEC2BIN([.I144])" office:value-type="string" office:string-value="1010" calcext:value-type="string">
            <text:p>1010</text:p>
          </table:table-cell>
          <table:table-cell table:formula="of:=IF((LEN([.J144])&lt;4);REPT(0;4-LEN([.J144]))&amp;[.J144];[.J14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144]+1)*8" office:value-type="float" office:value="8.59375" calcext:value-type="float">
            <text:p>9</text:p>
          </table:table-cell>
          <table:table-cell table:formula="of:=DEC2BIN([.P144])" office:value-type="string" office:string-value="1000" calcext:value-type="string">
            <text:p>1000</text:p>
          </table:table-cell>
          <table:table-cell table:formula="of:=IF((LEN([.Q144])&lt;4);REPT(0;4-LEN([.Q144]))&amp;[.Q144];[.Q14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145]+0.5)*15" office:value-type="float" office:value="11.6015625" calcext:value-type="float">
            <text:p>12</text:p>
          </table:table-cell>
          <table:table-cell table:formula="of:=DEC2BIN([.C145])" office:value-type="string" office:string-value="1011" calcext:value-type="string">
            <text:p>1011</text:p>
          </table:table-cell>
          <table:table-cell table:formula="of:=IF((LEN([.D145])&lt;4);REPT(0;4-LEN([.D145]))&amp;[.D145];[.D14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145]+0.5)*15" office:value-type="float" office:value="1.46484375" calcext:value-type="float">
            <text:p>1</text:p>
          </table:table-cell>
          <table:table-cell table:formula="of:=DEC2BIN([.I145])" office:value-type="string" office:string-value="1" calcext:value-type="string">
            <text:p>1</text:p>
          </table:table-cell>
          <table:table-cell table:formula="of:=IF((LEN([.J145])&lt;4);REPT(0;4-LEN([.J145]))&amp;[.J145];[.J14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145]+1)*8" office:value-type="float" office:value="11.1875" calcext:value-type="float">
            <text:p>11</text:p>
          </table:table-cell>
          <table:table-cell table:formula="of:=DEC2BIN([.P145])" office:value-type="string" office:string-value="1011" calcext:value-type="string">
            <text:p>1011</text:p>
          </table:table-cell>
          <table:table-cell table:formula="of:=IF((LEN([.Q145])&lt;4);REPT(0;4-LEN([.Q145]))&amp;[.Q145];[.Q14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146]+0.5)*15" office:value-type="float" office:value="3.3984375" calcext:value-type="float">
            <text:p>3</text:p>
          </table:table-cell>
          <table:table-cell table:formula="of:=DEC2BIN([.C146])" office:value-type="string" office:string-value="11" calcext:value-type="string">
            <text:p>11</text:p>
          </table:table-cell>
          <table:table-cell table:formula="of:=IF((LEN([.D146])&lt;4);REPT(0;4-LEN([.D146]))&amp;[.D146];[.D14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146]+0.5)*15" office:value-type="float" office:value="1.40625" calcext:value-type="float">
            <text:p>1</text:p>
          </table:table-cell>
          <table:table-cell table:formula="of:=DEC2BIN([.I146])" office:value-type="string" office:string-value="1" calcext:value-type="string">
            <text:p>1</text:p>
          </table:table-cell>
          <table:table-cell table:formula="of:=IF((LEN([.J146])&lt;4);REPT(0;4-LEN([.J146]))&amp;[.J146];[.J14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146]+1)*8" office:value-type="float" office:value="9.1875" calcext:value-type="float">
            <text:p>9</text:p>
          </table:table-cell>
          <table:table-cell table:formula="of:=DEC2BIN([.P146])" office:value-type="string" office:string-value="1001" calcext:value-type="string">
            <text:p>1001</text:p>
          </table:table-cell>
          <table:table-cell table:formula="of:=IF((LEN([.Q146])&lt;4);REPT(0;4-LEN([.Q146]))&amp;[.Q146];[.Q14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147]+0.5)*15" office:value-type="float" office:value="0.234375" calcext:value-type="float">
            <text:p>0</text:p>
          </table:table-cell>
          <table:table-cell table:formula="of:=DEC2BIN([.C147])" office:value-type="string" office:string-value="0" calcext:value-type="string">
            <text:p>0</text:p>
          </table:table-cell>
          <table:table-cell table:formula="of:=IF((LEN([.D147])&lt;4);REPT(0;4-LEN([.D147]))&amp;[.D147];[.D14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147]+0.5)*15" office:value-type="float" office:value="9.66796875" calcext:value-type="float">
            <text:p>10</text:p>
          </table:table-cell>
          <table:table-cell table:formula="of:=DEC2BIN([.I147])" office:value-type="string" office:string-value="1001" calcext:value-type="string">
            <text:p>1001</text:p>
          </table:table-cell>
          <table:table-cell table:formula="of:=IF((LEN([.J147])&lt;4);REPT(0;4-LEN([.J147]))&amp;[.J147];[.J14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147]+1)*8" office:value-type="float" office:value="0.84375" calcext:value-type="float">
            <text:p>1</text:p>
          </table:table-cell>
          <table:table-cell table:formula="of:=DEC2BIN([.P147])" office:value-type="string" office:string-value="0" calcext:value-type="string">
            <text:p>0</text:p>
          </table:table-cell>
          <table:table-cell table:formula="of:=IF((LEN([.Q147])&lt;4);REPT(0;4-LEN([.Q147]))&amp;[.Q147];[.Q14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148]+0.5)*15" office:value-type="float" office:value="7.5" calcext:value-type="float">
            <text:p>8</text:p>
          </table:table-cell>
          <table:table-cell table:formula="of:=DEC2BIN([.C148])" office:value-type="string" office:string-value="111" calcext:value-type="string">
            <text:p>111</text:p>
          </table:table-cell>
          <table:table-cell table:formula="of:=IF((LEN([.D148])&lt;4);REPT(0;4-LEN([.D148]))&amp;[.D148];[.D14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148]+0.5)*15" office:value-type="float" office:value="14.8828125" calcext:value-type="float">
            <text:p>15</text:p>
          </table:table-cell>
          <table:table-cell table:formula="of:=DEC2BIN([.I148])" office:value-type="string" office:string-value="1110" calcext:value-type="string">
            <text:p>1110</text:p>
          </table:table-cell>
          <table:table-cell table:formula="of:=IF((LEN([.J148])&lt;4);REPT(0;4-LEN([.J148]))&amp;[.J148];[.J1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148]+1)*8" office:value-type="float" office:value="6.71875" calcext:value-type="float">
            <text:p>7</text:p>
          </table:table-cell>
          <table:table-cell table:formula="of:=DEC2BIN([.P148])" office:value-type="string" office:string-value="110" calcext:value-type="string">
            <text:p>110</text:p>
          </table:table-cell>
          <table:table-cell table:formula="of:=IF((LEN([.Q148])&lt;4);REPT(0;4-LEN([.Q148]))&amp;[.Q148];[.Q14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149]+0.5)*15" office:value-type="float" office:value="14.1796875" calcext:value-type="float">
            <text:p>14</text:p>
          </table:table-cell>
          <table:table-cell table:formula="of:=DEC2BIN([.C149])" office:value-type="string" office:string-value="1110" calcext:value-type="string">
            <text:p>1110</text:p>
          </table:table-cell>
          <table:table-cell table:formula="of:=IF((LEN([.D149])&lt;4);REPT(0;4-LEN([.D149]))&amp;[.D149];[.D14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49]+0.5)*15" office:value-type="float" office:value="7.5" calcext:value-type="float">
            <text:p>8</text:p>
          </table:table-cell>
          <table:table-cell table:formula="of:=DEC2BIN([.I149])" office:value-type="string" office:string-value="111" calcext:value-type="string">
            <text:p>111</text:p>
          </table:table-cell>
          <table:table-cell table:formula="of:=IF((LEN([.J149])&lt;4);REPT(0;4-LEN([.J149]))&amp;[.J149];[.J1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149]+1)*8" office:value-type="float" office:value="15.71875" calcext:value-type="float">
            <text:p>16</text:p>
          </table:table-cell>
          <table:table-cell table:formula="of:=DEC2BIN([.P149])" office:value-type="string" office:string-value="1111" calcext:value-type="string">
            <text:p>1111</text:p>
          </table:table-cell>
          <table:table-cell table:formula="of:=IF((LEN([.Q149])&lt;4);REPT(0;4-LEN([.Q149]))&amp;[.Q149];[.Q14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150]+0.5)*15" office:value-type="float" office:value="5.68359375" calcext:value-type="float">
            <text:p>6</text:p>
          </table:table-cell>
          <table:table-cell table:formula="of:=DEC2BIN([.C150])" office:value-type="string" office:string-value="101" calcext:value-type="string">
            <text:p>101</text:p>
          </table:table-cell>
          <table:table-cell table:formula="of:=IF((LEN([.D150])&lt;4);REPT(0;4-LEN([.D150]))&amp;[.D150];[.D15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50]+0.5)*15" office:value-type="float" office:value="0.41015625" calcext:value-type="float">
            <text:p>0</text:p>
          </table:table-cell>
          <table:table-cell table:formula="of:=DEC2BIN([.I150])" office:value-type="string" office:string-value="0" calcext:value-type="string">
            <text:p>0</text:p>
          </table:table-cell>
          <table:table-cell table:formula="of:=IF((LEN([.J150])&lt;4);REPT(0;4-LEN([.J150]))&amp;[.J150];[.J15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50]+1)*8" office:value-type="float" office:value="9.25" calcext:value-type="float">
            <text:p>9</text:p>
          </table:table-cell>
          <table:table-cell table:formula="of:=DEC2BIN([.P150])" office:value-type="string" office:string-value="1001" calcext:value-type="string">
            <text:p>1001</text:p>
          </table:table-cell>
          <table:table-cell table:formula="of:=IF((LEN([.Q150])&lt;4);REPT(0;4-LEN([.Q150]))&amp;[.Q150];[.Q15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151]+0.5)*15" office:value-type="float" office:value="1.171875" calcext:value-type="float">
            <text:p>1</text:p>
          </table:table-cell>
          <table:table-cell table:formula="of:=DEC2BIN([.C151])" office:value-type="string" office:string-value="1" calcext:value-type="string">
            <text:p>1</text:p>
          </table:table-cell>
          <table:table-cell table:formula="of:=IF((LEN([.D151])&lt;4);REPT(0;4-LEN([.D151]))&amp;[.D151];[.D15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51]+0.5)*15" office:value-type="float" office:value="11.77734375" calcext:value-type="float">
            <text:p>12</text:p>
          </table:table-cell>
          <table:table-cell table:formula="of:=DEC2BIN([.I151])" office:value-type="string" office:string-value="1011" calcext:value-type="string">
            <text:p>1011</text:p>
          </table:table-cell>
          <table:table-cell table:formula="of:=IF((LEN([.J151])&lt;4);REPT(0;4-LEN([.J151]))&amp;[.J151];[.J15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151]+1)*8" office:value-type="float" office:value="2.40625" calcext:value-type="float">
            <text:p>2</text:p>
          </table:table-cell>
          <table:table-cell table:formula="of:=DEC2BIN([.P151])" office:value-type="string" office:string-value="10" calcext:value-type="string">
            <text:p>10</text:p>
          </table:table-cell>
          <table:table-cell table:formula="of:=IF((LEN([.Q151])&lt;4);REPT(0;4-LEN([.Q151]))&amp;[.Q151];[.Q15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152]+0.5)*15" office:value-type="float" office:value="13.59375" calcext:value-type="float">
            <text:p>14</text:p>
          </table:table-cell>
          <table:table-cell table:formula="of:=DEC2BIN([.C152])" office:value-type="string" office:string-value="1101" calcext:value-type="string">
            <text:p>1101</text:p>
          </table:table-cell>
          <table:table-cell table:formula="of:=IF((LEN([.D152])&lt;4);REPT(0;4-LEN([.D152]))&amp;[.D152];[.D15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52]+0.5)*15" office:value-type="float" office:value="12.01171875" calcext:value-type="float">
            <text:p>12</text:p>
          </table:table-cell>
          <table:table-cell table:formula="of:=DEC2BIN([.I152])" office:value-type="string" office:string-value="1100" calcext:value-type="string">
            <text:p>1100</text:p>
          </table:table-cell>
          <table:table-cell table:formula="of:=IF((LEN([.J152])&lt;4);REPT(0;4-LEN([.J152]))&amp;[.J152];[.J15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52]+1)*8" office:value-type="float" office:value="7.375" calcext:value-type="float">
            <text:p>7</text:p>
          </table:table-cell>
          <table:table-cell table:formula="of:=DEC2BIN([.P152])" office:value-type="string" office:string-value="111" calcext:value-type="string">
            <text:p>111</text:p>
          </table:table-cell>
          <table:table-cell table:formula="of:=IF((LEN([.Q152])&lt;4);REPT(0;4-LEN([.Q152]))&amp;[.Q152];[.Q15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153]+0.5)*15" office:value-type="float" office:value="9.90234375" calcext:value-type="float">
            <text:p>10</text:p>
          </table:table-cell>
          <table:table-cell table:formula="of:=DEC2BIN([.C153])" office:value-type="string" office:string-value="1001" calcext:value-type="string">
            <text:p>1001</text:p>
          </table:table-cell>
          <table:table-cell table:formula="of:=IF((LEN([.D153])&lt;4);REPT(0;4-LEN([.D153]))&amp;[.D153];[.D15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153]+0.5)*15" office:value-type="float" office:value="0.234375" calcext:value-type="float">
            <text:p>0</text:p>
          </table:table-cell>
          <table:table-cell table:formula="of:=DEC2BIN([.I153])" office:value-type="string" office:string-value="0" calcext:value-type="string">
            <text:p>0</text:p>
          </table:table-cell>
          <table:table-cell table:formula="of:=IF((LEN([.J153])&lt;4);REPT(0;4-LEN([.J153]))&amp;[.J153];[.J1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153]+1)*8" office:value-type="float" office:value="9.3125" calcext:value-type="float">
            <text:p>9</text:p>
          </table:table-cell>
          <table:table-cell table:formula="of:=DEC2BIN([.P153])" office:value-type="string" office:string-value="1001" calcext:value-type="string">
            <text:p>1001</text:p>
          </table:table-cell>
          <table:table-cell table:formula="of:=IF((LEN([.Q153])&lt;4);REPT(0;4-LEN([.Q153]))&amp;[.Q153];[.Q15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154]+0.5)*15" office:value-type="float" office:value="-0.29296875" calcext:value-type="float">
            <text:p>0</text:p>
          </table:table-cell>
          <table:table-cell table:formula="of:=DEC2BIN([.C154])" office:value-type="string" office:string-value="0" calcext:value-type="string">
            <text:p>0</text:p>
          </table:table-cell>
          <table:table-cell table:formula="of:=IF((LEN([.D154])&lt;4);REPT(0;4-LEN([.D154]))&amp;[.D154];[.D15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154]+0.5)*15" office:value-type="float" office:value="4.98046875" calcext:value-type="float">
            <text:p>5</text:p>
          </table:table-cell>
          <table:table-cell table:formula="of:=DEC2BIN([.I154])" office:value-type="string" office:string-value="100" calcext:value-type="string">
            <text:p>100</text:p>
          </table:table-cell>
          <table:table-cell table:formula="of:=IF((LEN([.J154])&lt;4);REPT(0;4-LEN([.J154]))&amp;[.J154];[.J15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154]+1)*8" office:value-type="float" office:value="7.40625" calcext:value-type="float">
            <text:p>7</text:p>
          </table:table-cell>
          <table:table-cell table:formula="of:=DEC2BIN([.P154])" office:value-type="string" office:string-value="111" calcext:value-type="string">
            <text:p>111</text:p>
          </table:table-cell>
          <table:table-cell table:formula="of:=IF((LEN([.Q154])&lt;4);REPT(0;4-LEN([.Q154]))&amp;[.Q154];[.Q15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155]+0.5)*15" office:value-type="float" office:value="3.33984375" calcext:value-type="float">
            <text:p>3</text:p>
          </table:table-cell>
          <table:table-cell table:formula="of:=DEC2BIN([.C155])" office:value-type="string" office:string-value="11" calcext:value-type="string">
            <text:p>11</text:p>
          </table:table-cell>
          <table:table-cell table:formula="of:=IF((LEN([.D155])&lt;4);REPT(0;4-LEN([.D155]))&amp;[.D155];[.D15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155]+0.5)*15" office:value-type="float" office:value="13.53515625" calcext:value-type="float">
            <text:p>14</text:p>
          </table:table-cell>
          <table:table-cell table:formula="of:=DEC2BIN([.I155])" office:value-type="string" office:string-value="1101" calcext:value-type="string">
            <text:p>1101</text:p>
          </table:table-cell>
          <table:table-cell table:formula="of:=IF((LEN([.J155])&lt;4);REPT(0;4-LEN([.J155]))&amp;[.J155];[.J15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155]+1)*8" office:value-type="float" office:value="4.8125" calcext:value-type="float">
            <text:p>5</text:p>
          </table:table-cell>
          <table:table-cell table:formula="of:=DEC2BIN([.P155])" office:value-type="string" office:string-value="100" calcext:value-type="string">
            <text:p>100</text:p>
          </table:table-cell>
          <table:table-cell table:formula="of:=IF((LEN([.Q155])&lt;4);REPT(0;4-LEN([.Q155]))&amp;[.Q155];[.Q15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156]+0.5)*15" office:value-type="float" office:value="11.6015625" calcext:value-type="float">
            <text:p>12</text:p>
          </table:table-cell>
          <table:table-cell table:formula="of:=DEC2BIN([.C156])" office:value-type="string" office:string-value="1011" calcext:value-type="string">
            <text:p>1011</text:p>
          </table:table-cell>
          <table:table-cell table:formula="of:=IF((LEN([.D156])&lt;4);REPT(0;4-LEN([.D156]))&amp;[.D156];[.D15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156]+0.5)*15" office:value-type="float" office:value="13.59375" calcext:value-type="float">
            <text:p>14</text:p>
          </table:table-cell>
          <table:table-cell table:formula="of:=DEC2BIN([.I156])" office:value-type="string" office:string-value="1101" calcext:value-type="string">
            <text:p>1101</text:p>
          </table:table-cell>
          <table:table-cell table:formula="of:=IF((LEN([.J156])&lt;4);REPT(0;4-LEN([.J156]))&amp;[.J156];[.J15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156]+1)*8" office:value-type="float" office:value="6.8125" calcext:value-type="float">
            <text:p>7</text:p>
          </table:table-cell>
          <table:table-cell table:formula="of:=DEC2BIN([.P156])" office:value-type="string" office:string-value="110" calcext:value-type="string">
            <text:p>110</text:p>
          </table:table-cell>
          <table:table-cell table:formula="of:=IF((LEN([.Q156])&lt;4);REPT(0;4-LEN([.Q156]))&amp;[.Q156];[.Q15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157]+0.5)*15" office:value-type="float" office:value="14.765625" calcext:value-type="float">
            <text:p>15</text:p>
          </table:table-cell>
          <table:table-cell table:formula="of:=DEC2BIN([.C157])" office:value-type="string" office:string-value="1110" calcext:value-type="string">
            <text:p>1110</text:p>
          </table:table-cell>
          <table:table-cell table:formula="of:=IF((LEN([.D157])&lt;4);REPT(0;4-LEN([.D157]))&amp;[.D157];[.D15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157]+0.5)*15" office:value-type="float" office:value="5.33203125" calcext:value-type="float">
            <text:p>5</text:p>
          </table:table-cell>
          <table:table-cell table:formula="of:=DEC2BIN([.I157])" office:value-type="string" office:string-value="101" calcext:value-type="string">
            <text:p>101</text:p>
          </table:table-cell>
          <table:table-cell table:formula="of:=IF((LEN([.J157])&lt;4);REPT(0;4-LEN([.J157]))&amp;[.J157];[.J15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157]+1)*8" office:value-type="float" office:value="15.15625" calcext:value-type="float">
            <text:p>15</text:p>
          </table:table-cell>
          <table:table-cell table:formula="of:=DEC2BIN([.P157])" office:value-type="string" office:string-value="1111" calcext:value-type="string">
            <text:p>1111</text:p>
          </table:table-cell>
          <table:table-cell table:formula="of:=IF((LEN([.Q157])&lt;4);REPT(0;4-LEN([.Q157]))&amp;[.Q157];[.Q15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158]+0.5)*15" office:value-type="float" office:value="7.55859375" calcext:value-type="float">
            <text:p>8</text:p>
          </table:table-cell>
          <table:table-cell table:formula="of:=DEC2BIN([.C158])" office:value-type="string" office:string-value="111" calcext:value-type="string">
            <text:p>111</text:p>
          </table:table-cell>
          <table:table-cell table:formula="of:=IF((LEN([.D158])&lt;4);REPT(0;4-LEN([.D158]))&amp;[.D158];[.D15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158]+0.5)*15" office:value-type="float" office:value="0" calcext:value-type="float">
            <text:p>0</text:p>
          </table:table-cell>
          <table:table-cell table:formula="of:=DEC2BIN([.I158])" office:value-type="string" office:string-value="0" calcext:value-type="string">
            <text:p>0</text:p>
          </table:table-cell>
          <table:table-cell table:formula="of:=IF((LEN([.J158])&lt;4);REPT(0;4-LEN([.J158]))&amp;[.J158];[.J1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158]+1)*8" office:value-type="float" office:value="9.28125" calcext:value-type="float">
            <text:p>9</text:p>
          </table:table-cell>
          <table:table-cell table:formula="of:=DEC2BIN([.P158])" office:value-type="string" office:string-value="1001" calcext:value-type="string">
            <text:p>1001</text:p>
          </table:table-cell>
          <table:table-cell table:formula="of:=IF((LEN([.Q158])&lt;4);REPT(0;4-LEN([.Q158]))&amp;[.Q158];[.Q15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159]+0.5)*15" office:value-type="float" office:value="0.468749999999999" calcext:value-type="float">
            <text:p>0</text:p>
          </table:table-cell>
          <table:table-cell table:formula="of:=DEC2BIN([.C159])" office:value-type="string" office:string-value="0" calcext:value-type="string">
            <text:p>0</text:p>
          </table:table-cell>
          <table:table-cell table:formula="of:=IF((LEN([.D159])&lt;4);REPT(0;4-LEN([.D159]))&amp;[.D159];[.D1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159]+0.5)*15" office:value-type="float" office:value="5.09765625" calcext:value-type="float">
            <text:p>5</text:p>
          </table:table-cell>
          <table:table-cell table:formula="of:=DEC2BIN([.I159])" office:value-type="string" office:string-value="101" calcext:value-type="string">
            <text:p>101</text:p>
          </table:table-cell>
          <table:table-cell table:formula="of:=IF((LEN([.J159])&lt;4);REPT(0;4-LEN([.J159]))&amp;[.J159];[.J15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159]+1)*8" office:value-type="float" office:value="0.28125" calcext:value-type="float">
            <text:p>0</text:p>
          </table:table-cell>
          <table:table-cell table:formula="of:=DEC2BIN([.P159])" office:value-type="string" office:string-value="0" calcext:value-type="string">
            <text:p>0</text:p>
          </table:table-cell>
          <table:table-cell table:formula="of:=IF((LEN([.Q159])&lt;4);REPT(0;4-LEN([.Q159]))&amp;[.Q159];[.Q15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160]+0.5)*15" office:value-type="float" office:value="2.98828125" calcext:value-type="float">
            <text:p>3</text:p>
          </table:table-cell>
          <table:table-cell table:formula="of:=DEC2BIN([.C160])" office:value-type="string" office:string-value="10" calcext:value-type="string">
            <text:p>10</text:p>
          </table:table-cell>
          <table:table-cell table:formula="of:=IF((LEN([.D160])&lt;4);REPT(0;4-LEN([.D160]))&amp;[.D160];[.D16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160]+0.5)*15" office:value-type="float" office:value="13.4765625" calcext:value-type="float">
            <text:p>13</text:p>
          </table:table-cell>
          <table:table-cell table:formula="of:=DEC2BIN([.I160])" office:value-type="string" office:string-value="1101" calcext:value-type="string">
            <text:p>1101</text:p>
          </table:table-cell>
          <table:table-cell table:formula="of:=IF((LEN([.J160])&lt;4);REPT(0;4-LEN([.J160]))&amp;[.J160];[.J16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160]+1)*8" office:value-type="float" office:value="6.75" calcext:value-type="float">
            <text:p>7</text:p>
          </table:table-cell>
          <table:table-cell table:formula="of:=DEC2BIN([.P160])" office:value-type="string" office:string-value="110" calcext:value-type="string">
            <text:p>110</text:p>
          </table:table-cell>
          <table:table-cell table:formula="of:=IF((LEN([.Q160])&lt;4);REPT(0;4-LEN([.Q160]))&amp;[.Q160];[.Q16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161]+0.5)*15" office:value-type="float" office:value="11.8359375" calcext:value-type="float">
            <text:p>12</text:p>
          </table:table-cell>
          <table:table-cell table:formula="of:=DEC2BIN([.C161])" office:value-type="string" office:string-value="1011" calcext:value-type="string">
            <text:p>1011</text:p>
          </table:table-cell>
          <table:table-cell table:formula="of:=IF((LEN([.D161])&lt;4);REPT(0;4-LEN([.D161]))&amp;[.D161];[.D16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161]+0.5)*15" office:value-type="float" office:value="13.65234375" calcext:value-type="float">
            <text:p>14</text:p>
          </table:table-cell>
          <table:table-cell table:formula="of:=DEC2BIN([.I161])" office:value-type="string" office:string-value="1101" calcext:value-type="string">
            <text:p>1101</text:p>
          </table:table-cell>
          <table:table-cell table:formula="of:=IF((LEN([.J161])&lt;4);REPT(0;4-LEN([.J161]))&amp;[.J161];[.J16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161]+1)*8" office:value-type="float" office:value="13.59375" calcext:value-type="float">
            <text:p>14</text:p>
          </table:table-cell>
          <table:table-cell table:formula="of:=DEC2BIN([.P161])" office:value-type="string" office:string-value="1101" calcext:value-type="string">
            <text:p>1101</text:p>
          </table:table-cell>
          <table:table-cell table:formula="of:=IF((LEN([.Q161])&lt;4);REPT(0;4-LEN([.Q161]))&amp;[.Q161];[.Q16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162]+0.5)*15" office:value-type="float" office:value="14.6484375" calcext:value-type="float">
            <text:p>15</text:p>
          </table:table-cell>
          <table:table-cell table:formula="of:=DEC2BIN([.C162])" office:value-type="string" office:string-value="1110" calcext:value-type="string">
            <text:p>1110</text:p>
          </table:table-cell>
          <table:table-cell table:formula="of:=IF((LEN([.D162])&lt;4);REPT(0;4-LEN([.D162]))&amp;[.D162];[.D16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162]+0.5)*15" office:value-type="float" office:value="5.2734375" calcext:value-type="float">
            <text:p>5</text:p>
          </table:table-cell>
          <table:table-cell table:formula="of:=DEC2BIN([.I162])" office:value-type="string" office:string-value="101" calcext:value-type="string">
            <text:p>101</text:p>
          </table:table-cell>
          <table:table-cell table:formula="of:=IF((LEN([.J162])&lt;4);REPT(0;4-LEN([.J162]))&amp;[.J162];[.J16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162]+1)*8" office:value-type="float" office:value="8.625" calcext:value-type="float">
            <text:p>9</text:p>
          </table:table-cell>
          <table:table-cell table:formula="of:=DEC2BIN([.P162])" office:value-type="string" office:string-value="1000" calcext:value-type="string">
            <text:p>1000</text:p>
          </table:table-cell>
          <table:table-cell table:formula="of:=IF((LEN([.Q162])&lt;4);REPT(0;4-LEN([.Q162]))&amp;[.Q162];[.Q16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163]+0.5)*15" office:value-type="float" office:value="7.55859375" calcext:value-type="float">
            <text:p>8</text:p>
          </table:table-cell>
          <table:table-cell table:formula="of:=DEC2BIN([.C163])" office:value-type="string" office:string-value="111" calcext:value-type="string">
            <text:p>111</text:p>
          </table:table-cell>
          <table:table-cell table:formula="of:=IF((LEN([.D163])&lt;4);REPT(0;4-LEN([.D163]))&amp;[.D163];[.D1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163]+0.5)*15" office:value-type="float" office:value="0.17578125" calcext:value-type="float">
            <text:p>0</text:p>
          </table:table-cell>
          <table:table-cell table:formula="of:=DEC2BIN([.I163])" office:value-type="string" office:string-value="0" calcext:value-type="string">
            <text:p>0</text:p>
          </table:table-cell>
          <table:table-cell table:formula="of:=IF((LEN([.J163])&lt;4);REPT(0;4-LEN([.J163]))&amp;[.J163];[.J1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163]+1)*8" office:value-type="float" office:value="6.6875" calcext:value-type="float">
            <text:p>7</text:p>
          </table:table-cell>
          <table:table-cell table:formula="of:=DEC2BIN([.P163])" office:value-type="string" office:string-value="110" calcext:value-type="string">
            <text:p>110</text:p>
          </table:table-cell>
          <table:table-cell table:formula="of:=IF((LEN([.Q163])&lt;4);REPT(0;4-LEN([.Q163]))&amp;[.Q163];[.Q16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164]+0.5)*15" office:value-type="float" office:value="0.76171875" calcext:value-type="float">
            <text:p>1</text:p>
          </table:table-cell>
          <table:table-cell table:formula="of:=DEC2BIN([.C164])" office:value-type="string" office:string-value="0" calcext:value-type="string">
            <text:p>0</text:p>
          </table:table-cell>
          <table:table-cell table:formula="of:=IF((LEN([.D164])&lt;4);REPT(0;4-LEN([.D164]))&amp;[.D164];[.D1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64]+0.5)*15" office:value-type="float" office:value="7.5" calcext:value-type="float">
            <text:p>8</text:p>
          </table:table-cell>
          <table:table-cell table:formula="of:=DEC2BIN([.I164])" office:value-type="string" office:string-value="111" calcext:value-type="string">
            <text:p>111</text:p>
          </table:table-cell>
          <table:table-cell table:formula="of:=IF((LEN([.J164])&lt;4);REPT(0;4-LEN([.J164]))&amp;[.J164];[.J1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164]+1)*8" office:value-type="float" office:value="8.59375" calcext:value-type="float">
            <text:p>9</text:p>
          </table:table-cell>
          <table:table-cell table:formula="of:=DEC2BIN([.P164])" office:value-type="string" office:string-value="1000" calcext:value-type="string">
            <text:p>1000</text:p>
          </table:table-cell>
          <table:table-cell table:formula="of:=IF((LEN([.Q164])&lt;4);REPT(0;4-LEN([.Q164]))&amp;[.Q164];[.Q16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165]+0.5)*15" office:value-type="float" office:value="9.31640625" calcext:value-type="float">
            <text:p>9</text:p>
          </table:table-cell>
          <table:table-cell table:formula="of:=DEC2BIN([.C165])" office:value-type="string" office:string-value="1001" calcext:value-type="string">
            <text:p>1001</text:p>
          </table:table-cell>
          <table:table-cell table:formula="of:=IF((LEN([.D165])&lt;4);REPT(0;4-LEN([.D165]))&amp;[.D165];[.D1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165]+0.5)*15" office:value-type="float" office:value="14.58984375" calcext:value-type="float">
            <text:p>15</text:p>
          </table:table-cell>
          <table:table-cell table:formula="of:=DEC2BIN([.I165])" office:value-type="string" office:string-value="1110" calcext:value-type="string">
            <text:p>1110</text:p>
          </table:table-cell>
          <table:table-cell table:formula="of:=IF((LEN([.J165])&lt;4);REPT(0;4-LEN([.J165]))&amp;[.J165];[.J1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165]+1)*8" office:value-type="float" office:value="11.1875" calcext:value-type="float">
            <text:p>11</text:p>
          </table:table-cell>
          <table:table-cell table:formula="of:=DEC2BIN([.P165])" office:value-type="string" office:string-value="1011" calcext:value-type="string">
            <text:p>1011</text:p>
          </table:table-cell>
          <table:table-cell table:formula="of:=IF((LEN([.Q165])&lt;4);REPT(0;4-LEN([.Q165]))&amp;[.Q165];[.Q16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166]+0.5)*15" office:value-type="float" office:value="13.828125" calcext:value-type="float">
            <text:p>14</text:p>
          </table:table-cell>
          <table:table-cell table:formula="of:=DEC2BIN([.C166])" office:value-type="string" office:string-value="1101" calcext:value-type="string">
            <text:p>1101</text:p>
          </table:table-cell>
          <table:table-cell table:formula="of:=IF((LEN([.D166])&lt;4);REPT(0;4-LEN([.D166]))&amp;[.D166];[.D1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166]+0.5)*15" office:value-type="float" office:value="3.22265625" calcext:value-type="float">
            <text:p>3</text:p>
          </table:table-cell>
          <table:table-cell table:formula="of:=DEC2BIN([.I166])" office:value-type="string" office:string-value="11" calcext:value-type="string">
            <text:p>11</text:p>
          </table:table-cell>
          <table:table-cell table:formula="of:=IF((LEN([.J166])&lt;4);REPT(0;4-LEN([.J166]))&amp;[.J166];[.J1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166]+1)*8" office:value-type="float" office:value="9.1875" calcext:value-type="float">
            <text:p>9</text:p>
          </table:table-cell>
          <table:table-cell table:formula="of:=DEC2BIN([.P166])" office:value-type="string" office:string-value="1001" calcext:value-type="string">
            <text:p>1001</text:p>
          </table:table-cell>
          <table:table-cell table:formula="of:=IF((LEN([.Q166])&lt;4);REPT(0;4-LEN([.Q166]))&amp;[.Q166];[.Q16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167]+0.5)*15" office:value-type="float" office:value="1.40625" calcext:value-type="float">
            <text:p>1</text:p>
          </table:table-cell>
          <table:table-cell table:formula="of:=DEC2BIN([.C167])" office:value-type="string" office:string-value="1" calcext:value-type="string">
            <text:p>1</text:p>
          </table:table-cell>
          <table:table-cell table:formula="of:=IF((LEN([.D167])&lt;4);REPT(0;4-LEN([.D167]))&amp;[.D167];[.D1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167]+0.5)*15" office:value-type="float" office:value="2.98828125" calcext:value-type="float">
            <text:p>3</text:p>
          </table:table-cell>
          <table:table-cell table:formula="of:=DEC2BIN([.I167])" office:value-type="string" office:string-value="10" calcext:value-type="string">
            <text:p>10</text:p>
          </table:table-cell>
          <table:table-cell table:formula="of:=IF((LEN([.J167])&lt;4);REPT(0;4-LEN([.J167]))&amp;[.J167];[.J1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167]+1)*8" office:value-type="float" office:value="0.84375" calcext:value-type="float">
            <text:p>1</text:p>
          </table:table-cell>
          <table:table-cell table:formula="of:=DEC2BIN([.P167])" office:value-type="string" office:string-value="0" calcext:value-type="string">
            <text:p>0</text:p>
          </table:table-cell>
          <table:table-cell table:formula="of:=IF((LEN([.Q167])&lt;4);REPT(0;4-LEN([.Q167]))&amp;[.Q167];[.Q16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168]+0.5)*15" office:value-type="float" office:value="5.0390625" calcext:value-type="float">
            <text:p>5</text:p>
          </table:table-cell>
          <table:table-cell table:formula="of:=DEC2BIN([.C168])" office:value-type="string" office:string-value="101" calcext:value-type="string">
            <text:p>101</text:p>
          </table:table-cell>
          <table:table-cell table:formula="of:=IF((LEN([.D168])&lt;4);REPT(0;4-LEN([.D168]))&amp;[.D168];[.D1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168]+0.5)*15" office:value-type="float" office:value="14.765625" calcext:value-type="float">
            <text:p>15</text:p>
          </table:table-cell>
          <table:table-cell table:formula="of:=DEC2BIN([.I168])" office:value-type="string" office:string-value="1110" calcext:value-type="string">
            <text:p>1110</text:p>
          </table:table-cell>
          <table:table-cell table:formula="of:=IF((LEN([.J168])&lt;4);REPT(0;4-LEN([.J168]))&amp;[.J168];[.J1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168]+1)*8" office:value-type="float" office:value="6.71875" calcext:value-type="float">
            <text:p>7</text:p>
          </table:table-cell>
          <table:table-cell table:formula="of:=DEC2BIN([.P168])" office:value-type="string" office:string-value="110" calcext:value-type="string">
            <text:p>110</text:p>
          </table:table-cell>
          <table:table-cell table:formula="of:=IF((LEN([.Q168])&lt;4);REPT(0;4-LEN([.Q168]))&amp;[.Q168];[.Q16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169]+0.5)*15" office:value-type="float" office:value="15.29296875" calcext:value-type="float">
            <text:p>15</text:p>
          </table:table-cell>
          <table:table-cell table:formula="of:=DEC2BIN([.C169])" office:value-type="string" office:string-value="1111" calcext:value-type="string">
            <text:p>1111</text:p>
          </table:table-cell>
          <table:table-cell table:formula="of:=IF((LEN([.D169])&lt;4);REPT(0;4-LEN([.D169]))&amp;[.D169];[.D1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169]+0.5)*15" office:value-type="float" office:value="10.01953125" calcext:value-type="float">
            <text:p>10</text:p>
          </table:table-cell>
          <table:table-cell table:formula="of:=DEC2BIN([.I169])" office:value-type="string" office:string-value="1010" calcext:value-type="string">
            <text:p>1010</text:p>
          </table:table-cell>
          <table:table-cell table:formula="of:=IF((LEN([.J169])&lt;4);REPT(0;4-LEN([.J169]))&amp;[.J169];[.J16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169]+1)*8" office:value-type="float" office:value="15.71875" calcext:value-type="float">
            <text:p>16</text:p>
          </table:table-cell>
          <table:table-cell table:formula="of:=DEC2BIN([.P169])" office:value-type="string" office:string-value="1111" calcext:value-type="string">
            <text:p>1111</text:p>
          </table:table-cell>
          <table:table-cell table:formula="of:=IF((LEN([.Q169])&lt;4);REPT(0;4-LEN([.Q169]))&amp;[.Q169];[.Q16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170]+0.5)*15" office:value-type="float" office:value="11.66015625" calcext:value-type="float">
            <text:p>12</text:p>
          </table:table-cell>
          <table:table-cell table:formula="of:=DEC2BIN([.C170])" office:value-type="string" office:string-value="1011" calcext:value-type="string">
            <text:p>1011</text:p>
          </table:table-cell>
          <table:table-cell table:formula="of:=IF((LEN([.D170])&lt;4);REPT(0;4-LEN([.D170]))&amp;[.D170];[.D17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170]+0.5)*15" office:value-type="float" office:value="1.46484375" calcext:value-type="float">
            <text:p>1</text:p>
          </table:table-cell>
          <table:table-cell table:formula="of:=DEC2BIN([.I170])" office:value-type="string" office:string-value="1" calcext:value-type="string">
            <text:p>1</text:p>
          </table:table-cell>
          <table:table-cell table:formula="of:=IF((LEN([.J170])&lt;4);REPT(0;4-LEN([.J170]))&amp;[.J170];[.J17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70]+1)*8" office:value-type="float" office:value="9.25" calcext:value-type="float">
            <text:p>9</text:p>
          </table:table-cell>
          <table:table-cell table:formula="of:=DEC2BIN([.P170])" office:value-type="string" office:string-value="1001" calcext:value-type="string">
            <text:p>1001</text:p>
          </table:table-cell>
          <table:table-cell table:formula="of:=IF((LEN([.Q170])&lt;4);REPT(0;4-LEN([.Q170]))&amp;[.Q170];[.Q17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171]+0.5)*15" office:value-type="float" office:value="3.3984375" calcext:value-type="float">
            <text:p>3</text:p>
          </table:table-cell>
          <table:table-cell table:formula="of:=DEC2BIN([.C171])" office:value-type="string" office:string-value="11" calcext:value-type="string">
            <text:p>11</text:p>
          </table:table-cell>
          <table:table-cell table:formula="of:=IF((LEN([.D171])&lt;4);REPT(0;4-LEN([.D171]))&amp;[.D171];[.D17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171]+0.5)*15" office:value-type="float" office:value="1.40625" calcext:value-type="float">
            <text:p>1</text:p>
          </table:table-cell>
          <table:table-cell table:formula="of:=DEC2BIN([.I171])" office:value-type="string" office:string-value="1" calcext:value-type="string">
            <text:p>1</text:p>
          </table:table-cell>
          <table:table-cell table:formula="of:=IF((LEN([.J171])&lt;4);REPT(0;4-LEN([.J171]))&amp;[.J171];[.J17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171]+1)*8" office:value-type="float" office:value="2.40625" calcext:value-type="float">
            <text:p>2</text:p>
          </table:table-cell>
          <table:table-cell table:formula="of:=DEC2BIN([.P171])" office:value-type="string" office:string-value="10" calcext:value-type="string">
            <text:p>10</text:p>
          </table:table-cell>
          <table:table-cell table:formula="of:=IF((LEN([.Q171])&lt;4);REPT(0;4-LEN([.Q171]))&amp;[.Q171];[.Q17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172]+0.5)*15" office:value-type="float" office:value="0.234375" calcext:value-type="float">
            <text:p>0</text:p>
          </table:table-cell>
          <table:table-cell table:formula="of:=DEC2BIN([.C172])" office:value-type="string" office:string-value="0" calcext:value-type="string">
            <text:p>0</text:p>
          </table:table-cell>
          <table:table-cell table:formula="of:=IF((LEN([.D172])&lt;4);REPT(0;4-LEN([.D172]))&amp;[.D172];[.D17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172]+0.5)*15" office:value-type="float" office:value="9.66796875" calcext:value-type="float">
            <text:p>10</text:p>
          </table:table-cell>
          <table:table-cell table:formula="of:=DEC2BIN([.I172])" office:value-type="string" office:string-value="1001" calcext:value-type="string">
            <text:p>1001</text:p>
          </table:table-cell>
          <table:table-cell table:formula="of:=IF((LEN([.J172])&lt;4);REPT(0;4-LEN([.J172]))&amp;[.J172];[.J17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72]+1)*8" office:value-type="float" office:value="7.375" calcext:value-type="float">
            <text:p>7</text:p>
          </table:table-cell>
          <table:table-cell table:formula="of:=DEC2BIN([.P172])" office:value-type="string" office:string-value="111" calcext:value-type="string">
            <text:p>111</text:p>
          </table:table-cell>
          <table:table-cell table:formula="of:=IF((LEN([.Q172])&lt;4);REPT(0;4-LEN([.Q172]))&amp;[.Q172];[.Q17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173]+0.5)*15" office:value-type="float" office:value="7.44140625" calcext:value-type="float">
            <text:p>7</text:p>
          </table:table-cell>
          <table:table-cell table:formula="of:=DEC2BIN([.C173])" office:value-type="string" office:string-value="111" calcext:value-type="string">
            <text:p>111</text:p>
          </table:table-cell>
          <table:table-cell table:formula="of:=IF((LEN([.D173])&lt;4);REPT(0;4-LEN([.D173]))&amp;[.D173];[.D1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173]+0.5)*15" office:value-type="float" office:value="15" calcext:value-type="float">
            <text:p>15</text:p>
          </table:table-cell>
          <table:table-cell table:formula="of:=DEC2BIN([.I173])" office:value-type="string" office:string-value="1111" calcext:value-type="string">
            <text:p>1111</text:p>
          </table:table-cell>
          <table:table-cell table:formula="of:=IF((LEN([.J173])&lt;4);REPT(0;4-LEN([.J173]))&amp;[.J173];[.J17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173]+1)*8" office:value-type="float" office:value="9.21875" calcext:value-type="float">
            <text:p>9</text:p>
          </table:table-cell>
          <table:table-cell table:formula="of:=DEC2BIN([.P173])" office:value-type="string" office:string-value="1001" calcext:value-type="string">
            <text:p>1001</text:p>
          </table:table-cell>
          <table:table-cell table:formula="of:=IF((LEN([.Q173])&lt;4);REPT(0;4-LEN([.Q173]))&amp;[.Q173];[.Q17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174]+0.5)*15" office:value-type="float" office:value="14.53125" calcext:value-type="float">
            <text:p>15</text:p>
          </table:table-cell>
          <table:table-cell table:formula="of:=DEC2BIN([.C174])" office:value-type="string" office:string-value="1110" calcext:value-type="string">
            <text:p>1110</text:p>
          </table:table-cell>
          <table:table-cell table:formula="of:=IF((LEN([.D174])&lt;4);REPT(0;4-LEN([.D174]))&amp;[.D174];[.D17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174]+0.5)*15" office:value-type="float" office:value="9.90234375" calcext:value-type="float">
            <text:p>10</text:p>
          </table:table-cell>
          <table:table-cell table:formula="of:=DEC2BIN([.I174])" office:value-type="string" office:string-value="1001" calcext:value-type="string">
            <text:p>1001</text:p>
          </table:table-cell>
          <table:table-cell table:formula="of:=IF((LEN([.J174])&lt;4);REPT(0;4-LEN([.J174]))&amp;[.J174];[.J17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174]+1)*8" office:value-type="float" office:value="7.78125" calcext:value-type="float">
            <text:p>8</text:p>
          </table:table-cell>
          <table:table-cell table:formula="of:=DEC2BIN([.P174])" office:value-type="string" office:string-value="111" calcext:value-type="string">
            <text:p>111</text:p>
          </table:table-cell>
          <table:table-cell table:formula="of:=IF((LEN([.Q174])&lt;4);REPT(0;4-LEN([.Q174]))&amp;[.Q174];[.Q17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175]+0.5)*15" office:value-type="float" office:value="12.01171875" calcext:value-type="float">
            <text:p>12</text:p>
          </table:table-cell>
          <table:table-cell table:formula="of:=DEC2BIN([.C175])" office:value-type="string" office:string-value="1100" calcext:value-type="string">
            <text:p>1100</text:p>
          </table:table-cell>
          <table:table-cell table:formula="of:=IF((LEN([.D175])&lt;4);REPT(0;4-LEN([.D175]))&amp;[.D175];[.D17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175]+0.5)*15" office:value-type="float" office:value="1.5234375" calcext:value-type="float">
            <text:p>2</text:p>
          </table:table-cell>
          <table:table-cell table:formula="of:=DEC2BIN([.I175])" office:value-type="string" office:string-value="1" calcext:value-type="string">
            <text:p>1</text:p>
          </table:table-cell>
          <table:table-cell table:formula="of:=IF((LEN([.J175])&lt;4);REPT(0;4-LEN([.J175]))&amp;[.J175];[.J17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175]+1)*8" office:value-type="float" office:value="11.5625" calcext:value-type="float">
            <text:p>12</text:p>
          </table:table-cell>
          <table:table-cell table:formula="of:=DEC2BIN([.P175])" office:value-type="string" office:string-value="1011" calcext:value-type="string">
            <text:p>1011</text:p>
          </table:table-cell>
          <table:table-cell table:formula="of:=IF((LEN([.Q175])&lt;4);REPT(0;4-LEN([.Q175]))&amp;[.Q175];[.Q17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176]+0.5)*15" office:value-type="float" office:value="3.1640625" calcext:value-type="float">
            <text:p>3</text:p>
          </table:table-cell>
          <table:table-cell table:formula="of:=DEC2BIN([.C176])" office:value-type="string" office:string-value="11" calcext:value-type="string">
            <text:p>11</text:p>
          </table:table-cell>
          <table:table-cell table:formula="of:=IF((LEN([.D176])&lt;4);REPT(0;4-LEN([.D176]))&amp;[.D176];[.D17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176]+0.5)*15" office:value-type="float" office:value="1.34765625" calcext:value-type="float">
            <text:p>1</text:p>
          </table:table-cell>
          <table:table-cell table:formula="of:=DEC2BIN([.I176])" office:value-type="string" office:string-value="1" calcext:value-type="string">
            <text:p>1</text:p>
          </table:table-cell>
          <table:table-cell table:formula="of:=IF((LEN([.J176])&lt;4);REPT(0;4-LEN([.J176]))&amp;[.J176];[.J17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176]+1)*8" office:value-type="float" office:value="8.96875" calcext:value-type="float">
            <text:p>9</text:p>
          </table:table-cell>
          <table:table-cell table:formula="of:=DEC2BIN([.P176])" office:value-type="string" office:string-value="1000" calcext:value-type="string">
            <text:p>1000</text:p>
          </table:table-cell>
          <table:table-cell table:formula="of:=IF((LEN([.Q176])&lt;4);REPT(0;4-LEN([.Q176]))&amp;[.Q176];[.Q17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177]+0.5)*15" office:value-type="float" office:value="0.3515625" calcext:value-type="float">
            <text:p>0</text:p>
          </table:table-cell>
          <table:table-cell table:formula="of:=DEC2BIN([.C177])" office:value-type="string" office:string-value="0" calcext:value-type="string">
            <text:p>0</text:p>
          </table:table-cell>
          <table:table-cell table:formula="of:=IF((LEN([.D177])&lt;4);REPT(0;4-LEN([.D177]))&amp;[.D177];[.D17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177]+0.5)*15" office:value-type="float" office:value="9.7265625" calcext:value-type="float">
            <text:p>10</text:p>
          </table:table-cell>
          <table:table-cell table:formula="of:=DEC2BIN([.I177])" office:value-type="string" office:string-value="1001" calcext:value-type="string">
            <text:p>1001</text:p>
          </table:table-cell>
          <table:table-cell table:formula="of:=IF((LEN([.J177])&lt;4);REPT(0;4-LEN([.J177]))&amp;[.J177];[.J17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177]+1)*8" office:value-type="float" office:value="1" calcext:value-type="float">
            <text:p>1</text:p>
          </table:table-cell>
          <table:table-cell table:formula="of:=DEC2BIN([.P177])" office:value-type="string" office:string-value="1" calcext:value-type="string">
            <text:p>1</text:p>
          </table:table-cell>
          <table:table-cell table:formula="of:=IF((LEN([.Q177])&lt;4);REPT(0;4-LEN([.Q177]))&amp;[.Q177];[.Q177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178]+0.5)*15" office:value-type="float" office:value="7.3828125" calcext:value-type="float">
            <text:p>7</text:p>
          </table:table-cell>
          <table:table-cell table:formula="of:=DEC2BIN([.C178])" office:value-type="string" office:string-value="111" calcext:value-type="string">
            <text:p>111</text:p>
          </table:table-cell>
          <table:table-cell table:formula="of:=IF((LEN([.D178])&lt;4);REPT(0;4-LEN([.D178]))&amp;[.D178];[.D17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178]+0.5)*15" office:value-type="float" office:value="15" calcext:value-type="float">
            <text:p>15</text:p>
          </table:table-cell>
          <table:table-cell table:formula="of:=DEC2BIN([.I178])" office:value-type="string" office:string-value="1111" calcext:value-type="string">
            <text:p>1111</text:p>
          </table:table-cell>
          <table:table-cell table:formula="of:=IF((LEN([.J178])&lt;4);REPT(0;4-LEN([.J178]))&amp;[.J178];[.J17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O178]+1)*8" office:value-type="float" office:value="6.65625" calcext:value-type="float">
            <text:p>7</text:p>
          </table:table-cell>
          <table:table-cell table:formula="of:=DEC2BIN([.P178])" office:value-type="string" office:string-value="110" calcext:value-type="string">
            <text:p>110</text:p>
          </table:table-cell>
          <table:table-cell table:formula="of:=IF((LEN([.Q178])&lt;4);REPT(0;4-LEN([.Q178]))&amp;[.Q178];[.Q1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179]+0.5)*15" office:value-type="float" office:value="14.58984375" calcext:value-type="float">
            <text:p>15</text:p>
          </table:table-cell>
          <table:table-cell table:formula="of:=DEC2BIN([.C179])" office:value-type="string" office:string-value="1110" calcext:value-type="string">
            <text:p>1110</text:p>
          </table:table-cell>
          <table:table-cell table:formula="of:=IF((LEN([.D179])&lt;4);REPT(0;4-LEN([.D179]))&amp;[.D179];[.D17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179]+0.5)*15" office:value-type="float" office:value="9.90234375" calcext:value-type="float">
            <text:p>10</text:p>
          </table:table-cell>
          <table:table-cell table:formula="of:=DEC2BIN([.I179])" office:value-type="string" office:string-value="1001" calcext:value-type="string">
            <text:p>1001</text:p>
          </table:table-cell>
          <table:table-cell table:formula="of:=IF((LEN([.J179])&lt;4);REPT(0;4-LEN([.J179]))&amp;[.J179];[.J17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179]+1)*8" office:value-type="float" office:value="15.78125" calcext:value-type="float">
            <text:p>16</text:p>
          </table:table-cell>
          <table:table-cell table:formula="of:=DEC2BIN([.P179])" office:value-type="string" office:string-value="1111" calcext:value-type="string">
            <text:p>1111</text:p>
          </table:table-cell>
          <table:table-cell table:formula="of:=IF((LEN([.Q179])&lt;4);REPT(0;4-LEN([.Q179]))&amp;[.Q179];[.Q17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180]+0.5)*15" office:value-type="float" office:value="12.01171875" calcext:value-type="float">
            <text:p>12</text:p>
          </table:table-cell>
          <table:table-cell table:formula="of:=DEC2BIN([.C180])" office:value-type="string" office:string-value="1100" calcext:value-type="string">
            <text:p>1100</text:p>
          </table:table-cell>
          <table:table-cell table:formula="of:=IF((LEN([.D180])&lt;4);REPT(0;4-LEN([.D180]))&amp;[.D180];[.D18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180]+0.5)*15" office:value-type="float" office:value="1.5234375" calcext:value-type="float">
            <text:p>2</text:p>
          </table:table-cell>
          <table:table-cell table:formula="of:=DEC2BIN([.I180])" office:value-type="string" office:string-value="1" calcext:value-type="string">
            <text:p>1</text:p>
          </table:table-cell>
          <table:table-cell table:formula="of:=IF((LEN([.J180])&lt;4);REPT(0;4-LEN([.J180]))&amp;[.J180];[.J18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180]+1)*8" office:value-type="float" office:value="9.21875" calcext:value-type="float">
            <text:p>9</text:p>
          </table:table-cell>
          <table:table-cell table:formula="of:=DEC2BIN([.P180])" office:value-type="string" office:string-value="1001" calcext:value-type="string">
            <text:p>1001</text:p>
          </table:table-cell>
          <table:table-cell table:formula="of:=IF((LEN([.Q180])&lt;4);REPT(0;4-LEN([.Q180]))&amp;[.Q180];[.Q18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181]+0.5)*15" office:value-type="float" office:value="3.1640625" calcext:value-type="float">
            <text:p>3</text:p>
          </table:table-cell>
          <table:table-cell table:formula="of:=DEC2BIN([.C181])" office:value-type="string" office:string-value="11" calcext:value-type="string">
            <text:p>11</text:p>
          </table:table-cell>
          <table:table-cell table:formula="of:=IF((LEN([.D181])&lt;4);REPT(0;4-LEN([.D181]))&amp;[.D181];[.D18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181]+0.5)*15" office:value-type="float" office:value="1.34765625" calcext:value-type="float">
            <text:p>1</text:p>
          </table:table-cell>
          <table:table-cell table:formula="of:=DEC2BIN([.I181])" office:value-type="string" office:string-value="1" calcext:value-type="string">
            <text:p>1</text:p>
          </table:table-cell>
          <table:table-cell table:formula="of:=IF((LEN([.J181])&lt;4);REPT(0;4-LEN([.J181]))&amp;[.J181];[.J18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181]+1)*8" office:value-type="float" office:value="2.4375" calcext:value-type="float">
            <text:p>2</text:p>
          </table:table-cell>
          <table:table-cell table:formula="of:=DEC2BIN([.P181])" office:value-type="string" office:string-value="10" calcext:value-type="string">
            <text:p>10</text:p>
          </table:table-cell>
          <table:table-cell table:formula="of:=IF((LEN([.Q181])&lt;4);REPT(0;4-LEN([.Q181]))&amp;[.Q181];[.Q18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182]+0.5)*15" office:value-type="float" office:value="0.3515625" calcext:value-type="float">
            <text:p>0</text:p>
          </table:table-cell>
          <table:table-cell table:formula="of:=DEC2BIN([.C182])" office:value-type="string" office:string-value="0" calcext:value-type="string">
            <text:p>0</text:p>
          </table:table-cell>
          <table:table-cell table:formula="of:=IF((LEN([.D182])&lt;4);REPT(0;4-LEN([.D182]))&amp;[.D182];[.D18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182]+0.5)*15" office:value-type="float" office:value="9.7265625" calcext:value-type="float">
            <text:p>10</text:p>
          </table:table-cell>
          <table:table-cell table:formula="of:=DEC2BIN([.I182])" office:value-type="string" office:string-value="1001" calcext:value-type="string">
            <text:p>1001</text:p>
          </table:table-cell>
          <table:table-cell table:formula="of:=IF((LEN([.J182])&lt;4);REPT(0;4-LEN([.J182]))&amp;[.J182];[.J18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82]+1)*8" office:value-type="float" office:value="7.375" calcext:value-type="float">
            <text:p>7</text:p>
          </table:table-cell>
          <table:table-cell table:formula="of:=DEC2BIN([.P182])" office:value-type="string" office:string-value="111" calcext:value-type="string">
            <text:p>111</text:p>
          </table:table-cell>
          <table:table-cell table:formula="of:=IF((LEN([.Q182])&lt;4);REPT(0;4-LEN([.Q182]))&amp;[.Q182];[.Q18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183]+0.5)*15" office:value-type="float" office:value="7.3828125" calcext:value-type="float">
            <text:p>7</text:p>
          </table:table-cell>
          <table:table-cell table:formula="of:=DEC2BIN([.C183])" office:value-type="string" office:string-value="111" calcext:value-type="string">
            <text:p>111</text:p>
          </table:table-cell>
          <table:table-cell table:formula="of:=IF((LEN([.D183])&lt;4);REPT(0;4-LEN([.D183]))&amp;[.D183];[.D18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183]+0.5)*15" office:value-type="float" office:value="15" calcext:value-type="float">
            <text:p>15</text:p>
          </table:table-cell>
          <table:table-cell table:formula="of:=DEC2BIN([.I183])" office:value-type="string" office:string-value="1111" calcext:value-type="string">
            <text:p>1111</text:p>
          </table:table-cell>
          <table:table-cell table:formula="of:=IF((LEN([.J183])&lt;4);REPT(0;4-LEN([.J183]))&amp;[.J183];[.J18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183]+1)*8" office:value-type="float" office:value="9.25" calcext:value-type="float">
            <text:p>9</text:p>
          </table:table-cell>
          <table:table-cell table:formula="of:=DEC2BIN([.P183])" office:value-type="string" office:string-value="1001" calcext:value-type="string">
            <text:p>1001</text:p>
          </table:table-cell>
          <table:table-cell table:formula="of:=IF((LEN([.Q183])&lt;4);REPT(0;4-LEN([.Q183]))&amp;[.Q183];[.Q18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184]+0.5)*15" office:value-type="float" office:value="14.58984375" calcext:value-type="float">
            <text:p>15</text:p>
          </table:table-cell>
          <table:table-cell table:formula="of:=DEC2BIN([.C184])" office:value-type="string" office:string-value="1110" calcext:value-type="string">
            <text:p>1110</text:p>
          </table:table-cell>
          <table:table-cell table:formula="of:=IF((LEN([.D184])&lt;4);REPT(0;4-LEN([.D184]))&amp;[.D184];[.D18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184]+0.5)*15" office:value-type="float" office:value="9.90234375" calcext:value-type="float">
            <text:p>10</text:p>
          </table:table-cell>
          <table:table-cell table:formula="of:=DEC2BIN([.I184])" office:value-type="string" office:string-value="1001" calcext:value-type="string">
            <text:p>1001</text:p>
          </table:table-cell>
          <table:table-cell table:formula="of:=IF((LEN([.J184])&lt;4);REPT(0;4-LEN([.J184]))&amp;[.J184];[.J18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184]+1)*8" office:value-type="float" office:value="7.78125" calcext:value-type="float">
            <text:p>8</text:p>
          </table:table-cell>
          <table:table-cell table:formula="of:=DEC2BIN([.P184])" office:value-type="string" office:string-value="111" calcext:value-type="string">
            <text:p>111</text:p>
          </table:table-cell>
          <table:table-cell table:formula="of:=IF((LEN([.Q184])&lt;4);REPT(0;4-LEN([.Q184]))&amp;[.Q184];[.Q18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185]+0.5)*15" office:value-type="float" office:value="12.01171875" calcext:value-type="float">
            <text:p>12</text:p>
          </table:table-cell>
          <table:table-cell table:formula="of:=DEC2BIN([.C185])" office:value-type="string" office:string-value="1100" calcext:value-type="string">
            <text:p>1100</text:p>
          </table:table-cell>
          <table:table-cell table:formula="of:=IF((LEN([.D185])&lt;4);REPT(0;4-LEN([.D185]))&amp;[.D185];[.D18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185]+0.5)*15" office:value-type="float" office:value="1.5234375" calcext:value-type="float">
            <text:p>2</text:p>
          </table:table-cell>
          <table:table-cell table:formula="of:=DEC2BIN([.I185])" office:value-type="string" office:string-value="1" calcext:value-type="string">
            <text:p>1</text:p>
          </table:table-cell>
          <table:table-cell table:formula="of:=IF((LEN([.J185])&lt;4);REPT(0;4-LEN([.J185]))&amp;[.J185];[.J18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185]+1)*8" office:value-type="float" office:value="11.5625" calcext:value-type="float">
            <text:p>12</text:p>
          </table:table-cell>
          <table:table-cell table:formula="of:=DEC2BIN([.P185])" office:value-type="string" office:string-value="1011" calcext:value-type="string">
            <text:p>1011</text:p>
          </table:table-cell>
          <table:table-cell table:formula="of:=IF((LEN([.Q185])&lt;4);REPT(0;4-LEN([.Q185]))&amp;[.Q185];[.Q18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186]+0.5)*15" office:value-type="float" office:value="3.1640625" calcext:value-type="float">
            <text:p>3</text:p>
          </table:table-cell>
          <table:table-cell table:formula="of:=DEC2BIN([.C186])" office:value-type="string" office:string-value="11" calcext:value-type="string">
            <text:p>11</text:p>
          </table:table-cell>
          <table:table-cell table:formula="of:=IF((LEN([.D186])&lt;4);REPT(0;4-LEN([.D186]))&amp;[.D186];[.D18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186]+0.5)*15" office:value-type="float" office:value="1.34765625" calcext:value-type="float">
            <text:p>1</text:p>
          </table:table-cell>
          <table:table-cell table:formula="of:=DEC2BIN([.I186])" office:value-type="string" office:string-value="1" calcext:value-type="string">
            <text:p>1</text:p>
          </table:table-cell>
          <table:table-cell table:formula="of:=IF((LEN([.J186])&lt;4);REPT(0;4-LEN([.J186]))&amp;[.J186];[.J18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186]+1)*8" office:value-type="float" office:value="8.96875" calcext:value-type="float">
            <text:p>9</text:p>
          </table:table-cell>
          <table:table-cell table:formula="of:=DEC2BIN([.P186])" office:value-type="string" office:string-value="1000" calcext:value-type="string">
            <text:p>1000</text:p>
          </table:table-cell>
          <table:table-cell table:formula="of:=IF((LEN([.Q186])&lt;4);REPT(0;4-LEN([.Q186]))&amp;[.Q186];[.Q18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187]+0.5)*15" office:value-type="float" office:value="0.3515625" calcext:value-type="float">
            <text:p>0</text:p>
          </table:table-cell>
          <table:table-cell table:formula="of:=DEC2BIN([.C187])" office:value-type="string" office:string-value="0" calcext:value-type="string">
            <text:p>0</text:p>
          </table:table-cell>
          <table:table-cell table:formula="of:=IF((LEN([.D187])&lt;4);REPT(0;4-LEN([.D187]))&amp;[.D187];[.D18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187]+0.5)*15" office:value-type="float" office:value="9.7265625" calcext:value-type="float">
            <text:p>10</text:p>
          </table:table-cell>
          <table:table-cell table:formula="of:=DEC2BIN([.I187])" office:value-type="string" office:string-value="1001" calcext:value-type="string">
            <text:p>1001</text:p>
          </table:table-cell>
          <table:table-cell table:formula="of:=IF((LEN([.J187])&lt;4);REPT(0;4-LEN([.J187]))&amp;[.J187];[.J18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187]+1)*8" office:value-type="float" office:value="1" calcext:value-type="float">
            <text:p>1</text:p>
          </table:table-cell>
          <table:table-cell table:formula="of:=DEC2BIN([.P187])" office:value-type="string" office:string-value="1" calcext:value-type="string">
            <text:p>1</text:p>
          </table:table-cell>
          <table:table-cell table:formula="of:=IF((LEN([.Q187])&lt;4);REPT(0;4-LEN([.Q187]))&amp;[.Q187];[.Q187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188]+0.5)*15" office:value-type="float" office:value="7.44140625" calcext:value-type="float">
            <text:p>7</text:p>
          </table:table-cell>
          <table:table-cell table:formula="of:=DEC2BIN([.C188])" office:value-type="string" office:string-value="111" calcext:value-type="string">
            <text:p>111</text:p>
          </table:table-cell>
          <table:table-cell table:formula="of:=IF((LEN([.D188])&lt;4);REPT(0;4-LEN([.D188]))&amp;[.D188];[.D1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188]+0.5)*15" office:value-type="float" office:value="14.82421875" calcext:value-type="float">
            <text:p>15</text:p>
          </table:table-cell>
          <table:table-cell table:formula="of:=DEC2BIN([.I188])" office:value-type="string" office:string-value="1110" calcext:value-type="string">
            <text:p>1110</text:p>
          </table:table-cell>
          <table:table-cell table:formula="of:=IF((LEN([.J188])&lt;4);REPT(0;4-LEN([.J188]))&amp;[.J188];[.J18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O188]+1)*8" office:value-type="float" office:value="6.625" calcext:value-type="float">
            <text:p>7</text:p>
          </table:table-cell>
          <table:table-cell table:formula="of:=DEC2BIN([.P188])" office:value-type="string" office:string-value="110" calcext:value-type="string">
            <text:p>110</text:p>
          </table:table-cell>
          <table:table-cell table:formula="of:=IF((LEN([.Q188])&lt;4);REPT(0;4-LEN([.Q188]))&amp;[.Q188];[.Q18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189]+0.5)*15" office:value-type="float" office:value="14.23828125" calcext:value-type="float">
            <text:p>14</text:p>
          </table:table-cell>
          <table:table-cell table:formula="of:=DEC2BIN([.C189])" office:value-type="string" office:string-value="1110" calcext:value-type="string">
            <text:p>1110</text:p>
          </table:table-cell>
          <table:table-cell table:formula="of:=IF((LEN([.D189])&lt;4);REPT(0;4-LEN([.D189]))&amp;[.D189];[.D18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189]+0.5)*15" office:value-type="float" office:value="7.5" calcext:value-type="float">
            <text:p>8</text:p>
          </table:table-cell>
          <table:table-cell table:formula="of:=DEC2BIN([.I189])" office:value-type="string" office:string-value="111" calcext:value-type="string">
            <text:p>111</text:p>
          </table:table-cell>
          <table:table-cell table:formula="of:=IF((LEN([.J189])&lt;4);REPT(0;4-LEN([.J189]))&amp;[.J189];[.J18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189]+1)*8" office:value-type="float" office:value="15.78125" calcext:value-type="float">
            <text:p>16</text:p>
          </table:table-cell>
          <table:table-cell table:formula="of:=DEC2BIN([.P189])" office:value-type="string" office:string-value="1111" calcext:value-type="string">
            <text:p>1111</text:p>
          </table:table-cell>
          <table:table-cell table:formula="of:=IF((LEN([.Q189])&lt;4);REPT(0;4-LEN([.Q189]))&amp;[.Q189];[.Q18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190]+0.5)*15" office:value-type="float" office:value="5.68359375" calcext:value-type="float">
            <text:p>6</text:p>
          </table:table-cell>
          <table:table-cell table:formula="of:=DEC2BIN([.C190])" office:value-type="string" office:string-value="101" calcext:value-type="string">
            <text:p>101</text:p>
          </table:table-cell>
          <table:table-cell table:formula="of:=IF((LEN([.D190])&lt;4);REPT(0;4-LEN([.D190]))&amp;[.D190];[.D19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190]+0.5)*15" office:value-type="float" office:value="0.41015625" calcext:value-type="float">
            <text:p>0</text:p>
          </table:table-cell>
          <table:table-cell table:formula="of:=DEC2BIN([.I190])" office:value-type="string" office:string-value="0" calcext:value-type="string">
            <text:p>0</text:p>
          </table:table-cell>
          <table:table-cell table:formula="of:=IF((LEN([.J190])&lt;4);REPT(0;4-LEN([.J190]))&amp;[.J190];[.J19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190]+1)*8" office:value-type="float" office:value="9.21875" calcext:value-type="float">
            <text:p>9</text:p>
          </table:table-cell>
          <table:table-cell table:formula="of:=DEC2BIN([.P190])" office:value-type="string" office:string-value="1001" calcext:value-type="string">
            <text:p>1001</text:p>
          </table:table-cell>
          <table:table-cell table:formula="of:=IF((LEN([.Q190])&lt;4);REPT(0;4-LEN([.Q190]))&amp;[.Q190];[.Q19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191]+0.5)*15" office:value-type="float" office:value="1.171875" calcext:value-type="float">
            <text:p>1</text:p>
          </table:table-cell>
          <table:table-cell table:formula="of:=DEC2BIN([.C191])" office:value-type="string" office:string-value="1" calcext:value-type="string">
            <text:p>1</text:p>
          </table:table-cell>
          <table:table-cell table:formula="of:=IF((LEN([.D191])&lt;4);REPT(0;4-LEN([.D191]))&amp;[.D191];[.D19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191]+0.5)*15" office:value-type="float" office:value="11.77734375" calcext:value-type="float">
            <text:p>12</text:p>
          </table:table-cell>
          <table:table-cell table:formula="of:=DEC2BIN([.I191])" office:value-type="string" office:string-value="1011" calcext:value-type="string">
            <text:p>1011</text:p>
          </table:table-cell>
          <table:table-cell table:formula="of:=IF((LEN([.J191])&lt;4);REPT(0;4-LEN([.J191]))&amp;[.J191];[.J19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191]+1)*8" office:value-type="float" office:value="2.4375" calcext:value-type="float">
            <text:p>2</text:p>
          </table:table-cell>
          <table:table-cell table:formula="of:=DEC2BIN([.P191])" office:value-type="string" office:string-value="10" calcext:value-type="string">
            <text:p>10</text:p>
          </table:table-cell>
          <table:table-cell table:formula="of:=IF((LEN([.Q191])&lt;4);REPT(0;4-LEN([.Q191]))&amp;[.Q191];[.Q19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192]+0.5)*15" office:value-type="float" office:value="13.59375" calcext:value-type="float">
            <text:p>14</text:p>
          </table:table-cell>
          <table:table-cell table:formula="of:=DEC2BIN([.C192])" office:value-type="string" office:string-value="1101" calcext:value-type="string">
            <text:p>1101</text:p>
          </table:table-cell>
          <table:table-cell table:formula="of:=IF((LEN([.D192])&lt;4);REPT(0;4-LEN([.D192]))&amp;[.D192];[.D19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192]+0.5)*15" office:value-type="float" office:value="12.01171875" calcext:value-type="float">
            <text:p>12</text:p>
          </table:table-cell>
          <table:table-cell table:formula="of:=DEC2BIN([.I192])" office:value-type="string" office:string-value="1100" calcext:value-type="string">
            <text:p>1100</text:p>
          </table:table-cell>
          <table:table-cell table:formula="of:=IF((LEN([.J192])&lt;4);REPT(0;4-LEN([.J192]))&amp;[.J192];[.J19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192]+1)*8" office:value-type="float" office:value="7.375" calcext:value-type="float">
            <text:p>7</text:p>
          </table:table-cell>
          <table:table-cell table:formula="of:=DEC2BIN([.P192])" office:value-type="string" office:string-value="111" calcext:value-type="string">
            <text:p>111</text:p>
          </table:table-cell>
          <table:table-cell table:formula="of:=IF((LEN([.Q192])&lt;4);REPT(0;4-LEN([.Q192]))&amp;[.Q192];[.Q19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193]+0.5)*15" office:value-type="float" office:value="9.90234375" calcext:value-type="float">
            <text:p>10</text:p>
          </table:table-cell>
          <table:table-cell table:formula="of:=DEC2BIN([.C193])" office:value-type="string" office:string-value="1001" calcext:value-type="string">
            <text:p>1001</text:p>
          </table:table-cell>
          <table:table-cell table:formula="of:=IF((LEN([.D193])&lt;4);REPT(0;4-LEN([.D193]))&amp;[.D193];[.D19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193]+0.5)*15" office:value-type="float" office:value="0.234375" calcext:value-type="float">
            <text:p>0</text:p>
          </table:table-cell>
          <table:table-cell table:formula="of:=DEC2BIN([.I193])" office:value-type="string" office:string-value="0" calcext:value-type="string">
            <text:p>0</text:p>
          </table:table-cell>
          <table:table-cell table:formula="of:=IF((LEN([.J193])&lt;4);REPT(0;4-LEN([.J193]))&amp;[.J193];[.J1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193]+1)*8" office:value-type="float" office:value="9.3125" calcext:value-type="float">
            <text:p>9</text:p>
          </table:table-cell>
          <table:table-cell table:formula="of:=DEC2BIN([.P193])" office:value-type="string" office:string-value="1001" calcext:value-type="string">
            <text:p>1001</text:p>
          </table:table-cell>
          <table:table-cell table:formula="of:=IF((LEN([.Q193])&lt;4);REPT(0;4-LEN([.Q193]))&amp;[.Q193];[.Q19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194]+0.5)*15" office:value-type="float" office:value="-0.29296875" calcext:value-type="float">
            <text:p>0</text:p>
          </table:table-cell>
          <table:table-cell table:formula="of:=DEC2BIN([.C194])" office:value-type="string" office:string-value="0" calcext:value-type="string">
            <text:p>0</text:p>
          </table:table-cell>
          <table:table-cell table:formula="of:=IF((LEN([.D194])&lt;4);REPT(0;4-LEN([.D194]))&amp;[.D194];[.D19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194]+0.5)*15" office:value-type="float" office:value="4.98046875" calcext:value-type="float">
            <text:p>5</text:p>
          </table:table-cell>
          <table:table-cell table:formula="of:=DEC2BIN([.I194])" office:value-type="string" office:string-value="100" calcext:value-type="string">
            <text:p>100</text:p>
          </table:table-cell>
          <table:table-cell table:formula="of:=IF((LEN([.J194])&lt;4);REPT(0;4-LEN([.J194]))&amp;[.J194];[.J19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194]+1)*8" office:value-type="float" office:value="7.40625" calcext:value-type="float">
            <text:p>7</text:p>
          </table:table-cell>
          <table:table-cell table:formula="of:=DEC2BIN([.P194])" office:value-type="string" office:string-value="111" calcext:value-type="string">
            <text:p>111</text:p>
          </table:table-cell>
          <table:table-cell table:formula="of:=IF((LEN([.Q194])&lt;4);REPT(0;4-LEN([.Q194]))&amp;[.Q194];[.Q19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195]+0.5)*15" office:value-type="float" office:value="3.33984375" calcext:value-type="float">
            <text:p>3</text:p>
          </table:table-cell>
          <table:table-cell table:formula="of:=DEC2BIN([.C195])" office:value-type="string" office:string-value="11" calcext:value-type="string">
            <text:p>11</text:p>
          </table:table-cell>
          <table:table-cell table:formula="of:=IF((LEN([.D195])&lt;4);REPT(0;4-LEN([.D195]))&amp;[.D195];[.D19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195]+0.5)*15" office:value-type="float" office:value="13.53515625" calcext:value-type="float">
            <text:p>14</text:p>
          </table:table-cell>
          <table:table-cell table:formula="of:=DEC2BIN([.I195])" office:value-type="string" office:string-value="1101" calcext:value-type="string">
            <text:p>1101</text:p>
          </table:table-cell>
          <table:table-cell table:formula="of:=IF((LEN([.J195])&lt;4);REPT(0;4-LEN([.J195]))&amp;[.J195];[.J19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195]+1)*8" office:value-type="float" office:value="4.8125" calcext:value-type="float">
            <text:p>5</text:p>
          </table:table-cell>
          <table:table-cell table:formula="of:=DEC2BIN([.P195])" office:value-type="string" office:string-value="100" calcext:value-type="string">
            <text:p>100</text:p>
          </table:table-cell>
          <table:table-cell table:formula="of:=IF((LEN([.Q195])&lt;4);REPT(0;4-LEN([.Q195]))&amp;[.Q195];[.Q19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196]+0.5)*15" office:value-type="float" office:value="11.6015625" calcext:value-type="float">
            <text:p>12</text:p>
          </table:table-cell>
          <table:table-cell table:formula="of:=DEC2BIN([.C196])" office:value-type="string" office:string-value="1011" calcext:value-type="string">
            <text:p>1011</text:p>
          </table:table-cell>
          <table:table-cell table:formula="of:=IF((LEN([.D196])&lt;4);REPT(0;4-LEN([.D196]))&amp;[.D196];[.D19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196]+0.5)*15" office:value-type="float" office:value="13.59375" calcext:value-type="float">
            <text:p>14</text:p>
          </table:table-cell>
          <table:table-cell table:formula="of:=DEC2BIN([.I196])" office:value-type="string" office:string-value="1101" calcext:value-type="string">
            <text:p>1101</text:p>
          </table:table-cell>
          <table:table-cell table:formula="of:=IF((LEN([.J196])&lt;4);REPT(0;4-LEN([.J196]))&amp;[.J196];[.J19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196]+1)*8" office:value-type="float" office:value="6.8125" calcext:value-type="float">
            <text:p>7</text:p>
          </table:table-cell>
          <table:table-cell table:formula="of:=DEC2BIN([.P196])" office:value-type="string" office:string-value="110" calcext:value-type="string">
            <text:p>110</text:p>
          </table:table-cell>
          <table:table-cell table:formula="of:=IF((LEN([.Q196])&lt;4);REPT(0;4-LEN([.Q196]))&amp;[.Q196];[.Q19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197]+0.5)*15" office:value-type="float" office:value="14.765625" calcext:value-type="float">
            <text:p>15</text:p>
          </table:table-cell>
          <table:table-cell table:formula="of:=DEC2BIN([.C197])" office:value-type="string" office:string-value="1110" calcext:value-type="string">
            <text:p>1110</text:p>
          </table:table-cell>
          <table:table-cell table:formula="of:=IF((LEN([.D197])&lt;4);REPT(0;4-LEN([.D197]))&amp;[.D197];[.D19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197]+0.5)*15" office:value-type="float" office:value="5.33203125" calcext:value-type="float">
            <text:p>5</text:p>
          </table:table-cell>
          <table:table-cell table:formula="of:=DEC2BIN([.I197])" office:value-type="string" office:string-value="101" calcext:value-type="string">
            <text:p>101</text:p>
          </table:table-cell>
          <table:table-cell table:formula="of:=IF((LEN([.J197])&lt;4);REPT(0;4-LEN([.J197]))&amp;[.J197];[.J19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197]+1)*8" office:value-type="float" office:value="15.15625" calcext:value-type="float">
            <text:p>15</text:p>
          </table:table-cell>
          <table:table-cell table:formula="of:=DEC2BIN([.P197])" office:value-type="string" office:string-value="1111" calcext:value-type="string">
            <text:p>1111</text:p>
          </table:table-cell>
          <table:table-cell table:formula="of:=IF((LEN([.Q197])&lt;4);REPT(0;4-LEN([.Q197]))&amp;[.Q197];[.Q19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198]+0.5)*15" office:value-type="float" office:value="7.55859375" calcext:value-type="float">
            <text:p>8</text:p>
          </table:table-cell>
          <table:table-cell table:formula="of:=DEC2BIN([.C198])" office:value-type="string" office:string-value="111" calcext:value-type="string">
            <text:p>111</text:p>
          </table:table-cell>
          <table:table-cell table:formula="of:=IF((LEN([.D198])&lt;4);REPT(0;4-LEN([.D198]))&amp;[.D198];[.D1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198]+0.5)*15" office:value-type="float" office:value="0" calcext:value-type="float">
            <text:p>0</text:p>
          </table:table-cell>
          <table:table-cell table:formula="of:=DEC2BIN([.I198])" office:value-type="string" office:string-value="0" calcext:value-type="string">
            <text:p>0</text:p>
          </table:table-cell>
          <table:table-cell table:formula="of:=IF((LEN([.J198])&lt;4);REPT(0;4-LEN([.J198]))&amp;[.J198];[.J19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198]+1)*8" office:value-type="float" office:value="9.28125" calcext:value-type="float">
            <text:p>9</text:p>
          </table:table-cell>
          <table:table-cell table:formula="of:=DEC2BIN([.P198])" office:value-type="string" office:string-value="1001" calcext:value-type="string">
            <text:p>1001</text:p>
          </table:table-cell>
          <table:table-cell table:formula="of:=IF((LEN([.Q198])&lt;4);REPT(0;4-LEN([.Q198]))&amp;[.Q198];[.Q19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199]+0.5)*15" office:value-type="float" office:value="0.468749999999999" calcext:value-type="float">
            <text:p>0</text:p>
          </table:table-cell>
          <table:table-cell table:formula="of:=DEC2BIN([.C199])" office:value-type="string" office:string-value="0" calcext:value-type="string">
            <text:p>0</text:p>
          </table:table-cell>
          <table:table-cell table:formula="of:=IF((LEN([.D199])&lt;4);REPT(0;4-LEN([.D199]))&amp;[.D199];[.D1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199]+0.5)*15" office:value-type="float" office:value="5.09765625" calcext:value-type="float">
            <text:p>5</text:p>
          </table:table-cell>
          <table:table-cell table:formula="of:=DEC2BIN([.I199])" office:value-type="string" office:string-value="101" calcext:value-type="string">
            <text:p>101</text:p>
          </table:table-cell>
          <table:table-cell table:formula="of:=IF((LEN([.J199])&lt;4);REPT(0;4-LEN([.J199]))&amp;[.J199];[.J19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199]+1)*8" office:value-type="float" office:value="0.28125" calcext:value-type="float">
            <text:p>0</text:p>
          </table:table-cell>
          <table:table-cell table:formula="of:=DEC2BIN([.P199])" office:value-type="string" office:string-value="0" calcext:value-type="string">
            <text:p>0</text:p>
          </table:table-cell>
          <table:table-cell table:formula="of:=IF((LEN([.Q199])&lt;4);REPT(0;4-LEN([.Q199]))&amp;[.Q199];[.Q19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200]+0.5)*15" office:value-type="float" office:value="2.98828125" calcext:value-type="float">
            <text:p>3</text:p>
          </table:table-cell>
          <table:table-cell table:formula="of:=DEC2BIN([.C200])" office:value-type="string" office:string-value="10" calcext:value-type="string">
            <text:p>10</text:p>
          </table:table-cell>
          <table:table-cell table:formula="of:=IF((LEN([.D200])&lt;4);REPT(0;4-LEN([.D200]))&amp;[.D200];[.D20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200]+0.5)*15" office:value-type="float" office:value="13.4765625" calcext:value-type="float">
            <text:p>13</text:p>
          </table:table-cell>
          <table:table-cell table:formula="of:=DEC2BIN([.I200])" office:value-type="string" office:string-value="1101" calcext:value-type="string">
            <text:p>1101</text:p>
          </table:table-cell>
          <table:table-cell table:formula="of:=IF((LEN([.J200])&lt;4);REPT(0;4-LEN([.J200]))&amp;[.J200];[.J20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00]+1)*8" office:value-type="float" office:value="6.75" calcext:value-type="float">
            <text:p>7</text:p>
          </table:table-cell>
          <table:table-cell table:formula="of:=DEC2BIN([.P200])" office:value-type="string" office:string-value="110" calcext:value-type="string">
            <text:p>110</text:p>
          </table:table-cell>
          <table:table-cell table:formula="of:=IF((LEN([.Q200])&lt;4);REPT(0;4-LEN([.Q200]))&amp;[.Q200];[.Q20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201]+0.5)*15" office:value-type="float" office:value="11.8359375" calcext:value-type="float">
            <text:p>12</text:p>
          </table:table-cell>
          <table:table-cell table:formula="of:=DEC2BIN([.C201])" office:value-type="string" office:string-value="1011" calcext:value-type="string">
            <text:p>1011</text:p>
          </table:table-cell>
          <table:table-cell table:formula="of:=IF((LEN([.D201])&lt;4);REPT(0;4-LEN([.D201]))&amp;[.D201];[.D20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201]+0.5)*15" office:value-type="float" office:value="13.65234375" calcext:value-type="float">
            <text:p>14</text:p>
          </table:table-cell>
          <table:table-cell table:formula="of:=DEC2BIN([.I201])" office:value-type="string" office:string-value="1101" calcext:value-type="string">
            <text:p>1101</text:p>
          </table:table-cell>
          <table:table-cell table:formula="of:=IF((LEN([.J201])&lt;4);REPT(0;4-LEN([.J201]))&amp;[.J201];[.J20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01]+1)*8" office:value-type="float" office:value="13.59375" calcext:value-type="float">
            <text:p>14</text:p>
          </table:table-cell>
          <table:table-cell table:formula="of:=DEC2BIN([.P201])" office:value-type="string" office:string-value="1101" calcext:value-type="string">
            <text:p>1101</text:p>
          </table:table-cell>
          <table:table-cell table:formula="of:=IF((LEN([.Q201])&lt;4);REPT(0;4-LEN([.Q201]))&amp;[.Q201];[.Q20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202]+0.5)*15" office:value-type="float" office:value="14.6484375" calcext:value-type="float">
            <text:p>15</text:p>
          </table:table-cell>
          <table:table-cell table:formula="of:=DEC2BIN([.C202])" office:value-type="string" office:string-value="1110" calcext:value-type="string">
            <text:p>1110</text:p>
          </table:table-cell>
          <table:table-cell table:formula="of:=IF((LEN([.D202])&lt;4);REPT(0;4-LEN([.D202]))&amp;[.D202];[.D20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202]+0.5)*15" office:value-type="float" office:value="5.2734375" calcext:value-type="float">
            <text:p>5</text:p>
          </table:table-cell>
          <table:table-cell table:formula="of:=DEC2BIN([.I202])" office:value-type="string" office:string-value="101" calcext:value-type="string">
            <text:p>101</text:p>
          </table:table-cell>
          <table:table-cell table:formula="of:=IF((LEN([.J202])&lt;4);REPT(0;4-LEN([.J202]))&amp;[.J202];[.J20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02]+1)*8" office:value-type="float" office:value="8.625" calcext:value-type="float">
            <text:p>9</text:p>
          </table:table-cell>
          <table:table-cell table:formula="of:=DEC2BIN([.P202])" office:value-type="string" office:string-value="1000" calcext:value-type="string">
            <text:p>1000</text:p>
          </table:table-cell>
          <table:table-cell table:formula="of:=IF((LEN([.Q202])&lt;4);REPT(0;4-LEN([.Q202]))&amp;[.Q202];[.Q20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203]+0.5)*15" office:value-type="float" office:value="7.6171875" calcext:value-type="float">
            <text:p>8</text:p>
          </table:table-cell>
          <table:table-cell table:formula="of:=DEC2BIN([.C203])" office:value-type="string" office:string-value="111" calcext:value-type="string">
            <text:p>111</text:p>
          </table:table-cell>
          <table:table-cell table:formula="of:=IF((LEN([.D203])&lt;4);REPT(0;4-LEN([.D203]))&amp;[.D203];[.D2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203]+0.5)*15" office:value-type="float" office:value="0" calcext:value-type="float">
            <text:p>0</text:p>
          </table:table-cell>
          <table:table-cell table:formula="of:=DEC2BIN([.I203])" office:value-type="string" office:string-value="0" calcext:value-type="string">
            <text:p>0</text:p>
          </table:table-cell>
          <table:table-cell table:formula="of:=IF((LEN([.J203])&lt;4);REPT(0;4-LEN([.J203]))&amp;[.J203];[.J2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203]+1)*8" office:value-type="float" office:value="6.78125" calcext:value-type="float">
            <text:p>7</text:p>
          </table:table-cell>
          <table:table-cell table:formula="of:=DEC2BIN([.P203])" office:value-type="string" office:string-value="110" calcext:value-type="string">
            <text:p>110</text:p>
          </table:table-cell>
          <table:table-cell table:formula="of:=IF((LEN([.Q203])&lt;4);REPT(0;4-LEN([.Q203]))&amp;[.Q203];[.Q20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204]+0.5)*15" office:value-type="float" office:value="0.41015625" calcext:value-type="float">
            <text:p>0</text:p>
          </table:table-cell>
          <table:table-cell table:formula="of:=DEC2BIN([.C204])" office:value-type="string" office:string-value="0" calcext:value-type="string">
            <text:p>0</text:p>
          </table:table-cell>
          <table:table-cell table:formula="of:=IF((LEN([.D204])&lt;4);REPT(0;4-LEN([.D204]))&amp;[.D204];[.D2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204]+0.5)*15" office:value-type="float" office:value="5.09765625" calcext:value-type="float">
            <text:p>5</text:p>
          </table:table-cell>
          <table:table-cell table:formula="of:=DEC2BIN([.I204])" office:value-type="string" office:string-value="101" calcext:value-type="string">
            <text:p>101</text:p>
          </table:table-cell>
          <table:table-cell table:formula="of:=IF((LEN([.J204])&lt;4);REPT(0;4-LEN([.J204]))&amp;[.J204];[.J20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204]+1)*8" office:value-type="float" office:value="8.21875" calcext:value-type="float">
            <text:p>8</text:p>
          </table:table-cell>
          <table:table-cell table:formula="of:=DEC2BIN([.P204])" office:value-type="string" office:string-value="1000" calcext:value-type="string">
            <text:p>1000</text:p>
          </table:table-cell>
          <table:table-cell table:formula="of:=IF((LEN([.Q204])&lt;4);REPT(0;4-LEN([.Q204]))&amp;[.Q204];[.Q20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205]+0.5)*15" office:value-type="float" office:value="2.98828125" calcext:value-type="float">
            <text:p>3</text:p>
          </table:table-cell>
          <table:table-cell table:formula="of:=DEC2BIN([.C205])" office:value-type="string" office:string-value="10" calcext:value-type="string">
            <text:p>10</text:p>
          </table:table-cell>
          <table:table-cell table:formula="of:=IF((LEN([.D205])&lt;4);REPT(0;4-LEN([.D205]))&amp;[.D205];[.D20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205]+0.5)*15" office:value-type="float" office:value="13.4765625" calcext:value-type="float">
            <text:p>13</text:p>
          </table:table-cell>
          <table:table-cell table:formula="of:=DEC2BIN([.I205])" office:value-type="string" office:string-value="1101" calcext:value-type="string">
            <text:p>1101</text:p>
          </table:table-cell>
          <table:table-cell table:formula="of:=IF((LEN([.J205])&lt;4);REPT(0;4-LEN([.J205]))&amp;[.J205];[.J20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205]+1)*8" office:value-type="float" office:value="4.4375" calcext:value-type="float">
            <text:p>4</text:p>
          </table:table-cell>
          <table:table-cell table:formula="of:=DEC2BIN([.P205])" office:value-type="string" office:string-value="100" calcext:value-type="string">
            <text:p>100</text:p>
          </table:table-cell>
          <table:table-cell table:formula="of:=IF((LEN([.Q205])&lt;4);REPT(0;4-LEN([.Q205]))&amp;[.Q205];[.Q20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206]+0.5)*15" office:value-type="float" office:value="11.8359375" calcext:value-type="float">
            <text:p>12</text:p>
          </table:table-cell>
          <table:table-cell table:formula="of:=DEC2BIN([.C206])" office:value-type="string" office:string-value="1011" calcext:value-type="string">
            <text:p>1011</text:p>
          </table:table-cell>
          <table:table-cell table:formula="of:=IF((LEN([.D206])&lt;4);REPT(0;4-LEN([.D206]))&amp;[.D206];[.D20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206]+0.5)*15" office:value-type="float" office:value="13.65234375" calcext:value-type="float">
            <text:p>14</text:p>
          </table:table-cell>
          <table:table-cell table:formula="of:=DEC2BIN([.I206])" office:value-type="string" office:string-value="1101" calcext:value-type="string">
            <text:p>1101</text:p>
          </table:table-cell>
          <table:table-cell table:formula="of:=IF((LEN([.J206])&lt;4);REPT(0;4-LEN([.J206]))&amp;[.J206];[.J20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206]+1)*8" office:value-type="float" office:value="7.03125" calcext:value-type="float">
            <text:p>7</text:p>
          </table:table-cell>
          <table:table-cell table:formula="of:=DEC2BIN([.P206])" office:value-type="string" office:string-value="111" calcext:value-type="string">
            <text:p>111</text:p>
          </table:table-cell>
          <table:table-cell table:formula="of:=IF((LEN([.Q206])&lt;4);REPT(0;4-LEN([.Q206]))&amp;[.Q206];[.Q206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207]+0.5)*15" office:value-type="float" office:value="14.6484375" calcext:value-type="float">
            <text:p>15</text:p>
          </table:table-cell>
          <table:table-cell table:formula="of:=DEC2BIN([.C207])" office:value-type="string" office:string-value="1110" calcext:value-type="string">
            <text:p>1110</text:p>
          </table:table-cell>
          <table:table-cell table:formula="of:=IF((LEN([.D207])&lt;4);REPT(0;4-LEN([.D207]))&amp;[.D207];[.D20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207]+0.5)*15" office:value-type="float" office:value="5.2734375" calcext:value-type="float">
            <text:p>5</text:p>
          </table:table-cell>
          <table:table-cell table:formula="of:=DEC2BIN([.I207])" office:value-type="string" office:string-value="101" calcext:value-type="string">
            <text:p>101</text:p>
          </table:table-cell>
          <table:table-cell table:formula="of:=IF((LEN([.J207])&lt;4);REPT(0;4-LEN([.J207]))&amp;[.J207];[.J20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207]+1)*8" office:value-type="float" office:value="15" calcext:value-type="float">
            <text:p>15</text:p>
          </table:table-cell>
          <table:table-cell table:formula="of:=DEC2BIN([.P207])" office:value-type="string" office:string-value="1111" calcext:value-type="string">
            <text:p>1111</text:p>
          </table:table-cell>
          <table:table-cell table:formula="of:=IF((LEN([.Q207])&lt;4);REPT(0;4-LEN([.Q207]))&amp;[.Q207];[.Q20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208]+0.5)*15" office:value-type="float" office:value="7.55859375" calcext:value-type="float">
            <text:p>8</text:p>
          </table:table-cell>
          <table:table-cell table:formula="of:=DEC2BIN([.C208])" office:value-type="string" office:string-value="111" calcext:value-type="string">
            <text:p>111</text:p>
          </table:table-cell>
          <table:table-cell table:formula="of:=IF((LEN([.D208])&lt;4);REPT(0;4-LEN([.D208]))&amp;[.D208];[.D20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208]+0.5)*15" office:value-type="float" office:value="0.17578125" calcext:value-type="float">
            <text:p>0</text:p>
          </table:table-cell>
          <table:table-cell table:formula="of:=DEC2BIN([.I208])" office:value-type="string" office:string-value="0" calcext:value-type="string">
            <text:p>0</text:p>
          </table:table-cell>
          <table:table-cell table:formula="of:=IF((LEN([.J208])&lt;4);REPT(0;4-LEN([.J208]))&amp;[.J208];[.J20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208]+1)*8" office:value-type="float" office:value="9.34375" calcext:value-type="float">
            <text:p>9</text:p>
          </table:table-cell>
          <table:table-cell table:formula="of:=DEC2BIN([.P208])" office:value-type="string" office:string-value="1001" calcext:value-type="string">
            <text:p>1001</text:p>
          </table:table-cell>
          <table:table-cell table:formula="of:=IF((LEN([.Q208])&lt;4);REPT(0;4-LEN([.Q208]))&amp;[.Q208];[.Q20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209]+0.5)*15" office:value-type="float" office:value="0.76171875" calcext:value-type="float">
            <text:p>1</text:p>
          </table:table-cell>
          <table:table-cell table:formula="of:=DEC2BIN([.C209])" office:value-type="string" office:string-value="0" calcext:value-type="string">
            <text:p>0</text:p>
          </table:table-cell>
          <table:table-cell table:formula="of:=IF((LEN([.D209])&lt;4);REPT(0;4-LEN([.D209]))&amp;[.D209];[.D20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09]+0.5)*15" office:value-type="float" office:value="7.5" calcext:value-type="float">
            <text:p>8</text:p>
          </table:table-cell>
          <table:table-cell table:formula="of:=DEC2BIN([.I209])" office:value-type="string" office:string-value="111" calcext:value-type="string">
            <text:p>111</text:p>
          </table:table-cell>
          <table:table-cell table:formula="of:=IF((LEN([.J209])&lt;4);REPT(0;4-LEN([.J209]))&amp;[.J209];[.J2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209]+1)*8" office:value-type="float" office:value="0.21875" calcext:value-type="float">
            <text:p>0</text:p>
          </table:table-cell>
          <table:table-cell table:formula="of:=DEC2BIN([.P209])" office:value-type="string" office:string-value="0" calcext:value-type="string">
            <text:p>0</text:p>
          </table:table-cell>
          <table:table-cell table:formula="of:=IF((LEN([.Q209])&lt;4);REPT(0;4-LEN([.Q209]))&amp;[.Q209];[.Q20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210]+0.5)*15" office:value-type="float" office:value="9.31640625" calcext:value-type="float">
            <text:p>9</text:p>
          </table:table-cell>
          <table:table-cell table:formula="of:=DEC2BIN([.C210])" office:value-type="string" office:string-value="1001" calcext:value-type="string">
            <text:p>1001</text:p>
          </table:table-cell>
          <table:table-cell table:formula="of:=IF((LEN([.D210])&lt;4);REPT(0;4-LEN([.D210]))&amp;[.D210];[.D21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10]+0.5)*15" office:value-type="float" office:value="14.58984375" calcext:value-type="float">
            <text:p>15</text:p>
          </table:table-cell>
          <table:table-cell table:formula="of:=DEC2BIN([.I210])" office:value-type="string" office:string-value="1110" calcext:value-type="string">
            <text:p>1110</text:p>
          </table:table-cell>
          <table:table-cell table:formula="of:=IF((LEN([.J210])&lt;4);REPT(0;4-LEN([.J210]))&amp;[.J210];[.J21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210]+1)*8" office:value-type="float" office:value="6.78125" calcext:value-type="float">
            <text:p>7</text:p>
          </table:table-cell>
          <table:table-cell table:formula="of:=DEC2BIN([.P210])" office:value-type="string" office:string-value="110" calcext:value-type="string">
            <text:p>110</text:p>
          </table:table-cell>
          <table:table-cell table:formula="of:=IF((LEN([.Q210])&lt;4);REPT(0;4-LEN([.Q210]))&amp;[.Q210];[.Q21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211]+0.5)*15" office:value-type="float" office:value="13.828125" calcext:value-type="float">
            <text:p>14</text:p>
          </table:table-cell>
          <table:table-cell table:formula="of:=DEC2BIN([.C211])" office:value-type="string" office:string-value="1101" calcext:value-type="string">
            <text:p>1101</text:p>
          </table:table-cell>
          <table:table-cell table:formula="of:=IF((LEN([.D211])&lt;4);REPT(0;4-LEN([.D211]))&amp;[.D211];[.D21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11]+0.5)*15" office:value-type="float" office:value="3.22265625" calcext:value-type="float">
            <text:p>3</text:p>
          </table:table-cell>
          <table:table-cell table:formula="of:=DEC2BIN([.I211])" office:value-type="string" office:string-value="11" calcext:value-type="string">
            <text:p>11</text:p>
          </table:table-cell>
          <table:table-cell table:formula="of:=IF((LEN([.J211])&lt;4);REPT(0;4-LEN([.J211]))&amp;[.J211];[.J21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211]+1)*8" office:value-type="float" office:value="13.5625" calcext:value-type="float">
            <text:p>14</text:p>
          </table:table-cell>
          <table:table-cell table:formula="of:=DEC2BIN([.P211])" office:value-type="string" office:string-value="1101" calcext:value-type="string">
            <text:p>1101</text:p>
          </table:table-cell>
          <table:table-cell table:formula="of:=IF((LEN([.Q211])&lt;4);REPT(0;4-LEN([.Q211]))&amp;[.Q211];[.Q21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212]+0.5)*15" office:value-type="float" office:value="1.40625" calcext:value-type="float">
            <text:p>1</text:p>
          </table:table-cell>
          <table:table-cell table:formula="of:=DEC2BIN([.C212])" office:value-type="string" office:string-value="1" calcext:value-type="string">
            <text:p>1</text:p>
          </table:table-cell>
          <table:table-cell table:formula="of:=IF((LEN([.D212])&lt;4);REPT(0;4-LEN([.D212]))&amp;[.D212];[.D21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12]+0.5)*15" office:value-type="float" office:value="2.98828125" calcext:value-type="float">
            <text:p>3</text:p>
          </table:table-cell>
          <table:table-cell table:formula="of:=DEC2BIN([.I212])" office:value-type="string" office:string-value="10" calcext:value-type="string">
            <text:p>10</text:p>
          </table:table-cell>
          <table:table-cell table:formula="of:=IF((LEN([.J212])&lt;4);REPT(0;4-LEN([.J212]))&amp;[.J212];[.J21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12]+1)*8" office:value-type="float" office:value="8.625" calcext:value-type="float">
            <text:p>9</text:p>
          </table:table-cell>
          <table:table-cell table:formula="of:=DEC2BIN([.P212])" office:value-type="string" office:string-value="1000" calcext:value-type="string">
            <text:p>1000</text:p>
          </table:table-cell>
          <table:table-cell table:formula="of:=IF((LEN([.Q212])&lt;4);REPT(0;4-LEN([.Q212]))&amp;[.Q212];[.Q21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213]+0.5)*15" office:value-type="float" office:value="5.09765625" calcext:value-type="float">
            <text:p>5</text:p>
          </table:table-cell>
          <table:table-cell table:formula="of:=DEC2BIN([.C213])" office:value-type="string" office:string-value="101" calcext:value-type="string">
            <text:p>101</text:p>
          </table:table-cell>
          <table:table-cell table:formula="of:=IF((LEN([.D213])&lt;4);REPT(0;4-LEN([.D213]))&amp;[.D213];[.D21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213]+0.5)*15" office:value-type="float" office:value="14.765625" calcext:value-type="float">
            <text:p>15</text:p>
          </table:table-cell>
          <table:table-cell table:formula="of:=DEC2BIN([.I213])" office:value-type="string" office:string-value="1110" calcext:value-type="string">
            <text:p>1110</text:p>
          </table:table-cell>
          <table:table-cell table:formula="of:=IF((LEN([.J213])&lt;4);REPT(0;4-LEN([.J213]))&amp;[.J213];[.J2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213]+1)*8" office:value-type="float" office:value="6.6875" calcext:value-type="float">
            <text:p>7</text:p>
          </table:table-cell>
          <table:table-cell table:formula="of:=DEC2BIN([.P213])" office:value-type="string" office:string-value="110" calcext:value-type="string">
            <text:p>110</text:p>
          </table:table-cell>
          <table:table-cell table:formula="of:=IF((LEN([.Q213])&lt;4);REPT(0;4-LEN([.Q213]))&amp;[.Q213];[.Q21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214]+0.5)*15" office:value-type="float" office:value="15.29296875" calcext:value-type="float">
            <text:p>15</text:p>
          </table:table-cell>
          <table:table-cell table:formula="of:=DEC2BIN([.C214])" office:value-type="string" office:string-value="1111" calcext:value-type="string">
            <text:p>1111</text:p>
          </table:table-cell>
          <table:table-cell table:formula="of:=IF((LEN([.D214])&lt;4);REPT(0;4-LEN([.D214]))&amp;[.D214];[.D21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214]+0.5)*15" office:value-type="float" office:value="10.01953125" calcext:value-type="float">
            <text:p>10</text:p>
          </table:table-cell>
          <table:table-cell table:formula="of:=DEC2BIN([.I214])" office:value-type="string" office:string-value="1010" calcext:value-type="string">
            <text:p>1010</text:p>
          </table:table-cell>
          <table:table-cell table:formula="of:=IF((LEN([.J214])&lt;4);REPT(0;4-LEN([.J214]))&amp;[.J214];[.J21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214]+1)*8" office:value-type="float" office:value="8.59375" calcext:value-type="float">
            <text:p>9</text:p>
          </table:table-cell>
          <table:table-cell table:formula="of:=DEC2BIN([.P214])" office:value-type="string" office:string-value="1000" calcext:value-type="string">
            <text:p>1000</text:p>
          </table:table-cell>
          <table:table-cell table:formula="of:=IF((LEN([.Q214])&lt;4);REPT(0;4-LEN([.Q214]))&amp;[.Q214];[.Q21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215]+0.5)*15" office:value-type="float" office:value="11.66015625" calcext:value-type="float">
            <text:p>12</text:p>
          </table:table-cell>
          <table:table-cell table:formula="of:=DEC2BIN([.C215])" office:value-type="string" office:string-value="1011" calcext:value-type="string">
            <text:p>1011</text:p>
          </table:table-cell>
          <table:table-cell table:formula="of:=IF((LEN([.D215])&lt;4);REPT(0;4-LEN([.D215]))&amp;[.D215];[.D21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215]+0.5)*15" office:value-type="float" office:value="1.46484375" calcext:value-type="float">
            <text:p>1</text:p>
          </table:table-cell>
          <table:table-cell table:formula="of:=DEC2BIN([.I215])" office:value-type="string" office:string-value="1" calcext:value-type="string">
            <text:p>1</text:p>
          </table:table-cell>
          <table:table-cell table:formula="of:=IF((LEN([.J215])&lt;4);REPT(0;4-LEN([.J215]))&amp;[.J215];[.J21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215]+1)*8" office:value-type="float" office:value="11.1875" calcext:value-type="float">
            <text:p>11</text:p>
          </table:table-cell>
          <table:table-cell table:formula="of:=DEC2BIN([.P215])" office:value-type="string" office:string-value="1011" calcext:value-type="string">
            <text:p>1011</text:p>
          </table:table-cell>
          <table:table-cell table:formula="of:=IF((LEN([.Q215])&lt;4);REPT(0;4-LEN([.Q215]))&amp;[.Q215];[.Q21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16]+0.5)*15" office:value-type="float" office:value="3.3984375" calcext:value-type="float">
            <text:p>3</text:p>
          </table:table-cell>
          <table:table-cell table:formula="of:=DEC2BIN([.C216])" office:value-type="string" office:string-value="11" calcext:value-type="string">
            <text:p>11</text:p>
          </table:table-cell>
          <table:table-cell table:formula="of:=IF((LEN([.D216])&lt;4);REPT(0;4-LEN([.D216]))&amp;[.D216];[.D21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216]+0.5)*15" office:value-type="float" office:value="1.40625" calcext:value-type="float">
            <text:p>1</text:p>
          </table:table-cell>
          <table:table-cell table:formula="of:=DEC2BIN([.I216])" office:value-type="string" office:string-value="1" calcext:value-type="string">
            <text:p>1</text:p>
          </table:table-cell>
          <table:table-cell table:formula="of:=IF((LEN([.J216])&lt;4);REPT(0;4-LEN([.J216]))&amp;[.J216];[.J21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216]+1)*8" office:value-type="float" office:value="9.1875" calcext:value-type="float">
            <text:p>9</text:p>
          </table:table-cell>
          <table:table-cell table:formula="of:=DEC2BIN([.P216])" office:value-type="string" office:string-value="1001" calcext:value-type="string">
            <text:p>1001</text:p>
          </table:table-cell>
          <table:table-cell table:formula="of:=IF((LEN([.Q216])&lt;4);REPT(0;4-LEN([.Q216]))&amp;[.Q216];[.Q2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217]+0.5)*15" office:value-type="float" office:value="0.234375" calcext:value-type="float">
            <text:p>0</text:p>
          </table:table-cell>
          <table:table-cell table:formula="of:=DEC2BIN([.C217])" office:value-type="string" office:string-value="0" calcext:value-type="string">
            <text:p>0</text:p>
          </table:table-cell>
          <table:table-cell table:formula="of:=IF((LEN([.D217])&lt;4);REPT(0;4-LEN([.D217]))&amp;[.D217];[.D21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217]+0.5)*15" office:value-type="float" office:value="9.66796875" calcext:value-type="float">
            <text:p>10</text:p>
          </table:table-cell>
          <table:table-cell table:formula="of:=DEC2BIN([.I217])" office:value-type="string" office:string-value="1001" calcext:value-type="string">
            <text:p>1001</text:p>
          </table:table-cell>
          <table:table-cell table:formula="of:=IF((LEN([.J217])&lt;4);REPT(0;4-LEN([.J217]))&amp;[.J217];[.J21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217]+1)*8" office:value-type="float" office:value="0.84375" calcext:value-type="float">
            <text:p>1</text:p>
          </table:table-cell>
          <table:table-cell table:formula="of:=DEC2BIN([.P217])" office:value-type="string" office:string-value="0" calcext:value-type="string">
            <text:p>0</text:p>
          </table:table-cell>
          <table:table-cell table:formula="of:=IF((LEN([.Q217])&lt;4);REPT(0;4-LEN([.Q217]))&amp;[.Q217];[.Q21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18]+0.5)*15" office:value-type="float" office:value="7.5" calcext:value-type="float">
            <text:p>8</text:p>
          </table:table-cell>
          <table:table-cell table:formula="of:=DEC2BIN([.C218])" office:value-type="string" office:string-value="111" calcext:value-type="string">
            <text:p>111</text:p>
          </table:table-cell>
          <table:table-cell table:formula="of:=IF((LEN([.D218])&lt;4);REPT(0;4-LEN([.D218]))&amp;[.D218];[.D21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218]+0.5)*15" office:value-type="float" office:value="14.8828125" calcext:value-type="float">
            <text:p>15</text:p>
          </table:table-cell>
          <table:table-cell table:formula="of:=DEC2BIN([.I218])" office:value-type="string" office:string-value="1110" calcext:value-type="string">
            <text:p>1110</text:p>
          </table:table-cell>
          <table:table-cell table:formula="of:=IF((LEN([.J218])&lt;4);REPT(0;4-LEN([.J218]))&amp;[.J218];[.J2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218]+1)*8" office:value-type="float" office:value="6.71875" calcext:value-type="float">
            <text:p>7</text:p>
          </table:table-cell>
          <table:table-cell table:formula="of:=DEC2BIN([.P218])" office:value-type="string" office:string-value="110" calcext:value-type="string">
            <text:p>110</text:p>
          </table:table-cell>
          <table:table-cell table:formula="of:=IF((LEN([.Q218])&lt;4);REPT(0;4-LEN([.Q218]))&amp;[.Q218];[.Q21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219]+0.5)*15" office:value-type="float" office:value="14.1796875" calcext:value-type="float">
            <text:p>14</text:p>
          </table:table-cell>
          <table:table-cell table:formula="of:=DEC2BIN([.C219])" office:value-type="string" office:string-value="1110" calcext:value-type="string">
            <text:p>1110</text:p>
          </table:table-cell>
          <table:table-cell table:formula="of:=IF((LEN([.D219])&lt;4);REPT(0;4-LEN([.D219]))&amp;[.D219];[.D21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19]+0.5)*15" office:value-type="float" office:value="7.5" calcext:value-type="float">
            <text:p>8</text:p>
          </table:table-cell>
          <table:table-cell table:formula="of:=DEC2BIN([.I219])" office:value-type="string" office:string-value="111" calcext:value-type="string">
            <text:p>111</text:p>
          </table:table-cell>
          <table:table-cell table:formula="of:=IF((LEN([.J219])&lt;4);REPT(0;4-LEN([.J219]))&amp;[.J219];[.J2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219]+1)*8" office:value-type="float" office:value="15.71875" calcext:value-type="float">
            <text:p>16</text:p>
          </table:table-cell>
          <table:table-cell table:formula="of:=DEC2BIN([.P219])" office:value-type="string" office:string-value="1111" calcext:value-type="string">
            <text:p>1111</text:p>
          </table:table-cell>
          <table:table-cell table:formula="of:=IF((LEN([.Q219])&lt;4);REPT(0;4-LEN([.Q219]))&amp;[.Q219];[.Q21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220]+0.5)*15" office:value-type="float" office:value="5.68359375" calcext:value-type="float">
            <text:p>6</text:p>
          </table:table-cell>
          <table:table-cell table:formula="of:=DEC2BIN([.C220])" office:value-type="string" office:string-value="101" calcext:value-type="string">
            <text:p>101</text:p>
          </table:table-cell>
          <table:table-cell table:formula="of:=IF((LEN([.D220])&lt;4);REPT(0;4-LEN([.D220]))&amp;[.D220];[.D22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220]+0.5)*15" office:value-type="float" office:value="0.41015625" calcext:value-type="float">
            <text:p>0</text:p>
          </table:table-cell>
          <table:table-cell table:formula="of:=DEC2BIN([.I220])" office:value-type="string" office:string-value="0" calcext:value-type="string">
            <text:p>0</text:p>
          </table:table-cell>
          <table:table-cell table:formula="of:=IF((LEN([.J220])&lt;4);REPT(0;4-LEN([.J220]))&amp;[.J220];[.J22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20]+1)*8" office:value-type="float" office:value="9.25" calcext:value-type="float">
            <text:p>9</text:p>
          </table:table-cell>
          <table:table-cell table:formula="of:=DEC2BIN([.P220])" office:value-type="string" office:string-value="1001" calcext:value-type="string">
            <text:p>1001</text:p>
          </table:table-cell>
          <table:table-cell table:formula="of:=IF((LEN([.Q220])&lt;4);REPT(0;4-LEN([.Q220]))&amp;[.Q220];[.Q22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221]+0.5)*15" office:value-type="float" office:value="1.171875" calcext:value-type="float">
            <text:p>1</text:p>
          </table:table-cell>
          <table:table-cell table:formula="of:=DEC2BIN([.C221])" office:value-type="string" office:string-value="1" calcext:value-type="string">
            <text:p>1</text:p>
          </table:table-cell>
          <table:table-cell table:formula="of:=IF((LEN([.D221])&lt;4);REPT(0;4-LEN([.D221]))&amp;[.D221];[.D22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21]+0.5)*15" office:value-type="float" office:value="11.77734375" calcext:value-type="float">
            <text:p>12</text:p>
          </table:table-cell>
          <table:table-cell table:formula="of:=DEC2BIN([.I221])" office:value-type="string" office:string-value="1011" calcext:value-type="string">
            <text:p>1011</text:p>
          </table:table-cell>
          <table:table-cell table:formula="of:=IF((LEN([.J221])&lt;4);REPT(0;4-LEN([.J221]))&amp;[.J221];[.J22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21]+1)*8" office:value-type="float" office:value="2.40625" calcext:value-type="float">
            <text:p>2</text:p>
          </table:table-cell>
          <table:table-cell table:formula="of:=DEC2BIN([.P221])" office:value-type="string" office:string-value="10" calcext:value-type="string">
            <text:p>10</text:p>
          </table:table-cell>
          <table:table-cell table:formula="of:=IF((LEN([.Q221])&lt;4);REPT(0;4-LEN([.Q221]))&amp;[.Q221];[.Q22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222]+0.5)*15" office:value-type="float" office:value="13.59375" calcext:value-type="float">
            <text:p>14</text:p>
          </table:table-cell>
          <table:table-cell table:formula="of:=DEC2BIN([.C222])" office:value-type="string" office:string-value="1101" calcext:value-type="string">
            <text:p>1101</text:p>
          </table:table-cell>
          <table:table-cell table:formula="of:=IF((LEN([.D222])&lt;4);REPT(0;4-LEN([.D222]))&amp;[.D222];[.D22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22]+0.5)*15" office:value-type="float" office:value="12.01171875" calcext:value-type="float">
            <text:p>12</text:p>
          </table:table-cell>
          <table:table-cell table:formula="of:=DEC2BIN([.I222])" office:value-type="string" office:string-value="1100" calcext:value-type="string">
            <text:p>1100</text:p>
          </table:table-cell>
          <table:table-cell table:formula="of:=IF((LEN([.J222])&lt;4);REPT(0;4-LEN([.J222]))&amp;[.J222];[.J22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22]+1)*8" office:value-type="float" office:value="7.375" calcext:value-type="float">
            <text:p>7</text:p>
          </table:table-cell>
          <table:table-cell table:formula="of:=DEC2BIN([.P222])" office:value-type="string" office:string-value="111" calcext:value-type="string">
            <text:p>111</text:p>
          </table:table-cell>
          <table:table-cell table:formula="of:=IF((LEN([.Q222])&lt;4);REPT(0;4-LEN([.Q222]))&amp;[.Q222];[.Q22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223]+0.5)*15" office:value-type="float" office:value="9.90234375" calcext:value-type="float">
            <text:p>10</text:p>
          </table:table-cell>
          <table:table-cell table:formula="of:=DEC2BIN([.C223])" office:value-type="string" office:string-value="1001" calcext:value-type="string">
            <text:p>1001</text:p>
          </table:table-cell>
          <table:table-cell table:formula="of:=IF((LEN([.D223])&lt;4);REPT(0;4-LEN([.D223]))&amp;[.D223];[.D22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223]+0.5)*15" office:value-type="float" office:value="0.234375" calcext:value-type="float">
            <text:p>0</text:p>
          </table:table-cell>
          <table:table-cell table:formula="of:=DEC2BIN([.I223])" office:value-type="string" office:string-value="0" calcext:value-type="string">
            <text:p>0</text:p>
          </table:table-cell>
          <table:table-cell table:formula="of:=IF((LEN([.J223])&lt;4);REPT(0;4-LEN([.J223]))&amp;[.J223];[.J2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23]+1)*8" office:value-type="float" office:value="9.3125" calcext:value-type="float">
            <text:p>9</text:p>
          </table:table-cell>
          <table:table-cell table:formula="of:=DEC2BIN([.P223])" office:value-type="string" office:string-value="1001" calcext:value-type="string">
            <text:p>1001</text:p>
          </table:table-cell>
          <table:table-cell table:formula="of:=IF((LEN([.Q223])&lt;4);REPT(0;4-LEN([.Q223]))&amp;[.Q223];[.Q22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224]+0.5)*15" office:value-type="float" office:value="-0.29296875" calcext:value-type="float">
            <text:p>0</text:p>
          </table:table-cell>
          <table:table-cell table:formula="of:=DEC2BIN([.C224])" office:value-type="string" office:string-value="0" calcext:value-type="string">
            <text:p>0</text:p>
          </table:table-cell>
          <table:table-cell table:formula="of:=IF((LEN([.D224])&lt;4);REPT(0;4-LEN([.D224]))&amp;[.D224];[.D2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224]+0.5)*15" office:value-type="float" office:value="4.98046875" calcext:value-type="float">
            <text:p>5</text:p>
          </table:table-cell>
          <table:table-cell table:formula="of:=DEC2BIN([.I224])" office:value-type="string" office:string-value="100" calcext:value-type="string">
            <text:p>100</text:p>
          </table:table-cell>
          <table:table-cell table:formula="of:=IF((LEN([.J224])&lt;4);REPT(0;4-LEN([.J224]))&amp;[.J224];[.J22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24]+1)*8" office:value-type="float" office:value="7.40625" calcext:value-type="float">
            <text:p>7</text:p>
          </table:table-cell>
          <table:table-cell table:formula="of:=DEC2BIN([.P224])" office:value-type="string" office:string-value="111" calcext:value-type="string">
            <text:p>111</text:p>
          </table:table-cell>
          <table:table-cell table:formula="of:=IF((LEN([.Q224])&lt;4);REPT(0;4-LEN([.Q224]))&amp;[.Q224];[.Q22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225]+0.5)*15" office:value-type="float" office:value="3.33984375" calcext:value-type="float">
            <text:p>3</text:p>
          </table:table-cell>
          <table:table-cell table:formula="of:=DEC2BIN([.C225])" office:value-type="string" office:string-value="11" calcext:value-type="string">
            <text:p>11</text:p>
          </table:table-cell>
          <table:table-cell table:formula="of:=IF((LEN([.D225])&lt;4);REPT(0;4-LEN([.D225]))&amp;[.D225];[.D22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225]+0.5)*15" office:value-type="float" office:value="13.53515625" calcext:value-type="float">
            <text:p>14</text:p>
          </table:table-cell>
          <table:table-cell table:formula="of:=DEC2BIN([.I225])" office:value-type="string" office:string-value="1101" calcext:value-type="string">
            <text:p>1101</text:p>
          </table:table-cell>
          <table:table-cell table:formula="of:=IF((LEN([.J225])&lt;4);REPT(0;4-LEN([.J225]))&amp;[.J225];[.J22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25]+1)*8" office:value-type="float" office:value="4.8125" calcext:value-type="float">
            <text:p>5</text:p>
          </table:table-cell>
          <table:table-cell table:formula="of:=DEC2BIN([.P225])" office:value-type="string" office:string-value="100" calcext:value-type="string">
            <text:p>100</text:p>
          </table:table-cell>
          <table:table-cell table:formula="of:=IF((LEN([.Q225])&lt;4);REPT(0;4-LEN([.Q225]))&amp;[.Q225];[.Q22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226]+0.5)*15" office:value-type="float" office:value="11.6015625" calcext:value-type="float">
            <text:p>12</text:p>
          </table:table-cell>
          <table:table-cell table:formula="of:=DEC2BIN([.C226])" office:value-type="string" office:string-value="1011" calcext:value-type="string">
            <text:p>1011</text:p>
          </table:table-cell>
          <table:table-cell table:formula="of:=IF((LEN([.D226])&lt;4);REPT(0;4-LEN([.D226]))&amp;[.D226];[.D22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226]+0.5)*15" office:value-type="float" office:value="13.59375" calcext:value-type="float">
            <text:p>14</text:p>
          </table:table-cell>
          <table:table-cell table:formula="of:=DEC2BIN([.I226])" office:value-type="string" office:string-value="1101" calcext:value-type="string">
            <text:p>1101</text:p>
          </table:table-cell>
          <table:table-cell table:formula="of:=IF((LEN([.J226])&lt;4);REPT(0;4-LEN([.J226]))&amp;[.J226];[.J22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26]+1)*8" office:value-type="float" office:value="6.8125" calcext:value-type="float">
            <text:p>7</text:p>
          </table:table-cell>
          <table:table-cell table:formula="of:=DEC2BIN([.P226])" office:value-type="string" office:string-value="110" calcext:value-type="string">
            <text:p>110</text:p>
          </table:table-cell>
          <table:table-cell table:formula="of:=IF((LEN([.Q226])&lt;4);REPT(0;4-LEN([.Q226]))&amp;[.Q226];[.Q2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227]+0.5)*15" office:value-type="float" office:value="14.765625" calcext:value-type="float">
            <text:p>15</text:p>
          </table:table-cell>
          <table:table-cell table:formula="of:=DEC2BIN([.C227])" office:value-type="string" office:string-value="1110" calcext:value-type="string">
            <text:p>1110</text:p>
          </table:table-cell>
          <table:table-cell table:formula="of:=IF((LEN([.D227])&lt;4);REPT(0;4-LEN([.D227]))&amp;[.D227];[.D22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227]+0.5)*15" office:value-type="float" office:value="5.33203125" calcext:value-type="float">
            <text:p>5</text:p>
          </table:table-cell>
          <table:table-cell table:formula="of:=DEC2BIN([.I227])" office:value-type="string" office:string-value="101" calcext:value-type="string">
            <text:p>101</text:p>
          </table:table-cell>
          <table:table-cell table:formula="of:=IF((LEN([.J227])&lt;4);REPT(0;4-LEN([.J227]))&amp;[.J227];[.J22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27]+1)*8" office:value-type="float" office:value="15.15625" calcext:value-type="float">
            <text:p>15</text:p>
          </table:table-cell>
          <table:table-cell table:formula="of:=DEC2BIN([.P227])" office:value-type="string" office:string-value="1111" calcext:value-type="string">
            <text:p>1111</text:p>
          </table:table-cell>
          <table:table-cell table:formula="of:=IF((LEN([.Q227])&lt;4);REPT(0;4-LEN([.Q227]))&amp;[.Q227];[.Q22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228]+0.5)*15" office:value-type="float" office:value="7.55859375" calcext:value-type="float">
            <text:p>8</text:p>
          </table:table-cell>
          <table:table-cell table:formula="of:=DEC2BIN([.C228])" office:value-type="string" office:string-value="111" calcext:value-type="string">
            <text:p>111</text:p>
          </table:table-cell>
          <table:table-cell table:formula="of:=IF((LEN([.D228])&lt;4);REPT(0;4-LEN([.D228]))&amp;[.D228];[.D2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228]+0.5)*15" office:value-type="float" office:value="0" calcext:value-type="float">
            <text:p>0</text:p>
          </table:table-cell>
          <table:table-cell table:formula="of:=DEC2BIN([.I228])" office:value-type="string" office:string-value="0" calcext:value-type="string">
            <text:p>0</text:p>
          </table:table-cell>
          <table:table-cell table:formula="of:=IF((LEN([.J228])&lt;4);REPT(0;4-LEN([.J228]))&amp;[.J228];[.J2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28]+1)*8" office:value-type="float" office:value="9.28125" calcext:value-type="float">
            <text:p>9</text:p>
          </table:table-cell>
          <table:table-cell table:formula="of:=DEC2BIN([.P228])" office:value-type="string" office:string-value="1001" calcext:value-type="string">
            <text:p>1001</text:p>
          </table:table-cell>
          <table:table-cell table:formula="of:=IF((LEN([.Q228])&lt;4);REPT(0;4-LEN([.Q228]))&amp;[.Q228];[.Q22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229]+0.5)*15" office:value-type="float" office:value="0.468749999999999" calcext:value-type="float">
            <text:p>0</text:p>
          </table:table-cell>
          <table:table-cell table:formula="of:=DEC2BIN([.C229])" office:value-type="string" office:string-value="0" calcext:value-type="string">
            <text:p>0</text:p>
          </table:table-cell>
          <table:table-cell table:formula="of:=IF((LEN([.D229])&lt;4);REPT(0;4-LEN([.D229]))&amp;[.D229];[.D22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229]+0.5)*15" office:value-type="float" office:value="5.09765625" calcext:value-type="float">
            <text:p>5</text:p>
          </table:table-cell>
          <table:table-cell table:formula="of:=DEC2BIN([.I229])" office:value-type="string" office:string-value="101" calcext:value-type="string">
            <text:p>101</text:p>
          </table:table-cell>
          <table:table-cell table:formula="of:=IF((LEN([.J229])&lt;4);REPT(0;4-LEN([.J229]))&amp;[.J229];[.J22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229]+1)*8" office:value-type="float" office:value="0.28125" calcext:value-type="float">
            <text:p>0</text:p>
          </table:table-cell>
          <table:table-cell table:formula="of:=DEC2BIN([.P229])" office:value-type="string" office:string-value="0" calcext:value-type="string">
            <text:p>0</text:p>
          </table:table-cell>
          <table:table-cell table:formula="of:=IF((LEN([.Q229])&lt;4);REPT(0;4-LEN([.Q229]))&amp;[.Q229];[.Q22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230]+0.5)*15" office:value-type="float" office:value="2.98828125" calcext:value-type="float">
            <text:p>3</text:p>
          </table:table-cell>
          <table:table-cell table:formula="of:=DEC2BIN([.C230])" office:value-type="string" office:string-value="10" calcext:value-type="string">
            <text:p>10</text:p>
          </table:table-cell>
          <table:table-cell table:formula="of:=IF((LEN([.D230])&lt;4);REPT(0;4-LEN([.D230]))&amp;[.D230];[.D23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230]+0.5)*15" office:value-type="float" office:value="13.4765625" calcext:value-type="float">
            <text:p>13</text:p>
          </table:table-cell>
          <table:table-cell table:formula="of:=DEC2BIN([.I230])" office:value-type="string" office:string-value="1101" calcext:value-type="string">
            <text:p>1101</text:p>
          </table:table-cell>
          <table:table-cell table:formula="of:=IF((LEN([.J230])&lt;4);REPT(0;4-LEN([.J230]))&amp;[.J230];[.J23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30]+1)*8" office:value-type="float" office:value="6.75" calcext:value-type="float">
            <text:p>7</text:p>
          </table:table-cell>
          <table:table-cell table:formula="of:=DEC2BIN([.P230])" office:value-type="string" office:string-value="110" calcext:value-type="string">
            <text:p>110</text:p>
          </table:table-cell>
          <table:table-cell table:formula="of:=IF((LEN([.Q230])&lt;4);REPT(0;4-LEN([.Q230]))&amp;[.Q230];[.Q23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231]+0.5)*15" office:value-type="float" office:value="11.8359375" calcext:value-type="float">
            <text:p>12</text:p>
          </table:table-cell>
          <table:table-cell table:formula="of:=DEC2BIN([.C231])" office:value-type="string" office:string-value="1011" calcext:value-type="string">
            <text:p>1011</text:p>
          </table:table-cell>
          <table:table-cell table:formula="of:=IF((LEN([.D231])&lt;4);REPT(0;4-LEN([.D231]))&amp;[.D231];[.D23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231]+0.5)*15" office:value-type="float" office:value="13.65234375" calcext:value-type="float">
            <text:p>14</text:p>
          </table:table-cell>
          <table:table-cell table:formula="of:=DEC2BIN([.I231])" office:value-type="string" office:string-value="1101" calcext:value-type="string">
            <text:p>1101</text:p>
          </table:table-cell>
          <table:table-cell table:formula="of:=IF((LEN([.J231])&lt;4);REPT(0;4-LEN([.J231]))&amp;[.J231];[.J23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31]+1)*8" office:value-type="float" office:value="13.59375" calcext:value-type="float">
            <text:p>14</text:p>
          </table:table-cell>
          <table:table-cell table:formula="of:=DEC2BIN([.P231])" office:value-type="string" office:string-value="1101" calcext:value-type="string">
            <text:p>1101</text:p>
          </table:table-cell>
          <table:table-cell table:formula="of:=IF((LEN([.Q231])&lt;4);REPT(0;4-LEN([.Q231]))&amp;[.Q231];[.Q231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232]+0.5)*15" office:value-type="float" office:value="14.6484375" calcext:value-type="float">
            <text:p>15</text:p>
          </table:table-cell>
          <table:table-cell table:formula="of:=DEC2BIN([.C232])" office:value-type="string" office:string-value="1110" calcext:value-type="string">
            <text:p>1110</text:p>
          </table:table-cell>
          <table:table-cell table:formula="of:=IF((LEN([.D232])&lt;4);REPT(0;4-LEN([.D232]))&amp;[.D232];[.D23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232]+0.5)*15" office:value-type="float" office:value="5.2734375" calcext:value-type="float">
            <text:p>5</text:p>
          </table:table-cell>
          <table:table-cell table:formula="of:=DEC2BIN([.I232])" office:value-type="string" office:string-value="101" calcext:value-type="string">
            <text:p>101</text:p>
          </table:table-cell>
          <table:table-cell table:formula="of:=IF((LEN([.J232])&lt;4);REPT(0;4-LEN([.J232]))&amp;[.J232];[.J23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32]+1)*8" office:value-type="float" office:value="8.625" calcext:value-type="float">
            <text:p>9</text:p>
          </table:table-cell>
          <table:table-cell table:formula="of:=DEC2BIN([.P232])" office:value-type="string" office:string-value="1000" calcext:value-type="string">
            <text:p>1000</text:p>
          </table:table-cell>
          <table:table-cell table:formula="of:=IF((LEN([.Q232])&lt;4);REPT(0;4-LEN([.Q232]))&amp;[.Q232];[.Q23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233]+0.5)*15" office:value-type="float" office:value="7.55859375" calcext:value-type="float">
            <text:p>8</text:p>
          </table:table-cell>
          <table:table-cell table:formula="of:=DEC2BIN([.C233])" office:value-type="string" office:string-value="111" calcext:value-type="string">
            <text:p>111</text:p>
          </table:table-cell>
          <table:table-cell table:formula="of:=IF((LEN([.D233])&lt;4);REPT(0;4-LEN([.D233]))&amp;[.D233];[.D2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233]+0.5)*15" office:value-type="float" office:value="0.17578125" calcext:value-type="float">
            <text:p>0</text:p>
          </table:table-cell>
          <table:table-cell table:formula="of:=DEC2BIN([.I233])" office:value-type="string" office:string-value="0" calcext:value-type="string">
            <text:p>0</text:p>
          </table:table-cell>
          <table:table-cell table:formula="of:=IF((LEN([.J233])&lt;4);REPT(0;4-LEN([.J233]))&amp;[.J233];[.J2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233]+1)*8" office:value-type="float" office:value="6.6875" calcext:value-type="float">
            <text:p>7</text:p>
          </table:table-cell>
          <table:table-cell table:formula="of:=DEC2BIN([.P233])" office:value-type="string" office:string-value="110" calcext:value-type="string">
            <text:p>110</text:p>
          </table:table-cell>
          <table:table-cell table:formula="of:=IF((LEN([.Q233])&lt;4);REPT(0;4-LEN([.Q233]))&amp;[.Q233];[.Q233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234]+0.5)*15" office:value-type="float" office:value="0.76171875" calcext:value-type="float">
            <text:p>1</text:p>
          </table:table-cell>
          <table:table-cell table:formula="of:=DEC2BIN([.C234])" office:value-type="string" office:string-value="0" calcext:value-type="string">
            <text:p>0</text:p>
          </table:table-cell>
          <table:table-cell table:formula="of:=IF((LEN([.D234])&lt;4);REPT(0;4-LEN([.D234]))&amp;[.D234];[.D23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34]+0.5)*15" office:value-type="float" office:value="7.5" calcext:value-type="float">
            <text:p>8</text:p>
          </table:table-cell>
          <table:table-cell table:formula="of:=DEC2BIN([.I234])" office:value-type="string" office:string-value="111" calcext:value-type="string">
            <text:p>111</text:p>
          </table:table-cell>
          <table:table-cell table:formula="of:=IF((LEN([.J234])&lt;4);REPT(0;4-LEN([.J234]))&amp;[.J234];[.J2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234]+1)*8" office:value-type="float" office:value="8.59375" calcext:value-type="float">
            <text:p>9</text:p>
          </table:table-cell>
          <table:table-cell table:formula="of:=DEC2BIN([.P234])" office:value-type="string" office:string-value="1000" calcext:value-type="string">
            <text:p>1000</text:p>
          </table:table-cell>
          <table:table-cell table:formula="of:=IF((LEN([.Q234])&lt;4);REPT(0;4-LEN([.Q234]))&amp;[.Q234];[.Q23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235]+0.5)*15" office:value-type="float" office:value="9.31640625" calcext:value-type="float">
            <text:p>9</text:p>
          </table:table-cell>
          <table:table-cell table:formula="of:=DEC2BIN([.C235])" office:value-type="string" office:string-value="1001" calcext:value-type="string">
            <text:p>1001</text:p>
          </table:table-cell>
          <table:table-cell table:formula="of:=IF((LEN([.D235])&lt;4);REPT(0;4-LEN([.D235]))&amp;[.D235];[.D23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35]+0.5)*15" office:value-type="float" office:value="14.58984375" calcext:value-type="float">
            <text:p>15</text:p>
          </table:table-cell>
          <table:table-cell table:formula="of:=DEC2BIN([.I235])" office:value-type="string" office:string-value="1110" calcext:value-type="string">
            <text:p>1110</text:p>
          </table:table-cell>
          <table:table-cell table:formula="of:=IF((LEN([.J235])&lt;4);REPT(0;4-LEN([.J235]))&amp;[.J235];[.J2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235]+1)*8" office:value-type="float" office:value="11.1875" calcext:value-type="float">
            <text:p>11</text:p>
          </table:table-cell>
          <table:table-cell table:formula="of:=DEC2BIN([.P235])" office:value-type="string" office:string-value="1011" calcext:value-type="string">
            <text:p>1011</text:p>
          </table:table-cell>
          <table:table-cell table:formula="of:=IF((LEN([.Q235])&lt;4);REPT(0;4-LEN([.Q235]))&amp;[.Q235];[.Q235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236]+0.5)*15" office:value-type="float" office:value="13.828125" calcext:value-type="float">
            <text:p>14</text:p>
          </table:table-cell>
          <table:table-cell table:formula="of:=DEC2BIN([.C236])" office:value-type="string" office:string-value="1101" calcext:value-type="string">
            <text:p>1101</text:p>
          </table:table-cell>
          <table:table-cell table:formula="of:=IF((LEN([.D236])&lt;4);REPT(0;4-LEN([.D236]))&amp;[.D236];[.D23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36]+0.5)*15" office:value-type="float" office:value="3.22265625" calcext:value-type="float">
            <text:p>3</text:p>
          </table:table-cell>
          <table:table-cell table:formula="of:=DEC2BIN([.I236])" office:value-type="string" office:string-value="11" calcext:value-type="string">
            <text:p>11</text:p>
          </table:table-cell>
          <table:table-cell table:formula="of:=IF((LEN([.J236])&lt;4);REPT(0;4-LEN([.J236]))&amp;[.J236];[.J2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236]+1)*8" office:value-type="float" office:value="9.1875" calcext:value-type="float">
            <text:p>9</text:p>
          </table:table-cell>
          <table:table-cell table:formula="of:=DEC2BIN([.P236])" office:value-type="string" office:string-value="1001" calcext:value-type="string">
            <text:p>1001</text:p>
          </table:table-cell>
          <table:table-cell table:formula="of:=IF((LEN([.Q236])&lt;4);REPT(0;4-LEN([.Q236]))&amp;[.Q236];[.Q2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237]+0.5)*15" office:value-type="float" office:value="1.40625" calcext:value-type="float">
            <text:p>1</text:p>
          </table:table-cell>
          <table:table-cell table:formula="of:=DEC2BIN([.C237])" office:value-type="string" office:string-value="1" calcext:value-type="string">
            <text:p>1</text:p>
          </table:table-cell>
          <table:table-cell table:formula="of:=IF((LEN([.D237])&lt;4);REPT(0;4-LEN([.D237]))&amp;[.D237];[.D23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37]+0.5)*15" office:value-type="float" office:value="2.98828125" calcext:value-type="float">
            <text:p>3</text:p>
          </table:table-cell>
          <table:table-cell table:formula="of:=DEC2BIN([.I237])" office:value-type="string" office:string-value="10" calcext:value-type="string">
            <text:p>10</text:p>
          </table:table-cell>
          <table:table-cell table:formula="of:=IF((LEN([.J237])&lt;4);REPT(0;4-LEN([.J237]))&amp;[.J237];[.J2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237]+1)*8" office:value-type="float" office:value="0.84375" calcext:value-type="float">
            <text:p>1</text:p>
          </table:table-cell>
          <table:table-cell table:formula="of:=DEC2BIN([.P237])" office:value-type="string" office:string-value="0" calcext:value-type="string">
            <text:p>0</text:p>
          </table:table-cell>
          <table:table-cell table:formula="of:=IF((LEN([.Q237])&lt;4);REPT(0;4-LEN([.Q237]))&amp;[.Q237];[.Q23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238]+0.5)*15" office:value-type="float" office:value="5.15625" calcext:value-type="float">
            <text:p>5</text:p>
          </table:table-cell>
          <table:table-cell table:formula="of:=DEC2BIN([.C238])" office:value-type="string" office:string-value="101" calcext:value-type="string">
            <text:p>101</text:p>
          </table:table-cell>
          <table:table-cell table:formula="of:=IF((LEN([.D238])&lt;4);REPT(0;4-LEN([.D238]))&amp;[.D238];[.D23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38]+0.5)*15" office:value-type="float" office:value="14.58984375" calcext:value-type="float">
            <text:p>15</text:p>
          </table:table-cell>
          <table:table-cell table:formula="of:=DEC2BIN([.I238])" office:value-type="string" office:string-value="1110" calcext:value-type="string">
            <text:p>1110</text:p>
          </table:table-cell>
          <table:table-cell table:formula="of:=IF((LEN([.J238])&lt;4);REPT(0;4-LEN([.J238]))&amp;[.J238];[.J2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238]+1)*8" office:value-type="float" office:value="6.71875" calcext:value-type="float">
            <text:p>7</text:p>
          </table:table-cell>
          <table:table-cell table:formula="of:=DEC2BIN([.P238])" office:value-type="string" office:string-value="110" calcext:value-type="string">
            <text:p>110</text:p>
          </table:table-cell>
          <table:table-cell table:formula="of:=IF((LEN([.Q238])&lt;4);REPT(0;4-LEN([.Q238]))&amp;[.Q238];[.Q23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239]+0.5)*15" office:value-type="float" office:value="14.94140625" calcext:value-type="float">
            <text:p>15</text:p>
          </table:table-cell>
          <table:table-cell table:formula="of:=DEC2BIN([.C239])" office:value-type="string" office:string-value="1110" calcext:value-type="string">
            <text:p>1110</text:p>
          </table:table-cell>
          <table:table-cell table:formula="of:=IF((LEN([.D239])&lt;4);REPT(0;4-LEN([.D239]))&amp;[.D239];[.D23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239]+0.5)*15" office:value-type="float" office:value="7.6171875" calcext:value-type="float">
            <text:p>8</text:p>
          </table:table-cell>
          <table:table-cell table:formula="of:=DEC2BIN([.I239])" office:value-type="string" office:string-value="111" calcext:value-type="string">
            <text:p>111</text:p>
          </table:table-cell>
          <table:table-cell table:formula="of:=IF((LEN([.J239])&lt;4);REPT(0;4-LEN([.J239]))&amp;[.J239];[.J2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239]+1)*8" office:value-type="float" office:value="15.71875" calcext:value-type="float">
            <text:p>16</text:p>
          </table:table-cell>
          <table:table-cell table:formula="of:=DEC2BIN([.P239])" office:value-type="string" office:string-value="1111" calcext:value-type="string">
            <text:p>1111</text:p>
          </table:table-cell>
          <table:table-cell table:formula="of:=IF((LEN([.Q239])&lt;4);REPT(0;4-LEN([.Q239]))&amp;[.Q239];[.Q239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240]+0.5)*15" office:value-type="float" office:value="5.33203125" calcext:value-type="float">
            <text:p>5</text:p>
          </table:table-cell>
          <table:table-cell table:formula="of:=DEC2BIN([.C240])" office:value-type="string" office:string-value="101" calcext:value-type="string">
            <text:p>101</text:p>
          </table:table-cell>
          <table:table-cell table:formula="of:=IF((LEN([.D240])&lt;4);REPT(0;4-LEN([.D240]))&amp;[.D240];[.D24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240]+0.5)*15" office:value-type="float" office:value="0.3515625" calcext:value-type="float">
            <text:p>0</text:p>
          </table:table-cell>
          <table:table-cell table:formula="of:=DEC2BIN([.I240])" office:value-type="string" office:string-value="0" calcext:value-type="string">
            <text:p>0</text:p>
          </table:table-cell>
          <table:table-cell table:formula="of:=IF((LEN([.J240])&lt;4);REPT(0;4-LEN([.J240]))&amp;[.J240];[.J24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40]+1)*8" office:value-type="float" office:value="9.25" calcext:value-type="float">
            <text:p>9</text:p>
          </table:table-cell>
          <table:table-cell table:formula="of:=DEC2BIN([.P240])" office:value-type="string" office:string-value="1001" calcext:value-type="string">
            <text:p>1001</text:p>
          </table:table-cell>
          <table:table-cell table:formula="of:=IF((LEN([.Q240])&lt;4);REPT(0;4-LEN([.Q240]))&amp;[.Q240];[.Q24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241]+0.5)*15" office:value-type="float" office:value="1.34765625" calcext:value-type="float">
            <text:p>1</text:p>
          </table:table-cell>
          <table:table-cell table:formula="of:=DEC2BIN([.C241])" office:value-type="string" office:string-value="1" calcext:value-type="string">
            <text:p>1</text:p>
          </table:table-cell>
          <table:table-cell table:formula="of:=IF((LEN([.D241])&lt;4);REPT(0;4-LEN([.D241]))&amp;[.D241];[.D24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41]+0.5)*15" office:value-type="float" office:value="11.77734375" calcext:value-type="float">
            <text:p>12</text:p>
          </table:table-cell>
          <table:table-cell table:formula="of:=DEC2BIN([.I241])" office:value-type="string" office:string-value="1011" calcext:value-type="string">
            <text:p>1011</text:p>
          </table:table-cell>
          <table:table-cell table:formula="of:=IF((LEN([.J241])&lt;4);REPT(0;4-LEN([.J241]))&amp;[.J241];[.J24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41]+1)*8" office:value-type="float" office:value="2.40625" calcext:value-type="float">
            <text:p>2</text:p>
          </table:table-cell>
          <table:table-cell table:formula="of:=DEC2BIN([.P241])" office:value-type="string" office:string-value="10" calcext:value-type="string">
            <text:p>10</text:p>
          </table:table-cell>
          <table:table-cell table:formula="of:=IF((LEN([.Q241])&lt;4);REPT(0;4-LEN([.Q241]))&amp;[.Q241];[.Q241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242]+0.5)*15" office:value-type="float" office:value="13.4765625" calcext:value-type="float">
            <text:p>13</text:p>
          </table:table-cell>
          <table:table-cell table:formula="of:=DEC2BIN([.C242])" office:value-type="string" office:string-value="1101" calcext:value-type="string">
            <text:p>1101</text:p>
          </table:table-cell>
          <table:table-cell table:formula="of:=IF((LEN([.D242])&lt;4);REPT(0;4-LEN([.D242]))&amp;[.D242];[.D24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42]+0.5)*15" office:value-type="float" office:value="12.01171875" calcext:value-type="float">
            <text:p>12</text:p>
          </table:table-cell>
          <table:table-cell table:formula="of:=DEC2BIN([.I242])" office:value-type="string" office:string-value="1100" calcext:value-type="string">
            <text:p>1100</text:p>
          </table:table-cell>
          <table:table-cell table:formula="of:=IF((LEN([.J242])&lt;4);REPT(0;4-LEN([.J242]))&amp;[.J242];[.J24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42]+1)*8" office:value-type="float" office:value="7.375" calcext:value-type="float">
            <text:p>7</text:p>
          </table:table-cell>
          <table:table-cell table:formula="of:=DEC2BIN([.P242])" office:value-type="string" office:string-value="111" calcext:value-type="string">
            <text:p>111</text:p>
          </table:table-cell>
          <table:table-cell table:formula="of:=IF((LEN([.Q242])&lt;4);REPT(0;4-LEN([.Q242]))&amp;[.Q242];[.Q24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243]+0.5)*15" office:value-type="float" office:value="10.01953125" calcext:value-type="float">
            <text:p>10</text:p>
          </table:table-cell>
          <table:table-cell table:formula="of:=DEC2BIN([.C243])" office:value-type="string" office:string-value="1010" calcext:value-type="string">
            <text:p>1010</text:p>
          </table:table-cell>
          <table:table-cell table:formula="of:=IF((LEN([.D243])&lt;4);REPT(0;4-LEN([.D243]))&amp;[.D243];[.D24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243]+0.5)*15" office:value-type="float" office:value="0.29296875" calcext:value-type="float">
            <text:p>0</text:p>
          </table:table-cell>
          <table:table-cell table:formula="of:=DEC2BIN([.I243])" office:value-type="string" office:string-value="0" calcext:value-type="string">
            <text:p>0</text:p>
          </table:table-cell>
          <table:table-cell table:formula="of:=IF((LEN([.J243])&lt;4);REPT(0;4-LEN([.J243]))&amp;[.J243];[.J2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43]+1)*8" office:value-type="float" office:value="9.3125" calcext:value-type="float">
            <text:p>9</text:p>
          </table:table-cell>
          <table:table-cell table:formula="of:=DEC2BIN([.P243])" office:value-type="string" office:string-value="1001" calcext:value-type="string">
            <text:p>1001</text:p>
          </table:table-cell>
          <table:table-cell table:formula="of:=IF((LEN([.Q243])&lt;4);REPT(0;4-LEN([.Q243]))&amp;[.Q243];[.Q243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244]+0.5)*15" office:value-type="float" office:value="-0.3515625" calcext:value-type="float">
            <text:p>0</text:p>
          </table:table-cell>
          <table:table-cell table:formula="of:=DEC2BIN([.C244])" office:value-type="string" office:string-value="0" calcext:value-type="string">
            <text:p>0</text:p>
          </table:table-cell>
          <table:table-cell table:formula="of:=IF((LEN([.D244])&lt;4);REPT(0;4-LEN([.D244]))&amp;[.D244];[.D2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244]+0.5)*15" office:value-type="float" office:value="4.921875" calcext:value-type="float">
            <text:p>5</text:p>
          </table:table-cell>
          <table:table-cell table:formula="of:=DEC2BIN([.I244])" office:value-type="string" office:string-value="100" calcext:value-type="string">
            <text:p>100</text:p>
          </table:table-cell>
          <table:table-cell table:formula="of:=IF((LEN([.J244])&lt;4);REPT(0;4-LEN([.J244]))&amp;[.J244];[.J24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44]+1)*8" office:value-type="float" office:value="7.40625" calcext:value-type="float">
            <text:p>7</text:p>
          </table:table-cell>
          <table:table-cell table:formula="of:=DEC2BIN([.P244])" office:value-type="string" office:string-value="111" calcext:value-type="string">
            <text:p>111</text:p>
          </table:table-cell>
          <table:table-cell table:formula="of:=IF((LEN([.Q244])&lt;4);REPT(0;4-LEN([.Q244]))&amp;[.Q244];[.Q24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45]+0.5)*15" office:value-type="float" office:value="3.3984375" calcext:value-type="float">
            <text:p>3</text:p>
          </table:table-cell>
          <table:table-cell table:formula="of:=DEC2BIN([.C245])" office:value-type="string" office:string-value="11" calcext:value-type="string">
            <text:p>11</text:p>
          </table:table-cell>
          <table:table-cell table:formula="of:=IF((LEN([.D245])&lt;4);REPT(0;4-LEN([.D245]))&amp;[.D245];[.D24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245]+0.5)*15" office:value-type="float" office:value="13.53515625" calcext:value-type="float">
            <text:p>14</text:p>
          </table:table-cell>
          <table:table-cell table:formula="of:=DEC2BIN([.I245])" office:value-type="string" office:string-value="1101" calcext:value-type="string">
            <text:p>1101</text:p>
          </table:table-cell>
          <table:table-cell table:formula="of:=IF((LEN([.J245])&lt;4);REPT(0;4-LEN([.J245]))&amp;[.J245];[.J24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45]+1)*8" office:value-type="float" office:value="4.8125" calcext:value-type="float">
            <text:p>5</text:p>
          </table:table-cell>
          <table:table-cell table:formula="of:=DEC2BIN([.P245])" office:value-type="string" office:string-value="100" calcext:value-type="string">
            <text:p>100</text:p>
          </table:table-cell>
          <table:table-cell table:formula="of:=IF((LEN([.Q245])&lt;4);REPT(0;4-LEN([.Q245]))&amp;[.Q245];[.Q245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246]+0.5)*15" office:value-type="float" office:value="11.6015625" calcext:value-type="float">
            <text:p>12</text:p>
          </table:table-cell>
          <table:table-cell table:formula="of:=DEC2BIN([.C246])" office:value-type="string" office:string-value="1011" calcext:value-type="string">
            <text:p>1011</text:p>
          </table:table-cell>
          <table:table-cell table:formula="of:=IF((LEN([.D246])&lt;4);REPT(0;4-LEN([.D246]))&amp;[.D246];[.D24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246]+0.5)*15" office:value-type="float" office:value="13.59375" calcext:value-type="float">
            <text:p>14</text:p>
          </table:table-cell>
          <table:table-cell table:formula="of:=DEC2BIN([.I246])" office:value-type="string" office:string-value="1101" calcext:value-type="string">
            <text:p>1101</text:p>
          </table:table-cell>
          <table:table-cell table:formula="of:=IF((LEN([.J246])&lt;4);REPT(0;4-LEN([.J246]))&amp;[.J246];[.J24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46]+1)*8" office:value-type="float" office:value="6.8125" calcext:value-type="float">
            <text:p>7</text:p>
          </table:table-cell>
          <table:table-cell table:formula="of:=DEC2BIN([.P246])" office:value-type="string" office:string-value="110" calcext:value-type="string">
            <text:p>110</text:p>
          </table:table-cell>
          <table:table-cell table:formula="of:=IF((LEN([.Q246])&lt;4);REPT(0;4-LEN([.Q246]))&amp;[.Q246];[.Q2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247]+0.5)*15" office:value-type="float" office:value="14.765625" calcext:value-type="float">
            <text:p>15</text:p>
          </table:table-cell>
          <table:table-cell table:formula="of:=DEC2BIN([.C247])" office:value-type="string" office:string-value="1110" calcext:value-type="string">
            <text:p>1110</text:p>
          </table:table-cell>
          <table:table-cell table:formula="of:=IF((LEN([.D247])&lt;4);REPT(0;4-LEN([.D247]))&amp;[.D247];[.D24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247]+0.5)*15" office:value-type="float" office:value="5.33203125" calcext:value-type="float">
            <text:p>5</text:p>
          </table:table-cell>
          <table:table-cell table:formula="of:=DEC2BIN([.I247])" office:value-type="string" office:string-value="101" calcext:value-type="string">
            <text:p>101</text:p>
          </table:table-cell>
          <table:table-cell table:formula="of:=IF((LEN([.J247])&lt;4);REPT(0;4-LEN([.J247]))&amp;[.J247];[.J24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47]+1)*8" office:value-type="float" office:value="15.15625" calcext:value-type="float">
            <text:p>15</text:p>
          </table:table-cell>
          <table:table-cell table:formula="of:=DEC2BIN([.P247])" office:value-type="string" office:string-value="1111" calcext:value-type="string">
            <text:p>1111</text:p>
          </table:table-cell>
          <table:table-cell table:formula="of:=IF((LEN([.Q247])&lt;4);REPT(0;4-LEN([.Q247]))&amp;[.Q247];[.Q24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48]+0.5)*15" office:value-type="float" office:value="7.5" calcext:value-type="float">
            <text:p>8</text:p>
          </table:table-cell>
          <table:table-cell table:formula="of:=DEC2BIN([.C248])" office:value-type="string" office:string-value="111" calcext:value-type="string">
            <text:p>111</text:p>
          </table:table-cell>
          <table:table-cell table:formula="of:=IF((LEN([.D248])&lt;4);REPT(0;4-LEN([.D248]))&amp;[.D248];[.D24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248]+0.5)*15" office:value-type="float" office:value="0.1171875" calcext:value-type="float">
            <text:p>0</text:p>
          </table:table-cell>
          <table:table-cell table:formula="of:=DEC2BIN([.I248])" office:value-type="string" office:string-value="0" calcext:value-type="string">
            <text:p>0</text:p>
          </table:table-cell>
          <table:table-cell table:formula="of:=IF((LEN([.J248])&lt;4);REPT(0;4-LEN([.J248]))&amp;[.J248];[.J2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48]+1)*8" office:value-type="float" office:value="9.28125" calcext:value-type="float">
            <text:p>9</text:p>
          </table:table-cell>
          <table:table-cell table:formula="of:=DEC2BIN([.P248])" office:value-type="string" office:string-value="1001" calcext:value-type="string">
            <text:p>1001</text:p>
          </table:table-cell>
          <table:table-cell table:formula="of:=IF((LEN([.Q248])&lt;4);REPT(0;4-LEN([.Q248]))&amp;[.Q248];[.Q24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249]+0.5)*15" office:value-type="float" office:value="0.8203125" calcext:value-type="float">
            <text:p>1</text:p>
          </table:table-cell>
          <table:table-cell table:formula="of:=DEC2BIN([.C249])" office:value-type="string" office:string-value="0" calcext:value-type="string">
            <text:p>0</text:p>
          </table:table-cell>
          <table:table-cell table:formula="of:=IF((LEN([.D249])&lt;4);REPT(0;4-LEN([.D249]))&amp;[.D249];[.D24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49]+0.5)*15" office:value-type="float" office:value="7.5" calcext:value-type="float">
            <text:p>8</text:p>
          </table:table-cell>
          <table:table-cell table:formula="of:=DEC2BIN([.I249])" office:value-type="string" office:string-value="111" calcext:value-type="string">
            <text:p>111</text:p>
          </table:table-cell>
          <table:table-cell table:formula="of:=IF((LEN([.J249])&lt;4);REPT(0;4-LEN([.J249]))&amp;[.J249];[.J2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249]+1)*8" office:value-type="float" office:value="8" calcext:value-type="float">
            <text:p>8</text:p>
          </table:table-cell>
          <table:table-cell table:formula="of:=DEC2BIN([.P249])" office:value-type="string" office:string-value="1000" calcext:value-type="string">
            <text:p>1000</text:p>
          </table:table-cell>
          <table:table-cell table:formula="of:=IF((LEN([.Q249])&lt;4);REPT(0;4-LEN([.Q249]))&amp;[.Q249];[.Q249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250]+0.5)*15" office:value-type="float" office:value="9.31640625" calcext:value-type="float">
            <text:p>9</text:p>
          </table:table-cell>
          <table:table-cell table:formula="of:=DEC2BIN([.C250])" office:value-type="string" office:string-value="1001" calcext:value-type="string">
            <text:p>1001</text:p>
          </table:table-cell>
          <table:table-cell table:formula="of:=IF((LEN([.D250])&lt;4);REPT(0;4-LEN([.D250]))&amp;[.D250];[.D25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50]+0.5)*15" office:value-type="float" office:value="14.58984375" calcext:value-type="float">
            <text:p>15</text:p>
          </table:table-cell>
          <table:table-cell table:formula="of:=DEC2BIN([.I250])" office:value-type="string" office:string-value="1110" calcext:value-type="string">
            <text:p>1110</text:p>
          </table:table-cell>
          <table:table-cell table:formula="of:=IF((LEN([.J250])&lt;4);REPT(0;4-LEN([.J250]))&amp;[.J250];[.J25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250]+1)*8" office:value-type="float" office:value="8" calcext:value-type="float">
            <text:p>8</text:p>
          </table:table-cell>
          <table:table-cell table:formula="of:=DEC2BIN([.P250])" office:value-type="string" office:string-value="1000" calcext:value-type="string">
            <text:p>1000</text:p>
          </table:table-cell>
          <table:table-cell table:formula="of:=IF((LEN([.Q250])&lt;4);REPT(0;4-LEN([.Q250]))&amp;[.Q250];[.Q25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251]+0.5)*15" office:value-type="float" office:value="13.828125" calcext:value-type="float">
            <text:p>14</text:p>
          </table:table-cell>
          <table:table-cell table:formula="of:=DEC2BIN([.C251])" office:value-type="string" office:string-value="1101" calcext:value-type="string">
            <text:p>1101</text:p>
          </table:table-cell>
          <table:table-cell table:formula="of:=IF((LEN([.D251])&lt;4);REPT(0;4-LEN([.D251]))&amp;[.D251];[.D25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51]+0.5)*15" office:value-type="float" office:value="3.22265625" calcext:value-type="float">
            <text:p>3</text:p>
          </table:table-cell>
          <table:table-cell table:formula="of:=DEC2BIN([.I251])" office:value-type="string" office:string-value="11" calcext:value-type="string">
            <text:p>11</text:p>
          </table:table-cell>
          <table:table-cell table:formula="of:=IF((LEN([.J251])&lt;4);REPT(0;4-LEN([.J251]))&amp;[.J251];[.J25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O251]+1)*8" office:value-type="float" office:value="8.03125" calcext:value-type="float">
            <text:p>8</text:p>
          </table:table-cell>
          <table:table-cell table:formula="of:=DEC2BIN([.P251])" office:value-type="string" office:string-value="1000" calcext:value-type="string">
            <text:p>1000</text:p>
          </table:table-cell>
          <table:table-cell table:formula="of:=IF((LEN([.Q251])&lt;4);REPT(0;4-LEN([.Q251]))&amp;[.Q251];[.Q251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252]+0.5)*15" office:value-type="float" office:value="1.40625" calcext:value-type="float">
            <text:p>1</text:p>
          </table:table-cell>
          <table:table-cell table:formula="of:=DEC2BIN([.C252])" office:value-type="string" office:string-value="1" calcext:value-type="string">
            <text:p>1</text:p>
          </table:table-cell>
          <table:table-cell table:formula="of:=IF((LEN([.D252])&lt;4);REPT(0;4-LEN([.D252]))&amp;[.D252];[.D25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52]+0.5)*15" office:value-type="float" office:value="2.98828125" calcext:value-type="float">
            <text:p>3</text:p>
          </table:table-cell>
          <table:table-cell table:formula="of:=DEC2BIN([.I252])" office:value-type="string" office:string-value="10" calcext:value-type="string">
            <text:p>10</text:p>
          </table:table-cell>
          <table:table-cell table:formula="of:=IF((LEN([.J252])&lt;4);REPT(0;4-LEN([.J252]))&amp;[.J252];[.J25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234375" calcext:value-type="float">
            <text:p>-0,0234375</text:p>
          </table:table-cell>
          <table:table-cell table:formula="of:=([.O252]+1)*8" office:value-type="float" office:value="7.8125" calcext:value-type="float">
            <text:p>8</text:p>
          </table:table-cell>
          <table:table-cell table:formula="of:=DEC2BIN([.P252])" office:value-type="string" office:string-value="111" calcext:value-type="string">
            <text:p>111</text:p>
          </table:table-cell>
          <table:table-cell table:formula="of:=IF((LEN([.Q252])&lt;4);REPT(0;4-LEN([.Q252]))&amp;[.Q252];[.Q25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253]+0.5)*15" office:value-type="float" office:value="5.15625" calcext:value-type="float">
            <text:p>5</text:p>
          </table:table-cell>
          <table:table-cell table:formula="of:=DEC2BIN([.C253])" office:value-type="string" office:string-value="101" calcext:value-type="string">
            <text:p>101</text:p>
          </table:table-cell>
          <table:table-cell table:formula="of:=IF((LEN([.D253])&lt;4);REPT(0;4-LEN([.D253]))&amp;[.D253];[.D25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53]+0.5)*15" office:value-type="float" office:value="14.58984375" calcext:value-type="float">
            <text:p>15</text:p>
          </table:table-cell>
          <table:table-cell table:formula="of:=DEC2BIN([.I253])" office:value-type="string" office:string-value="1110" calcext:value-type="string">
            <text:p>1110</text:p>
          </table:table-cell>
          <table:table-cell table:formula="of:=IF((LEN([.J253])&lt;4);REPT(0;4-LEN([.J253]))&amp;[.J253];[.J2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421875" calcext:value-type="float">
            <text:p>-0,421875</text:p>
          </table:table-cell>
          <table:table-cell table:formula="of:=([.O253]+1)*8" office:value-type="float" office:value="4.625" calcext:value-type="float">
            <text:p>5</text:p>
          </table:table-cell>
          <table:table-cell table:formula="of:=DEC2BIN([.P253])" office:value-type="string" office:string-value="100" calcext:value-type="string">
            <text:p>100</text:p>
          </table:table-cell>
          <table:table-cell table:formula="of:=IF((LEN([.Q253])&lt;4);REPT(0;4-LEN([.Q253]))&amp;[.Q253];[.Q25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254]+0.5)*15" office:value-type="float" office:value="14.94140625" calcext:value-type="float">
            <text:p>15</text:p>
          </table:table-cell>
          <table:table-cell table:formula="of:=DEC2BIN([.C254])" office:value-type="string" office:string-value="1110" calcext:value-type="string">
            <text:p>1110</text:p>
          </table:table-cell>
          <table:table-cell table:formula="of:=IF((LEN([.D254])&lt;4);REPT(0;4-LEN([.D254]))&amp;[.D254];[.D25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254]+0.5)*15" office:value-type="float" office:value="7.6171875" calcext:value-type="float">
            <text:p>8</text:p>
          </table:table-cell>
          <table:table-cell table:formula="of:=DEC2BIN([.I254])" office:value-type="string" office:string-value="111" calcext:value-type="string">
            <text:p>111</text:p>
          </table:table-cell>
          <table:table-cell table:formula="of:=IF((LEN([.J254])&lt;4);REPT(0;4-LEN([.J254]))&amp;[.J254];[.J2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3671875" calcext:value-type="float">
            <text:p>-0,13671875</text:p>
          </table:table-cell>
          <table:table-cell table:formula="of:=([.O254]+1)*8" office:value-type="float" office:value="6.90625" calcext:value-type="float">
            <text:p>7</text:p>
          </table:table-cell>
          <table:table-cell table:formula="of:=DEC2BIN([.P254])" office:value-type="string" office:string-value="110" calcext:value-type="string">
            <text:p>110</text:p>
          </table:table-cell>
          <table:table-cell table:formula="of:=IF((LEN([.Q254])&lt;4);REPT(0;4-LEN([.Q254]))&amp;[.Q254];[.Q25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255]+0.5)*15" office:value-type="float" office:value="5.33203125" calcext:value-type="float">
            <text:p>5</text:p>
          </table:table-cell>
          <table:table-cell table:formula="of:=DEC2BIN([.C255])" office:value-type="string" office:string-value="101" calcext:value-type="string">
            <text:p>101</text:p>
          </table:table-cell>
          <table:table-cell table:formula="of:=IF((LEN([.D255])&lt;4);REPT(0;4-LEN([.D255]))&amp;[.D255];[.D25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255]+0.5)*15" office:value-type="float" office:value="0.3515625" calcext:value-type="float">
            <text:p>0</text:p>
          </table:table-cell>
          <table:table-cell table:formula="of:=DEC2BIN([.I255])" office:value-type="string" office:string-value="0" calcext:value-type="string">
            <text:p>0</text:p>
          </table:table-cell>
          <table:table-cell table:formula="of:=IF((LEN([.J255])&lt;4);REPT(0;4-LEN([.J255]))&amp;[.J255];[.J25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828125" calcext:value-type="float">
            <text:p>0,8828125</text:p>
          </table:table-cell>
          <table:table-cell table:formula="of:=([.O255]+1)*8" office:value-type="float" office:value="15.0625" calcext:value-type="float">
            <text:p>15</text:p>
          </table:table-cell>
          <table:table-cell table:formula="of:=DEC2BIN([.P255])" office:value-type="string" office:string-value="1111" calcext:value-type="string">
            <text:p>1111</text:p>
          </table:table-cell>
          <table:table-cell table:formula="of:=IF((LEN([.Q255])&lt;4);REPT(0;4-LEN([.Q255]))&amp;[.Q255];[.Q25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256]+0.5)*15" office:value-type="float" office:value="1.34765625" calcext:value-type="float">
            <text:p>1</text:p>
          </table:table-cell>
          <table:table-cell table:formula="of:=DEC2BIN([.C256])" office:value-type="string" office:string-value="1" calcext:value-type="string">
            <text:p>1</text:p>
          </table:table-cell>
          <table:table-cell table:formula="of:=IF((LEN([.D256])&lt;4);REPT(0;4-LEN([.D256]))&amp;[.D256];[.D25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56]+0.5)*15" office:value-type="float" office:value="11.77734375" calcext:value-type="float">
            <text:p>12</text:p>
          </table:table-cell>
          <table:table-cell table:formula="of:=DEC2BIN([.I256])" office:value-type="string" office:string-value="1011" calcext:value-type="string">
            <text:p>1011</text:p>
          </table:table-cell>
          <table:table-cell table:formula="of:=IF((LEN([.J256])&lt;4);REPT(0;4-LEN([.J256]))&amp;[.J256];[.J25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56]+1)*8" office:value-type="float" office:value="9.3125" calcext:value-type="float">
            <text:p>9</text:p>
          </table:table-cell>
          <table:table-cell table:formula="of:=DEC2BIN([.P256])" office:value-type="string" office:string-value="1001" calcext:value-type="string">
            <text:p>1001</text:p>
          </table:table-cell>
          <table:table-cell table:formula="of:=IF((LEN([.Q256])&lt;4);REPT(0;4-LEN([.Q256]))&amp;[.Q256];[.Q2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257]+0.5)*15" office:value-type="float" office:value="13.4765625" calcext:value-type="float">
            <text:p>13</text:p>
          </table:table-cell>
          <table:table-cell table:formula="of:=DEC2BIN([.C257])" office:value-type="string" office:string-value="1101" calcext:value-type="string">
            <text:p>1101</text:p>
          </table:table-cell>
          <table:table-cell table:formula="of:=IF((LEN([.D257])&lt;4);REPT(0;4-LEN([.D257]))&amp;[.D257];[.D25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57]+0.5)*15" office:value-type="float" office:value="12.01171875" calcext:value-type="float">
            <text:p>12</text:p>
          </table:table-cell>
          <table:table-cell table:formula="of:=DEC2BIN([.I257])" office:value-type="string" office:string-value="1100" calcext:value-type="string">
            <text:p>1100</text:p>
          </table:table-cell>
          <table:table-cell table:formula="of:=IF((LEN([.J257])&lt;4);REPT(0;4-LEN([.J257]))&amp;[.J257];[.J25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6875" calcext:value-type="float">
            <text:p>-0,96875</text:p>
          </table:table-cell>
          <table:table-cell table:formula="of:=([.O257]+1)*8" office:value-type="float" office:value="0.249999999999999" calcext:value-type="float">
            <text:p>0</text:p>
          </table:table-cell>
          <table:table-cell table:formula="of:=DEC2BIN([.P257])" office:value-type="string" office:string-value="0" calcext:value-type="string">
            <text:p>0</text:p>
          </table:table-cell>
          <table:table-cell table:formula="of:=IF((LEN([.Q257])&lt;4);REPT(0;4-LEN([.Q257]))&amp;[.Q257];[.Q25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258]+0.5)*15" office:value-type="float" office:value="10.01953125" calcext:value-type="float">
            <text:p>10</text:p>
          </table:table-cell>
          <table:table-cell table:formula="of:=DEC2BIN([.C258])" office:value-type="string" office:string-value="1010" calcext:value-type="string">
            <text:p>1010</text:p>
          </table:table-cell>
          <table:table-cell table:formula="of:=IF((LEN([.D258])&lt;4);REPT(0;4-LEN([.D258]))&amp;[.D258];[.D258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258]+0.5)*15" office:value-type="float" office:value="0.29296875" calcext:value-type="float">
            <text:p>0</text:p>
          </table:table-cell>
          <table:table-cell table:formula="of:=DEC2BIN([.I258])" office:value-type="string" office:string-value="0" calcext:value-type="string">
            <text:p>0</text:p>
          </table:table-cell>
          <table:table-cell table:formula="of:=IF((LEN([.J258])&lt;4);REPT(0;4-LEN([.J258]))&amp;[.J258];[.J2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58]+1)*8" office:value-type="float" office:value="6.75" calcext:value-type="float">
            <text:p>7</text:p>
          </table:table-cell>
          <table:table-cell table:formula="of:=DEC2BIN([.P258])" office:value-type="string" office:string-value="110" calcext:value-type="string">
            <text:p>110</text:p>
          </table:table-cell>
          <table:table-cell table:formula="of:=IF((LEN([.Q258])&lt;4);REPT(0;4-LEN([.Q258]))&amp;[.Q258];[.Q25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259]+0.5)*15" office:value-type="float" office:value="-0.3515625" calcext:value-type="float">
            <text:p>0</text:p>
          </table:table-cell>
          <table:table-cell table:formula="of:=DEC2BIN([.C259])" office:value-type="string" office:string-value="0" calcext:value-type="string">
            <text:p>0</text:p>
          </table:table-cell>
          <table:table-cell table:formula="of:=IF((LEN([.D259])&lt;4);REPT(0;4-LEN([.D259]))&amp;[.D259];[.D2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259]+0.5)*15" office:value-type="float" office:value="4.921875" calcext:value-type="float">
            <text:p>5</text:p>
          </table:table-cell>
          <table:table-cell table:formula="of:=DEC2BIN([.I259])" office:value-type="string" office:string-value="100" calcext:value-type="string">
            <text:p>100</text:p>
          </table:table-cell>
          <table:table-cell table:formula="of:=IF((LEN([.J259])&lt;4);REPT(0;4-LEN([.J259]))&amp;[.J259];[.J25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59]+1)*8" office:value-type="float" office:value="13.59375" calcext:value-type="float">
            <text:p>14</text:p>
          </table:table-cell>
          <table:table-cell table:formula="of:=DEC2BIN([.P259])" office:value-type="string" office:string-value="1101" calcext:value-type="string">
            <text:p>1101</text:p>
          </table:table-cell>
          <table:table-cell table:formula="of:=IF((LEN([.Q259])&lt;4);REPT(0;4-LEN([.Q259]))&amp;[.Q259];[.Q25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60]+0.5)*15" office:value-type="float" office:value="3.3984375" calcext:value-type="float">
            <text:p>3</text:p>
          </table:table-cell>
          <table:table-cell table:formula="of:=DEC2BIN([.C260])" office:value-type="string" office:string-value="11" calcext:value-type="string">
            <text:p>11</text:p>
          </table:table-cell>
          <table:table-cell table:formula="of:=IF((LEN([.D260])&lt;4);REPT(0;4-LEN([.D260]))&amp;[.D260];[.D26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260]+0.5)*15" office:value-type="float" office:value="13.53515625" calcext:value-type="float">
            <text:p>14</text:p>
          </table:table-cell>
          <table:table-cell table:formula="of:=DEC2BIN([.I260])" office:value-type="string" office:string-value="1101" calcext:value-type="string">
            <text:p>1101</text:p>
          </table:table-cell>
          <table:table-cell table:formula="of:=IF((LEN([.J260])&lt;4);REPT(0;4-LEN([.J260]))&amp;[.J260];[.J26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60]+1)*8" office:value-type="float" office:value="8.625" calcext:value-type="float">
            <text:p>9</text:p>
          </table:table-cell>
          <table:table-cell table:formula="of:=DEC2BIN([.P260])" office:value-type="string" office:string-value="1000" calcext:value-type="string">
            <text:p>1000</text:p>
          </table:table-cell>
          <table:table-cell table:formula="of:=IF((LEN([.Q260])&lt;4);REPT(0;4-LEN([.Q260]))&amp;[.Q260];[.Q26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261]+0.5)*15" office:value-type="float" office:value="11.6015625" calcext:value-type="float">
            <text:p>12</text:p>
          </table:table-cell>
          <table:table-cell table:formula="of:=DEC2BIN([.C261])" office:value-type="string" office:string-value="1011" calcext:value-type="string">
            <text:p>1011</text:p>
          </table:table-cell>
          <table:table-cell table:formula="of:=IF((LEN([.D261])&lt;4);REPT(0;4-LEN([.D261]))&amp;[.D261];[.D26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261]+0.5)*15" office:value-type="float" office:value="13.59375" calcext:value-type="float">
            <text:p>14</text:p>
          </table:table-cell>
          <table:table-cell table:formula="of:=DEC2BIN([.I261])" office:value-type="string" office:string-value="1101" calcext:value-type="string">
            <text:p>1101</text:p>
          </table:table-cell>
          <table:table-cell table:formula="of:=IF((LEN([.J261])&lt;4);REPT(0;4-LEN([.J261]))&amp;[.J261];[.J26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261]+1)*8" office:value-type="float" office:value="6.6875" calcext:value-type="float">
            <text:p>7</text:p>
          </table:table-cell>
          <table:table-cell table:formula="of:=DEC2BIN([.P261])" office:value-type="string" office:string-value="110" calcext:value-type="string">
            <text:p>110</text:p>
          </table:table-cell>
          <table:table-cell table:formula="of:=IF((LEN([.Q261])&lt;4);REPT(0;4-LEN([.Q261]))&amp;[.Q261];[.Q26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262]+0.5)*15" office:value-type="float" office:value="14.765625" calcext:value-type="float">
            <text:p>15</text:p>
          </table:table-cell>
          <table:table-cell table:formula="of:=DEC2BIN([.C262])" office:value-type="string" office:string-value="1110" calcext:value-type="string">
            <text:p>1110</text:p>
          </table:table-cell>
          <table:table-cell table:formula="of:=IF((LEN([.D262])&lt;4);REPT(0;4-LEN([.D262]))&amp;[.D262];[.D26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262]+0.5)*15" office:value-type="float" office:value="5.33203125" calcext:value-type="float">
            <text:p>5</text:p>
          </table:table-cell>
          <table:table-cell table:formula="of:=DEC2BIN([.I262])" office:value-type="string" office:string-value="101" calcext:value-type="string">
            <text:p>101</text:p>
          </table:table-cell>
          <table:table-cell table:formula="of:=IF((LEN([.J262])&lt;4);REPT(0;4-LEN([.J262]))&amp;[.J262];[.J26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262]+1)*8" office:value-type="float" office:value="8.59375" calcext:value-type="float">
            <text:p>9</text:p>
          </table:table-cell>
          <table:table-cell table:formula="of:=DEC2BIN([.P262])" office:value-type="string" office:string-value="1000" calcext:value-type="string">
            <text:p>1000</text:p>
          </table:table-cell>
          <table:table-cell table:formula="of:=IF((LEN([.Q262])&lt;4);REPT(0;4-LEN([.Q262]))&amp;[.Q262];[.Q26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63]+0.5)*15" office:value-type="float" office:value="7.5" calcext:value-type="float">
            <text:p>8</text:p>
          </table:table-cell>
          <table:table-cell table:formula="of:=DEC2BIN([.C263])" office:value-type="string" office:string-value="111" calcext:value-type="string">
            <text:p>111</text:p>
          </table:table-cell>
          <table:table-cell table:formula="of:=IF((LEN([.D263])&lt;4);REPT(0;4-LEN([.D263]))&amp;[.D263];[.D2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263]+0.5)*15" office:value-type="float" office:value="0.1171875" calcext:value-type="float">
            <text:p>0</text:p>
          </table:table-cell>
          <table:table-cell table:formula="of:=DEC2BIN([.I263])" office:value-type="string" office:string-value="0" calcext:value-type="string">
            <text:p>0</text:p>
          </table:table-cell>
          <table:table-cell table:formula="of:=IF((LEN([.J263])&lt;4);REPT(0;4-LEN([.J263]))&amp;[.J263];[.J2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263]+1)*8" office:value-type="float" office:value="11.1875" calcext:value-type="float">
            <text:p>11</text:p>
          </table:table-cell>
          <table:table-cell table:formula="of:=DEC2BIN([.P263])" office:value-type="string" office:string-value="1011" calcext:value-type="string">
            <text:p>1011</text:p>
          </table:table-cell>
          <table:table-cell table:formula="of:=IF((LEN([.Q263])&lt;4);REPT(0;4-LEN([.Q263]))&amp;[.Q263];[.Q26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264]+0.5)*15" office:value-type="float" office:value="0.8203125" calcext:value-type="float">
            <text:p>1</text:p>
          </table:table-cell>
          <table:table-cell table:formula="of:=DEC2BIN([.C264])" office:value-type="string" office:string-value="0" calcext:value-type="string">
            <text:p>0</text:p>
          </table:table-cell>
          <table:table-cell table:formula="of:=IF((LEN([.D264])&lt;4);REPT(0;4-LEN([.D264]))&amp;[.D264];[.D2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64]+0.5)*15" office:value-type="float" office:value="7.5" calcext:value-type="float">
            <text:p>8</text:p>
          </table:table-cell>
          <table:table-cell table:formula="of:=DEC2BIN([.I264])" office:value-type="string" office:string-value="111" calcext:value-type="string">
            <text:p>111</text:p>
          </table:table-cell>
          <table:table-cell table:formula="of:=IF((LEN([.J264])&lt;4);REPT(0;4-LEN([.J264]))&amp;[.J264];[.J2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264]+1)*8" office:value-type="float" office:value="9.1875" calcext:value-type="float">
            <text:p>9</text:p>
          </table:table-cell>
          <table:table-cell table:formula="of:=DEC2BIN([.P264])" office:value-type="string" office:string-value="1001" calcext:value-type="string">
            <text:p>1001</text:p>
          </table:table-cell>
          <table:table-cell table:formula="of:=IF((LEN([.Q264])&lt;4);REPT(0;4-LEN([.Q264]))&amp;[.Q264];[.Q26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265]+0.5)*15" office:value-type="float" office:value="9.31640625" calcext:value-type="float">
            <text:p>9</text:p>
          </table:table-cell>
          <table:table-cell table:formula="of:=DEC2BIN([.C265])" office:value-type="string" office:string-value="1001" calcext:value-type="string">
            <text:p>1001</text:p>
          </table:table-cell>
          <table:table-cell table:formula="of:=IF((LEN([.D265])&lt;4);REPT(0;4-LEN([.D265]))&amp;[.D265];[.D2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65]+0.5)*15" office:value-type="float" office:value="14.58984375" calcext:value-type="float">
            <text:p>15</text:p>
          </table:table-cell>
          <table:table-cell table:formula="of:=DEC2BIN([.I265])" office:value-type="string" office:string-value="1110" calcext:value-type="string">
            <text:p>1110</text:p>
          </table:table-cell>
          <table:table-cell table:formula="of:=IF((LEN([.J265])&lt;4);REPT(0;4-LEN([.J265]))&amp;[.J265];[.J2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265]+1)*8" office:value-type="float" office:value="0.84375" calcext:value-type="float">
            <text:p>1</text:p>
          </table:table-cell>
          <table:table-cell table:formula="of:=DEC2BIN([.P265])" office:value-type="string" office:string-value="0" calcext:value-type="string">
            <text:p>0</text:p>
          </table:table-cell>
          <table:table-cell table:formula="of:=IF((LEN([.Q265])&lt;4);REPT(0;4-LEN([.Q265]))&amp;[.Q265];[.Q26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266]+0.5)*15" office:value-type="float" office:value="13.828125" calcext:value-type="float">
            <text:p>14</text:p>
          </table:table-cell>
          <table:table-cell table:formula="of:=DEC2BIN([.C266])" office:value-type="string" office:string-value="1101" calcext:value-type="string">
            <text:p>1101</text:p>
          </table:table-cell>
          <table:table-cell table:formula="of:=IF((LEN([.D266])&lt;4);REPT(0;4-LEN([.D266]))&amp;[.D266];[.D2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66]+0.5)*15" office:value-type="float" office:value="3.22265625" calcext:value-type="float">
            <text:p>3</text:p>
          </table:table-cell>
          <table:table-cell table:formula="of:=DEC2BIN([.I266])" office:value-type="string" office:string-value="11" calcext:value-type="string">
            <text:p>11</text:p>
          </table:table-cell>
          <table:table-cell table:formula="of:=IF((LEN([.J266])&lt;4);REPT(0;4-LEN([.J266]))&amp;[.J266];[.J2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266]+1)*8" office:value-type="float" office:value="6.71875" calcext:value-type="float">
            <text:p>7</text:p>
          </table:table-cell>
          <table:table-cell table:formula="of:=DEC2BIN([.P266])" office:value-type="string" office:string-value="110" calcext:value-type="string">
            <text:p>110</text:p>
          </table:table-cell>
          <table:table-cell table:formula="of:=IF((LEN([.Q266])&lt;4);REPT(0;4-LEN([.Q266]))&amp;[.Q266];[.Q26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267]+0.5)*15" office:value-type="float" office:value="1.40625" calcext:value-type="float">
            <text:p>1</text:p>
          </table:table-cell>
          <table:table-cell table:formula="of:=DEC2BIN([.C267])" office:value-type="string" office:string-value="1" calcext:value-type="string">
            <text:p>1</text:p>
          </table:table-cell>
          <table:table-cell table:formula="of:=IF((LEN([.D267])&lt;4);REPT(0;4-LEN([.D267]))&amp;[.D267];[.D2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67]+0.5)*15" office:value-type="float" office:value="2.98828125" calcext:value-type="float">
            <text:p>3</text:p>
          </table:table-cell>
          <table:table-cell table:formula="of:=DEC2BIN([.I267])" office:value-type="string" office:string-value="10" calcext:value-type="string">
            <text:p>10</text:p>
          </table:table-cell>
          <table:table-cell table:formula="of:=IF((LEN([.J267])&lt;4);REPT(0;4-LEN([.J267]))&amp;[.J267];[.J2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267]+1)*8" office:value-type="float" office:value="15.71875" calcext:value-type="float">
            <text:p>16</text:p>
          </table:table-cell>
          <table:table-cell table:formula="of:=DEC2BIN([.P267])" office:value-type="string" office:string-value="1111" calcext:value-type="string">
            <text:p>1111</text:p>
          </table:table-cell>
          <table:table-cell table:formula="of:=IF((LEN([.Q267])&lt;4);REPT(0;4-LEN([.Q267]))&amp;[.Q267];[.Q26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268]+0.5)*15" office:value-type="float" office:value="5.09765625" calcext:value-type="float">
            <text:p>5</text:p>
          </table:table-cell>
          <table:table-cell table:formula="of:=DEC2BIN([.C268])" office:value-type="string" office:string-value="101" calcext:value-type="string">
            <text:p>101</text:p>
          </table:table-cell>
          <table:table-cell table:formula="of:=IF((LEN([.D268])&lt;4);REPT(0;4-LEN([.D268]))&amp;[.D268];[.D2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268]+0.5)*15" office:value-type="float" office:value="14.765625" calcext:value-type="float">
            <text:p>15</text:p>
          </table:table-cell>
          <table:table-cell table:formula="of:=DEC2BIN([.I268])" office:value-type="string" office:string-value="1110" calcext:value-type="string">
            <text:p>1110</text:p>
          </table:table-cell>
          <table:table-cell table:formula="of:=IF((LEN([.J268])&lt;4);REPT(0;4-LEN([.J268]))&amp;[.J268];[.J2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68]+1)*8" office:value-type="float" office:value="9.25" calcext:value-type="float">
            <text:p>9</text:p>
          </table:table-cell>
          <table:table-cell table:formula="of:=DEC2BIN([.P268])" office:value-type="string" office:string-value="1001" calcext:value-type="string">
            <text:p>1001</text:p>
          </table:table-cell>
          <table:table-cell table:formula="of:=IF((LEN([.Q268])&lt;4);REPT(0;4-LEN([.Q268]))&amp;[.Q268];[.Q26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269]+0.5)*15" office:value-type="float" office:value="15.29296875" calcext:value-type="float">
            <text:p>15</text:p>
          </table:table-cell>
          <table:table-cell table:formula="of:=DEC2BIN([.C269])" office:value-type="string" office:string-value="1111" calcext:value-type="string">
            <text:p>1111</text:p>
          </table:table-cell>
          <table:table-cell table:formula="of:=IF((LEN([.D269])&lt;4);REPT(0;4-LEN([.D269]))&amp;[.D269];[.D2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269]+0.5)*15" office:value-type="float" office:value="10.01953125" calcext:value-type="float">
            <text:p>10</text:p>
          </table:table-cell>
          <table:table-cell table:formula="of:=DEC2BIN([.I269])" office:value-type="string" office:string-value="1010" calcext:value-type="string">
            <text:p>1010</text:p>
          </table:table-cell>
          <table:table-cell table:formula="of:=IF((LEN([.J269])&lt;4);REPT(0;4-LEN([.J269]))&amp;[.J269];[.J26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69]+1)*8" office:value-type="float" office:value="2.40625" calcext:value-type="float">
            <text:p>2</text:p>
          </table:table-cell>
          <table:table-cell table:formula="of:=DEC2BIN([.P269])" office:value-type="string" office:string-value="10" calcext:value-type="string">
            <text:p>10</text:p>
          </table:table-cell>
          <table:table-cell table:formula="of:=IF((LEN([.Q269])&lt;4);REPT(0;4-LEN([.Q269]))&amp;[.Q269];[.Q26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270]+0.5)*15" office:value-type="float" office:value="11.66015625" calcext:value-type="float">
            <text:p>12</text:p>
          </table:table-cell>
          <table:table-cell table:formula="of:=DEC2BIN([.C270])" office:value-type="string" office:string-value="1011" calcext:value-type="string">
            <text:p>1011</text:p>
          </table:table-cell>
          <table:table-cell table:formula="of:=IF((LEN([.D270])&lt;4);REPT(0;4-LEN([.D270]))&amp;[.D270];[.D27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270]+0.5)*15" office:value-type="float" office:value="1.46484375" calcext:value-type="float">
            <text:p>1</text:p>
          </table:table-cell>
          <table:table-cell table:formula="of:=DEC2BIN([.I270])" office:value-type="string" office:string-value="1" calcext:value-type="string">
            <text:p>1</text:p>
          </table:table-cell>
          <table:table-cell table:formula="of:=IF((LEN([.J270])&lt;4);REPT(0;4-LEN([.J270]))&amp;[.J270];[.J27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70]+1)*8" office:value-type="float" office:value="7.375" calcext:value-type="float">
            <text:p>7</text:p>
          </table:table-cell>
          <table:table-cell table:formula="of:=DEC2BIN([.P270])" office:value-type="string" office:string-value="111" calcext:value-type="string">
            <text:p>111</text:p>
          </table:table-cell>
          <table:table-cell table:formula="of:=IF((LEN([.Q270])&lt;4);REPT(0;4-LEN([.Q270]))&amp;[.Q270];[.Q27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71]+0.5)*15" office:value-type="float" office:value="3.3984375" calcext:value-type="float">
            <text:p>3</text:p>
          </table:table-cell>
          <table:table-cell table:formula="of:=DEC2BIN([.C271])" office:value-type="string" office:string-value="11" calcext:value-type="string">
            <text:p>11</text:p>
          </table:table-cell>
          <table:table-cell table:formula="of:=IF((LEN([.D271])&lt;4);REPT(0;4-LEN([.D271]))&amp;[.D271];[.D27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271]+0.5)*15" office:value-type="float" office:value="1.40625" calcext:value-type="float">
            <text:p>1</text:p>
          </table:table-cell>
          <table:table-cell table:formula="of:=DEC2BIN([.I271])" office:value-type="string" office:string-value="1" calcext:value-type="string">
            <text:p>1</text:p>
          </table:table-cell>
          <table:table-cell table:formula="of:=IF((LEN([.J271])&lt;4);REPT(0;4-LEN([.J271]))&amp;[.J271];[.J27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71]+1)*8" office:value-type="float" office:value="9.3125" calcext:value-type="float">
            <text:p>9</text:p>
          </table:table-cell>
          <table:table-cell table:formula="of:=DEC2BIN([.P271])" office:value-type="string" office:string-value="1001" calcext:value-type="string">
            <text:p>1001</text:p>
          </table:table-cell>
          <table:table-cell table:formula="of:=IF((LEN([.Q271])&lt;4);REPT(0;4-LEN([.Q271]))&amp;[.Q271];[.Q27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272]+0.5)*15" office:value-type="float" office:value="0.234375" calcext:value-type="float">
            <text:p>0</text:p>
          </table:table-cell>
          <table:table-cell table:formula="of:=DEC2BIN([.C272])" office:value-type="string" office:string-value="0" calcext:value-type="string">
            <text:p>0</text:p>
          </table:table-cell>
          <table:table-cell table:formula="of:=IF((LEN([.D272])&lt;4);REPT(0;4-LEN([.D272]))&amp;[.D272];[.D27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272]+0.5)*15" office:value-type="float" office:value="9.66796875" calcext:value-type="float">
            <text:p>10</text:p>
          </table:table-cell>
          <table:table-cell table:formula="of:=DEC2BIN([.I272])" office:value-type="string" office:string-value="1001" calcext:value-type="string">
            <text:p>1001</text:p>
          </table:table-cell>
          <table:table-cell table:formula="of:=IF((LEN([.J272])&lt;4);REPT(0;4-LEN([.J272]))&amp;[.J272];[.J27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72]+1)*8" office:value-type="float" office:value="7.40625" calcext:value-type="float">
            <text:p>7</text:p>
          </table:table-cell>
          <table:table-cell table:formula="of:=DEC2BIN([.P272])" office:value-type="string" office:string-value="111" calcext:value-type="string">
            <text:p>111</text:p>
          </table:table-cell>
          <table:table-cell table:formula="of:=IF((LEN([.Q272])&lt;4);REPT(0;4-LEN([.Q272]))&amp;[.Q272];[.Q27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273]+0.5)*15" office:value-type="float" office:value="7.5" calcext:value-type="float">
            <text:p>8</text:p>
          </table:table-cell>
          <table:table-cell table:formula="of:=DEC2BIN([.C273])" office:value-type="string" office:string-value="111" calcext:value-type="string">
            <text:p>111</text:p>
          </table:table-cell>
          <table:table-cell table:formula="of:=IF((LEN([.D273])&lt;4);REPT(0;4-LEN([.D273]))&amp;[.D273];[.D2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273]+0.5)*15" office:value-type="float" office:value="14.8828125" calcext:value-type="float">
            <text:p>15</text:p>
          </table:table-cell>
          <table:table-cell table:formula="of:=DEC2BIN([.I273])" office:value-type="string" office:string-value="1110" calcext:value-type="string">
            <text:p>1110</text:p>
          </table:table-cell>
          <table:table-cell table:formula="of:=IF((LEN([.J273])&lt;4);REPT(0;4-LEN([.J273]))&amp;[.J273];[.J27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73]+1)*8" office:value-type="float" office:value="4.8125" calcext:value-type="float">
            <text:p>5</text:p>
          </table:table-cell>
          <table:table-cell table:formula="of:=DEC2BIN([.P273])" office:value-type="string" office:string-value="100" calcext:value-type="string">
            <text:p>100</text:p>
          </table:table-cell>
          <table:table-cell table:formula="of:=IF((LEN([.Q273])&lt;4);REPT(0;4-LEN([.Q273]))&amp;[.Q273];[.Q27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274]+0.5)*15" office:value-type="float" office:value="14.1796875" calcext:value-type="float">
            <text:p>14</text:p>
          </table:table-cell>
          <table:table-cell table:formula="of:=DEC2BIN([.C274])" office:value-type="string" office:string-value="1110" calcext:value-type="string">
            <text:p>1110</text:p>
          </table:table-cell>
          <table:table-cell table:formula="of:=IF((LEN([.D274])&lt;4);REPT(0;4-LEN([.D274]))&amp;[.D274];[.D27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274]+0.5)*15" office:value-type="float" office:value="7.5" calcext:value-type="float">
            <text:p>8</text:p>
          </table:table-cell>
          <table:table-cell table:formula="of:=DEC2BIN([.I274])" office:value-type="string" office:string-value="111" calcext:value-type="string">
            <text:p>111</text:p>
          </table:table-cell>
          <table:table-cell table:formula="of:=IF((LEN([.J274])&lt;4);REPT(0;4-LEN([.J274]))&amp;[.J274];[.J2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74]+1)*8" office:value-type="float" office:value="6.8125" calcext:value-type="float">
            <text:p>7</text:p>
          </table:table-cell>
          <table:table-cell table:formula="of:=DEC2BIN([.P274])" office:value-type="string" office:string-value="110" calcext:value-type="string">
            <text:p>110</text:p>
          </table:table-cell>
          <table:table-cell table:formula="of:=IF((LEN([.Q274])&lt;4);REPT(0;4-LEN([.Q274]))&amp;[.Q274];[.Q2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275]+0.5)*15" office:value-type="float" office:value="5.68359375" calcext:value-type="float">
            <text:p>6</text:p>
          </table:table-cell>
          <table:table-cell table:formula="of:=DEC2BIN([.C275])" office:value-type="string" office:string-value="101" calcext:value-type="string">
            <text:p>101</text:p>
          </table:table-cell>
          <table:table-cell table:formula="of:=IF((LEN([.D275])&lt;4);REPT(0;4-LEN([.D275]))&amp;[.D275];[.D27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275]+0.5)*15" office:value-type="float" office:value="0.41015625" calcext:value-type="float">
            <text:p>0</text:p>
          </table:table-cell>
          <table:table-cell table:formula="of:=DEC2BIN([.I275])" office:value-type="string" office:string-value="0" calcext:value-type="string">
            <text:p>0</text:p>
          </table:table-cell>
          <table:table-cell table:formula="of:=IF((LEN([.J275])&lt;4);REPT(0;4-LEN([.J275]))&amp;[.J275];[.J27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75]+1)*8" office:value-type="float" office:value="15.15625" calcext:value-type="float">
            <text:p>15</text:p>
          </table:table-cell>
          <table:table-cell table:formula="of:=DEC2BIN([.P275])" office:value-type="string" office:string-value="1111" calcext:value-type="string">
            <text:p>1111</text:p>
          </table:table-cell>
          <table:table-cell table:formula="of:=IF((LEN([.Q275])&lt;4);REPT(0;4-LEN([.Q275]))&amp;[.Q275];[.Q27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276]+0.5)*15" office:value-type="float" office:value="1.171875" calcext:value-type="float">
            <text:p>1</text:p>
          </table:table-cell>
          <table:table-cell table:formula="of:=DEC2BIN([.C276])" office:value-type="string" office:string-value="1" calcext:value-type="string">
            <text:p>1</text:p>
          </table:table-cell>
          <table:table-cell table:formula="of:=IF((LEN([.D276])&lt;4);REPT(0;4-LEN([.D276]))&amp;[.D276];[.D27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76]+0.5)*15" office:value-type="float" office:value="11.77734375" calcext:value-type="float">
            <text:p>12</text:p>
          </table:table-cell>
          <table:table-cell table:formula="of:=DEC2BIN([.I276])" office:value-type="string" office:string-value="1011" calcext:value-type="string">
            <text:p>1011</text:p>
          </table:table-cell>
          <table:table-cell table:formula="of:=IF((LEN([.J276])&lt;4);REPT(0;4-LEN([.J276]))&amp;[.J276];[.J27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76]+1)*8" office:value-type="float" office:value="9.28125" calcext:value-type="float">
            <text:p>9</text:p>
          </table:table-cell>
          <table:table-cell table:formula="of:=DEC2BIN([.P276])" office:value-type="string" office:string-value="1001" calcext:value-type="string">
            <text:p>1001</text:p>
          </table:table-cell>
          <table:table-cell table:formula="of:=IF((LEN([.Q276])&lt;4);REPT(0;4-LEN([.Q276]))&amp;[.Q276];[.Q2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277]+0.5)*15" office:value-type="float" office:value="13.59375" calcext:value-type="float">
            <text:p>14</text:p>
          </table:table-cell>
          <table:table-cell table:formula="of:=DEC2BIN([.C277])" office:value-type="string" office:string-value="1101" calcext:value-type="string">
            <text:p>1101</text:p>
          </table:table-cell>
          <table:table-cell table:formula="of:=IF((LEN([.D277])&lt;4);REPT(0;4-LEN([.D277]))&amp;[.D277];[.D27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77]+0.5)*15" office:value-type="float" office:value="12.01171875" calcext:value-type="float">
            <text:p>12</text:p>
          </table:table-cell>
          <table:table-cell table:formula="of:=DEC2BIN([.I277])" office:value-type="string" office:string-value="1100" calcext:value-type="string">
            <text:p>1100</text:p>
          </table:table-cell>
          <table:table-cell table:formula="of:=IF((LEN([.J277])&lt;4);REPT(0;4-LEN([.J277]))&amp;[.J277];[.J27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277]+1)*8" office:value-type="float" office:value="0.28125" calcext:value-type="float">
            <text:p>0</text:p>
          </table:table-cell>
          <table:table-cell table:formula="of:=DEC2BIN([.P277])" office:value-type="string" office:string-value="0" calcext:value-type="string">
            <text:p>0</text:p>
          </table:table-cell>
          <table:table-cell table:formula="of:=IF((LEN([.Q277])&lt;4);REPT(0;4-LEN([.Q277]))&amp;[.Q277];[.Q27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278]+0.5)*15" office:value-type="float" office:value="9.84375" calcext:value-type="float">
            <text:p>10</text:p>
          </table:table-cell>
          <table:table-cell table:formula="of:=DEC2BIN([.C278])" office:value-type="string" office:string-value="1001" calcext:value-type="string">
            <text:p>1001</text:p>
          </table:table-cell>
          <table:table-cell table:formula="of:=IF((LEN([.D278])&lt;4);REPT(0;4-LEN([.D278]))&amp;[.D278];[.D27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278]+0.5)*15" office:value-type="float" office:value="0.41015625" calcext:value-type="float">
            <text:p>0</text:p>
          </table:table-cell>
          <table:table-cell table:formula="of:=DEC2BIN([.I278])" office:value-type="string" office:string-value="0" calcext:value-type="string">
            <text:p>0</text:p>
          </table:table-cell>
          <table:table-cell table:formula="of:=IF((LEN([.J278])&lt;4);REPT(0;4-LEN([.J278]))&amp;[.J278];[.J2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78]+1)*8" office:value-type="float" office:value="6.75" calcext:value-type="float">
            <text:p>7</text:p>
          </table:table-cell>
          <table:table-cell table:formula="of:=DEC2BIN([.P278])" office:value-type="string" office:string-value="110" calcext:value-type="string">
            <text:p>110</text:p>
          </table:table-cell>
          <table:table-cell table:formula="of:=IF((LEN([.Q278])&lt;4);REPT(0;4-LEN([.Q278]))&amp;[.Q278];[.Q2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279]+0.5)*15" office:value-type="float" office:value="0.05859375" calcext:value-type="float">
            <text:p>0</text:p>
          </table:table-cell>
          <table:table-cell table:formula="of:=DEC2BIN([.C279])" office:value-type="string" office:string-value="0" calcext:value-type="string">
            <text:p>0</text:p>
          </table:table-cell>
          <table:table-cell table:formula="of:=IF((LEN([.D279])&lt;4);REPT(0;4-LEN([.D279]))&amp;[.D279];[.D2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279]+0.5)*15" office:value-type="float" office:value="7.3828125" calcext:value-type="float">
            <text:p>7</text:p>
          </table:table-cell>
          <table:table-cell table:formula="of:=DEC2BIN([.I279])" office:value-type="string" office:string-value="111" calcext:value-type="string">
            <text:p>111</text:p>
          </table:table-cell>
          <table:table-cell table:formula="of:=IF((LEN([.J279])&lt;4);REPT(0;4-LEN([.J279]))&amp;[.J279];[.J2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79]+1)*8" office:value-type="float" office:value="13.59375" calcext:value-type="float">
            <text:p>14</text:p>
          </table:table-cell>
          <table:table-cell table:formula="of:=DEC2BIN([.P279])" office:value-type="string" office:string-value="1101" calcext:value-type="string">
            <text:p>1101</text:p>
          </table:table-cell>
          <table:table-cell table:formula="of:=IF((LEN([.Q279])&lt;4);REPT(0;4-LEN([.Q279]))&amp;[.Q279];[.Q27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280]+0.5)*15" office:value-type="float" office:value="9.66796875" calcext:value-type="float">
            <text:p>10</text:p>
          </table:table-cell>
          <table:table-cell table:formula="of:=DEC2BIN([.C280])" office:value-type="string" office:string-value="1001" calcext:value-type="string">
            <text:p>1001</text:p>
          </table:table-cell>
          <table:table-cell table:formula="of:=IF((LEN([.D280])&lt;4);REPT(0;4-LEN([.D280]))&amp;[.D280];[.D28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280]+0.5)*15" office:value-type="float" office:value="14.6484375" calcext:value-type="float">
            <text:p>15</text:p>
          </table:table-cell>
          <table:table-cell table:formula="of:=DEC2BIN([.I280])" office:value-type="string" office:string-value="1110" calcext:value-type="string">
            <text:p>1110</text:p>
          </table:table-cell>
          <table:table-cell table:formula="of:=IF((LEN([.J280])&lt;4);REPT(0;4-LEN([.J280]))&amp;[.J280];[.J28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280]+1)*8" office:value-type="float" office:value="8.625" calcext:value-type="float">
            <text:p>9</text:p>
          </table:table-cell>
          <table:table-cell table:formula="of:=DEC2BIN([.P280])" office:value-type="string" office:string-value="1000" calcext:value-type="string">
            <text:p>1000</text:p>
          </table:table-cell>
          <table:table-cell table:formula="of:=IF((LEN([.Q280])&lt;4);REPT(0;4-LEN([.Q280]))&amp;[.Q280];[.Q28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281]+0.5)*15" office:value-type="float" office:value="13.65234375" calcext:value-type="float">
            <text:p>14</text:p>
          </table:table-cell>
          <table:table-cell table:formula="of:=DEC2BIN([.C281])" office:value-type="string" office:string-value="1101" calcext:value-type="string">
            <text:p>1101</text:p>
          </table:table-cell>
          <table:table-cell table:formula="of:=IF((LEN([.D281])&lt;4);REPT(0;4-LEN([.D281]))&amp;[.D281];[.D28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281]+0.5)*15" office:value-type="float" office:value="3.22265625" calcext:value-type="float">
            <text:p>3</text:p>
          </table:table-cell>
          <table:table-cell table:formula="of:=DEC2BIN([.I281])" office:value-type="string" office:string-value="11" calcext:value-type="string">
            <text:p>11</text:p>
          </table:table-cell>
          <table:table-cell table:formula="of:=IF((LEN([.J281])&lt;4);REPT(0;4-LEN([.J281]))&amp;[.J281];[.J28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281]+1)*8" office:value-type="float" office:value="6.6875" calcext:value-type="float">
            <text:p>7</text:p>
          </table:table-cell>
          <table:table-cell table:formula="of:=DEC2BIN([.P281])" office:value-type="string" office:string-value="110" calcext:value-type="string">
            <text:p>110</text:p>
          </table:table-cell>
          <table:table-cell table:formula="of:=IF((LEN([.Q281])&lt;4);REPT(0;4-LEN([.Q281]))&amp;[.Q281];[.Q28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282]+0.5)*15" office:value-type="float" office:value="1.5234375" calcext:value-type="float">
            <text:p>2</text:p>
          </table:table-cell>
          <table:table-cell table:formula="of:=DEC2BIN([.C282])" office:value-type="string" office:string-value="1" calcext:value-type="string">
            <text:p>1</text:p>
          </table:table-cell>
          <table:table-cell table:formula="of:=IF((LEN([.D282])&lt;4);REPT(0;4-LEN([.D282]))&amp;[.D282];[.D28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282]+0.5)*15" office:value-type="float" office:value="2.98828125" calcext:value-type="float">
            <text:p>3</text:p>
          </table:table-cell>
          <table:table-cell table:formula="of:=DEC2BIN([.I282])" office:value-type="string" office:string-value="10" calcext:value-type="string">
            <text:p>10</text:p>
          </table:table-cell>
          <table:table-cell table:formula="of:=IF((LEN([.J282])&lt;4);REPT(0;4-LEN([.J282]))&amp;[.J282];[.J28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282]+1)*8" office:value-type="float" office:value="8.59375" calcext:value-type="float">
            <text:p>9</text:p>
          </table:table-cell>
          <table:table-cell table:formula="of:=DEC2BIN([.P282])" office:value-type="string" office:string-value="1000" calcext:value-type="string">
            <text:p>1000</text:p>
          </table:table-cell>
          <table:table-cell table:formula="of:=IF((LEN([.Q282])&lt;4);REPT(0;4-LEN([.Q282]))&amp;[.Q282];[.Q28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283]+0.5)*15" office:value-type="float" office:value="5.09765625" calcext:value-type="float">
            <text:p>5</text:p>
          </table:table-cell>
          <table:table-cell table:formula="of:=DEC2BIN([.C283])" office:value-type="string" office:string-value="101" calcext:value-type="string">
            <text:p>101</text:p>
          </table:table-cell>
          <table:table-cell table:formula="of:=IF((LEN([.D283])&lt;4);REPT(0;4-LEN([.D283]))&amp;[.D283];[.D28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283]+0.5)*15" office:value-type="float" office:value="14.58984375" calcext:value-type="float">
            <text:p>15</text:p>
          </table:table-cell>
          <table:table-cell table:formula="of:=DEC2BIN([.I283])" office:value-type="string" office:string-value="1110" calcext:value-type="string">
            <text:p>1110</text:p>
          </table:table-cell>
          <table:table-cell table:formula="of:=IF((LEN([.J283])&lt;4);REPT(0;4-LEN([.J283]))&amp;[.J283];[.J28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283]+1)*8" office:value-type="float" office:value="11.1875" calcext:value-type="float">
            <text:p>11</text:p>
          </table:table-cell>
          <table:table-cell table:formula="of:=DEC2BIN([.P283])" office:value-type="string" office:string-value="1011" calcext:value-type="string">
            <text:p>1011</text:p>
          </table:table-cell>
          <table:table-cell table:formula="of:=IF((LEN([.Q283])&lt;4);REPT(0;4-LEN([.Q283]))&amp;[.Q283];[.Q28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284]+0.5)*15" office:value-type="float" office:value="15" calcext:value-type="float">
            <text:p>15</text:p>
          </table:table-cell>
          <table:table-cell table:formula="of:=DEC2BIN([.C284])" office:value-type="string" office:string-value="1111" calcext:value-type="string">
            <text:p>1111</text:p>
          </table:table-cell>
          <table:table-cell table:formula="of:=IF((LEN([.D284])&lt;4);REPT(0;4-LEN([.D284]))&amp;[.D284];[.D28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284]+0.5)*15" office:value-type="float" office:value="7.6171875" calcext:value-type="float">
            <text:p>8</text:p>
          </table:table-cell>
          <table:table-cell table:formula="of:=DEC2BIN([.I284])" office:value-type="string" office:string-value="111" calcext:value-type="string">
            <text:p>111</text:p>
          </table:table-cell>
          <table:table-cell table:formula="of:=IF((LEN([.J284])&lt;4);REPT(0;4-LEN([.J284]))&amp;[.J284];[.J28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284]+1)*8" office:value-type="float" office:value="9.1875" calcext:value-type="float">
            <text:p>9</text:p>
          </table:table-cell>
          <table:table-cell table:formula="of:=DEC2BIN([.P284])" office:value-type="string" office:string-value="1001" calcext:value-type="string">
            <text:p>1001</text:p>
          </table:table-cell>
          <table:table-cell table:formula="of:=IF((LEN([.Q284])&lt;4);REPT(0;4-LEN([.Q284]))&amp;[.Q284];[.Q28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285]+0.5)*15" office:value-type="float" office:value="5.33203125" calcext:value-type="float">
            <text:p>5</text:p>
          </table:table-cell>
          <table:table-cell table:formula="of:=DEC2BIN([.C285])" office:value-type="string" office:string-value="101" calcext:value-type="string">
            <text:p>101</text:p>
          </table:table-cell>
          <table:table-cell table:formula="of:=IF((LEN([.D285])&lt;4);REPT(0;4-LEN([.D285]))&amp;[.D285];[.D28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285]+0.5)*15" office:value-type="float" office:value="0.3515625" calcext:value-type="float">
            <text:p>0</text:p>
          </table:table-cell>
          <table:table-cell table:formula="of:=DEC2BIN([.I285])" office:value-type="string" office:string-value="0" calcext:value-type="string">
            <text:p>0</text:p>
          </table:table-cell>
          <table:table-cell table:formula="of:=IF((LEN([.J285])&lt;4);REPT(0;4-LEN([.J285]))&amp;[.J285];[.J28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285]+1)*8" office:value-type="float" office:value="0.84375" calcext:value-type="float">
            <text:p>1</text:p>
          </table:table-cell>
          <table:table-cell table:formula="of:=DEC2BIN([.P285])" office:value-type="string" office:string-value="0" calcext:value-type="string">
            <text:p>0</text:p>
          </table:table-cell>
          <table:table-cell table:formula="of:=IF((LEN([.Q285])&lt;4);REPT(0;4-LEN([.Q285]))&amp;[.Q285];[.Q28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286]+0.5)*15" office:value-type="float" office:value="1.34765625" calcext:value-type="float">
            <text:p>1</text:p>
          </table:table-cell>
          <table:table-cell table:formula="of:=DEC2BIN([.C286])" office:value-type="string" office:string-value="1" calcext:value-type="string">
            <text:p>1</text:p>
          </table:table-cell>
          <table:table-cell table:formula="of:=IF((LEN([.D286])&lt;4);REPT(0;4-LEN([.D286]))&amp;[.D286];[.D28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286]+0.5)*15" office:value-type="float" office:value="11.77734375" calcext:value-type="float">
            <text:p>12</text:p>
          </table:table-cell>
          <table:table-cell table:formula="of:=DEC2BIN([.I286])" office:value-type="string" office:string-value="1011" calcext:value-type="string">
            <text:p>1011</text:p>
          </table:table-cell>
          <table:table-cell table:formula="of:=IF((LEN([.J286])&lt;4);REPT(0;4-LEN([.J286]))&amp;[.J286];[.J28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286]+1)*8" office:value-type="float" office:value="6.71875" calcext:value-type="float">
            <text:p>7</text:p>
          </table:table-cell>
          <table:table-cell table:formula="of:=DEC2BIN([.P286])" office:value-type="string" office:string-value="110" calcext:value-type="string">
            <text:p>110</text:p>
          </table:table-cell>
          <table:table-cell table:formula="of:=IF((LEN([.Q286])&lt;4);REPT(0;4-LEN([.Q286]))&amp;[.Q286];[.Q28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287]+0.5)*15" office:value-type="float" office:value="13.4765625" calcext:value-type="float">
            <text:p>13</text:p>
          </table:table-cell>
          <table:table-cell table:formula="of:=DEC2BIN([.C287])" office:value-type="string" office:string-value="1101" calcext:value-type="string">
            <text:p>1101</text:p>
          </table:table-cell>
          <table:table-cell table:formula="of:=IF((LEN([.D287])&lt;4);REPT(0;4-LEN([.D287]))&amp;[.D287];[.D28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287]+0.5)*15" office:value-type="float" office:value="12.01171875" calcext:value-type="float">
            <text:p>12</text:p>
          </table:table-cell>
          <table:table-cell table:formula="of:=DEC2BIN([.I287])" office:value-type="string" office:string-value="1100" calcext:value-type="string">
            <text:p>1100</text:p>
          </table:table-cell>
          <table:table-cell table:formula="of:=IF((LEN([.J287])&lt;4);REPT(0;4-LEN([.J287]))&amp;[.J287];[.J28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287]+1)*8" office:value-type="float" office:value="15.71875" calcext:value-type="float">
            <text:p>16</text:p>
          </table:table-cell>
          <table:table-cell table:formula="of:=DEC2BIN([.P287])" office:value-type="string" office:string-value="1111" calcext:value-type="string">
            <text:p>1111</text:p>
          </table:table-cell>
          <table:table-cell table:formula="of:=IF((LEN([.Q287])&lt;4);REPT(0;4-LEN([.Q287]))&amp;[.Q287];[.Q28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288]+0.5)*15" office:value-type="float" office:value="10.01953125" calcext:value-type="float">
            <text:p>10</text:p>
          </table:table-cell>
          <table:table-cell table:formula="of:=DEC2BIN([.C288])" office:value-type="string" office:string-value="1010" calcext:value-type="string">
            <text:p>1010</text:p>
          </table:table-cell>
          <table:table-cell table:formula="of:=IF((LEN([.D288])&lt;4);REPT(0;4-LEN([.D288]))&amp;[.D288];[.D288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288]+0.5)*15" office:value-type="float" office:value="0.29296875" calcext:value-type="float">
            <text:p>0</text:p>
          </table:table-cell>
          <table:table-cell table:formula="of:=DEC2BIN([.I288])" office:value-type="string" office:string-value="0" calcext:value-type="string">
            <text:p>0</text:p>
          </table:table-cell>
          <table:table-cell table:formula="of:=IF((LEN([.J288])&lt;4);REPT(0;4-LEN([.J288]))&amp;[.J288];[.J2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288]+1)*8" office:value-type="float" office:value="9.25" calcext:value-type="float">
            <text:p>9</text:p>
          </table:table-cell>
          <table:table-cell table:formula="of:=DEC2BIN([.P288])" office:value-type="string" office:string-value="1001" calcext:value-type="string">
            <text:p>1001</text:p>
          </table:table-cell>
          <table:table-cell table:formula="of:=IF((LEN([.Q288])&lt;4);REPT(0;4-LEN([.Q288]))&amp;[.Q288];[.Q28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289]+0.5)*15" office:value-type="float" office:value="-0.3515625" calcext:value-type="float">
            <text:p>0</text:p>
          </table:table-cell>
          <table:table-cell table:formula="of:=DEC2BIN([.C289])" office:value-type="string" office:string-value="0" calcext:value-type="string">
            <text:p>0</text:p>
          </table:table-cell>
          <table:table-cell table:formula="of:=IF((LEN([.D289])&lt;4);REPT(0;4-LEN([.D289]))&amp;[.D289];[.D28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289]+0.5)*15" office:value-type="float" office:value="4.921875" calcext:value-type="float">
            <text:p>5</text:p>
          </table:table-cell>
          <table:table-cell table:formula="of:=DEC2BIN([.I289])" office:value-type="string" office:string-value="100" calcext:value-type="string">
            <text:p>100</text:p>
          </table:table-cell>
          <table:table-cell table:formula="of:=IF((LEN([.J289])&lt;4);REPT(0;4-LEN([.J289]))&amp;[.J289];[.J28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289]+1)*8" office:value-type="float" office:value="2.40625" calcext:value-type="float">
            <text:p>2</text:p>
          </table:table-cell>
          <table:table-cell table:formula="of:=DEC2BIN([.P289])" office:value-type="string" office:string-value="10" calcext:value-type="string">
            <text:p>10</text:p>
          </table:table-cell>
          <table:table-cell table:formula="of:=IF((LEN([.Q289])&lt;4);REPT(0;4-LEN([.Q289]))&amp;[.Q289];[.Q28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290]+0.5)*15" office:value-type="float" office:value="3.3984375" calcext:value-type="float">
            <text:p>3</text:p>
          </table:table-cell>
          <table:table-cell table:formula="of:=DEC2BIN([.C290])" office:value-type="string" office:string-value="11" calcext:value-type="string">
            <text:p>11</text:p>
          </table:table-cell>
          <table:table-cell table:formula="of:=IF((LEN([.D290])&lt;4);REPT(0;4-LEN([.D290]))&amp;[.D290];[.D29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290]+0.5)*15" office:value-type="float" office:value="13.53515625" calcext:value-type="float">
            <text:p>14</text:p>
          </table:table-cell>
          <table:table-cell table:formula="of:=DEC2BIN([.I290])" office:value-type="string" office:string-value="1101" calcext:value-type="string">
            <text:p>1101</text:p>
          </table:table-cell>
          <table:table-cell table:formula="of:=IF((LEN([.J290])&lt;4);REPT(0;4-LEN([.J290]))&amp;[.J290];[.J2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290]+1)*8" office:value-type="float" office:value="7.375" calcext:value-type="float">
            <text:p>7</text:p>
          </table:table-cell>
          <table:table-cell table:formula="of:=DEC2BIN([.P290])" office:value-type="string" office:string-value="111" calcext:value-type="string">
            <text:p>111</text:p>
          </table:table-cell>
          <table:table-cell table:formula="of:=IF((LEN([.Q290])&lt;4);REPT(0;4-LEN([.Q290]))&amp;[.Q290];[.Q29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291]+0.5)*15" office:value-type="float" office:value="11.6015625" calcext:value-type="float">
            <text:p>12</text:p>
          </table:table-cell>
          <table:table-cell table:formula="of:=DEC2BIN([.C291])" office:value-type="string" office:string-value="1011" calcext:value-type="string">
            <text:p>1011</text:p>
          </table:table-cell>
          <table:table-cell table:formula="of:=IF((LEN([.D291])&lt;4);REPT(0;4-LEN([.D291]))&amp;[.D291];[.D29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291]+0.5)*15" office:value-type="float" office:value="13.59375" calcext:value-type="float">
            <text:p>14</text:p>
          </table:table-cell>
          <table:table-cell table:formula="of:=DEC2BIN([.I291])" office:value-type="string" office:string-value="1101" calcext:value-type="string">
            <text:p>1101</text:p>
          </table:table-cell>
          <table:table-cell table:formula="of:=IF((LEN([.J291])&lt;4);REPT(0;4-LEN([.J291]))&amp;[.J291];[.J2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291]+1)*8" office:value-type="float" office:value="9.3125" calcext:value-type="float">
            <text:p>9</text:p>
          </table:table-cell>
          <table:table-cell table:formula="of:=DEC2BIN([.P291])" office:value-type="string" office:string-value="1001" calcext:value-type="string">
            <text:p>1001</text:p>
          </table:table-cell>
          <table:table-cell table:formula="of:=IF((LEN([.Q291])&lt;4);REPT(0;4-LEN([.Q291]))&amp;[.Q291];[.Q29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292]+0.5)*15" office:value-type="float" office:value="14.765625" calcext:value-type="float">
            <text:p>15</text:p>
          </table:table-cell>
          <table:table-cell table:formula="of:=DEC2BIN([.C292])" office:value-type="string" office:string-value="1110" calcext:value-type="string">
            <text:p>1110</text:p>
          </table:table-cell>
          <table:table-cell table:formula="of:=IF((LEN([.D292])&lt;4);REPT(0;4-LEN([.D292]))&amp;[.D292];[.D29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292]+0.5)*15" office:value-type="float" office:value="5.33203125" calcext:value-type="float">
            <text:p>5</text:p>
          </table:table-cell>
          <table:table-cell table:formula="of:=DEC2BIN([.I292])" office:value-type="string" office:string-value="101" calcext:value-type="string">
            <text:p>101</text:p>
          </table:table-cell>
          <table:table-cell table:formula="of:=IF((LEN([.J292])&lt;4);REPT(0;4-LEN([.J292]))&amp;[.J292];[.J2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292]+1)*8" office:value-type="float" office:value="7.40625" calcext:value-type="float">
            <text:p>7</text:p>
          </table:table-cell>
          <table:table-cell table:formula="of:=DEC2BIN([.P292])" office:value-type="string" office:string-value="111" calcext:value-type="string">
            <text:p>111</text:p>
          </table:table-cell>
          <table:table-cell table:formula="of:=IF((LEN([.Q292])&lt;4);REPT(0;4-LEN([.Q292]))&amp;[.Q292];[.Q29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293]+0.5)*15" office:value-type="float" office:value="7.55859375" calcext:value-type="float">
            <text:p>8</text:p>
          </table:table-cell>
          <table:table-cell table:formula="of:=DEC2BIN([.C293])" office:value-type="string" office:string-value="111" calcext:value-type="string">
            <text:p>111</text:p>
          </table:table-cell>
          <table:table-cell table:formula="of:=IF((LEN([.D293])&lt;4);REPT(0;4-LEN([.D293]))&amp;[.D293];[.D2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293]+0.5)*15" office:value-type="float" office:value="0" calcext:value-type="float">
            <text:p>0</text:p>
          </table:table-cell>
          <table:table-cell table:formula="of:=DEC2BIN([.I293])" office:value-type="string" office:string-value="0" calcext:value-type="string">
            <text:p>0</text:p>
          </table:table-cell>
          <table:table-cell table:formula="of:=IF((LEN([.J293])&lt;4);REPT(0;4-LEN([.J293]))&amp;[.J293];[.J2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293]+1)*8" office:value-type="float" office:value="4.8125" calcext:value-type="float">
            <text:p>5</text:p>
          </table:table-cell>
          <table:table-cell table:formula="of:=DEC2BIN([.P293])" office:value-type="string" office:string-value="100" calcext:value-type="string">
            <text:p>100</text:p>
          </table:table-cell>
          <table:table-cell table:formula="of:=IF((LEN([.Q293])&lt;4);REPT(0;4-LEN([.Q293]))&amp;[.Q293];[.Q29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294]+0.5)*15" office:value-type="float" office:value="0.468749999999999" calcext:value-type="float">
            <text:p>0</text:p>
          </table:table-cell>
          <table:table-cell table:formula="of:=DEC2BIN([.C294])" office:value-type="string" office:string-value="0" calcext:value-type="string">
            <text:p>0</text:p>
          </table:table-cell>
          <table:table-cell table:formula="of:=IF((LEN([.D294])&lt;4);REPT(0;4-LEN([.D294]))&amp;[.D294];[.D29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294]+0.5)*15" office:value-type="float" office:value="5.09765625" calcext:value-type="float">
            <text:p>5</text:p>
          </table:table-cell>
          <table:table-cell table:formula="of:=DEC2BIN([.I294])" office:value-type="string" office:string-value="101" calcext:value-type="string">
            <text:p>101</text:p>
          </table:table-cell>
          <table:table-cell table:formula="of:=IF((LEN([.J294])&lt;4);REPT(0;4-LEN([.J294]))&amp;[.J294];[.J29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294]+1)*8" office:value-type="float" office:value="6.8125" calcext:value-type="float">
            <text:p>7</text:p>
          </table:table-cell>
          <table:table-cell table:formula="of:=DEC2BIN([.P294])" office:value-type="string" office:string-value="110" calcext:value-type="string">
            <text:p>110</text:p>
          </table:table-cell>
          <table:table-cell table:formula="of:=IF((LEN([.Q294])&lt;4);REPT(0;4-LEN([.Q294]))&amp;[.Q294];[.Q29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295]+0.5)*15" office:value-type="float" office:value="2.98828125" calcext:value-type="float">
            <text:p>3</text:p>
          </table:table-cell>
          <table:table-cell table:formula="of:=DEC2BIN([.C295])" office:value-type="string" office:string-value="10" calcext:value-type="string">
            <text:p>10</text:p>
          </table:table-cell>
          <table:table-cell table:formula="of:=IF((LEN([.D295])&lt;4);REPT(0;4-LEN([.D295]))&amp;[.D295];[.D29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295]+0.5)*15" office:value-type="float" office:value="13.4765625" calcext:value-type="float">
            <text:p>13</text:p>
          </table:table-cell>
          <table:table-cell table:formula="of:=DEC2BIN([.I295])" office:value-type="string" office:string-value="1101" calcext:value-type="string">
            <text:p>1101</text:p>
          </table:table-cell>
          <table:table-cell table:formula="of:=IF((LEN([.J295])&lt;4);REPT(0;4-LEN([.J295]))&amp;[.J295];[.J29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295]+1)*8" office:value-type="float" office:value="15.15625" calcext:value-type="float">
            <text:p>15</text:p>
          </table:table-cell>
          <table:table-cell table:formula="of:=DEC2BIN([.P295])" office:value-type="string" office:string-value="1111" calcext:value-type="string">
            <text:p>1111</text:p>
          </table:table-cell>
          <table:table-cell table:formula="of:=IF((LEN([.Q295])&lt;4);REPT(0;4-LEN([.Q295]))&amp;[.Q295];[.Q29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296]+0.5)*15" office:value-type="float" office:value="11.8359375" calcext:value-type="float">
            <text:p>12</text:p>
          </table:table-cell>
          <table:table-cell table:formula="of:=DEC2BIN([.C296])" office:value-type="string" office:string-value="1011" calcext:value-type="string">
            <text:p>1011</text:p>
          </table:table-cell>
          <table:table-cell table:formula="of:=IF((LEN([.D296])&lt;4);REPT(0;4-LEN([.D296]))&amp;[.D296];[.D29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296]+0.5)*15" office:value-type="float" office:value="13.65234375" calcext:value-type="float">
            <text:p>14</text:p>
          </table:table-cell>
          <table:table-cell table:formula="of:=DEC2BIN([.I296])" office:value-type="string" office:string-value="1101" calcext:value-type="string">
            <text:p>1101</text:p>
          </table:table-cell>
          <table:table-cell table:formula="of:=IF((LEN([.J296])&lt;4);REPT(0;4-LEN([.J296]))&amp;[.J296];[.J29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296]+1)*8" office:value-type="float" office:value="9.28125" calcext:value-type="float">
            <text:p>9</text:p>
          </table:table-cell>
          <table:table-cell table:formula="of:=DEC2BIN([.P296])" office:value-type="string" office:string-value="1001" calcext:value-type="string">
            <text:p>1001</text:p>
          </table:table-cell>
          <table:table-cell table:formula="of:=IF((LEN([.Q296])&lt;4);REPT(0;4-LEN([.Q296]))&amp;[.Q296];[.Q29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297]+0.5)*15" office:value-type="float" office:value="14.6484375" calcext:value-type="float">
            <text:p>15</text:p>
          </table:table-cell>
          <table:table-cell table:formula="of:=DEC2BIN([.C297])" office:value-type="string" office:string-value="1110" calcext:value-type="string">
            <text:p>1110</text:p>
          </table:table-cell>
          <table:table-cell table:formula="of:=IF((LEN([.D297])&lt;4);REPT(0;4-LEN([.D297]))&amp;[.D297];[.D29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297]+0.5)*15" office:value-type="float" office:value="5.2734375" calcext:value-type="float">
            <text:p>5</text:p>
          </table:table-cell>
          <table:table-cell table:formula="of:=DEC2BIN([.I297])" office:value-type="string" office:string-value="101" calcext:value-type="string">
            <text:p>101</text:p>
          </table:table-cell>
          <table:table-cell table:formula="of:=IF((LEN([.J297])&lt;4);REPT(0;4-LEN([.J297]))&amp;[.J297];[.J29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297]+1)*8" office:value-type="float" office:value="0.28125" calcext:value-type="float">
            <text:p>0</text:p>
          </table:table-cell>
          <table:table-cell table:formula="of:=DEC2BIN([.P297])" office:value-type="string" office:string-value="0" calcext:value-type="string">
            <text:p>0</text:p>
          </table:table-cell>
          <table:table-cell table:formula="of:=IF((LEN([.Q297])&lt;4);REPT(0;4-LEN([.Q297]))&amp;[.Q297];[.Q29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298]+0.5)*15" office:value-type="float" office:value="7.6171875" calcext:value-type="float">
            <text:p>8</text:p>
          </table:table-cell>
          <table:table-cell table:formula="of:=DEC2BIN([.C298])" office:value-type="string" office:string-value="111" calcext:value-type="string">
            <text:p>111</text:p>
          </table:table-cell>
          <table:table-cell table:formula="of:=IF((LEN([.D298])&lt;4);REPT(0;4-LEN([.D298]))&amp;[.D298];[.D2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298]+0.5)*15" office:value-type="float" office:value="0" calcext:value-type="float">
            <text:p>0</text:p>
          </table:table-cell>
          <table:table-cell table:formula="of:=DEC2BIN([.I298])" office:value-type="string" office:string-value="0" calcext:value-type="string">
            <text:p>0</text:p>
          </table:table-cell>
          <table:table-cell table:formula="of:=IF((LEN([.J298])&lt;4);REPT(0;4-LEN([.J298]))&amp;[.J298];[.J29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298]+1)*8" office:value-type="float" office:value="6.75" calcext:value-type="float">
            <text:p>7</text:p>
          </table:table-cell>
          <table:table-cell table:formula="of:=DEC2BIN([.P298])" office:value-type="string" office:string-value="110" calcext:value-type="string">
            <text:p>110</text:p>
          </table:table-cell>
          <table:table-cell table:formula="of:=IF((LEN([.Q298])&lt;4);REPT(0;4-LEN([.Q298]))&amp;[.Q298];[.Q29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299]+0.5)*15" office:value-type="float" office:value="0.41015625" calcext:value-type="float">
            <text:p>0</text:p>
          </table:table-cell>
          <table:table-cell table:formula="of:=DEC2BIN([.C299])" office:value-type="string" office:string-value="0" calcext:value-type="string">
            <text:p>0</text:p>
          </table:table-cell>
          <table:table-cell table:formula="of:=IF((LEN([.D299])&lt;4);REPT(0;4-LEN([.D299]))&amp;[.D299];[.D2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299]+0.5)*15" office:value-type="float" office:value="5.09765625" calcext:value-type="float">
            <text:p>5</text:p>
          </table:table-cell>
          <table:table-cell table:formula="of:=DEC2BIN([.I299])" office:value-type="string" office:string-value="101" calcext:value-type="string">
            <text:p>101</text:p>
          </table:table-cell>
          <table:table-cell table:formula="of:=IF((LEN([.J299])&lt;4);REPT(0;4-LEN([.J299]))&amp;[.J299];[.J29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299]+1)*8" office:value-type="float" office:value="13.59375" calcext:value-type="float">
            <text:p>14</text:p>
          </table:table-cell>
          <table:table-cell table:formula="of:=DEC2BIN([.P299])" office:value-type="string" office:string-value="1101" calcext:value-type="string">
            <text:p>1101</text:p>
          </table:table-cell>
          <table:table-cell table:formula="of:=IF((LEN([.Q299])&lt;4);REPT(0;4-LEN([.Q299]))&amp;[.Q299];[.Q29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300]+0.5)*15" office:value-type="float" office:value="2.98828125" calcext:value-type="float">
            <text:p>3</text:p>
          </table:table-cell>
          <table:table-cell table:formula="of:=DEC2BIN([.C300])" office:value-type="string" office:string-value="10" calcext:value-type="string">
            <text:p>10</text:p>
          </table:table-cell>
          <table:table-cell table:formula="of:=IF((LEN([.D300])&lt;4);REPT(0;4-LEN([.D300]))&amp;[.D300];[.D30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300]+0.5)*15" office:value-type="float" office:value="13.4765625" calcext:value-type="float">
            <text:p>13</text:p>
          </table:table-cell>
          <table:table-cell table:formula="of:=DEC2BIN([.I300])" office:value-type="string" office:string-value="1101" calcext:value-type="string">
            <text:p>1101</text:p>
          </table:table-cell>
          <table:table-cell table:formula="of:=IF((LEN([.J300])&lt;4);REPT(0;4-LEN([.J300]))&amp;[.J300];[.J30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00]+1)*8" office:value-type="float" office:value="8.625" calcext:value-type="float">
            <text:p>9</text:p>
          </table:table-cell>
          <table:table-cell table:formula="of:=DEC2BIN([.P300])" office:value-type="string" office:string-value="1000" calcext:value-type="string">
            <text:p>1000</text:p>
          </table:table-cell>
          <table:table-cell table:formula="of:=IF((LEN([.Q300])&lt;4);REPT(0;4-LEN([.Q300]))&amp;[.Q300];[.Q30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301]+0.5)*15" office:value-type="float" office:value="11.8359375" calcext:value-type="float">
            <text:p>12</text:p>
          </table:table-cell>
          <table:table-cell table:formula="of:=DEC2BIN([.C301])" office:value-type="string" office:string-value="1011" calcext:value-type="string">
            <text:p>1011</text:p>
          </table:table-cell>
          <table:table-cell table:formula="of:=IF((LEN([.D301])&lt;4);REPT(0;4-LEN([.D301]))&amp;[.D301];[.D30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301]+0.5)*15" office:value-type="float" office:value="13.65234375" calcext:value-type="float">
            <text:p>14</text:p>
          </table:table-cell>
          <table:table-cell table:formula="of:=DEC2BIN([.I301])" office:value-type="string" office:string-value="1101" calcext:value-type="string">
            <text:p>1101</text:p>
          </table:table-cell>
          <table:table-cell table:formula="of:=IF((LEN([.J301])&lt;4);REPT(0;4-LEN([.J301]))&amp;[.J301];[.J30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01]+1)*8" office:value-type="float" office:value="6.6875" calcext:value-type="float">
            <text:p>7</text:p>
          </table:table-cell>
          <table:table-cell table:formula="of:=DEC2BIN([.P301])" office:value-type="string" office:string-value="110" calcext:value-type="string">
            <text:p>110</text:p>
          </table:table-cell>
          <table:table-cell table:formula="of:=IF((LEN([.Q301])&lt;4);REPT(0;4-LEN([.Q301]))&amp;[.Q301];[.Q30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302]+0.5)*15" office:value-type="float" office:value="14.6484375" calcext:value-type="float">
            <text:p>15</text:p>
          </table:table-cell>
          <table:table-cell table:formula="of:=DEC2BIN([.C302])" office:value-type="string" office:string-value="1110" calcext:value-type="string">
            <text:p>1110</text:p>
          </table:table-cell>
          <table:table-cell table:formula="of:=IF((LEN([.D302])&lt;4);REPT(0;4-LEN([.D302]))&amp;[.D302];[.D30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302]+0.5)*15" office:value-type="float" office:value="5.2734375" calcext:value-type="float">
            <text:p>5</text:p>
          </table:table-cell>
          <table:table-cell table:formula="of:=DEC2BIN([.I302])" office:value-type="string" office:string-value="101" calcext:value-type="string">
            <text:p>101</text:p>
          </table:table-cell>
          <table:table-cell table:formula="of:=IF((LEN([.J302])&lt;4);REPT(0;4-LEN([.J302]))&amp;[.J302];[.J30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02]+1)*8" office:value-type="float" office:value="8.59375" calcext:value-type="float">
            <text:p>9</text:p>
          </table:table-cell>
          <table:table-cell table:formula="of:=DEC2BIN([.P302])" office:value-type="string" office:string-value="1000" calcext:value-type="string">
            <text:p>1000</text:p>
          </table:table-cell>
          <table:table-cell table:formula="of:=IF((LEN([.Q302])&lt;4);REPT(0;4-LEN([.Q302]))&amp;[.Q302];[.Q30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303]+0.5)*15" office:value-type="float" office:value="7.6171875" calcext:value-type="float">
            <text:p>8</text:p>
          </table:table-cell>
          <table:table-cell table:formula="of:=DEC2BIN([.C303])" office:value-type="string" office:string-value="111" calcext:value-type="string">
            <text:p>111</text:p>
          </table:table-cell>
          <table:table-cell table:formula="of:=IF((LEN([.D303])&lt;4);REPT(0;4-LEN([.D303]))&amp;[.D303];[.D3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303]+0.5)*15" office:value-type="float" office:value="0" calcext:value-type="float">
            <text:p>0</text:p>
          </table:table-cell>
          <table:table-cell table:formula="of:=DEC2BIN([.I303])" office:value-type="string" office:string-value="0" calcext:value-type="string">
            <text:p>0</text:p>
          </table:table-cell>
          <table:table-cell table:formula="of:=IF((LEN([.J303])&lt;4);REPT(0;4-LEN([.J303]))&amp;[.J303];[.J3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03]+1)*8" office:value-type="float" office:value="11.1875" calcext:value-type="float">
            <text:p>11</text:p>
          </table:table-cell>
          <table:table-cell table:formula="of:=DEC2BIN([.P303])" office:value-type="string" office:string-value="1011" calcext:value-type="string">
            <text:p>1011</text:p>
          </table:table-cell>
          <table:table-cell table:formula="of:=IF((LEN([.Q303])&lt;4);REPT(0;4-LEN([.Q303]))&amp;[.Q303];[.Q30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304]+0.5)*15" office:value-type="float" office:value="0.41015625" calcext:value-type="float">
            <text:p>0</text:p>
          </table:table-cell>
          <table:table-cell table:formula="of:=DEC2BIN([.C304])" office:value-type="string" office:string-value="0" calcext:value-type="string">
            <text:p>0</text:p>
          </table:table-cell>
          <table:table-cell table:formula="of:=IF((LEN([.D304])&lt;4);REPT(0;4-LEN([.D304]))&amp;[.D304];[.D3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304]+0.5)*15" office:value-type="float" office:value="5.09765625" calcext:value-type="float">
            <text:p>5</text:p>
          </table:table-cell>
          <table:table-cell table:formula="of:=DEC2BIN([.I304])" office:value-type="string" office:string-value="101" calcext:value-type="string">
            <text:p>101</text:p>
          </table:table-cell>
          <table:table-cell table:formula="of:=IF((LEN([.J304])&lt;4);REPT(0;4-LEN([.J304]))&amp;[.J304];[.J30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04]+1)*8" office:value-type="float" office:value="9.1875" calcext:value-type="float">
            <text:p>9</text:p>
          </table:table-cell>
          <table:table-cell table:formula="of:=DEC2BIN([.P304])" office:value-type="string" office:string-value="1001" calcext:value-type="string">
            <text:p>1001</text:p>
          </table:table-cell>
          <table:table-cell table:formula="of:=IF((LEN([.Q304])&lt;4);REPT(0;4-LEN([.Q304]))&amp;[.Q304];[.Q3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305]+0.5)*15" office:value-type="float" office:value="2.98828125" calcext:value-type="float">
            <text:p>3</text:p>
          </table:table-cell>
          <table:table-cell table:formula="of:=DEC2BIN([.C305])" office:value-type="string" office:string-value="10" calcext:value-type="string">
            <text:p>10</text:p>
          </table:table-cell>
          <table:table-cell table:formula="of:=IF((LEN([.D305])&lt;4);REPT(0;4-LEN([.D305]))&amp;[.D305];[.D30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305]+0.5)*15" office:value-type="float" office:value="13.4765625" calcext:value-type="float">
            <text:p>13</text:p>
          </table:table-cell>
          <table:table-cell table:formula="of:=DEC2BIN([.I305])" office:value-type="string" office:string-value="1101" calcext:value-type="string">
            <text:p>1101</text:p>
          </table:table-cell>
          <table:table-cell table:formula="of:=IF((LEN([.J305])&lt;4);REPT(0;4-LEN([.J305]))&amp;[.J305];[.J30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05]+1)*8" office:value-type="float" office:value="0.84375" calcext:value-type="float">
            <text:p>1</text:p>
          </table:table-cell>
          <table:table-cell table:formula="of:=DEC2BIN([.P305])" office:value-type="string" office:string-value="0" calcext:value-type="string">
            <text:p>0</text:p>
          </table:table-cell>
          <table:table-cell table:formula="of:=IF((LEN([.Q305])&lt;4);REPT(0;4-LEN([.Q305]))&amp;[.Q305];[.Q30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306]+0.5)*15" office:value-type="float" office:value="11.8359375" calcext:value-type="float">
            <text:p>12</text:p>
          </table:table-cell>
          <table:table-cell table:formula="of:=DEC2BIN([.C306])" office:value-type="string" office:string-value="1011" calcext:value-type="string">
            <text:p>1011</text:p>
          </table:table-cell>
          <table:table-cell table:formula="of:=IF((LEN([.D306])&lt;4);REPT(0;4-LEN([.D306]))&amp;[.D306];[.D30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306]+0.5)*15" office:value-type="float" office:value="13.65234375" calcext:value-type="float">
            <text:p>14</text:p>
          </table:table-cell>
          <table:table-cell table:formula="of:=DEC2BIN([.I306])" office:value-type="string" office:string-value="1101" calcext:value-type="string">
            <text:p>1101</text:p>
          </table:table-cell>
          <table:table-cell table:formula="of:=IF((LEN([.J306])&lt;4);REPT(0;4-LEN([.J306]))&amp;[.J306];[.J30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06]+1)*8" office:value-type="float" office:value="6.71875" calcext:value-type="float">
            <text:p>7</text:p>
          </table:table-cell>
          <table:table-cell table:formula="of:=DEC2BIN([.P306])" office:value-type="string" office:string-value="110" calcext:value-type="string">
            <text:p>110</text:p>
          </table:table-cell>
          <table:table-cell table:formula="of:=IF((LEN([.Q306])&lt;4);REPT(0;4-LEN([.Q306]))&amp;[.Q306];[.Q3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307]+0.5)*15" office:value-type="float" office:value="14.6484375" calcext:value-type="float">
            <text:p>15</text:p>
          </table:table-cell>
          <table:table-cell table:formula="of:=DEC2BIN([.C307])" office:value-type="string" office:string-value="1110" calcext:value-type="string">
            <text:p>1110</text:p>
          </table:table-cell>
          <table:table-cell table:formula="of:=IF((LEN([.D307])&lt;4);REPT(0;4-LEN([.D307]))&amp;[.D307];[.D30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307]+0.5)*15" office:value-type="float" office:value="5.2734375" calcext:value-type="float">
            <text:p>5</text:p>
          </table:table-cell>
          <table:table-cell table:formula="of:=DEC2BIN([.I307])" office:value-type="string" office:string-value="101" calcext:value-type="string">
            <text:p>101</text:p>
          </table:table-cell>
          <table:table-cell table:formula="of:=IF((LEN([.J307])&lt;4);REPT(0;4-LEN([.J307]))&amp;[.J307];[.J30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07]+1)*8" office:value-type="float" office:value="15.71875" calcext:value-type="float">
            <text:p>16</text:p>
          </table:table-cell>
          <table:table-cell table:formula="of:=DEC2BIN([.P307])" office:value-type="string" office:string-value="1111" calcext:value-type="string">
            <text:p>1111</text:p>
          </table:table-cell>
          <table:table-cell table:formula="of:=IF((LEN([.Q307])&lt;4);REPT(0;4-LEN([.Q307]))&amp;[.Q307];[.Q30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308]+0.5)*15" office:value-type="float" office:value="7.55859375" calcext:value-type="float">
            <text:p>8</text:p>
          </table:table-cell>
          <table:table-cell table:formula="of:=DEC2BIN([.C308])" office:value-type="string" office:string-value="111" calcext:value-type="string">
            <text:p>111</text:p>
          </table:table-cell>
          <table:table-cell table:formula="of:=IF((LEN([.D308])&lt;4);REPT(0;4-LEN([.D308]))&amp;[.D308];[.D30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308]+0.5)*15" office:value-type="float" office:value="0.17578125" calcext:value-type="float">
            <text:p>0</text:p>
          </table:table-cell>
          <table:table-cell table:formula="of:=DEC2BIN([.I308])" office:value-type="string" office:string-value="0" calcext:value-type="string">
            <text:p>0</text:p>
          </table:table-cell>
          <table:table-cell table:formula="of:=IF((LEN([.J308])&lt;4);REPT(0;4-LEN([.J308]))&amp;[.J308];[.J30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08]+1)*8" office:value-type="float" office:value="9.25" calcext:value-type="float">
            <text:p>9</text:p>
          </table:table-cell>
          <table:table-cell table:formula="of:=DEC2BIN([.P308])" office:value-type="string" office:string-value="1001" calcext:value-type="string">
            <text:p>1001</text:p>
          </table:table-cell>
          <table:table-cell table:formula="of:=IF((LEN([.Q308])&lt;4);REPT(0;4-LEN([.Q308]))&amp;[.Q308];[.Q30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309]+0.5)*15" office:value-type="float" office:value="0.76171875" calcext:value-type="float">
            <text:p>1</text:p>
          </table:table-cell>
          <table:table-cell table:formula="of:=DEC2BIN([.C309])" office:value-type="string" office:string-value="0" calcext:value-type="string">
            <text:p>0</text:p>
          </table:table-cell>
          <table:table-cell table:formula="of:=IF((LEN([.D309])&lt;4);REPT(0;4-LEN([.D309]))&amp;[.D309];[.D30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09]+0.5)*15" office:value-type="float" office:value="7.5" calcext:value-type="float">
            <text:p>8</text:p>
          </table:table-cell>
          <table:table-cell table:formula="of:=DEC2BIN([.I309])" office:value-type="string" office:string-value="111" calcext:value-type="string">
            <text:p>111</text:p>
          </table:table-cell>
          <table:table-cell table:formula="of:=IF((LEN([.J309])&lt;4);REPT(0;4-LEN([.J309]))&amp;[.J309];[.J3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09]+1)*8" office:value-type="float" office:value="2.40625" calcext:value-type="float">
            <text:p>2</text:p>
          </table:table-cell>
          <table:table-cell table:formula="of:=DEC2BIN([.P309])" office:value-type="string" office:string-value="10" calcext:value-type="string">
            <text:p>10</text:p>
          </table:table-cell>
          <table:table-cell table:formula="of:=IF((LEN([.Q309])&lt;4);REPT(0;4-LEN([.Q309]))&amp;[.Q309];[.Q30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310]+0.5)*15" office:value-type="float" office:value="9.31640625" calcext:value-type="float">
            <text:p>9</text:p>
          </table:table-cell>
          <table:table-cell table:formula="of:=DEC2BIN([.C310])" office:value-type="string" office:string-value="1001" calcext:value-type="string">
            <text:p>1001</text:p>
          </table:table-cell>
          <table:table-cell table:formula="of:=IF((LEN([.D310])&lt;4);REPT(0;4-LEN([.D310]))&amp;[.D310];[.D31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10]+0.5)*15" office:value-type="float" office:value="14.58984375" calcext:value-type="float">
            <text:p>15</text:p>
          </table:table-cell>
          <table:table-cell table:formula="of:=DEC2BIN([.I310])" office:value-type="string" office:string-value="1110" calcext:value-type="string">
            <text:p>1110</text:p>
          </table:table-cell>
          <table:table-cell table:formula="of:=IF((LEN([.J310])&lt;4);REPT(0;4-LEN([.J310]))&amp;[.J310];[.J31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310]+1)*8" office:value-type="float" office:value="7.375" calcext:value-type="float">
            <text:p>7</text:p>
          </table:table-cell>
          <table:table-cell table:formula="of:=DEC2BIN([.P310])" office:value-type="string" office:string-value="111" calcext:value-type="string">
            <text:p>111</text:p>
          </table:table-cell>
          <table:table-cell table:formula="of:=IF((LEN([.Q310])&lt;4);REPT(0;4-LEN([.Q310]))&amp;[.Q310];[.Q31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311]+0.5)*15" office:value-type="float" office:value="13.828125" calcext:value-type="float">
            <text:p>14</text:p>
          </table:table-cell>
          <table:table-cell table:formula="of:=DEC2BIN([.C311])" office:value-type="string" office:string-value="1101" calcext:value-type="string">
            <text:p>1101</text:p>
          </table:table-cell>
          <table:table-cell table:formula="of:=IF((LEN([.D311])&lt;4);REPT(0;4-LEN([.D311]))&amp;[.D311];[.D31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11]+0.5)*15" office:value-type="float" office:value="3.22265625" calcext:value-type="float">
            <text:p>3</text:p>
          </table:table-cell>
          <table:table-cell table:formula="of:=DEC2BIN([.I311])" office:value-type="string" office:string-value="11" calcext:value-type="string">
            <text:p>11</text:p>
          </table:table-cell>
          <table:table-cell table:formula="of:=IF((LEN([.J311])&lt;4);REPT(0;4-LEN([.J311]))&amp;[.J311];[.J31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311]+1)*8" office:value-type="float" office:value="9.3125" calcext:value-type="float">
            <text:p>9</text:p>
          </table:table-cell>
          <table:table-cell table:formula="of:=DEC2BIN([.P311])" office:value-type="string" office:string-value="1001" calcext:value-type="string">
            <text:p>1001</text:p>
          </table:table-cell>
          <table:table-cell table:formula="of:=IF((LEN([.Q311])&lt;4);REPT(0;4-LEN([.Q311]))&amp;[.Q311];[.Q31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312]+0.5)*15" office:value-type="float" office:value="1.40625" calcext:value-type="float">
            <text:p>1</text:p>
          </table:table-cell>
          <table:table-cell table:formula="of:=DEC2BIN([.C312])" office:value-type="string" office:string-value="1" calcext:value-type="string">
            <text:p>1</text:p>
          </table:table-cell>
          <table:table-cell table:formula="of:=IF((LEN([.D312])&lt;4);REPT(0;4-LEN([.D312]))&amp;[.D312];[.D31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12]+0.5)*15" office:value-type="float" office:value="2.98828125" calcext:value-type="float">
            <text:p>3</text:p>
          </table:table-cell>
          <table:table-cell table:formula="of:=DEC2BIN([.I312])" office:value-type="string" office:string-value="10" calcext:value-type="string">
            <text:p>10</text:p>
          </table:table-cell>
          <table:table-cell table:formula="of:=IF((LEN([.J312])&lt;4);REPT(0;4-LEN([.J312]))&amp;[.J312];[.J31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312]+1)*8" office:value-type="float" office:value="7.40625" calcext:value-type="float">
            <text:p>7</text:p>
          </table:table-cell>
          <table:table-cell table:formula="of:=DEC2BIN([.P312])" office:value-type="string" office:string-value="111" calcext:value-type="string">
            <text:p>111</text:p>
          </table:table-cell>
          <table:table-cell table:formula="of:=IF((LEN([.Q312])&lt;4);REPT(0;4-LEN([.Q312]))&amp;[.Q312];[.Q31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313]+0.5)*15" office:value-type="float" office:value="5.09765625" calcext:value-type="float">
            <text:p>5</text:p>
          </table:table-cell>
          <table:table-cell table:formula="of:=DEC2BIN([.C313])" office:value-type="string" office:string-value="101" calcext:value-type="string">
            <text:p>101</text:p>
          </table:table-cell>
          <table:table-cell table:formula="of:=IF((LEN([.D313])&lt;4);REPT(0;4-LEN([.D313]))&amp;[.D313];[.D31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313]+0.5)*15" office:value-type="float" office:value="14.765625" calcext:value-type="float">
            <text:p>15</text:p>
          </table:table-cell>
          <table:table-cell table:formula="of:=DEC2BIN([.I313])" office:value-type="string" office:string-value="1110" calcext:value-type="string">
            <text:p>1110</text:p>
          </table:table-cell>
          <table:table-cell table:formula="of:=IF((LEN([.J313])&lt;4);REPT(0;4-LEN([.J313]))&amp;[.J313];[.J3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313]+1)*8" office:value-type="float" office:value="4.8125" calcext:value-type="float">
            <text:p>5</text:p>
          </table:table-cell>
          <table:table-cell table:formula="of:=DEC2BIN([.P313])" office:value-type="string" office:string-value="100" calcext:value-type="string">
            <text:p>100</text:p>
          </table:table-cell>
          <table:table-cell table:formula="of:=IF((LEN([.Q313])&lt;4);REPT(0;4-LEN([.Q313]))&amp;[.Q313];[.Q31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314]+0.5)*15" office:value-type="float" office:value="15.29296875" calcext:value-type="float">
            <text:p>15</text:p>
          </table:table-cell>
          <table:table-cell table:formula="of:=DEC2BIN([.C314])" office:value-type="string" office:string-value="1111" calcext:value-type="string">
            <text:p>1111</text:p>
          </table:table-cell>
          <table:table-cell table:formula="of:=IF((LEN([.D314])&lt;4);REPT(0;4-LEN([.D314]))&amp;[.D314];[.D31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314]+0.5)*15" office:value-type="float" office:value="10.01953125" calcext:value-type="float">
            <text:p>10</text:p>
          </table:table-cell>
          <table:table-cell table:formula="of:=DEC2BIN([.I314])" office:value-type="string" office:string-value="1010" calcext:value-type="string">
            <text:p>1010</text:p>
          </table:table-cell>
          <table:table-cell table:formula="of:=IF((LEN([.J314])&lt;4);REPT(0;4-LEN([.J314]))&amp;[.J314];[.J31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314]+1)*8" office:value-type="float" office:value="6.8125" calcext:value-type="float">
            <text:p>7</text:p>
          </table:table-cell>
          <table:table-cell table:formula="of:=DEC2BIN([.P314])" office:value-type="string" office:string-value="110" calcext:value-type="string">
            <text:p>110</text:p>
          </table:table-cell>
          <table:table-cell table:formula="of:=IF((LEN([.Q314])&lt;4);REPT(0;4-LEN([.Q314]))&amp;[.Q314];[.Q31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315]+0.5)*15" office:value-type="float" office:value="11.66015625" calcext:value-type="float">
            <text:p>12</text:p>
          </table:table-cell>
          <table:table-cell table:formula="of:=DEC2BIN([.C315])" office:value-type="string" office:string-value="1011" calcext:value-type="string">
            <text:p>1011</text:p>
          </table:table-cell>
          <table:table-cell table:formula="of:=IF((LEN([.D315])&lt;4);REPT(0;4-LEN([.D315]))&amp;[.D315];[.D31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315]+0.5)*15" office:value-type="float" office:value="1.46484375" calcext:value-type="float">
            <text:p>1</text:p>
          </table:table-cell>
          <table:table-cell table:formula="of:=DEC2BIN([.I315])" office:value-type="string" office:string-value="1" calcext:value-type="string">
            <text:p>1</text:p>
          </table:table-cell>
          <table:table-cell table:formula="of:=IF((LEN([.J315])&lt;4);REPT(0;4-LEN([.J315]))&amp;[.J315];[.J31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315]+1)*8" office:value-type="float" office:value="15.15625" calcext:value-type="float">
            <text:p>15</text:p>
          </table:table-cell>
          <table:table-cell table:formula="of:=DEC2BIN([.P315])" office:value-type="string" office:string-value="1111" calcext:value-type="string">
            <text:p>1111</text:p>
          </table:table-cell>
          <table:table-cell table:formula="of:=IF((LEN([.Q315])&lt;4);REPT(0;4-LEN([.Q315]))&amp;[.Q315];[.Q31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316]+0.5)*15" office:value-type="float" office:value="3.3984375" calcext:value-type="float">
            <text:p>3</text:p>
          </table:table-cell>
          <table:table-cell table:formula="of:=DEC2BIN([.C316])" office:value-type="string" office:string-value="11" calcext:value-type="string">
            <text:p>11</text:p>
          </table:table-cell>
          <table:table-cell table:formula="of:=IF((LEN([.D316])&lt;4);REPT(0;4-LEN([.D316]))&amp;[.D316];[.D31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316]+0.5)*15" office:value-type="float" office:value="1.40625" calcext:value-type="float">
            <text:p>1</text:p>
          </table:table-cell>
          <table:table-cell table:formula="of:=DEC2BIN([.I316])" office:value-type="string" office:string-value="1" calcext:value-type="string">
            <text:p>1</text:p>
          </table:table-cell>
          <table:table-cell table:formula="of:=IF((LEN([.J316])&lt;4);REPT(0;4-LEN([.J316]))&amp;[.J316];[.J31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316]+1)*8" office:value-type="float" office:value="9.28125" calcext:value-type="float">
            <text:p>9</text:p>
          </table:table-cell>
          <table:table-cell table:formula="of:=DEC2BIN([.P316])" office:value-type="string" office:string-value="1001" calcext:value-type="string">
            <text:p>1001</text:p>
          </table:table-cell>
          <table:table-cell table:formula="of:=IF((LEN([.Q316])&lt;4);REPT(0;4-LEN([.Q316]))&amp;[.Q316];[.Q3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317]+0.5)*15" office:value-type="float" office:value="0.234375" calcext:value-type="float">
            <text:p>0</text:p>
          </table:table-cell>
          <table:table-cell table:formula="of:=DEC2BIN([.C317])" office:value-type="string" office:string-value="0" calcext:value-type="string">
            <text:p>0</text:p>
          </table:table-cell>
          <table:table-cell table:formula="of:=IF((LEN([.D317])&lt;4);REPT(0;4-LEN([.D317]))&amp;[.D317];[.D31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317]+0.5)*15" office:value-type="float" office:value="9.66796875" calcext:value-type="float">
            <text:p>10</text:p>
          </table:table-cell>
          <table:table-cell table:formula="of:=DEC2BIN([.I317])" office:value-type="string" office:string-value="1001" calcext:value-type="string">
            <text:p>1001</text:p>
          </table:table-cell>
          <table:table-cell table:formula="of:=IF((LEN([.J317])&lt;4);REPT(0;4-LEN([.J317]))&amp;[.J317];[.J31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317]+1)*8" office:value-type="float" office:value="0.28125" calcext:value-type="float">
            <text:p>0</text:p>
          </table:table-cell>
          <table:table-cell table:formula="of:=DEC2BIN([.P317])" office:value-type="string" office:string-value="0" calcext:value-type="string">
            <text:p>0</text:p>
          </table:table-cell>
          <table:table-cell table:formula="of:=IF((LEN([.Q317])&lt;4);REPT(0;4-LEN([.Q317]))&amp;[.Q317];[.Q31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18]+0.5)*15" office:value-type="float" office:value="7.5" calcext:value-type="float">
            <text:p>8</text:p>
          </table:table-cell>
          <table:table-cell table:formula="of:=DEC2BIN([.C318])" office:value-type="string" office:string-value="111" calcext:value-type="string">
            <text:p>111</text:p>
          </table:table-cell>
          <table:table-cell table:formula="of:=IF((LEN([.D318])&lt;4);REPT(0;4-LEN([.D318]))&amp;[.D318];[.D31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318]+0.5)*15" office:value-type="float" office:value="14.8828125" calcext:value-type="float">
            <text:p>15</text:p>
          </table:table-cell>
          <table:table-cell table:formula="of:=DEC2BIN([.I318])" office:value-type="string" office:string-value="1110" calcext:value-type="string">
            <text:p>1110</text:p>
          </table:table-cell>
          <table:table-cell table:formula="of:=IF((LEN([.J318])&lt;4);REPT(0;4-LEN([.J318]))&amp;[.J318];[.J3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18]+1)*8" office:value-type="float" office:value="6.75" calcext:value-type="float">
            <text:p>7</text:p>
          </table:table-cell>
          <table:table-cell table:formula="of:=DEC2BIN([.P318])" office:value-type="string" office:string-value="110" calcext:value-type="string">
            <text:p>110</text:p>
          </table:table-cell>
          <table:table-cell table:formula="of:=IF((LEN([.Q318])&lt;4);REPT(0;4-LEN([.Q318]))&amp;[.Q318];[.Q31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319]+0.5)*15" office:value-type="float" office:value="14.1796875" calcext:value-type="float">
            <text:p>14</text:p>
          </table:table-cell>
          <table:table-cell table:formula="of:=DEC2BIN([.C319])" office:value-type="string" office:string-value="1110" calcext:value-type="string">
            <text:p>1110</text:p>
          </table:table-cell>
          <table:table-cell table:formula="of:=IF((LEN([.D319])&lt;4);REPT(0;4-LEN([.D319]))&amp;[.D319];[.D31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19]+0.5)*15" office:value-type="float" office:value="7.5" calcext:value-type="float">
            <text:p>8</text:p>
          </table:table-cell>
          <table:table-cell table:formula="of:=DEC2BIN([.I319])" office:value-type="string" office:string-value="111" calcext:value-type="string">
            <text:p>111</text:p>
          </table:table-cell>
          <table:table-cell table:formula="of:=IF((LEN([.J319])&lt;4);REPT(0;4-LEN([.J319]))&amp;[.J319];[.J3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19]+1)*8" office:value-type="float" office:value="13.59375" calcext:value-type="float">
            <text:p>14</text:p>
          </table:table-cell>
          <table:table-cell table:formula="of:=DEC2BIN([.P319])" office:value-type="string" office:string-value="1101" calcext:value-type="string">
            <text:p>1101</text:p>
          </table:table-cell>
          <table:table-cell table:formula="of:=IF((LEN([.Q319])&lt;4);REPT(0;4-LEN([.Q319]))&amp;[.Q319];[.Q31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320]+0.5)*15" office:value-type="float" office:value="5.68359375" calcext:value-type="float">
            <text:p>6</text:p>
          </table:table-cell>
          <table:table-cell table:formula="of:=DEC2BIN([.C320])" office:value-type="string" office:string-value="101" calcext:value-type="string">
            <text:p>101</text:p>
          </table:table-cell>
          <table:table-cell table:formula="of:=IF((LEN([.D320])&lt;4);REPT(0;4-LEN([.D320]))&amp;[.D320];[.D32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20]+0.5)*15" office:value-type="float" office:value="0.41015625" calcext:value-type="float">
            <text:p>0</text:p>
          </table:table-cell>
          <table:table-cell table:formula="of:=DEC2BIN([.I320])" office:value-type="string" office:string-value="0" calcext:value-type="string">
            <text:p>0</text:p>
          </table:table-cell>
          <table:table-cell table:formula="of:=IF((LEN([.J320])&lt;4);REPT(0;4-LEN([.J320]))&amp;[.J320];[.J32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20]+1)*8" office:value-type="float" office:value="8.625" calcext:value-type="float">
            <text:p>9</text:p>
          </table:table-cell>
          <table:table-cell table:formula="of:=DEC2BIN([.P320])" office:value-type="string" office:string-value="1000" calcext:value-type="string">
            <text:p>1000</text:p>
          </table:table-cell>
          <table:table-cell table:formula="of:=IF((LEN([.Q320])&lt;4);REPT(0;4-LEN([.Q320]))&amp;[.Q320];[.Q32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321]+0.5)*15" office:value-type="float" office:value="1.171875" calcext:value-type="float">
            <text:p>1</text:p>
          </table:table-cell>
          <table:table-cell table:formula="of:=DEC2BIN([.C321])" office:value-type="string" office:string-value="1" calcext:value-type="string">
            <text:p>1</text:p>
          </table:table-cell>
          <table:table-cell table:formula="of:=IF((LEN([.D321])&lt;4);REPT(0;4-LEN([.D321]))&amp;[.D321];[.D32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21]+0.5)*15" office:value-type="float" office:value="11.77734375" calcext:value-type="float">
            <text:p>12</text:p>
          </table:table-cell>
          <table:table-cell table:formula="of:=DEC2BIN([.I321])" office:value-type="string" office:string-value="1011" calcext:value-type="string">
            <text:p>1011</text:p>
          </table:table-cell>
          <table:table-cell table:formula="of:=IF((LEN([.J321])&lt;4);REPT(0;4-LEN([.J321]))&amp;[.J321];[.J32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21]+1)*8" office:value-type="float" office:value="6.6875" calcext:value-type="float">
            <text:p>7</text:p>
          </table:table-cell>
          <table:table-cell table:formula="of:=DEC2BIN([.P321])" office:value-type="string" office:string-value="110" calcext:value-type="string">
            <text:p>110</text:p>
          </table:table-cell>
          <table:table-cell table:formula="of:=IF((LEN([.Q321])&lt;4);REPT(0;4-LEN([.Q321]))&amp;[.Q321];[.Q32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322]+0.5)*15" office:value-type="float" office:value="13.59375" calcext:value-type="float">
            <text:p>14</text:p>
          </table:table-cell>
          <table:table-cell table:formula="of:=DEC2BIN([.C322])" office:value-type="string" office:string-value="1101" calcext:value-type="string">
            <text:p>1101</text:p>
          </table:table-cell>
          <table:table-cell table:formula="of:=IF((LEN([.D322])&lt;4);REPT(0;4-LEN([.D322]))&amp;[.D322];[.D32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22]+0.5)*15" office:value-type="float" office:value="12.01171875" calcext:value-type="float">
            <text:p>12</text:p>
          </table:table-cell>
          <table:table-cell table:formula="of:=DEC2BIN([.I322])" office:value-type="string" office:string-value="1100" calcext:value-type="string">
            <text:p>1100</text:p>
          </table:table-cell>
          <table:table-cell table:formula="of:=IF((LEN([.J322])&lt;4);REPT(0;4-LEN([.J322]))&amp;[.J322];[.J32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22]+1)*8" office:value-type="float" office:value="8.59375" calcext:value-type="float">
            <text:p>9</text:p>
          </table:table-cell>
          <table:table-cell table:formula="of:=DEC2BIN([.P322])" office:value-type="string" office:string-value="1000" calcext:value-type="string">
            <text:p>1000</text:p>
          </table:table-cell>
          <table:table-cell table:formula="of:=IF((LEN([.Q322])&lt;4);REPT(0;4-LEN([.Q322]))&amp;[.Q322];[.Q32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323]+0.5)*15" office:value-type="float" office:value="9.90234375" calcext:value-type="float">
            <text:p>10</text:p>
          </table:table-cell>
          <table:table-cell table:formula="of:=DEC2BIN([.C323])" office:value-type="string" office:string-value="1001" calcext:value-type="string">
            <text:p>1001</text:p>
          </table:table-cell>
          <table:table-cell table:formula="of:=IF((LEN([.D323])&lt;4);REPT(0;4-LEN([.D323]))&amp;[.D323];[.D32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323]+0.5)*15" office:value-type="float" office:value="0.234375" calcext:value-type="float">
            <text:p>0</text:p>
          </table:table-cell>
          <table:table-cell table:formula="of:=DEC2BIN([.I323])" office:value-type="string" office:string-value="0" calcext:value-type="string">
            <text:p>0</text:p>
          </table:table-cell>
          <table:table-cell table:formula="of:=IF((LEN([.J323])&lt;4);REPT(0;4-LEN([.J323]))&amp;[.J323];[.J3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23]+1)*8" office:value-type="float" office:value="11.1875" calcext:value-type="float">
            <text:p>11</text:p>
          </table:table-cell>
          <table:table-cell table:formula="of:=DEC2BIN([.P323])" office:value-type="string" office:string-value="1011" calcext:value-type="string">
            <text:p>1011</text:p>
          </table:table-cell>
          <table:table-cell table:formula="of:=IF((LEN([.Q323])&lt;4);REPT(0;4-LEN([.Q323]))&amp;[.Q323];[.Q32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324]+0.5)*15" office:value-type="float" office:value="-0.29296875" calcext:value-type="float">
            <text:p>0</text:p>
          </table:table-cell>
          <table:table-cell table:formula="of:=DEC2BIN([.C324])" office:value-type="string" office:string-value="0" calcext:value-type="string">
            <text:p>0</text:p>
          </table:table-cell>
          <table:table-cell table:formula="of:=IF((LEN([.D324])&lt;4);REPT(0;4-LEN([.D324]))&amp;[.D324];[.D3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324]+0.5)*15" office:value-type="float" office:value="4.98046875" calcext:value-type="float">
            <text:p>5</text:p>
          </table:table-cell>
          <table:table-cell table:formula="of:=DEC2BIN([.I324])" office:value-type="string" office:string-value="100" calcext:value-type="string">
            <text:p>100</text:p>
          </table:table-cell>
          <table:table-cell table:formula="of:=IF((LEN([.J324])&lt;4);REPT(0;4-LEN([.J324]))&amp;[.J324];[.J32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24]+1)*8" office:value-type="float" office:value="9.1875" calcext:value-type="float">
            <text:p>9</text:p>
          </table:table-cell>
          <table:table-cell table:formula="of:=DEC2BIN([.P324])" office:value-type="string" office:string-value="1001" calcext:value-type="string">
            <text:p>1001</text:p>
          </table:table-cell>
          <table:table-cell table:formula="of:=IF((LEN([.Q324])&lt;4);REPT(0;4-LEN([.Q324]))&amp;[.Q324];[.Q32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325]+0.5)*15" office:value-type="float" office:value="3.33984375" calcext:value-type="float">
            <text:p>3</text:p>
          </table:table-cell>
          <table:table-cell table:formula="of:=DEC2BIN([.C325])" office:value-type="string" office:string-value="11" calcext:value-type="string">
            <text:p>11</text:p>
          </table:table-cell>
          <table:table-cell table:formula="of:=IF((LEN([.D325])&lt;4);REPT(0;4-LEN([.D325]))&amp;[.D325];[.D32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325]+0.5)*15" office:value-type="float" office:value="13.53515625" calcext:value-type="float">
            <text:p>14</text:p>
          </table:table-cell>
          <table:table-cell table:formula="of:=DEC2BIN([.I325])" office:value-type="string" office:string-value="1101" calcext:value-type="string">
            <text:p>1101</text:p>
          </table:table-cell>
          <table:table-cell table:formula="of:=IF((LEN([.J325])&lt;4);REPT(0;4-LEN([.J325]))&amp;[.J325];[.J32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25]+1)*8" office:value-type="float" office:value="0.84375" calcext:value-type="float">
            <text:p>1</text:p>
          </table:table-cell>
          <table:table-cell table:formula="of:=DEC2BIN([.P325])" office:value-type="string" office:string-value="0" calcext:value-type="string">
            <text:p>0</text:p>
          </table:table-cell>
          <table:table-cell table:formula="of:=IF((LEN([.Q325])&lt;4);REPT(0;4-LEN([.Q325]))&amp;[.Q325];[.Q32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326]+0.5)*15" office:value-type="float" office:value="11.6015625" calcext:value-type="float">
            <text:p>12</text:p>
          </table:table-cell>
          <table:table-cell table:formula="of:=DEC2BIN([.C326])" office:value-type="string" office:string-value="1011" calcext:value-type="string">
            <text:p>1011</text:p>
          </table:table-cell>
          <table:table-cell table:formula="of:=IF((LEN([.D326])&lt;4);REPT(0;4-LEN([.D326]))&amp;[.D326];[.D32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326]+0.5)*15" office:value-type="float" office:value="13.59375" calcext:value-type="float">
            <text:p>14</text:p>
          </table:table-cell>
          <table:table-cell table:formula="of:=DEC2BIN([.I326])" office:value-type="string" office:string-value="1101" calcext:value-type="string">
            <text:p>1101</text:p>
          </table:table-cell>
          <table:table-cell table:formula="of:=IF((LEN([.J326])&lt;4);REPT(0;4-LEN([.J326]))&amp;[.J326];[.J32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26]+1)*8" office:value-type="float" office:value="6.71875" calcext:value-type="float">
            <text:p>7</text:p>
          </table:table-cell>
          <table:table-cell table:formula="of:=DEC2BIN([.P326])" office:value-type="string" office:string-value="110" calcext:value-type="string">
            <text:p>110</text:p>
          </table:table-cell>
          <table:table-cell table:formula="of:=IF((LEN([.Q326])&lt;4);REPT(0;4-LEN([.Q326]))&amp;[.Q326];[.Q3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327]+0.5)*15" office:value-type="float" office:value="14.765625" calcext:value-type="float">
            <text:p>15</text:p>
          </table:table-cell>
          <table:table-cell table:formula="of:=DEC2BIN([.C327])" office:value-type="string" office:string-value="1110" calcext:value-type="string">
            <text:p>1110</text:p>
          </table:table-cell>
          <table:table-cell table:formula="of:=IF((LEN([.D327])&lt;4);REPT(0;4-LEN([.D327]))&amp;[.D327];[.D32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327]+0.5)*15" office:value-type="float" office:value="5.33203125" calcext:value-type="float">
            <text:p>5</text:p>
          </table:table-cell>
          <table:table-cell table:formula="of:=DEC2BIN([.I327])" office:value-type="string" office:string-value="101" calcext:value-type="string">
            <text:p>101</text:p>
          </table:table-cell>
          <table:table-cell table:formula="of:=IF((LEN([.J327])&lt;4);REPT(0;4-LEN([.J327]))&amp;[.J327];[.J32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27]+1)*8" office:value-type="float" office:value="15.71875" calcext:value-type="float">
            <text:p>16</text:p>
          </table:table-cell>
          <table:table-cell table:formula="of:=DEC2BIN([.P327])" office:value-type="string" office:string-value="1111" calcext:value-type="string">
            <text:p>1111</text:p>
          </table:table-cell>
          <table:table-cell table:formula="of:=IF((LEN([.Q327])&lt;4);REPT(0;4-LEN([.Q327]))&amp;[.Q327];[.Q32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28]+0.5)*15" office:value-type="float" office:value="7.5" calcext:value-type="float">
            <text:p>8</text:p>
          </table:table-cell>
          <table:table-cell table:formula="of:=DEC2BIN([.C328])" office:value-type="string" office:string-value="111" calcext:value-type="string">
            <text:p>111</text:p>
          </table:table-cell>
          <table:table-cell table:formula="of:=IF((LEN([.D328])&lt;4);REPT(0;4-LEN([.D328]))&amp;[.D328];[.D3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328]+0.5)*15" office:value-type="float" office:value="0.1171875" calcext:value-type="float">
            <text:p>0</text:p>
          </table:table-cell>
          <table:table-cell table:formula="of:=DEC2BIN([.I328])" office:value-type="string" office:string-value="0" calcext:value-type="string">
            <text:p>0</text:p>
          </table:table-cell>
          <table:table-cell table:formula="of:=IF((LEN([.J328])&lt;4);REPT(0;4-LEN([.J328]))&amp;[.J328];[.J3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28]+1)*8" office:value-type="float" office:value="9.25" calcext:value-type="float">
            <text:p>9</text:p>
          </table:table-cell>
          <table:table-cell table:formula="of:=DEC2BIN([.P328])" office:value-type="string" office:string-value="1001" calcext:value-type="string">
            <text:p>1001</text:p>
          </table:table-cell>
          <table:table-cell table:formula="of:=IF((LEN([.Q328])&lt;4);REPT(0;4-LEN([.Q328]))&amp;[.Q328];[.Q32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329]+0.5)*15" office:value-type="float" office:value="0.8203125" calcext:value-type="float">
            <text:p>1</text:p>
          </table:table-cell>
          <table:table-cell table:formula="of:=DEC2BIN([.C329])" office:value-type="string" office:string-value="0" calcext:value-type="string">
            <text:p>0</text:p>
          </table:table-cell>
          <table:table-cell table:formula="of:=IF((LEN([.D329])&lt;4);REPT(0;4-LEN([.D329]))&amp;[.D329];[.D32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29]+0.5)*15" office:value-type="float" office:value="7.5" calcext:value-type="float">
            <text:p>8</text:p>
          </table:table-cell>
          <table:table-cell table:formula="of:=DEC2BIN([.I329])" office:value-type="string" office:string-value="111" calcext:value-type="string">
            <text:p>111</text:p>
          </table:table-cell>
          <table:table-cell table:formula="of:=IF((LEN([.J329])&lt;4);REPT(0;4-LEN([.J329]))&amp;[.J329];[.J32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29]+1)*8" office:value-type="float" office:value="2.40625" calcext:value-type="float">
            <text:p>2</text:p>
          </table:table-cell>
          <table:table-cell table:formula="of:=DEC2BIN([.P329])" office:value-type="string" office:string-value="10" calcext:value-type="string">
            <text:p>10</text:p>
          </table:table-cell>
          <table:table-cell table:formula="of:=IF((LEN([.Q329])&lt;4);REPT(0;4-LEN([.Q329]))&amp;[.Q329];[.Q32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330]+0.5)*15" office:value-type="float" office:value="9.31640625" calcext:value-type="float">
            <text:p>9</text:p>
          </table:table-cell>
          <table:table-cell table:formula="of:=DEC2BIN([.C330])" office:value-type="string" office:string-value="1001" calcext:value-type="string">
            <text:p>1001</text:p>
          </table:table-cell>
          <table:table-cell table:formula="of:=IF((LEN([.D330])&lt;4);REPT(0;4-LEN([.D330]))&amp;[.D330];[.D33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30]+0.5)*15" office:value-type="float" office:value="14.58984375" calcext:value-type="float">
            <text:p>15</text:p>
          </table:table-cell>
          <table:table-cell table:formula="of:=DEC2BIN([.I330])" office:value-type="string" office:string-value="1110" calcext:value-type="string">
            <text:p>1110</text:p>
          </table:table-cell>
          <table:table-cell table:formula="of:=IF((LEN([.J330])&lt;4);REPT(0;4-LEN([.J330]))&amp;[.J330];[.J33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330]+1)*8" office:value-type="float" office:value="7.375" calcext:value-type="float">
            <text:p>7</text:p>
          </table:table-cell>
          <table:table-cell table:formula="of:=DEC2BIN([.P330])" office:value-type="string" office:string-value="111" calcext:value-type="string">
            <text:p>111</text:p>
          </table:table-cell>
          <table:table-cell table:formula="of:=IF((LEN([.Q330])&lt;4);REPT(0;4-LEN([.Q330]))&amp;[.Q330];[.Q33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331]+0.5)*15" office:value-type="float" office:value="13.828125" calcext:value-type="float">
            <text:p>14</text:p>
          </table:table-cell>
          <table:table-cell table:formula="of:=DEC2BIN([.C331])" office:value-type="string" office:string-value="1101" calcext:value-type="string">
            <text:p>1101</text:p>
          </table:table-cell>
          <table:table-cell table:formula="of:=IF((LEN([.D331])&lt;4);REPT(0;4-LEN([.D331]))&amp;[.D331];[.D33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31]+0.5)*15" office:value-type="float" office:value="3.22265625" calcext:value-type="float">
            <text:p>3</text:p>
          </table:table-cell>
          <table:table-cell table:formula="of:=DEC2BIN([.I331])" office:value-type="string" office:string-value="11" calcext:value-type="string">
            <text:p>11</text:p>
          </table:table-cell>
          <table:table-cell table:formula="of:=IF((LEN([.J331])&lt;4);REPT(0;4-LEN([.J331]))&amp;[.J331];[.J33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331]+1)*8" office:value-type="float" office:value="9.3125" calcext:value-type="float">
            <text:p>9</text:p>
          </table:table-cell>
          <table:table-cell table:formula="of:=DEC2BIN([.P331])" office:value-type="string" office:string-value="1001" calcext:value-type="string">
            <text:p>1001</text:p>
          </table:table-cell>
          <table:table-cell table:formula="of:=IF((LEN([.Q331])&lt;4);REPT(0;4-LEN([.Q331]))&amp;[.Q331];[.Q33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332]+0.5)*15" office:value-type="float" office:value="1.40625" calcext:value-type="float">
            <text:p>1</text:p>
          </table:table-cell>
          <table:table-cell table:formula="of:=DEC2BIN([.C332])" office:value-type="string" office:string-value="1" calcext:value-type="string">
            <text:p>1</text:p>
          </table:table-cell>
          <table:table-cell table:formula="of:=IF((LEN([.D332])&lt;4);REPT(0;4-LEN([.D332]))&amp;[.D332];[.D33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32]+0.5)*15" office:value-type="float" office:value="2.98828125" calcext:value-type="float">
            <text:p>3</text:p>
          </table:table-cell>
          <table:table-cell table:formula="of:=DEC2BIN([.I332])" office:value-type="string" office:string-value="10" calcext:value-type="string">
            <text:p>10</text:p>
          </table:table-cell>
          <table:table-cell table:formula="of:=IF((LEN([.J332])&lt;4);REPT(0;4-LEN([.J332]))&amp;[.J332];[.J33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332]+1)*8" office:value-type="float" office:value="7.40625" calcext:value-type="float">
            <text:p>7</text:p>
          </table:table-cell>
          <table:table-cell table:formula="of:=DEC2BIN([.P332])" office:value-type="string" office:string-value="111" calcext:value-type="string">
            <text:p>111</text:p>
          </table:table-cell>
          <table:table-cell table:formula="of:=IF((LEN([.Q332])&lt;4);REPT(0;4-LEN([.Q332]))&amp;[.Q332];[.Q33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333]+0.5)*15" office:value-type="float" office:value="5.09765625" calcext:value-type="float">
            <text:p>5</text:p>
          </table:table-cell>
          <table:table-cell table:formula="of:=DEC2BIN([.C333])" office:value-type="string" office:string-value="101" calcext:value-type="string">
            <text:p>101</text:p>
          </table:table-cell>
          <table:table-cell table:formula="of:=IF((LEN([.D333])&lt;4);REPT(0;4-LEN([.D333]))&amp;[.D333];[.D33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333]+0.5)*15" office:value-type="float" office:value="14.765625" calcext:value-type="float">
            <text:p>15</text:p>
          </table:table-cell>
          <table:table-cell table:formula="of:=DEC2BIN([.I333])" office:value-type="string" office:string-value="1110" calcext:value-type="string">
            <text:p>1110</text:p>
          </table:table-cell>
          <table:table-cell table:formula="of:=IF((LEN([.J333])&lt;4);REPT(0;4-LEN([.J333]))&amp;[.J333];[.J3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333]+1)*8" office:value-type="float" office:value="4.8125" calcext:value-type="float">
            <text:p>5</text:p>
          </table:table-cell>
          <table:table-cell table:formula="of:=DEC2BIN([.P333])" office:value-type="string" office:string-value="100" calcext:value-type="string">
            <text:p>100</text:p>
          </table:table-cell>
          <table:table-cell table:formula="of:=IF((LEN([.Q333])&lt;4);REPT(0;4-LEN([.Q333]))&amp;[.Q333];[.Q33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334]+0.5)*15" office:value-type="float" office:value="15.29296875" calcext:value-type="float">
            <text:p>15</text:p>
          </table:table-cell>
          <table:table-cell table:formula="of:=DEC2BIN([.C334])" office:value-type="string" office:string-value="1111" calcext:value-type="string">
            <text:p>1111</text:p>
          </table:table-cell>
          <table:table-cell table:formula="of:=IF((LEN([.D334])&lt;4);REPT(0;4-LEN([.D334]))&amp;[.D334];[.D33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334]+0.5)*15" office:value-type="float" office:value="10.01953125" calcext:value-type="float">
            <text:p>10</text:p>
          </table:table-cell>
          <table:table-cell table:formula="of:=DEC2BIN([.I334])" office:value-type="string" office:string-value="1010" calcext:value-type="string">
            <text:p>1010</text:p>
          </table:table-cell>
          <table:table-cell table:formula="of:=IF((LEN([.J334])&lt;4);REPT(0;4-LEN([.J334]))&amp;[.J334];[.J33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334]+1)*8" office:value-type="float" office:value="6.8125" calcext:value-type="float">
            <text:p>7</text:p>
          </table:table-cell>
          <table:table-cell table:formula="of:=DEC2BIN([.P334])" office:value-type="string" office:string-value="110" calcext:value-type="string">
            <text:p>110</text:p>
          </table:table-cell>
          <table:table-cell table:formula="of:=IF((LEN([.Q334])&lt;4);REPT(0;4-LEN([.Q334]))&amp;[.Q334];[.Q33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335]+0.5)*15" office:value-type="float" office:value="11.66015625" calcext:value-type="float">
            <text:p>12</text:p>
          </table:table-cell>
          <table:table-cell table:formula="of:=DEC2BIN([.C335])" office:value-type="string" office:string-value="1011" calcext:value-type="string">
            <text:p>1011</text:p>
          </table:table-cell>
          <table:table-cell table:formula="of:=IF((LEN([.D335])&lt;4);REPT(0;4-LEN([.D335]))&amp;[.D335];[.D33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335]+0.5)*15" office:value-type="float" office:value="1.46484375" calcext:value-type="float">
            <text:p>1</text:p>
          </table:table-cell>
          <table:table-cell table:formula="of:=DEC2BIN([.I335])" office:value-type="string" office:string-value="1" calcext:value-type="string">
            <text:p>1</text:p>
          </table:table-cell>
          <table:table-cell table:formula="of:=IF((LEN([.J335])&lt;4);REPT(0;4-LEN([.J335]))&amp;[.J335];[.J33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335]+1)*8" office:value-type="float" office:value="15.15625" calcext:value-type="float">
            <text:p>15</text:p>
          </table:table-cell>
          <table:table-cell table:formula="of:=DEC2BIN([.P335])" office:value-type="string" office:string-value="1111" calcext:value-type="string">
            <text:p>1111</text:p>
          </table:table-cell>
          <table:table-cell table:formula="of:=IF((LEN([.Q335])&lt;4);REPT(0;4-LEN([.Q335]))&amp;[.Q335];[.Q33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336]+0.5)*15" office:value-type="float" office:value="3.3984375" calcext:value-type="float">
            <text:p>3</text:p>
          </table:table-cell>
          <table:table-cell table:formula="of:=DEC2BIN([.C336])" office:value-type="string" office:string-value="11" calcext:value-type="string">
            <text:p>11</text:p>
          </table:table-cell>
          <table:table-cell table:formula="of:=IF((LEN([.D336])&lt;4);REPT(0;4-LEN([.D336]))&amp;[.D336];[.D33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336]+0.5)*15" office:value-type="float" office:value="1.40625" calcext:value-type="float">
            <text:p>1</text:p>
          </table:table-cell>
          <table:table-cell table:formula="of:=DEC2BIN([.I336])" office:value-type="string" office:string-value="1" calcext:value-type="string">
            <text:p>1</text:p>
          </table:table-cell>
          <table:table-cell table:formula="of:=IF((LEN([.J336])&lt;4);REPT(0;4-LEN([.J336]))&amp;[.J336];[.J33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336]+1)*8" office:value-type="float" office:value="9.28125" calcext:value-type="float">
            <text:p>9</text:p>
          </table:table-cell>
          <table:table-cell table:formula="of:=DEC2BIN([.P336])" office:value-type="string" office:string-value="1001" calcext:value-type="string">
            <text:p>1001</text:p>
          </table:table-cell>
          <table:table-cell table:formula="of:=IF((LEN([.Q336])&lt;4);REPT(0;4-LEN([.Q336]))&amp;[.Q336];[.Q3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337]+0.5)*15" office:value-type="float" office:value="0.234375" calcext:value-type="float">
            <text:p>0</text:p>
          </table:table-cell>
          <table:table-cell table:formula="of:=DEC2BIN([.C337])" office:value-type="string" office:string-value="0" calcext:value-type="string">
            <text:p>0</text:p>
          </table:table-cell>
          <table:table-cell table:formula="of:=IF((LEN([.D337])&lt;4);REPT(0;4-LEN([.D337]))&amp;[.D337];[.D33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337]+0.5)*15" office:value-type="float" office:value="9.66796875" calcext:value-type="float">
            <text:p>10</text:p>
          </table:table-cell>
          <table:table-cell table:formula="of:=DEC2BIN([.I337])" office:value-type="string" office:string-value="1001" calcext:value-type="string">
            <text:p>1001</text:p>
          </table:table-cell>
          <table:table-cell table:formula="of:=IF((LEN([.J337])&lt;4);REPT(0;4-LEN([.J337]))&amp;[.J337];[.J33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337]+1)*8" office:value-type="float" office:value="0.28125" calcext:value-type="float">
            <text:p>0</text:p>
          </table:table-cell>
          <table:table-cell table:formula="of:=DEC2BIN([.P337])" office:value-type="string" office:string-value="0" calcext:value-type="string">
            <text:p>0</text:p>
          </table:table-cell>
          <table:table-cell table:formula="of:=IF((LEN([.Q337])&lt;4);REPT(0;4-LEN([.Q337]))&amp;[.Q337];[.Q33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38]+0.5)*15" office:value-type="float" office:value="7.5" calcext:value-type="float">
            <text:p>8</text:p>
          </table:table-cell>
          <table:table-cell table:formula="of:=DEC2BIN([.C338])" office:value-type="string" office:string-value="111" calcext:value-type="string">
            <text:p>111</text:p>
          </table:table-cell>
          <table:table-cell table:formula="of:=IF((LEN([.D338])&lt;4);REPT(0;4-LEN([.D338]))&amp;[.D338];[.D33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338]+0.5)*15" office:value-type="float" office:value="14.8828125" calcext:value-type="float">
            <text:p>15</text:p>
          </table:table-cell>
          <table:table-cell table:formula="of:=DEC2BIN([.I338])" office:value-type="string" office:string-value="1110" calcext:value-type="string">
            <text:p>1110</text:p>
          </table:table-cell>
          <table:table-cell table:formula="of:=IF((LEN([.J338])&lt;4);REPT(0;4-LEN([.J338]))&amp;[.J338];[.J3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38]+1)*8" office:value-type="float" office:value="6.75" calcext:value-type="float">
            <text:p>7</text:p>
          </table:table-cell>
          <table:table-cell table:formula="of:=DEC2BIN([.P338])" office:value-type="string" office:string-value="110" calcext:value-type="string">
            <text:p>110</text:p>
          </table:table-cell>
          <table:table-cell table:formula="of:=IF((LEN([.Q338])&lt;4);REPT(0;4-LEN([.Q338]))&amp;[.Q338];[.Q33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339]+0.5)*15" office:value-type="float" office:value="14.1796875" calcext:value-type="float">
            <text:p>14</text:p>
          </table:table-cell>
          <table:table-cell table:formula="of:=DEC2BIN([.C339])" office:value-type="string" office:string-value="1110" calcext:value-type="string">
            <text:p>1110</text:p>
          </table:table-cell>
          <table:table-cell table:formula="of:=IF((LEN([.D339])&lt;4);REPT(0;4-LEN([.D339]))&amp;[.D339];[.D33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39]+0.5)*15" office:value-type="float" office:value="7.5" calcext:value-type="float">
            <text:p>8</text:p>
          </table:table-cell>
          <table:table-cell table:formula="of:=DEC2BIN([.I339])" office:value-type="string" office:string-value="111" calcext:value-type="string">
            <text:p>111</text:p>
          </table:table-cell>
          <table:table-cell table:formula="of:=IF((LEN([.J339])&lt;4);REPT(0;4-LEN([.J339]))&amp;[.J339];[.J3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39]+1)*8" office:value-type="float" office:value="13.59375" calcext:value-type="float">
            <text:p>14</text:p>
          </table:table-cell>
          <table:table-cell table:formula="of:=DEC2BIN([.P339])" office:value-type="string" office:string-value="1101" calcext:value-type="string">
            <text:p>1101</text:p>
          </table:table-cell>
          <table:table-cell table:formula="of:=IF((LEN([.Q339])&lt;4);REPT(0;4-LEN([.Q339]))&amp;[.Q339];[.Q33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340]+0.5)*15" office:value-type="float" office:value="5.68359375" calcext:value-type="float">
            <text:p>6</text:p>
          </table:table-cell>
          <table:table-cell table:formula="of:=DEC2BIN([.C340])" office:value-type="string" office:string-value="101" calcext:value-type="string">
            <text:p>101</text:p>
          </table:table-cell>
          <table:table-cell table:formula="of:=IF((LEN([.D340])&lt;4);REPT(0;4-LEN([.D340]))&amp;[.D340];[.D34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40]+0.5)*15" office:value-type="float" office:value="0.41015625" calcext:value-type="float">
            <text:p>0</text:p>
          </table:table-cell>
          <table:table-cell table:formula="of:=DEC2BIN([.I340])" office:value-type="string" office:string-value="0" calcext:value-type="string">
            <text:p>0</text:p>
          </table:table-cell>
          <table:table-cell table:formula="of:=IF((LEN([.J340])&lt;4);REPT(0;4-LEN([.J340]))&amp;[.J340];[.J34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40]+1)*8" office:value-type="float" office:value="8.625" calcext:value-type="float">
            <text:p>9</text:p>
          </table:table-cell>
          <table:table-cell table:formula="of:=DEC2BIN([.P340])" office:value-type="string" office:string-value="1000" calcext:value-type="string">
            <text:p>1000</text:p>
          </table:table-cell>
          <table:table-cell table:formula="of:=IF((LEN([.Q340])&lt;4);REPT(0;4-LEN([.Q340]))&amp;[.Q340];[.Q34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341]+0.5)*15" office:value-type="float" office:value="1.171875" calcext:value-type="float">
            <text:p>1</text:p>
          </table:table-cell>
          <table:table-cell table:formula="of:=DEC2BIN([.C341])" office:value-type="string" office:string-value="1" calcext:value-type="string">
            <text:p>1</text:p>
          </table:table-cell>
          <table:table-cell table:formula="of:=IF((LEN([.D341])&lt;4);REPT(0;4-LEN([.D341]))&amp;[.D341];[.D34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41]+0.5)*15" office:value-type="float" office:value="11.77734375" calcext:value-type="float">
            <text:p>12</text:p>
          </table:table-cell>
          <table:table-cell table:formula="of:=DEC2BIN([.I341])" office:value-type="string" office:string-value="1011" calcext:value-type="string">
            <text:p>1011</text:p>
          </table:table-cell>
          <table:table-cell table:formula="of:=IF((LEN([.J341])&lt;4);REPT(0;4-LEN([.J341]))&amp;[.J341];[.J34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41]+1)*8" office:value-type="float" office:value="6.6875" calcext:value-type="float">
            <text:p>7</text:p>
          </table:table-cell>
          <table:table-cell table:formula="of:=DEC2BIN([.P341])" office:value-type="string" office:string-value="110" calcext:value-type="string">
            <text:p>110</text:p>
          </table:table-cell>
          <table:table-cell table:formula="of:=IF((LEN([.Q341])&lt;4);REPT(0;4-LEN([.Q341]))&amp;[.Q341];[.Q34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342]+0.5)*15" office:value-type="float" office:value="13.59375" calcext:value-type="float">
            <text:p>14</text:p>
          </table:table-cell>
          <table:table-cell table:formula="of:=DEC2BIN([.C342])" office:value-type="string" office:string-value="1101" calcext:value-type="string">
            <text:p>1101</text:p>
          </table:table-cell>
          <table:table-cell table:formula="of:=IF((LEN([.D342])&lt;4);REPT(0;4-LEN([.D342]))&amp;[.D342];[.D34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42]+0.5)*15" office:value-type="float" office:value="12.01171875" calcext:value-type="float">
            <text:p>12</text:p>
          </table:table-cell>
          <table:table-cell table:formula="of:=DEC2BIN([.I342])" office:value-type="string" office:string-value="1100" calcext:value-type="string">
            <text:p>1100</text:p>
          </table:table-cell>
          <table:table-cell table:formula="of:=IF((LEN([.J342])&lt;4);REPT(0;4-LEN([.J342]))&amp;[.J342];[.J34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42]+1)*8" office:value-type="float" office:value="8.59375" calcext:value-type="float">
            <text:p>9</text:p>
          </table:table-cell>
          <table:table-cell table:formula="of:=DEC2BIN([.P342])" office:value-type="string" office:string-value="1000" calcext:value-type="string">
            <text:p>1000</text:p>
          </table:table-cell>
          <table:table-cell table:formula="of:=IF((LEN([.Q342])&lt;4);REPT(0;4-LEN([.Q342]))&amp;[.Q342];[.Q34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343]+0.5)*15" office:value-type="float" office:value="9.84375" calcext:value-type="float">
            <text:p>10</text:p>
          </table:table-cell>
          <table:table-cell table:formula="of:=DEC2BIN([.C343])" office:value-type="string" office:string-value="1001" calcext:value-type="string">
            <text:p>1001</text:p>
          </table:table-cell>
          <table:table-cell table:formula="of:=IF((LEN([.D343])&lt;4);REPT(0;4-LEN([.D343]))&amp;[.D343];[.D34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43]+0.5)*15" office:value-type="float" office:value="0.41015625" calcext:value-type="float">
            <text:p>0</text:p>
          </table:table-cell>
          <table:table-cell table:formula="of:=DEC2BIN([.I343])" office:value-type="string" office:string-value="0" calcext:value-type="string">
            <text:p>0</text:p>
          </table:table-cell>
          <table:table-cell table:formula="of:=IF((LEN([.J343])&lt;4);REPT(0;4-LEN([.J343]))&amp;[.J343];[.J3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43]+1)*8" office:value-type="float" office:value="11.1875" calcext:value-type="float">
            <text:p>11</text:p>
          </table:table-cell>
          <table:table-cell table:formula="of:=DEC2BIN([.P343])" office:value-type="string" office:string-value="1011" calcext:value-type="string">
            <text:p>1011</text:p>
          </table:table-cell>
          <table:table-cell table:formula="of:=IF((LEN([.Q343])&lt;4);REPT(0;4-LEN([.Q343]))&amp;[.Q343];[.Q34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344]+0.5)*15" office:value-type="float" office:value="0.05859375" calcext:value-type="float">
            <text:p>0</text:p>
          </table:table-cell>
          <table:table-cell table:formula="of:=DEC2BIN([.C344])" office:value-type="string" office:string-value="0" calcext:value-type="string">
            <text:p>0</text:p>
          </table:table-cell>
          <table:table-cell table:formula="of:=IF((LEN([.D344])&lt;4);REPT(0;4-LEN([.D344]))&amp;[.D344];[.D3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344]+0.5)*15" office:value-type="float" office:value="7.3828125" calcext:value-type="float">
            <text:p>7</text:p>
          </table:table-cell>
          <table:table-cell table:formula="of:=DEC2BIN([.I344])" office:value-type="string" office:string-value="111" calcext:value-type="string">
            <text:p>111</text:p>
          </table:table-cell>
          <table:table-cell table:formula="of:=IF((LEN([.J344])&lt;4);REPT(0;4-LEN([.J344]))&amp;[.J344];[.J3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44]+1)*8" office:value-type="float" office:value="9.1875" calcext:value-type="float">
            <text:p>9</text:p>
          </table:table-cell>
          <table:table-cell table:formula="of:=DEC2BIN([.P344])" office:value-type="string" office:string-value="1001" calcext:value-type="string">
            <text:p>1001</text:p>
          </table:table-cell>
          <table:table-cell table:formula="of:=IF((LEN([.Q344])&lt;4);REPT(0;4-LEN([.Q344]))&amp;[.Q344];[.Q34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345]+0.5)*15" office:value-type="float" office:value="9.66796875" calcext:value-type="float">
            <text:p>10</text:p>
          </table:table-cell>
          <table:table-cell table:formula="of:=DEC2BIN([.C345])" office:value-type="string" office:string-value="1001" calcext:value-type="string">
            <text:p>1001</text:p>
          </table:table-cell>
          <table:table-cell table:formula="of:=IF((LEN([.D345])&lt;4);REPT(0;4-LEN([.D345]))&amp;[.D345];[.D34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345]+0.5)*15" office:value-type="float" office:value="14.6484375" calcext:value-type="float">
            <text:p>15</text:p>
          </table:table-cell>
          <table:table-cell table:formula="of:=DEC2BIN([.I345])" office:value-type="string" office:string-value="1110" calcext:value-type="string">
            <text:p>1110</text:p>
          </table:table-cell>
          <table:table-cell table:formula="of:=IF((LEN([.J345])&lt;4);REPT(0;4-LEN([.J345]))&amp;[.J345];[.J34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45]+1)*8" office:value-type="float" office:value="0.84375" calcext:value-type="float">
            <text:p>1</text:p>
          </table:table-cell>
          <table:table-cell table:formula="of:=DEC2BIN([.P345])" office:value-type="string" office:string-value="0" calcext:value-type="string">
            <text:p>0</text:p>
          </table:table-cell>
          <table:table-cell table:formula="of:=IF((LEN([.Q345])&lt;4);REPT(0;4-LEN([.Q345]))&amp;[.Q345];[.Q34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346]+0.5)*15" office:value-type="float" office:value="13.65234375" calcext:value-type="float">
            <text:p>14</text:p>
          </table:table-cell>
          <table:table-cell table:formula="of:=DEC2BIN([.C346])" office:value-type="string" office:string-value="1101" calcext:value-type="string">
            <text:p>1101</text:p>
          </table:table-cell>
          <table:table-cell table:formula="of:=IF((LEN([.D346])&lt;4);REPT(0;4-LEN([.D346]))&amp;[.D346];[.D34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46]+0.5)*15" office:value-type="float" office:value="3.22265625" calcext:value-type="float">
            <text:p>3</text:p>
          </table:table-cell>
          <table:table-cell table:formula="of:=DEC2BIN([.I346])" office:value-type="string" office:string-value="11" calcext:value-type="string">
            <text:p>11</text:p>
          </table:table-cell>
          <table:table-cell table:formula="of:=IF((LEN([.J346])&lt;4);REPT(0;4-LEN([.J346]))&amp;[.J346];[.J34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46]+1)*8" office:value-type="float" office:value="6.71875" calcext:value-type="float">
            <text:p>7</text:p>
          </table:table-cell>
          <table:table-cell table:formula="of:=DEC2BIN([.P346])" office:value-type="string" office:string-value="110" calcext:value-type="string">
            <text:p>110</text:p>
          </table:table-cell>
          <table:table-cell table:formula="of:=IF((LEN([.Q346])&lt;4);REPT(0;4-LEN([.Q346]))&amp;[.Q346];[.Q3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347]+0.5)*15" office:value-type="float" office:value="1.5234375" calcext:value-type="float">
            <text:p>2</text:p>
          </table:table-cell>
          <table:table-cell table:formula="of:=DEC2BIN([.C347])" office:value-type="string" office:string-value="1" calcext:value-type="string">
            <text:p>1</text:p>
          </table:table-cell>
          <table:table-cell table:formula="of:=IF((LEN([.D347])&lt;4);REPT(0;4-LEN([.D347]))&amp;[.D347];[.D34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47]+0.5)*15" office:value-type="float" office:value="2.98828125" calcext:value-type="float">
            <text:p>3</text:p>
          </table:table-cell>
          <table:table-cell table:formula="of:=DEC2BIN([.I347])" office:value-type="string" office:string-value="10" calcext:value-type="string">
            <text:p>10</text:p>
          </table:table-cell>
          <table:table-cell table:formula="of:=IF((LEN([.J347])&lt;4);REPT(0;4-LEN([.J347]))&amp;[.J347];[.J34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47]+1)*8" office:value-type="float" office:value="15.71875" calcext:value-type="float">
            <text:p>16</text:p>
          </table:table-cell>
          <table:table-cell table:formula="of:=DEC2BIN([.P347])" office:value-type="string" office:string-value="1111" calcext:value-type="string">
            <text:p>1111</text:p>
          </table:table-cell>
          <table:table-cell table:formula="of:=IF((LEN([.Q347])&lt;4);REPT(0;4-LEN([.Q347]))&amp;[.Q347];[.Q34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348]+0.5)*15" office:value-type="float" office:value="5.09765625" calcext:value-type="float">
            <text:p>5</text:p>
          </table:table-cell>
          <table:table-cell table:formula="of:=DEC2BIN([.C348])" office:value-type="string" office:string-value="101" calcext:value-type="string">
            <text:p>101</text:p>
          </table:table-cell>
          <table:table-cell table:formula="of:=IF((LEN([.D348])&lt;4);REPT(0;4-LEN([.D348]))&amp;[.D348];[.D34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48]+0.5)*15" office:value-type="float" office:value="14.58984375" calcext:value-type="float">
            <text:p>15</text:p>
          </table:table-cell>
          <table:table-cell table:formula="of:=DEC2BIN([.I348])" office:value-type="string" office:string-value="1110" calcext:value-type="string">
            <text:p>1110</text:p>
          </table:table-cell>
          <table:table-cell table:formula="of:=IF((LEN([.J348])&lt;4);REPT(0;4-LEN([.J348]))&amp;[.J348];[.J3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48]+1)*8" office:value-type="float" office:value="9.25" calcext:value-type="float">
            <text:p>9</text:p>
          </table:table-cell>
          <table:table-cell table:formula="of:=DEC2BIN([.P348])" office:value-type="string" office:string-value="1001" calcext:value-type="string">
            <text:p>1001</text:p>
          </table:table-cell>
          <table:table-cell table:formula="of:=IF((LEN([.Q348])&lt;4);REPT(0;4-LEN([.Q348]))&amp;[.Q348];[.Q34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349]+0.5)*15" office:value-type="float" office:value="15" calcext:value-type="float">
            <text:p>15</text:p>
          </table:table-cell>
          <table:table-cell table:formula="of:=DEC2BIN([.C349])" office:value-type="string" office:string-value="1111" calcext:value-type="string">
            <text:p>1111</text:p>
          </table:table-cell>
          <table:table-cell table:formula="of:=IF((LEN([.D349])&lt;4);REPT(0;4-LEN([.D349]))&amp;[.D349];[.D34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349]+0.5)*15" office:value-type="float" office:value="7.6171875" calcext:value-type="float">
            <text:p>8</text:p>
          </table:table-cell>
          <table:table-cell table:formula="of:=DEC2BIN([.I349])" office:value-type="string" office:string-value="111" calcext:value-type="string">
            <text:p>111</text:p>
          </table:table-cell>
          <table:table-cell table:formula="of:=IF((LEN([.J349])&lt;4);REPT(0;4-LEN([.J349]))&amp;[.J349];[.J3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49]+1)*8" office:value-type="float" office:value="2.40625" calcext:value-type="float">
            <text:p>2</text:p>
          </table:table-cell>
          <table:table-cell table:formula="of:=DEC2BIN([.P349])" office:value-type="string" office:string-value="10" calcext:value-type="string">
            <text:p>10</text:p>
          </table:table-cell>
          <table:table-cell table:formula="of:=IF((LEN([.Q349])&lt;4);REPT(0;4-LEN([.Q349]))&amp;[.Q349];[.Q34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350]+0.5)*15" office:value-type="float" office:value="5.33203125" calcext:value-type="float">
            <text:p>5</text:p>
          </table:table-cell>
          <table:table-cell table:formula="of:=DEC2BIN([.C350])" office:value-type="string" office:string-value="101" calcext:value-type="string">
            <text:p>101</text:p>
          </table:table-cell>
          <table:table-cell table:formula="of:=IF((LEN([.D350])&lt;4);REPT(0;4-LEN([.D350]))&amp;[.D350];[.D35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350]+0.5)*15" office:value-type="float" office:value="0.3515625" calcext:value-type="float">
            <text:p>0</text:p>
          </table:table-cell>
          <table:table-cell table:formula="of:=DEC2BIN([.I350])" office:value-type="string" office:string-value="0" calcext:value-type="string">
            <text:p>0</text:p>
          </table:table-cell>
          <table:table-cell table:formula="of:=IF((LEN([.J350])&lt;4);REPT(0;4-LEN([.J350]))&amp;[.J350];[.J35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350]+1)*8" office:value-type="float" office:value="7.375" calcext:value-type="float">
            <text:p>7</text:p>
          </table:table-cell>
          <table:table-cell table:formula="of:=DEC2BIN([.P350])" office:value-type="string" office:string-value="111" calcext:value-type="string">
            <text:p>111</text:p>
          </table:table-cell>
          <table:table-cell table:formula="of:=IF((LEN([.Q350])&lt;4);REPT(0;4-LEN([.Q350]))&amp;[.Q350];[.Q35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351]+0.5)*15" office:value-type="float" office:value="1.34765625" calcext:value-type="float">
            <text:p>1</text:p>
          </table:table-cell>
          <table:table-cell table:formula="of:=DEC2BIN([.C351])" office:value-type="string" office:string-value="1" calcext:value-type="string">
            <text:p>1</text:p>
          </table:table-cell>
          <table:table-cell table:formula="of:=IF((LEN([.D351])&lt;4);REPT(0;4-LEN([.D351]))&amp;[.D351];[.D35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51]+0.5)*15" office:value-type="float" office:value="11.77734375" calcext:value-type="float">
            <text:p>12</text:p>
          </table:table-cell>
          <table:table-cell table:formula="of:=DEC2BIN([.I351])" office:value-type="string" office:string-value="1011" calcext:value-type="string">
            <text:p>1011</text:p>
          </table:table-cell>
          <table:table-cell table:formula="of:=IF((LEN([.J351])&lt;4);REPT(0;4-LEN([.J351]))&amp;[.J351];[.J35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351]+1)*8" office:value-type="float" office:value="9.3125" calcext:value-type="float">
            <text:p>9</text:p>
          </table:table-cell>
          <table:table-cell table:formula="of:=DEC2BIN([.P351])" office:value-type="string" office:string-value="1001" calcext:value-type="string">
            <text:p>1001</text:p>
          </table:table-cell>
          <table:table-cell table:formula="of:=IF((LEN([.Q351])&lt;4);REPT(0;4-LEN([.Q351]))&amp;[.Q351];[.Q35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352]+0.5)*15" office:value-type="float" office:value="13.4765625" calcext:value-type="float">
            <text:p>13</text:p>
          </table:table-cell>
          <table:table-cell table:formula="of:=DEC2BIN([.C352])" office:value-type="string" office:string-value="1101" calcext:value-type="string">
            <text:p>1101</text:p>
          </table:table-cell>
          <table:table-cell table:formula="of:=IF((LEN([.D352])&lt;4);REPT(0;4-LEN([.D352]))&amp;[.D352];[.D35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52]+0.5)*15" office:value-type="float" office:value="12.01171875" calcext:value-type="float">
            <text:p>12</text:p>
          </table:table-cell>
          <table:table-cell table:formula="of:=DEC2BIN([.I352])" office:value-type="string" office:string-value="1100" calcext:value-type="string">
            <text:p>1100</text:p>
          </table:table-cell>
          <table:table-cell table:formula="of:=IF((LEN([.J352])&lt;4);REPT(0;4-LEN([.J352]))&amp;[.J352];[.J35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352]+1)*8" office:value-type="float" office:value="7.40625" calcext:value-type="float">
            <text:p>7</text:p>
          </table:table-cell>
          <table:table-cell table:formula="of:=DEC2BIN([.P352])" office:value-type="string" office:string-value="111" calcext:value-type="string">
            <text:p>111</text:p>
          </table:table-cell>
          <table:table-cell table:formula="of:=IF((LEN([.Q352])&lt;4);REPT(0;4-LEN([.Q352]))&amp;[.Q352];[.Q35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353]+0.5)*15" office:value-type="float" office:value="10.01953125" calcext:value-type="float">
            <text:p>10</text:p>
          </table:table-cell>
          <table:table-cell table:formula="of:=DEC2BIN([.C353])" office:value-type="string" office:string-value="1010" calcext:value-type="string">
            <text:p>1010</text:p>
          </table:table-cell>
          <table:table-cell table:formula="of:=IF((LEN([.D353])&lt;4);REPT(0;4-LEN([.D353]))&amp;[.D353];[.D35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353]+0.5)*15" office:value-type="float" office:value="0.29296875" calcext:value-type="float">
            <text:p>0</text:p>
          </table:table-cell>
          <table:table-cell table:formula="of:=DEC2BIN([.I353])" office:value-type="string" office:string-value="0" calcext:value-type="string">
            <text:p>0</text:p>
          </table:table-cell>
          <table:table-cell table:formula="of:=IF((LEN([.J353])&lt;4);REPT(0;4-LEN([.J353]))&amp;[.J353];[.J3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353]+1)*8" office:value-type="float" office:value="4.8125" calcext:value-type="float">
            <text:p>5</text:p>
          </table:table-cell>
          <table:table-cell table:formula="of:=DEC2BIN([.P353])" office:value-type="string" office:string-value="100" calcext:value-type="string">
            <text:p>100</text:p>
          </table:table-cell>
          <table:table-cell table:formula="of:=IF((LEN([.Q353])&lt;4);REPT(0;4-LEN([.Q353]))&amp;[.Q353];[.Q35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354]+0.5)*15" office:value-type="float" office:value="-0.3515625" calcext:value-type="float">
            <text:p>0</text:p>
          </table:table-cell>
          <table:table-cell table:formula="of:=DEC2BIN([.C354])" office:value-type="string" office:string-value="0" calcext:value-type="string">
            <text:p>0</text:p>
          </table:table-cell>
          <table:table-cell table:formula="of:=IF((LEN([.D354])&lt;4);REPT(0;4-LEN([.D354]))&amp;[.D354];[.D35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354]+0.5)*15" office:value-type="float" office:value="4.921875" calcext:value-type="float">
            <text:p>5</text:p>
          </table:table-cell>
          <table:table-cell table:formula="of:=DEC2BIN([.I354])" office:value-type="string" office:string-value="100" calcext:value-type="string">
            <text:p>100</text:p>
          </table:table-cell>
          <table:table-cell table:formula="of:=IF((LEN([.J354])&lt;4);REPT(0;4-LEN([.J354]))&amp;[.J354];[.J35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354]+1)*8" office:value-type="float" office:value="6.8125" calcext:value-type="float">
            <text:p>7</text:p>
          </table:table-cell>
          <table:table-cell table:formula="of:=DEC2BIN([.P354])" office:value-type="string" office:string-value="110" calcext:value-type="string">
            <text:p>110</text:p>
          </table:table-cell>
          <table:table-cell table:formula="of:=IF((LEN([.Q354])&lt;4);REPT(0;4-LEN([.Q354]))&amp;[.Q354];[.Q35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355]+0.5)*15" office:value-type="float" office:value="3.3984375" calcext:value-type="float">
            <text:p>3</text:p>
          </table:table-cell>
          <table:table-cell table:formula="of:=DEC2BIN([.C355])" office:value-type="string" office:string-value="11" calcext:value-type="string">
            <text:p>11</text:p>
          </table:table-cell>
          <table:table-cell table:formula="of:=IF((LEN([.D355])&lt;4);REPT(0;4-LEN([.D355]))&amp;[.D355];[.D35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355]+0.5)*15" office:value-type="float" office:value="13.53515625" calcext:value-type="float">
            <text:p>14</text:p>
          </table:table-cell>
          <table:table-cell table:formula="of:=DEC2BIN([.I355])" office:value-type="string" office:string-value="1101" calcext:value-type="string">
            <text:p>1101</text:p>
          </table:table-cell>
          <table:table-cell table:formula="of:=IF((LEN([.J355])&lt;4);REPT(0;4-LEN([.J355]))&amp;[.J355];[.J35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355]+1)*8" office:value-type="float" office:value="15.15625" calcext:value-type="float">
            <text:p>15</text:p>
          </table:table-cell>
          <table:table-cell table:formula="of:=DEC2BIN([.P355])" office:value-type="string" office:string-value="1111" calcext:value-type="string">
            <text:p>1111</text:p>
          </table:table-cell>
          <table:table-cell table:formula="of:=IF((LEN([.Q355])&lt;4);REPT(0;4-LEN([.Q355]))&amp;[.Q355];[.Q35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356]+0.5)*15" office:value-type="float" office:value="11.6015625" calcext:value-type="float">
            <text:p>12</text:p>
          </table:table-cell>
          <table:table-cell table:formula="of:=DEC2BIN([.C356])" office:value-type="string" office:string-value="1011" calcext:value-type="string">
            <text:p>1011</text:p>
          </table:table-cell>
          <table:table-cell table:formula="of:=IF((LEN([.D356])&lt;4);REPT(0;4-LEN([.D356]))&amp;[.D356];[.D35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356]+0.5)*15" office:value-type="float" office:value="13.59375" calcext:value-type="float">
            <text:p>14</text:p>
          </table:table-cell>
          <table:table-cell table:formula="of:=DEC2BIN([.I356])" office:value-type="string" office:string-value="1101" calcext:value-type="string">
            <text:p>1101</text:p>
          </table:table-cell>
          <table:table-cell table:formula="of:=IF((LEN([.J356])&lt;4);REPT(0;4-LEN([.J356]))&amp;[.J356];[.J35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356]+1)*8" office:value-type="float" office:value="9.28125" calcext:value-type="float">
            <text:p>9</text:p>
          </table:table-cell>
          <table:table-cell table:formula="of:=DEC2BIN([.P356])" office:value-type="string" office:string-value="1001" calcext:value-type="string">
            <text:p>1001</text:p>
          </table:table-cell>
          <table:table-cell table:formula="of:=IF((LEN([.Q356])&lt;4);REPT(0;4-LEN([.Q356]))&amp;[.Q356];[.Q3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357]+0.5)*15" office:value-type="float" office:value="14.765625" calcext:value-type="float">
            <text:p>15</text:p>
          </table:table-cell>
          <table:table-cell table:formula="of:=DEC2BIN([.C357])" office:value-type="string" office:string-value="1110" calcext:value-type="string">
            <text:p>1110</text:p>
          </table:table-cell>
          <table:table-cell table:formula="of:=IF((LEN([.D357])&lt;4);REPT(0;4-LEN([.D357]))&amp;[.D357];[.D35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357]+0.5)*15" office:value-type="float" office:value="5.33203125" calcext:value-type="float">
            <text:p>5</text:p>
          </table:table-cell>
          <table:table-cell table:formula="of:=DEC2BIN([.I357])" office:value-type="string" office:string-value="101" calcext:value-type="string">
            <text:p>101</text:p>
          </table:table-cell>
          <table:table-cell table:formula="of:=IF((LEN([.J357])&lt;4);REPT(0;4-LEN([.J357]))&amp;[.J357];[.J35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357]+1)*8" office:value-type="float" office:value="0.28125" calcext:value-type="float">
            <text:p>0</text:p>
          </table:table-cell>
          <table:table-cell table:formula="of:=DEC2BIN([.P357])" office:value-type="string" office:string-value="0" calcext:value-type="string">
            <text:p>0</text:p>
          </table:table-cell>
          <table:table-cell table:formula="of:=IF((LEN([.Q357])&lt;4);REPT(0;4-LEN([.Q357]))&amp;[.Q357];[.Q35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358]+0.5)*15" office:value-type="float" office:value="7.5" calcext:value-type="float">
            <text:p>8</text:p>
          </table:table-cell>
          <table:table-cell table:formula="of:=DEC2BIN([.C358])" office:value-type="string" office:string-value="111" calcext:value-type="string">
            <text:p>111</text:p>
          </table:table-cell>
          <table:table-cell table:formula="of:=IF((LEN([.D358])&lt;4);REPT(0;4-LEN([.D358]))&amp;[.D358];[.D35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358]+0.5)*15" office:value-type="float" office:value="0.1171875" calcext:value-type="float">
            <text:p>0</text:p>
          </table:table-cell>
          <table:table-cell table:formula="of:=DEC2BIN([.I358])" office:value-type="string" office:string-value="0" calcext:value-type="string">
            <text:p>0</text:p>
          </table:table-cell>
          <table:table-cell table:formula="of:=IF((LEN([.J358])&lt;4);REPT(0;4-LEN([.J358]))&amp;[.J358];[.J3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58]+1)*8" office:value-type="float" office:value="6.75" calcext:value-type="float">
            <text:p>7</text:p>
          </table:table-cell>
          <table:table-cell table:formula="of:=DEC2BIN([.P358])" office:value-type="string" office:string-value="110" calcext:value-type="string">
            <text:p>110</text:p>
          </table:table-cell>
          <table:table-cell table:formula="of:=IF((LEN([.Q358])&lt;4);REPT(0;4-LEN([.Q358]))&amp;[.Q358];[.Q35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359]+0.5)*15" office:value-type="float" office:value="0.8203125" calcext:value-type="float">
            <text:p>1</text:p>
          </table:table-cell>
          <table:table-cell table:formula="of:=DEC2BIN([.C359])" office:value-type="string" office:string-value="0" calcext:value-type="string">
            <text:p>0</text:p>
          </table:table-cell>
          <table:table-cell table:formula="of:=IF((LEN([.D359])&lt;4);REPT(0;4-LEN([.D359]))&amp;[.D359];[.D3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59]+0.5)*15" office:value-type="float" office:value="7.5" calcext:value-type="float">
            <text:p>8</text:p>
          </table:table-cell>
          <table:table-cell table:formula="of:=DEC2BIN([.I359])" office:value-type="string" office:string-value="111" calcext:value-type="string">
            <text:p>111</text:p>
          </table:table-cell>
          <table:table-cell table:formula="of:=IF((LEN([.J359])&lt;4);REPT(0;4-LEN([.J359]))&amp;[.J359];[.J35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59]+1)*8" office:value-type="float" office:value="13.59375" calcext:value-type="float">
            <text:p>14</text:p>
          </table:table-cell>
          <table:table-cell table:formula="of:=DEC2BIN([.P359])" office:value-type="string" office:string-value="1101" calcext:value-type="string">
            <text:p>1101</text:p>
          </table:table-cell>
          <table:table-cell table:formula="of:=IF((LEN([.Q359])&lt;4);REPT(0;4-LEN([.Q359]))&amp;[.Q359];[.Q35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360]+0.5)*15" office:value-type="float" office:value="9.31640625" calcext:value-type="float">
            <text:p>9</text:p>
          </table:table-cell>
          <table:table-cell table:formula="of:=DEC2BIN([.C360])" office:value-type="string" office:string-value="1001" calcext:value-type="string">
            <text:p>1001</text:p>
          </table:table-cell>
          <table:table-cell table:formula="of:=IF((LEN([.D360])&lt;4);REPT(0;4-LEN([.D360]))&amp;[.D360];[.D36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60]+0.5)*15" office:value-type="float" office:value="14.58984375" calcext:value-type="float">
            <text:p>15</text:p>
          </table:table-cell>
          <table:table-cell table:formula="of:=DEC2BIN([.I360])" office:value-type="string" office:string-value="1110" calcext:value-type="string">
            <text:p>1110</text:p>
          </table:table-cell>
          <table:table-cell table:formula="of:=IF((LEN([.J360])&lt;4);REPT(0;4-LEN([.J360]))&amp;[.J360];[.J36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60]+1)*8" office:value-type="float" office:value="8.625" calcext:value-type="float">
            <text:p>9</text:p>
          </table:table-cell>
          <table:table-cell table:formula="of:=DEC2BIN([.P360])" office:value-type="string" office:string-value="1000" calcext:value-type="string">
            <text:p>1000</text:p>
          </table:table-cell>
          <table:table-cell table:formula="of:=IF((LEN([.Q360])&lt;4);REPT(0;4-LEN([.Q360]))&amp;[.Q360];[.Q36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361]+0.5)*15" office:value-type="float" office:value="13.828125" calcext:value-type="float">
            <text:p>14</text:p>
          </table:table-cell>
          <table:table-cell table:formula="of:=DEC2BIN([.C361])" office:value-type="string" office:string-value="1101" calcext:value-type="string">
            <text:p>1101</text:p>
          </table:table-cell>
          <table:table-cell table:formula="of:=IF((LEN([.D361])&lt;4);REPT(0;4-LEN([.D361]))&amp;[.D361];[.D36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61]+0.5)*15" office:value-type="float" office:value="3.22265625" calcext:value-type="float">
            <text:p>3</text:p>
          </table:table-cell>
          <table:table-cell table:formula="of:=DEC2BIN([.I361])" office:value-type="string" office:string-value="11" calcext:value-type="string">
            <text:p>11</text:p>
          </table:table-cell>
          <table:table-cell table:formula="of:=IF((LEN([.J361])&lt;4);REPT(0;4-LEN([.J361]))&amp;[.J361];[.J36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361]+1)*8" office:value-type="float" office:value="6.78125" calcext:value-type="float">
            <text:p>7</text:p>
          </table:table-cell>
          <table:table-cell table:formula="of:=DEC2BIN([.P361])" office:value-type="string" office:string-value="110" calcext:value-type="string">
            <text:p>110</text:p>
          </table:table-cell>
          <table:table-cell table:formula="of:=IF((LEN([.Q361])&lt;4);REPT(0;4-LEN([.Q361]))&amp;[.Q361];[.Q36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362]+0.5)*15" office:value-type="float" office:value="1.40625" calcext:value-type="float">
            <text:p>1</text:p>
          </table:table-cell>
          <table:table-cell table:formula="of:=DEC2BIN([.C362])" office:value-type="string" office:string-value="1" calcext:value-type="string">
            <text:p>1</text:p>
          </table:table-cell>
          <table:table-cell table:formula="of:=IF((LEN([.D362])&lt;4);REPT(0;4-LEN([.D362]))&amp;[.D362];[.D36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62]+0.5)*15" office:value-type="float" office:value="2.98828125" calcext:value-type="float">
            <text:p>3</text:p>
          </table:table-cell>
          <table:table-cell table:formula="of:=DEC2BIN([.I362])" office:value-type="string" office:string-value="10" calcext:value-type="string">
            <text:p>10</text:p>
          </table:table-cell>
          <table:table-cell table:formula="of:=IF((LEN([.J362])&lt;4);REPT(0;4-LEN([.J362]))&amp;[.J362];[.J36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362]+1)*8" office:value-type="float" office:value="8.21875" calcext:value-type="float">
            <text:p>8</text:p>
          </table:table-cell>
          <table:table-cell table:formula="of:=DEC2BIN([.P362])" office:value-type="string" office:string-value="1000" calcext:value-type="string">
            <text:p>1000</text:p>
          </table:table-cell>
          <table:table-cell table:formula="of:=IF((LEN([.Q362])&lt;4);REPT(0;4-LEN([.Q362]))&amp;[.Q362];[.Q36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363]+0.5)*15" office:value-type="float" office:value="5.15625" calcext:value-type="float">
            <text:p>5</text:p>
          </table:table-cell>
          <table:table-cell table:formula="of:=DEC2BIN([.C363])" office:value-type="string" office:string-value="101" calcext:value-type="string">
            <text:p>101</text:p>
          </table:table-cell>
          <table:table-cell table:formula="of:=IF((LEN([.D363])&lt;4);REPT(0;4-LEN([.D363]))&amp;[.D363];[.D36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63]+0.5)*15" office:value-type="float" office:value="14.58984375" calcext:value-type="float">
            <text:p>15</text:p>
          </table:table-cell>
          <table:table-cell table:formula="of:=DEC2BIN([.I363])" office:value-type="string" office:string-value="1110" calcext:value-type="string">
            <text:p>1110</text:p>
          </table:table-cell>
          <table:table-cell table:formula="of:=IF((LEN([.J363])&lt;4);REPT(0;4-LEN([.J363]))&amp;[.J363];[.J3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363]+1)*8" office:value-type="float" office:value="4.4375" calcext:value-type="float">
            <text:p>4</text:p>
          </table:table-cell>
          <table:table-cell table:formula="of:=DEC2BIN([.P363])" office:value-type="string" office:string-value="100" calcext:value-type="string">
            <text:p>100</text:p>
          </table:table-cell>
          <table:table-cell table:formula="of:=IF((LEN([.Q363])&lt;4);REPT(0;4-LEN([.Q363]))&amp;[.Q363];[.Q36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364]+0.5)*15" office:value-type="float" office:value="14.94140625" calcext:value-type="float">
            <text:p>15</text:p>
          </table:table-cell>
          <table:table-cell table:formula="of:=DEC2BIN([.C364])" office:value-type="string" office:string-value="1110" calcext:value-type="string">
            <text:p>1110</text:p>
          </table:table-cell>
          <table:table-cell table:formula="of:=IF((LEN([.D364])&lt;4);REPT(0;4-LEN([.D364]))&amp;[.D364];[.D36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364]+0.5)*15" office:value-type="float" office:value="7.6171875" calcext:value-type="float">
            <text:p>8</text:p>
          </table:table-cell>
          <table:table-cell table:formula="of:=DEC2BIN([.I364])" office:value-type="string" office:string-value="111" calcext:value-type="string">
            <text:p>111</text:p>
          </table:table-cell>
          <table:table-cell table:formula="of:=IF((LEN([.J364])&lt;4);REPT(0;4-LEN([.J364]))&amp;[.J364];[.J3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364]+1)*8" office:value-type="float" office:value="7.03125" calcext:value-type="float">
            <text:p>7</text:p>
          </table:table-cell>
          <table:table-cell table:formula="of:=DEC2BIN([.P364])" office:value-type="string" office:string-value="111" calcext:value-type="string">
            <text:p>111</text:p>
          </table:table-cell>
          <table:table-cell table:formula="of:=IF((LEN([.Q364])&lt;4);REPT(0;4-LEN([.Q364]))&amp;[.Q364];[.Q36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365]+0.5)*15" office:value-type="float" office:value="5.33203125" calcext:value-type="float">
            <text:p>5</text:p>
          </table:table-cell>
          <table:table-cell table:formula="of:=DEC2BIN([.C365])" office:value-type="string" office:string-value="101" calcext:value-type="string">
            <text:p>101</text:p>
          </table:table-cell>
          <table:table-cell table:formula="of:=IF((LEN([.D365])&lt;4);REPT(0;4-LEN([.D365]))&amp;[.D365];[.D36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365]+0.5)*15" office:value-type="float" office:value="0.3515625" calcext:value-type="float">
            <text:p>0</text:p>
          </table:table-cell>
          <table:table-cell table:formula="of:=DEC2BIN([.I365])" office:value-type="string" office:string-value="0" calcext:value-type="string">
            <text:p>0</text:p>
          </table:table-cell>
          <table:table-cell table:formula="of:=IF((LEN([.J365])&lt;4);REPT(0;4-LEN([.J365]))&amp;[.J365];[.J3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365]+1)*8" office:value-type="float" office:value="15" calcext:value-type="float">
            <text:p>15</text:p>
          </table:table-cell>
          <table:table-cell table:formula="of:=DEC2BIN([.P365])" office:value-type="string" office:string-value="1111" calcext:value-type="string">
            <text:p>1111</text:p>
          </table:table-cell>
          <table:table-cell table:formula="of:=IF((LEN([.Q365])&lt;4);REPT(0;4-LEN([.Q365]))&amp;[.Q365];[.Q36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366]+0.5)*15" office:value-type="float" office:value="1.34765625" calcext:value-type="float">
            <text:p>1</text:p>
          </table:table-cell>
          <table:table-cell table:formula="of:=DEC2BIN([.C366])" office:value-type="string" office:string-value="1" calcext:value-type="string">
            <text:p>1</text:p>
          </table:table-cell>
          <table:table-cell table:formula="of:=IF((LEN([.D366])&lt;4);REPT(0;4-LEN([.D366]))&amp;[.D366];[.D36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66]+0.5)*15" office:value-type="float" office:value="11.77734375" calcext:value-type="float">
            <text:p>12</text:p>
          </table:table-cell>
          <table:table-cell table:formula="of:=DEC2BIN([.I366])" office:value-type="string" office:string-value="1011" calcext:value-type="string">
            <text:p>1011</text:p>
          </table:table-cell>
          <table:table-cell table:formula="of:=IF((LEN([.J366])&lt;4);REPT(0;4-LEN([.J366]))&amp;[.J366];[.J3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366]+1)*8" office:value-type="float" office:value="9.34375" calcext:value-type="float">
            <text:p>9</text:p>
          </table:table-cell>
          <table:table-cell table:formula="of:=DEC2BIN([.P366])" office:value-type="string" office:string-value="1001" calcext:value-type="string">
            <text:p>1001</text:p>
          </table:table-cell>
          <table:table-cell table:formula="of:=IF((LEN([.Q366])&lt;4);REPT(0;4-LEN([.Q366]))&amp;[.Q366];[.Q36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367]+0.5)*15" office:value-type="float" office:value="13.4765625" calcext:value-type="float">
            <text:p>13</text:p>
          </table:table-cell>
          <table:table-cell table:formula="of:=DEC2BIN([.C367])" office:value-type="string" office:string-value="1101" calcext:value-type="string">
            <text:p>1101</text:p>
          </table:table-cell>
          <table:table-cell table:formula="of:=IF((LEN([.D367])&lt;4);REPT(0;4-LEN([.D367]))&amp;[.D367];[.D36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67]+0.5)*15" office:value-type="float" office:value="12.01171875" calcext:value-type="float">
            <text:p>12</text:p>
          </table:table-cell>
          <table:table-cell table:formula="of:=DEC2BIN([.I367])" office:value-type="string" office:string-value="1100" calcext:value-type="string">
            <text:p>1100</text:p>
          </table:table-cell>
          <table:table-cell table:formula="of:=IF((LEN([.J367])&lt;4);REPT(0;4-LEN([.J367]))&amp;[.J367];[.J3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367]+1)*8" office:value-type="float" office:value="0.21875" calcext:value-type="float">
            <text:p>0</text:p>
          </table:table-cell>
          <table:table-cell table:formula="of:=DEC2BIN([.P367])" office:value-type="string" office:string-value="0" calcext:value-type="string">
            <text:p>0</text:p>
          </table:table-cell>
          <table:table-cell table:formula="of:=IF((LEN([.Q367])&lt;4);REPT(0;4-LEN([.Q367]))&amp;[.Q367];[.Q36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368]+0.5)*15" office:value-type="float" office:value="9.90234375" calcext:value-type="float">
            <text:p>10</text:p>
          </table:table-cell>
          <table:table-cell table:formula="of:=DEC2BIN([.C368])" office:value-type="string" office:string-value="1001" calcext:value-type="string">
            <text:p>1001</text:p>
          </table:table-cell>
          <table:table-cell table:formula="of:=IF((LEN([.D368])&lt;4);REPT(0;4-LEN([.D368]))&amp;[.D368];[.D36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68]+0.5)*15" office:value-type="float" office:value="0.41015625" calcext:value-type="float">
            <text:p>0</text:p>
          </table:table-cell>
          <table:table-cell table:formula="of:=DEC2BIN([.I368])" office:value-type="string" office:string-value="0" calcext:value-type="string">
            <text:p>0</text:p>
          </table:table-cell>
          <table:table-cell table:formula="of:=IF((LEN([.J368])&lt;4);REPT(0;4-LEN([.J368]))&amp;[.J368];[.J3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368]+1)*8" office:value-type="float" office:value="6.78125" calcext:value-type="float">
            <text:p>7</text:p>
          </table:table-cell>
          <table:table-cell table:formula="of:=DEC2BIN([.P368])" office:value-type="string" office:string-value="110" calcext:value-type="string">
            <text:p>110</text:p>
          </table:table-cell>
          <table:table-cell table:formula="of:=IF((LEN([.Q368])&lt;4);REPT(0;4-LEN([.Q368]))&amp;[.Q368];[.Q36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369]+0.5)*15" office:value-type="float" office:value="0" calcext:value-type="float">
            <text:p>0</text:p>
          </table:table-cell>
          <table:table-cell table:formula="of:=DEC2BIN([.C369])" office:value-type="string" office:string-value="0" calcext:value-type="string">
            <text:p>0</text:p>
          </table:table-cell>
          <table:table-cell table:formula="of:=IF((LEN([.D369])&lt;4);REPT(0;4-LEN([.D369]))&amp;[.D369];[.D36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369]+0.5)*15" office:value-type="float" office:value="7.3828125" calcext:value-type="float">
            <text:p>7</text:p>
          </table:table-cell>
          <table:table-cell table:formula="of:=DEC2BIN([.I369])" office:value-type="string" office:string-value="111" calcext:value-type="string">
            <text:p>111</text:p>
          </table:table-cell>
          <table:table-cell table:formula="of:=IF((LEN([.J369])&lt;4);REPT(0;4-LEN([.J369]))&amp;[.J369];[.J36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369]+1)*8" office:value-type="float" office:value="13.5625" calcext:value-type="float">
            <text:p>14</text:p>
          </table:table-cell>
          <table:table-cell table:formula="of:=DEC2BIN([.P369])" office:value-type="string" office:string-value="1101" calcext:value-type="string">
            <text:p>1101</text:p>
          </table:table-cell>
          <table:table-cell table:formula="of:=IF((LEN([.Q369])&lt;4);REPT(0;4-LEN([.Q369]))&amp;[.Q369];[.Q36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370]+0.5)*15" office:value-type="float" office:value="9.66796875" calcext:value-type="float">
            <text:p>10</text:p>
          </table:table-cell>
          <table:table-cell table:formula="of:=DEC2BIN([.C370])" office:value-type="string" office:string-value="1001" calcext:value-type="string">
            <text:p>1001</text:p>
          </table:table-cell>
          <table:table-cell table:formula="of:=IF((LEN([.D370])&lt;4);REPT(0;4-LEN([.D370]))&amp;[.D370];[.D37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370]+0.5)*15" office:value-type="float" office:value="14.6484375" calcext:value-type="float">
            <text:p>15</text:p>
          </table:table-cell>
          <table:table-cell table:formula="of:=DEC2BIN([.I370])" office:value-type="string" office:string-value="1110" calcext:value-type="string">
            <text:p>1110</text:p>
          </table:table-cell>
          <table:table-cell table:formula="of:=IF((LEN([.J370])&lt;4);REPT(0;4-LEN([.J370]))&amp;[.J370];[.J37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70]+1)*8" office:value-type="float" office:value="8.625" calcext:value-type="float">
            <text:p>9</text:p>
          </table:table-cell>
          <table:table-cell table:formula="of:=DEC2BIN([.P370])" office:value-type="string" office:string-value="1000" calcext:value-type="string">
            <text:p>1000</text:p>
          </table:table-cell>
          <table:table-cell table:formula="of:=IF((LEN([.Q370])&lt;4);REPT(0;4-LEN([.Q370]))&amp;[.Q370];[.Q37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371]+0.5)*15" office:value-type="float" office:value="13.65234375" calcext:value-type="float">
            <text:p>14</text:p>
          </table:table-cell>
          <table:table-cell table:formula="of:=DEC2BIN([.C371])" office:value-type="string" office:string-value="1101" calcext:value-type="string">
            <text:p>1101</text:p>
          </table:table-cell>
          <table:table-cell table:formula="of:=IF((LEN([.D371])&lt;4);REPT(0;4-LEN([.D371]))&amp;[.D371];[.D37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71]+0.5)*15" office:value-type="float" office:value="3.22265625" calcext:value-type="float">
            <text:p>3</text:p>
          </table:table-cell>
          <table:table-cell table:formula="of:=DEC2BIN([.I371])" office:value-type="string" office:string-value="11" calcext:value-type="string">
            <text:p>11</text:p>
          </table:table-cell>
          <table:table-cell table:formula="of:=IF((LEN([.J371])&lt;4);REPT(0;4-LEN([.J371]))&amp;[.J371];[.J37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71]+1)*8" office:value-type="float" office:value="6.6875" calcext:value-type="float">
            <text:p>7</text:p>
          </table:table-cell>
          <table:table-cell table:formula="of:=DEC2BIN([.P371])" office:value-type="string" office:string-value="110" calcext:value-type="string">
            <text:p>110</text:p>
          </table:table-cell>
          <table:table-cell table:formula="of:=IF((LEN([.Q371])&lt;4);REPT(0;4-LEN([.Q371]))&amp;[.Q371];[.Q37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372]+0.5)*15" office:value-type="float" office:value="1.5234375" calcext:value-type="float">
            <text:p>2</text:p>
          </table:table-cell>
          <table:table-cell table:formula="of:=DEC2BIN([.C372])" office:value-type="string" office:string-value="1" calcext:value-type="string">
            <text:p>1</text:p>
          </table:table-cell>
          <table:table-cell table:formula="of:=IF((LEN([.D372])&lt;4);REPT(0;4-LEN([.D372]))&amp;[.D372];[.D37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72]+0.5)*15" office:value-type="float" office:value="2.98828125" calcext:value-type="float">
            <text:p>3</text:p>
          </table:table-cell>
          <table:table-cell table:formula="of:=DEC2BIN([.I372])" office:value-type="string" office:string-value="10" calcext:value-type="string">
            <text:p>10</text:p>
          </table:table-cell>
          <table:table-cell table:formula="of:=IF((LEN([.J372])&lt;4);REPT(0;4-LEN([.J372]))&amp;[.J372];[.J37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72]+1)*8" office:value-type="float" office:value="8.59375" calcext:value-type="float">
            <text:p>9</text:p>
          </table:table-cell>
          <table:table-cell table:formula="of:=DEC2BIN([.P372])" office:value-type="string" office:string-value="1000" calcext:value-type="string">
            <text:p>1000</text:p>
          </table:table-cell>
          <table:table-cell table:formula="of:=IF((LEN([.Q372])&lt;4);REPT(0;4-LEN([.Q372]))&amp;[.Q372];[.Q37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373]+0.5)*15" office:value-type="float" office:value="5.0390625" calcext:value-type="float">
            <text:p>5</text:p>
          </table:table-cell>
          <table:table-cell table:formula="of:=DEC2BIN([.C373])" office:value-type="string" office:string-value="101" calcext:value-type="string">
            <text:p>101</text:p>
          </table:table-cell>
          <table:table-cell table:formula="of:=IF((LEN([.D373])&lt;4);REPT(0;4-LEN([.D373]))&amp;[.D373];[.D37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373]+0.5)*15" office:value-type="float" office:value="14.58984375" calcext:value-type="float">
            <text:p>15</text:p>
          </table:table-cell>
          <table:table-cell table:formula="of:=DEC2BIN([.I373])" office:value-type="string" office:string-value="1110" calcext:value-type="string">
            <text:p>1110</text:p>
          </table:table-cell>
          <table:table-cell table:formula="of:=IF((LEN([.J373])&lt;4);REPT(0;4-LEN([.J373]))&amp;[.J373];[.J37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73]+1)*8" office:value-type="float" office:value="11.1875" calcext:value-type="float">
            <text:p>11</text:p>
          </table:table-cell>
          <table:table-cell table:formula="of:=DEC2BIN([.P373])" office:value-type="string" office:string-value="1011" calcext:value-type="string">
            <text:p>1011</text:p>
          </table:table-cell>
          <table:table-cell table:formula="of:=IF((LEN([.Q373])&lt;4);REPT(0;4-LEN([.Q373]))&amp;[.Q373];[.Q37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374]+0.5)*15" office:value-type="float" office:value="15" calcext:value-type="float">
            <text:p>15</text:p>
          </table:table-cell>
          <table:table-cell table:formula="of:=DEC2BIN([.C374])" office:value-type="string" office:string-value="1111" calcext:value-type="string">
            <text:p>1111</text:p>
          </table:table-cell>
          <table:table-cell table:formula="of:=IF((LEN([.D374])&lt;4);REPT(0;4-LEN([.D374]))&amp;[.D374];[.D37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374]+0.5)*15" office:value-type="float" office:value="7.6171875" calcext:value-type="float">
            <text:p>8</text:p>
          </table:table-cell>
          <table:table-cell table:formula="of:=DEC2BIN([.I374])" office:value-type="string" office:string-value="111" calcext:value-type="string">
            <text:p>111</text:p>
          </table:table-cell>
          <table:table-cell table:formula="of:=IF((LEN([.J374])&lt;4);REPT(0;4-LEN([.J374]))&amp;[.J374];[.J3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74]+1)*8" office:value-type="float" office:value="9.1875" calcext:value-type="float">
            <text:p>9</text:p>
          </table:table-cell>
          <table:table-cell table:formula="of:=DEC2BIN([.P374])" office:value-type="string" office:string-value="1001" calcext:value-type="string">
            <text:p>1001</text:p>
          </table:table-cell>
          <table:table-cell table:formula="of:=IF((LEN([.Q374])&lt;4);REPT(0;4-LEN([.Q374]))&amp;[.Q374];[.Q37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375]+0.5)*15" office:value-type="float" office:value="5.33203125" calcext:value-type="float">
            <text:p>5</text:p>
          </table:table-cell>
          <table:table-cell table:formula="of:=DEC2BIN([.C375])" office:value-type="string" office:string-value="101" calcext:value-type="string">
            <text:p>101</text:p>
          </table:table-cell>
          <table:table-cell table:formula="of:=IF((LEN([.D375])&lt;4);REPT(0;4-LEN([.D375]))&amp;[.D375];[.D37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375]+0.5)*15" office:value-type="float" office:value="0.3515625" calcext:value-type="float">
            <text:p>0</text:p>
          </table:table-cell>
          <table:table-cell table:formula="of:=DEC2BIN([.I375])" office:value-type="string" office:string-value="0" calcext:value-type="string">
            <text:p>0</text:p>
          </table:table-cell>
          <table:table-cell table:formula="of:=IF((LEN([.J375])&lt;4);REPT(0;4-LEN([.J375]))&amp;[.J375];[.J37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75]+1)*8" office:value-type="float" office:value="0.84375" calcext:value-type="float">
            <text:p>1</text:p>
          </table:table-cell>
          <table:table-cell table:formula="of:=DEC2BIN([.P375])" office:value-type="string" office:string-value="0" calcext:value-type="string">
            <text:p>0</text:p>
          </table:table-cell>
          <table:table-cell table:formula="of:=IF((LEN([.Q375])&lt;4);REPT(0;4-LEN([.Q375]))&amp;[.Q375];[.Q37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376]+0.5)*15" office:value-type="float" office:value="1.34765625" calcext:value-type="float">
            <text:p>1</text:p>
          </table:table-cell>
          <table:table-cell table:formula="of:=DEC2BIN([.C376])" office:value-type="string" office:string-value="1" calcext:value-type="string">
            <text:p>1</text:p>
          </table:table-cell>
          <table:table-cell table:formula="of:=IF((LEN([.D376])&lt;4);REPT(0;4-LEN([.D376]))&amp;[.D376];[.D37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376]+0.5)*15" office:value-type="float" office:value="11.77734375" calcext:value-type="float">
            <text:p>12</text:p>
          </table:table-cell>
          <table:table-cell table:formula="of:=DEC2BIN([.I376])" office:value-type="string" office:string-value="1011" calcext:value-type="string">
            <text:p>1011</text:p>
          </table:table-cell>
          <table:table-cell table:formula="of:=IF((LEN([.J376])&lt;4);REPT(0;4-LEN([.J376]))&amp;[.J376];[.J37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76]+1)*8" office:value-type="float" office:value="6.71875" calcext:value-type="float">
            <text:p>7</text:p>
          </table:table-cell>
          <table:table-cell table:formula="of:=DEC2BIN([.P376])" office:value-type="string" office:string-value="110" calcext:value-type="string">
            <text:p>110</text:p>
          </table:table-cell>
          <table:table-cell table:formula="of:=IF((LEN([.Q376])&lt;4);REPT(0;4-LEN([.Q376]))&amp;[.Q376];[.Q37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377]+0.5)*15" office:value-type="float" office:value="13.4765625" calcext:value-type="float">
            <text:p>13</text:p>
          </table:table-cell>
          <table:table-cell table:formula="of:=DEC2BIN([.C377])" office:value-type="string" office:string-value="1101" calcext:value-type="string">
            <text:p>1101</text:p>
          </table:table-cell>
          <table:table-cell table:formula="of:=IF((LEN([.D377])&lt;4);REPT(0;4-LEN([.D377]))&amp;[.D377];[.D37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377]+0.5)*15" office:value-type="float" office:value="12.01171875" calcext:value-type="float">
            <text:p>12</text:p>
          </table:table-cell>
          <table:table-cell table:formula="of:=DEC2BIN([.I377])" office:value-type="string" office:string-value="1100" calcext:value-type="string">
            <text:p>1100</text:p>
          </table:table-cell>
          <table:table-cell table:formula="of:=IF((LEN([.J377])&lt;4);REPT(0;4-LEN([.J377]))&amp;[.J377];[.J37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77]+1)*8" office:value-type="float" office:value="15.71875" calcext:value-type="float">
            <text:p>16</text:p>
          </table:table-cell>
          <table:table-cell table:formula="of:=DEC2BIN([.P377])" office:value-type="string" office:string-value="1111" calcext:value-type="string">
            <text:p>1111</text:p>
          </table:table-cell>
          <table:table-cell table:formula="of:=IF((LEN([.Q377])&lt;4);REPT(0;4-LEN([.Q377]))&amp;[.Q377];[.Q37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378]+0.5)*15" office:value-type="float" office:value="9.9609375" calcext:value-type="float">
            <text:p>10</text:p>
          </table:table-cell>
          <table:table-cell table:formula="of:=DEC2BIN([.C378])" office:value-type="string" office:string-value="1001" calcext:value-type="string">
            <text:p>1001</text:p>
          </table:table-cell>
          <table:table-cell table:formula="of:=IF((LEN([.D378])&lt;4);REPT(0;4-LEN([.D378]))&amp;[.D378];[.D37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378]+0.5)*15" office:value-type="float" office:value="0.41015625" calcext:value-type="float">
            <text:p>0</text:p>
          </table:table-cell>
          <table:table-cell table:formula="of:=DEC2BIN([.I378])" office:value-type="string" office:string-value="0" calcext:value-type="string">
            <text:p>0</text:p>
          </table:table-cell>
          <table:table-cell table:formula="of:=IF((LEN([.J378])&lt;4);REPT(0;4-LEN([.J378]))&amp;[.J378];[.J3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78]+1)*8" office:value-type="float" office:value="9.25" calcext:value-type="float">
            <text:p>9</text:p>
          </table:table-cell>
          <table:table-cell table:formula="of:=DEC2BIN([.P378])" office:value-type="string" office:string-value="1001" calcext:value-type="string">
            <text:p>1001</text:p>
          </table:table-cell>
          <table:table-cell table:formula="of:=IF((LEN([.Q378])&lt;4);REPT(0;4-LEN([.Q378]))&amp;[.Q378];[.Q37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379]+0.5)*15" office:value-type="float" office:value="0" calcext:value-type="float">
            <text:p>0</text:p>
          </table:table-cell>
          <table:table-cell table:formula="of:=DEC2BIN([.C379])" office:value-type="string" office:string-value="0" calcext:value-type="string">
            <text:p>0</text:p>
          </table:table-cell>
          <table:table-cell table:formula="of:=IF((LEN([.D379])&lt;4);REPT(0;4-LEN([.D379]))&amp;[.D379];[.D3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379]+0.5)*15" office:value-type="float" office:value="7.3828125" calcext:value-type="float">
            <text:p>7</text:p>
          </table:table-cell>
          <table:table-cell table:formula="of:=DEC2BIN([.I379])" office:value-type="string" office:string-value="111" calcext:value-type="string">
            <text:p>111</text:p>
          </table:table-cell>
          <table:table-cell table:formula="of:=IF((LEN([.J379])&lt;4);REPT(0;4-LEN([.J379]))&amp;[.J379];[.J3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79]+1)*8" office:value-type="float" office:value="2.40625" calcext:value-type="float">
            <text:p>2</text:p>
          </table:table-cell>
          <table:table-cell table:formula="of:=DEC2BIN([.P379])" office:value-type="string" office:string-value="10" calcext:value-type="string">
            <text:p>10</text:p>
          </table:table-cell>
          <table:table-cell table:formula="of:=IF((LEN([.Q379])&lt;4);REPT(0;4-LEN([.Q379]))&amp;[.Q379];[.Q37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380]+0.5)*15" office:value-type="float" office:value="9.66796875" calcext:value-type="float">
            <text:p>10</text:p>
          </table:table-cell>
          <table:table-cell table:formula="of:=DEC2BIN([.C380])" office:value-type="string" office:string-value="1001" calcext:value-type="string">
            <text:p>1001</text:p>
          </table:table-cell>
          <table:table-cell table:formula="of:=IF((LEN([.D380])&lt;4);REPT(0;4-LEN([.D380]))&amp;[.D380];[.D38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380]+0.5)*15" office:value-type="float" office:value="14.6484375" calcext:value-type="float">
            <text:p>15</text:p>
          </table:table-cell>
          <table:table-cell table:formula="of:=DEC2BIN([.I380])" office:value-type="string" office:string-value="1110" calcext:value-type="string">
            <text:p>1110</text:p>
          </table:table-cell>
          <table:table-cell table:formula="of:=IF((LEN([.J380])&lt;4);REPT(0;4-LEN([.J380]))&amp;[.J380];[.J38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380]+1)*8" office:value-type="float" office:value="7.375" calcext:value-type="float">
            <text:p>7</text:p>
          </table:table-cell>
          <table:table-cell table:formula="of:=DEC2BIN([.P380])" office:value-type="string" office:string-value="111" calcext:value-type="string">
            <text:p>111</text:p>
          </table:table-cell>
          <table:table-cell table:formula="of:=IF((LEN([.Q380])&lt;4);REPT(0;4-LEN([.Q380]))&amp;[.Q380];[.Q38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381]+0.5)*15" office:value-type="float" office:value="13.65234375" calcext:value-type="float">
            <text:p>14</text:p>
          </table:table-cell>
          <table:table-cell table:formula="of:=DEC2BIN([.C381])" office:value-type="string" office:string-value="1101" calcext:value-type="string">
            <text:p>1101</text:p>
          </table:table-cell>
          <table:table-cell table:formula="of:=IF((LEN([.D381])&lt;4);REPT(0;4-LEN([.D381]))&amp;[.D381];[.D38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381]+0.5)*15" office:value-type="float" office:value="3.22265625" calcext:value-type="float">
            <text:p>3</text:p>
          </table:table-cell>
          <table:table-cell table:formula="of:=DEC2BIN([.I381])" office:value-type="string" office:string-value="11" calcext:value-type="string">
            <text:p>11</text:p>
          </table:table-cell>
          <table:table-cell table:formula="of:=IF((LEN([.J381])&lt;4);REPT(0;4-LEN([.J381]))&amp;[.J381];[.J38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381]+1)*8" office:value-type="float" office:value="9.3125" calcext:value-type="float">
            <text:p>9</text:p>
          </table:table-cell>
          <table:table-cell table:formula="of:=DEC2BIN([.P381])" office:value-type="string" office:string-value="1001" calcext:value-type="string">
            <text:p>1001</text:p>
          </table:table-cell>
          <table:table-cell table:formula="of:=IF((LEN([.Q381])&lt;4);REPT(0;4-LEN([.Q381]))&amp;[.Q381];[.Q38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382]+0.5)*15" office:value-type="float" office:value="1.5234375" calcext:value-type="float">
            <text:p>2</text:p>
          </table:table-cell>
          <table:table-cell table:formula="of:=DEC2BIN([.C382])" office:value-type="string" office:string-value="1" calcext:value-type="string">
            <text:p>1</text:p>
          </table:table-cell>
          <table:table-cell table:formula="of:=IF((LEN([.D382])&lt;4);REPT(0;4-LEN([.D382]))&amp;[.D382];[.D38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382]+0.5)*15" office:value-type="float" office:value="2.98828125" calcext:value-type="float">
            <text:p>3</text:p>
          </table:table-cell>
          <table:table-cell table:formula="of:=DEC2BIN([.I382])" office:value-type="string" office:string-value="10" calcext:value-type="string">
            <text:p>10</text:p>
          </table:table-cell>
          <table:table-cell table:formula="of:=IF((LEN([.J382])&lt;4);REPT(0;4-LEN([.J382]))&amp;[.J382];[.J38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382]+1)*8" office:value-type="float" office:value="7.40625" calcext:value-type="float">
            <text:p>7</text:p>
          </table:table-cell>
          <table:table-cell table:formula="of:=DEC2BIN([.P382])" office:value-type="string" office:string-value="111" calcext:value-type="string">
            <text:p>111</text:p>
          </table:table-cell>
          <table:table-cell table:formula="of:=IF((LEN([.Q382])&lt;4);REPT(0;4-LEN([.Q382]))&amp;[.Q382];[.Q38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383]+0.5)*15" office:value-type="float" office:value="4.98046875" calcext:value-type="float">
            <text:p>5</text:p>
          </table:table-cell>
          <table:table-cell table:formula="of:=DEC2BIN([.C383])" office:value-type="string" office:string-value="100" calcext:value-type="string">
            <text:p>100</text:p>
          </table:table-cell>
          <table:table-cell table:formula="of:=IF((LEN([.D383])&lt;4);REPT(0;4-LEN([.D383]))&amp;[.D383];[.D38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383]+0.5)*15" office:value-type="float" office:value="14.70703125" calcext:value-type="float">
            <text:p>15</text:p>
          </table:table-cell>
          <table:table-cell table:formula="of:=DEC2BIN([.I383])" office:value-type="string" office:string-value="1110" calcext:value-type="string">
            <text:p>1110</text:p>
          </table:table-cell>
          <table:table-cell table:formula="of:=IF((LEN([.J383])&lt;4);REPT(0;4-LEN([.J383]))&amp;[.J383];[.J38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383]+1)*8" office:value-type="float" office:value="4.8125" calcext:value-type="float">
            <text:p>5</text:p>
          </table:table-cell>
          <table:table-cell table:formula="of:=DEC2BIN([.P383])" office:value-type="string" office:string-value="100" calcext:value-type="string">
            <text:p>100</text:p>
          </table:table-cell>
          <table:table-cell table:formula="of:=IF((LEN([.Q383])&lt;4);REPT(0;4-LEN([.Q383]))&amp;[.Q383];[.Q38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384]+0.5)*15" office:value-type="float" office:value="15.3515625" calcext:value-type="float">
            <text:p>15</text:p>
          </table:table-cell>
          <table:table-cell table:formula="of:=DEC2BIN([.C384])" office:value-type="string" office:string-value="1111" calcext:value-type="string">
            <text:p>1111</text:p>
          </table:table-cell>
          <table:table-cell table:formula="of:=IF((LEN([.D384])&lt;4);REPT(0;4-LEN([.D384]))&amp;[.D384];[.D38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384]+0.5)*15" office:value-type="float" office:value="10.078125" calcext:value-type="float">
            <text:p>10</text:p>
          </table:table-cell>
          <table:table-cell table:formula="of:=DEC2BIN([.I384])" office:value-type="string" office:string-value="1010" calcext:value-type="string">
            <text:p>1010</text:p>
          </table:table-cell>
          <table:table-cell table:formula="of:=IF((LEN([.J384])&lt;4);REPT(0;4-LEN([.J384]))&amp;[.J384];[.J38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384]+1)*8" office:value-type="float" office:value="6.8125" calcext:value-type="float">
            <text:p>7</text:p>
          </table:table-cell>
          <table:table-cell table:formula="of:=DEC2BIN([.P384])" office:value-type="string" office:string-value="110" calcext:value-type="string">
            <text:p>110</text:p>
          </table:table-cell>
          <table:table-cell table:formula="of:=IF((LEN([.Q384])&lt;4);REPT(0;4-LEN([.Q384]))&amp;[.Q384];[.Q38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385]+0.5)*15" office:value-type="float" office:value="11.6015625" calcext:value-type="float">
            <text:p>12</text:p>
          </table:table-cell>
          <table:table-cell table:formula="of:=DEC2BIN([.C385])" office:value-type="string" office:string-value="1011" calcext:value-type="string">
            <text:p>1011</text:p>
          </table:table-cell>
          <table:table-cell table:formula="of:=IF((LEN([.D385])&lt;4);REPT(0;4-LEN([.D385]))&amp;[.D385];[.D38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385]+0.5)*15" office:value-type="float" office:value="1.46484375" calcext:value-type="float">
            <text:p>1</text:p>
          </table:table-cell>
          <table:table-cell table:formula="of:=DEC2BIN([.I385])" office:value-type="string" office:string-value="1" calcext:value-type="string">
            <text:p>1</text:p>
          </table:table-cell>
          <table:table-cell table:formula="of:=IF((LEN([.J385])&lt;4);REPT(0;4-LEN([.J385]))&amp;[.J385];[.J38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385]+1)*8" office:value-type="float" office:value="15.15625" calcext:value-type="float">
            <text:p>15</text:p>
          </table:table-cell>
          <table:table-cell table:formula="of:=DEC2BIN([.P385])" office:value-type="string" office:string-value="1111" calcext:value-type="string">
            <text:p>1111</text:p>
          </table:table-cell>
          <table:table-cell table:formula="of:=IF((LEN([.Q385])&lt;4);REPT(0;4-LEN([.Q385]))&amp;[.Q385];[.Q38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386]+0.5)*15" office:value-type="float" office:value="3.3984375" calcext:value-type="float">
            <text:p>3</text:p>
          </table:table-cell>
          <table:table-cell table:formula="of:=DEC2BIN([.C386])" office:value-type="string" office:string-value="11" calcext:value-type="string">
            <text:p>11</text:p>
          </table:table-cell>
          <table:table-cell table:formula="of:=IF((LEN([.D386])&lt;4);REPT(0;4-LEN([.D386]))&amp;[.D386];[.D38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386]+0.5)*15" office:value-type="float" office:value="1.40625" calcext:value-type="float">
            <text:p>1</text:p>
          </table:table-cell>
          <table:table-cell table:formula="of:=DEC2BIN([.I386])" office:value-type="string" office:string-value="1" calcext:value-type="string">
            <text:p>1</text:p>
          </table:table-cell>
          <table:table-cell table:formula="of:=IF((LEN([.J386])&lt;4);REPT(0;4-LEN([.J386]))&amp;[.J386];[.J38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386]+1)*8" office:value-type="float" office:value="9.28125" calcext:value-type="float">
            <text:p>9</text:p>
          </table:table-cell>
          <table:table-cell table:formula="of:=DEC2BIN([.P386])" office:value-type="string" office:string-value="1001" calcext:value-type="string">
            <text:p>1001</text:p>
          </table:table-cell>
          <table:table-cell table:formula="of:=IF((LEN([.Q386])&lt;4);REPT(0;4-LEN([.Q386]))&amp;[.Q386];[.Q38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387]+0.5)*15" office:value-type="float" office:value="0.234375" calcext:value-type="float">
            <text:p>0</text:p>
          </table:table-cell>
          <table:table-cell table:formula="of:=DEC2BIN([.C387])" office:value-type="string" office:string-value="0" calcext:value-type="string">
            <text:p>0</text:p>
          </table:table-cell>
          <table:table-cell table:formula="of:=IF((LEN([.D387])&lt;4);REPT(0;4-LEN([.D387]))&amp;[.D387];[.D38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387]+0.5)*15" office:value-type="float" office:value="9.66796875" calcext:value-type="float">
            <text:p>10</text:p>
          </table:table-cell>
          <table:table-cell table:formula="of:=DEC2BIN([.I387])" office:value-type="string" office:string-value="1001" calcext:value-type="string">
            <text:p>1001</text:p>
          </table:table-cell>
          <table:table-cell table:formula="of:=IF((LEN([.J387])&lt;4);REPT(0;4-LEN([.J387]))&amp;[.J387];[.J38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387]+1)*8" office:value-type="float" office:value="0.28125" calcext:value-type="float">
            <text:p>0</text:p>
          </table:table-cell>
          <table:table-cell table:formula="of:=DEC2BIN([.P387])" office:value-type="string" office:string-value="0" calcext:value-type="string">
            <text:p>0</text:p>
          </table:table-cell>
          <table:table-cell table:formula="of:=IF((LEN([.Q387])&lt;4);REPT(0;4-LEN([.Q387]))&amp;[.Q387];[.Q38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388]+0.5)*15" office:value-type="float" office:value="7.44140625" calcext:value-type="float">
            <text:p>7</text:p>
          </table:table-cell>
          <table:table-cell table:formula="of:=DEC2BIN([.C388])" office:value-type="string" office:string-value="111" calcext:value-type="string">
            <text:p>111</text:p>
          </table:table-cell>
          <table:table-cell table:formula="of:=IF((LEN([.D388])&lt;4);REPT(0;4-LEN([.D388]))&amp;[.D388];[.D3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388]+0.5)*15" office:value-type="float" office:value="15" calcext:value-type="float">
            <text:p>15</text:p>
          </table:table-cell>
          <table:table-cell table:formula="of:=DEC2BIN([.I388])" office:value-type="string" office:string-value="1111" calcext:value-type="string">
            <text:p>1111</text:p>
          </table:table-cell>
          <table:table-cell table:formula="of:=IF((LEN([.J388])&lt;4);REPT(0;4-LEN([.J388]))&amp;[.J388];[.J38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388]+1)*8" office:value-type="float" office:value="6.75" calcext:value-type="float">
            <text:p>7</text:p>
          </table:table-cell>
          <table:table-cell table:formula="of:=DEC2BIN([.P388])" office:value-type="string" office:string-value="110" calcext:value-type="string">
            <text:p>110</text:p>
          </table:table-cell>
          <table:table-cell table:formula="of:=IF((LEN([.Q388])&lt;4);REPT(0;4-LEN([.Q388]))&amp;[.Q388];[.Q38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389]+0.5)*15" office:value-type="float" office:value="14.53125" calcext:value-type="float">
            <text:p>15</text:p>
          </table:table-cell>
          <table:table-cell table:formula="of:=DEC2BIN([.C389])" office:value-type="string" office:string-value="1110" calcext:value-type="string">
            <text:p>1110</text:p>
          </table:table-cell>
          <table:table-cell table:formula="of:=IF((LEN([.D389])&lt;4);REPT(0;4-LEN([.D389]))&amp;[.D389];[.D38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389]+0.5)*15" office:value-type="float" office:value="9.90234375" calcext:value-type="float">
            <text:p>10</text:p>
          </table:table-cell>
          <table:table-cell table:formula="of:=DEC2BIN([.I389])" office:value-type="string" office:string-value="1001" calcext:value-type="string">
            <text:p>1001</text:p>
          </table:table-cell>
          <table:table-cell table:formula="of:=IF((LEN([.J389])&lt;4);REPT(0;4-LEN([.J389]))&amp;[.J389];[.J38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389]+1)*8" office:value-type="float" office:value="13.59375" calcext:value-type="float">
            <text:p>14</text:p>
          </table:table-cell>
          <table:table-cell table:formula="of:=DEC2BIN([.P389])" office:value-type="string" office:string-value="1101" calcext:value-type="string">
            <text:p>1101</text:p>
          </table:table-cell>
          <table:table-cell table:formula="of:=IF((LEN([.Q389])&lt;4);REPT(0;4-LEN([.Q389]))&amp;[.Q389];[.Q38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390]+0.5)*15" office:value-type="float" office:value="12.01171875" calcext:value-type="float">
            <text:p>12</text:p>
          </table:table-cell>
          <table:table-cell table:formula="of:=DEC2BIN([.C390])" office:value-type="string" office:string-value="1100" calcext:value-type="string">
            <text:p>1100</text:p>
          </table:table-cell>
          <table:table-cell table:formula="of:=IF((LEN([.D390])&lt;4);REPT(0;4-LEN([.D390]))&amp;[.D390];[.D39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390]+0.5)*15" office:value-type="float" office:value="1.5234375" calcext:value-type="float">
            <text:p>2</text:p>
          </table:table-cell>
          <table:table-cell table:formula="of:=DEC2BIN([.I390])" office:value-type="string" office:string-value="1" calcext:value-type="string">
            <text:p>1</text:p>
          </table:table-cell>
          <table:table-cell table:formula="of:=IF((LEN([.J390])&lt;4);REPT(0;4-LEN([.J390]))&amp;[.J390];[.J39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390]+1)*8" office:value-type="float" office:value="8.625" calcext:value-type="float">
            <text:p>9</text:p>
          </table:table-cell>
          <table:table-cell table:formula="of:=DEC2BIN([.P390])" office:value-type="string" office:string-value="1000" calcext:value-type="string">
            <text:p>1000</text:p>
          </table:table-cell>
          <table:table-cell table:formula="of:=IF((LEN([.Q390])&lt;4);REPT(0;4-LEN([.Q390]))&amp;[.Q390];[.Q39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391]+0.5)*15" office:value-type="float" office:value="3.1640625" calcext:value-type="float">
            <text:p>3</text:p>
          </table:table-cell>
          <table:table-cell table:formula="of:=DEC2BIN([.C391])" office:value-type="string" office:string-value="11" calcext:value-type="string">
            <text:p>11</text:p>
          </table:table-cell>
          <table:table-cell table:formula="of:=IF((LEN([.D391])&lt;4);REPT(0;4-LEN([.D391]))&amp;[.D391];[.D39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391]+0.5)*15" office:value-type="float" office:value="1.34765625" calcext:value-type="float">
            <text:p>1</text:p>
          </table:table-cell>
          <table:table-cell table:formula="of:=DEC2BIN([.I391])" office:value-type="string" office:string-value="1" calcext:value-type="string">
            <text:p>1</text:p>
          </table:table-cell>
          <table:table-cell table:formula="of:=IF((LEN([.J391])&lt;4);REPT(0;4-LEN([.J391]))&amp;[.J391];[.J39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391]+1)*8" office:value-type="float" office:value="6.6875" calcext:value-type="float">
            <text:p>7</text:p>
          </table:table-cell>
          <table:table-cell table:formula="of:=DEC2BIN([.P391])" office:value-type="string" office:string-value="110" calcext:value-type="string">
            <text:p>110</text:p>
          </table:table-cell>
          <table:table-cell table:formula="of:=IF((LEN([.Q391])&lt;4);REPT(0;4-LEN([.Q391]))&amp;[.Q391];[.Q39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392]+0.5)*15" office:value-type="float" office:value="0.3515625" calcext:value-type="float">
            <text:p>0</text:p>
          </table:table-cell>
          <table:table-cell table:formula="of:=DEC2BIN([.C392])" office:value-type="string" office:string-value="0" calcext:value-type="string">
            <text:p>0</text:p>
          </table:table-cell>
          <table:table-cell table:formula="of:=IF((LEN([.D392])&lt;4);REPT(0;4-LEN([.D392]))&amp;[.D392];[.D39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392]+0.5)*15" office:value-type="float" office:value="9.7265625" calcext:value-type="float">
            <text:p>10</text:p>
          </table:table-cell>
          <table:table-cell table:formula="of:=DEC2BIN([.I392])" office:value-type="string" office:string-value="1001" calcext:value-type="string">
            <text:p>1001</text:p>
          </table:table-cell>
          <table:table-cell table:formula="of:=IF((LEN([.J392])&lt;4);REPT(0;4-LEN([.J392]))&amp;[.J392];[.J39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392]+1)*8" office:value-type="float" office:value="8.59375" calcext:value-type="float">
            <text:p>9</text:p>
          </table:table-cell>
          <table:table-cell table:formula="of:=DEC2BIN([.P392])" office:value-type="string" office:string-value="1000" calcext:value-type="string">
            <text:p>1000</text:p>
          </table:table-cell>
          <table:table-cell table:formula="of:=IF((LEN([.Q392])&lt;4);REPT(0;4-LEN([.Q392]))&amp;[.Q392];[.Q39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393]+0.5)*15" office:value-type="float" office:value="7.3828125" calcext:value-type="float">
            <text:p>7</text:p>
          </table:table-cell>
          <table:table-cell table:formula="of:=DEC2BIN([.C393])" office:value-type="string" office:string-value="111" calcext:value-type="string">
            <text:p>111</text:p>
          </table:table-cell>
          <table:table-cell table:formula="of:=IF((LEN([.D393])&lt;4);REPT(0;4-LEN([.D393]))&amp;[.D393];[.D3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393]+0.5)*15" office:value-type="float" office:value="15" calcext:value-type="float">
            <text:p>15</text:p>
          </table:table-cell>
          <table:table-cell table:formula="of:=DEC2BIN([.I393])" office:value-type="string" office:string-value="1111" calcext:value-type="string">
            <text:p>1111</text:p>
          </table:table-cell>
          <table:table-cell table:formula="of:=IF((LEN([.J393])&lt;4);REPT(0;4-LEN([.J393]))&amp;[.J393];[.J39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393]+1)*8" office:value-type="float" office:value="11.1875" calcext:value-type="float">
            <text:p>11</text:p>
          </table:table-cell>
          <table:table-cell table:formula="of:=DEC2BIN([.P393])" office:value-type="string" office:string-value="1011" calcext:value-type="string">
            <text:p>1011</text:p>
          </table:table-cell>
          <table:table-cell table:formula="of:=IF((LEN([.Q393])&lt;4);REPT(0;4-LEN([.Q393]))&amp;[.Q393];[.Q39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394]+0.5)*15" office:value-type="float" office:value="14.58984375" calcext:value-type="float">
            <text:p>15</text:p>
          </table:table-cell>
          <table:table-cell table:formula="of:=DEC2BIN([.C394])" office:value-type="string" office:string-value="1110" calcext:value-type="string">
            <text:p>1110</text:p>
          </table:table-cell>
          <table:table-cell table:formula="of:=IF((LEN([.D394])&lt;4);REPT(0;4-LEN([.D394]))&amp;[.D394];[.D39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394]+0.5)*15" office:value-type="float" office:value="9.90234375" calcext:value-type="float">
            <text:p>10</text:p>
          </table:table-cell>
          <table:table-cell table:formula="of:=DEC2BIN([.I394])" office:value-type="string" office:string-value="1001" calcext:value-type="string">
            <text:p>1001</text:p>
          </table:table-cell>
          <table:table-cell table:formula="of:=IF((LEN([.J394])&lt;4);REPT(0;4-LEN([.J394]))&amp;[.J394];[.J39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394]+1)*8" office:value-type="float" office:value="9.1875" calcext:value-type="float">
            <text:p>9</text:p>
          </table:table-cell>
          <table:table-cell table:formula="of:=DEC2BIN([.P394])" office:value-type="string" office:string-value="1001" calcext:value-type="string">
            <text:p>1001</text:p>
          </table:table-cell>
          <table:table-cell table:formula="of:=IF((LEN([.Q394])&lt;4);REPT(0;4-LEN([.Q394]))&amp;[.Q394];[.Q39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395]+0.5)*15" office:value-type="float" office:value="12.01171875" calcext:value-type="float">
            <text:p>12</text:p>
          </table:table-cell>
          <table:table-cell table:formula="of:=DEC2BIN([.C395])" office:value-type="string" office:string-value="1100" calcext:value-type="string">
            <text:p>1100</text:p>
          </table:table-cell>
          <table:table-cell table:formula="of:=IF((LEN([.D395])&lt;4);REPT(0;4-LEN([.D395]))&amp;[.D395];[.D39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395]+0.5)*15" office:value-type="float" office:value="1.5234375" calcext:value-type="float">
            <text:p>2</text:p>
          </table:table-cell>
          <table:table-cell table:formula="of:=DEC2BIN([.I395])" office:value-type="string" office:string-value="1" calcext:value-type="string">
            <text:p>1</text:p>
          </table:table-cell>
          <table:table-cell table:formula="of:=IF((LEN([.J395])&lt;4);REPT(0;4-LEN([.J395]))&amp;[.J395];[.J39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395]+1)*8" office:value-type="float" office:value="0.84375" calcext:value-type="float">
            <text:p>1</text:p>
          </table:table-cell>
          <table:table-cell table:formula="of:=DEC2BIN([.P395])" office:value-type="string" office:string-value="0" calcext:value-type="string">
            <text:p>0</text:p>
          </table:table-cell>
          <table:table-cell table:formula="of:=IF((LEN([.Q395])&lt;4);REPT(0;4-LEN([.Q395]))&amp;[.Q395];[.Q39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396]+0.5)*15" office:value-type="float" office:value="3.1640625" calcext:value-type="float">
            <text:p>3</text:p>
          </table:table-cell>
          <table:table-cell table:formula="of:=DEC2BIN([.C396])" office:value-type="string" office:string-value="11" calcext:value-type="string">
            <text:p>11</text:p>
          </table:table-cell>
          <table:table-cell table:formula="of:=IF((LEN([.D396])&lt;4);REPT(0;4-LEN([.D396]))&amp;[.D396];[.D39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396]+0.5)*15" office:value-type="float" office:value="1.34765625" calcext:value-type="float">
            <text:p>1</text:p>
          </table:table-cell>
          <table:table-cell table:formula="of:=DEC2BIN([.I396])" office:value-type="string" office:string-value="1" calcext:value-type="string">
            <text:p>1</text:p>
          </table:table-cell>
          <table:table-cell table:formula="of:=IF((LEN([.J396])&lt;4);REPT(0;4-LEN([.J396]))&amp;[.J396];[.J39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396]+1)*8" office:value-type="float" office:value="6.71875" calcext:value-type="float">
            <text:p>7</text:p>
          </table:table-cell>
          <table:table-cell table:formula="of:=DEC2BIN([.P396])" office:value-type="string" office:string-value="110" calcext:value-type="string">
            <text:p>110</text:p>
          </table:table-cell>
          <table:table-cell table:formula="of:=IF((LEN([.Q396])&lt;4);REPT(0;4-LEN([.Q396]))&amp;[.Q396];[.Q39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397]+0.5)*15" office:value-type="float" office:value="0.3515625" calcext:value-type="float">
            <text:p>0</text:p>
          </table:table-cell>
          <table:table-cell table:formula="of:=DEC2BIN([.C397])" office:value-type="string" office:string-value="0" calcext:value-type="string">
            <text:p>0</text:p>
          </table:table-cell>
          <table:table-cell table:formula="of:=IF((LEN([.D397])&lt;4);REPT(0;4-LEN([.D397]))&amp;[.D397];[.D39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397]+0.5)*15" office:value-type="float" office:value="9.7265625" calcext:value-type="float">
            <text:p>10</text:p>
          </table:table-cell>
          <table:table-cell table:formula="of:=DEC2BIN([.I397])" office:value-type="string" office:string-value="1001" calcext:value-type="string">
            <text:p>1001</text:p>
          </table:table-cell>
          <table:table-cell table:formula="of:=IF((LEN([.J397])&lt;4);REPT(0;4-LEN([.J397]))&amp;[.J397];[.J39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397]+1)*8" office:value-type="float" office:value="15.71875" calcext:value-type="float">
            <text:p>16</text:p>
          </table:table-cell>
          <table:table-cell table:formula="of:=DEC2BIN([.P397])" office:value-type="string" office:string-value="1111" calcext:value-type="string">
            <text:p>1111</text:p>
          </table:table-cell>
          <table:table-cell table:formula="of:=IF((LEN([.Q397])&lt;4);REPT(0;4-LEN([.Q397]))&amp;[.Q397];[.Q39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398]+0.5)*15" office:value-type="float" office:value="7.44140625" calcext:value-type="float">
            <text:p>7</text:p>
          </table:table-cell>
          <table:table-cell table:formula="of:=DEC2BIN([.C398])" office:value-type="string" office:string-value="111" calcext:value-type="string">
            <text:p>111</text:p>
          </table:table-cell>
          <table:table-cell table:formula="of:=IF((LEN([.D398])&lt;4);REPT(0;4-LEN([.D398]))&amp;[.D398];[.D3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398]+0.5)*15" office:value-type="float" office:value="14.82421875" calcext:value-type="float">
            <text:p>15</text:p>
          </table:table-cell>
          <table:table-cell table:formula="of:=DEC2BIN([.I398])" office:value-type="string" office:string-value="1110" calcext:value-type="string">
            <text:p>1110</text:p>
          </table:table-cell>
          <table:table-cell table:formula="of:=IF((LEN([.J398])&lt;4);REPT(0;4-LEN([.J398]))&amp;[.J398];[.J39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398]+1)*8" office:value-type="float" office:value="9.25" calcext:value-type="float">
            <text:p>9</text:p>
          </table:table-cell>
          <table:table-cell table:formula="of:=DEC2BIN([.P398])" office:value-type="string" office:string-value="1001" calcext:value-type="string">
            <text:p>1001</text:p>
          </table:table-cell>
          <table:table-cell table:formula="of:=IF((LEN([.Q398])&lt;4);REPT(0;4-LEN([.Q398]))&amp;[.Q398];[.Q39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399]+0.5)*15" office:value-type="float" office:value="14.23828125" calcext:value-type="float">
            <text:p>14</text:p>
          </table:table-cell>
          <table:table-cell table:formula="of:=DEC2BIN([.C399])" office:value-type="string" office:string-value="1110" calcext:value-type="string">
            <text:p>1110</text:p>
          </table:table-cell>
          <table:table-cell table:formula="of:=IF((LEN([.D399])&lt;4);REPT(0;4-LEN([.D399]))&amp;[.D399];[.D39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399]+0.5)*15" office:value-type="float" office:value="7.5" calcext:value-type="float">
            <text:p>8</text:p>
          </table:table-cell>
          <table:table-cell table:formula="of:=DEC2BIN([.I399])" office:value-type="string" office:string-value="111" calcext:value-type="string">
            <text:p>111</text:p>
          </table:table-cell>
          <table:table-cell table:formula="of:=IF((LEN([.J399])&lt;4);REPT(0;4-LEN([.J399]))&amp;[.J399];[.J39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399]+1)*8" office:value-type="float" office:value="2.40625" calcext:value-type="float">
            <text:p>2</text:p>
          </table:table-cell>
          <table:table-cell table:formula="of:=DEC2BIN([.P399])" office:value-type="string" office:string-value="10" calcext:value-type="string">
            <text:p>10</text:p>
          </table:table-cell>
          <table:table-cell table:formula="of:=IF((LEN([.Q399])&lt;4);REPT(0;4-LEN([.Q399]))&amp;[.Q399];[.Q39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00]+0.5)*15" office:value-type="float" office:value="5.68359375" calcext:value-type="float">
            <text:p>6</text:p>
          </table:table-cell>
          <table:table-cell table:formula="of:=DEC2BIN([.C400])" office:value-type="string" office:string-value="101" calcext:value-type="string">
            <text:p>101</text:p>
          </table:table-cell>
          <table:table-cell table:formula="of:=IF((LEN([.D400])&lt;4);REPT(0;4-LEN([.D400]))&amp;[.D400];[.D40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00]+0.5)*15" office:value-type="float" office:value="0.41015625" calcext:value-type="float">
            <text:p>0</text:p>
          </table:table-cell>
          <table:table-cell table:formula="of:=DEC2BIN([.I400])" office:value-type="string" office:string-value="0" calcext:value-type="string">
            <text:p>0</text:p>
          </table:table-cell>
          <table:table-cell table:formula="of:=IF((LEN([.J400])&lt;4);REPT(0;4-LEN([.J400]))&amp;[.J400];[.J40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00]+1)*8" office:value-type="float" office:value="7.375" calcext:value-type="float">
            <text:p>7</text:p>
          </table:table-cell>
          <table:table-cell table:formula="of:=DEC2BIN([.P400])" office:value-type="string" office:string-value="111" calcext:value-type="string">
            <text:p>111</text:p>
          </table:table-cell>
          <table:table-cell table:formula="of:=IF((LEN([.Q400])&lt;4);REPT(0;4-LEN([.Q400]))&amp;[.Q400];[.Q40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01]+0.5)*15" office:value-type="float" office:value="1.171875" calcext:value-type="float">
            <text:p>1</text:p>
          </table:table-cell>
          <table:table-cell table:formula="of:=DEC2BIN([.C401])" office:value-type="string" office:string-value="1" calcext:value-type="string">
            <text:p>1</text:p>
          </table:table-cell>
          <table:table-cell table:formula="of:=IF((LEN([.D401])&lt;4);REPT(0;4-LEN([.D401]))&amp;[.D401];[.D40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01]+0.5)*15" office:value-type="float" office:value="11.77734375" calcext:value-type="float">
            <text:p>12</text:p>
          </table:table-cell>
          <table:table-cell table:formula="of:=DEC2BIN([.I401])" office:value-type="string" office:string-value="1011" calcext:value-type="string">
            <text:p>1011</text:p>
          </table:table-cell>
          <table:table-cell table:formula="of:=IF((LEN([.J401])&lt;4);REPT(0;4-LEN([.J401]))&amp;[.J401];[.J40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01]+1)*8" office:value-type="float" office:value="9.3125" calcext:value-type="float">
            <text:p>9</text:p>
          </table:table-cell>
          <table:table-cell table:formula="of:=DEC2BIN([.P401])" office:value-type="string" office:string-value="1001" calcext:value-type="string">
            <text:p>1001</text:p>
          </table:table-cell>
          <table:table-cell table:formula="of:=IF((LEN([.Q401])&lt;4);REPT(0;4-LEN([.Q401]))&amp;[.Q401];[.Q40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02]+0.5)*15" office:value-type="float" office:value="13.59375" calcext:value-type="float">
            <text:p>14</text:p>
          </table:table-cell>
          <table:table-cell table:formula="of:=DEC2BIN([.C402])" office:value-type="string" office:string-value="1101" calcext:value-type="string">
            <text:p>1101</text:p>
          </table:table-cell>
          <table:table-cell table:formula="of:=IF((LEN([.D402])&lt;4);REPT(0;4-LEN([.D402]))&amp;[.D402];[.D40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02]+0.5)*15" office:value-type="float" office:value="12.01171875" calcext:value-type="float">
            <text:p>12</text:p>
          </table:table-cell>
          <table:table-cell table:formula="of:=DEC2BIN([.I402])" office:value-type="string" office:string-value="1100" calcext:value-type="string">
            <text:p>1100</text:p>
          </table:table-cell>
          <table:table-cell table:formula="of:=IF((LEN([.J402])&lt;4);REPT(0;4-LEN([.J402]))&amp;[.J402];[.J40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02]+1)*8" office:value-type="float" office:value="7.40625" calcext:value-type="float">
            <text:p>7</text:p>
          </table:table-cell>
          <table:table-cell table:formula="of:=DEC2BIN([.P402])" office:value-type="string" office:string-value="111" calcext:value-type="string">
            <text:p>111</text:p>
          </table:table-cell>
          <table:table-cell table:formula="of:=IF((LEN([.Q402])&lt;4);REPT(0;4-LEN([.Q402]))&amp;[.Q402];[.Q40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403]+0.5)*15" office:value-type="float" office:value="9.84375" calcext:value-type="float">
            <text:p>10</text:p>
          </table:table-cell>
          <table:table-cell table:formula="of:=DEC2BIN([.C403])" office:value-type="string" office:string-value="1001" calcext:value-type="string">
            <text:p>1001</text:p>
          </table:table-cell>
          <table:table-cell table:formula="of:=IF((LEN([.D403])&lt;4);REPT(0;4-LEN([.D403]))&amp;[.D403];[.D40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03]+0.5)*15" office:value-type="float" office:value="0.41015625" calcext:value-type="float">
            <text:p>0</text:p>
          </table:table-cell>
          <table:table-cell table:formula="of:=DEC2BIN([.I403])" office:value-type="string" office:string-value="0" calcext:value-type="string">
            <text:p>0</text:p>
          </table:table-cell>
          <table:table-cell table:formula="of:=IF((LEN([.J403])&lt;4);REPT(0;4-LEN([.J403]))&amp;[.J403];[.J4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03]+1)*8" office:value-type="float" office:value="4.8125" calcext:value-type="float">
            <text:p>5</text:p>
          </table:table-cell>
          <table:table-cell table:formula="of:=DEC2BIN([.P403])" office:value-type="string" office:string-value="100" calcext:value-type="string">
            <text:p>100</text:p>
          </table:table-cell>
          <table:table-cell table:formula="of:=IF((LEN([.Q403])&lt;4);REPT(0;4-LEN([.Q403]))&amp;[.Q403];[.Q40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404]+0.5)*15" office:value-type="float" office:value="0.05859375" calcext:value-type="float">
            <text:p>0</text:p>
          </table:table-cell>
          <table:table-cell table:formula="of:=DEC2BIN([.C404])" office:value-type="string" office:string-value="0" calcext:value-type="string">
            <text:p>0</text:p>
          </table:table-cell>
          <table:table-cell table:formula="of:=IF((LEN([.D404])&lt;4);REPT(0;4-LEN([.D404]))&amp;[.D404];[.D4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04]+0.5)*15" office:value-type="float" office:value="7.3828125" calcext:value-type="float">
            <text:p>7</text:p>
          </table:table-cell>
          <table:table-cell table:formula="of:=DEC2BIN([.I404])" office:value-type="string" office:string-value="111" calcext:value-type="string">
            <text:p>111</text:p>
          </table:table-cell>
          <table:table-cell table:formula="of:=IF((LEN([.J404])&lt;4);REPT(0;4-LEN([.J404]))&amp;[.J404];[.J4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04]+1)*8" office:value-type="float" office:value="6.8125" calcext:value-type="float">
            <text:p>7</text:p>
          </table:table-cell>
          <table:table-cell table:formula="of:=DEC2BIN([.P404])" office:value-type="string" office:string-value="110" calcext:value-type="string">
            <text:p>110</text:p>
          </table:table-cell>
          <table:table-cell table:formula="of:=IF((LEN([.Q404])&lt;4);REPT(0;4-LEN([.Q404]))&amp;[.Q404];[.Q40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05]+0.5)*15" office:value-type="float" office:value="9.66796875" calcext:value-type="float">
            <text:p>10</text:p>
          </table:table-cell>
          <table:table-cell table:formula="of:=DEC2BIN([.C405])" office:value-type="string" office:string-value="1001" calcext:value-type="string">
            <text:p>1001</text:p>
          </table:table-cell>
          <table:table-cell table:formula="of:=IF((LEN([.D405])&lt;4);REPT(0;4-LEN([.D405]))&amp;[.D405];[.D40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05]+0.5)*15" office:value-type="float" office:value="14.6484375" calcext:value-type="float">
            <text:p>15</text:p>
          </table:table-cell>
          <table:table-cell table:formula="of:=DEC2BIN([.I405])" office:value-type="string" office:string-value="1110" calcext:value-type="string">
            <text:p>1110</text:p>
          </table:table-cell>
          <table:table-cell table:formula="of:=IF((LEN([.J405])&lt;4);REPT(0;4-LEN([.J405]))&amp;[.J405];[.J40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05]+1)*8" office:value-type="float" office:value="15.15625" calcext:value-type="float">
            <text:p>15</text:p>
          </table:table-cell>
          <table:table-cell table:formula="of:=DEC2BIN([.P405])" office:value-type="string" office:string-value="1111" calcext:value-type="string">
            <text:p>1111</text:p>
          </table:table-cell>
          <table:table-cell table:formula="of:=IF((LEN([.Q405])&lt;4);REPT(0;4-LEN([.Q405]))&amp;[.Q405];[.Q40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06]+0.5)*15" office:value-type="float" office:value="13.65234375" calcext:value-type="float">
            <text:p>14</text:p>
          </table:table-cell>
          <table:table-cell table:formula="of:=DEC2BIN([.C406])" office:value-type="string" office:string-value="1101" calcext:value-type="string">
            <text:p>1101</text:p>
          </table:table-cell>
          <table:table-cell table:formula="of:=IF((LEN([.D406])&lt;4);REPT(0;4-LEN([.D406]))&amp;[.D406];[.D40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06]+0.5)*15" office:value-type="float" office:value="3.22265625" calcext:value-type="float">
            <text:p>3</text:p>
          </table:table-cell>
          <table:table-cell table:formula="of:=DEC2BIN([.I406])" office:value-type="string" office:string-value="11" calcext:value-type="string">
            <text:p>11</text:p>
          </table:table-cell>
          <table:table-cell table:formula="of:=IF((LEN([.J406])&lt;4);REPT(0;4-LEN([.J406]))&amp;[.J406];[.J40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06]+1)*8" office:value-type="float" office:value="9.28125" calcext:value-type="float">
            <text:p>9</text:p>
          </table:table-cell>
          <table:table-cell table:formula="of:=DEC2BIN([.P406])" office:value-type="string" office:string-value="1001" calcext:value-type="string">
            <text:p>1001</text:p>
          </table:table-cell>
          <table:table-cell table:formula="of:=IF((LEN([.Q406])&lt;4);REPT(0;4-LEN([.Q406]))&amp;[.Q406];[.Q40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07]+0.5)*15" office:value-type="float" office:value="1.5234375" calcext:value-type="float">
            <text:p>2</text:p>
          </table:table-cell>
          <table:table-cell table:formula="of:=DEC2BIN([.C407])" office:value-type="string" office:string-value="1" calcext:value-type="string">
            <text:p>1</text:p>
          </table:table-cell>
          <table:table-cell table:formula="of:=IF((LEN([.D407])&lt;4);REPT(0;4-LEN([.D407]))&amp;[.D407];[.D40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07]+0.5)*15" office:value-type="float" office:value="2.98828125" calcext:value-type="float">
            <text:p>3</text:p>
          </table:table-cell>
          <table:table-cell table:formula="of:=DEC2BIN([.I407])" office:value-type="string" office:string-value="10" calcext:value-type="string">
            <text:p>10</text:p>
          </table:table-cell>
          <table:table-cell table:formula="of:=IF((LEN([.J407])&lt;4);REPT(0;4-LEN([.J407]))&amp;[.J407];[.J40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407]+1)*8" office:value-type="float" office:value="0.28125" calcext:value-type="float">
            <text:p>0</text:p>
          </table:table-cell>
          <table:table-cell table:formula="of:=DEC2BIN([.P407])" office:value-type="string" office:string-value="0" calcext:value-type="string">
            <text:p>0</text:p>
          </table:table-cell>
          <table:table-cell table:formula="of:=IF((LEN([.Q407])&lt;4);REPT(0;4-LEN([.Q407]))&amp;[.Q407];[.Q40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408]+0.5)*15" office:value-type="float" office:value="4.98046875" calcext:value-type="float">
            <text:p>5</text:p>
          </table:table-cell>
          <table:table-cell table:formula="of:=DEC2BIN([.C408])" office:value-type="string" office:string-value="100" calcext:value-type="string">
            <text:p>100</text:p>
          </table:table-cell>
          <table:table-cell table:formula="of:=IF((LEN([.D408])&lt;4);REPT(0;4-LEN([.D408]))&amp;[.D408];[.D40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408]+0.5)*15" office:value-type="float" office:value="14.70703125" calcext:value-type="float">
            <text:p>15</text:p>
          </table:table-cell>
          <table:table-cell table:formula="of:=DEC2BIN([.I408])" office:value-type="string" office:string-value="1110" calcext:value-type="string">
            <text:p>1110</text:p>
          </table:table-cell>
          <table:table-cell table:formula="of:=IF((LEN([.J408])&lt;4);REPT(0;4-LEN([.J408]))&amp;[.J408];[.J4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408]+1)*8" office:value-type="float" office:value="6.75" calcext:value-type="float">
            <text:p>7</text:p>
          </table:table-cell>
          <table:table-cell table:formula="of:=DEC2BIN([.P408])" office:value-type="string" office:string-value="110" calcext:value-type="string">
            <text:p>110</text:p>
          </table:table-cell>
          <table:table-cell table:formula="of:=IF((LEN([.Q408])&lt;4);REPT(0;4-LEN([.Q408]))&amp;[.Q408];[.Q40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409]+0.5)*15" office:value-type="float" office:value="15.3515625" calcext:value-type="float">
            <text:p>15</text:p>
          </table:table-cell>
          <table:table-cell table:formula="of:=DEC2BIN([.C409])" office:value-type="string" office:string-value="1111" calcext:value-type="string">
            <text:p>1111</text:p>
          </table:table-cell>
          <table:table-cell table:formula="of:=IF((LEN([.D409])&lt;4);REPT(0;4-LEN([.D409]))&amp;[.D409];[.D40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409]+0.5)*15" office:value-type="float" office:value="10.078125" calcext:value-type="float">
            <text:p>10</text:p>
          </table:table-cell>
          <table:table-cell table:formula="of:=DEC2BIN([.I409])" office:value-type="string" office:string-value="1010" calcext:value-type="string">
            <text:p>1010</text:p>
          </table:table-cell>
          <table:table-cell table:formula="of:=IF((LEN([.J409])&lt;4);REPT(0;4-LEN([.J409]))&amp;[.J409];[.J40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409]+1)*8" office:value-type="float" office:value="13.59375" calcext:value-type="float">
            <text:p>14</text:p>
          </table:table-cell>
          <table:table-cell table:formula="of:=DEC2BIN([.P409])" office:value-type="string" office:string-value="1101" calcext:value-type="string">
            <text:p>1101</text:p>
          </table:table-cell>
          <table:table-cell table:formula="of:=IF((LEN([.Q409])&lt;4);REPT(0;4-LEN([.Q409]))&amp;[.Q409];[.Q40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10]+0.5)*15" office:value-type="float" office:value="11.6015625" calcext:value-type="float">
            <text:p>12</text:p>
          </table:table-cell>
          <table:table-cell table:formula="of:=DEC2BIN([.C410])" office:value-type="string" office:string-value="1011" calcext:value-type="string">
            <text:p>1011</text:p>
          </table:table-cell>
          <table:table-cell table:formula="of:=IF((LEN([.D410])&lt;4);REPT(0;4-LEN([.D410]))&amp;[.D410];[.D41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410]+0.5)*15" office:value-type="float" office:value="1.46484375" calcext:value-type="float">
            <text:p>1</text:p>
          </table:table-cell>
          <table:table-cell table:formula="of:=DEC2BIN([.I410])" office:value-type="string" office:string-value="1" calcext:value-type="string">
            <text:p>1</text:p>
          </table:table-cell>
          <table:table-cell table:formula="of:=IF((LEN([.J410])&lt;4);REPT(0;4-LEN([.J410]))&amp;[.J410];[.J41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410]+1)*8" office:value-type="float" office:value="8.625" calcext:value-type="float">
            <text:p>9</text:p>
          </table:table-cell>
          <table:table-cell table:formula="of:=DEC2BIN([.P410])" office:value-type="string" office:string-value="1000" calcext:value-type="string">
            <text:p>1000</text:p>
          </table:table-cell>
          <table:table-cell table:formula="of:=IF((LEN([.Q410])&lt;4);REPT(0;4-LEN([.Q410]))&amp;[.Q410];[.Q41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11]+0.5)*15" office:value-type="float" office:value="3.3984375" calcext:value-type="float">
            <text:p>3</text:p>
          </table:table-cell>
          <table:table-cell table:formula="of:=DEC2BIN([.C411])" office:value-type="string" office:string-value="11" calcext:value-type="string">
            <text:p>11</text:p>
          </table:table-cell>
          <table:table-cell table:formula="of:=IF((LEN([.D411])&lt;4);REPT(0;4-LEN([.D411]))&amp;[.D411];[.D41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411]+0.5)*15" office:value-type="float" office:value="1.40625" calcext:value-type="float">
            <text:p>1</text:p>
          </table:table-cell>
          <table:table-cell table:formula="of:=DEC2BIN([.I411])" office:value-type="string" office:string-value="1" calcext:value-type="string">
            <text:p>1</text:p>
          </table:table-cell>
          <table:table-cell table:formula="of:=IF((LEN([.J411])&lt;4);REPT(0;4-LEN([.J411]))&amp;[.J411];[.J41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411]+1)*8" office:value-type="float" office:value="6.6875" calcext:value-type="float">
            <text:p>7</text:p>
          </table:table-cell>
          <table:table-cell table:formula="of:=DEC2BIN([.P411])" office:value-type="string" office:string-value="110" calcext:value-type="string">
            <text:p>110</text:p>
          </table:table-cell>
          <table:table-cell table:formula="of:=IF((LEN([.Q411])&lt;4);REPT(0;4-LEN([.Q411]))&amp;[.Q411];[.Q41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12]+0.5)*15" office:value-type="float" office:value="0.234375" calcext:value-type="float">
            <text:p>0</text:p>
          </table:table-cell>
          <table:table-cell table:formula="of:=DEC2BIN([.C412])" office:value-type="string" office:string-value="0" calcext:value-type="string">
            <text:p>0</text:p>
          </table:table-cell>
          <table:table-cell table:formula="of:=IF((LEN([.D412])&lt;4);REPT(0;4-LEN([.D412]))&amp;[.D412];[.D41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412]+0.5)*15" office:value-type="float" office:value="9.66796875" calcext:value-type="float">
            <text:p>10</text:p>
          </table:table-cell>
          <table:table-cell table:formula="of:=DEC2BIN([.I412])" office:value-type="string" office:string-value="1001" calcext:value-type="string">
            <text:p>1001</text:p>
          </table:table-cell>
          <table:table-cell table:formula="of:=IF((LEN([.J412])&lt;4);REPT(0;4-LEN([.J412]))&amp;[.J412];[.J41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412]+1)*8" office:value-type="float" office:value="8.59375" calcext:value-type="float">
            <text:p>9</text:p>
          </table:table-cell>
          <table:table-cell table:formula="of:=DEC2BIN([.P412])" office:value-type="string" office:string-value="1000" calcext:value-type="string">
            <text:p>1000</text:p>
          </table:table-cell>
          <table:table-cell table:formula="of:=IF((LEN([.Q412])&lt;4);REPT(0;4-LEN([.Q412]))&amp;[.Q412];[.Q41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13]+0.5)*15" office:value-type="float" office:value="7.5" calcext:value-type="float">
            <text:p>8</text:p>
          </table:table-cell>
          <table:table-cell table:formula="of:=DEC2BIN([.C413])" office:value-type="string" office:string-value="111" calcext:value-type="string">
            <text:p>111</text:p>
          </table:table-cell>
          <table:table-cell table:formula="of:=IF((LEN([.D413])&lt;4);REPT(0;4-LEN([.D413]))&amp;[.D413];[.D41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413]+0.5)*15" office:value-type="float" office:value="14.8828125" calcext:value-type="float">
            <text:p>15</text:p>
          </table:table-cell>
          <table:table-cell table:formula="of:=DEC2BIN([.I413])" office:value-type="string" office:string-value="1110" calcext:value-type="string">
            <text:p>1110</text:p>
          </table:table-cell>
          <table:table-cell table:formula="of:=IF((LEN([.J413])&lt;4);REPT(0;4-LEN([.J413]))&amp;[.J413];[.J4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413]+1)*8" office:value-type="float" office:value="11.1875" calcext:value-type="float">
            <text:p>11</text:p>
          </table:table-cell>
          <table:table-cell table:formula="of:=DEC2BIN([.P413])" office:value-type="string" office:string-value="1011" calcext:value-type="string">
            <text:p>1011</text:p>
          </table:table-cell>
          <table:table-cell table:formula="of:=IF((LEN([.Q413])&lt;4);REPT(0;4-LEN([.Q413]))&amp;[.Q413];[.Q41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14]+0.5)*15" office:value-type="float" office:value="14.1796875" calcext:value-type="float">
            <text:p>14</text:p>
          </table:table-cell>
          <table:table-cell table:formula="of:=DEC2BIN([.C414])" office:value-type="string" office:string-value="1110" calcext:value-type="string">
            <text:p>1110</text:p>
          </table:table-cell>
          <table:table-cell table:formula="of:=IF((LEN([.D414])&lt;4);REPT(0;4-LEN([.D414]))&amp;[.D414];[.D41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14]+0.5)*15" office:value-type="float" office:value="7.5" calcext:value-type="float">
            <text:p>8</text:p>
          </table:table-cell>
          <table:table-cell table:formula="of:=DEC2BIN([.I414])" office:value-type="string" office:string-value="111" calcext:value-type="string">
            <text:p>111</text:p>
          </table:table-cell>
          <table:table-cell table:formula="of:=IF((LEN([.J414])&lt;4);REPT(0;4-LEN([.J414]))&amp;[.J414];[.J4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414]+1)*8" office:value-type="float" office:value="9.1875" calcext:value-type="float">
            <text:p>9</text:p>
          </table:table-cell>
          <table:table-cell table:formula="of:=DEC2BIN([.P414])" office:value-type="string" office:string-value="1001" calcext:value-type="string">
            <text:p>1001</text:p>
          </table:table-cell>
          <table:table-cell table:formula="of:=IF((LEN([.Q414])&lt;4);REPT(0;4-LEN([.Q414]))&amp;[.Q414];[.Q41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15]+0.5)*15" office:value-type="float" office:value="5.68359375" calcext:value-type="float">
            <text:p>6</text:p>
          </table:table-cell>
          <table:table-cell table:formula="of:=DEC2BIN([.C415])" office:value-type="string" office:string-value="101" calcext:value-type="string">
            <text:p>101</text:p>
          </table:table-cell>
          <table:table-cell table:formula="of:=IF((LEN([.D415])&lt;4);REPT(0;4-LEN([.D415]))&amp;[.D415];[.D41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15]+0.5)*15" office:value-type="float" office:value="0.41015625" calcext:value-type="float">
            <text:p>0</text:p>
          </table:table-cell>
          <table:table-cell table:formula="of:=DEC2BIN([.I415])" office:value-type="string" office:string-value="0" calcext:value-type="string">
            <text:p>0</text:p>
          </table:table-cell>
          <table:table-cell table:formula="of:=IF((LEN([.J415])&lt;4);REPT(0;4-LEN([.J415]))&amp;[.J415];[.J41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415]+1)*8" office:value-type="float" office:value="0.84375" calcext:value-type="float">
            <text:p>1</text:p>
          </table:table-cell>
          <table:table-cell table:formula="of:=DEC2BIN([.P415])" office:value-type="string" office:string-value="0" calcext:value-type="string">
            <text:p>0</text:p>
          </table:table-cell>
          <table:table-cell table:formula="of:=IF((LEN([.Q415])&lt;4);REPT(0;4-LEN([.Q415]))&amp;[.Q415];[.Q41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16]+0.5)*15" office:value-type="float" office:value="1.171875" calcext:value-type="float">
            <text:p>1</text:p>
          </table:table-cell>
          <table:table-cell table:formula="of:=DEC2BIN([.C416])" office:value-type="string" office:string-value="1" calcext:value-type="string">
            <text:p>1</text:p>
          </table:table-cell>
          <table:table-cell table:formula="of:=IF((LEN([.D416])&lt;4);REPT(0;4-LEN([.D416]))&amp;[.D416];[.D41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16]+0.5)*15" office:value-type="float" office:value="11.77734375" calcext:value-type="float">
            <text:p>12</text:p>
          </table:table-cell>
          <table:table-cell table:formula="of:=DEC2BIN([.I416])" office:value-type="string" office:string-value="1011" calcext:value-type="string">
            <text:p>1011</text:p>
          </table:table-cell>
          <table:table-cell table:formula="of:=IF((LEN([.J416])&lt;4);REPT(0;4-LEN([.J416]))&amp;[.J416];[.J41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416]+1)*8" office:value-type="float" office:value="6.71875" calcext:value-type="float">
            <text:p>7</text:p>
          </table:table-cell>
          <table:table-cell table:formula="of:=DEC2BIN([.P416])" office:value-type="string" office:string-value="110" calcext:value-type="string">
            <text:p>110</text:p>
          </table:table-cell>
          <table:table-cell table:formula="of:=IF((LEN([.Q416])&lt;4);REPT(0;4-LEN([.Q416]))&amp;[.Q416];[.Q41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17]+0.5)*15" office:value-type="float" office:value="13.59375" calcext:value-type="float">
            <text:p>14</text:p>
          </table:table-cell>
          <table:table-cell table:formula="of:=DEC2BIN([.C417])" office:value-type="string" office:string-value="1101" calcext:value-type="string">
            <text:p>1101</text:p>
          </table:table-cell>
          <table:table-cell table:formula="of:=IF((LEN([.D417])&lt;4);REPT(0;4-LEN([.D417]))&amp;[.D417];[.D41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17]+0.5)*15" office:value-type="float" office:value="12.01171875" calcext:value-type="float">
            <text:p>12</text:p>
          </table:table-cell>
          <table:table-cell table:formula="of:=DEC2BIN([.I417])" office:value-type="string" office:string-value="1100" calcext:value-type="string">
            <text:p>1100</text:p>
          </table:table-cell>
          <table:table-cell table:formula="of:=IF((LEN([.J417])&lt;4);REPT(0;4-LEN([.J417]))&amp;[.J417];[.J41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417]+1)*8" office:value-type="float" office:value="15.71875" calcext:value-type="float">
            <text:p>16</text:p>
          </table:table-cell>
          <table:table-cell table:formula="of:=DEC2BIN([.P417])" office:value-type="string" office:string-value="1111" calcext:value-type="string">
            <text:p>1111</text:p>
          </table:table-cell>
          <table:table-cell table:formula="of:=IF((LEN([.Q417])&lt;4);REPT(0;4-LEN([.Q417]))&amp;[.Q417];[.Q41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418]+0.5)*15" office:value-type="float" office:value="9.84375" calcext:value-type="float">
            <text:p>10</text:p>
          </table:table-cell>
          <table:table-cell table:formula="of:=DEC2BIN([.C418])" office:value-type="string" office:string-value="1001" calcext:value-type="string">
            <text:p>1001</text:p>
          </table:table-cell>
          <table:table-cell table:formula="of:=IF((LEN([.D418])&lt;4);REPT(0;4-LEN([.D418]))&amp;[.D418];[.D41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18]+0.5)*15" office:value-type="float" office:value="0.41015625" calcext:value-type="float">
            <text:p>0</text:p>
          </table:table-cell>
          <table:table-cell table:formula="of:=DEC2BIN([.I418])" office:value-type="string" office:string-value="0" calcext:value-type="string">
            <text:p>0</text:p>
          </table:table-cell>
          <table:table-cell table:formula="of:=IF((LEN([.J418])&lt;4);REPT(0;4-LEN([.J418]))&amp;[.J418];[.J4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18]+1)*8" office:value-type="float" office:value="9.25" calcext:value-type="float">
            <text:p>9</text:p>
          </table:table-cell>
          <table:table-cell table:formula="of:=DEC2BIN([.P418])" office:value-type="string" office:string-value="1001" calcext:value-type="string">
            <text:p>1001</text:p>
          </table:table-cell>
          <table:table-cell table:formula="of:=IF((LEN([.Q418])&lt;4);REPT(0;4-LEN([.Q418]))&amp;[.Q418];[.Q41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419]+0.5)*15" office:value-type="float" office:value="0.05859375" calcext:value-type="float">
            <text:p>0</text:p>
          </table:table-cell>
          <table:table-cell table:formula="of:=DEC2BIN([.C419])" office:value-type="string" office:string-value="0" calcext:value-type="string">
            <text:p>0</text:p>
          </table:table-cell>
          <table:table-cell table:formula="of:=IF((LEN([.D419])&lt;4);REPT(0;4-LEN([.D419]))&amp;[.D419];[.D4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19]+0.5)*15" office:value-type="float" office:value="7.3828125" calcext:value-type="float">
            <text:p>7</text:p>
          </table:table-cell>
          <table:table-cell table:formula="of:=DEC2BIN([.I419])" office:value-type="string" office:string-value="111" calcext:value-type="string">
            <text:p>111</text:p>
          </table:table-cell>
          <table:table-cell table:formula="of:=IF((LEN([.J419])&lt;4);REPT(0;4-LEN([.J419]))&amp;[.J419];[.J4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419]+1)*8" office:value-type="float" office:value="2.40625" calcext:value-type="float">
            <text:p>2</text:p>
          </table:table-cell>
          <table:table-cell table:formula="of:=DEC2BIN([.P419])" office:value-type="string" office:string-value="10" calcext:value-type="string">
            <text:p>10</text:p>
          </table:table-cell>
          <table:table-cell table:formula="of:=IF((LEN([.Q419])&lt;4);REPT(0;4-LEN([.Q419]))&amp;[.Q419];[.Q41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20]+0.5)*15" office:value-type="float" office:value="9.66796875" calcext:value-type="float">
            <text:p>10</text:p>
          </table:table-cell>
          <table:table-cell table:formula="of:=DEC2BIN([.C420])" office:value-type="string" office:string-value="1001" calcext:value-type="string">
            <text:p>1001</text:p>
          </table:table-cell>
          <table:table-cell table:formula="of:=IF((LEN([.D420])&lt;4);REPT(0;4-LEN([.D420]))&amp;[.D420];[.D42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20]+0.5)*15" office:value-type="float" office:value="14.6484375" calcext:value-type="float">
            <text:p>15</text:p>
          </table:table-cell>
          <table:table-cell table:formula="of:=DEC2BIN([.I420])" office:value-type="string" office:string-value="1110" calcext:value-type="string">
            <text:p>1110</text:p>
          </table:table-cell>
          <table:table-cell table:formula="of:=IF((LEN([.J420])&lt;4);REPT(0;4-LEN([.J420]))&amp;[.J420];[.J42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20]+1)*8" office:value-type="float" office:value="7.375" calcext:value-type="float">
            <text:p>7</text:p>
          </table:table-cell>
          <table:table-cell table:formula="of:=DEC2BIN([.P420])" office:value-type="string" office:string-value="111" calcext:value-type="string">
            <text:p>111</text:p>
          </table:table-cell>
          <table:table-cell table:formula="of:=IF((LEN([.Q420])&lt;4);REPT(0;4-LEN([.Q420]))&amp;[.Q420];[.Q42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21]+0.5)*15" office:value-type="float" office:value="13.65234375" calcext:value-type="float">
            <text:p>14</text:p>
          </table:table-cell>
          <table:table-cell table:formula="of:=DEC2BIN([.C421])" office:value-type="string" office:string-value="1101" calcext:value-type="string">
            <text:p>1101</text:p>
          </table:table-cell>
          <table:table-cell table:formula="of:=IF((LEN([.D421])&lt;4);REPT(0;4-LEN([.D421]))&amp;[.D421];[.D42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21]+0.5)*15" office:value-type="float" office:value="3.22265625" calcext:value-type="float">
            <text:p>3</text:p>
          </table:table-cell>
          <table:table-cell table:formula="of:=DEC2BIN([.I421])" office:value-type="string" office:string-value="11" calcext:value-type="string">
            <text:p>11</text:p>
          </table:table-cell>
          <table:table-cell table:formula="of:=IF((LEN([.J421])&lt;4);REPT(0;4-LEN([.J421]))&amp;[.J421];[.J42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421]+1)*8" office:value-type="float" office:value="9.21875" calcext:value-type="float">
            <text:p>9</text:p>
          </table:table-cell>
          <table:table-cell table:formula="of:=DEC2BIN([.P421])" office:value-type="string" office:string-value="1001" calcext:value-type="string">
            <text:p>1001</text:p>
          </table:table-cell>
          <table:table-cell table:formula="of:=IF((LEN([.Q421])&lt;4);REPT(0;4-LEN([.Q421]))&amp;[.Q421];[.Q42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22]+0.5)*15" office:value-type="float" office:value="1.5234375" calcext:value-type="float">
            <text:p>2</text:p>
          </table:table-cell>
          <table:table-cell table:formula="of:=DEC2BIN([.C422])" office:value-type="string" office:string-value="1" calcext:value-type="string">
            <text:p>1</text:p>
          </table:table-cell>
          <table:table-cell table:formula="of:=IF((LEN([.D422])&lt;4);REPT(0;4-LEN([.D422]))&amp;[.D422];[.D42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22]+0.5)*15" office:value-type="float" office:value="2.98828125" calcext:value-type="float">
            <text:p>3</text:p>
          </table:table-cell>
          <table:table-cell table:formula="of:=DEC2BIN([.I422])" office:value-type="string" office:string-value="10" calcext:value-type="string">
            <text:p>10</text:p>
          </table:table-cell>
          <table:table-cell table:formula="of:=IF((LEN([.J422])&lt;4);REPT(0;4-LEN([.J422]))&amp;[.J422];[.J42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422]+1)*8" office:value-type="float" office:value="7.78125" calcext:value-type="float">
            <text:p>8</text:p>
          </table:table-cell>
          <table:table-cell table:formula="of:=DEC2BIN([.P422])" office:value-type="string" office:string-value="111" calcext:value-type="string">
            <text:p>111</text:p>
          </table:table-cell>
          <table:table-cell table:formula="of:=IF((LEN([.Q422])&lt;4);REPT(0;4-LEN([.Q422]))&amp;[.Q422];[.Q42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423]+0.5)*15" office:value-type="float" office:value="4.98046875" calcext:value-type="float">
            <text:p>5</text:p>
          </table:table-cell>
          <table:table-cell table:formula="of:=DEC2BIN([.C423])" office:value-type="string" office:string-value="100" calcext:value-type="string">
            <text:p>100</text:p>
          </table:table-cell>
          <table:table-cell table:formula="of:=IF((LEN([.D423])&lt;4);REPT(0;4-LEN([.D423]))&amp;[.D423];[.D42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423]+0.5)*15" office:value-type="float" office:value="14.70703125" calcext:value-type="float">
            <text:p>15</text:p>
          </table:table-cell>
          <table:table-cell table:formula="of:=DEC2BIN([.I423])" office:value-type="string" office:string-value="1110" calcext:value-type="string">
            <text:p>1110</text:p>
          </table:table-cell>
          <table:table-cell table:formula="of:=IF((LEN([.J423])&lt;4);REPT(0;4-LEN([.J423]))&amp;[.J423];[.J4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423]+1)*8" office:value-type="float" office:value="11.5625" calcext:value-type="float">
            <text:p>12</text:p>
          </table:table-cell>
          <table:table-cell table:formula="of:=DEC2BIN([.P423])" office:value-type="string" office:string-value="1011" calcext:value-type="string">
            <text:p>1011</text:p>
          </table:table-cell>
          <table:table-cell table:formula="of:=IF((LEN([.Q423])&lt;4);REPT(0;4-LEN([.Q423]))&amp;[.Q423];[.Q42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424]+0.5)*15" office:value-type="float" office:value="15.3515625" calcext:value-type="float">
            <text:p>15</text:p>
          </table:table-cell>
          <table:table-cell table:formula="of:=DEC2BIN([.C424])" office:value-type="string" office:string-value="1111" calcext:value-type="string">
            <text:p>1111</text:p>
          </table:table-cell>
          <table:table-cell table:formula="of:=IF((LEN([.D424])&lt;4);REPT(0;4-LEN([.D424]))&amp;[.D424];[.D42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424]+0.5)*15" office:value-type="float" office:value="10.078125" calcext:value-type="float">
            <text:p>10</text:p>
          </table:table-cell>
          <table:table-cell table:formula="of:=DEC2BIN([.I424])" office:value-type="string" office:string-value="1010" calcext:value-type="string">
            <text:p>1010</text:p>
          </table:table-cell>
          <table:table-cell table:formula="of:=IF((LEN([.J424])&lt;4);REPT(0;4-LEN([.J424]))&amp;[.J424];[.J42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424]+1)*8" office:value-type="float" office:value="8.96875" calcext:value-type="float">
            <text:p>9</text:p>
          </table:table-cell>
          <table:table-cell table:formula="of:=DEC2BIN([.P424])" office:value-type="string" office:string-value="1000" calcext:value-type="string">
            <text:p>1000</text:p>
          </table:table-cell>
          <table:table-cell table:formula="of:=IF((LEN([.Q424])&lt;4);REPT(0;4-LEN([.Q424]))&amp;[.Q424];[.Q42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25]+0.5)*15" office:value-type="float" office:value="11.6015625" calcext:value-type="float">
            <text:p>12</text:p>
          </table:table-cell>
          <table:table-cell table:formula="of:=DEC2BIN([.C425])" office:value-type="string" office:string-value="1011" calcext:value-type="string">
            <text:p>1011</text:p>
          </table:table-cell>
          <table:table-cell table:formula="of:=IF((LEN([.D425])&lt;4);REPT(0;4-LEN([.D425]))&amp;[.D425];[.D42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425]+0.5)*15" office:value-type="float" office:value="1.46484375" calcext:value-type="float">
            <text:p>1</text:p>
          </table:table-cell>
          <table:table-cell table:formula="of:=DEC2BIN([.I425])" office:value-type="string" office:string-value="1" calcext:value-type="string">
            <text:p>1</text:p>
          </table:table-cell>
          <table:table-cell table:formula="of:=IF((LEN([.J425])&lt;4);REPT(0;4-LEN([.J425]))&amp;[.J425];[.J42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425]+1)*8" office:value-type="float" office:value="1" calcext:value-type="float">
            <text:p>1</text:p>
          </table:table-cell>
          <table:table-cell table:formula="of:=DEC2BIN([.P425])" office:value-type="string" office:string-value="1" calcext:value-type="string">
            <text:p>1</text:p>
          </table:table-cell>
          <table:table-cell table:formula="of:=IF((LEN([.Q425])&lt;4);REPT(0;4-LEN([.Q425]))&amp;[.Q425];[.Q425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26]+0.5)*15" office:value-type="float" office:value="3.3984375" calcext:value-type="float">
            <text:p>3</text:p>
          </table:table-cell>
          <table:table-cell table:formula="of:=DEC2BIN([.C426])" office:value-type="string" office:string-value="11" calcext:value-type="string">
            <text:p>11</text:p>
          </table:table-cell>
          <table:table-cell table:formula="of:=IF((LEN([.D426])&lt;4);REPT(0;4-LEN([.D426]))&amp;[.D426];[.D42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426]+0.5)*15" office:value-type="float" office:value="1.40625" calcext:value-type="float">
            <text:p>1</text:p>
          </table:table-cell>
          <table:table-cell table:formula="of:=DEC2BIN([.I426])" office:value-type="string" office:string-value="1" calcext:value-type="string">
            <text:p>1</text:p>
          </table:table-cell>
          <table:table-cell table:formula="of:=IF((LEN([.J426])&lt;4);REPT(0;4-LEN([.J426]))&amp;[.J426];[.J42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O426]+1)*8" office:value-type="float" office:value="6.65625" calcext:value-type="float">
            <text:p>7</text:p>
          </table:table-cell>
          <table:table-cell table:formula="of:=DEC2BIN([.P426])" office:value-type="string" office:string-value="110" calcext:value-type="string">
            <text:p>110</text:p>
          </table:table-cell>
          <table:table-cell table:formula="of:=IF((LEN([.Q426])&lt;4);REPT(0;4-LEN([.Q426]))&amp;[.Q426];[.Q4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27]+0.5)*15" office:value-type="float" office:value="0.234375" calcext:value-type="float">
            <text:p>0</text:p>
          </table:table-cell>
          <table:table-cell table:formula="of:=DEC2BIN([.C427])" office:value-type="string" office:string-value="0" calcext:value-type="string">
            <text:p>0</text:p>
          </table:table-cell>
          <table:table-cell table:formula="of:=IF((LEN([.D427])&lt;4);REPT(0;4-LEN([.D427]))&amp;[.D427];[.D42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427]+0.5)*15" office:value-type="float" office:value="9.66796875" calcext:value-type="float">
            <text:p>10</text:p>
          </table:table-cell>
          <table:table-cell table:formula="of:=DEC2BIN([.I427])" office:value-type="string" office:string-value="1001" calcext:value-type="string">
            <text:p>1001</text:p>
          </table:table-cell>
          <table:table-cell table:formula="of:=IF((LEN([.J427])&lt;4);REPT(0;4-LEN([.J427]))&amp;[.J427];[.J42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427]+1)*8" office:value-type="float" office:value="15.78125" calcext:value-type="float">
            <text:p>16</text:p>
          </table:table-cell>
          <table:table-cell table:formula="of:=DEC2BIN([.P427])" office:value-type="string" office:string-value="1111" calcext:value-type="string">
            <text:p>1111</text:p>
          </table:table-cell>
          <table:table-cell table:formula="of:=IF((LEN([.Q427])&lt;4);REPT(0;4-LEN([.Q427]))&amp;[.Q427];[.Q42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28]+0.5)*15" office:value-type="float" office:value="7.5" calcext:value-type="float">
            <text:p>8</text:p>
          </table:table-cell>
          <table:table-cell table:formula="of:=DEC2BIN([.C428])" office:value-type="string" office:string-value="111" calcext:value-type="string">
            <text:p>111</text:p>
          </table:table-cell>
          <table:table-cell table:formula="of:=IF((LEN([.D428])&lt;4);REPT(0;4-LEN([.D428]))&amp;[.D428];[.D4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428]+0.5)*15" office:value-type="float" office:value="14.8828125" calcext:value-type="float">
            <text:p>15</text:p>
          </table:table-cell>
          <table:table-cell table:formula="of:=DEC2BIN([.I428])" office:value-type="string" office:string-value="1110" calcext:value-type="string">
            <text:p>1110</text:p>
          </table:table-cell>
          <table:table-cell table:formula="of:=IF((LEN([.J428])&lt;4);REPT(0;4-LEN([.J428]))&amp;[.J428];[.J42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428]+1)*8" office:value-type="float" office:value="9.21875" calcext:value-type="float">
            <text:p>9</text:p>
          </table:table-cell>
          <table:table-cell table:formula="of:=DEC2BIN([.P428])" office:value-type="string" office:string-value="1001" calcext:value-type="string">
            <text:p>1001</text:p>
          </table:table-cell>
          <table:table-cell table:formula="of:=IF((LEN([.Q428])&lt;4);REPT(0;4-LEN([.Q428]))&amp;[.Q428];[.Q42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29]+0.5)*15" office:value-type="float" office:value="14.1796875" calcext:value-type="float">
            <text:p>14</text:p>
          </table:table-cell>
          <table:table-cell table:formula="of:=DEC2BIN([.C429])" office:value-type="string" office:string-value="1110" calcext:value-type="string">
            <text:p>1110</text:p>
          </table:table-cell>
          <table:table-cell table:formula="of:=IF((LEN([.D429])&lt;4);REPT(0;4-LEN([.D429]))&amp;[.D429];[.D42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29]+0.5)*15" office:value-type="float" office:value="7.5" calcext:value-type="float">
            <text:p>8</text:p>
          </table:table-cell>
          <table:table-cell table:formula="of:=DEC2BIN([.I429])" office:value-type="string" office:string-value="111" calcext:value-type="string">
            <text:p>111</text:p>
          </table:table-cell>
          <table:table-cell table:formula="of:=IF((LEN([.J429])&lt;4);REPT(0;4-LEN([.J429]))&amp;[.J429];[.J42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429]+1)*8" office:value-type="float" office:value="2.4375" calcext:value-type="float">
            <text:p>2</text:p>
          </table:table-cell>
          <table:table-cell table:formula="of:=DEC2BIN([.P429])" office:value-type="string" office:string-value="10" calcext:value-type="string">
            <text:p>10</text:p>
          </table:table-cell>
          <table:table-cell table:formula="of:=IF((LEN([.Q429])&lt;4);REPT(0;4-LEN([.Q429]))&amp;[.Q429];[.Q42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30]+0.5)*15" office:value-type="float" office:value="5.68359375" calcext:value-type="float">
            <text:p>6</text:p>
          </table:table-cell>
          <table:table-cell table:formula="of:=DEC2BIN([.C430])" office:value-type="string" office:string-value="101" calcext:value-type="string">
            <text:p>101</text:p>
          </table:table-cell>
          <table:table-cell table:formula="of:=IF((LEN([.D430])&lt;4);REPT(0;4-LEN([.D430]))&amp;[.D430];[.D43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30]+0.5)*15" office:value-type="float" office:value="0.41015625" calcext:value-type="float">
            <text:p>0</text:p>
          </table:table-cell>
          <table:table-cell table:formula="of:=DEC2BIN([.I430])" office:value-type="string" office:string-value="0" calcext:value-type="string">
            <text:p>0</text:p>
          </table:table-cell>
          <table:table-cell table:formula="of:=IF((LEN([.J430])&lt;4);REPT(0;4-LEN([.J430]))&amp;[.J430];[.J43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30]+1)*8" office:value-type="float" office:value="7.375" calcext:value-type="float">
            <text:p>7</text:p>
          </table:table-cell>
          <table:table-cell table:formula="of:=DEC2BIN([.P430])" office:value-type="string" office:string-value="111" calcext:value-type="string">
            <text:p>111</text:p>
          </table:table-cell>
          <table:table-cell table:formula="of:=IF((LEN([.Q430])&lt;4);REPT(0;4-LEN([.Q430]))&amp;[.Q430];[.Q43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31]+0.5)*15" office:value-type="float" office:value="1.171875" calcext:value-type="float">
            <text:p>1</text:p>
          </table:table-cell>
          <table:table-cell table:formula="of:=DEC2BIN([.C431])" office:value-type="string" office:string-value="1" calcext:value-type="string">
            <text:p>1</text:p>
          </table:table-cell>
          <table:table-cell table:formula="of:=IF((LEN([.D431])&lt;4);REPT(0;4-LEN([.D431]))&amp;[.D431];[.D43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31]+0.5)*15" office:value-type="float" office:value="11.77734375" calcext:value-type="float">
            <text:p>12</text:p>
          </table:table-cell>
          <table:table-cell table:formula="of:=DEC2BIN([.I431])" office:value-type="string" office:string-value="1011" calcext:value-type="string">
            <text:p>1011</text:p>
          </table:table-cell>
          <table:table-cell table:formula="of:=IF((LEN([.J431])&lt;4);REPT(0;4-LEN([.J431]))&amp;[.J431];[.J43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31]+1)*8" office:value-type="float" office:value="9.25" calcext:value-type="float">
            <text:p>9</text:p>
          </table:table-cell>
          <table:table-cell table:formula="of:=DEC2BIN([.P431])" office:value-type="string" office:string-value="1001" calcext:value-type="string">
            <text:p>1001</text:p>
          </table:table-cell>
          <table:table-cell table:formula="of:=IF((LEN([.Q431])&lt;4);REPT(0;4-LEN([.Q431]))&amp;[.Q431];[.Q43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32]+0.5)*15" office:value-type="float" office:value="13.59375" calcext:value-type="float">
            <text:p>14</text:p>
          </table:table-cell>
          <table:table-cell table:formula="of:=DEC2BIN([.C432])" office:value-type="string" office:string-value="1101" calcext:value-type="string">
            <text:p>1101</text:p>
          </table:table-cell>
          <table:table-cell table:formula="of:=IF((LEN([.D432])&lt;4);REPT(0;4-LEN([.D432]))&amp;[.D432];[.D43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32]+0.5)*15" office:value-type="float" office:value="12.01171875" calcext:value-type="float">
            <text:p>12</text:p>
          </table:table-cell>
          <table:table-cell table:formula="of:=DEC2BIN([.I432])" office:value-type="string" office:string-value="1100" calcext:value-type="string">
            <text:p>1100</text:p>
          </table:table-cell>
          <table:table-cell table:formula="of:=IF((LEN([.J432])&lt;4);REPT(0;4-LEN([.J432]))&amp;[.J432];[.J43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432]+1)*8" office:value-type="float" office:value="7.78125" calcext:value-type="float">
            <text:p>8</text:p>
          </table:table-cell>
          <table:table-cell table:formula="of:=DEC2BIN([.P432])" office:value-type="string" office:string-value="111" calcext:value-type="string">
            <text:p>111</text:p>
          </table:table-cell>
          <table:table-cell table:formula="of:=IF((LEN([.Q432])&lt;4);REPT(0;4-LEN([.Q432]))&amp;[.Q432];[.Q43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433]+0.5)*15" office:value-type="float" office:value="9.84375" calcext:value-type="float">
            <text:p>10</text:p>
          </table:table-cell>
          <table:table-cell table:formula="of:=DEC2BIN([.C433])" office:value-type="string" office:string-value="1001" calcext:value-type="string">
            <text:p>1001</text:p>
          </table:table-cell>
          <table:table-cell table:formula="of:=IF((LEN([.D433])&lt;4);REPT(0;4-LEN([.D433]))&amp;[.D433];[.D43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33]+0.5)*15" office:value-type="float" office:value="0.41015625" calcext:value-type="float">
            <text:p>0</text:p>
          </table:table-cell>
          <table:table-cell table:formula="of:=DEC2BIN([.I433])" office:value-type="string" office:string-value="0" calcext:value-type="string">
            <text:p>0</text:p>
          </table:table-cell>
          <table:table-cell table:formula="of:=IF((LEN([.J433])&lt;4);REPT(0;4-LEN([.J433]))&amp;[.J433];[.J4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433]+1)*8" office:value-type="float" office:value="11.5625" calcext:value-type="float">
            <text:p>12</text:p>
          </table:table-cell>
          <table:table-cell table:formula="of:=DEC2BIN([.P433])" office:value-type="string" office:string-value="1011" calcext:value-type="string">
            <text:p>1011</text:p>
          </table:table-cell>
          <table:table-cell table:formula="of:=IF((LEN([.Q433])&lt;4);REPT(0;4-LEN([.Q433]))&amp;[.Q433];[.Q43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434]+0.5)*15" office:value-type="float" office:value="0.05859375" calcext:value-type="float">
            <text:p>0</text:p>
          </table:table-cell>
          <table:table-cell table:formula="of:=DEC2BIN([.C434])" office:value-type="string" office:string-value="0" calcext:value-type="string">
            <text:p>0</text:p>
          </table:table-cell>
          <table:table-cell table:formula="of:=IF((LEN([.D434])&lt;4);REPT(0;4-LEN([.D434]))&amp;[.D434];[.D43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34]+0.5)*15" office:value-type="float" office:value="7.3828125" calcext:value-type="float">
            <text:p>7</text:p>
          </table:table-cell>
          <table:table-cell table:formula="of:=DEC2BIN([.I434])" office:value-type="string" office:string-value="111" calcext:value-type="string">
            <text:p>111</text:p>
          </table:table-cell>
          <table:table-cell table:formula="of:=IF((LEN([.J434])&lt;4);REPT(0;4-LEN([.J434]))&amp;[.J434];[.J4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434]+1)*8" office:value-type="float" office:value="8.96875" calcext:value-type="float">
            <text:p>9</text:p>
          </table:table-cell>
          <table:table-cell table:formula="of:=DEC2BIN([.P434])" office:value-type="string" office:string-value="1000" calcext:value-type="string">
            <text:p>1000</text:p>
          </table:table-cell>
          <table:table-cell table:formula="of:=IF((LEN([.Q434])&lt;4);REPT(0;4-LEN([.Q434]))&amp;[.Q434];[.Q434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35]+0.5)*15" office:value-type="float" office:value="9.66796875" calcext:value-type="float">
            <text:p>10</text:p>
          </table:table-cell>
          <table:table-cell table:formula="of:=DEC2BIN([.C435])" office:value-type="string" office:string-value="1001" calcext:value-type="string">
            <text:p>1001</text:p>
          </table:table-cell>
          <table:table-cell table:formula="of:=IF((LEN([.D435])&lt;4);REPT(0;4-LEN([.D435]))&amp;[.D435];[.D43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35]+0.5)*15" office:value-type="float" office:value="14.6484375" calcext:value-type="float">
            <text:p>15</text:p>
          </table:table-cell>
          <table:table-cell table:formula="of:=DEC2BIN([.I435])" office:value-type="string" office:string-value="1110" calcext:value-type="string">
            <text:p>1110</text:p>
          </table:table-cell>
          <table:table-cell table:formula="of:=IF((LEN([.J435])&lt;4);REPT(0;4-LEN([.J435]))&amp;[.J435];[.J4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435]+1)*8" office:value-type="float" office:value="1" calcext:value-type="float">
            <text:p>1</text:p>
          </table:table-cell>
          <table:table-cell table:formula="of:=DEC2BIN([.P435])" office:value-type="string" office:string-value="1" calcext:value-type="string">
            <text:p>1</text:p>
          </table:table-cell>
          <table:table-cell table:formula="of:=IF((LEN([.Q435])&lt;4);REPT(0;4-LEN([.Q435]))&amp;[.Q435];[.Q435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36]+0.5)*15" office:value-type="float" office:value="13.65234375" calcext:value-type="float">
            <text:p>14</text:p>
          </table:table-cell>
          <table:table-cell table:formula="of:=DEC2BIN([.C436])" office:value-type="string" office:string-value="1101" calcext:value-type="string">
            <text:p>1101</text:p>
          </table:table-cell>
          <table:table-cell table:formula="of:=IF((LEN([.D436])&lt;4);REPT(0;4-LEN([.D436]))&amp;[.D436];[.D43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36]+0.5)*15" office:value-type="float" office:value="3.22265625" calcext:value-type="float">
            <text:p>3</text:p>
          </table:table-cell>
          <table:table-cell table:formula="of:=DEC2BIN([.I436])" office:value-type="string" office:string-value="11" calcext:value-type="string">
            <text:p>11</text:p>
          </table:table-cell>
          <table:table-cell table:formula="of:=IF((LEN([.J436])&lt;4);REPT(0;4-LEN([.J436]))&amp;[.J436];[.J4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O436]+1)*8" office:value-type="float" office:value="6.625" calcext:value-type="float">
            <text:p>7</text:p>
          </table:table-cell>
          <table:table-cell table:formula="of:=DEC2BIN([.P436])" office:value-type="string" office:string-value="110" calcext:value-type="string">
            <text:p>110</text:p>
          </table:table-cell>
          <table:table-cell table:formula="of:=IF((LEN([.Q436])&lt;4);REPT(0;4-LEN([.Q436]))&amp;[.Q436];[.Q43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37]+0.5)*15" office:value-type="float" office:value="1.5234375" calcext:value-type="float">
            <text:p>2</text:p>
          </table:table-cell>
          <table:table-cell table:formula="of:=DEC2BIN([.C437])" office:value-type="string" office:string-value="1" calcext:value-type="string">
            <text:p>1</text:p>
          </table:table-cell>
          <table:table-cell table:formula="of:=IF((LEN([.D437])&lt;4);REPT(0;4-LEN([.D437]))&amp;[.D437];[.D43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37]+0.5)*15" office:value-type="float" office:value="2.98828125" calcext:value-type="float">
            <text:p>3</text:p>
          </table:table-cell>
          <table:table-cell table:formula="of:=DEC2BIN([.I437])" office:value-type="string" office:string-value="10" calcext:value-type="string">
            <text:p>10</text:p>
          </table:table-cell>
          <table:table-cell table:formula="of:=IF((LEN([.J437])&lt;4);REPT(0;4-LEN([.J437]))&amp;[.J437];[.J4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437]+1)*8" office:value-type="float" office:value="15.78125" calcext:value-type="float">
            <text:p>16</text:p>
          </table:table-cell>
          <table:table-cell table:formula="of:=DEC2BIN([.P437])" office:value-type="string" office:string-value="1111" calcext:value-type="string">
            <text:p>1111</text:p>
          </table:table-cell>
          <table:table-cell table:formula="of:=IF((LEN([.Q437])&lt;4);REPT(0;4-LEN([.Q437]))&amp;[.Q437];[.Q43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438]+0.5)*15" office:value-type="float" office:value="4.98046875" calcext:value-type="float">
            <text:p>5</text:p>
          </table:table-cell>
          <table:table-cell table:formula="of:=DEC2BIN([.C438])" office:value-type="string" office:string-value="100" calcext:value-type="string">
            <text:p>100</text:p>
          </table:table-cell>
          <table:table-cell table:formula="of:=IF((LEN([.D438])&lt;4);REPT(0;4-LEN([.D438]))&amp;[.D438];[.D43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438]+0.5)*15" office:value-type="float" office:value="14.70703125" calcext:value-type="float">
            <text:p>15</text:p>
          </table:table-cell>
          <table:table-cell table:formula="of:=DEC2BIN([.I438])" office:value-type="string" office:string-value="1110" calcext:value-type="string">
            <text:p>1110</text:p>
          </table:table-cell>
          <table:table-cell table:formula="of:=IF((LEN([.J438])&lt;4);REPT(0;4-LEN([.J438]))&amp;[.J438];[.J4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438]+1)*8" office:value-type="float" office:value="9.21875" calcext:value-type="float">
            <text:p>9</text:p>
          </table:table-cell>
          <table:table-cell table:formula="of:=DEC2BIN([.P438])" office:value-type="string" office:string-value="1001" calcext:value-type="string">
            <text:p>1001</text:p>
          </table:table-cell>
          <table:table-cell table:formula="of:=IF((LEN([.Q438])&lt;4);REPT(0;4-LEN([.Q438]))&amp;[.Q438];[.Q43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439]+0.5)*15" office:value-type="float" office:value="15.3515625" calcext:value-type="float">
            <text:p>15</text:p>
          </table:table-cell>
          <table:table-cell table:formula="of:=DEC2BIN([.C439])" office:value-type="string" office:string-value="1111" calcext:value-type="string">
            <text:p>1111</text:p>
          </table:table-cell>
          <table:table-cell table:formula="of:=IF((LEN([.D439])&lt;4);REPT(0;4-LEN([.D439]))&amp;[.D439];[.D43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439]+0.5)*15" office:value-type="float" office:value="10.078125" calcext:value-type="float">
            <text:p>10</text:p>
          </table:table-cell>
          <table:table-cell table:formula="of:=DEC2BIN([.I439])" office:value-type="string" office:string-value="1010" calcext:value-type="string">
            <text:p>1010</text:p>
          </table:table-cell>
          <table:table-cell table:formula="of:=IF((LEN([.J439])&lt;4);REPT(0;4-LEN([.J439]))&amp;[.J439];[.J43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439]+1)*8" office:value-type="float" office:value="2.4375" calcext:value-type="float">
            <text:p>2</text:p>
          </table:table-cell>
          <table:table-cell table:formula="of:=DEC2BIN([.P439])" office:value-type="string" office:string-value="10" calcext:value-type="string">
            <text:p>10</text:p>
          </table:table-cell>
          <table:table-cell table:formula="of:=IF((LEN([.Q439])&lt;4);REPT(0;4-LEN([.Q439]))&amp;[.Q439];[.Q43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40]+0.5)*15" office:value-type="float" office:value="11.6015625" calcext:value-type="float">
            <text:p>12</text:p>
          </table:table-cell>
          <table:table-cell table:formula="of:=DEC2BIN([.C440])" office:value-type="string" office:string-value="1011" calcext:value-type="string">
            <text:p>1011</text:p>
          </table:table-cell>
          <table:table-cell table:formula="of:=IF((LEN([.D440])&lt;4);REPT(0;4-LEN([.D440]))&amp;[.D440];[.D44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440]+0.5)*15" office:value-type="float" office:value="1.46484375" calcext:value-type="float">
            <text:p>1</text:p>
          </table:table-cell>
          <table:table-cell table:formula="of:=DEC2BIN([.I440])" office:value-type="string" office:string-value="1" calcext:value-type="string">
            <text:p>1</text:p>
          </table:table-cell>
          <table:table-cell table:formula="of:=IF((LEN([.J440])&lt;4);REPT(0;4-LEN([.J440]))&amp;[.J440];[.J44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40]+1)*8" office:value-type="float" office:value="7.375" calcext:value-type="float">
            <text:p>7</text:p>
          </table:table-cell>
          <table:table-cell table:formula="of:=DEC2BIN([.P440])" office:value-type="string" office:string-value="111" calcext:value-type="string">
            <text:p>111</text:p>
          </table:table-cell>
          <table:table-cell table:formula="of:=IF((LEN([.Q440])&lt;4);REPT(0;4-LEN([.Q440]))&amp;[.Q440];[.Q44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41]+0.5)*15" office:value-type="float" office:value="3.3984375" calcext:value-type="float">
            <text:p>3</text:p>
          </table:table-cell>
          <table:table-cell table:formula="of:=DEC2BIN([.C441])" office:value-type="string" office:string-value="11" calcext:value-type="string">
            <text:p>11</text:p>
          </table:table-cell>
          <table:table-cell table:formula="of:=IF((LEN([.D441])&lt;4);REPT(0;4-LEN([.D441]))&amp;[.D441];[.D44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441]+0.5)*15" office:value-type="float" office:value="1.40625" calcext:value-type="float">
            <text:p>1</text:p>
          </table:table-cell>
          <table:table-cell table:formula="of:=DEC2BIN([.I441])" office:value-type="string" office:string-value="1" calcext:value-type="string">
            <text:p>1</text:p>
          </table:table-cell>
          <table:table-cell table:formula="of:=IF((LEN([.J441])&lt;4);REPT(0;4-LEN([.J441]))&amp;[.J441];[.J44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41]+1)*8" office:value-type="float" office:value="9.3125" calcext:value-type="float">
            <text:p>9</text:p>
          </table:table-cell>
          <table:table-cell table:formula="of:=DEC2BIN([.P441])" office:value-type="string" office:string-value="1001" calcext:value-type="string">
            <text:p>1001</text:p>
          </table:table-cell>
          <table:table-cell table:formula="of:=IF((LEN([.Q441])&lt;4);REPT(0;4-LEN([.Q441]))&amp;[.Q441];[.Q44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42]+0.5)*15" office:value-type="float" office:value="0.234375" calcext:value-type="float">
            <text:p>0</text:p>
          </table:table-cell>
          <table:table-cell table:formula="of:=DEC2BIN([.C442])" office:value-type="string" office:string-value="0" calcext:value-type="string">
            <text:p>0</text:p>
          </table:table-cell>
          <table:table-cell table:formula="of:=IF((LEN([.D442])&lt;4);REPT(0;4-LEN([.D442]))&amp;[.D442];[.D44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442]+0.5)*15" office:value-type="float" office:value="9.66796875" calcext:value-type="float">
            <text:p>10</text:p>
          </table:table-cell>
          <table:table-cell table:formula="of:=DEC2BIN([.I442])" office:value-type="string" office:string-value="1001" calcext:value-type="string">
            <text:p>1001</text:p>
          </table:table-cell>
          <table:table-cell table:formula="of:=IF((LEN([.J442])&lt;4);REPT(0;4-LEN([.J442]))&amp;[.J442];[.J44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42]+1)*8" office:value-type="float" office:value="7.40625" calcext:value-type="float">
            <text:p>7</text:p>
          </table:table-cell>
          <table:table-cell table:formula="of:=DEC2BIN([.P442])" office:value-type="string" office:string-value="111" calcext:value-type="string">
            <text:p>111</text:p>
          </table:table-cell>
          <table:table-cell table:formula="of:=IF((LEN([.Q442])&lt;4);REPT(0;4-LEN([.Q442]))&amp;[.Q442];[.Q44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43]+0.5)*15" office:value-type="float" office:value="7.5" calcext:value-type="float">
            <text:p>8</text:p>
          </table:table-cell>
          <table:table-cell table:formula="of:=DEC2BIN([.C443])" office:value-type="string" office:string-value="111" calcext:value-type="string">
            <text:p>111</text:p>
          </table:table-cell>
          <table:table-cell table:formula="of:=IF((LEN([.D443])&lt;4);REPT(0;4-LEN([.D443]))&amp;[.D443];[.D44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443]+0.5)*15" office:value-type="float" office:value="14.8828125" calcext:value-type="float">
            <text:p>15</text:p>
          </table:table-cell>
          <table:table-cell table:formula="of:=DEC2BIN([.I443])" office:value-type="string" office:string-value="1110" calcext:value-type="string">
            <text:p>1110</text:p>
          </table:table-cell>
          <table:table-cell table:formula="of:=IF((LEN([.J443])&lt;4);REPT(0;4-LEN([.J443]))&amp;[.J443];[.J4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43]+1)*8" office:value-type="float" office:value="4.8125" calcext:value-type="float">
            <text:p>5</text:p>
          </table:table-cell>
          <table:table-cell table:formula="of:=DEC2BIN([.P443])" office:value-type="string" office:string-value="100" calcext:value-type="string">
            <text:p>100</text:p>
          </table:table-cell>
          <table:table-cell table:formula="of:=IF((LEN([.Q443])&lt;4);REPT(0;4-LEN([.Q443]))&amp;[.Q443];[.Q44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44]+0.5)*15" office:value-type="float" office:value="14.1796875" calcext:value-type="float">
            <text:p>14</text:p>
          </table:table-cell>
          <table:table-cell table:formula="of:=DEC2BIN([.C444])" office:value-type="string" office:string-value="1110" calcext:value-type="string">
            <text:p>1110</text:p>
          </table:table-cell>
          <table:table-cell table:formula="of:=IF((LEN([.D444])&lt;4);REPT(0;4-LEN([.D444]))&amp;[.D444];[.D44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44]+0.5)*15" office:value-type="float" office:value="7.5" calcext:value-type="float">
            <text:p>8</text:p>
          </table:table-cell>
          <table:table-cell table:formula="of:=DEC2BIN([.I444])" office:value-type="string" office:string-value="111" calcext:value-type="string">
            <text:p>111</text:p>
          </table:table-cell>
          <table:table-cell table:formula="of:=IF((LEN([.J444])&lt;4);REPT(0;4-LEN([.J444]))&amp;[.J444];[.J4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44]+1)*8" office:value-type="float" office:value="6.8125" calcext:value-type="float">
            <text:p>7</text:p>
          </table:table-cell>
          <table:table-cell table:formula="of:=DEC2BIN([.P444])" office:value-type="string" office:string-value="110" calcext:value-type="string">
            <text:p>110</text:p>
          </table:table-cell>
          <table:table-cell table:formula="of:=IF((LEN([.Q444])&lt;4);REPT(0;4-LEN([.Q444]))&amp;[.Q444];[.Q44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45]+0.5)*15" office:value-type="float" office:value="5.68359375" calcext:value-type="float">
            <text:p>6</text:p>
          </table:table-cell>
          <table:table-cell table:formula="of:=DEC2BIN([.C445])" office:value-type="string" office:string-value="101" calcext:value-type="string">
            <text:p>101</text:p>
          </table:table-cell>
          <table:table-cell table:formula="of:=IF((LEN([.D445])&lt;4);REPT(0;4-LEN([.D445]))&amp;[.D445];[.D44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45]+0.5)*15" office:value-type="float" office:value="0.41015625" calcext:value-type="float">
            <text:p>0</text:p>
          </table:table-cell>
          <table:table-cell table:formula="of:=DEC2BIN([.I445])" office:value-type="string" office:string-value="0" calcext:value-type="string">
            <text:p>0</text:p>
          </table:table-cell>
          <table:table-cell table:formula="of:=IF((LEN([.J445])&lt;4);REPT(0;4-LEN([.J445]))&amp;[.J445];[.J44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45]+1)*8" office:value-type="float" office:value="15.15625" calcext:value-type="float">
            <text:p>15</text:p>
          </table:table-cell>
          <table:table-cell table:formula="of:=DEC2BIN([.P445])" office:value-type="string" office:string-value="1111" calcext:value-type="string">
            <text:p>1111</text:p>
          </table:table-cell>
          <table:table-cell table:formula="of:=IF((LEN([.Q445])&lt;4);REPT(0;4-LEN([.Q445]))&amp;[.Q445];[.Q44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46]+0.5)*15" office:value-type="float" office:value="1.171875" calcext:value-type="float">
            <text:p>1</text:p>
          </table:table-cell>
          <table:table-cell table:formula="of:=DEC2BIN([.C446])" office:value-type="string" office:string-value="1" calcext:value-type="string">
            <text:p>1</text:p>
          </table:table-cell>
          <table:table-cell table:formula="of:=IF((LEN([.D446])&lt;4);REPT(0;4-LEN([.D446]))&amp;[.D446];[.D44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46]+0.5)*15" office:value-type="float" office:value="11.77734375" calcext:value-type="float">
            <text:p>12</text:p>
          </table:table-cell>
          <table:table-cell table:formula="of:=DEC2BIN([.I446])" office:value-type="string" office:string-value="1011" calcext:value-type="string">
            <text:p>1011</text:p>
          </table:table-cell>
          <table:table-cell table:formula="of:=IF((LEN([.J446])&lt;4);REPT(0;4-LEN([.J446]))&amp;[.J446];[.J44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46]+1)*8" office:value-type="float" office:value="9.28125" calcext:value-type="float">
            <text:p>9</text:p>
          </table:table-cell>
          <table:table-cell table:formula="of:=DEC2BIN([.P446])" office:value-type="string" office:string-value="1001" calcext:value-type="string">
            <text:p>1001</text:p>
          </table:table-cell>
          <table:table-cell table:formula="of:=IF((LEN([.Q446])&lt;4);REPT(0;4-LEN([.Q446]))&amp;[.Q446];[.Q44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47]+0.5)*15" office:value-type="float" office:value="13.59375" calcext:value-type="float">
            <text:p>14</text:p>
          </table:table-cell>
          <table:table-cell table:formula="of:=DEC2BIN([.C447])" office:value-type="string" office:string-value="1101" calcext:value-type="string">
            <text:p>1101</text:p>
          </table:table-cell>
          <table:table-cell table:formula="of:=IF((LEN([.D447])&lt;4);REPT(0;4-LEN([.D447]))&amp;[.D447];[.D44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47]+0.5)*15" office:value-type="float" office:value="12.01171875" calcext:value-type="float">
            <text:p>12</text:p>
          </table:table-cell>
          <table:table-cell table:formula="of:=DEC2BIN([.I447])" office:value-type="string" office:string-value="1100" calcext:value-type="string">
            <text:p>1100</text:p>
          </table:table-cell>
          <table:table-cell table:formula="of:=IF((LEN([.J447])&lt;4);REPT(0;4-LEN([.J447]))&amp;[.J447];[.J44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447]+1)*8" office:value-type="float" office:value="0.28125" calcext:value-type="float">
            <text:p>0</text:p>
          </table:table-cell>
          <table:table-cell table:formula="of:=DEC2BIN([.P447])" office:value-type="string" office:string-value="0" calcext:value-type="string">
            <text:p>0</text:p>
          </table:table-cell>
          <table:table-cell table:formula="of:=IF((LEN([.Q447])&lt;4);REPT(0;4-LEN([.Q447]))&amp;[.Q447];[.Q44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448]+0.5)*15" office:value-type="float" office:value="9.84375" calcext:value-type="float">
            <text:p>10</text:p>
          </table:table-cell>
          <table:table-cell table:formula="of:=DEC2BIN([.C448])" office:value-type="string" office:string-value="1001" calcext:value-type="string">
            <text:p>1001</text:p>
          </table:table-cell>
          <table:table-cell table:formula="of:=IF((LEN([.D448])&lt;4);REPT(0;4-LEN([.D448]))&amp;[.D448];[.D44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48]+0.5)*15" office:value-type="float" office:value="0.41015625" calcext:value-type="float">
            <text:p>0</text:p>
          </table:table-cell>
          <table:table-cell table:formula="of:=DEC2BIN([.I448])" office:value-type="string" office:string-value="0" calcext:value-type="string">
            <text:p>0</text:p>
          </table:table-cell>
          <table:table-cell table:formula="of:=IF((LEN([.J448])&lt;4);REPT(0;4-LEN([.J448]))&amp;[.J448];[.J4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448]+1)*8" office:value-type="float" office:value="6.75" calcext:value-type="float">
            <text:p>7</text:p>
          </table:table-cell>
          <table:table-cell table:formula="of:=DEC2BIN([.P448])" office:value-type="string" office:string-value="110" calcext:value-type="string">
            <text:p>110</text:p>
          </table:table-cell>
          <table:table-cell table:formula="of:=IF((LEN([.Q448])&lt;4);REPT(0;4-LEN([.Q448]))&amp;[.Q448];[.Q44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449]+0.5)*15" office:value-type="float" office:value="0.05859375" calcext:value-type="float">
            <text:p>0</text:p>
          </table:table-cell>
          <table:table-cell table:formula="of:=DEC2BIN([.C449])" office:value-type="string" office:string-value="0" calcext:value-type="string">
            <text:p>0</text:p>
          </table:table-cell>
          <table:table-cell table:formula="of:=IF((LEN([.D449])&lt;4);REPT(0;4-LEN([.D449]))&amp;[.D449];[.D44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49]+0.5)*15" office:value-type="float" office:value="7.3828125" calcext:value-type="float">
            <text:p>7</text:p>
          </table:table-cell>
          <table:table-cell table:formula="of:=DEC2BIN([.I449])" office:value-type="string" office:string-value="111" calcext:value-type="string">
            <text:p>111</text:p>
          </table:table-cell>
          <table:table-cell table:formula="of:=IF((LEN([.J449])&lt;4);REPT(0;4-LEN([.J449]))&amp;[.J449];[.J4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449]+1)*8" office:value-type="float" office:value="13.59375" calcext:value-type="float">
            <text:p>14</text:p>
          </table:table-cell>
          <table:table-cell table:formula="of:=DEC2BIN([.P449])" office:value-type="string" office:string-value="1101" calcext:value-type="string">
            <text:p>1101</text:p>
          </table:table-cell>
          <table:table-cell table:formula="of:=IF((LEN([.Q449])&lt;4);REPT(0;4-LEN([.Q449]))&amp;[.Q449];[.Q44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50]+0.5)*15" office:value-type="float" office:value="9.66796875" calcext:value-type="float">
            <text:p>10</text:p>
          </table:table-cell>
          <table:table-cell table:formula="of:=DEC2BIN([.C450])" office:value-type="string" office:string-value="1001" calcext:value-type="string">
            <text:p>1001</text:p>
          </table:table-cell>
          <table:table-cell table:formula="of:=IF((LEN([.D450])&lt;4);REPT(0;4-LEN([.D450]))&amp;[.D450];[.D45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50]+0.5)*15" office:value-type="float" office:value="14.6484375" calcext:value-type="float">
            <text:p>15</text:p>
          </table:table-cell>
          <table:table-cell table:formula="of:=DEC2BIN([.I450])" office:value-type="string" office:string-value="1110" calcext:value-type="string">
            <text:p>1110</text:p>
          </table:table-cell>
          <table:table-cell table:formula="of:=IF((LEN([.J450])&lt;4);REPT(0;4-LEN([.J450]))&amp;[.J450];[.J45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450]+1)*8" office:value-type="float" office:value="8.625" calcext:value-type="float">
            <text:p>9</text:p>
          </table:table-cell>
          <table:table-cell table:formula="of:=DEC2BIN([.P450])" office:value-type="string" office:string-value="1000" calcext:value-type="string">
            <text:p>1000</text:p>
          </table:table-cell>
          <table:table-cell table:formula="of:=IF((LEN([.Q450])&lt;4);REPT(0;4-LEN([.Q450]))&amp;[.Q450];[.Q45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51]+0.5)*15" office:value-type="float" office:value="13.65234375" calcext:value-type="float">
            <text:p>14</text:p>
          </table:table-cell>
          <table:table-cell table:formula="of:=DEC2BIN([.C451])" office:value-type="string" office:string-value="1101" calcext:value-type="string">
            <text:p>1101</text:p>
          </table:table-cell>
          <table:table-cell table:formula="of:=IF((LEN([.D451])&lt;4);REPT(0;4-LEN([.D451]))&amp;[.D451];[.D45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51]+0.5)*15" office:value-type="float" office:value="3.22265625" calcext:value-type="float">
            <text:p>3</text:p>
          </table:table-cell>
          <table:table-cell table:formula="of:=DEC2BIN([.I451])" office:value-type="string" office:string-value="11" calcext:value-type="string">
            <text:p>11</text:p>
          </table:table-cell>
          <table:table-cell table:formula="of:=IF((LEN([.J451])&lt;4);REPT(0;4-LEN([.J451]))&amp;[.J451];[.J45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451]+1)*8" office:value-type="float" office:value="6.78125" calcext:value-type="float">
            <text:p>7</text:p>
          </table:table-cell>
          <table:table-cell table:formula="of:=DEC2BIN([.P451])" office:value-type="string" office:string-value="110" calcext:value-type="string">
            <text:p>110</text:p>
          </table:table-cell>
          <table:table-cell table:formula="of:=IF((LEN([.Q451])&lt;4);REPT(0;4-LEN([.Q451]))&amp;[.Q451];[.Q45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52]+0.5)*15" office:value-type="float" office:value="1.5234375" calcext:value-type="float">
            <text:p>2</text:p>
          </table:table-cell>
          <table:table-cell table:formula="of:=DEC2BIN([.C452])" office:value-type="string" office:string-value="1" calcext:value-type="string">
            <text:p>1</text:p>
          </table:table-cell>
          <table:table-cell table:formula="of:=IF((LEN([.D452])&lt;4);REPT(0;4-LEN([.D452]))&amp;[.D452];[.D45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52]+0.5)*15" office:value-type="float" office:value="2.98828125" calcext:value-type="float">
            <text:p>3</text:p>
          </table:table-cell>
          <table:table-cell table:formula="of:=DEC2BIN([.I452])" office:value-type="string" office:string-value="10" calcext:value-type="string">
            <text:p>10</text:p>
          </table:table-cell>
          <table:table-cell table:formula="of:=IF((LEN([.J452])&lt;4);REPT(0;4-LEN([.J452]))&amp;[.J452];[.J45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452]+1)*8" office:value-type="float" office:value="8.21875" calcext:value-type="float">
            <text:p>8</text:p>
          </table:table-cell>
          <table:table-cell table:formula="of:=DEC2BIN([.P452])" office:value-type="string" office:string-value="1000" calcext:value-type="string">
            <text:p>1000</text:p>
          </table:table-cell>
          <table:table-cell table:formula="of:=IF((LEN([.Q452])&lt;4);REPT(0;4-LEN([.Q452]))&amp;[.Q452];[.Q45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453]+0.5)*15" office:value-type="float" office:value="5.09765625" calcext:value-type="float">
            <text:p>5</text:p>
          </table:table-cell>
          <table:table-cell table:formula="of:=DEC2BIN([.C453])" office:value-type="string" office:string-value="101" calcext:value-type="string">
            <text:p>101</text:p>
          </table:table-cell>
          <table:table-cell table:formula="of:=IF((LEN([.D453])&lt;4);REPT(0;4-LEN([.D453]))&amp;[.D453];[.D45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453]+0.5)*15" office:value-type="float" office:value="14.58984375" calcext:value-type="float">
            <text:p>15</text:p>
          </table:table-cell>
          <table:table-cell table:formula="of:=DEC2BIN([.I453])" office:value-type="string" office:string-value="1110" calcext:value-type="string">
            <text:p>1110</text:p>
          </table:table-cell>
          <table:table-cell table:formula="of:=IF((LEN([.J453])&lt;4);REPT(0;4-LEN([.J453]))&amp;[.J453];[.J4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453]+1)*8" office:value-type="float" office:value="4.4375" calcext:value-type="float">
            <text:p>4</text:p>
          </table:table-cell>
          <table:table-cell table:formula="of:=DEC2BIN([.P453])" office:value-type="string" office:string-value="100" calcext:value-type="string">
            <text:p>100</text:p>
          </table:table-cell>
          <table:table-cell table:formula="of:=IF((LEN([.Q453])&lt;4);REPT(0;4-LEN([.Q453]))&amp;[.Q453];[.Q45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454]+0.5)*15" office:value-type="float" office:value="15" calcext:value-type="float">
            <text:p>15</text:p>
          </table:table-cell>
          <table:table-cell table:formula="of:=DEC2BIN([.C454])" office:value-type="string" office:string-value="1111" calcext:value-type="string">
            <text:p>1111</text:p>
          </table:table-cell>
          <table:table-cell table:formula="of:=IF((LEN([.D454])&lt;4);REPT(0;4-LEN([.D454]))&amp;[.D454];[.D45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454]+0.5)*15" office:value-type="float" office:value="7.6171875" calcext:value-type="float">
            <text:p>8</text:p>
          </table:table-cell>
          <table:table-cell table:formula="of:=DEC2BIN([.I454])" office:value-type="string" office:string-value="111" calcext:value-type="string">
            <text:p>111</text:p>
          </table:table-cell>
          <table:table-cell table:formula="of:=IF((LEN([.J454])&lt;4);REPT(0;4-LEN([.J454]))&amp;[.J454];[.J4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454]+1)*8" office:value-type="float" office:value="7.03125" calcext:value-type="float">
            <text:p>7</text:p>
          </table:table-cell>
          <table:table-cell table:formula="of:=DEC2BIN([.P454])" office:value-type="string" office:string-value="111" calcext:value-type="string">
            <text:p>111</text:p>
          </table:table-cell>
          <table:table-cell table:formula="of:=IF((LEN([.Q454])&lt;4);REPT(0;4-LEN([.Q454]))&amp;[.Q454];[.Q454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455]+0.5)*15" office:value-type="float" office:value="5.33203125" calcext:value-type="float">
            <text:p>5</text:p>
          </table:table-cell>
          <table:table-cell table:formula="of:=DEC2BIN([.C455])" office:value-type="string" office:string-value="101" calcext:value-type="string">
            <text:p>101</text:p>
          </table:table-cell>
          <table:table-cell table:formula="of:=IF((LEN([.D455])&lt;4);REPT(0;4-LEN([.D455]))&amp;[.D455];[.D45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455]+0.5)*15" office:value-type="float" office:value="0.3515625" calcext:value-type="float">
            <text:p>0</text:p>
          </table:table-cell>
          <table:table-cell table:formula="of:=DEC2BIN([.I455])" office:value-type="string" office:string-value="0" calcext:value-type="string">
            <text:p>0</text:p>
          </table:table-cell>
          <table:table-cell table:formula="of:=IF((LEN([.J455])&lt;4);REPT(0;4-LEN([.J455]))&amp;[.J455];[.J45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455]+1)*8" office:value-type="float" office:value="15" calcext:value-type="float">
            <text:p>15</text:p>
          </table:table-cell>
          <table:table-cell table:formula="of:=DEC2BIN([.P455])" office:value-type="string" office:string-value="1111" calcext:value-type="string">
            <text:p>1111</text:p>
          </table:table-cell>
          <table:table-cell table:formula="of:=IF((LEN([.Q455])&lt;4);REPT(0;4-LEN([.Q455]))&amp;[.Q455];[.Q45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456]+0.5)*15" office:value-type="float" office:value="1.34765625" calcext:value-type="float">
            <text:p>1</text:p>
          </table:table-cell>
          <table:table-cell table:formula="of:=DEC2BIN([.C456])" office:value-type="string" office:string-value="1" calcext:value-type="string">
            <text:p>1</text:p>
          </table:table-cell>
          <table:table-cell table:formula="of:=IF((LEN([.D456])&lt;4);REPT(0;4-LEN([.D456]))&amp;[.D456];[.D45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56]+0.5)*15" office:value-type="float" office:value="11.77734375" calcext:value-type="float">
            <text:p>12</text:p>
          </table:table-cell>
          <table:table-cell table:formula="of:=DEC2BIN([.I456])" office:value-type="string" office:string-value="1011" calcext:value-type="string">
            <text:p>1011</text:p>
          </table:table-cell>
          <table:table-cell table:formula="of:=IF((LEN([.J456])&lt;4);REPT(0;4-LEN([.J456]))&amp;[.J456];[.J45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456]+1)*8" office:value-type="float" office:value="9.34375" calcext:value-type="float">
            <text:p>9</text:p>
          </table:table-cell>
          <table:table-cell table:formula="of:=DEC2BIN([.P456])" office:value-type="string" office:string-value="1001" calcext:value-type="string">
            <text:p>1001</text:p>
          </table:table-cell>
          <table:table-cell table:formula="of:=IF((LEN([.Q456])&lt;4);REPT(0;4-LEN([.Q456]))&amp;[.Q456];[.Q4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457]+0.5)*15" office:value-type="float" office:value="13.4765625" calcext:value-type="float">
            <text:p>13</text:p>
          </table:table-cell>
          <table:table-cell table:formula="of:=DEC2BIN([.C457])" office:value-type="string" office:string-value="1101" calcext:value-type="string">
            <text:p>1101</text:p>
          </table:table-cell>
          <table:table-cell table:formula="of:=IF((LEN([.D457])&lt;4);REPT(0;4-LEN([.D457]))&amp;[.D457];[.D45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57]+0.5)*15" office:value-type="float" office:value="12.01171875" calcext:value-type="float">
            <text:p>12</text:p>
          </table:table-cell>
          <table:table-cell table:formula="of:=DEC2BIN([.I457])" office:value-type="string" office:string-value="1100" calcext:value-type="string">
            <text:p>1100</text:p>
          </table:table-cell>
          <table:table-cell table:formula="of:=IF((LEN([.J457])&lt;4);REPT(0;4-LEN([.J457]))&amp;[.J457];[.J45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457]+1)*8" office:value-type="float" office:value="0.21875" calcext:value-type="float">
            <text:p>0</text:p>
          </table:table-cell>
          <table:table-cell table:formula="of:=DEC2BIN([.P457])" office:value-type="string" office:string-value="0" calcext:value-type="string">
            <text:p>0</text:p>
          </table:table-cell>
          <table:table-cell table:formula="of:=IF((LEN([.Q457])&lt;4);REPT(0;4-LEN([.Q457]))&amp;[.Q457];[.Q45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458]+0.5)*15" office:value-type="float" office:value="9.9609375" calcext:value-type="float">
            <text:p>10</text:p>
          </table:table-cell>
          <table:table-cell table:formula="of:=DEC2BIN([.C458])" office:value-type="string" office:string-value="1001" calcext:value-type="string">
            <text:p>1001</text:p>
          </table:table-cell>
          <table:table-cell table:formula="of:=IF((LEN([.D458])&lt;4);REPT(0;4-LEN([.D458]))&amp;[.D458];[.D45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58]+0.5)*15" office:value-type="float" office:value="0.41015625" calcext:value-type="float">
            <text:p>0</text:p>
          </table:table-cell>
          <table:table-cell table:formula="of:=DEC2BIN([.I458])" office:value-type="string" office:string-value="0" calcext:value-type="string">
            <text:p>0</text:p>
          </table:table-cell>
          <table:table-cell table:formula="of:=IF((LEN([.J458])&lt;4);REPT(0;4-LEN([.J458]))&amp;[.J458];[.J4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458]+1)*8" office:value-type="float" office:value="6.78125" calcext:value-type="float">
            <text:p>7</text:p>
          </table:table-cell>
          <table:table-cell table:formula="of:=DEC2BIN([.P458])" office:value-type="string" office:string-value="110" calcext:value-type="string">
            <text:p>110</text:p>
          </table:table-cell>
          <table:table-cell table:formula="of:=IF((LEN([.Q458])&lt;4);REPT(0;4-LEN([.Q458]))&amp;[.Q458];[.Q45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459]+0.5)*15" office:value-type="float" office:value="0" calcext:value-type="float">
            <text:p>0</text:p>
          </table:table-cell>
          <table:table-cell table:formula="of:=DEC2BIN([.C459])" office:value-type="string" office:string-value="0" calcext:value-type="string">
            <text:p>0</text:p>
          </table:table-cell>
          <table:table-cell table:formula="of:=IF((LEN([.D459])&lt;4);REPT(0;4-LEN([.D459]))&amp;[.D459];[.D4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59]+0.5)*15" office:value-type="float" office:value="7.3828125" calcext:value-type="float">
            <text:p>7</text:p>
          </table:table-cell>
          <table:table-cell table:formula="of:=DEC2BIN([.I459])" office:value-type="string" office:string-value="111" calcext:value-type="string">
            <text:p>111</text:p>
          </table:table-cell>
          <table:table-cell table:formula="of:=IF((LEN([.J459])&lt;4);REPT(0;4-LEN([.J459]))&amp;[.J459];[.J45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459]+1)*8" office:value-type="float" office:value="13.5625" calcext:value-type="float">
            <text:p>14</text:p>
          </table:table-cell>
          <table:table-cell table:formula="of:=DEC2BIN([.P459])" office:value-type="string" office:string-value="1101" calcext:value-type="string">
            <text:p>1101</text:p>
          </table:table-cell>
          <table:table-cell table:formula="of:=IF((LEN([.Q459])&lt;4);REPT(0;4-LEN([.Q459]))&amp;[.Q459];[.Q45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60]+0.5)*15" office:value-type="float" office:value="9.66796875" calcext:value-type="float">
            <text:p>10</text:p>
          </table:table-cell>
          <table:table-cell table:formula="of:=DEC2BIN([.C460])" office:value-type="string" office:string-value="1001" calcext:value-type="string">
            <text:p>1001</text:p>
          </table:table-cell>
          <table:table-cell table:formula="of:=IF((LEN([.D460])&lt;4);REPT(0;4-LEN([.D460]))&amp;[.D460];[.D46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60]+0.5)*15" office:value-type="float" office:value="14.6484375" calcext:value-type="float">
            <text:p>15</text:p>
          </table:table-cell>
          <table:table-cell table:formula="of:=DEC2BIN([.I460])" office:value-type="string" office:string-value="1110" calcext:value-type="string">
            <text:p>1110</text:p>
          </table:table-cell>
          <table:table-cell table:formula="of:=IF((LEN([.J460])&lt;4);REPT(0;4-LEN([.J460]))&amp;[.J460];[.J46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460]+1)*8" office:value-type="float" office:value="8.625" calcext:value-type="float">
            <text:p>9</text:p>
          </table:table-cell>
          <table:table-cell table:formula="of:=DEC2BIN([.P460])" office:value-type="string" office:string-value="1000" calcext:value-type="string">
            <text:p>1000</text:p>
          </table:table-cell>
          <table:table-cell table:formula="of:=IF((LEN([.Q460])&lt;4);REPT(0;4-LEN([.Q460]))&amp;[.Q460];[.Q46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61]+0.5)*15" office:value-type="float" office:value="13.65234375" calcext:value-type="float">
            <text:p>14</text:p>
          </table:table-cell>
          <table:table-cell table:formula="of:=DEC2BIN([.C461])" office:value-type="string" office:string-value="1101" calcext:value-type="string">
            <text:p>1101</text:p>
          </table:table-cell>
          <table:table-cell table:formula="of:=IF((LEN([.D461])&lt;4);REPT(0;4-LEN([.D461]))&amp;[.D461];[.D46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61]+0.5)*15" office:value-type="float" office:value="3.22265625" calcext:value-type="float">
            <text:p>3</text:p>
          </table:table-cell>
          <table:table-cell table:formula="of:=DEC2BIN([.I461])" office:value-type="string" office:string-value="11" calcext:value-type="string">
            <text:p>11</text:p>
          </table:table-cell>
          <table:table-cell table:formula="of:=IF((LEN([.J461])&lt;4);REPT(0;4-LEN([.J461]))&amp;[.J461];[.J46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461]+1)*8" office:value-type="float" office:value="6.6875" calcext:value-type="float">
            <text:p>7</text:p>
          </table:table-cell>
          <table:table-cell table:formula="of:=DEC2BIN([.P461])" office:value-type="string" office:string-value="110" calcext:value-type="string">
            <text:p>110</text:p>
          </table:table-cell>
          <table:table-cell table:formula="of:=IF((LEN([.Q461])&lt;4);REPT(0;4-LEN([.Q461]))&amp;[.Q461];[.Q46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62]+0.5)*15" office:value-type="float" office:value="1.5234375" calcext:value-type="float">
            <text:p>2</text:p>
          </table:table-cell>
          <table:table-cell table:formula="of:=DEC2BIN([.C462])" office:value-type="string" office:string-value="1" calcext:value-type="string">
            <text:p>1</text:p>
          </table:table-cell>
          <table:table-cell table:formula="of:=IF((LEN([.D462])&lt;4);REPT(0;4-LEN([.D462]))&amp;[.D462];[.D46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62]+0.5)*15" office:value-type="float" office:value="2.98828125" calcext:value-type="float">
            <text:p>3</text:p>
          </table:table-cell>
          <table:table-cell table:formula="of:=DEC2BIN([.I462])" office:value-type="string" office:string-value="10" calcext:value-type="string">
            <text:p>10</text:p>
          </table:table-cell>
          <table:table-cell table:formula="of:=IF((LEN([.J462])&lt;4);REPT(0;4-LEN([.J462]))&amp;[.J462];[.J46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462]+1)*8" office:value-type="float" office:value="8.59375" calcext:value-type="float">
            <text:p>9</text:p>
          </table:table-cell>
          <table:table-cell table:formula="of:=DEC2BIN([.P462])" office:value-type="string" office:string-value="1000" calcext:value-type="string">
            <text:p>1000</text:p>
          </table:table-cell>
          <table:table-cell table:formula="of:=IF((LEN([.Q462])&lt;4);REPT(0;4-LEN([.Q462]))&amp;[.Q462];[.Q46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463]+0.5)*15" office:value-type="float" office:value="5.0390625" calcext:value-type="float">
            <text:p>5</text:p>
          </table:table-cell>
          <table:table-cell table:formula="of:=DEC2BIN([.C463])" office:value-type="string" office:string-value="101" calcext:value-type="string">
            <text:p>101</text:p>
          </table:table-cell>
          <table:table-cell table:formula="of:=IF((LEN([.D463])&lt;4);REPT(0;4-LEN([.D463]))&amp;[.D463];[.D46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463]+0.5)*15" office:value-type="float" office:value="14.58984375" calcext:value-type="float">
            <text:p>15</text:p>
          </table:table-cell>
          <table:table-cell table:formula="of:=DEC2BIN([.I463])" office:value-type="string" office:string-value="1110" calcext:value-type="string">
            <text:p>1110</text:p>
          </table:table-cell>
          <table:table-cell table:formula="of:=IF((LEN([.J463])&lt;4);REPT(0;4-LEN([.J463]))&amp;[.J463];[.J4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463]+1)*8" office:value-type="float" office:value="11.1875" calcext:value-type="float">
            <text:p>11</text:p>
          </table:table-cell>
          <table:table-cell table:formula="of:=DEC2BIN([.P463])" office:value-type="string" office:string-value="1011" calcext:value-type="string">
            <text:p>1011</text:p>
          </table:table-cell>
          <table:table-cell table:formula="of:=IF((LEN([.Q463])&lt;4);REPT(0;4-LEN([.Q463]))&amp;[.Q463];[.Q46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464]+0.5)*15" office:value-type="float" office:value="15" calcext:value-type="float">
            <text:p>15</text:p>
          </table:table-cell>
          <table:table-cell table:formula="of:=DEC2BIN([.C464])" office:value-type="string" office:string-value="1111" calcext:value-type="string">
            <text:p>1111</text:p>
          </table:table-cell>
          <table:table-cell table:formula="of:=IF((LEN([.D464])&lt;4);REPT(0;4-LEN([.D464]))&amp;[.D464];[.D46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464]+0.5)*15" office:value-type="float" office:value="7.6171875" calcext:value-type="float">
            <text:p>8</text:p>
          </table:table-cell>
          <table:table-cell table:formula="of:=DEC2BIN([.I464])" office:value-type="string" office:string-value="111" calcext:value-type="string">
            <text:p>111</text:p>
          </table:table-cell>
          <table:table-cell table:formula="of:=IF((LEN([.J464])&lt;4);REPT(0;4-LEN([.J464]))&amp;[.J464];[.J4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464]+1)*8" office:value-type="float" office:value="9.1875" calcext:value-type="float">
            <text:p>9</text:p>
          </table:table-cell>
          <table:table-cell table:formula="of:=DEC2BIN([.P464])" office:value-type="string" office:string-value="1001" calcext:value-type="string">
            <text:p>1001</text:p>
          </table:table-cell>
          <table:table-cell table:formula="of:=IF((LEN([.Q464])&lt;4);REPT(0;4-LEN([.Q464]))&amp;[.Q464];[.Q46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465]+0.5)*15" office:value-type="float" office:value="5.33203125" calcext:value-type="float">
            <text:p>5</text:p>
          </table:table-cell>
          <table:table-cell table:formula="of:=DEC2BIN([.C465])" office:value-type="string" office:string-value="101" calcext:value-type="string">
            <text:p>101</text:p>
          </table:table-cell>
          <table:table-cell table:formula="of:=IF((LEN([.D465])&lt;4);REPT(0;4-LEN([.D465]))&amp;[.D465];[.D46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465]+0.5)*15" office:value-type="float" office:value="0.3515625" calcext:value-type="float">
            <text:p>0</text:p>
          </table:table-cell>
          <table:table-cell table:formula="of:=DEC2BIN([.I465])" office:value-type="string" office:string-value="0" calcext:value-type="string">
            <text:p>0</text:p>
          </table:table-cell>
          <table:table-cell table:formula="of:=IF((LEN([.J465])&lt;4);REPT(0;4-LEN([.J465]))&amp;[.J465];[.J4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465]+1)*8" office:value-type="float" office:value="0.84375" calcext:value-type="float">
            <text:p>1</text:p>
          </table:table-cell>
          <table:table-cell table:formula="of:=DEC2BIN([.P465])" office:value-type="string" office:string-value="0" calcext:value-type="string">
            <text:p>0</text:p>
          </table:table-cell>
          <table:table-cell table:formula="of:=IF((LEN([.Q465])&lt;4);REPT(0;4-LEN([.Q465]))&amp;[.Q465];[.Q46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466]+0.5)*15" office:value-type="float" office:value="1.34765625" calcext:value-type="float">
            <text:p>1</text:p>
          </table:table-cell>
          <table:table-cell table:formula="of:=DEC2BIN([.C466])" office:value-type="string" office:string-value="1" calcext:value-type="string">
            <text:p>1</text:p>
          </table:table-cell>
          <table:table-cell table:formula="of:=IF((LEN([.D466])&lt;4);REPT(0;4-LEN([.D466]))&amp;[.D466];[.D46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66]+0.5)*15" office:value-type="float" office:value="11.77734375" calcext:value-type="float">
            <text:p>12</text:p>
          </table:table-cell>
          <table:table-cell table:formula="of:=DEC2BIN([.I466])" office:value-type="string" office:string-value="1011" calcext:value-type="string">
            <text:p>1011</text:p>
          </table:table-cell>
          <table:table-cell table:formula="of:=IF((LEN([.J466])&lt;4);REPT(0;4-LEN([.J466]))&amp;[.J466];[.J4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466]+1)*8" office:value-type="float" office:value="6.71875" calcext:value-type="float">
            <text:p>7</text:p>
          </table:table-cell>
          <table:table-cell table:formula="of:=DEC2BIN([.P466])" office:value-type="string" office:string-value="110" calcext:value-type="string">
            <text:p>110</text:p>
          </table:table-cell>
          <table:table-cell table:formula="of:=IF((LEN([.Q466])&lt;4);REPT(0;4-LEN([.Q466]))&amp;[.Q466];[.Q46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467]+0.5)*15" office:value-type="float" office:value="13.4765625" calcext:value-type="float">
            <text:p>13</text:p>
          </table:table-cell>
          <table:table-cell table:formula="of:=DEC2BIN([.C467])" office:value-type="string" office:string-value="1101" calcext:value-type="string">
            <text:p>1101</text:p>
          </table:table-cell>
          <table:table-cell table:formula="of:=IF((LEN([.D467])&lt;4);REPT(0;4-LEN([.D467]))&amp;[.D467];[.D46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67]+0.5)*15" office:value-type="float" office:value="12.01171875" calcext:value-type="float">
            <text:p>12</text:p>
          </table:table-cell>
          <table:table-cell table:formula="of:=DEC2BIN([.I467])" office:value-type="string" office:string-value="1100" calcext:value-type="string">
            <text:p>1100</text:p>
          </table:table-cell>
          <table:table-cell table:formula="of:=IF((LEN([.J467])&lt;4);REPT(0;4-LEN([.J467]))&amp;[.J467];[.J4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467]+1)*8" office:value-type="float" office:value="15.71875" calcext:value-type="float">
            <text:p>16</text:p>
          </table:table-cell>
          <table:table-cell table:formula="of:=DEC2BIN([.P467])" office:value-type="string" office:string-value="1111" calcext:value-type="string">
            <text:p>1111</text:p>
          </table:table-cell>
          <table:table-cell table:formula="of:=IF((LEN([.Q467])&lt;4);REPT(0;4-LEN([.Q467]))&amp;[.Q467];[.Q46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468]+0.5)*15" office:value-type="float" office:value="9.9609375" calcext:value-type="float">
            <text:p>10</text:p>
          </table:table-cell>
          <table:table-cell table:formula="of:=DEC2BIN([.C468])" office:value-type="string" office:string-value="1001" calcext:value-type="string">
            <text:p>1001</text:p>
          </table:table-cell>
          <table:table-cell table:formula="of:=IF((LEN([.D468])&lt;4);REPT(0;4-LEN([.D468]))&amp;[.D468];[.D46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68]+0.5)*15" office:value-type="float" office:value="0.41015625" calcext:value-type="float">
            <text:p>0</text:p>
          </table:table-cell>
          <table:table-cell table:formula="of:=DEC2BIN([.I468])" office:value-type="string" office:string-value="0" calcext:value-type="string">
            <text:p>0</text:p>
          </table:table-cell>
          <table:table-cell table:formula="of:=IF((LEN([.J468])&lt;4);REPT(0;4-LEN([.J468]))&amp;[.J468];[.J4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68]+1)*8" office:value-type="float" office:value="9.25" calcext:value-type="float">
            <text:p>9</text:p>
          </table:table-cell>
          <table:table-cell table:formula="of:=DEC2BIN([.P468])" office:value-type="string" office:string-value="1001" calcext:value-type="string">
            <text:p>1001</text:p>
          </table:table-cell>
          <table:table-cell table:formula="of:=IF((LEN([.Q468])&lt;4);REPT(0;4-LEN([.Q468]))&amp;[.Q468];[.Q46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469]+0.5)*15" office:value-type="float" office:value="0" calcext:value-type="float">
            <text:p>0</text:p>
          </table:table-cell>
          <table:table-cell table:formula="of:=DEC2BIN([.C469])" office:value-type="string" office:string-value="0" calcext:value-type="string">
            <text:p>0</text:p>
          </table:table-cell>
          <table:table-cell table:formula="of:=IF((LEN([.D469])&lt;4);REPT(0;4-LEN([.D469]))&amp;[.D469];[.D46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469]+0.5)*15" office:value-type="float" office:value="7.3828125" calcext:value-type="float">
            <text:p>7</text:p>
          </table:table-cell>
          <table:table-cell table:formula="of:=DEC2BIN([.I469])" office:value-type="string" office:string-value="111" calcext:value-type="string">
            <text:p>111</text:p>
          </table:table-cell>
          <table:table-cell table:formula="of:=IF((LEN([.J469])&lt;4);REPT(0;4-LEN([.J469]))&amp;[.J469];[.J46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469]+1)*8" office:value-type="float" office:value="2.40625" calcext:value-type="float">
            <text:p>2</text:p>
          </table:table-cell>
          <table:table-cell table:formula="of:=DEC2BIN([.P469])" office:value-type="string" office:string-value="10" calcext:value-type="string">
            <text:p>10</text:p>
          </table:table-cell>
          <table:table-cell table:formula="of:=IF((LEN([.Q469])&lt;4);REPT(0;4-LEN([.Q469]))&amp;[.Q469];[.Q46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470]+0.5)*15" office:value-type="float" office:value="9.66796875" calcext:value-type="float">
            <text:p>10</text:p>
          </table:table-cell>
          <table:table-cell table:formula="of:=DEC2BIN([.C470])" office:value-type="string" office:string-value="1001" calcext:value-type="string">
            <text:p>1001</text:p>
          </table:table-cell>
          <table:table-cell table:formula="of:=IF((LEN([.D470])&lt;4);REPT(0;4-LEN([.D470]))&amp;[.D470];[.D47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470]+0.5)*15" office:value-type="float" office:value="14.6484375" calcext:value-type="float">
            <text:p>15</text:p>
          </table:table-cell>
          <table:table-cell table:formula="of:=DEC2BIN([.I470])" office:value-type="string" office:string-value="1110" calcext:value-type="string">
            <text:p>1110</text:p>
          </table:table-cell>
          <table:table-cell table:formula="of:=IF((LEN([.J470])&lt;4);REPT(0;4-LEN([.J470]))&amp;[.J470];[.J47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70]+1)*8" office:value-type="float" office:value="7.375" calcext:value-type="float">
            <text:p>7</text:p>
          </table:table-cell>
          <table:table-cell table:formula="of:=DEC2BIN([.P470])" office:value-type="string" office:string-value="111" calcext:value-type="string">
            <text:p>111</text:p>
          </table:table-cell>
          <table:table-cell table:formula="of:=IF((LEN([.Q470])&lt;4);REPT(0;4-LEN([.Q470]))&amp;[.Q470];[.Q47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471]+0.5)*15" office:value-type="float" office:value="13.65234375" calcext:value-type="float">
            <text:p>14</text:p>
          </table:table-cell>
          <table:table-cell table:formula="of:=DEC2BIN([.C471])" office:value-type="string" office:string-value="1101" calcext:value-type="string">
            <text:p>1101</text:p>
          </table:table-cell>
          <table:table-cell table:formula="of:=IF((LEN([.D471])&lt;4);REPT(0;4-LEN([.D471]))&amp;[.D471];[.D47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71]+0.5)*15" office:value-type="float" office:value="3.22265625" calcext:value-type="float">
            <text:p>3</text:p>
          </table:table-cell>
          <table:table-cell table:formula="of:=DEC2BIN([.I471])" office:value-type="string" office:string-value="11" calcext:value-type="string">
            <text:p>11</text:p>
          </table:table-cell>
          <table:table-cell table:formula="of:=IF((LEN([.J471])&lt;4);REPT(0;4-LEN([.J471]))&amp;[.J471];[.J47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71]+1)*8" office:value-type="float" office:value="9.3125" calcext:value-type="float">
            <text:p>9</text:p>
          </table:table-cell>
          <table:table-cell table:formula="of:=DEC2BIN([.P471])" office:value-type="string" office:string-value="1001" calcext:value-type="string">
            <text:p>1001</text:p>
          </table:table-cell>
          <table:table-cell table:formula="of:=IF((LEN([.Q471])&lt;4);REPT(0;4-LEN([.Q471]))&amp;[.Q471];[.Q47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472]+0.5)*15" office:value-type="float" office:value="1.5234375" calcext:value-type="float">
            <text:p>2</text:p>
          </table:table-cell>
          <table:table-cell table:formula="of:=DEC2BIN([.C472])" office:value-type="string" office:string-value="1" calcext:value-type="string">
            <text:p>1</text:p>
          </table:table-cell>
          <table:table-cell table:formula="of:=IF((LEN([.D472])&lt;4);REPT(0;4-LEN([.D472]))&amp;[.D472];[.D47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72]+0.5)*15" office:value-type="float" office:value="2.98828125" calcext:value-type="float">
            <text:p>3</text:p>
          </table:table-cell>
          <table:table-cell table:formula="of:=DEC2BIN([.I472])" office:value-type="string" office:string-value="10" calcext:value-type="string">
            <text:p>10</text:p>
          </table:table-cell>
          <table:table-cell table:formula="of:=IF((LEN([.J472])&lt;4);REPT(0;4-LEN([.J472]))&amp;[.J472];[.J47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72]+1)*8" office:value-type="float" office:value="7.40625" calcext:value-type="float">
            <text:p>7</text:p>
          </table:table-cell>
          <table:table-cell table:formula="of:=DEC2BIN([.P472])" office:value-type="string" office:string-value="111" calcext:value-type="string">
            <text:p>111</text:p>
          </table:table-cell>
          <table:table-cell table:formula="of:=IF((LEN([.Q472])&lt;4);REPT(0;4-LEN([.Q472]))&amp;[.Q472];[.Q47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473]+0.5)*15" office:value-type="float" office:value="4.98046875" calcext:value-type="float">
            <text:p>5</text:p>
          </table:table-cell>
          <table:table-cell table:formula="of:=DEC2BIN([.C473])" office:value-type="string" office:string-value="100" calcext:value-type="string">
            <text:p>100</text:p>
          </table:table-cell>
          <table:table-cell table:formula="of:=IF((LEN([.D473])&lt;4);REPT(0;4-LEN([.D473]))&amp;[.D473];[.D47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473]+0.5)*15" office:value-type="float" office:value="14.70703125" calcext:value-type="float">
            <text:p>15</text:p>
          </table:table-cell>
          <table:table-cell table:formula="of:=DEC2BIN([.I473])" office:value-type="string" office:string-value="1110" calcext:value-type="string">
            <text:p>1110</text:p>
          </table:table-cell>
          <table:table-cell table:formula="of:=IF((LEN([.J473])&lt;4);REPT(0;4-LEN([.J473]))&amp;[.J473];[.J47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73]+1)*8" office:value-type="float" office:value="4.8125" calcext:value-type="float">
            <text:p>5</text:p>
          </table:table-cell>
          <table:table-cell table:formula="of:=DEC2BIN([.P473])" office:value-type="string" office:string-value="100" calcext:value-type="string">
            <text:p>100</text:p>
          </table:table-cell>
          <table:table-cell table:formula="of:=IF((LEN([.Q473])&lt;4);REPT(0;4-LEN([.Q473]))&amp;[.Q473];[.Q47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474]+0.5)*15" office:value-type="float" office:value="15.3515625" calcext:value-type="float">
            <text:p>15</text:p>
          </table:table-cell>
          <table:table-cell table:formula="of:=DEC2BIN([.C474])" office:value-type="string" office:string-value="1111" calcext:value-type="string">
            <text:p>1111</text:p>
          </table:table-cell>
          <table:table-cell table:formula="of:=IF((LEN([.D474])&lt;4);REPT(0;4-LEN([.D474]))&amp;[.D474];[.D47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474]+0.5)*15" office:value-type="float" office:value="10.078125" calcext:value-type="float">
            <text:p>10</text:p>
          </table:table-cell>
          <table:table-cell table:formula="of:=DEC2BIN([.I474])" office:value-type="string" office:string-value="1010" calcext:value-type="string">
            <text:p>1010</text:p>
          </table:table-cell>
          <table:table-cell table:formula="of:=IF((LEN([.J474])&lt;4);REPT(0;4-LEN([.J474]))&amp;[.J474];[.J47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74]+1)*8" office:value-type="float" office:value="6.8125" calcext:value-type="float">
            <text:p>7</text:p>
          </table:table-cell>
          <table:table-cell table:formula="of:=DEC2BIN([.P474])" office:value-type="string" office:string-value="110" calcext:value-type="string">
            <text:p>110</text:p>
          </table:table-cell>
          <table:table-cell table:formula="of:=IF((LEN([.Q474])&lt;4);REPT(0;4-LEN([.Q474]))&amp;[.Q474];[.Q4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75]+0.5)*15" office:value-type="float" office:value="11.6015625" calcext:value-type="float">
            <text:p>12</text:p>
          </table:table-cell>
          <table:table-cell table:formula="of:=DEC2BIN([.C475])" office:value-type="string" office:string-value="1011" calcext:value-type="string">
            <text:p>1011</text:p>
          </table:table-cell>
          <table:table-cell table:formula="of:=IF((LEN([.D475])&lt;4);REPT(0;4-LEN([.D475]))&amp;[.D475];[.D47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475]+0.5)*15" office:value-type="float" office:value="1.46484375" calcext:value-type="float">
            <text:p>1</text:p>
          </table:table-cell>
          <table:table-cell table:formula="of:=DEC2BIN([.I475])" office:value-type="string" office:string-value="1" calcext:value-type="string">
            <text:p>1</text:p>
          </table:table-cell>
          <table:table-cell table:formula="of:=IF((LEN([.J475])&lt;4);REPT(0;4-LEN([.J475]))&amp;[.J475];[.J47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75]+1)*8" office:value-type="float" office:value="15.15625" calcext:value-type="float">
            <text:p>15</text:p>
          </table:table-cell>
          <table:table-cell table:formula="of:=DEC2BIN([.P475])" office:value-type="string" office:string-value="1111" calcext:value-type="string">
            <text:p>1111</text:p>
          </table:table-cell>
          <table:table-cell table:formula="of:=IF((LEN([.Q475])&lt;4);REPT(0;4-LEN([.Q475]))&amp;[.Q475];[.Q47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476]+0.5)*15" office:value-type="float" office:value="3.3984375" calcext:value-type="float">
            <text:p>3</text:p>
          </table:table-cell>
          <table:table-cell table:formula="of:=DEC2BIN([.C476])" office:value-type="string" office:string-value="11" calcext:value-type="string">
            <text:p>11</text:p>
          </table:table-cell>
          <table:table-cell table:formula="of:=IF((LEN([.D476])&lt;4);REPT(0;4-LEN([.D476]))&amp;[.D476];[.D47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476]+0.5)*15" office:value-type="float" office:value="1.40625" calcext:value-type="float">
            <text:p>1</text:p>
          </table:table-cell>
          <table:table-cell table:formula="of:=DEC2BIN([.I476])" office:value-type="string" office:string-value="1" calcext:value-type="string">
            <text:p>1</text:p>
          </table:table-cell>
          <table:table-cell table:formula="of:=IF((LEN([.J476])&lt;4);REPT(0;4-LEN([.J476]))&amp;[.J476];[.J47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76]+1)*8" office:value-type="float" office:value="9.28125" calcext:value-type="float">
            <text:p>9</text:p>
          </table:table-cell>
          <table:table-cell table:formula="of:=DEC2BIN([.P476])" office:value-type="string" office:string-value="1001" calcext:value-type="string">
            <text:p>1001</text:p>
          </table:table-cell>
          <table:table-cell table:formula="of:=IF((LEN([.Q476])&lt;4);REPT(0;4-LEN([.Q476]))&amp;[.Q476];[.Q4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477]+0.5)*15" office:value-type="float" office:value="0.234375" calcext:value-type="float">
            <text:p>0</text:p>
          </table:table-cell>
          <table:table-cell table:formula="of:=DEC2BIN([.C477])" office:value-type="string" office:string-value="0" calcext:value-type="string">
            <text:p>0</text:p>
          </table:table-cell>
          <table:table-cell table:formula="of:=IF((LEN([.D477])&lt;4);REPT(0;4-LEN([.D477]))&amp;[.D477];[.D47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477]+0.5)*15" office:value-type="float" office:value="9.66796875" calcext:value-type="float">
            <text:p>10</text:p>
          </table:table-cell>
          <table:table-cell table:formula="of:=DEC2BIN([.I477])" office:value-type="string" office:string-value="1001" calcext:value-type="string">
            <text:p>1001</text:p>
          </table:table-cell>
          <table:table-cell table:formula="of:=IF((LEN([.J477])&lt;4);REPT(0;4-LEN([.J477]))&amp;[.J477];[.J47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477]+1)*8" office:value-type="float" office:value="0.28125" calcext:value-type="float">
            <text:p>0</text:p>
          </table:table-cell>
          <table:table-cell table:formula="of:=DEC2BIN([.P477])" office:value-type="string" office:string-value="0" calcext:value-type="string">
            <text:p>0</text:p>
          </table:table-cell>
          <table:table-cell table:formula="of:=IF((LEN([.Q477])&lt;4);REPT(0;4-LEN([.Q477]))&amp;[.Q477];[.Q477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478]+0.5)*15" office:value-type="float" office:value="7.5" calcext:value-type="float">
            <text:p>8</text:p>
          </table:table-cell>
          <table:table-cell table:formula="of:=DEC2BIN([.C478])" office:value-type="string" office:string-value="111" calcext:value-type="string">
            <text:p>111</text:p>
          </table:table-cell>
          <table:table-cell table:formula="of:=IF((LEN([.D478])&lt;4);REPT(0;4-LEN([.D478]))&amp;[.D478];[.D47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478]+0.5)*15" office:value-type="float" office:value="14.8828125" calcext:value-type="float">
            <text:p>15</text:p>
          </table:table-cell>
          <table:table-cell table:formula="of:=DEC2BIN([.I478])" office:value-type="string" office:string-value="1110" calcext:value-type="string">
            <text:p>1110</text:p>
          </table:table-cell>
          <table:table-cell table:formula="of:=IF((LEN([.J478])&lt;4);REPT(0;4-LEN([.J478]))&amp;[.J478];[.J4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478]+1)*8" office:value-type="float" office:value="6.75" calcext:value-type="float">
            <text:p>7</text:p>
          </table:table-cell>
          <table:table-cell table:formula="of:=DEC2BIN([.P478])" office:value-type="string" office:string-value="110" calcext:value-type="string">
            <text:p>110</text:p>
          </table:table-cell>
          <table:table-cell table:formula="of:=IF((LEN([.Q478])&lt;4);REPT(0;4-LEN([.Q478]))&amp;[.Q478];[.Q4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479]+0.5)*15" office:value-type="float" office:value="14.1796875" calcext:value-type="float">
            <text:p>14</text:p>
          </table:table-cell>
          <table:table-cell table:formula="of:=DEC2BIN([.C479])" office:value-type="string" office:string-value="1110" calcext:value-type="string">
            <text:p>1110</text:p>
          </table:table-cell>
          <table:table-cell table:formula="of:=IF((LEN([.D479])&lt;4);REPT(0;4-LEN([.D479]))&amp;[.D479];[.D47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79]+0.5)*15" office:value-type="float" office:value="7.5" calcext:value-type="float">
            <text:p>8</text:p>
          </table:table-cell>
          <table:table-cell table:formula="of:=DEC2BIN([.I479])" office:value-type="string" office:string-value="111" calcext:value-type="string">
            <text:p>111</text:p>
          </table:table-cell>
          <table:table-cell table:formula="of:=IF((LEN([.J479])&lt;4);REPT(0;4-LEN([.J479]))&amp;[.J479];[.J4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479]+1)*8" office:value-type="float" office:value="13.59375" calcext:value-type="float">
            <text:p>14</text:p>
          </table:table-cell>
          <table:table-cell table:formula="of:=DEC2BIN([.P479])" office:value-type="string" office:string-value="1101" calcext:value-type="string">
            <text:p>1101</text:p>
          </table:table-cell>
          <table:table-cell table:formula="of:=IF((LEN([.Q479])&lt;4);REPT(0;4-LEN([.Q479]))&amp;[.Q479];[.Q47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480]+0.5)*15" office:value-type="float" office:value="5.68359375" calcext:value-type="float">
            <text:p>6</text:p>
          </table:table-cell>
          <table:table-cell table:formula="of:=DEC2BIN([.C480])" office:value-type="string" office:string-value="101" calcext:value-type="string">
            <text:p>101</text:p>
          </table:table-cell>
          <table:table-cell table:formula="of:=IF((LEN([.D480])&lt;4);REPT(0;4-LEN([.D480]))&amp;[.D480];[.D48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480]+0.5)*15" office:value-type="float" office:value="0.41015625" calcext:value-type="float">
            <text:p>0</text:p>
          </table:table-cell>
          <table:table-cell table:formula="of:=DEC2BIN([.I480])" office:value-type="string" office:string-value="0" calcext:value-type="string">
            <text:p>0</text:p>
          </table:table-cell>
          <table:table-cell table:formula="of:=IF((LEN([.J480])&lt;4);REPT(0;4-LEN([.J480]))&amp;[.J480];[.J4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480]+1)*8" office:value-type="float" office:value="8.625" calcext:value-type="float">
            <text:p>9</text:p>
          </table:table-cell>
          <table:table-cell table:formula="of:=DEC2BIN([.P480])" office:value-type="string" office:string-value="1000" calcext:value-type="string">
            <text:p>1000</text:p>
          </table:table-cell>
          <table:table-cell table:formula="of:=IF((LEN([.Q480])&lt;4);REPT(0;4-LEN([.Q480]))&amp;[.Q480];[.Q48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481]+0.5)*15" office:value-type="float" office:value="1.171875" calcext:value-type="float">
            <text:p>1</text:p>
          </table:table-cell>
          <table:table-cell table:formula="of:=DEC2BIN([.C481])" office:value-type="string" office:string-value="1" calcext:value-type="string">
            <text:p>1</text:p>
          </table:table-cell>
          <table:table-cell table:formula="of:=IF((LEN([.D481])&lt;4);REPT(0;4-LEN([.D481]))&amp;[.D481];[.D48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481]+0.5)*15" office:value-type="float" office:value="11.77734375" calcext:value-type="float">
            <text:p>12</text:p>
          </table:table-cell>
          <table:table-cell table:formula="of:=DEC2BIN([.I481])" office:value-type="string" office:string-value="1011" calcext:value-type="string">
            <text:p>1011</text:p>
          </table:table-cell>
          <table:table-cell table:formula="of:=IF((LEN([.J481])&lt;4);REPT(0;4-LEN([.J481]))&amp;[.J481];[.J4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481]+1)*8" office:value-type="float" office:value="6.6875" calcext:value-type="float">
            <text:p>7</text:p>
          </table:table-cell>
          <table:table-cell table:formula="of:=DEC2BIN([.P481])" office:value-type="string" office:string-value="110" calcext:value-type="string">
            <text:p>110</text:p>
          </table:table-cell>
          <table:table-cell table:formula="of:=IF((LEN([.Q481])&lt;4);REPT(0;4-LEN([.Q481]))&amp;[.Q481];[.Q481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482]+0.5)*15" office:value-type="float" office:value="13.59375" calcext:value-type="float">
            <text:p>14</text:p>
          </table:table-cell>
          <table:table-cell table:formula="of:=DEC2BIN([.C482])" office:value-type="string" office:string-value="1101" calcext:value-type="string">
            <text:p>1101</text:p>
          </table:table-cell>
          <table:table-cell table:formula="of:=IF((LEN([.D482])&lt;4);REPT(0;4-LEN([.D482]))&amp;[.D482];[.D48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482]+0.5)*15" office:value-type="float" office:value="12.01171875" calcext:value-type="float">
            <text:p>12</text:p>
          </table:table-cell>
          <table:table-cell table:formula="of:=DEC2BIN([.I482])" office:value-type="string" office:string-value="1100" calcext:value-type="string">
            <text:p>1100</text:p>
          </table:table-cell>
          <table:table-cell table:formula="of:=IF((LEN([.J482])&lt;4);REPT(0;4-LEN([.J482]))&amp;[.J482];[.J4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482]+1)*8" office:value-type="float" office:value="8.59375" calcext:value-type="float">
            <text:p>9</text:p>
          </table:table-cell>
          <table:table-cell table:formula="of:=DEC2BIN([.P482])" office:value-type="string" office:string-value="1000" calcext:value-type="string">
            <text:p>1000</text:p>
          </table:table-cell>
          <table:table-cell table:formula="of:=IF((LEN([.Q482])&lt;4);REPT(0;4-LEN([.Q482]))&amp;[.Q482];[.Q48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483]+0.5)*15" office:value-type="float" office:value="9.90234375" calcext:value-type="float">
            <text:p>10</text:p>
          </table:table-cell>
          <table:table-cell table:formula="of:=DEC2BIN([.C483])" office:value-type="string" office:string-value="1001" calcext:value-type="string">
            <text:p>1001</text:p>
          </table:table-cell>
          <table:table-cell table:formula="of:=IF((LEN([.D483])&lt;4);REPT(0;4-LEN([.D483]))&amp;[.D483];[.D48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483]+0.5)*15" office:value-type="float" office:value="0.234375" calcext:value-type="float">
            <text:p>0</text:p>
          </table:table-cell>
          <table:table-cell table:formula="of:=DEC2BIN([.I483])" office:value-type="string" office:string-value="0" calcext:value-type="string">
            <text:p>0</text:p>
          </table:table-cell>
          <table:table-cell table:formula="of:=IF((LEN([.J483])&lt;4);REPT(0;4-LEN([.J483]))&amp;[.J483];[.J4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483]+1)*8" office:value-type="float" office:value="11.1875" calcext:value-type="float">
            <text:p>11</text:p>
          </table:table-cell>
          <table:table-cell table:formula="of:=DEC2BIN([.P483])" office:value-type="string" office:string-value="1011" calcext:value-type="string">
            <text:p>1011</text:p>
          </table:table-cell>
          <table:table-cell table:formula="of:=IF((LEN([.Q483])&lt;4);REPT(0;4-LEN([.Q483]))&amp;[.Q483];[.Q483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484]+0.5)*15" office:value-type="float" office:value="-0.29296875" calcext:value-type="float">
            <text:p>0</text:p>
          </table:table-cell>
          <table:table-cell table:formula="of:=DEC2BIN([.C484])" office:value-type="string" office:string-value="0" calcext:value-type="string">
            <text:p>0</text:p>
          </table:table-cell>
          <table:table-cell table:formula="of:=IF((LEN([.D484])&lt;4);REPT(0;4-LEN([.D484]))&amp;[.D484];[.D48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484]+0.5)*15" office:value-type="float" office:value="4.98046875" calcext:value-type="float">
            <text:p>5</text:p>
          </table:table-cell>
          <table:table-cell table:formula="of:=DEC2BIN([.I484])" office:value-type="string" office:string-value="100" calcext:value-type="string">
            <text:p>100</text:p>
          </table:table-cell>
          <table:table-cell table:formula="of:=IF((LEN([.J484])&lt;4);REPT(0;4-LEN([.J484]))&amp;[.J484];[.J48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484]+1)*8" office:value-type="float" office:value="9.1875" calcext:value-type="float">
            <text:p>9</text:p>
          </table:table-cell>
          <table:table-cell table:formula="of:=DEC2BIN([.P484])" office:value-type="string" office:string-value="1001" calcext:value-type="string">
            <text:p>1001</text:p>
          </table:table-cell>
          <table:table-cell table:formula="of:=IF((LEN([.Q484])&lt;4);REPT(0;4-LEN([.Q484]))&amp;[.Q484];[.Q48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485]+0.5)*15" office:value-type="float" office:value="3.33984375" calcext:value-type="float">
            <text:p>3</text:p>
          </table:table-cell>
          <table:table-cell table:formula="of:=DEC2BIN([.C485])" office:value-type="string" office:string-value="11" calcext:value-type="string">
            <text:p>11</text:p>
          </table:table-cell>
          <table:table-cell table:formula="of:=IF((LEN([.D485])&lt;4);REPT(0;4-LEN([.D485]))&amp;[.D485];[.D48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485]+0.5)*15" office:value-type="float" office:value="13.53515625" calcext:value-type="float">
            <text:p>14</text:p>
          </table:table-cell>
          <table:table-cell table:formula="of:=DEC2BIN([.I485])" office:value-type="string" office:string-value="1101" calcext:value-type="string">
            <text:p>1101</text:p>
          </table:table-cell>
          <table:table-cell table:formula="of:=IF((LEN([.J485])&lt;4);REPT(0;4-LEN([.J485]))&amp;[.J485];[.J4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485]+1)*8" office:value-type="float" office:value="0.84375" calcext:value-type="float">
            <text:p>1</text:p>
          </table:table-cell>
          <table:table-cell table:formula="of:=DEC2BIN([.P485])" office:value-type="string" office:string-value="0" calcext:value-type="string">
            <text:p>0</text:p>
          </table:table-cell>
          <table:table-cell table:formula="of:=IF((LEN([.Q485])&lt;4);REPT(0;4-LEN([.Q485]))&amp;[.Q485];[.Q48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486]+0.5)*15" office:value-type="float" office:value="11.6015625" calcext:value-type="float">
            <text:p>12</text:p>
          </table:table-cell>
          <table:table-cell table:formula="of:=DEC2BIN([.C486])" office:value-type="string" office:string-value="1011" calcext:value-type="string">
            <text:p>1011</text:p>
          </table:table-cell>
          <table:table-cell table:formula="of:=IF((LEN([.D486])&lt;4);REPT(0;4-LEN([.D486]))&amp;[.D486];[.D48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486]+0.5)*15" office:value-type="float" office:value="13.59375" calcext:value-type="float">
            <text:p>14</text:p>
          </table:table-cell>
          <table:table-cell table:formula="of:=DEC2BIN([.I486])" office:value-type="string" office:string-value="1101" calcext:value-type="string">
            <text:p>1101</text:p>
          </table:table-cell>
          <table:table-cell table:formula="of:=IF((LEN([.J486])&lt;4);REPT(0;4-LEN([.J486]))&amp;[.J486];[.J4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486]+1)*8" office:value-type="float" office:value="6.71875" calcext:value-type="float">
            <text:p>7</text:p>
          </table:table-cell>
          <table:table-cell table:formula="of:=DEC2BIN([.P486])" office:value-type="string" office:string-value="110" calcext:value-type="string">
            <text:p>110</text:p>
          </table:table-cell>
          <table:table-cell table:formula="of:=IF((LEN([.Q486])&lt;4);REPT(0;4-LEN([.Q486]))&amp;[.Q486];[.Q48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487]+0.5)*15" office:value-type="float" office:value="14.765625" calcext:value-type="float">
            <text:p>15</text:p>
          </table:table-cell>
          <table:table-cell table:formula="of:=DEC2BIN([.C487])" office:value-type="string" office:string-value="1110" calcext:value-type="string">
            <text:p>1110</text:p>
          </table:table-cell>
          <table:table-cell table:formula="of:=IF((LEN([.D487])&lt;4);REPT(0;4-LEN([.D487]))&amp;[.D487];[.D48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487]+0.5)*15" office:value-type="float" office:value="5.33203125" calcext:value-type="float">
            <text:p>5</text:p>
          </table:table-cell>
          <table:table-cell table:formula="of:=DEC2BIN([.I487])" office:value-type="string" office:string-value="101" calcext:value-type="string">
            <text:p>101</text:p>
          </table:table-cell>
          <table:table-cell table:formula="of:=IF((LEN([.J487])&lt;4);REPT(0;4-LEN([.J487]))&amp;[.J487];[.J4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487]+1)*8" office:value-type="float" office:value="15.71875" calcext:value-type="float">
            <text:p>16</text:p>
          </table:table-cell>
          <table:table-cell table:formula="of:=DEC2BIN([.P487])" office:value-type="string" office:string-value="1111" calcext:value-type="string">
            <text:p>1111</text:p>
          </table:table-cell>
          <table:table-cell table:formula="of:=IF((LEN([.Q487])&lt;4);REPT(0;4-LEN([.Q487]))&amp;[.Q487];[.Q487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488]+0.5)*15" office:value-type="float" office:value="7.55859375" calcext:value-type="float">
            <text:p>8</text:p>
          </table:table-cell>
          <table:table-cell table:formula="of:=DEC2BIN([.C488])" office:value-type="string" office:string-value="111" calcext:value-type="string">
            <text:p>111</text:p>
          </table:table-cell>
          <table:table-cell table:formula="of:=IF((LEN([.D488])&lt;4);REPT(0;4-LEN([.D488]))&amp;[.D488];[.D4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488]+0.5)*15" office:value-type="float" office:value="0" calcext:value-type="float">
            <text:p>0</text:p>
          </table:table-cell>
          <table:table-cell table:formula="of:=DEC2BIN([.I488])" office:value-type="string" office:string-value="0" calcext:value-type="string">
            <text:p>0</text:p>
          </table:table-cell>
          <table:table-cell table:formula="of:=IF((LEN([.J488])&lt;4);REPT(0;4-LEN([.J488]))&amp;[.J488];[.J4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488]+1)*8" office:value-type="float" office:value="9.25" calcext:value-type="float">
            <text:p>9</text:p>
          </table:table-cell>
          <table:table-cell table:formula="of:=DEC2BIN([.P488])" office:value-type="string" office:string-value="1001" calcext:value-type="string">
            <text:p>1001</text:p>
          </table:table-cell>
          <table:table-cell table:formula="of:=IF((LEN([.Q488])&lt;4);REPT(0;4-LEN([.Q488]))&amp;[.Q488];[.Q488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489]+0.5)*15" office:value-type="float" office:value="0.468749999999999" calcext:value-type="float">
            <text:p>0</text:p>
          </table:table-cell>
          <table:table-cell table:formula="of:=DEC2BIN([.C489])" office:value-type="string" office:string-value="0" calcext:value-type="string">
            <text:p>0</text:p>
          </table:table-cell>
          <table:table-cell table:formula="of:=IF((LEN([.D489])&lt;4);REPT(0;4-LEN([.D489]))&amp;[.D489];[.D48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489]+0.5)*15" office:value-type="float" office:value="5.09765625" calcext:value-type="float">
            <text:p>5</text:p>
          </table:table-cell>
          <table:table-cell table:formula="of:=DEC2BIN([.I489])" office:value-type="string" office:string-value="101" calcext:value-type="string">
            <text:p>101</text:p>
          </table:table-cell>
          <table:table-cell table:formula="of:=IF((LEN([.J489])&lt;4);REPT(0;4-LEN([.J489]))&amp;[.J489];[.J48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489]+1)*8" office:value-type="float" office:value="2.40625" calcext:value-type="float">
            <text:p>2</text:p>
          </table:table-cell>
          <table:table-cell table:formula="of:=DEC2BIN([.P489])" office:value-type="string" office:string-value="10" calcext:value-type="string">
            <text:p>10</text:p>
          </table:table-cell>
          <table:table-cell table:formula="of:=IF((LEN([.Q489])&lt;4);REPT(0;4-LEN([.Q489]))&amp;[.Q489];[.Q489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490]+0.5)*15" office:value-type="float" office:value="2.98828125" calcext:value-type="float">
            <text:p>3</text:p>
          </table:table-cell>
          <table:table-cell table:formula="of:=DEC2BIN([.C490])" office:value-type="string" office:string-value="10" calcext:value-type="string">
            <text:p>10</text:p>
          </table:table-cell>
          <table:table-cell table:formula="of:=IF((LEN([.D490])&lt;4);REPT(0;4-LEN([.D490]))&amp;[.D490];[.D49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490]+0.5)*15" office:value-type="float" office:value="13.4765625" calcext:value-type="float">
            <text:p>13</text:p>
          </table:table-cell>
          <table:table-cell table:formula="of:=DEC2BIN([.I490])" office:value-type="string" office:string-value="1101" calcext:value-type="string">
            <text:p>1101</text:p>
          </table:table-cell>
          <table:table-cell table:formula="of:=IF((LEN([.J490])&lt;4);REPT(0;4-LEN([.J490]))&amp;[.J490];[.J4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490]+1)*8" office:value-type="float" office:value="7.375" calcext:value-type="float">
            <text:p>7</text:p>
          </table:table-cell>
          <table:table-cell table:formula="of:=DEC2BIN([.P490])" office:value-type="string" office:string-value="111" calcext:value-type="string">
            <text:p>111</text:p>
          </table:table-cell>
          <table:table-cell table:formula="of:=IF((LEN([.Q490])&lt;4);REPT(0;4-LEN([.Q490]))&amp;[.Q490];[.Q49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491]+0.5)*15" office:value-type="float" office:value="11.8359375" calcext:value-type="float">
            <text:p>12</text:p>
          </table:table-cell>
          <table:table-cell table:formula="of:=DEC2BIN([.C491])" office:value-type="string" office:string-value="1011" calcext:value-type="string">
            <text:p>1011</text:p>
          </table:table-cell>
          <table:table-cell table:formula="of:=IF((LEN([.D491])&lt;4);REPT(0;4-LEN([.D491]))&amp;[.D491];[.D49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491]+0.5)*15" office:value-type="float" office:value="13.65234375" calcext:value-type="float">
            <text:p>14</text:p>
          </table:table-cell>
          <table:table-cell table:formula="of:=DEC2BIN([.I491])" office:value-type="string" office:string-value="1101" calcext:value-type="string">
            <text:p>1101</text:p>
          </table:table-cell>
          <table:table-cell table:formula="of:=IF((LEN([.J491])&lt;4);REPT(0;4-LEN([.J491]))&amp;[.J491];[.J4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491]+1)*8" office:value-type="float" office:value="9.3125" calcext:value-type="float">
            <text:p>9</text:p>
          </table:table-cell>
          <table:table-cell table:formula="of:=DEC2BIN([.P491])" office:value-type="string" office:string-value="1001" calcext:value-type="string">
            <text:p>1001</text:p>
          </table:table-cell>
          <table:table-cell table:formula="of:=IF((LEN([.Q491])&lt;4);REPT(0;4-LEN([.Q491]))&amp;[.Q491];[.Q491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492]+0.5)*15" office:value-type="float" office:value="14.6484375" calcext:value-type="float">
            <text:p>15</text:p>
          </table:table-cell>
          <table:table-cell table:formula="of:=DEC2BIN([.C492])" office:value-type="string" office:string-value="1110" calcext:value-type="string">
            <text:p>1110</text:p>
          </table:table-cell>
          <table:table-cell table:formula="of:=IF((LEN([.D492])&lt;4);REPT(0;4-LEN([.D492]))&amp;[.D492];[.D49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492]+0.5)*15" office:value-type="float" office:value="5.2734375" calcext:value-type="float">
            <text:p>5</text:p>
          </table:table-cell>
          <table:table-cell table:formula="of:=DEC2BIN([.I492])" office:value-type="string" office:string-value="101" calcext:value-type="string">
            <text:p>101</text:p>
          </table:table-cell>
          <table:table-cell table:formula="of:=IF((LEN([.J492])&lt;4);REPT(0;4-LEN([.J492]))&amp;[.J492];[.J4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492]+1)*8" office:value-type="float" office:value="7.40625" calcext:value-type="float">
            <text:p>7</text:p>
          </table:table-cell>
          <table:table-cell table:formula="of:=DEC2BIN([.P492])" office:value-type="string" office:string-value="111" calcext:value-type="string">
            <text:p>111</text:p>
          </table:table-cell>
          <table:table-cell table:formula="of:=IF((LEN([.Q492])&lt;4);REPT(0;4-LEN([.Q492]))&amp;[.Q492];[.Q49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493]+0.5)*15" office:value-type="float" office:value="7.55859375" calcext:value-type="float">
            <text:p>8</text:p>
          </table:table-cell>
          <table:table-cell table:formula="of:=DEC2BIN([.C493])" office:value-type="string" office:string-value="111" calcext:value-type="string">
            <text:p>111</text:p>
          </table:table-cell>
          <table:table-cell table:formula="of:=IF((LEN([.D493])&lt;4);REPT(0;4-LEN([.D493]))&amp;[.D493];[.D4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493]+0.5)*15" office:value-type="float" office:value="0.17578125" calcext:value-type="float">
            <text:p>0</text:p>
          </table:table-cell>
          <table:table-cell table:formula="of:=DEC2BIN([.I493])" office:value-type="string" office:string-value="0" calcext:value-type="string">
            <text:p>0</text:p>
          </table:table-cell>
          <table:table-cell table:formula="of:=IF((LEN([.J493])&lt;4);REPT(0;4-LEN([.J493]))&amp;[.J493];[.J4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493]+1)*8" office:value-type="float" office:value="4.8125" calcext:value-type="float">
            <text:p>5</text:p>
          </table:table-cell>
          <table:table-cell table:formula="of:=DEC2BIN([.P493])" office:value-type="string" office:string-value="100" calcext:value-type="string">
            <text:p>100</text:p>
          </table:table-cell>
          <table:table-cell table:formula="of:=IF((LEN([.Q493])&lt;4);REPT(0;4-LEN([.Q493]))&amp;[.Q493];[.Q493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494]+0.5)*15" office:value-type="float" office:value="0.76171875" calcext:value-type="float">
            <text:p>1</text:p>
          </table:table-cell>
          <table:table-cell table:formula="of:=DEC2BIN([.C494])" office:value-type="string" office:string-value="0" calcext:value-type="string">
            <text:p>0</text:p>
          </table:table-cell>
          <table:table-cell table:formula="of:=IF((LEN([.D494])&lt;4);REPT(0;4-LEN([.D494]))&amp;[.D494];[.D49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494]+0.5)*15" office:value-type="float" office:value="7.5" calcext:value-type="float">
            <text:p>8</text:p>
          </table:table-cell>
          <table:table-cell table:formula="of:=DEC2BIN([.I494])" office:value-type="string" office:string-value="111" calcext:value-type="string">
            <text:p>111</text:p>
          </table:table-cell>
          <table:table-cell table:formula="of:=IF((LEN([.J494])&lt;4);REPT(0;4-LEN([.J494]))&amp;[.J494];[.J49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494]+1)*8" office:value-type="float" office:value="6.8125" calcext:value-type="float">
            <text:p>7</text:p>
          </table:table-cell>
          <table:table-cell table:formula="of:=DEC2BIN([.P494])" office:value-type="string" office:string-value="110" calcext:value-type="string">
            <text:p>110</text:p>
          </table:table-cell>
          <table:table-cell table:formula="of:=IF((LEN([.Q494])&lt;4);REPT(0;4-LEN([.Q494]))&amp;[.Q494];[.Q49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495]+0.5)*15" office:value-type="float" office:value="9.31640625" calcext:value-type="float">
            <text:p>9</text:p>
          </table:table-cell>
          <table:table-cell table:formula="of:=DEC2BIN([.C495])" office:value-type="string" office:string-value="1001" calcext:value-type="string">
            <text:p>1001</text:p>
          </table:table-cell>
          <table:table-cell table:formula="of:=IF((LEN([.D495])&lt;4);REPT(0;4-LEN([.D495]))&amp;[.D495];[.D49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495]+0.5)*15" office:value-type="float" office:value="14.58984375" calcext:value-type="float">
            <text:p>15</text:p>
          </table:table-cell>
          <table:table-cell table:formula="of:=DEC2BIN([.I495])" office:value-type="string" office:string-value="1110" calcext:value-type="string">
            <text:p>1110</text:p>
          </table:table-cell>
          <table:table-cell table:formula="of:=IF((LEN([.J495])&lt;4);REPT(0;4-LEN([.J495]))&amp;[.J495];[.J49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495]+1)*8" office:value-type="float" office:value="15.15625" calcext:value-type="float">
            <text:p>15</text:p>
          </table:table-cell>
          <table:table-cell table:formula="of:=DEC2BIN([.P495])" office:value-type="string" office:string-value="1111" calcext:value-type="string">
            <text:p>1111</text:p>
          </table:table-cell>
          <table:table-cell table:formula="of:=IF((LEN([.Q495])&lt;4);REPT(0;4-LEN([.Q495]))&amp;[.Q495];[.Q49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496]+0.5)*15" office:value-type="float" office:value="13.828125" calcext:value-type="float">
            <text:p>14</text:p>
          </table:table-cell>
          <table:table-cell table:formula="of:=DEC2BIN([.C496])" office:value-type="string" office:string-value="1101" calcext:value-type="string">
            <text:p>1101</text:p>
          </table:table-cell>
          <table:table-cell table:formula="of:=IF((LEN([.D496])&lt;4);REPT(0;4-LEN([.D496]))&amp;[.D496];[.D49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496]+0.5)*15" office:value-type="float" office:value="3.22265625" calcext:value-type="float">
            <text:p>3</text:p>
          </table:table-cell>
          <table:table-cell table:formula="of:=DEC2BIN([.I496])" office:value-type="string" office:string-value="11" calcext:value-type="string">
            <text:p>11</text:p>
          </table:table-cell>
          <table:table-cell table:formula="of:=IF((LEN([.J496])&lt;4);REPT(0;4-LEN([.J496]))&amp;[.J496];[.J49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496]+1)*8" office:value-type="float" office:value="9.28125" calcext:value-type="float">
            <text:p>9</text:p>
          </table:table-cell>
          <table:table-cell table:formula="of:=DEC2BIN([.P496])" office:value-type="string" office:string-value="1001" calcext:value-type="string">
            <text:p>1001</text:p>
          </table:table-cell>
          <table:table-cell table:formula="of:=IF((LEN([.Q496])&lt;4);REPT(0;4-LEN([.Q496]))&amp;[.Q496];[.Q49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497]+0.5)*15" office:value-type="float" office:value="1.40625" calcext:value-type="float">
            <text:p>1</text:p>
          </table:table-cell>
          <table:table-cell table:formula="of:=DEC2BIN([.C497])" office:value-type="string" office:string-value="1" calcext:value-type="string">
            <text:p>1</text:p>
          </table:table-cell>
          <table:table-cell table:formula="of:=IF((LEN([.D497])&lt;4);REPT(0;4-LEN([.D497]))&amp;[.D497];[.D49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497]+0.5)*15" office:value-type="float" office:value="2.98828125" calcext:value-type="float">
            <text:p>3</text:p>
          </table:table-cell>
          <table:table-cell table:formula="of:=DEC2BIN([.I497])" office:value-type="string" office:string-value="10" calcext:value-type="string">
            <text:p>10</text:p>
          </table:table-cell>
          <table:table-cell table:formula="of:=IF((LEN([.J497])&lt;4);REPT(0;4-LEN([.J497]))&amp;[.J497];[.J49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497]+1)*8" office:value-type="float" office:value="8" calcext:value-type="float">
            <text:p>8</text:p>
          </table:table-cell>
          <table:table-cell table:formula="of:=DEC2BIN([.P497])" office:value-type="string" office:string-value="1000" calcext:value-type="string">
            <text:p>1000</text:p>
          </table:table-cell>
          <table:table-cell table:formula="of:=IF((LEN([.Q497])&lt;4);REPT(0;4-LEN([.Q497]))&amp;[.Q497];[.Q497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498]+0.5)*15" office:value-type="float" office:value="5.15625" calcext:value-type="float">
            <text:p>5</text:p>
          </table:table-cell>
          <table:table-cell table:formula="of:=DEC2BIN([.C498])" office:value-type="string" office:string-value="101" calcext:value-type="string">
            <text:p>101</text:p>
          </table:table-cell>
          <table:table-cell table:formula="of:=IF((LEN([.D498])&lt;4);REPT(0;4-LEN([.D498]))&amp;[.D498];[.D49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498]+0.5)*15" office:value-type="float" office:value="14.58984375" calcext:value-type="float">
            <text:p>15</text:p>
          </table:table-cell>
          <table:table-cell table:formula="of:=DEC2BIN([.I498])" office:value-type="string" office:string-value="1110" calcext:value-type="string">
            <text:p>1110</text:p>
          </table:table-cell>
          <table:table-cell table:formula="of:=IF((LEN([.J498])&lt;4);REPT(0;4-LEN([.J498]))&amp;[.J498];[.J49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498]+1)*8" office:value-type="float" office:value="8" calcext:value-type="float">
            <text:p>8</text:p>
          </table:table-cell>
          <table:table-cell table:formula="of:=DEC2BIN([.P498])" office:value-type="string" office:string-value="1000" calcext:value-type="string">
            <text:p>1000</text:p>
          </table:table-cell>
          <table:table-cell table:formula="of:=IF((LEN([.Q498])&lt;4);REPT(0;4-LEN([.Q498]))&amp;[.Q498];[.Q49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499]+0.5)*15" office:value-type="float" office:value="14.94140625" calcext:value-type="float">
            <text:p>15</text:p>
          </table:table-cell>
          <table:table-cell table:formula="of:=DEC2BIN([.C499])" office:value-type="string" office:string-value="1110" calcext:value-type="string">
            <text:p>1110</text:p>
          </table:table-cell>
          <table:table-cell table:formula="of:=IF((LEN([.D499])&lt;4);REPT(0;4-LEN([.D499]))&amp;[.D499];[.D49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499]+0.5)*15" office:value-type="float" office:value="7.6171875" calcext:value-type="float">
            <text:p>8</text:p>
          </table:table-cell>
          <table:table-cell table:formula="of:=DEC2BIN([.I499])" office:value-type="string" office:string-value="111" calcext:value-type="string">
            <text:p>111</text:p>
          </table:table-cell>
          <table:table-cell table:formula="of:=IF((LEN([.J499])&lt;4);REPT(0;4-LEN([.J499]))&amp;[.J499];[.J49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O499]+1)*8" office:value-type="float" office:value="8.03125" calcext:value-type="float">
            <text:p>8</text:p>
          </table:table-cell>
          <table:table-cell table:formula="of:=DEC2BIN([.P499])" office:value-type="string" office:string-value="1000" calcext:value-type="string">
            <text:p>1000</text:p>
          </table:table-cell>
          <table:table-cell table:formula="of:=IF((LEN([.Q499])&lt;4);REPT(0;4-LEN([.Q499]))&amp;[.Q499];[.Q499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500]+0.5)*15" office:value-type="float" office:value="5.33203125" calcext:value-type="float">
            <text:p>5</text:p>
          </table:table-cell>
          <table:table-cell table:formula="of:=DEC2BIN([.C500])" office:value-type="string" office:string-value="101" calcext:value-type="string">
            <text:p>101</text:p>
          </table:table-cell>
          <table:table-cell table:formula="of:=IF((LEN([.D500])&lt;4);REPT(0;4-LEN([.D500]))&amp;[.D500];[.D50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500]+0.5)*15" office:value-type="float" office:value="0.3515625" calcext:value-type="float">
            <text:p>0</text:p>
          </table:table-cell>
          <table:table-cell table:formula="of:=DEC2BIN([.I500])" office:value-type="string" office:string-value="0" calcext:value-type="string">
            <text:p>0</text:p>
          </table:table-cell>
          <table:table-cell table:formula="of:=IF((LEN([.J500])&lt;4);REPT(0;4-LEN([.J500]))&amp;[.J500];[.J50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234375" calcext:value-type="float">
            <text:p>-0,0234375</text:p>
          </table:table-cell>
          <table:table-cell table:formula="of:=([.O500]+1)*8" office:value-type="float" office:value="7.8125" calcext:value-type="float">
            <text:p>8</text:p>
          </table:table-cell>
          <table:table-cell table:formula="of:=DEC2BIN([.P500])" office:value-type="string" office:string-value="111" calcext:value-type="string">
            <text:p>111</text:p>
          </table:table-cell>
          <table:table-cell table:formula="of:=IF((LEN([.Q500])&lt;4);REPT(0;4-LEN([.Q500]))&amp;[.Q500];[.Q50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501]+0.5)*15" office:value-type="float" office:value="1.34765625" calcext:value-type="float">
            <text:p>1</text:p>
          </table:table-cell>
          <table:table-cell table:formula="of:=DEC2BIN([.C501])" office:value-type="string" office:string-value="1" calcext:value-type="string">
            <text:p>1</text:p>
          </table:table-cell>
          <table:table-cell table:formula="of:=IF((LEN([.D501])&lt;4);REPT(0;4-LEN([.D501]))&amp;[.D501];[.D50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01]+0.5)*15" office:value-type="float" office:value="11.77734375" calcext:value-type="float">
            <text:p>12</text:p>
          </table:table-cell>
          <table:table-cell table:formula="of:=DEC2BIN([.I501])" office:value-type="string" office:string-value="1011" calcext:value-type="string">
            <text:p>1011</text:p>
          </table:table-cell>
          <table:table-cell table:formula="of:=IF((LEN([.J501])&lt;4);REPT(0;4-LEN([.J501]))&amp;[.J501];[.J50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421875" calcext:value-type="float">
            <text:p>-0,421875</text:p>
          </table:table-cell>
          <table:table-cell table:formula="of:=([.O501]+1)*8" office:value-type="float" office:value="4.625" calcext:value-type="float">
            <text:p>5</text:p>
          </table:table-cell>
          <table:table-cell table:formula="of:=DEC2BIN([.P501])" office:value-type="string" office:string-value="100" calcext:value-type="string">
            <text:p>100</text:p>
          </table:table-cell>
          <table:table-cell table:formula="of:=IF((LEN([.Q501])&lt;4);REPT(0;4-LEN([.Q501]))&amp;[.Q501];[.Q50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502]+0.5)*15" office:value-type="float" office:value="13.4765625" calcext:value-type="float">
            <text:p>13</text:p>
          </table:table-cell>
          <table:table-cell table:formula="of:=DEC2BIN([.C502])" office:value-type="string" office:string-value="1101" calcext:value-type="string">
            <text:p>1101</text:p>
          </table:table-cell>
          <table:table-cell table:formula="of:=IF((LEN([.D502])&lt;4);REPT(0;4-LEN([.D502]))&amp;[.D502];[.D50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02]+0.5)*15" office:value-type="float" office:value="12.01171875" calcext:value-type="float">
            <text:p>12</text:p>
          </table:table-cell>
          <table:table-cell table:formula="of:=DEC2BIN([.I502])" office:value-type="string" office:string-value="1100" calcext:value-type="string">
            <text:p>1100</text:p>
          </table:table-cell>
          <table:table-cell table:formula="of:=IF((LEN([.J502])&lt;4);REPT(0;4-LEN([.J502]))&amp;[.J502];[.J50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3671875" calcext:value-type="float">
            <text:p>-0,13671875</text:p>
          </table:table-cell>
          <table:table-cell table:formula="of:=([.O502]+1)*8" office:value-type="float" office:value="6.90625" calcext:value-type="float">
            <text:p>7</text:p>
          </table:table-cell>
          <table:table-cell table:formula="of:=DEC2BIN([.P502])" office:value-type="string" office:string-value="110" calcext:value-type="string">
            <text:p>110</text:p>
          </table:table-cell>
          <table:table-cell table:formula="of:=IF((LEN([.Q502])&lt;4);REPT(0;4-LEN([.Q502]))&amp;[.Q502];[.Q50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503]+0.5)*15" office:value-type="float" office:value="9.90234375" calcext:value-type="float">
            <text:p>10</text:p>
          </table:table-cell>
          <table:table-cell table:formula="of:=DEC2BIN([.C503])" office:value-type="string" office:string-value="1001" calcext:value-type="string">
            <text:p>1001</text:p>
          </table:table-cell>
          <table:table-cell table:formula="of:=IF((LEN([.D503])&lt;4);REPT(0;4-LEN([.D503]))&amp;[.D503];[.D50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03]+0.5)*15" office:value-type="float" office:value="0.41015625" calcext:value-type="float">
            <text:p>0</text:p>
          </table:table-cell>
          <table:table-cell table:formula="of:=DEC2BIN([.I503])" office:value-type="string" office:string-value="0" calcext:value-type="string">
            <text:p>0</text:p>
          </table:table-cell>
          <table:table-cell table:formula="of:=IF((LEN([.J503])&lt;4);REPT(0;4-LEN([.J503]))&amp;[.J503];[.J5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828125" calcext:value-type="float">
            <text:p>0,8828125</text:p>
          </table:table-cell>
          <table:table-cell table:formula="of:=([.O503]+1)*8" office:value-type="float" office:value="15.0625" calcext:value-type="float">
            <text:p>15</text:p>
          </table:table-cell>
          <table:table-cell table:formula="of:=DEC2BIN([.P503])" office:value-type="string" office:string-value="1111" calcext:value-type="string">
            <text:p>1111</text:p>
          </table:table-cell>
          <table:table-cell table:formula="of:=IF((LEN([.Q503])&lt;4);REPT(0;4-LEN([.Q503]))&amp;[.Q503];[.Q50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504]+0.5)*15" office:value-type="float" office:value="0" calcext:value-type="float">
            <text:p>0</text:p>
          </table:table-cell>
          <table:table-cell table:formula="of:=DEC2BIN([.C504])" office:value-type="string" office:string-value="0" calcext:value-type="string">
            <text:p>0</text:p>
          </table:table-cell>
          <table:table-cell table:formula="of:=IF((LEN([.D504])&lt;4);REPT(0;4-LEN([.D504]))&amp;[.D504];[.D5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504]+0.5)*15" office:value-type="float" office:value="7.3828125" calcext:value-type="float">
            <text:p>7</text:p>
          </table:table-cell>
          <table:table-cell table:formula="of:=DEC2BIN([.I504])" office:value-type="string" office:string-value="111" calcext:value-type="string">
            <text:p>111</text:p>
          </table:table-cell>
          <table:table-cell table:formula="of:=IF((LEN([.J504])&lt;4);REPT(0;4-LEN([.J504]))&amp;[.J504];[.J5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04]+1)*8" office:value-type="float" office:value="9.3125" calcext:value-type="float">
            <text:p>9</text:p>
          </table:table-cell>
          <table:table-cell table:formula="of:=DEC2BIN([.P504])" office:value-type="string" office:string-value="1001" calcext:value-type="string">
            <text:p>1001</text:p>
          </table:table-cell>
          <table:table-cell table:formula="of:=IF((LEN([.Q504])&lt;4);REPT(0;4-LEN([.Q504]))&amp;[.Q504];[.Q5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505]+0.5)*15" office:value-type="float" office:value="9.66796875" calcext:value-type="float">
            <text:p>10</text:p>
          </table:table-cell>
          <table:table-cell table:formula="of:=DEC2BIN([.C505])" office:value-type="string" office:string-value="1001" calcext:value-type="string">
            <text:p>1001</text:p>
          </table:table-cell>
          <table:table-cell table:formula="of:=IF((LEN([.D505])&lt;4);REPT(0;4-LEN([.D505]))&amp;[.D505];[.D50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505]+0.5)*15" office:value-type="float" office:value="14.6484375" calcext:value-type="float">
            <text:p>15</text:p>
          </table:table-cell>
          <table:table-cell table:formula="of:=DEC2BIN([.I505])" office:value-type="string" office:string-value="1110" calcext:value-type="string">
            <text:p>1110</text:p>
          </table:table-cell>
          <table:table-cell table:formula="of:=IF((LEN([.J505])&lt;4);REPT(0;4-LEN([.J505]))&amp;[.J505];[.J50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875" calcext:value-type="float">
            <text:p>-0,96875</text:p>
          </table:table-cell>
          <table:table-cell table:formula="of:=([.O505]+1)*8" office:value-type="float" office:value="0.249999999999999" calcext:value-type="float">
            <text:p>0</text:p>
          </table:table-cell>
          <table:table-cell table:formula="of:=DEC2BIN([.P505])" office:value-type="string" office:string-value="0" calcext:value-type="string">
            <text:p>0</text:p>
          </table:table-cell>
          <table:table-cell table:formula="of:=IF((LEN([.Q505])&lt;4);REPT(0;4-LEN([.Q505]))&amp;[.Q505];[.Q50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506]+0.5)*15" office:value-type="float" office:value="13.65234375" calcext:value-type="float">
            <text:p>14</text:p>
          </table:table-cell>
          <table:table-cell table:formula="of:=DEC2BIN([.C506])" office:value-type="string" office:string-value="1101" calcext:value-type="string">
            <text:p>1101</text:p>
          </table:table-cell>
          <table:table-cell table:formula="of:=IF((LEN([.D506])&lt;4);REPT(0;4-LEN([.D506]))&amp;[.D506];[.D50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06]+0.5)*15" office:value-type="float" office:value="3.22265625" calcext:value-type="float">
            <text:p>3</text:p>
          </table:table-cell>
          <table:table-cell table:formula="of:=DEC2BIN([.I506])" office:value-type="string" office:string-value="11" calcext:value-type="string">
            <text:p>11</text:p>
          </table:table-cell>
          <table:table-cell table:formula="of:=IF((LEN([.J506])&lt;4);REPT(0;4-LEN([.J506]))&amp;[.J506];[.J50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06]+1)*8" office:value-type="float" office:value="6.75" calcext:value-type="float">
            <text:p>7</text:p>
          </table:table-cell>
          <table:table-cell table:formula="of:=DEC2BIN([.P506])" office:value-type="string" office:string-value="110" calcext:value-type="string">
            <text:p>110</text:p>
          </table:table-cell>
          <table:table-cell table:formula="of:=IF((LEN([.Q506])&lt;4);REPT(0;4-LEN([.Q506]))&amp;[.Q506];[.Q5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507]+0.5)*15" office:value-type="float" office:value="1.5234375" calcext:value-type="float">
            <text:p>2</text:p>
          </table:table-cell>
          <table:table-cell table:formula="of:=DEC2BIN([.C507])" office:value-type="string" office:string-value="1" calcext:value-type="string">
            <text:p>1</text:p>
          </table:table-cell>
          <table:table-cell table:formula="of:=IF((LEN([.D507])&lt;4);REPT(0;4-LEN([.D507]))&amp;[.D507];[.D50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07]+0.5)*15" office:value-type="float" office:value="2.98828125" calcext:value-type="float">
            <text:p>3</text:p>
          </table:table-cell>
          <table:table-cell table:formula="of:=DEC2BIN([.I507])" office:value-type="string" office:string-value="10" calcext:value-type="string">
            <text:p>10</text:p>
          </table:table-cell>
          <table:table-cell table:formula="of:=IF((LEN([.J507])&lt;4);REPT(0;4-LEN([.J507]))&amp;[.J507];[.J50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07]+1)*8" office:value-type="float" office:value="13.59375" calcext:value-type="float">
            <text:p>14</text:p>
          </table:table-cell>
          <table:table-cell table:formula="of:=DEC2BIN([.P507])" office:value-type="string" office:string-value="1101" calcext:value-type="string">
            <text:p>1101</text:p>
          </table:table-cell>
          <table:table-cell table:formula="of:=IF((LEN([.Q507])&lt;4);REPT(0;4-LEN([.Q507]))&amp;[.Q507];[.Q50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508]+0.5)*15" office:value-type="float" office:value="4.98046875" calcext:value-type="float">
            <text:p>5</text:p>
          </table:table-cell>
          <table:table-cell table:formula="of:=DEC2BIN([.C508])" office:value-type="string" office:string-value="100" calcext:value-type="string">
            <text:p>100</text:p>
          </table:table-cell>
          <table:table-cell table:formula="of:=IF((LEN([.D508])&lt;4);REPT(0;4-LEN([.D508]))&amp;[.D508];[.D50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508]+0.5)*15" office:value-type="float" office:value="14.70703125" calcext:value-type="float">
            <text:p>15</text:p>
          </table:table-cell>
          <table:table-cell table:formula="of:=DEC2BIN([.I508])" office:value-type="string" office:string-value="1110" calcext:value-type="string">
            <text:p>1110</text:p>
          </table:table-cell>
          <table:table-cell table:formula="of:=IF((LEN([.J508])&lt;4);REPT(0;4-LEN([.J508]))&amp;[.J508];[.J5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08]+1)*8" office:value-type="float" office:value="8.625" calcext:value-type="float">
            <text:p>9</text:p>
          </table:table-cell>
          <table:table-cell table:formula="of:=DEC2BIN([.P508])" office:value-type="string" office:string-value="1000" calcext:value-type="string">
            <text:p>1000</text:p>
          </table:table-cell>
          <table:table-cell table:formula="of:=IF((LEN([.Q508])&lt;4);REPT(0;4-LEN([.Q508]))&amp;[.Q508];[.Q50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509]+0.5)*15" office:value-type="float" office:value="15.3515625" calcext:value-type="float">
            <text:p>15</text:p>
          </table:table-cell>
          <table:table-cell table:formula="of:=DEC2BIN([.C509])" office:value-type="string" office:string-value="1111" calcext:value-type="string">
            <text:p>1111</text:p>
          </table:table-cell>
          <table:table-cell table:formula="of:=IF((LEN([.D509])&lt;4);REPT(0;4-LEN([.D509]))&amp;[.D509];[.D50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509]+0.5)*15" office:value-type="float" office:value="10.078125" calcext:value-type="float">
            <text:p>10</text:p>
          </table:table-cell>
          <table:table-cell table:formula="of:=DEC2BIN([.I509])" office:value-type="string" office:string-value="1010" calcext:value-type="string">
            <text:p>1010</text:p>
          </table:table-cell>
          <table:table-cell table:formula="of:=IF((LEN([.J509])&lt;4);REPT(0;4-LEN([.J509]))&amp;[.J509];[.J50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09]+1)*8" office:value-type="float" office:value="6.6875" calcext:value-type="float">
            <text:p>7</text:p>
          </table:table-cell>
          <table:table-cell table:formula="of:=DEC2BIN([.P509])" office:value-type="string" office:string-value="110" calcext:value-type="string">
            <text:p>110</text:p>
          </table:table-cell>
          <table:table-cell table:formula="of:=IF((LEN([.Q509])&lt;4);REPT(0;4-LEN([.Q509]))&amp;[.Q509];[.Q50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10]+0.5)*15" office:value-type="float" office:value="11.6015625" calcext:value-type="float">
            <text:p>12</text:p>
          </table:table-cell>
          <table:table-cell table:formula="of:=DEC2BIN([.C510])" office:value-type="string" office:string-value="1011" calcext:value-type="string">
            <text:p>1011</text:p>
          </table:table-cell>
          <table:table-cell table:formula="of:=IF((LEN([.D510])&lt;4);REPT(0;4-LEN([.D510]))&amp;[.D510];[.D51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10]+0.5)*15" office:value-type="float" office:value="1.46484375" calcext:value-type="float">
            <text:p>1</text:p>
          </table:table-cell>
          <table:table-cell table:formula="of:=DEC2BIN([.I510])" office:value-type="string" office:string-value="1" calcext:value-type="string">
            <text:p>1</text:p>
          </table:table-cell>
          <table:table-cell table:formula="of:=IF((LEN([.J510])&lt;4);REPT(0;4-LEN([.J510]))&amp;[.J510];[.J51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10]+1)*8" office:value-type="float" office:value="8.59375" calcext:value-type="float">
            <text:p>9</text:p>
          </table:table-cell>
          <table:table-cell table:formula="of:=DEC2BIN([.P510])" office:value-type="string" office:string-value="1000" calcext:value-type="string">
            <text:p>1000</text:p>
          </table:table-cell>
          <table:table-cell table:formula="of:=IF((LEN([.Q510])&lt;4);REPT(0;4-LEN([.Q510]))&amp;[.Q510];[.Q51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11]+0.5)*15" office:value-type="float" office:value="3.3984375" calcext:value-type="float">
            <text:p>3</text:p>
          </table:table-cell>
          <table:table-cell table:formula="of:=DEC2BIN([.C511])" office:value-type="string" office:string-value="11" calcext:value-type="string">
            <text:p>11</text:p>
          </table:table-cell>
          <table:table-cell table:formula="of:=IF((LEN([.D511])&lt;4);REPT(0;4-LEN([.D511]))&amp;[.D511];[.D51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11]+0.5)*15" office:value-type="float" office:value="1.40625" calcext:value-type="float">
            <text:p>1</text:p>
          </table:table-cell>
          <table:table-cell table:formula="of:=DEC2BIN([.I511])" office:value-type="string" office:string-value="1" calcext:value-type="string">
            <text:p>1</text:p>
          </table:table-cell>
          <table:table-cell table:formula="of:=IF((LEN([.J511])&lt;4);REPT(0;4-LEN([.J511]))&amp;[.J511];[.J51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11]+1)*8" office:value-type="float" office:value="11.1875" calcext:value-type="float">
            <text:p>11</text:p>
          </table:table-cell>
          <table:table-cell table:formula="of:=DEC2BIN([.P511])" office:value-type="string" office:string-value="1011" calcext:value-type="string">
            <text:p>1011</text:p>
          </table:table-cell>
          <table:table-cell table:formula="of:=IF((LEN([.Q511])&lt;4);REPT(0;4-LEN([.Q511]))&amp;[.Q511];[.Q51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12]+0.5)*15" office:value-type="float" office:value="0.234375" calcext:value-type="float">
            <text:p>0</text:p>
          </table:table-cell>
          <table:table-cell table:formula="of:=DEC2BIN([.C512])" office:value-type="string" office:string-value="0" calcext:value-type="string">
            <text:p>0</text:p>
          </table:table-cell>
          <table:table-cell table:formula="of:=IF((LEN([.D512])&lt;4);REPT(0;4-LEN([.D512]))&amp;[.D512];[.D51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12]+0.5)*15" office:value-type="float" office:value="9.66796875" calcext:value-type="float">
            <text:p>10</text:p>
          </table:table-cell>
          <table:table-cell table:formula="of:=DEC2BIN([.I512])" office:value-type="string" office:string-value="1001" calcext:value-type="string">
            <text:p>1001</text:p>
          </table:table-cell>
          <table:table-cell table:formula="of:=IF((LEN([.J512])&lt;4);REPT(0;4-LEN([.J512]))&amp;[.J512];[.J51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12]+1)*8" office:value-type="float" office:value="9.1875" calcext:value-type="float">
            <text:p>9</text:p>
          </table:table-cell>
          <table:table-cell table:formula="of:=DEC2BIN([.P512])" office:value-type="string" office:string-value="1001" calcext:value-type="string">
            <text:p>1001</text:p>
          </table:table-cell>
          <table:table-cell table:formula="of:=IF((LEN([.Q512])&lt;4);REPT(0;4-LEN([.Q512]))&amp;[.Q512];[.Q51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13]+0.5)*15" office:value-type="float" office:value="7.5" calcext:value-type="float">
            <text:p>8</text:p>
          </table:table-cell>
          <table:table-cell table:formula="of:=DEC2BIN([.C513])" office:value-type="string" office:string-value="111" calcext:value-type="string">
            <text:p>111</text:p>
          </table:table-cell>
          <table:table-cell table:formula="of:=IF((LEN([.D513])&lt;4);REPT(0;4-LEN([.D513]))&amp;[.D513];[.D51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513]+0.5)*15" office:value-type="float" office:value="14.8828125" calcext:value-type="float">
            <text:p>15</text:p>
          </table:table-cell>
          <table:table-cell table:formula="of:=DEC2BIN([.I513])" office:value-type="string" office:string-value="1110" calcext:value-type="string">
            <text:p>1110</text:p>
          </table:table-cell>
          <table:table-cell table:formula="of:=IF((LEN([.J513])&lt;4);REPT(0;4-LEN([.J513]))&amp;[.J513];[.J51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13]+1)*8" office:value-type="float" office:value="0.84375" calcext:value-type="float">
            <text:p>1</text:p>
          </table:table-cell>
          <table:table-cell table:formula="of:=DEC2BIN([.P513])" office:value-type="string" office:string-value="0" calcext:value-type="string">
            <text:p>0</text:p>
          </table:table-cell>
          <table:table-cell table:formula="of:=IF((LEN([.Q513])&lt;4);REPT(0;4-LEN([.Q513]))&amp;[.Q513];[.Q51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514]+0.5)*15" office:value-type="float" office:value="14.1796875" calcext:value-type="float">
            <text:p>14</text:p>
          </table:table-cell>
          <table:table-cell table:formula="of:=DEC2BIN([.C514])" office:value-type="string" office:string-value="1110" calcext:value-type="string">
            <text:p>1110</text:p>
          </table:table-cell>
          <table:table-cell table:formula="of:=IF((LEN([.D514])&lt;4);REPT(0;4-LEN([.D514]))&amp;[.D514];[.D51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14]+0.5)*15" office:value-type="float" office:value="7.5" calcext:value-type="float">
            <text:p>8</text:p>
          </table:table-cell>
          <table:table-cell table:formula="of:=DEC2BIN([.I514])" office:value-type="string" office:string-value="111" calcext:value-type="string">
            <text:p>111</text:p>
          </table:table-cell>
          <table:table-cell table:formula="of:=IF((LEN([.J514])&lt;4);REPT(0;4-LEN([.J514]))&amp;[.J514];[.J5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14]+1)*8" office:value-type="float" office:value="6.71875" calcext:value-type="float">
            <text:p>7</text:p>
          </table:table-cell>
          <table:table-cell table:formula="of:=DEC2BIN([.P514])" office:value-type="string" office:string-value="110" calcext:value-type="string">
            <text:p>110</text:p>
          </table:table-cell>
          <table:table-cell table:formula="of:=IF((LEN([.Q514])&lt;4);REPT(0;4-LEN([.Q514]))&amp;[.Q514];[.Q51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15]+0.5)*15" office:value-type="float" office:value="5.68359375" calcext:value-type="float">
            <text:p>6</text:p>
          </table:table-cell>
          <table:table-cell table:formula="of:=DEC2BIN([.C515])" office:value-type="string" office:string-value="101" calcext:value-type="string">
            <text:p>101</text:p>
          </table:table-cell>
          <table:table-cell table:formula="of:=IF((LEN([.D515])&lt;4);REPT(0;4-LEN([.D515]))&amp;[.D515];[.D51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15]+0.5)*15" office:value-type="float" office:value="0.41015625" calcext:value-type="float">
            <text:p>0</text:p>
          </table:table-cell>
          <table:table-cell table:formula="of:=DEC2BIN([.I515])" office:value-type="string" office:string-value="0" calcext:value-type="string">
            <text:p>0</text:p>
          </table:table-cell>
          <table:table-cell table:formula="of:=IF((LEN([.J515])&lt;4);REPT(0;4-LEN([.J515]))&amp;[.J515];[.J51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15]+1)*8" office:value-type="float" office:value="15.71875" calcext:value-type="float">
            <text:p>16</text:p>
          </table:table-cell>
          <table:table-cell table:formula="of:=DEC2BIN([.P515])" office:value-type="string" office:string-value="1111" calcext:value-type="string">
            <text:p>1111</text:p>
          </table:table-cell>
          <table:table-cell table:formula="of:=IF((LEN([.Q515])&lt;4);REPT(0;4-LEN([.Q515]))&amp;[.Q515];[.Q51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16]+0.5)*15" office:value-type="float" office:value="1.171875" calcext:value-type="float">
            <text:p>1</text:p>
          </table:table-cell>
          <table:table-cell table:formula="of:=DEC2BIN([.C516])" office:value-type="string" office:string-value="1" calcext:value-type="string">
            <text:p>1</text:p>
          </table:table-cell>
          <table:table-cell table:formula="of:=IF((LEN([.D516])&lt;4);REPT(0;4-LEN([.D516]))&amp;[.D516];[.D51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16]+0.5)*15" office:value-type="float" office:value="11.77734375" calcext:value-type="float">
            <text:p>12</text:p>
          </table:table-cell>
          <table:table-cell table:formula="of:=DEC2BIN([.I516])" office:value-type="string" office:string-value="1011" calcext:value-type="string">
            <text:p>1011</text:p>
          </table:table-cell>
          <table:table-cell table:formula="of:=IF((LEN([.J516])&lt;4);REPT(0;4-LEN([.J516]))&amp;[.J516];[.J51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16]+1)*8" office:value-type="float" office:value="9.25" calcext:value-type="float">
            <text:p>9</text:p>
          </table:table-cell>
          <table:table-cell table:formula="of:=DEC2BIN([.P516])" office:value-type="string" office:string-value="1001" calcext:value-type="string">
            <text:p>1001</text:p>
          </table:table-cell>
          <table:table-cell table:formula="of:=IF((LEN([.Q516])&lt;4);REPT(0;4-LEN([.Q516]))&amp;[.Q516];[.Q5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17]+0.5)*15" office:value-type="float" office:value="13.59375" calcext:value-type="float">
            <text:p>14</text:p>
          </table:table-cell>
          <table:table-cell table:formula="of:=DEC2BIN([.C517])" office:value-type="string" office:string-value="1101" calcext:value-type="string">
            <text:p>1101</text:p>
          </table:table-cell>
          <table:table-cell table:formula="of:=IF((LEN([.D517])&lt;4);REPT(0;4-LEN([.D517]))&amp;[.D517];[.D51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17]+0.5)*15" office:value-type="float" office:value="12.01171875" calcext:value-type="float">
            <text:p>12</text:p>
          </table:table-cell>
          <table:table-cell table:formula="of:=DEC2BIN([.I517])" office:value-type="string" office:string-value="1100" calcext:value-type="string">
            <text:p>1100</text:p>
          </table:table-cell>
          <table:table-cell table:formula="of:=IF((LEN([.J517])&lt;4);REPT(0;4-LEN([.J517]))&amp;[.J517];[.J51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17]+1)*8" office:value-type="float" office:value="2.40625" calcext:value-type="float">
            <text:p>2</text:p>
          </table:table-cell>
          <table:table-cell table:formula="of:=DEC2BIN([.P517])" office:value-type="string" office:string-value="10" calcext:value-type="string">
            <text:p>10</text:p>
          </table:table-cell>
          <table:table-cell table:formula="of:=IF((LEN([.Q517])&lt;4);REPT(0;4-LEN([.Q517]))&amp;[.Q517];[.Q51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518]+0.5)*15" office:value-type="float" office:value="9.90234375" calcext:value-type="float">
            <text:p>10</text:p>
          </table:table-cell>
          <table:table-cell table:formula="of:=DEC2BIN([.C518])" office:value-type="string" office:string-value="1001" calcext:value-type="string">
            <text:p>1001</text:p>
          </table:table-cell>
          <table:table-cell table:formula="of:=IF((LEN([.D518])&lt;4);REPT(0;4-LEN([.D518]))&amp;[.D518];[.D51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518]+0.5)*15" office:value-type="float" office:value="0.234375" calcext:value-type="float">
            <text:p>0</text:p>
          </table:table-cell>
          <table:table-cell table:formula="of:=DEC2BIN([.I518])" office:value-type="string" office:string-value="0" calcext:value-type="string">
            <text:p>0</text:p>
          </table:table-cell>
          <table:table-cell table:formula="of:=IF((LEN([.J518])&lt;4);REPT(0;4-LEN([.J518]))&amp;[.J518];[.J5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18]+1)*8" office:value-type="float" office:value="7.375" calcext:value-type="float">
            <text:p>7</text:p>
          </table:table-cell>
          <table:table-cell table:formula="of:=DEC2BIN([.P518])" office:value-type="string" office:string-value="111" calcext:value-type="string">
            <text:p>111</text:p>
          </table:table-cell>
          <table:table-cell table:formula="of:=IF((LEN([.Q518])&lt;4);REPT(0;4-LEN([.Q518]))&amp;[.Q518];[.Q51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519]+0.5)*15" office:value-type="float" office:value="-0.29296875" calcext:value-type="float">
            <text:p>0</text:p>
          </table:table-cell>
          <table:table-cell table:formula="of:=DEC2BIN([.C519])" office:value-type="string" office:string-value="0" calcext:value-type="string">
            <text:p>0</text:p>
          </table:table-cell>
          <table:table-cell table:formula="of:=IF((LEN([.D519])&lt;4);REPT(0;4-LEN([.D519]))&amp;[.D519];[.D5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519]+0.5)*15" office:value-type="float" office:value="4.98046875" calcext:value-type="float">
            <text:p>5</text:p>
          </table:table-cell>
          <table:table-cell table:formula="of:=DEC2BIN([.I519])" office:value-type="string" office:string-value="100" calcext:value-type="string">
            <text:p>100</text:p>
          </table:table-cell>
          <table:table-cell table:formula="of:=IF((LEN([.J519])&lt;4);REPT(0;4-LEN([.J519]))&amp;[.J519];[.J51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19]+1)*8" office:value-type="float" office:value="9.3125" calcext:value-type="float">
            <text:p>9</text:p>
          </table:table-cell>
          <table:table-cell table:formula="of:=DEC2BIN([.P519])" office:value-type="string" office:string-value="1001" calcext:value-type="string">
            <text:p>1001</text:p>
          </table:table-cell>
          <table:table-cell table:formula="of:=IF((LEN([.Q519])&lt;4);REPT(0;4-LEN([.Q519]))&amp;[.Q519];[.Q51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520]+0.5)*15" office:value-type="float" office:value="3.33984375" calcext:value-type="float">
            <text:p>3</text:p>
          </table:table-cell>
          <table:table-cell table:formula="of:=DEC2BIN([.C520])" office:value-type="string" office:string-value="11" calcext:value-type="string">
            <text:p>11</text:p>
          </table:table-cell>
          <table:table-cell table:formula="of:=IF((LEN([.D520])&lt;4);REPT(0;4-LEN([.D520]))&amp;[.D520];[.D52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520]+0.5)*15" office:value-type="float" office:value="13.53515625" calcext:value-type="float">
            <text:p>14</text:p>
          </table:table-cell>
          <table:table-cell table:formula="of:=DEC2BIN([.I520])" office:value-type="string" office:string-value="1101" calcext:value-type="string">
            <text:p>1101</text:p>
          </table:table-cell>
          <table:table-cell table:formula="of:=IF((LEN([.J520])&lt;4);REPT(0;4-LEN([.J520]))&amp;[.J520];[.J52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520]+1)*8" office:value-type="float" office:value="7.40625" calcext:value-type="float">
            <text:p>7</text:p>
          </table:table-cell>
          <table:table-cell table:formula="of:=DEC2BIN([.P520])" office:value-type="string" office:string-value="111" calcext:value-type="string">
            <text:p>111</text:p>
          </table:table-cell>
          <table:table-cell table:formula="of:=IF((LEN([.Q520])&lt;4);REPT(0;4-LEN([.Q520]))&amp;[.Q520];[.Q52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21]+0.5)*15" office:value-type="float" office:value="11.6015625" calcext:value-type="float">
            <text:p>12</text:p>
          </table:table-cell>
          <table:table-cell table:formula="of:=DEC2BIN([.C521])" office:value-type="string" office:string-value="1011" calcext:value-type="string">
            <text:p>1011</text:p>
          </table:table-cell>
          <table:table-cell table:formula="of:=IF((LEN([.D521])&lt;4);REPT(0;4-LEN([.D521]))&amp;[.D521];[.D52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521]+0.5)*15" office:value-type="float" office:value="13.59375" calcext:value-type="float">
            <text:p>14</text:p>
          </table:table-cell>
          <table:table-cell table:formula="of:=DEC2BIN([.I521])" office:value-type="string" office:string-value="1101" calcext:value-type="string">
            <text:p>1101</text:p>
          </table:table-cell>
          <table:table-cell table:formula="of:=IF((LEN([.J521])&lt;4);REPT(0;4-LEN([.J521]))&amp;[.J521];[.J52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521]+1)*8" office:value-type="float" office:value="4.8125" calcext:value-type="float">
            <text:p>5</text:p>
          </table:table-cell>
          <table:table-cell table:formula="of:=DEC2BIN([.P521])" office:value-type="string" office:string-value="100" calcext:value-type="string">
            <text:p>100</text:p>
          </table:table-cell>
          <table:table-cell table:formula="of:=IF((LEN([.Q521])&lt;4);REPT(0;4-LEN([.Q521]))&amp;[.Q521];[.Q52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522]+0.5)*15" office:value-type="float" office:value="14.765625" calcext:value-type="float">
            <text:p>15</text:p>
          </table:table-cell>
          <table:table-cell table:formula="of:=DEC2BIN([.C522])" office:value-type="string" office:string-value="1110" calcext:value-type="string">
            <text:p>1110</text:p>
          </table:table-cell>
          <table:table-cell table:formula="of:=IF((LEN([.D522])&lt;4);REPT(0;4-LEN([.D522]))&amp;[.D522];[.D52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522]+0.5)*15" office:value-type="float" office:value="5.33203125" calcext:value-type="float">
            <text:p>5</text:p>
          </table:table-cell>
          <table:table-cell table:formula="of:=DEC2BIN([.I522])" office:value-type="string" office:string-value="101" calcext:value-type="string">
            <text:p>101</text:p>
          </table:table-cell>
          <table:table-cell table:formula="of:=IF((LEN([.J522])&lt;4);REPT(0;4-LEN([.J522]))&amp;[.J522];[.J52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522]+1)*8" office:value-type="float" office:value="6.8125" calcext:value-type="float">
            <text:p>7</text:p>
          </table:table-cell>
          <table:table-cell table:formula="of:=DEC2BIN([.P522])" office:value-type="string" office:string-value="110" calcext:value-type="string">
            <text:p>110</text:p>
          </table:table-cell>
          <table:table-cell table:formula="of:=IF((LEN([.Q522])&lt;4);REPT(0;4-LEN([.Q522]))&amp;[.Q522];[.Q52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23]+0.5)*15" office:value-type="float" office:value="7.5" calcext:value-type="float">
            <text:p>8</text:p>
          </table:table-cell>
          <table:table-cell table:formula="of:=DEC2BIN([.C523])" office:value-type="string" office:string-value="111" calcext:value-type="string">
            <text:p>111</text:p>
          </table:table-cell>
          <table:table-cell table:formula="of:=IF((LEN([.D523])&lt;4);REPT(0;4-LEN([.D523]))&amp;[.D523];[.D52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523]+0.5)*15" office:value-type="float" office:value="0.1171875" calcext:value-type="float">
            <text:p>0</text:p>
          </table:table-cell>
          <table:table-cell table:formula="of:=DEC2BIN([.I523])" office:value-type="string" office:string-value="0" calcext:value-type="string">
            <text:p>0</text:p>
          </table:table-cell>
          <table:table-cell table:formula="of:=IF((LEN([.J523])&lt;4);REPT(0;4-LEN([.J523]))&amp;[.J523];[.J5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523]+1)*8" office:value-type="float" office:value="15.15625" calcext:value-type="float">
            <text:p>15</text:p>
          </table:table-cell>
          <table:table-cell table:formula="of:=DEC2BIN([.P523])" office:value-type="string" office:string-value="1111" calcext:value-type="string">
            <text:p>1111</text:p>
          </table:table-cell>
          <table:table-cell table:formula="of:=IF((LEN([.Q523])&lt;4);REPT(0;4-LEN([.Q523]))&amp;[.Q523];[.Q52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524]+0.5)*15" office:value-type="float" office:value="0.8203125" calcext:value-type="float">
            <text:p>1</text:p>
          </table:table-cell>
          <table:table-cell table:formula="of:=DEC2BIN([.C524])" office:value-type="string" office:string-value="0" calcext:value-type="string">
            <text:p>0</text:p>
          </table:table-cell>
          <table:table-cell table:formula="of:=IF((LEN([.D524])&lt;4);REPT(0;4-LEN([.D524]))&amp;[.D524];[.D5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24]+0.5)*15" office:value-type="float" office:value="7.5" calcext:value-type="float">
            <text:p>8</text:p>
          </table:table-cell>
          <table:table-cell table:formula="of:=DEC2BIN([.I524])" office:value-type="string" office:string-value="111" calcext:value-type="string">
            <text:p>111</text:p>
          </table:table-cell>
          <table:table-cell table:formula="of:=IF((LEN([.J524])&lt;4);REPT(0;4-LEN([.J524]))&amp;[.J524];[.J52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524]+1)*8" office:value-type="float" office:value="9.28125" calcext:value-type="float">
            <text:p>9</text:p>
          </table:table-cell>
          <table:table-cell table:formula="of:=DEC2BIN([.P524])" office:value-type="string" office:string-value="1001" calcext:value-type="string">
            <text:p>1001</text:p>
          </table:table-cell>
          <table:table-cell table:formula="of:=IF((LEN([.Q524])&lt;4);REPT(0;4-LEN([.Q524]))&amp;[.Q524];[.Q52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525]+0.5)*15" office:value-type="float" office:value="9.31640625" calcext:value-type="float">
            <text:p>9</text:p>
          </table:table-cell>
          <table:table-cell table:formula="of:=DEC2BIN([.C525])" office:value-type="string" office:string-value="1001" calcext:value-type="string">
            <text:p>1001</text:p>
          </table:table-cell>
          <table:table-cell table:formula="of:=IF((LEN([.D525])&lt;4);REPT(0;4-LEN([.D525]))&amp;[.D525];[.D52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525]+0.5)*15" office:value-type="float" office:value="14.58984375" calcext:value-type="float">
            <text:p>15</text:p>
          </table:table-cell>
          <table:table-cell table:formula="of:=DEC2BIN([.I525])" office:value-type="string" office:string-value="1110" calcext:value-type="string">
            <text:p>1110</text:p>
          </table:table-cell>
          <table:table-cell table:formula="of:=IF((LEN([.J525])&lt;4);REPT(0;4-LEN([.J525]))&amp;[.J525];[.J52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525]+1)*8" office:value-type="float" office:value="0.28125" calcext:value-type="float">
            <text:p>0</text:p>
          </table:table-cell>
          <table:table-cell table:formula="of:=DEC2BIN([.P525])" office:value-type="string" office:string-value="0" calcext:value-type="string">
            <text:p>0</text:p>
          </table:table-cell>
          <table:table-cell table:formula="of:=IF((LEN([.Q525])&lt;4);REPT(0;4-LEN([.Q525]))&amp;[.Q525];[.Q52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526]+0.5)*15" office:value-type="float" office:value="13.828125" calcext:value-type="float">
            <text:p>14</text:p>
          </table:table-cell>
          <table:table-cell table:formula="of:=DEC2BIN([.C526])" office:value-type="string" office:string-value="1101" calcext:value-type="string">
            <text:p>1101</text:p>
          </table:table-cell>
          <table:table-cell table:formula="of:=IF((LEN([.D526])&lt;4);REPT(0;4-LEN([.D526]))&amp;[.D526];[.D52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26]+0.5)*15" office:value-type="float" office:value="3.22265625" calcext:value-type="float">
            <text:p>3</text:p>
          </table:table-cell>
          <table:table-cell table:formula="of:=DEC2BIN([.I526])" office:value-type="string" office:string-value="11" calcext:value-type="string">
            <text:p>11</text:p>
          </table:table-cell>
          <table:table-cell table:formula="of:=IF((LEN([.J526])&lt;4);REPT(0;4-LEN([.J526]))&amp;[.J526];[.J52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26]+1)*8" office:value-type="float" office:value="6.75" calcext:value-type="float">
            <text:p>7</text:p>
          </table:table-cell>
          <table:table-cell table:formula="of:=DEC2BIN([.P526])" office:value-type="string" office:string-value="110" calcext:value-type="string">
            <text:p>110</text:p>
          </table:table-cell>
          <table:table-cell table:formula="of:=IF((LEN([.Q526])&lt;4);REPT(0;4-LEN([.Q526]))&amp;[.Q526];[.Q5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527]+0.5)*15" office:value-type="float" office:value="1.40625" calcext:value-type="float">
            <text:p>1</text:p>
          </table:table-cell>
          <table:table-cell table:formula="of:=DEC2BIN([.C527])" office:value-type="string" office:string-value="1" calcext:value-type="string">
            <text:p>1</text:p>
          </table:table-cell>
          <table:table-cell table:formula="of:=IF((LEN([.D527])&lt;4);REPT(0;4-LEN([.D527]))&amp;[.D527];[.D52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27]+0.5)*15" office:value-type="float" office:value="2.98828125" calcext:value-type="float">
            <text:p>3</text:p>
          </table:table-cell>
          <table:table-cell table:formula="of:=DEC2BIN([.I527])" office:value-type="string" office:string-value="10" calcext:value-type="string">
            <text:p>10</text:p>
          </table:table-cell>
          <table:table-cell table:formula="of:=IF((LEN([.J527])&lt;4);REPT(0;4-LEN([.J527]))&amp;[.J527];[.J52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27]+1)*8" office:value-type="float" office:value="13.59375" calcext:value-type="float">
            <text:p>14</text:p>
          </table:table-cell>
          <table:table-cell table:formula="of:=DEC2BIN([.P527])" office:value-type="string" office:string-value="1101" calcext:value-type="string">
            <text:p>1101</text:p>
          </table:table-cell>
          <table:table-cell table:formula="of:=IF((LEN([.Q527])&lt;4);REPT(0;4-LEN([.Q527]))&amp;[.Q527];[.Q52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528]+0.5)*15" office:value-type="float" office:value="5.09765625" calcext:value-type="float">
            <text:p>5</text:p>
          </table:table-cell>
          <table:table-cell table:formula="of:=DEC2BIN([.C528])" office:value-type="string" office:string-value="101" calcext:value-type="string">
            <text:p>101</text:p>
          </table:table-cell>
          <table:table-cell table:formula="of:=IF((LEN([.D528])&lt;4);REPT(0;4-LEN([.D528]))&amp;[.D528];[.D52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528]+0.5)*15" office:value-type="float" office:value="14.765625" calcext:value-type="float">
            <text:p>15</text:p>
          </table:table-cell>
          <table:table-cell table:formula="of:=DEC2BIN([.I528])" office:value-type="string" office:string-value="1110" calcext:value-type="string">
            <text:p>1110</text:p>
          </table:table-cell>
          <table:table-cell table:formula="of:=IF((LEN([.J528])&lt;4);REPT(0;4-LEN([.J528]))&amp;[.J528];[.J52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28]+1)*8" office:value-type="float" office:value="8.625" calcext:value-type="float">
            <text:p>9</text:p>
          </table:table-cell>
          <table:table-cell table:formula="of:=DEC2BIN([.P528])" office:value-type="string" office:string-value="1000" calcext:value-type="string">
            <text:p>1000</text:p>
          </table:table-cell>
          <table:table-cell table:formula="of:=IF((LEN([.Q528])&lt;4);REPT(0;4-LEN([.Q528]))&amp;[.Q528];[.Q52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529]+0.5)*15" office:value-type="float" office:value="15.29296875" calcext:value-type="float">
            <text:p>15</text:p>
          </table:table-cell>
          <table:table-cell table:formula="of:=DEC2BIN([.C529])" office:value-type="string" office:string-value="1111" calcext:value-type="string">
            <text:p>1111</text:p>
          </table:table-cell>
          <table:table-cell table:formula="of:=IF((LEN([.D529])&lt;4);REPT(0;4-LEN([.D529]))&amp;[.D529];[.D52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529]+0.5)*15" office:value-type="float" office:value="10.01953125" calcext:value-type="float">
            <text:p>10</text:p>
          </table:table-cell>
          <table:table-cell table:formula="of:=DEC2BIN([.I529])" office:value-type="string" office:string-value="1010" calcext:value-type="string">
            <text:p>1010</text:p>
          </table:table-cell>
          <table:table-cell table:formula="of:=IF((LEN([.J529])&lt;4);REPT(0;4-LEN([.J529]))&amp;[.J529];[.J52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29]+1)*8" office:value-type="float" office:value="6.6875" calcext:value-type="float">
            <text:p>7</text:p>
          </table:table-cell>
          <table:table-cell table:formula="of:=DEC2BIN([.P529])" office:value-type="string" office:string-value="110" calcext:value-type="string">
            <text:p>110</text:p>
          </table:table-cell>
          <table:table-cell table:formula="of:=IF((LEN([.Q529])&lt;4);REPT(0;4-LEN([.Q529]))&amp;[.Q529];[.Q52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530]+0.5)*15" office:value-type="float" office:value="11.66015625" calcext:value-type="float">
            <text:p>12</text:p>
          </table:table-cell>
          <table:table-cell table:formula="of:=DEC2BIN([.C530])" office:value-type="string" office:string-value="1011" calcext:value-type="string">
            <text:p>1011</text:p>
          </table:table-cell>
          <table:table-cell table:formula="of:=IF((LEN([.D530])&lt;4);REPT(0;4-LEN([.D530]))&amp;[.D530];[.D53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30]+0.5)*15" office:value-type="float" office:value="1.46484375" calcext:value-type="float">
            <text:p>1</text:p>
          </table:table-cell>
          <table:table-cell table:formula="of:=DEC2BIN([.I530])" office:value-type="string" office:string-value="1" calcext:value-type="string">
            <text:p>1</text:p>
          </table:table-cell>
          <table:table-cell table:formula="of:=IF((LEN([.J530])&lt;4);REPT(0;4-LEN([.J530]))&amp;[.J530];[.J53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30]+1)*8" office:value-type="float" office:value="8.59375" calcext:value-type="float">
            <text:p>9</text:p>
          </table:table-cell>
          <table:table-cell table:formula="of:=DEC2BIN([.P530])" office:value-type="string" office:string-value="1000" calcext:value-type="string">
            <text:p>1000</text:p>
          </table:table-cell>
          <table:table-cell table:formula="of:=IF((LEN([.Q530])&lt;4);REPT(0;4-LEN([.Q530]))&amp;[.Q530];[.Q53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31]+0.5)*15" office:value-type="float" office:value="3.3984375" calcext:value-type="float">
            <text:p>3</text:p>
          </table:table-cell>
          <table:table-cell table:formula="of:=DEC2BIN([.C531])" office:value-type="string" office:string-value="11" calcext:value-type="string">
            <text:p>11</text:p>
          </table:table-cell>
          <table:table-cell table:formula="of:=IF((LEN([.D531])&lt;4);REPT(0;4-LEN([.D531]))&amp;[.D531];[.D53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31]+0.5)*15" office:value-type="float" office:value="1.40625" calcext:value-type="float">
            <text:p>1</text:p>
          </table:table-cell>
          <table:table-cell table:formula="of:=DEC2BIN([.I531])" office:value-type="string" office:string-value="1" calcext:value-type="string">
            <text:p>1</text:p>
          </table:table-cell>
          <table:table-cell table:formula="of:=IF((LEN([.J531])&lt;4);REPT(0;4-LEN([.J531]))&amp;[.J531];[.J53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31]+1)*8" office:value-type="float" office:value="11.1875" calcext:value-type="float">
            <text:p>11</text:p>
          </table:table-cell>
          <table:table-cell table:formula="of:=DEC2BIN([.P531])" office:value-type="string" office:string-value="1011" calcext:value-type="string">
            <text:p>1011</text:p>
          </table:table-cell>
          <table:table-cell table:formula="of:=IF((LEN([.Q531])&lt;4);REPT(0;4-LEN([.Q531]))&amp;[.Q531];[.Q53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32]+0.5)*15" office:value-type="float" office:value="0.234375" calcext:value-type="float">
            <text:p>0</text:p>
          </table:table-cell>
          <table:table-cell table:formula="of:=DEC2BIN([.C532])" office:value-type="string" office:string-value="0" calcext:value-type="string">
            <text:p>0</text:p>
          </table:table-cell>
          <table:table-cell table:formula="of:=IF((LEN([.D532])&lt;4);REPT(0;4-LEN([.D532]))&amp;[.D532];[.D53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32]+0.5)*15" office:value-type="float" office:value="9.66796875" calcext:value-type="float">
            <text:p>10</text:p>
          </table:table-cell>
          <table:table-cell table:formula="of:=DEC2BIN([.I532])" office:value-type="string" office:string-value="1001" calcext:value-type="string">
            <text:p>1001</text:p>
          </table:table-cell>
          <table:table-cell table:formula="of:=IF((LEN([.J532])&lt;4);REPT(0;4-LEN([.J532]))&amp;[.J532];[.J53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32]+1)*8" office:value-type="float" office:value="9.1875" calcext:value-type="float">
            <text:p>9</text:p>
          </table:table-cell>
          <table:table-cell table:formula="of:=DEC2BIN([.P532])" office:value-type="string" office:string-value="1001" calcext:value-type="string">
            <text:p>1001</text:p>
          </table:table-cell>
          <table:table-cell table:formula="of:=IF((LEN([.Q532])&lt;4);REPT(0;4-LEN([.Q532]))&amp;[.Q532];[.Q53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33]+0.5)*15" office:value-type="float" office:value="7.5" calcext:value-type="float">
            <text:p>8</text:p>
          </table:table-cell>
          <table:table-cell table:formula="of:=DEC2BIN([.C533])" office:value-type="string" office:string-value="111" calcext:value-type="string">
            <text:p>111</text:p>
          </table:table-cell>
          <table:table-cell table:formula="of:=IF((LEN([.D533])&lt;4);REPT(0;4-LEN([.D533]))&amp;[.D533];[.D5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533]+0.5)*15" office:value-type="float" office:value="14.8828125" calcext:value-type="float">
            <text:p>15</text:p>
          </table:table-cell>
          <table:table-cell table:formula="of:=DEC2BIN([.I533])" office:value-type="string" office:string-value="1110" calcext:value-type="string">
            <text:p>1110</text:p>
          </table:table-cell>
          <table:table-cell table:formula="of:=IF((LEN([.J533])&lt;4);REPT(0;4-LEN([.J533]))&amp;[.J533];[.J5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33]+1)*8" office:value-type="float" office:value="0.84375" calcext:value-type="float">
            <text:p>1</text:p>
          </table:table-cell>
          <table:table-cell table:formula="of:=DEC2BIN([.P533])" office:value-type="string" office:string-value="0" calcext:value-type="string">
            <text:p>0</text:p>
          </table:table-cell>
          <table:table-cell table:formula="of:=IF((LEN([.Q533])&lt;4);REPT(0;4-LEN([.Q533]))&amp;[.Q533];[.Q53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534]+0.5)*15" office:value-type="float" office:value="14.1796875" calcext:value-type="float">
            <text:p>14</text:p>
          </table:table-cell>
          <table:table-cell table:formula="of:=DEC2BIN([.C534])" office:value-type="string" office:string-value="1110" calcext:value-type="string">
            <text:p>1110</text:p>
          </table:table-cell>
          <table:table-cell table:formula="of:=IF((LEN([.D534])&lt;4);REPT(0;4-LEN([.D534]))&amp;[.D534];[.D53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34]+0.5)*15" office:value-type="float" office:value="7.5" calcext:value-type="float">
            <text:p>8</text:p>
          </table:table-cell>
          <table:table-cell table:formula="of:=DEC2BIN([.I534])" office:value-type="string" office:string-value="111" calcext:value-type="string">
            <text:p>111</text:p>
          </table:table-cell>
          <table:table-cell table:formula="of:=IF((LEN([.J534])&lt;4);REPT(0;4-LEN([.J534]))&amp;[.J534];[.J5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34]+1)*8" office:value-type="float" office:value="6.71875" calcext:value-type="float">
            <text:p>7</text:p>
          </table:table-cell>
          <table:table-cell table:formula="of:=DEC2BIN([.P534])" office:value-type="string" office:string-value="110" calcext:value-type="string">
            <text:p>110</text:p>
          </table:table-cell>
          <table:table-cell table:formula="of:=IF((LEN([.Q534])&lt;4);REPT(0;4-LEN([.Q534]))&amp;[.Q534];[.Q53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35]+0.5)*15" office:value-type="float" office:value="5.68359375" calcext:value-type="float">
            <text:p>6</text:p>
          </table:table-cell>
          <table:table-cell table:formula="of:=DEC2BIN([.C535])" office:value-type="string" office:string-value="101" calcext:value-type="string">
            <text:p>101</text:p>
          </table:table-cell>
          <table:table-cell table:formula="of:=IF((LEN([.D535])&lt;4);REPT(0;4-LEN([.D535]))&amp;[.D535];[.D53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35]+0.5)*15" office:value-type="float" office:value="0.41015625" calcext:value-type="float">
            <text:p>0</text:p>
          </table:table-cell>
          <table:table-cell table:formula="of:=DEC2BIN([.I535])" office:value-type="string" office:string-value="0" calcext:value-type="string">
            <text:p>0</text:p>
          </table:table-cell>
          <table:table-cell table:formula="of:=IF((LEN([.J535])&lt;4);REPT(0;4-LEN([.J535]))&amp;[.J535];[.J53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35]+1)*8" office:value-type="float" office:value="15.71875" calcext:value-type="float">
            <text:p>16</text:p>
          </table:table-cell>
          <table:table-cell table:formula="of:=DEC2BIN([.P535])" office:value-type="string" office:string-value="1111" calcext:value-type="string">
            <text:p>1111</text:p>
          </table:table-cell>
          <table:table-cell table:formula="of:=IF((LEN([.Q535])&lt;4);REPT(0;4-LEN([.Q535]))&amp;[.Q535];[.Q53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36]+0.5)*15" office:value-type="float" office:value="1.171875" calcext:value-type="float">
            <text:p>1</text:p>
          </table:table-cell>
          <table:table-cell table:formula="of:=DEC2BIN([.C536])" office:value-type="string" office:string-value="1" calcext:value-type="string">
            <text:p>1</text:p>
          </table:table-cell>
          <table:table-cell table:formula="of:=IF((LEN([.D536])&lt;4);REPT(0;4-LEN([.D536]))&amp;[.D536];[.D53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36]+0.5)*15" office:value-type="float" office:value="11.77734375" calcext:value-type="float">
            <text:p>12</text:p>
          </table:table-cell>
          <table:table-cell table:formula="of:=DEC2BIN([.I536])" office:value-type="string" office:string-value="1011" calcext:value-type="string">
            <text:p>1011</text:p>
          </table:table-cell>
          <table:table-cell table:formula="of:=IF((LEN([.J536])&lt;4);REPT(0;4-LEN([.J536]))&amp;[.J536];[.J53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36]+1)*8" office:value-type="float" office:value="9.25" calcext:value-type="float">
            <text:p>9</text:p>
          </table:table-cell>
          <table:table-cell table:formula="of:=DEC2BIN([.P536])" office:value-type="string" office:string-value="1001" calcext:value-type="string">
            <text:p>1001</text:p>
          </table:table-cell>
          <table:table-cell table:formula="of:=IF((LEN([.Q536])&lt;4);REPT(0;4-LEN([.Q536]))&amp;[.Q536];[.Q5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37]+0.5)*15" office:value-type="float" office:value="13.59375" calcext:value-type="float">
            <text:p>14</text:p>
          </table:table-cell>
          <table:table-cell table:formula="of:=DEC2BIN([.C537])" office:value-type="string" office:string-value="1101" calcext:value-type="string">
            <text:p>1101</text:p>
          </table:table-cell>
          <table:table-cell table:formula="of:=IF((LEN([.D537])&lt;4);REPT(0;4-LEN([.D537]))&amp;[.D537];[.D53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37]+0.5)*15" office:value-type="float" office:value="12.01171875" calcext:value-type="float">
            <text:p>12</text:p>
          </table:table-cell>
          <table:table-cell table:formula="of:=DEC2BIN([.I537])" office:value-type="string" office:string-value="1100" calcext:value-type="string">
            <text:p>1100</text:p>
          </table:table-cell>
          <table:table-cell table:formula="of:=IF((LEN([.J537])&lt;4);REPT(0;4-LEN([.J537]))&amp;[.J537];[.J53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37]+1)*8" office:value-type="float" office:value="2.40625" calcext:value-type="float">
            <text:p>2</text:p>
          </table:table-cell>
          <table:table-cell table:formula="of:=DEC2BIN([.P537])" office:value-type="string" office:string-value="10" calcext:value-type="string">
            <text:p>10</text:p>
          </table:table-cell>
          <table:table-cell table:formula="of:=IF((LEN([.Q537])&lt;4);REPT(0;4-LEN([.Q537]))&amp;[.Q537];[.Q53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538]+0.5)*15" office:value-type="float" office:value="9.90234375" calcext:value-type="float">
            <text:p>10</text:p>
          </table:table-cell>
          <table:table-cell table:formula="of:=DEC2BIN([.C538])" office:value-type="string" office:string-value="1001" calcext:value-type="string">
            <text:p>1001</text:p>
          </table:table-cell>
          <table:table-cell table:formula="of:=IF((LEN([.D538])&lt;4);REPT(0;4-LEN([.D538]))&amp;[.D538];[.D53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538]+0.5)*15" office:value-type="float" office:value="0.234375" calcext:value-type="float">
            <text:p>0</text:p>
          </table:table-cell>
          <table:table-cell table:formula="of:=DEC2BIN([.I538])" office:value-type="string" office:string-value="0" calcext:value-type="string">
            <text:p>0</text:p>
          </table:table-cell>
          <table:table-cell table:formula="of:=IF((LEN([.J538])&lt;4);REPT(0;4-LEN([.J538]))&amp;[.J538];[.J5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38]+1)*8" office:value-type="float" office:value="7.375" calcext:value-type="float">
            <text:p>7</text:p>
          </table:table-cell>
          <table:table-cell table:formula="of:=DEC2BIN([.P538])" office:value-type="string" office:string-value="111" calcext:value-type="string">
            <text:p>111</text:p>
          </table:table-cell>
          <table:table-cell table:formula="of:=IF((LEN([.Q538])&lt;4);REPT(0;4-LEN([.Q538]))&amp;[.Q538];[.Q53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539]+0.5)*15" office:value-type="float" office:value="-0.29296875" calcext:value-type="float">
            <text:p>0</text:p>
          </table:table-cell>
          <table:table-cell table:formula="of:=DEC2BIN([.C539])" office:value-type="string" office:string-value="0" calcext:value-type="string">
            <text:p>0</text:p>
          </table:table-cell>
          <table:table-cell table:formula="of:=IF((LEN([.D539])&lt;4);REPT(0;4-LEN([.D539]))&amp;[.D539];[.D5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539]+0.5)*15" office:value-type="float" office:value="4.98046875" calcext:value-type="float">
            <text:p>5</text:p>
          </table:table-cell>
          <table:table-cell table:formula="of:=DEC2BIN([.I539])" office:value-type="string" office:string-value="100" calcext:value-type="string">
            <text:p>100</text:p>
          </table:table-cell>
          <table:table-cell table:formula="of:=IF((LEN([.J539])&lt;4);REPT(0;4-LEN([.J539]))&amp;[.J539];[.J53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39]+1)*8" office:value-type="float" office:value="9.3125" calcext:value-type="float">
            <text:p>9</text:p>
          </table:table-cell>
          <table:table-cell table:formula="of:=DEC2BIN([.P539])" office:value-type="string" office:string-value="1001" calcext:value-type="string">
            <text:p>1001</text:p>
          </table:table-cell>
          <table:table-cell table:formula="of:=IF((LEN([.Q539])&lt;4);REPT(0;4-LEN([.Q539]))&amp;[.Q539];[.Q53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540]+0.5)*15" office:value-type="float" office:value="3.33984375" calcext:value-type="float">
            <text:p>3</text:p>
          </table:table-cell>
          <table:table-cell table:formula="of:=DEC2BIN([.C540])" office:value-type="string" office:string-value="11" calcext:value-type="string">
            <text:p>11</text:p>
          </table:table-cell>
          <table:table-cell table:formula="of:=IF((LEN([.D540])&lt;4);REPT(0;4-LEN([.D540]))&amp;[.D540];[.D54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540]+0.5)*15" office:value-type="float" office:value="13.53515625" calcext:value-type="float">
            <text:p>14</text:p>
          </table:table-cell>
          <table:table-cell table:formula="of:=DEC2BIN([.I540])" office:value-type="string" office:string-value="1101" calcext:value-type="string">
            <text:p>1101</text:p>
          </table:table-cell>
          <table:table-cell table:formula="of:=IF((LEN([.J540])&lt;4);REPT(0;4-LEN([.J540]))&amp;[.J540];[.J54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540]+1)*8" office:value-type="float" office:value="7.40625" calcext:value-type="float">
            <text:p>7</text:p>
          </table:table-cell>
          <table:table-cell table:formula="of:=DEC2BIN([.P540])" office:value-type="string" office:string-value="111" calcext:value-type="string">
            <text:p>111</text:p>
          </table:table-cell>
          <table:table-cell table:formula="of:=IF((LEN([.Q540])&lt;4);REPT(0;4-LEN([.Q540]))&amp;[.Q540];[.Q54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41]+0.5)*15" office:value-type="float" office:value="11.6015625" calcext:value-type="float">
            <text:p>12</text:p>
          </table:table-cell>
          <table:table-cell table:formula="of:=DEC2BIN([.C541])" office:value-type="string" office:string-value="1011" calcext:value-type="string">
            <text:p>1011</text:p>
          </table:table-cell>
          <table:table-cell table:formula="of:=IF((LEN([.D541])&lt;4);REPT(0;4-LEN([.D541]))&amp;[.D541];[.D54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541]+0.5)*15" office:value-type="float" office:value="13.59375" calcext:value-type="float">
            <text:p>14</text:p>
          </table:table-cell>
          <table:table-cell table:formula="of:=DEC2BIN([.I541])" office:value-type="string" office:string-value="1101" calcext:value-type="string">
            <text:p>1101</text:p>
          </table:table-cell>
          <table:table-cell table:formula="of:=IF((LEN([.J541])&lt;4);REPT(0;4-LEN([.J541]))&amp;[.J541];[.J54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541]+1)*8" office:value-type="float" office:value="4.8125" calcext:value-type="float">
            <text:p>5</text:p>
          </table:table-cell>
          <table:table-cell table:formula="of:=DEC2BIN([.P541])" office:value-type="string" office:string-value="100" calcext:value-type="string">
            <text:p>100</text:p>
          </table:table-cell>
          <table:table-cell table:formula="of:=IF((LEN([.Q541])&lt;4);REPT(0;4-LEN([.Q541]))&amp;[.Q541];[.Q54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542]+0.5)*15" office:value-type="float" office:value="14.765625" calcext:value-type="float">
            <text:p>15</text:p>
          </table:table-cell>
          <table:table-cell table:formula="of:=DEC2BIN([.C542])" office:value-type="string" office:string-value="1110" calcext:value-type="string">
            <text:p>1110</text:p>
          </table:table-cell>
          <table:table-cell table:formula="of:=IF((LEN([.D542])&lt;4);REPT(0;4-LEN([.D542]))&amp;[.D542];[.D54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542]+0.5)*15" office:value-type="float" office:value="5.33203125" calcext:value-type="float">
            <text:p>5</text:p>
          </table:table-cell>
          <table:table-cell table:formula="of:=DEC2BIN([.I542])" office:value-type="string" office:string-value="101" calcext:value-type="string">
            <text:p>101</text:p>
          </table:table-cell>
          <table:table-cell table:formula="of:=IF((LEN([.J542])&lt;4);REPT(0;4-LEN([.J542]))&amp;[.J542];[.J54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542]+1)*8" office:value-type="float" office:value="6.8125" calcext:value-type="float">
            <text:p>7</text:p>
          </table:table-cell>
          <table:table-cell table:formula="of:=DEC2BIN([.P542])" office:value-type="string" office:string-value="110" calcext:value-type="string">
            <text:p>110</text:p>
          </table:table-cell>
          <table:table-cell table:formula="of:=IF((LEN([.Q542])&lt;4);REPT(0;4-LEN([.Q542]))&amp;[.Q542];[.Q54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43]+0.5)*15" office:value-type="float" office:value="7.5" calcext:value-type="float">
            <text:p>8</text:p>
          </table:table-cell>
          <table:table-cell table:formula="of:=DEC2BIN([.C543])" office:value-type="string" office:string-value="111" calcext:value-type="string">
            <text:p>111</text:p>
          </table:table-cell>
          <table:table-cell table:formula="of:=IF((LEN([.D543])&lt;4);REPT(0;4-LEN([.D543]))&amp;[.D543];[.D54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543]+0.5)*15" office:value-type="float" office:value="0.1171875" calcext:value-type="float">
            <text:p>0</text:p>
          </table:table-cell>
          <table:table-cell table:formula="of:=DEC2BIN([.I543])" office:value-type="string" office:string-value="0" calcext:value-type="string">
            <text:p>0</text:p>
          </table:table-cell>
          <table:table-cell table:formula="of:=IF((LEN([.J543])&lt;4);REPT(0;4-LEN([.J543]))&amp;[.J543];[.J5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543]+1)*8" office:value-type="float" office:value="15.15625" calcext:value-type="float">
            <text:p>15</text:p>
          </table:table-cell>
          <table:table-cell table:formula="of:=DEC2BIN([.P543])" office:value-type="string" office:string-value="1111" calcext:value-type="string">
            <text:p>1111</text:p>
          </table:table-cell>
          <table:table-cell table:formula="of:=IF((LEN([.Q543])&lt;4);REPT(0;4-LEN([.Q543]))&amp;[.Q543];[.Q54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544]+0.5)*15" office:value-type="float" office:value="0.8203125" calcext:value-type="float">
            <text:p>1</text:p>
          </table:table-cell>
          <table:table-cell table:formula="of:=DEC2BIN([.C544])" office:value-type="string" office:string-value="0" calcext:value-type="string">
            <text:p>0</text:p>
          </table:table-cell>
          <table:table-cell table:formula="of:=IF((LEN([.D544])&lt;4);REPT(0;4-LEN([.D544]))&amp;[.D544];[.D5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44]+0.5)*15" office:value-type="float" office:value="7.5" calcext:value-type="float">
            <text:p>8</text:p>
          </table:table-cell>
          <table:table-cell table:formula="of:=DEC2BIN([.I544])" office:value-type="string" office:string-value="111" calcext:value-type="string">
            <text:p>111</text:p>
          </table:table-cell>
          <table:table-cell table:formula="of:=IF((LEN([.J544])&lt;4);REPT(0;4-LEN([.J544]))&amp;[.J544];[.J5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544]+1)*8" office:value-type="float" office:value="9.28125" calcext:value-type="float">
            <text:p>9</text:p>
          </table:table-cell>
          <table:table-cell table:formula="of:=DEC2BIN([.P544])" office:value-type="string" office:string-value="1001" calcext:value-type="string">
            <text:p>1001</text:p>
          </table:table-cell>
          <table:table-cell table:formula="of:=IF((LEN([.Q544])&lt;4);REPT(0;4-LEN([.Q544]))&amp;[.Q544];[.Q54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545]+0.5)*15" office:value-type="float" office:value="9.31640625" calcext:value-type="float">
            <text:p>9</text:p>
          </table:table-cell>
          <table:table-cell table:formula="of:=DEC2BIN([.C545])" office:value-type="string" office:string-value="1001" calcext:value-type="string">
            <text:p>1001</text:p>
          </table:table-cell>
          <table:table-cell table:formula="of:=IF((LEN([.D545])&lt;4);REPT(0;4-LEN([.D545]))&amp;[.D545];[.D54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545]+0.5)*15" office:value-type="float" office:value="14.58984375" calcext:value-type="float">
            <text:p>15</text:p>
          </table:table-cell>
          <table:table-cell table:formula="of:=DEC2BIN([.I545])" office:value-type="string" office:string-value="1110" calcext:value-type="string">
            <text:p>1110</text:p>
          </table:table-cell>
          <table:table-cell table:formula="of:=IF((LEN([.J545])&lt;4);REPT(0;4-LEN([.J545]))&amp;[.J545];[.J54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545]+1)*8" office:value-type="float" office:value="0.28125" calcext:value-type="float">
            <text:p>0</text:p>
          </table:table-cell>
          <table:table-cell table:formula="of:=DEC2BIN([.P545])" office:value-type="string" office:string-value="0" calcext:value-type="string">
            <text:p>0</text:p>
          </table:table-cell>
          <table:table-cell table:formula="of:=IF((LEN([.Q545])&lt;4);REPT(0;4-LEN([.Q545]))&amp;[.Q545];[.Q54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546]+0.5)*15" office:value-type="float" office:value="13.828125" calcext:value-type="float">
            <text:p>14</text:p>
          </table:table-cell>
          <table:table-cell table:formula="of:=DEC2BIN([.C546])" office:value-type="string" office:string-value="1101" calcext:value-type="string">
            <text:p>1101</text:p>
          </table:table-cell>
          <table:table-cell table:formula="of:=IF((LEN([.D546])&lt;4);REPT(0;4-LEN([.D546]))&amp;[.D546];[.D54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46]+0.5)*15" office:value-type="float" office:value="3.22265625" calcext:value-type="float">
            <text:p>3</text:p>
          </table:table-cell>
          <table:table-cell table:formula="of:=DEC2BIN([.I546])" office:value-type="string" office:string-value="11" calcext:value-type="string">
            <text:p>11</text:p>
          </table:table-cell>
          <table:table-cell table:formula="of:=IF((LEN([.J546])&lt;4);REPT(0;4-LEN([.J546]))&amp;[.J546];[.J54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46]+1)*8" office:value-type="float" office:value="6.75" calcext:value-type="float">
            <text:p>7</text:p>
          </table:table-cell>
          <table:table-cell table:formula="of:=DEC2BIN([.P546])" office:value-type="string" office:string-value="110" calcext:value-type="string">
            <text:p>110</text:p>
          </table:table-cell>
          <table:table-cell table:formula="of:=IF((LEN([.Q546])&lt;4);REPT(0;4-LEN([.Q546]))&amp;[.Q546];[.Q5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547]+0.5)*15" office:value-type="float" office:value="1.40625" calcext:value-type="float">
            <text:p>1</text:p>
          </table:table-cell>
          <table:table-cell table:formula="of:=DEC2BIN([.C547])" office:value-type="string" office:string-value="1" calcext:value-type="string">
            <text:p>1</text:p>
          </table:table-cell>
          <table:table-cell table:formula="of:=IF((LEN([.D547])&lt;4);REPT(0;4-LEN([.D547]))&amp;[.D547];[.D54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47]+0.5)*15" office:value-type="float" office:value="2.98828125" calcext:value-type="float">
            <text:p>3</text:p>
          </table:table-cell>
          <table:table-cell table:formula="of:=DEC2BIN([.I547])" office:value-type="string" office:string-value="10" calcext:value-type="string">
            <text:p>10</text:p>
          </table:table-cell>
          <table:table-cell table:formula="of:=IF((LEN([.J547])&lt;4);REPT(0;4-LEN([.J547]))&amp;[.J547];[.J54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47]+1)*8" office:value-type="float" office:value="13.59375" calcext:value-type="float">
            <text:p>14</text:p>
          </table:table-cell>
          <table:table-cell table:formula="of:=DEC2BIN([.P547])" office:value-type="string" office:string-value="1101" calcext:value-type="string">
            <text:p>1101</text:p>
          </table:table-cell>
          <table:table-cell table:formula="of:=IF((LEN([.Q547])&lt;4);REPT(0;4-LEN([.Q547]))&amp;[.Q547];[.Q54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548]+0.5)*15" office:value-type="float" office:value="5.09765625" calcext:value-type="float">
            <text:p>5</text:p>
          </table:table-cell>
          <table:table-cell table:formula="of:=DEC2BIN([.C548])" office:value-type="string" office:string-value="101" calcext:value-type="string">
            <text:p>101</text:p>
          </table:table-cell>
          <table:table-cell table:formula="of:=IF((LEN([.D548])&lt;4);REPT(0;4-LEN([.D548]))&amp;[.D548];[.D54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548]+0.5)*15" office:value-type="float" office:value="14.765625" calcext:value-type="float">
            <text:p>15</text:p>
          </table:table-cell>
          <table:table-cell table:formula="of:=DEC2BIN([.I548])" office:value-type="string" office:string-value="1110" calcext:value-type="string">
            <text:p>1110</text:p>
          </table:table-cell>
          <table:table-cell table:formula="of:=IF((LEN([.J548])&lt;4);REPT(0;4-LEN([.J548]))&amp;[.J548];[.J5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48]+1)*8" office:value-type="float" office:value="8.625" calcext:value-type="float">
            <text:p>9</text:p>
          </table:table-cell>
          <table:table-cell table:formula="of:=DEC2BIN([.P548])" office:value-type="string" office:string-value="1000" calcext:value-type="string">
            <text:p>1000</text:p>
          </table:table-cell>
          <table:table-cell table:formula="of:=IF((LEN([.Q548])&lt;4);REPT(0;4-LEN([.Q548]))&amp;[.Q548];[.Q54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549]+0.5)*15" office:value-type="float" office:value="15.29296875" calcext:value-type="float">
            <text:p>15</text:p>
          </table:table-cell>
          <table:table-cell table:formula="of:=DEC2BIN([.C549])" office:value-type="string" office:string-value="1111" calcext:value-type="string">
            <text:p>1111</text:p>
          </table:table-cell>
          <table:table-cell table:formula="of:=IF((LEN([.D549])&lt;4);REPT(0;4-LEN([.D549]))&amp;[.D549];[.D54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549]+0.5)*15" office:value-type="float" office:value="10.01953125" calcext:value-type="float">
            <text:p>10</text:p>
          </table:table-cell>
          <table:table-cell table:formula="of:=DEC2BIN([.I549])" office:value-type="string" office:string-value="1010" calcext:value-type="string">
            <text:p>1010</text:p>
          </table:table-cell>
          <table:table-cell table:formula="of:=IF((LEN([.J549])&lt;4);REPT(0;4-LEN([.J549]))&amp;[.J549];[.J54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49]+1)*8" office:value-type="float" office:value="6.6875" calcext:value-type="float">
            <text:p>7</text:p>
          </table:table-cell>
          <table:table-cell table:formula="of:=DEC2BIN([.P549])" office:value-type="string" office:string-value="110" calcext:value-type="string">
            <text:p>110</text:p>
          </table:table-cell>
          <table:table-cell table:formula="of:=IF((LEN([.Q549])&lt;4);REPT(0;4-LEN([.Q549]))&amp;[.Q549];[.Q54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550]+0.5)*15" office:value-type="float" office:value="11.66015625" calcext:value-type="float">
            <text:p>12</text:p>
          </table:table-cell>
          <table:table-cell table:formula="of:=DEC2BIN([.C550])" office:value-type="string" office:string-value="1011" calcext:value-type="string">
            <text:p>1011</text:p>
          </table:table-cell>
          <table:table-cell table:formula="of:=IF((LEN([.D550])&lt;4);REPT(0;4-LEN([.D550]))&amp;[.D550];[.D55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50]+0.5)*15" office:value-type="float" office:value="1.46484375" calcext:value-type="float">
            <text:p>1</text:p>
          </table:table-cell>
          <table:table-cell table:formula="of:=DEC2BIN([.I550])" office:value-type="string" office:string-value="1" calcext:value-type="string">
            <text:p>1</text:p>
          </table:table-cell>
          <table:table-cell table:formula="of:=IF((LEN([.J550])&lt;4);REPT(0;4-LEN([.J550]))&amp;[.J550];[.J55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50]+1)*8" office:value-type="float" office:value="8.59375" calcext:value-type="float">
            <text:p>9</text:p>
          </table:table-cell>
          <table:table-cell table:formula="of:=DEC2BIN([.P550])" office:value-type="string" office:string-value="1000" calcext:value-type="string">
            <text:p>1000</text:p>
          </table:table-cell>
          <table:table-cell table:formula="of:=IF((LEN([.Q550])&lt;4);REPT(0;4-LEN([.Q550]))&amp;[.Q550];[.Q55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51]+0.5)*15" office:value-type="float" office:value="3.3984375" calcext:value-type="float">
            <text:p>3</text:p>
          </table:table-cell>
          <table:table-cell table:formula="of:=DEC2BIN([.C551])" office:value-type="string" office:string-value="11" calcext:value-type="string">
            <text:p>11</text:p>
          </table:table-cell>
          <table:table-cell table:formula="of:=IF((LEN([.D551])&lt;4);REPT(0;4-LEN([.D551]))&amp;[.D551];[.D55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51]+0.5)*15" office:value-type="float" office:value="1.40625" calcext:value-type="float">
            <text:p>1</text:p>
          </table:table-cell>
          <table:table-cell table:formula="of:=DEC2BIN([.I551])" office:value-type="string" office:string-value="1" calcext:value-type="string">
            <text:p>1</text:p>
          </table:table-cell>
          <table:table-cell table:formula="of:=IF((LEN([.J551])&lt;4);REPT(0;4-LEN([.J551]))&amp;[.J551];[.J55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51]+1)*8" office:value-type="float" office:value="11.1875" calcext:value-type="float">
            <text:p>11</text:p>
          </table:table-cell>
          <table:table-cell table:formula="of:=DEC2BIN([.P551])" office:value-type="string" office:string-value="1011" calcext:value-type="string">
            <text:p>1011</text:p>
          </table:table-cell>
          <table:table-cell table:formula="of:=IF((LEN([.Q551])&lt;4);REPT(0;4-LEN([.Q551]))&amp;[.Q551];[.Q55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52]+0.5)*15" office:value-type="float" office:value="0.234375" calcext:value-type="float">
            <text:p>0</text:p>
          </table:table-cell>
          <table:table-cell table:formula="of:=DEC2BIN([.C552])" office:value-type="string" office:string-value="0" calcext:value-type="string">
            <text:p>0</text:p>
          </table:table-cell>
          <table:table-cell table:formula="of:=IF((LEN([.D552])&lt;4);REPT(0;4-LEN([.D552]))&amp;[.D552];[.D55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52]+0.5)*15" office:value-type="float" office:value="9.66796875" calcext:value-type="float">
            <text:p>10</text:p>
          </table:table-cell>
          <table:table-cell table:formula="of:=DEC2BIN([.I552])" office:value-type="string" office:string-value="1001" calcext:value-type="string">
            <text:p>1001</text:p>
          </table:table-cell>
          <table:table-cell table:formula="of:=IF((LEN([.J552])&lt;4);REPT(0;4-LEN([.J552]))&amp;[.J552];[.J55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52]+1)*8" office:value-type="float" office:value="9.1875" calcext:value-type="float">
            <text:p>9</text:p>
          </table:table-cell>
          <table:table-cell table:formula="of:=DEC2BIN([.P552])" office:value-type="string" office:string-value="1001" calcext:value-type="string">
            <text:p>1001</text:p>
          </table:table-cell>
          <table:table-cell table:formula="of:=IF((LEN([.Q552])&lt;4);REPT(0;4-LEN([.Q552]))&amp;[.Q552];[.Q55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53]+0.5)*15" office:value-type="float" office:value="7.5" calcext:value-type="float">
            <text:p>8</text:p>
          </table:table-cell>
          <table:table-cell table:formula="of:=DEC2BIN([.C553])" office:value-type="string" office:string-value="111" calcext:value-type="string">
            <text:p>111</text:p>
          </table:table-cell>
          <table:table-cell table:formula="of:=IF((LEN([.D553])&lt;4);REPT(0;4-LEN([.D553]))&amp;[.D553];[.D55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553]+0.5)*15" office:value-type="float" office:value="14.8828125" calcext:value-type="float">
            <text:p>15</text:p>
          </table:table-cell>
          <table:table-cell table:formula="of:=DEC2BIN([.I553])" office:value-type="string" office:string-value="1110" calcext:value-type="string">
            <text:p>1110</text:p>
          </table:table-cell>
          <table:table-cell table:formula="of:=IF((LEN([.J553])&lt;4);REPT(0;4-LEN([.J553]))&amp;[.J553];[.J5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53]+1)*8" office:value-type="float" office:value="0.84375" calcext:value-type="float">
            <text:p>1</text:p>
          </table:table-cell>
          <table:table-cell table:formula="of:=DEC2BIN([.P553])" office:value-type="string" office:string-value="0" calcext:value-type="string">
            <text:p>0</text:p>
          </table:table-cell>
          <table:table-cell table:formula="of:=IF((LEN([.Q553])&lt;4);REPT(0;4-LEN([.Q553]))&amp;[.Q553];[.Q55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554]+0.5)*15" office:value-type="float" office:value="14.1796875" calcext:value-type="float">
            <text:p>14</text:p>
          </table:table-cell>
          <table:table-cell table:formula="of:=DEC2BIN([.C554])" office:value-type="string" office:string-value="1110" calcext:value-type="string">
            <text:p>1110</text:p>
          </table:table-cell>
          <table:table-cell table:formula="of:=IF((LEN([.D554])&lt;4);REPT(0;4-LEN([.D554]))&amp;[.D554];[.D55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54]+0.5)*15" office:value-type="float" office:value="7.5" calcext:value-type="float">
            <text:p>8</text:p>
          </table:table-cell>
          <table:table-cell table:formula="of:=DEC2BIN([.I554])" office:value-type="string" office:string-value="111" calcext:value-type="string">
            <text:p>111</text:p>
          </table:table-cell>
          <table:table-cell table:formula="of:=IF((LEN([.J554])&lt;4);REPT(0;4-LEN([.J554]))&amp;[.J554];[.J5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54]+1)*8" office:value-type="float" office:value="6.71875" calcext:value-type="float">
            <text:p>7</text:p>
          </table:table-cell>
          <table:table-cell table:formula="of:=DEC2BIN([.P554])" office:value-type="string" office:string-value="110" calcext:value-type="string">
            <text:p>110</text:p>
          </table:table-cell>
          <table:table-cell table:formula="of:=IF((LEN([.Q554])&lt;4);REPT(0;4-LEN([.Q554]))&amp;[.Q554];[.Q55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55]+0.5)*15" office:value-type="float" office:value="5.68359375" calcext:value-type="float">
            <text:p>6</text:p>
          </table:table-cell>
          <table:table-cell table:formula="of:=DEC2BIN([.C555])" office:value-type="string" office:string-value="101" calcext:value-type="string">
            <text:p>101</text:p>
          </table:table-cell>
          <table:table-cell table:formula="of:=IF((LEN([.D555])&lt;4);REPT(0;4-LEN([.D555]))&amp;[.D555];[.D55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55]+0.5)*15" office:value-type="float" office:value="0.41015625" calcext:value-type="float">
            <text:p>0</text:p>
          </table:table-cell>
          <table:table-cell table:formula="of:=DEC2BIN([.I555])" office:value-type="string" office:string-value="0" calcext:value-type="string">
            <text:p>0</text:p>
          </table:table-cell>
          <table:table-cell table:formula="of:=IF((LEN([.J555])&lt;4);REPT(0;4-LEN([.J555]))&amp;[.J555];[.J55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55]+1)*8" office:value-type="float" office:value="15.71875" calcext:value-type="float">
            <text:p>16</text:p>
          </table:table-cell>
          <table:table-cell table:formula="of:=DEC2BIN([.P555])" office:value-type="string" office:string-value="1111" calcext:value-type="string">
            <text:p>1111</text:p>
          </table:table-cell>
          <table:table-cell table:formula="of:=IF((LEN([.Q555])&lt;4);REPT(0;4-LEN([.Q555]))&amp;[.Q555];[.Q55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56]+0.5)*15" office:value-type="float" office:value="1.171875" calcext:value-type="float">
            <text:p>1</text:p>
          </table:table-cell>
          <table:table-cell table:formula="of:=DEC2BIN([.C556])" office:value-type="string" office:string-value="1" calcext:value-type="string">
            <text:p>1</text:p>
          </table:table-cell>
          <table:table-cell table:formula="of:=IF((LEN([.D556])&lt;4);REPT(0;4-LEN([.D556]))&amp;[.D556];[.D55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56]+0.5)*15" office:value-type="float" office:value="11.77734375" calcext:value-type="float">
            <text:p>12</text:p>
          </table:table-cell>
          <table:table-cell table:formula="of:=DEC2BIN([.I556])" office:value-type="string" office:string-value="1011" calcext:value-type="string">
            <text:p>1011</text:p>
          </table:table-cell>
          <table:table-cell table:formula="of:=IF((LEN([.J556])&lt;4);REPT(0;4-LEN([.J556]))&amp;[.J556];[.J55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56]+1)*8" office:value-type="float" office:value="9.25" calcext:value-type="float">
            <text:p>9</text:p>
          </table:table-cell>
          <table:table-cell table:formula="of:=DEC2BIN([.P556])" office:value-type="string" office:string-value="1001" calcext:value-type="string">
            <text:p>1001</text:p>
          </table:table-cell>
          <table:table-cell table:formula="of:=IF((LEN([.Q556])&lt;4);REPT(0;4-LEN([.Q556]))&amp;[.Q556];[.Q55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57]+0.5)*15" office:value-type="float" office:value="13.59375" calcext:value-type="float">
            <text:p>14</text:p>
          </table:table-cell>
          <table:table-cell table:formula="of:=DEC2BIN([.C557])" office:value-type="string" office:string-value="1101" calcext:value-type="string">
            <text:p>1101</text:p>
          </table:table-cell>
          <table:table-cell table:formula="of:=IF((LEN([.D557])&lt;4);REPT(0;4-LEN([.D557]))&amp;[.D557];[.D55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57]+0.5)*15" office:value-type="float" office:value="12.01171875" calcext:value-type="float">
            <text:p>12</text:p>
          </table:table-cell>
          <table:table-cell table:formula="of:=DEC2BIN([.I557])" office:value-type="string" office:string-value="1100" calcext:value-type="string">
            <text:p>1100</text:p>
          </table:table-cell>
          <table:table-cell table:formula="of:=IF((LEN([.J557])&lt;4);REPT(0;4-LEN([.J557]))&amp;[.J557];[.J55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57]+1)*8" office:value-type="float" office:value="2.40625" calcext:value-type="float">
            <text:p>2</text:p>
          </table:table-cell>
          <table:table-cell table:formula="of:=DEC2BIN([.P557])" office:value-type="string" office:string-value="10" calcext:value-type="string">
            <text:p>10</text:p>
          </table:table-cell>
          <table:table-cell table:formula="of:=IF((LEN([.Q557])&lt;4);REPT(0;4-LEN([.Q557]))&amp;[.Q557];[.Q55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558]+0.5)*15" office:value-type="float" office:value="9.90234375" calcext:value-type="float">
            <text:p>10</text:p>
          </table:table-cell>
          <table:table-cell table:formula="of:=DEC2BIN([.C558])" office:value-type="string" office:string-value="1001" calcext:value-type="string">
            <text:p>1001</text:p>
          </table:table-cell>
          <table:table-cell table:formula="of:=IF((LEN([.D558])&lt;4);REPT(0;4-LEN([.D558]))&amp;[.D558];[.D55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558]+0.5)*15" office:value-type="float" office:value="0.234375" calcext:value-type="float">
            <text:p>0</text:p>
          </table:table-cell>
          <table:table-cell table:formula="of:=DEC2BIN([.I558])" office:value-type="string" office:string-value="0" calcext:value-type="string">
            <text:p>0</text:p>
          </table:table-cell>
          <table:table-cell table:formula="of:=IF((LEN([.J558])&lt;4);REPT(0;4-LEN([.J558]))&amp;[.J558];[.J55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58]+1)*8" office:value-type="float" office:value="7.375" calcext:value-type="float">
            <text:p>7</text:p>
          </table:table-cell>
          <table:table-cell table:formula="of:=DEC2BIN([.P558])" office:value-type="string" office:string-value="111" calcext:value-type="string">
            <text:p>111</text:p>
          </table:table-cell>
          <table:table-cell table:formula="of:=IF((LEN([.Q558])&lt;4);REPT(0;4-LEN([.Q558]))&amp;[.Q558];[.Q55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559]+0.5)*15" office:value-type="float" office:value="-0.29296875" calcext:value-type="float">
            <text:p>0</text:p>
          </table:table-cell>
          <table:table-cell table:formula="of:=DEC2BIN([.C559])" office:value-type="string" office:string-value="0" calcext:value-type="string">
            <text:p>0</text:p>
          </table:table-cell>
          <table:table-cell table:formula="of:=IF((LEN([.D559])&lt;4);REPT(0;4-LEN([.D559]))&amp;[.D559];[.D55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559]+0.5)*15" office:value-type="float" office:value="4.98046875" calcext:value-type="float">
            <text:p>5</text:p>
          </table:table-cell>
          <table:table-cell table:formula="of:=DEC2BIN([.I559])" office:value-type="string" office:string-value="100" calcext:value-type="string">
            <text:p>100</text:p>
          </table:table-cell>
          <table:table-cell table:formula="of:=IF((LEN([.J559])&lt;4);REPT(0;4-LEN([.J559]))&amp;[.J559];[.J55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59]+1)*8" office:value-type="float" office:value="9.3125" calcext:value-type="float">
            <text:p>9</text:p>
          </table:table-cell>
          <table:table-cell table:formula="of:=DEC2BIN([.P559])" office:value-type="string" office:string-value="1001" calcext:value-type="string">
            <text:p>1001</text:p>
          </table:table-cell>
          <table:table-cell table:formula="of:=IF((LEN([.Q559])&lt;4);REPT(0;4-LEN([.Q559]))&amp;[.Q559];[.Q55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560]+0.5)*15" office:value-type="float" office:value="3.33984375" calcext:value-type="float">
            <text:p>3</text:p>
          </table:table-cell>
          <table:table-cell table:formula="of:=DEC2BIN([.C560])" office:value-type="string" office:string-value="11" calcext:value-type="string">
            <text:p>11</text:p>
          </table:table-cell>
          <table:table-cell table:formula="of:=IF((LEN([.D560])&lt;4);REPT(0;4-LEN([.D560]))&amp;[.D560];[.D56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560]+0.5)*15" office:value-type="float" office:value="13.53515625" calcext:value-type="float">
            <text:p>14</text:p>
          </table:table-cell>
          <table:table-cell table:formula="of:=DEC2BIN([.I560])" office:value-type="string" office:string-value="1101" calcext:value-type="string">
            <text:p>1101</text:p>
          </table:table-cell>
          <table:table-cell table:formula="of:=IF((LEN([.J560])&lt;4);REPT(0;4-LEN([.J560]))&amp;[.J560];[.J56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560]+1)*8" office:value-type="float" office:value="7.40625" calcext:value-type="float">
            <text:p>7</text:p>
          </table:table-cell>
          <table:table-cell table:formula="of:=DEC2BIN([.P560])" office:value-type="string" office:string-value="111" calcext:value-type="string">
            <text:p>111</text:p>
          </table:table-cell>
          <table:table-cell table:formula="of:=IF((LEN([.Q560])&lt;4);REPT(0;4-LEN([.Q560]))&amp;[.Q560];[.Q56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61]+0.5)*15" office:value-type="float" office:value="11.6015625" calcext:value-type="float">
            <text:p>12</text:p>
          </table:table-cell>
          <table:table-cell table:formula="of:=DEC2BIN([.C561])" office:value-type="string" office:string-value="1011" calcext:value-type="string">
            <text:p>1011</text:p>
          </table:table-cell>
          <table:table-cell table:formula="of:=IF((LEN([.D561])&lt;4);REPT(0;4-LEN([.D561]))&amp;[.D561];[.D56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561]+0.5)*15" office:value-type="float" office:value="13.59375" calcext:value-type="float">
            <text:p>14</text:p>
          </table:table-cell>
          <table:table-cell table:formula="of:=DEC2BIN([.I561])" office:value-type="string" office:string-value="1101" calcext:value-type="string">
            <text:p>1101</text:p>
          </table:table-cell>
          <table:table-cell table:formula="of:=IF((LEN([.J561])&lt;4);REPT(0;4-LEN([.J561]))&amp;[.J561];[.J56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561]+1)*8" office:value-type="float" office:value="4.8125" calcext:value-type="float">
            <text:p>5</text:p>
          </table:table-cell>
          <table:table-cell table:formula="of:=DEC2BIN([.P561])" office:value-type="string" office:string-value="100" calcext:value-type="string">
            <text:p>100</text:p>
          </table:table-cell>
          <table:table-cell table:formula="of:=IF((LEN([.Q561])&lt;4);REPT(0;4-LEN([.Q561]))&amp;[.Q561];[.Q56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562]+0.5)*15" office:value-type="float" office:value="14.765625" calcext:value-type="float">
            <text:p>15</text:p>
          </table:table-cell>
          <table:table-cell table:formula="of:=DEC2BIN([.C562])" office:value-type="string" office:string-value="1110" calcext:value-type="string">
            <text:p>1110</text:p>
          </table:table-cell>
          <table:table-cell table:formula="of:=IF((LEN([.D562])&lt;4);REPT(0;4-LEN([.D562]))&amp;[.D562];[.D56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562]+0.5)*15" office:value-type="float" office:value="5.33203125" calcext:value-type="float">
            <text:p>5</text:p>
          </table:table-cell>
          <table:table-cell table:formula="of:=DEC2BIN([.I562])" office:value-type="string" office:string-value="101" calcext:value-type="string">
            <text:p>101</text:p>
          </table:table-cell>
          <table:table-cell table:formula="of:=IF((LEN([.J562])&lt;4);REPT(0;4-LEN([.J562]))&amp;[.J562];[.J56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562]+1)*8" office:value-type="float" office:value="6.8125" calcext:value-type="float">
            <text:p>7</text:p>
          </table:table-cell>
          <table:table-cell table:formula="of:=DEC2BIN([.P562])" office:value-type="string" office:string-value="110" calcext:value-type="string">
            <text:p>110</text:p>
          </table:table-cell>
          <table:table-cell table:formula="of:=IF((LEN([.Q562])&lt;4);REPT(0;4-LEN([.Q562]))&amp;[.Q562];[.Q56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63]+0.5)*15" office:value-type="float" office:value="7.5" calcext:value-type="float">
            <text:p>8</text:p>
          </table:table-cell>
          <table:table-cell table:formula="of:=DEC2BIN([.C563])" office:value-type="string" office:string-value="111" calcext:value-type="string">
            <text:p>111</text:p>
          </table:table-cell>
          <table:table-cell table:formula="of:=IF((LEN([.D563])&lt;4);REPT(0;4-LEN([.D563]))&amp;[.D563];[.D5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563]+0.5)*15" office:value-type="float" office:value="0.1171875" calcext:value-type="float">
            <text:p>0</text:p>
          </table:table-cell>
          <table:table-cell table:formula="of:=DEC2BIN([.I563])" office:value-type="string" office:string-value="0" calcext:value-type="string">
            <text:p>0</text:p>
          </table:table-cell>
          <table:table-cell table:formula="of:=IF((LEN([.J563])&lt;4);REPT(0;4-LEN([.J563]))&amp;[.J563];[.J5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563]+1)*8" office:value-type="float" office:value="15.15625" calcext:value-type="float">
            <text:p>15</text:p>
          </table:table-cell>
          <table:table-cell table:formula="of:=DEC2BIN([.P563])" office:value-type="string" office:string-value="1111" calcext:value-type="string">
            <text:p>1111</text:p>
          </table:table-cell>
          <table:table-cell table:formula="of:=IF((LEN([.Q563])&lt;4);REPT(0;4-LEN([.Q563]))&amp;[.Q563];[.Q56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564]+0.5)*15" office:value-type="float" office:value="0.8203125" calcext:value-type="float">
            <text:p>1</text:p>
          </table:table-cell>
          <table:table-cell table:formula="of:=DEC2BIN([.C564])" office:value-type="string" office:string-value="0" calcext:value-type="string">
            <text:p>0</text:p>
          </table:table-cell>
          <table:table-cell table:formula="of:=IF((LEN([.D564])&lt;4);REPT(0;4-LEN([.D564]))&amp;[.D564];[.D5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64]+0.5)*15" office:value-type="float" office:value="7.5" calcext:value-type="float">
            <text:p>8</text:p>
          </table:table-cell>
          <table:table-cell table:formula="of:=DEC2BIN([.I564])" office:value-type="string" office:string-value="111" calcext:value-type="string">
            <text:p>111</text:p>
          </table:table-cell>
          <table:table-cell table:formula="of:=IF((LEN([.J564])&lt;4);REPT(0;4-LEN([.J564]))&amp;[.J564];[.J5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564]+1)*8" office:value-type="float" office:value="9.28125" calcext:value-type="float">
            <text:p>9</text:p>
          </table:table-cell>
          <table:table-cell table:formula="of:=DEC2BIN([.P564])" office:value-type="string" office:string-value="1001" calcext:value-type="string">
            <text:p>1001</text:p>
          </table:table-cell>
          <table:table-cell table:formula="of:=IF((LEN([.Q564])&lt;4);REPT(0;4-LEN([.Q564]))&amp;[.Q564];[.Q56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565]+0.5)*15" office:value-type="float" office:value="9.31640625" calcext:value-type="float">
            <text:p>9</text:p>
          </table:table-cell>
          <table:table-cell table:formula="of:=DEC2BIN([.C565])" office:value-type="string" office:string-value="1001" calcext:value-type="string">
            <text:p>1001</text:p>
          </table:table-cell>
          <table:table-cell table:formula="of:=IF((LEN([.D565])&lt;4);REPT(0;4-LEN([.D565]))&amp;[.D565];[.D5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565]+0.5)*15" office:value-type="float" office:value="14.58984375" calcext:value-type="float">
            <text:p>15</text:p>
          </table:table-cell>
          <table:table-cell table:formula="of:=DEC2BIN([.I565])" office:value-type="string" office:string-value="1110" calcext:value-type="string">
            <text:p>1110</text:p>
          </table:table-cell>
          <table:table-cell table:formula="of:=IF((LEN([.J565])&lt;4);REPT(0;4-LEN([.J565]))&amp;[.J565];[.J5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565]+1)*8" office:value-type="float" office:value="0.28125" calcext:value-type="float">
            <text:p>0</text:p>
          </table:table-cell>
          <table:table-cell table:formula="of:=DEC2BIN([.P565])" office:value-type="string" office:string-value="0" calcext:value-type="string">
            <text:p>0</text:p>
          </table:table-cell>
          <table:table-cell table:formula="of:=IF((LEN([.Q565])&lt;4);REPT(0;4-LEN([.Q565]))&amp;[.Q565];[.Q56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566]+0.5)*15" office:value-type="float" office:value="13.828125" calcext:value-type="float">
            <text:p>14</text:p>
          </table:table-cell>
          <table:table-cell table:formula="of:=DEC2BIN([.C566])" office:value-type="string" office:string-value="1101" calcext:value-type="string">
            <text:p>1101</text:p>
          </table:table-cell>
          <table:table-cell table:formula="of:=IF((LEN([.D566])&lt;4);REPT(0;4-LEN([.D566]))&amp;[.D566];[.D5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66]+0.5)*15" office:value-type="float" office:value="3.22265625" calcext:value-type="float">
            <text:p>3</text:p>
          </table:table-cell>
          <table:table-cell table:formula="of:=DEC2BIN([.I566])" office:value-type="string" office:string-value="11" calcext:value-type="string">
            <text:p>11</text:p>
          </table:table-cell>
          <table:table-cell table:formula="of:=IF((LEN([.J566])&lt;4);REPT(0;4-LEN([.J566]))&amp;[.J566];[.J5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66]+1)*8" office:value-type="float" office:value="6.75" calcext:value-type="float">
            <text:p>7</text:p>
          </table:table-cell>
          <table:table-cell table:formula="of:=DEC2BIN([.P566])" office:value-type="string" office:string-value="110" calcext:value-type="string">
            <text:p>110</text:p>
          </table:table-cell>
          <table:table-cell table:formula="of:=IF((LEN([.Q566])&lt;4);REPT(0;4-LEN([.Q566]))&amp;[.Q566];[.Q56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567]+0.5)*15" office:value-type="float" office:value="1.40625" calcext:value-type="float">
            <text:p>1</text:p>
          </table:table-cell>
          <table:table-cell table:formula="of:=DEC2BIN([.C567])" office:value-type="string" office:string-value="1" calcext:value-type="string">
            <text:p>1</text:p>
          </table:table-cell>
          <table:table-cell table:formula="of:=IF((LEN([.D567])&lt;4);REPT(0;4-LEN([.D567]))&amp;[.D567];[.D5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67]+0.5)*15" office:value-type="float" office:value="2.98828125" calcext:value-type="float">
            <text:p>3</text:p>
          </table:table-cell>
          <table:table-cell table:formula="of:=DEC2BIN([.I567])" office:value-type="string" office:string-value="10" calcext:value-type="string">
            <text:p>10</text:p>
          </table:table-cell>
          <table:table-cell table:formula="of:=IF((LEN([.J567])&lt;4);REPT(0;4-LEN([.J567]))&amp;[.J567];[.J5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67]+1)*8" office:value-type="float" office:value="13.59375" calcext:value-type="float">
            <text:p>14</text:p>
          </table:table-cell>
          <table:table-cell table:formula="of:=DEC2BIN([.P567])" office:value-type="string" office:string-value="1101" calcext:value-type="string">
            <text:p>1101</text:p>
          </table:table-cell>
          <table:table-cell table:formula="of:=IF((LEN([.Q567])&lt;4);REPT(0;4-LEN([.Q567]))&amp;[.Q567];[.Q56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568]+0.5)*15" office:value-type="float" office:value="5.09765625" calcext:value-type="float">
            <text:p>5</text:p>
          </table:table-cell>
          <table:table-cell table:formula="of:=DEC2BIN([.C568])" office:value-type="string" office:string-value="101" calcext:value-type="string">
            <text:p>101</text:p>
          </table:table-cell>
          <table:table-cell table:formula="of:=IF((LEN([.D568])&lt;4);REPT(0;4-LEN([.D568]))&amp;[.D568];[.D5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568]+0.5)*15" office:value-type="float" office:value="14.765625" calcext:value-type="float">
            <text:p>15</text:p>
          </table:table-cell>
          <table:table-cell table:formula="of:=DEC2BIN([.I568])" office:value-type="string" office:string-value="1110" calcext:value-type="string">
            <text:p>1110</text:p>
          </table:table-cell>
          <table:table-cell table:formula="of:=IF((LEN([.J568])&lt;4);REPT(0;4-LEN([.J568]))&amp;[.J568];[.J5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68]+1)*8" office:value-type="float" office:value="8.625" calcext:value-type="float">
            <text:p>9</text:p>
          </table:table-cell>
          <table:table-cell table:formula="of:=DEC2BIN([.P568])" office:value-type="string" office:string-value="1000" calcext:value-type="string">
            <text:p>1000</text:p>
          </table:table-cell>
          <table:table-cell table:formula="of:=IF((LEN([.Q568])&lt;4);REPT(0;4-LEN([.Q568]))&amp;[.Q568];[.Q56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569]+0.5)*15" office:value-type="float" office:value="15.29296875" calcext:value-type="float">
            <text:p>15</text:p>
          </table:table-cell>
          <table:table-cell table:formula="of:=DEC2BIN([.C569])" office:value-type="string" office:string-value="1111" calcext:value-type="string">
            <text:p>1111</text:p>
          </table:table-cell>
          <table:table-cell table:formula="of:=IF((LEN([.D569])&lt;4);REPT(0;4-LEN([.D569]))&amp;[.D569];[.D5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569]+0.5)*15" office:value-type="float" office:value="10.01953125" calcext:value-type="float">
            <text:p>10</text:p>
          </table:table-cell>
          <table:table-cell table:formula="of:=DEC2BIN([.I569])" office:value-type="string" office:string-value="1010" calcext:value-type="string">
            <text:p>1010</text:p>
          </table:table-cell>
          <table:table-cell table:formula="of:=IF((LEN([.J569])&lt;4);REPT(0;4-LEN([.J569]))&amp;[.J569];[.J56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69]+1)*8" office:value-type="float" office:value="6.6875" calcext:value-type="float">
            <text:p>7</text:p>
          </table:table-cell>
          <table:table-cell table:formula="of:=DEC2BIN([.P569])" office:value-type="string" office:string-value="110" calcext:value-type="string">
            <text:p>110</text:p>
          </table:table-cell>
          <table:table-cell table:formula="of:=IF((LEN([.Q569])&lt;4);REPT(0;4-LEN([.Q569]))&amp;[.Q569];[.Q56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570]+0.5)*15" office:value-type="float" office:value="11.66015625" calcext:value-type="float">
            <text:p>12</text:p>
          </table:table-cell>
          <table:table-cell table:formula="of:=DEC2BIN([.C570])" office:value-type="string" office:string-value="1011" calcext:value-type="string">
            <text:p>1011</text:p>
          </table:table-cell>
          <table:table-cell table:formula="of:=IF((LEN([.D570])&lt;4);REPT(0;4-LEN([.D570]))&amp;[.D570];[.D57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70]+0.5)*15" office:value-type="float" office:value="1.46484375" calcext:value-type="float">
            <text:p>1</text:p>
          </table:table-cell>
          <table:table-cell table:formula="of:=DEC2BIN([.I570])" office:value-type="string" office:string-value="1" calcext:value-type="string">
            <text:p>1</text:p>
          </table:table-cell>
          <table:table-cell table:formula="of:=IF((LEN([.J570])&lt;4);REPT(0;4-LEN([.J570]))&amp;[.J570];[.J57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70]+1)*8" office:value-type="float" office:value="8.59375" calcext:value-type="float">
            <text:p>9</text:p>
          </table:table-cell>
          <table:table-cell table:formula="of:=DEC2BIN([.P570])" office:value-type="string" office:string-value="1000" calcext:value-type="string">
            <text:p>1000</text:p>
          </table:table-cell>
          <table:table-cell table:formula="of:=IF((LEN([.Q570])&lt;4);REPT(0;4-LEN([.Q570]))&amp;[.Q570];[.Q57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71]+0.5)*15" office:value-type="float" office:value="3.3984375" calcext:value-type="float">
            <text:p>3</text:p>
          </table:table-cell>
          <table:table-cell table:formula="of:=DEC2BIN([.C571])" office:value-type="string" office:string-value="11" calcext:value-type="string">
            <text:p>11</text:p>
          </table:table-cell>
          <table:table-cell table:formula="of:=IF((LEN([.D571])&lt;4);REPT(0;4-LEN([.D571]))&amp;[.D571];[.D57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71]+0.5)*15" office:value-type="float" office:value="1.40625" calcext:value-type="float">
            <text:p>1</text:p>
          </table:table-cell>
          <table:table-cell table:formula="of:=DEC2BIN([.I571])" office:value-type="string" office:string-value="1" calcext:value-type="string">
            <text:p>1</text:p>
          </table:table-cell>
          <table:table-cell table:formula="of:=IF((LEN([.J571])&lt;4);REPT(0;4-LEN([.J571]))&amp;[.J571];[.J57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71]+1)*8" office:value-type="float" office:value="11.1875" calcext:value-type="float">
            <text:p>11</text:p>
          </table:table-cell>
          <table:table-cell table:formula="of:=DEC2BIN([.P571])" office:value-type="string" office:string-value="1011" calcext:value-type="string">
            <text:p>1011</text:p>
          </table:table-cell>
          <table:table-cell table:formula="of:=IF((LEN([.Q571])&lt;4);REPT(0;4-LEN([.Q571]))&amp;[.Q571];[.Q57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72]+0.5)*15" office:value-type="float" office:value="0.234375" calcext:value-type="float">
            <text:p>0</text:p>
          </table:table-cell>
          <table:table-cell table:formula="of:=DEC2BIN([.C572])" office:value-type="string" office:string-value="0" calcext:value-type="string">
            <text:p>0</text:p>
          </table:table-cell>
          <table:table-cell table:formula="of:=IF((LEN([.D572])&lt;4);REPT(0;4-LEN([.D572]))&amp;[.D572];[.D57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72]+0.5)*15" office:value-type="float" office:value="9.66796875" calcext:value-type="float">
            <text:p>10</text:p>
          </table:table-cell>
          <table:table-cell table:formula="of:=DEC2BIN([.I572])" office:value-type="string" office:string-value="1001" calcext:value-type="string">
            <text:p>1001</text:p>
          </table:table-cell>
          <table:table-cell table:formula="of:=IF((LEN([.J572])&lt;4);REPT(0;4-LEN([.J572]))&amp;[.J572];[.J57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72]+1)*8" office:value-type="float" office:value="9.1875" calcext:value-type="float">
            <text:p>9</text:p>
          </table:table-cell>
          <table:table-cell table:formula="of:=DEC2BIN([.P572])" office:value-type="string" office:string-value="1001" calcext:value-type="string">
            <text:p>1001</text:p>
          </table:table-cell>
          <table:table-cell table:formula="of:=IF((LEN([.Q572])&lt;4);REPT(0;4-LEN([.Q572]))&amp;[.Q572];[.Q57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573]+0.5)*15" office:value-type="float" office:value="7.5" calcext:value-type="float">
            <text:p>8</text:p>
          </table:table-cell>
          <table:table-cell table:formula="of:=DEC2BIN([.C573])" office:value-type="string" office:string-value="111" calcext:value-type="string">
            <text:p>111</text:p>
          </table:table-cell>
          <table:table-cell table:formula="of:=IF((LEN([.D573])&lt;4);REPT(0;4-LEN([.D573]))&amp;[.D573];[.D5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573]+0.5)*15" office:value-type="float" office:value="14.8828125" calcext:value-type="float">
            <text:p>15</text:p>
          </table:table-cell>
          <table:table-cell table:formula="of:=DEC2BIN([.I573])" office:value-type="string" office:string-value="1110" calcext:value-type="string">
            <text:p>1110</text:p>
          </table:table-cell>
          <table:table-cell table:formula="of:=IF((LEN([.J573])&lt;4);REPT(0;4-LEN([.J573]))&amp;[.J573];[.J57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73]+1)*8" office:value-type="float" office:value="0.84375" calcext:value-type="float">
            <text:p>1</text:p>
          </table:table-cell>
          <table:table-cell table:formula="of:=DEC2BIN([.P573])" office:value-type="string" office:string-value="0" calcext:value-type="string">
            <text:p>0</text:p>
          </table:table-cell>
          <table:table-cell table:formula="of:=IF((LEN([.Q573])&lt;4);REPT(0;4-LEN([.Q573]))&amp;[.Q573];[.Q57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574]+0.5)*15" office:value-type="float" office:value="14.1796875" calcext:value-type="float">
            <text:p>14</text:p>
          </table:table-cell>
          <table:table-cell table:formula="of:=DEC2BIN([.C574])" office:value-type="string" office:string-value="1110" calcext:value-type="string">
            <text:p>1110</text:p>
          </table:table-cell>
          <table:table-cell table:formula="of:=IF((LEN([.D574])&lt;4);REPT(0;4-LEN([.D574]))&amp;[.D574];[.D57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74]+0.5)*15" office:value-type="float" office:value="7.5" calcext:value-type="float">
            <text:p>8</text:p>
          </table:table-cell>
          <table:table-cell table:formula="of:=DEC2BIN([.I574])" office:value-type="string" office:string-value="111" calcext:value-type="string">
            <text:p>111</text:p>
          </table:table-cell>
          <table:table-cell table:formula="of:=IF((LEN([.J574])&lt;4);REPT(0;4-LEN([.J574]))&amp;[.J574];[.J5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74]+1)*8" office:value-type="float" office:value="6.71875" calcext:value-type="float">
            <text:p>7</text:p>
          </table:table-cell>
          <table:table-cell table:formula="of:=DEC2BIN([.P574])" office:value-type="string" office:string-value="110" calcext:value-type="string">
            <text:p>110</text:p>
          </table:table-cell>
          <table:table-cell table:formula="of:=IF((LEN([.Q574])&lt;4);REPT(0;4-LEN([.Q574]))&amp;[.Q574];[.Q5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75]+0.5)*15" office:value-type="float" office:value="5.68359375" calcext:value-type="float">
            <text:p>6</text:p>
          </table:table-cell>
          <table:table-cell table:formula="of:=DEC2BIN([.C575])" office:value-type="string" office:string-value="101" calcext:value-type="string">
            <text:p>101</text:p>
          </table:table-cell>
          <table:table-cell table:formula="of:=IF((LEN([.D575])&lt;4);REPT(0;4-LEN([.D575]))&amp;[.D575];[.D57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75]+0.5)*15" office:value-type="float" office:value="0.41015625" calcext:value-type="float">
            <text:p>0</text:p>
          </table:table-cell>
          <table:table-cell table:formula="of:=DEC2BIN([.I575])" office:value-type="string" office:string-value="0" calcext:value-type="string">
            <text:p>0</text:p>
          </table:table-cell>
          <table:table-cell table:formula="of:=IF((LEN([.J575])&lt;4);REPT(0;4-LEN([.J575]))&amp;[.J575];[.J57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75]+1)*8" office:value-type="float" office:value="15.71875" calcext:value-type="float">
            <text:p>16</text:p>
          </table:table-cell>
          <table:table-cell table:formula="of:=DEC2BIN([.P575])" office:value-type="string" office:string-value="1111" calcext:value-type="string">
            <text:p>1111</text:p>
          </table:table-cell>
          <table:table-cell table:formula="of:=IF((LEN([.Q575])&lt;4);REPT(0;4-LEN([.Q575]))&amp;[.Q575];[.Q57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76]+0.5)*15" office:value-type="float" office:value="1.171875" calcext:value-type="float">
            <text:p>1</text:p>
          </table:table-cell>
          <table:table-cell table:formula="of:=DEC2BIN([.C576])" office:value-type="string" office:string-value="1" calcext:value-type="string">
            <text:p>1</text:p>
          </table:table-cell>
          <table:table-cell table:formula="of:=IF((LEN([.D576])&lt;4);REPT(0;4-LEN([.D576]))&amp;[.D576];[.D57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76]+0.5)*15" office:value-type="float" office:value="11.77734375" calcext:value-type="float">
            <text:p>12</text:p>
          </table:table-cell>
          <table:table-cell table:formula="of:=DEC2BIN([.I576])" office:value-type="string" office:string-value="1011" calcext:value-type="string">
            <text:p>1011</text:p>
          </table:table-cell>
          <table:table-cell table:formula="of:=IF((LEN([.J576])&lt;4);REPT(0;4-LEN([.J576]))&amp;[.J576];[.J57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76]+1)*8" office:value-type="float" office:value="9.25" calcext:value-type="float">
            <text:p>9</text:p>
          </table:table-cell>
          <table:table-cell table:formula="of:=DEC2BIN([.P576])" office:value-type="string" office:string-value="1001" calcext:value-type="string">
            <text:p>1001</text:p>
          </table:table-cell>
          <table:table-cell table:formula="of:=IF((LEN([.Q576])&lt;4);REPT(0;4-LEN([.Q576]))&amp;[.Q576];[.Q5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77]+0.5)*15" office:value-type="float" office:value="13.59375" calcext:value-type="float">
            <text:p>14</text:p>
          </table:table-cell>
          <table:table-cell table:formula="of:=DEC2BIN([.C577])" office:value-type="string" office:string-value="1101" calcext:value-type="string">
            <text:p>1101</text:p>
          </table:table-cell>
          <table:table-cell table:formula="of:=IF((LEN([.D577])&lt;4);REPT(0;4-LEN([.D577]))&amp;[.D577];[.D57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77]+0.5)*15" office:value-type="float" office:value="12.01171875" calcext:value-type="float">
            <text:p>12</text:p>
          </table:table-cell>
          <table:table-cell table:formula="of:=DEC2BIN([.I577])" office:value-type="string" office:string-value="1100" calcext:value-type="string">
            <text:p>1100</text:p>
          </table:table-cell>
          <table:table-cell table:formula="of:=IF((LEN([.J577])&lt;4);REPT(0;4-LEN([.J577]))&amp;[.J577];[.J57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77]+1)*8" office:value-type="float" office:value="2.40625" calcext:value-type="float">
            <text:p>2</text:p>
          </table:table-cell>
          <table:table-cell table:formula="of:=DEC2BIN([.P577])" office:value-type="string" office:string-value="10" calcext:value-type="string">
            <text:p>10</text:p>
          </table:table-cell>
          <table:table-cell table:formula="of:=IF((LEN([.Q577])&lt;4);REPT(0;4-LEN([.Q577]))&amp;[.Q577];[.Q57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578]+0.5)*15" office:value-type="float" office:value="9.84375" calcext:value-type="float">
            <text:p>10</text:p>
          </table:table-cell>
          <table:table-cell table:formula="of:=DEC2BIN([.C578])" office:value-type="string" office:string-value="1001" calcext:value-type="string">
            <text:p>1001</text:p>
          </table:table-cell>
          <table:table-cell table:formula="of:=IF((LEN([.D578])&lt;4);REPT(0;4-LEN([.D578]))&amp;[.D578];[.D57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78]+0.5)*15" office:value-type="float" office:value="0.41015625" calcext:value-type="float">
            <text:p>0</text:p>
          </table:table-cell>
          <table:table-cell table:formula="of:=DEC2BIN([.I578])" office:value-type="string" office:string-value="0" calcext:value-type="string">
            <text:p>0</text:p>
          </table:table-cell>
          <table:table-cell table:formula="of:=IF((LEN([.J578])&lt;4);REPT(0;4-LEN([.J578]))&amp;[.J578];[.J5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78]+1)*8" office:value-type="float" office:value="7.375" calcext:value-type="float">
            <text:p>7</text:p>
          </table:table-cell>
          <table:table-cell table:formula="of:=DEC2BIN([.P578])" office:value-type="string" office:string-value="111" calcext:value-type="string">
            <text:p>111</text:p>
          </table:table-cell>
          <table:table-cell table:formula="of:=IF((LEN([.Q578])&lt;4);REPT(0;4-LEN([.Q578]))&amp;[.Q578];[.Q57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579]+0.5)*15" office:value-type="float" office:value="0.05859375" calcext:value-type="float">
            <text:p>0</text:p>
          </table:table-cell>
          <table:table-cell table:formula="of:=DEC2BIN([.C579])" office:value-type="string" office:string-value="0" calcext:value-type="string">
            <text:p>0</text:p>
          </table:table-cell>
          <table:table-cell table:formula="of:=IF((LEN([.D579])&lt;4);REPT(0;4-LEN([.D579]))&amp;[.D579];[.D5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579]+0.5)*15" office:value-type="float" office:value="7.3828125" calcext:value-type="float">
            <text:p>7</text:p>
          </table:table-cell>
          <table:table-cell table:formula="of:=DEC2BIN([.I579])" office:value-type="string" office:string-value="111" calcext:value-type="string">
            <text:p>111</text:p>
          </table:table-cell>
          <table:table-cell table:formula="of:=IF((LEN([.J579])&lt;4);REPT(0;4-LEN([.J579]))&amp;[.J579];[.J5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79]+1)*8" office:value-type="float" office:value="9.3125" calcext:value-type="float">
            <text:p>9</text:p>
          </table:table-cell>
          <table:table-cell table:formula="of:=DEC2BIN([.P579])" office:value-type="string" office:string-value="1001" calcext:value-type="string">
            <text:p>1001</text:p>
          </table:table-cell>
          <table:table-cell table:formula="of:=IF((LEN([.Q579])&lt;4);REPT(0;4-LEN([.Q579]))&amp;[.Q579];[.Q57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580]+0.5)*15" office:value-type="float" office:value="9.66796875" calcext:value-type="float">
            <text:p>10</text:p>
          </table:table-cell>
          <table:table-cell table:formula="of:=DEC2BIN([.C580])" office:value-type="string" office:string-value="1001" calcext:value-type="string">
            <text:p>1001</text:p>
          </table:table-cell>
          <table:table-cell table:formula="of:=IF((LEN([.D580])&lt;4);REPT(0;4-LEN([.D580]))&amp;[.D580];[.D58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580]+0.5)*15" office:value-type="float" office:value="14.6484375" calcext:value-type="float">
            <text:p>15</text:p>
          </table:table-cell>
          <table:table-cell table:formula="of:=DEC2BIN([.I580])" office:value-type="string" office:string-value="1110" calcext:value-type="string">
            <text:p>1110</text:p>
          </table:table-cell>
          <table:table-cell table:formula="of:=IF((LEN([.J580])&lt;4);REPT(0;4-LEN([.J580]))&amp;[.J580];[.J58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580]+1)*8" office:value-type="float" office:value="7.40625" calcext:value-type="float">
            <text:p>7</text:p>
          </table:table-cell>
          <table:table-cell table:formula="of:=DEC2BIN([.P580])" office:value-type="string" office:string-value="111" calcext:value-type="string">
            <text:p>111</text:p>
          </table:table-cell>
          <table:table-cell table:formula="of:=IF((LEN([.Q580])&lt;4);REPT(0;4-LEN([.Q580]))&amp;[.Q580];[.Q58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581]+0.5)*15" office:value-type="float" office:value="13.65234375" calcext:value-type="float">
            <text:p>14</text:p>
          </table:table-cell>
          <table:table-cell table:formula="of:=DEC2BIN([.C581])" office:value-type="string" office:string-value="1101" calcext:value-type="string">
            <text:p>1101</text:p>
          </table:table-cell>
          <table:table-cell table:formula="of:=IF((LEN([.D581])&lt;4);REPT(0;4-LEN([.D581]))&amp;[.D581];[.D58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581]+0.5)*15" office:value-type="float" office:value="3.22265625" calcext:value-type="float">
            <text:p>3</text:p>
          </table:table-cell>
          <table:table-cell table:formula="of:=DEC2BIN([.I581])" office:value-type="string" office:string-value="11" calcext:value-type="string">
            <text:p>11</text:p>
          </table:table-cell>
          <table:table-cell table:formula="of:=IF((LEN([.J581])&lt;4);REPT(0;4-LEN([.J581]))&amp;[.J581];[.J58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581]+1)*8" office:value-type="float" office:value="4.8125" calcext:value-type="float">
            <text:p>5</text:p>
          </table:table-cell>
          <table:table-cell table:formula="of:=DEC2BIN([.P581])" office:value-type="string" office:string-value="100" calcext:value-type="string">
            <text:p>100</text:p>
          </table:table-cell>
          <table:table-cell table:formula="of:=IF((LEN([.Q581])&lt;4);REPT(0;4-LEN([.Q581]))&amp;[.Q581];[.Q58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582]+0.5)*15" office:value-type="float" office:value="1.5234375" calcext:value-type="float">
            <text:p>2</text:p>
          </table:table-cell>
          <table:table-cell table:formula="of:=DEC2BIN([.C582])" office:value-type="string" office:string-value="1" calcext:value-type="string">
            <text:p>1</text:p>
          </table:table-cell>
          <table:table-cell table:formula="of:=IF((LEN([.D582])&lt;4);REPT(0;4-LEN([.D582]))&amp;[.D582];[.D58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582]+0.5)*15" office:value-type="float" office:value="2.98828125" calcext:value-type="float">
            <text:p>3</text:p>
          </table:table-cell>
          <table:table-cell table:formula="of:=DEC2BIN([.I582])" office:value-type="string" office:string-value="10" calcext:value-type="string">
            <text:p>10</text:p>
          </table:table-cell>
          <table:table-cell table:formula="of:=IF((LEN([.J582])&lt;4);REPT(0;4-LEN([.J582]))&amp;[.J582];[.J58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582]+1)*8" office:value-type="float" office:value="6.8125" calcext:value-type="float">
            <text:p>7</text:p>
          </table:table-cell>
          <table:table-cell table:formula="of:=DEC2BIN([.P582])" office:value-type="string" office:string-value="110" calcext:value-type="string">
            <text:p>110</text:p>
          </table:table-cell>
          <table:table-cell table:formula="of:=IF((LEN([.Q582])&lt;4);REPT(0;4-LEN([.Q582]))&amp;[.Q582];[.Q58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583]+0.5)*15" office:value-type="float" office:value="4.98046875" calcext:value-type="float">
            <text:p>5</text:p>
          </table:table-cell>
          <table:table-cell table:formula="of:=DEC2BIN([.C583])" office:value-type="string" office:string-value="100" calcext:value-type="string">
            <text:p>100</text:p>
          </table:table-cell>
          <table:table-cell table:formula="of:=IF((LEN([.D583])&lt;4);REPT(0;4-LEN([.D583]))&amp;[.D583];[.D58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583]+0.5)*15" office:value-type="float" office:value="14.70703125" calcext:value-type="float">
            <text:p>15</text:p>
          </table:table-cell>
          <table:table-cell table:formula="of:=DEC2BIN([.I583])" office:value-type="string" office:string-value="1110" calcext:value-type="string">
            <text:p>1110</text:p>
          </table:table-cell>
          <table:table-cell table:formula="of:=IF((LEN([.J583])&lt;4);REPT(0;4-LEN([.J583]))&amp;[.J583];[.J58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583]+1)*8" office:value-type="float" office:value="15.15625" calcext:value-type="float">
            <text:p>15</text:p>
          </table:table-cell>
          <table:table-cell table:formula="of:=DEC2BIN([.P583])" office:value-type="string" office:string-value="1111" calcext:value-type="string">
            <text:p>1111</text:p>
          </table:table-cell>
          <table:table-cell table:formula="of:=IF((LEN([.Q583])&lt;4);REPT(0;4-LEN([.Q583]))&amp;[.Q583];[.Q58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584]+0.5)*15" office:value-type="float" office:value="15.3515625" calcext:value-type="float">
            <text:p>15</text:p>
          </table:table-cell>
          <table:table-cell table:formula="of:=DEC2BIN([.C584])" office:value-type="string" office:string-value="1111" calcext:value-type="string">
            <text:p>1111</text:p>
          </table:table-cell>
          <table:table-cell table:formula="of:=IF((LEN([.D584])&lt;4);REPT(0;4-LEN([.D584]))&amp;[.D584];[.D58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584]+0.5)*15" office:value-type="float" office:value="10.078125" calcext:value-type="float">
            <text:p>10</text:p>
          </table:table-cell>
          <table:table-cell table:formula="of:=DEC2BIN([.I584])" office:value-type="string" office:string-value="1010" calcext:value-type="string">
            <text:p>1010</text:p>
          </table:table-cell>
          <table:table-cell table:formula="of:=IF((LEN([.J584])&lt;4);REPT(0;4-LEN([.J584]))&amp;[.J584];[.J58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584]+1)*8" office:value-type="float" office:value="9.28125" calcext:value-type="float">
            <text:p>9</text:p>
          </table:table-cell>
          <table:table-cell table:formula="of:=DEC2BIN([.P584])" office:value-type="string" office:string-value="1001" calcext:value-type="string">
            <text:p>1001</text:p>
          </table:table-cell>
          <table:table-cell table:formula="of:=IF((LEN([.Q584])&lt;4);REPT(0;4-LEN([.Q584]))&amp;[.Q584];[.Q58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585]+0.5)*15" office:value-type="float" office:value="11.6015625" calcext:value-type="float">
            <text:p>12</text:p>
          </table:table-cell>
          <table:table-cell table:formula="of:=DEC2BIN([.C585])" office:value-type="string" office:string-value="1011" calcext:value-type="string">
            <text:p>1011</text:p>
          </table:table-cell>
          <table:table-cell table:formula="of:=IF((LEN([.D585])&lt;4);REPT(0;4-LEN([.D585]))&amp;[.D585];[.D58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585]+0.5)*15" office:value-type="float" office:value="1.46484375" calcext:value-type="float">
            <text:p>1</text:p>
          </table:table-cell>
          <table:table-cell table:formula="of:=DEC2BIN([.I585])" office:value-type="string" office:string-value="1" calcext:value-type="string">
            <text:p>1</text:p>
          </table:table-cell>
          <table:table-cell table:formula="of:=IF((LEN([.J585])&lt;4);REPT(0;4-LEN([.J585]))&amp;[.J585];[.J58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585]+1)*8" office:value-type="float" office:value="0.28125" calcext:value-type="float">
            <text:p>0</text:p>
          </table:table-cell>
          <table:table-cell table:formula="of:=DEC2BIN([.P585])" office:value-type="string" office:string-value="0" calcext:value-type="string">
            <text:p>0</text:p>
          </table:table-cell>
          <table:table-cell table:formula="of:=IF((LEN([.Q585])&lt;4);REPT(0;4-LEN([.Q585]))&amp;[.Q585];[.Q58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586]+0.5)*15" office:value-type="float" office:value="3.3984375" calcext:value-type="float">
            <text:p>3</text:p>
          </table:table-cell>
          <table:table-cell table:formula="of:=DEC2BIN([.C586])" office:value-type="string" office:string-value="11" calcext:value-type="string">
            <text:p>11</text:p>
          </table:table-cell>
          <table:table-cell table:formula="of:=IF((LEN([.D586])&lt;4);REPT(0;4-LEN([.D586]))&amp;[.D586];[.D58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586]+0.5)*15" office:value-type="float" office:value="1.40625" calcext:value-type="float">
            <text:p>1</text:p>
          </table:table-cell>
          <table:table-cell table:formula="of:=DEC2BIN([.I586])" office:value-type="string" office:string-value="1" calcext:value-type="string">
            <text:p>1</text:p>
          </table:table-cell>
          <table:table-cell table:formula="of:=IF((LEN([.J586])&lt;4);REPT(0;4-LEN([.J586]))&amp;[.J586];[.J58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586]+1)*8" office:value-type="float" office:value="6.75" calcext:value-type="float">
            <text:p>7</text:p>
          </table:table-cell>
          <table:table-cell table:formula="of:=DEC2BIN([.P586])" office:value-type="string" office:string-value="110" calcext:value-type="string">
            <text:p>110</text:p>
          </table:table-cell>
          <table:table-cell table:formula="of:=IF((LEN([.Q586])&lt;4);REPT(0;4-LEN([.Q586]))&amp;[.Q586];[.Q58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587]+0.5)*15" office:value-type="float" office:value="0.234375" calcext:value-type="float">
            <text:p>0</text:p>
          </table:table-cell>
          <table:table-cell table:formula="of:=DEC2BIN([.C587])" office:value-type="string" office:string-value="0" calcext:value-type="string">
            <text:p>0</text:p>
          </table:table-cell>
          <table:table-cell table:formula="of:=IF((LEN([.D587])&lt;4);REPT(0;4-LEN([.D587]))&amp;[.D587];[.D58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587]+0.5)*15" office:value-type="float" office:value="9.66796875" calcext:value-type="float">
            <text:p>10</text:p>
          </table:table-cell>
          <table:table-cell table:formula="of:=DEC2BIN([.I587])" office:value-type="string" office:string-value="1001" calcext:value-type="string">
            <text:p>1001</text:p>
          </table:table-cell>
          <table:table-cell table:formula="of:=IF((LEN([.J587])&lt;4);REPT(0;4-LEN([.J587]))&amp;[.J587];[.J58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587]+1)*8" office:value-type="float" office:value="13.59375" calcext:value-type="float">
            <text:p>14</text:p>
          </table:table-cell>
          <table:table-cell table:formula="of:=DEC2BIN([.P587])" office:value-type="string" office:string-value="1101" calcext:value-type="string">
            <text:p>1101</text:p>
          </table:table-cell>
          <table:table-cell table:formula="of:=IF((LEN([.Q587])&lt;4);REPT(0;4-LEN([.Q587]))&amp;[.Q587];[.Q58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588]+0.5)*15" office:value-type="float" office:value="7.44140625" calcext:value-type="float">
            <text:p>7</text:p>
          </table:table-cell>
          <table:table-cell table:formula="of:=DEC2BIN([.C588])" office:value-type="string" office:string-value="111" calcext:value-type="string">
            <text:p>111</text:p>
          </table:table-cell>
          <table:table-cell table:formula="of:=IF((LEN([.D588])&lt;4);REPT(0;4-LEN([.D588]))&amp;[.D588];[.D5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588]+0.5)*15" office:value-type="float" office:value="15" calcext:value-type="float">
            <text:p>15</text:p>
          </table:table-cell>
          <table:table-cell table:formula="of:=DEC2BIN([.I588])" office:value-type="string" office:string-value="1111" calcext:value-type="string">
            <text:p>1111</text:p>
          </table:table-cell>
          <table:table-cell table:formula="of:=IF((LEN([.J588])&lt;4);REPT(0;4-LEN([.J588]))&amp;[.J588];[.J58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588]+1)*8" office:value-type="float" office:value="8.625" calcext:value-type="float">
            <text:p>9</text:p>
          </table:table-cell>
          <table:table-cell table:formula="of:=DEC2BIN([.P588])" office:value-type="string" office:string-value="1000" calcext:value-type="string">
            <text:p>1000</text:p>
          </table:table-cell>
          <table:table-cell table:formula="of:=IF((LEN([.Q588])&lt;4);REPT(0;4-LEN([.Q588]))&amp;[.Q588];[.Q58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589]+0.5)*15" office:value-type="float" office:value="14.53125" calcext:value-type="float">
            <text:p>15</text:p>
          </table:table-cell>
          <table:table-cell table:formula="of:=DEC2BIN([.C589])" office:value-type="string" office:string-value="1110" calcext:value-type="string">
            <text:p>1110</text:p>
          </table:table-cell>
          <table:table-cell table:formula="of:=IF((LEN([.D589])&lt;4);REPT(0;4-LEN([.D589]))&amp;[.D589];[.D58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589]+0.5)*15" office:value-type="float" office:value="9.90234375" calcext:value-type="float">
            <text:p>10</text:p>
          </table:table-cell>
          <table:table-cell table:formula="of:=DEC2BIN([.I589])" office:value-type="string" office:string-value="1001" calcext:value-type="string">
            <text:p>1001</text:p>
          </table:table-cell>
          <table:table-cell table:formula="of:=IF((LEN([.J589])&lt;4);REPT(0;4-LEN([.J589]))&amp;[.J589];[.J58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589]+1)*8" office:value-type="float" office:value="6.6875" calcext:value-type="float">
            <text:p>7</text:p>
          </table:table-cell>
          <table:table-cell table:formula="of:=DEC2BIN([.P589])" office:value-type="string" office:string-value="110" calcext:value-type="string">
            <text:p>110</text:p>
          </table:table-cell>
          <table:table-cell table:formula="of:=IF((LEN([.Q589])&lt;4);REPT(0;4-LEN([.Q589]))&amp;[.Q589];[.Q58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590]+0.5)*15" office:value-type="float" office:value="12.01171875" calcext:value-type="float">
            <text:p>12</text:p>
          </table:table-cell>
          <table:table-cell table:formula="of:=DEC2BIN([.C590])" office:value-type="string" office:string-value="1100" calcext:value-type="string">
            <text:p>1100</text:p>
          </table:table-cell>
          <table:table-cell table:formula="of:=IF((LEN([.D590])&lt;4);REPT(0;4-LEN([.D590]))&amp;[.D590];[.D59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590]+0.5)*15" office:value-type="float" office:value="1.5234375" calcext:value-type="float">
            <text:p>2</text:p>
          </table:table-cell>
          <table:table-cell table:formula="of:=DEC2BIN([.I590])" office:value-type="string" office:string-value="1" calcext:value-type="string">
            <text:p>1</text:p>
          </table:table-cell>
          <table:table-cell table:formula="of:=IF((LEN([.J590])&lt;4);REPT(0;4-LEN([.J590]))&amp;[.J590];[.J59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590]+1)*8" office:value-type="float" office:value="8.59375" calcext:value-type="float">
            <text:p>9</text:p>
          </table:table-cell>
          <table:table-cell table:formula="of:=DEC2BIN([.P590])" office:value-type="string" office:string-value="1000" calcext:value-type="string">
            <text:p>1000</text:p>
          </table:table-cell>
          <table:table-cell table:formula="of:=IF((LEN([.Q590])&lt;4);REPT(0;4-LEN([.Q590]))&amp;[.Q590];[.Q59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591]+0.5)*15" office:value-type="float" office:value="3.1640625" calcext:value-type="float">
            <text:p>3</text:p>
          </table:table-cell>
          <table:table-cell table:formula="of:=DEC2BIN([.C591])" office:value-type="string" office:string-value="11" calcext:value-type="string">
            <text:p>11</text:p>
          </table:table-cell>
          <table:table-cell table:formula="of:=IF((LEN([.D591])&lt;4);REPT(0;4-LEN([.D591]))&amp;[.D591];[.D59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591]+0.5)*15" office:value-type="float" office:value="1.34765625" calcext:value-type="float">
            <text:p>1</text:p>
          </table:table-cell>
          <table:table-cell table:formula="of:=DEC2BIN([.I591])" office:value-type="string" office:string-value="1" calcext:value-type="string">
            <text:p>1</text:p>
          </table:table-cell>
          <table:table-cell table:formula="of:=IF((LEN([.J591])&lt;4);REPT(0;4-LEN([.J591]))&amp;[.J591];[.J59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591]+1)*8" office:value-type="float" office:value="11.1875" calcext:value-type="float">
            <text:p>11</text:p>
          </table:table-cell>
          <table:table-cell table:formula="of:=DEC2BIN([.P591])" office:value-type="string" office:string-value="1011" calcext:value-type="string">
            <text:p>1011</text:p>
          </table:table-cell>
          <table:table-cell table:formula="of:=IF((LEN([.Q591])&lt;4);REPT(0;4-LEN([.Q591]))&amp;[.Q591];[.Q59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592]+0.5)*15" office:value-type="float" office:value="0.3515625" calcext:value-type="float">
            <text:p>0</text:p>
          </table:table-cell>
          <table:table-cell table:formula="of:=DEC2BIN([.C592])" office:value-type="string" office:string-value="0" calcext:value-type="string">
            <text:p>0</text:p>
          </table:table-cell>
          <table:table-cell table:formula="of:=IF((LEN([.D592])&lt;4);REPT(0;4-LEN([.D592]))&amp;[.D592];[.D59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592]+0.5)*15" office:value-type="float" office:value="9.7265625" calcext:value-type="float">
            <text:p>10</text:p>
          </table:table-cell>
          <table:table-cell table:formula="of:=DEC2BIN([.I592])" office:value-type="string" office:string-value="1001" calcext:value-type="string">
            <text:p>1001</text:p>
          </table:table-cell>
          <table:table-cell table:formula="of:=IF((LEN([.J592])&lt;4);REPT(0;4-LEN([.J592]))&amp;[.J592];[.J59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592]+1)*8" office:value-type="float" office:value="9.1875" calcext:value-type="float">
            <text:p>9</text:p>
          </table:table-cell>
          <table:table-cell table:formula="of:=DEC2BIN([.P592])" office:value-type="string" office:string-value="1001" calcext:value-type="string">
            <text:p>1001</text:p>
          </table:table-cell>
          <table:table-cell table:formula="of:=IF((LEN([.Q592])&lt;4);REPT(0;4-LEN([.Q592]))&amp;[.Q592];[.Q59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593]+0.5)*15" office:value-type="float" office:value="7.44140625" calcext:value-type="float">
            <text:p>7</text:p>
          </table:table-cell>
          <table:table-cell table:formula="of:=DEC2BIN([.C593])" office:value-type="string" office:string-value="111" calcext:value-type="string">
            <text:p>111</text:p>
          </table:table-cell>
          <table:table-cell table:formula="of:=IF((LEN([.D593])&lt;4);REPT(0;4-LEN([.D593]))&amp;[.D593];[.D5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593]+0.5)*15" office:value-type="float" office:value="14.82421875" calcext:value-type="float">
            <text:p>15</text:p>
          </table:table-cell>
          <table:table-cell table:formula="of:=DEC2BIN([.I593])" office:value-type="string" office:string-value="1110" calcext:value-type="string">
            <text:p>1110</text:p>
          </table:table-cell>
          <table:table-cell table:formula="of:=IF((LEN([.J593])&lt;4);REPT(0;4-LEN([.J593]))&amp;[.J593];[.J59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593]+1)*8" office:value-type="float" office:value="0.84375" calcext:value-type="float">
            <text:p>1</text:p>
          </table:table-cell>
          <table:table-cell table:formula="of:=DEC2BIN([.P593])" office:value-type="string" office:string-value="0" calcext:value-type="string">
            <text:p>0</text:p>
          </table:table-cell>
          <table:table-cell table:formula="of:=IF((LEN([.Q593])&lt;4);REPT(0;4-LEN([.Q593]))&amp;[.Q593];[.Q59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594]+0.5)*15" office:value-type="float" office:value="14.23828125" calcext:value-type="float">
            <text:p>14</text:p>
          </table:table-cell>
          <table:table-cell table:formula="of:=DEC2BIN([.C594])" office:value-type="string" office:string-value="1110" calcext:value-type="string">
            <text:p>1110</text:p>
          </table:table-cell>
          <table:table-cell table:formula="of:=IF((LEN([.D594])&lt;4);REPT(0;4-LEN([.D594]))&amp;[.D594];[.D59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594]+0.5)*15" office:value-type="float" office:value="7.5" calcext:value-type="float">
            <text:p>8</text:p>
          </table:table-cell>
          <table:table-cell table:formula="of:=DEC2BIN([.I594])" office:value-type="string" office:string-value="111" calcext:value-type="string">
            <text:p>111</text:p>
          </table:table-cell>
          <table:table-cell table:formula="of:=IF((LEN([.J594])&lt;4);REPT(0;4-LEN([.J594]))&amp;[.J594];[.J59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594]+1)*8" office:value-type="float" office:value="6.71875" calcext:value-type="float">
            <text:p>7</text:p>
          </table:table-cell>
          <table:table-cell table:formula="of:=DEC2BIN([.P594])" office:value-type="string" office:string-value="110" calcext:value-type="string">
            <text:p>110</text:p>
          </table:table-cell>
          <table:table-cell table:formula="of:=IF((LEN([.Q594])&lt;4);REPT(0;4-LEN([.Q594]))&amp;[.Q594];[.Q59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595]+0.5)*15" office:value-type="float" office:value="5.68359375" calcext:value-type="float">
            <text:p>6</text:p>
          </table:table-cell>
          <table:table-cell table:formula="of:=DEC2BIN([.C595])" office:value-type="string" office:string-value="101" calcext:value-type="string">
            <text:p>101</text:p>
          </table:table-cell>
          <table:table-cell table:formula="of:=IF((LEN([.D595])&lt;4);REPT(0;4-LEN([.D595]))&amp;[.D595];[.D59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595]+0.5)*15" office:value-type="float" office:value="0.41015625" calcext:value-type="float">
            <text:p>0</text:p>
          </table:table-cell>
          <table:table-cell table:formula="of:=DEC2BIN([.I595])" office:value-type="string" office:string-value="0" calcext:value-type="string">
            <text:p>0</text:p>
          </table:table-cell>
          <table:table-cell table:formula="of:=IF((LEN([.J595])&lt;4);REPT(0;4-LEN([.J595]))&amp;[.J595];[.J59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595]+1)*8" office:value-type="float" office:value="15.71875" calcext:value-type="float">
            <text:p>16</text:p>
          </table:table-cell>
          <table:table-cell table:formula="of:=DEC2BIN([.P595])" office:value-type="string" office:string-value="1111" calcext:value-type="string">
            <text:p>1111</text:p>
          </table:table-cell>
          <table:table-cell table:formula="of:=IF((LEN([.Q595])&lt;4);REPT(0;4-LEN([.Q595]))&amp;[.Q595];[.Q59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596]+0.5)*15" office:value-type="float" office:value="1.171875" calcext:value-type="float">
            <text:p>1</text:p>
          </table:table-cell>
          <table:table-cell table:formula="of:=DEC2BIN([.C596])" office:value-type="string" office:string-value="1" calcext:value-type="string">
            <text:p>1</text:p>
          </table:table-cell>
          <table:table-cell table:formula="of:=IF((LEN([.D596])&lt;4);REPT(0;4-LEN([.D596]))&amp;[.D596];[.D59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596]+0.5)*15" office:value-type="float" office:value="11.77734375" calcext:value-type="float">
            <text:p>12</text:p>
          </table:table-cell>
          <table:table-cell table:formula="of:=DEC2BIN([.I596])" office:value-type="string" office:string-value="1011" calcext:value-type="string">
            <text:p>1011</text:p>
          </table:table-cell>
          <table:table-cell table:formula="of:=IF((LEN([.J596])&lt;4);REPT(0;4-LEN([.J596]))&amp;[.J596];[.J59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596]+1)*8" office:value-type="float" office:value="9.25" calcext:value-type="float">
            <text:p>9</text:p>
          </table:table-cell>
          <table:table-cell table:formula="of:=DEC2BIN([.P596])" office:value-type="string" office:string-value="1001" calcext:value-type="string">
            <text:p>1001</text:p>
          </table:table-cell>
          <table:table-cell table:formula="of:=IF((LEN([.Q596])&lt;4);REPT(0;4-LEN([.Q596]))&amp;[.Q596];[.Q59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597]+0.5)*15" office:value-type="float" office:value="13.59375" calcext:value-type="float">
            <text:p>14</text:p>
          </table:table-cell>
          <table:table-cell table:formula="of:=DEC2BIN([.C597])" office:value-type="string" office:string-value="1101" calcext:value-type="string">
            <text:p>1101</text:p>
          </table:table-cell>
          <table:table-cell table:formula="of:=IF((LEN([.D597])&lt;4);REPT(0;4-LEN([.D597]))&amp;[.D597];[.D59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597]+0.5)*15" office:value-type="float" office:value="12.01171875" calcext:value-type="float">
            <text:p>12</text:p>
          </table:table-cell>
          <table:table-cell table:formula="of:=DEC2BIN([.I597])" office:value-type="string" office:string-value="1100" calcext:value-type="string">
            <text:p>1100</text:p>
          </table:table-cell>
          <table:table-cell table:formula="of:=IF((LEN([.J597])&lt;4);REPT(0;4-LEN([.J597]))&amp;[.J597];[.J59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597]+1)*8" office:value-type="float" office:value="2.40625" calcext:value-type="float">
            <text:p>2</text:p>
          </table:table-cell>
          <table:table-cell table:formula="of:=DEC2BIN([.P597])" office:value-type="string" office:string-value="10" calcext:value-type="string">
            <text:p>10</text:p>
          </table:table-cell>
          <table:table-cell table:formula="of:=IF((LEN([.Q597])&lt;4);REPT(0;4-LEN([.Q597]))&amp;[.Q597];[.Q59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598]+0.5)*15" office:value-type="float" office:value="9.9609375" calcext:value-type="float">
            <text:p>10</text:p>
          </table:table-cell>
          <table:table-cell table:formula="of:=DEC2BIN([.C598])" office:value-type="string" office:string-value="1001" calcext:value-type="string">
            <text:p>1001</text:p>
          </table:table-cell>
          <table:table-cell table:formula="of:=IF((LEN([.D598])&lt;4);REPT(0;4-LEN([.D598]))&amp;[.D598];[.D59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598]+0.5)*15" office:value-type="float" office:value="0.234375" calcext:value-type="float">
            <text:p>0</text:p>
          </table:table-cell>
          <table:table-cell table:formula="of:=DEC2BIN([.I598])" office:value-type="string" office:string-value="0" calcext:value-type="string">
            <text:p>0</text:p>
          </table:table-cell>
          <table:table-cell table:formula="of:=IF((LEN([.J598])&lt;4);REPT(0;4-LEN([.J598]))&amp;[.J598];[.J59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598]+1)*8" office:value-type="float" office:value="7.375" calcext:value-type="float">
            <text:p>7</text:p>
          </table:table-cell>
          <table:table-cell table:formula="of:=DEC2BIN([.P598])" office:value-type="string" office:string-value="111" calcext:value-type="string">
            <text:p>111</text:p>
          </table:table-cell>
          <table:table-cell table:formula="of:=IF((LEN([.Q598])&lt;4);REPT(0;4-LEN([.Q598]))&amp;[.Q598];[.Q59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599]+0.5)*15" office:value-type="float" office:value="-0.29296875" calcext:value-type="float">
            <text:p>0</text:p>
          </table:table-cell>
          <table:table-cell table:formula="of:=DEC2BIN([.C599])" office:value-type="string" office:string-value="0" calcext:value-type="string">
            <text:p>0</text:p>
          </table:table-cell>
          <table:table-cell table:formula="of:=IF((LEN([.D599])&lt;4);REPT(0;4-LEN([.D599]))&amp;[.D599];[.D5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599]+0.5)*15" office:value-type="float" office:value="4.98046875" calcext:value-type="float">
            <text:p>5</text:p>
          </table:table-cell>
          <table:table-cell table:formula="of:=DEC2BIN([.I599])" office:value-type="string" office:string-value="100" calcext:value-type="string">
            <text:p>100</text:p>
          </table:table-cell>
          <table:table-cell table:formula="of:=IF((LEN([.J599])&lt;4);REPT(0;4-LEN([.J599]))&amp;[.J599];[.J59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599]+1)*8" office:value-type="float" office:value="9.3125" calcext:value-type="float">
            <text:p>9</text:p>
          </table:table-cell>
          <table:table-cell table:formula="of:=DEC2BIN([.P599])" office:value-type="string" office:string-value="1001" calcext:value-type="string">
            <text:p>1001</text:p>
          </table:table-cell>
          <table:table-cell table:formula="of:=IF((LEN([.Q599])&lt;4);REPT(0;4-LEN([.Q599]))&amp;[.Q599];[.Q59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600]+0.5)*15" office:value-type="float" office:value="3.33984375" calcext:value-type="float">
            <text:p>3</text:p>
          </table:table-cell>
          <table:table-cell table:formula="of:=DEC2BIN([.C600])" office:value-type="string" office:string-value="11" calcext:value-type="string">
            <text:p>11</text:p>
          </table:table-cell>
          <table:table-cell table:formula="of:=IF((LEN([.D600])&lt;4);REPT(0;4-LEN([.D600]))&amp;[.D600];[.D60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600]+0.5)*15" office:value-type="float" office:value="13.53515625" calcext:value-type="float">
            <text:p>14</text:p>
          </table:table-cell>
          <table:table-cell table:formula="of:=DEC2BIN([.I600])" office:value-type="string" office:string-value="1101" calcext:value-type="string">
            <text:p>1101</text:p>
          </table:table-cell>
          <table:table-cell table:formula="of:=IF((LEN([.J600])&lt;4);REPT(0;4-LEN([.J600]))&amp;[.J600];[.J60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00]+1)*8" office:value-type="float" office:value="7.40625" calcext:value-type="float">
            <text:p>7</text:p>
          </table:table-cell>
          <table:table-cell table:formula="of:=DEC2BIN([.P600])" office:value-type="string" office:string-value="111" calcext:value-type="string">
            <text:p>111</text:p>
          </table:table-cell>
          <table:table-cell table:formula="of:=IF((LEN([.Q600])&lt;4);REPT(0;4-LEN([.Q600]))&amp;[.Q600];[.Q60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601]+0.5)*15" office:value-type="float" office:value="11.6015625" calcext:value-type="float">
            <text:p>12</text:p>
          </table:table-cell>
          <table:table-cell table:formula="of:=DEC2BIN([.C601])" office:value-type="string" office:string-value="1011" calcext:value-type="string">
            <text:p>1011</text:p>
          </table:table-cell>
          <table:table-cell table:formula="of:=IF((LEN([.D601])&lt;4);REPT(0;4-LEN([.D601]))&amp;[.D601];[.D60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601]+0.5)*15" office:value-type="float" office:value="13.59375" calcext:value-type="float">
            <text:p>14</text:p>
          </table:table-cell>
          <table:table-cell table:formula="of:=DEC2BIN([.I601])" office:value-type="string" office:string-value="1101" calcext:value-type="string">
            <text:p>1101</text:p>
          </table:table-cell>
          <table:table-cell table:formula="of:=IF((LEN([.J601])&lt;4);REPT(0;4-LEN([.J601]))&amp;[.J601];[.J60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01]+1)*8" office:value-type="float" office:value="4.8125" calcext:value-type="float">
            <text:p>5</text:p>
          </table:table-cell>
          <table:table-cell table:formula="of:=DEC2BIN([.P601])" office:value-type="string" office:string-value="100" calcext:value-type="string">
            <text:p>100</text:p>
          </table:table-cell>
          <table:table-cell table:formula="of:=IF((LEN([.Q601])&lt;4);REPT(0;4-LEN([.Q601]))&amp;[.Q601];[.Q60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602]+0.5)*15" office:value-type="float" office:value="14.765625" calcext:value-type="float">
            <text:p>15</text:p>
          </table:table-cell>
          <table:table-cell table:formula="of:=DEC2BIN([.C602])" office:value-type="string" office:string-value="1110" calcext:value-type="string">
            <text:p>1110</text:p>
          </table:table-cell>
          <table:table-cell table:formula="of:=IF((LEN([.D602])&lt;4);REPT(0;4-LEN([.D602]))&amp;[.D602];[.D60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602]+0.5)*15" office:value-type="float" office:value="5.33203125" calcext:value-type="float">
            <text:p>5</text:p>
          </table:table-cell>
          <table:table-cell table:formula="of:=DEC2BIN([.I602])" office:value-type="string" office:string-value="101" calcext:value-type="string">
            <text:p>101</text:p>
          </table:table-cell>
          <table:table-cell table:formula="of:=IF((LEN([.J602])&lt;4);REPT(0;4-LEN([.J602]))&amp;[.J602];[.J60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02]+1)*8" office:value-type="float" office:value="6.8125" calcext:value-type="float">
            <text:p>7</text:p>
          </table:table-cell>
          <table:table-cell table:formula="of:=DEC2BIN([.P602])" office:value-type="string" office:string-value="110" calcext:value-type="string">
            <text:p>110</text:p>
          </table:table-cell>
          <table:table-cell table:formula="of:=IF((LEN([.Q602])&lt;4);REPT(0;4-LEN([.Q602]))&amp;[.Q602];[.Q60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603]+0.5)*15" office:value-type="float" office:value="7.5" calcext:value-type="float">
            <text:p>8</text:p>
          </table:table-cell>
          <table:table-cell table:formula="of:=DEC2BIN([.C603])" office:value-type="string" office:string-value="111" calcext:value-type="string">
            <text:p>111</text:p>
          </table:table-cell>
          <table:table-cell table:formula="of:=IF((LEN([.D603])&lt;4);REPT(0;4-LEN([.D603]))&amp;[.D603];[.D6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603]+0.5)*15" office:value-type="float" office:value="0.1171875" calcext:value-type="float">
            <text:p>0</text:p>
          </table:table-cell>
          <table:table-cell table:formula="of:=DEC2BIN([.I603])" office:value-type="string" office:string-value="0" calcext:value-type="string">
            <text:p>0</text:p>
          </table:table-cell>
          <table:table-cell table:formula="of:=IF((LEN([.J603])&lt;4);REPT(0;4-LEN([.J603]))&amp;[.J603];[.J60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03]+1)*8" office:value-type="float" office:value="15.15625" calcext:value-type="float">
            <text:p>15</text:p>
          </table:table-cell>
          <table:table-cell table:formula="of:=DEC2BIN([.P603])" office:value-type="string" office:string-value="1111" calcext:value-type="string">
            <text:p>1111</text:p>
          </table:table-cell>
          <table:table-cell table:formula="of:=IF((LEN([.Q603])&lt;4);REPT(0;4-LEN([.Q603]))&amp;[.Q603];[.Q60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604]+0.5)*15" office:value-type="float" office:value="0.8203125" calcext:value-type="float">
            <text:p>1</text:p>
          </table:table-cell>
          <table:table-cell table:formula="of:=DEC2BIN([.C604])" office:value-type="string" office:string-value="0" calcext:value-type="string">
            <text:p>0</text:p>
          </table:table-cell>
          <table:table-cell table:formula="of:=IF((LEN([.D604])&lt;4);REPT(0;4-LEN([.D604]))&amp;[.D604];[.D60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04]+0.5)*15" office:value-type="float" office:value="7.5" calcext:value-type="float">
            <text:p>8</text:p>
          </table:table-cell>
          <table:table-cell table:formula="of:=DEC2BIN([.I604])" office:value-type="string" office:string-value="111" calcext:value-type="string">
            <text:p>111</text:p>
          </table:table-cell>
          <table:table-cell table:formula="of:=IF((LEN([.J604])&lt;4);REPT(0;4-LEN([.J604]))&amp;[.J604];[.J6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04]+1)*8" office:value-type="float" office:value="9.28125" calcext:value-type="float">
            <text:p>9</text:p>
          </table:table-cell>
          <table:table-cell table:formula="of:=DEC2BIN([.P604])" office:value-type="string" office:string-value="1001" calcext:value-type="string">
            <text:p>1001</text:p>
          </table:table-cell>
          <table:table-cell table:formula="of:=IF((LEN([.Q604])&lt;4);REPT(0;4-LEN([.Q604]))&amp;[.Q604];[.Q6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605]+0.5)*15" office:value-type="float" office:value="9.31640625" calcext:value-type="float">
            <text:p>9</text:p>
          </table:table-cell>
          <table:table-cell table:formula="of:=DEC2BIN([.C605])" office:value-type="string" office:string-value="1001" calcext:value-type="string">
            <text:p>1001</text:p>
          </table:table-cell>
          <table:table-cell table:formula="of:=IF((LEN([.D605])&lt;4);REPT(0;4-LEN([.D605]))&amp;[.D605];[.D60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05]+0.5)*15" office:value-type="float" office:value="14.58984375" calcext:value-type="float">
            <text:p>15</text:p>
          </table:table-cell>
          <table:table-cell table:formula="of:=DEC2BIN([.I605])" office:value-type="string" office:string-value="1110" calcext:value-type="string">
            <text:p>1110</text:p>
          </table:table-cell>
          <table:table-cell table:formula="of:=IF((LEN([.J605])&lt;4);REPT(0;4-LEN([.J605]))&amp;[.J605];[.J60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05]+1)*8" office:value-type="float" office:value="0.28125" calcext:value-type="float">
            <text:p>0</text:p>
          </table:table-cell>
          <table:table-cell table:formula="of:=DEC2BIN([.P605])" office:value-type="string" office:string-value="0" calcext:value-type="string">
            <text:p>0</text:p>
          </table:table-cell>
          <table:table-cell table:formula="of:=IF((LEN([.Q605])&lt;4);REPT(0;4-LEN([.Q605]))&amp;[.Q605];[.Q60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606]+0.5)*15" office:value-type="float" office:value="13.828125" calcext:value-type="float">
            <text:p>14</text:p>
          </table:table-cell>
          <table:table-cell table:formula="of:=DEC2BIN([.C606])" office:value-type="string" office:string-value="1101" calcext:value-type="string">
            <text:p>1101</text:p>
          </table:table-cell>
          <table:table-cell table:formula="of:=IF((LEN([.D606])&lt;4);REPT(0;4-LEN([.D606]))&amp;[.D606];[.D60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06]+0.5)*15" office:value-type="float" office:value="3.22265625" calcext:value-type="float">
            <text:p>3</text:p>
          </table:table-cell>
          <table:table-cell table:formula="of:=DEC2BIN([.I606])" office:value-type="string" office:string-value="11" calcext:value-type="string">
            <text:p>11</text:p>
          </table:table-cell>
          <table:table-cell table:formula="of:=IF((LEN([.J606])&lt;4);REPT(0;4-LEN([.J606]))&amp;[.J606];[.J60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606]+1)*8" office:value-type="float" office:value="6.75" calcext:value-type="float">
            <text:p>7</text:p>
          </table:table-cell>
          <table:table-cell table:formula="of:=DEC2BIN([.P606])" office:value-type="string" office:string-value="110" calcext:value-type="string">
            <text:p>110</text:p>
          </table:table-cell>
          <table:table-cell table:formula="of:=IF((LEN([.Q606])&lt;4);REPT(0;4-LEN([.Q606]))&amp;[.Q606];[.Q6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607]+0.5)*15" office:value-type="float" office:value="1.40625" calcext:value-type="float">
            <text:p>1</text:p>
          </table:table-cell>
          <table:table-cell table:formula="of:=DEC2BIN([.C607])" office:value-type="string" office:string-value="1" calcext:value-type="string">
            <text:p>1</text:p>
          </table:table-cell>
          <table:table-cell table:formula="of:=IF((LEN([.D607])&lt;4);REPT(0;4-LEN([.D607]))&amp;[.D607];[.D60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07]+0.5)*15" office:value-type="float" office:value="2.98828125" calcext:value-type="float">
            <text:p>3</text:p>
          </table:table-cell>
          <table:table-cell table:formula="of:=DEC2BIN([.I607])" office:value-type="string" office:string-value="10" calcext:value-type="string">
            <text:p>10</text:p>
          </table:table-cell>
          <table:table-cell table:formula="of:=IF((LEN([.J607])&lt;4);REPT(0;4-LEN([.J607]))&amp;[.J607];[.J60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607]+1)*8" office:value-type="float" office:value="13.59375" calcext:value-type="float">
            <text:p>14</text:p>
          </table:table-cell>
          <table:table-cell table:formula="of:=DEC2BIN([.P607])" office:value-type="string" office:string-value="1101" calcext:value-type="string">
            <text:p>1101</text:p>
          </table:table-cell>
          <table:table-cell table:formula="of:=IF((LEN([.Q607])&lt;4);REPT(0;4-LEN([.Q607]))&amp;[.Q607];[.Q60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608]+0.5)*15" office:value-type="float" office:value="5.15625" calcext:value-type="float">
            <text:p>5</text:p>
          </table:table-cell>
          <table:table-cell table:formula="of:=DEC2BIN([.C608])" office:value-type="string" office:string-value="101" calcext:value-type="string">
            <text:p>101</text:p>
          </table:table-cell>
          <table:table-cell table:formula="of:=IF((LEN([.D608])&lt;4);REPT(0;4-LEN([.D608]))&amp;[.D608];[.D60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08]+0.5)*15" office:value-type="float" office:value="14.58984375" calcext:value-type="float">
            <text:p>15</text:p>
          </table:table-cell>
          <table:table-cell table:formula="of:=DEC2BIN([.I608])" office:value-type="string" office:string-value="1110" calcext:value-type="string">
            <text:p>1110</text:p>
          </table:table-cell>
          <table:table-cell table:formula="of:=IF((LEN([.J608])&lt;4);REPT(0;4-LEN([.J608]))&amp;[.J608];[.J6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08]+1)*8" office:value-type="float" office:value="8.625" calcext:value-type="float">
            <text:p>9</text:p>
          </table:table-cell>
          <table:table-cell table:formula="of:=DEC2BIN([.P608])" office:value-type="string" office:string-value="1000" calcext:value-type="string">
            <text:p>1000</text:p>
          </table:table-cell>
          <table:table-cell table:formula="of:=IF((LEN([.Q608])&lt;4);REPT(0;4-LEN([.Q608]))&amp;[.Q608];[.Q60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609]+0.5)*15" office:value-type="float" office:value="14.94140625" calcext:value-type="float">
            <text:p>15</text:p>
          </table:table-cell>
          <table:table-cell table:formula="of:=DEC2BIN([.C609])" office:value-type="string" office:string-value="1110" calcext:value-type="string">
            <text:p>1110</text:p>
          </table:table-cell>
          <table:table-cell table:formula="of:=IF((LEN([.D609])&lt;4);REPT(0;4-LEN([.D609]))&amp;[.D609];[.D60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609]+0.5)*15" office:value-type="float" office:value="7.6171875" calcext:value-type="float">
            <text:p>8</text:p>
          </table:table-cell>
          <table:table-cell table:formula="of:=DEC2BIN([.I609])" office:value-type="string" office:string-value="111" calcext:value-type="string">
            <text:p>111</text:p>
          </table:table-cell>
          <table:table-cell table:formula="of:=IF((LEN([.J609])&lt;4);REPT(0;4-LEN([.J609]))&amp;[.J609];[.J6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609]+1)*8" office:value-type="float" office:value="6.78125" calcext:value-type="float">
            <text:p>7</text:p>
          </table:table-cell>
          <table:table-cell table:formula="of:=DEC2BIN([.P609])" office:value-type="string" office:string-value="110" calcext:value-type="string">
            <text:p>110</text:p>
          </table:table-cell>
          <table:table-cell table:formula="of:=IF((LEN([.Q609])&lt;4);REPT(0;4-LEN([.Q609]))&amp;[.Q609];[.Q60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610]+0.5)*15" office:value-type="float" office:value="5.33203125" calcext:value-type="float">
            <text:p>5</text:p>
          </table:table-cell>
          <table:table-cell table:formula="of:=DEC2BIN([.C610])" office:value-type="string" office:string-value="101" calcext:value-type="string">
            <text:p>101</text:p>
          </table:table-cell>
          <table:table-cell table:formula="of:=IF((LEN([.D610])&lt;4);REPT(0;4-LEN([.D610]))&amp;[.D610];[.D61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610]+0.5)*15" office:value-type="float" office:value="0.3515625" calcext:value-type="float">
            <text:p>0</text:p>
          </table:table-cell>
          <table:table-cell table:formula="of:=DEC2BIN([.I610])" office:value-type="string" office:string-value="0" calcext:value-type="string">
            <text:p>0</text:p>
          </table:table-cell>
          <table:table-cell table:formula="of:=IF((LEN([.J610])&lt;4);REPT(0;4-LEN([.J610]))&amp;[.J610];[.J61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610]+1)*8" office:value-type="float" office:value="8.21875" calcext:value-type="float">
            <text:p>8</text:p>
          </table:table-cell>
          <table:table-cell table:formula="of:=DEC2BIN([.P610])" office:value-type="string" office:string-value="1000" calcext:value-type="string">
            <text:p>1000</text:p>
          </table:table-cell>
          <table:table-cell table:formula="of:=IF((LEN([.Q610])&lt;4);REPT(0;4-LEN([.Q610]))&amp;[.Q610];[.Q61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611]+0.5)*15" office:value-type="float" office:value="1.34765625" calcext:value-type="float">
            <text:p>1</text:p>
          </table:table-cell>
          <table:table-cell table:formula="of:=DEC2BIN([.C611])" office:value-type="string" office:string-value="1" calcext:value-type="string">
            <text:p>1</text:p>
          </table:table-cell>
          <table:table-cell table:formula="of:=IF((LEN([.D611])&lt;4);REPT(0;4-LEN([.D611]))&amp;[.D611];[.D61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611]+0.5)*15" office:value-type="float" office:value="11.77734375" calcext:value-type="float">
            <text:p>12</text:p>
          </table:table-cell>
          <table:table-cell table:formula="of:=DEC2BIN([.I611])" office:value-type="string" office:string-value="1011" calcext:value-type="string">
            <text:p>1011</text:p>
          </table:table-cell>
          <table:table-cell table:formula="of:=IF((LEN([.J611])&lt;4);REPT(0;4-LEN([.J611]))&amp;[.J611];[.J61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611]+1)*8" office:value-type="float" office:value="4.4375" calcext:value-type="float">
            <text:p>4</text:p>
          </table:table-cell>
          <table:table-cell table:formula="of:=DEC2BIN([.P611])" office:value-type="string" office:string-value="100" calcext:value-type="string">
            <text:p>100</text:p>
          </table:table-cell>
          <table:table-cell table:formula="of:=IF((LEN([.Q611])&lt;4);REPT(0;4-LEN([.Q611]))&amp;[.Q611];[.Q61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612]+0.5)*15" office:value-type="float" office:value="13.4765625" calcext:value-type="float">
            <text:p>13</text:p>
          </table:table-cell>
          <table:table-cell table:formula="of:=DEC2BIN([.C612])" office:value-type="string" office:string-value="1101" calcext:value-type="string">
            <text:p>1101</text:p>
          </table:table-cell>
          <table:table-cell table:formula="of:=IF((LEN([.D612])&lt;4);REPT(0;4-LEN([.D612]))&amp;[.D612];[.D61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612]+0.5)*15" office:value-type="float" office:value="12.01171875" calcext:value-type="float">
            <text:p>12</text:p>
          </table:table-cell>
          <table:table-cell table:formula="of:=DEC2BIN([.I612])" office:value-type="string" office:string-value="1100" calcext:value-type="string">
            <text:p>1100</text:p>
          </table:table-cell>
          <table:table-cell table:formula="of:=IF((LEN([.J612])&lt;4);REPT(0;4-LEN([.J612]))&amp;[.J612];[.J61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612]+1)*8" office:value-type="float" office:value="7.03125" calcext:value-type="float">
            <text:p>7</text:p>
          </table:table-cell>
          <table:table-cell table:formula="of:=DEC2BIN([.P612])" office:value-type="string" office:string-value="111" calcext:value-type="string">
            <text:p>111</text:p>
          </table:table-cell>
          <table:table-cell table:formula="of:=IF((LEN([.Q612])&lt;4);REPT(0;4-LEN([.Q612]))&amp;[.Q612];[.Q61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613]+0.5)*15" office:value-type="float" office:value="9.90234375" calcext:value-type="float">
            <text:p>10</text:p>
          </table:table-cell>
          <table:table-cell table:formula="of:=DEC2BIN([.C613])" office:value-type="string" office:string-value="1001" calcext:value-type="string">
            <text:p>1001</text:p>
          </table:table-cell>
          <table:table-cell table:formula="of:=IF((LEN([.D613])&lt;4);REPT(0;4-LEN([.D613]))&amp;[.D613];[.D61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613]+0.5)*15" office:value-type="float" office:value="0.41015625" calcext:value-type="float">
            <text:p>0</text:p>
          </table:table-cell>
          <table:table-cell table:formula="of:=DEC2BIN([.I613])" office:value-type="string" office:string-value="0" calcext:value-type="string">
            <text:p>0</text:p>
          </table:table-cell>
          <table:table-cell table:formula="of:=IF((LEN([.J613])&lt;4);REPT(0;4-LEN([.J613]))&amp;[.J613];[.J6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613]+1)*8" office:value-type="float" office:value="15" calcext:value-type="float">
            <text:p>15</text:p>
          </table:table-cell>
          <table:table-cell table:formula="of:=DEC2BIN([.P613])" office:value-type="string" office:string-value="1111" calcext:value-type="string">
            <text:p>1111</text:p>
          </table:table-cell>
          <table:table-cell table:formula="of:=IF((LEN([.Q613])&lt;4);REPT(0;4-LEN([.Q613]))&amp;[.Q613];[.Q61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614]+0.5)*15" office:value-type="float" office:value="0" calcext:value-type="float">
            <text:p>0</text:p>
          </table:table-cell>
          <table:table-cell table:formula="of:=DEC2BIN([.C614])" office:value-type="string" office:string-value="0" calcext:value-type="string">
            <text:p>0</text:p>
          </table:table-cell>
          <table:table-cell table:formula="of:=IF((LEN([.D614])&lt;4);REPT(0;4-LEN([.D614]))&amp;[.D614];[.D61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614]+0.5)*15" office:value-type="float" office:value="7.3828125" calcext:value-type="float">
            <text:p>7</text:p>
          </table:table-cell>
          <table:table-cell table:formula="of:=DEC2BIN([.I614])" office:value-type="string" office:string-value="111" calcext:value-type="string">
            <text:p>111</text:p>
          </table:table-cell>
          <table:table-cell table:formula="of:=IF((LEN([.J614])&lt;4);REPT(0;4-LEN([.J614]))&amp;[.J614];[.J6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614]+1)*8" office:value-type="float" office:value="9.34375" calcext:value-type="float">
            <text:p>9</text:p>
          </table:table-cell>
          <table:table-cell table:formula="of:=DEC2BIN([.P614])" office:value-type="string" office:string-value="1001" calcext:value-type="string">
            <text:p>1001</text:p>
          </table:table-cell>
          <table:table-cell table:formula="of:=IF((LEN([.Q614])&lt;4);REPT(0;4-LEN([.Q614]))&amp;[.Q614];[.Q61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615]+0.5)*15" office:value-type="float" office:value="9.66796875" calcext:value-type="float">
            <text:p>10</text:p>
          </table:table-cell>
          <table:table-cell table:formula="of:=DEC2BIN([.C615])" office:value-type="string" office:string-value="1001" calcext:value-type="string">
            <text:p>1001</text:p>
          </table:table-cell>
          <table:table-cell table:formula="of:=IF((LEN([.D615])&lt;4);REPT(0;4-LEN([.D615]))&amp;[.D615];[.D61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615]+0.5)*15" office:value-type="float" office:value="14.6484375" calcext:value-type="float">
            <text:p>15</text:p>
          </table:table-cell>
          <table:table-cell table:formula="of:=DEC2BIN([.I615])" office:value-type="string" office:string-value="1110" calcext:value-type="string">
            <text:p>1110</text:p>
          </table:table-cell>
          <table:table-cell table:formula="of:=IF((LEN([.J615])&lt;4);REPT(0;4-LEN([.J615]))&amp;[.J615];[.J61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615]+1)*8" office:value-type="float" office:value="0.21875" calcext:value-type="float">
            <text:p>0</text:p>
          </table:table-cell>
          <table:table-cell table:formula="of:=DEC2BIN([.P615])" office:value-type="string" office:string-value="0" calcext:value-type="string">
            <text:p>0</text:p>
          </table:table-cell>
          <table:table-cell table:formula="of:=IF((LEN([.Q615])&lt;4);REPT(0;4-LEN([.Q615]))&amp;[.Q615];[.Q61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616]+0.5)*15" office:value-type="float" office:value="13.65234375" calcext:value-type="float">
            <text:p>14</text:p>
          </table:table-cell>
          <table:table-cell table:formula="of:=DEC2BIN([.C616])" office:value-type="string" office:string-value="1101" calcext:value-type="string">
            <text:p>1101</text:p>
          </table:table-cell>
          <table:table-cell table:formula="of:=IF((LEN([.D616])&lt;4);REPT(0;4-LEN([.D616]))&amp;[.D616];[.D61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16]+0.5)*15" office:value-type="float" office:value="3.22265625" calcext:value-type="float">
            <text:p>3</text:p>
          </table:table-cell>
          <table:table-cell table:formula="of:=DEC2BIN([.I616])" office:value-type="string" office:string-value="11" calcext:value-type="string">
            <text:p>11</text:p>
          </table:table-cell>
          <table:table-cell table:formula="of:=IF((LEN([.J616])&lt;4);REPT(0;4-LEN([.J616]))&amp;[.J616];[.J61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616]+1)*8" office:value-type="float" office:value="6.78125" calcext:value-type="float">
            <text:p>7</text:p>
          </table:table-cell>
          <table:table-cell table:formula="of:=DEC2BIN([.P616])" office:value-type="string" office:string-value="110" calcext:value-type="string">
            <text:p>110</text:p>
          </table:table-cell>
          <table:table-cell table:formula="of:=IF((LEN([.Q616])&lt;4);REPT(0;4-LEN([.Q616]))&amp;[.Q616];[.Q61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617]+0.5)*15" office:value-type="float" office:value="1.5234375" calcext:value-type="float">
            <text:p>2</text:p>
          </table:table-cell>
          <table:table-cell table:formula="of:=DEC2BIN([.C617])" office:value-type="string" office:string-value="1" calcext:value-type="string">
            <text:p>1</text:p>
          </table:table-cell>
          <table:table-cell table:formula="of:=IF((LEN([.D617])&lt;4);REPT(0;4-LEN([.D617]))&amp;[.D617];[.D61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17]+0.5)*15" office:value-type="float" office:value="2.98828125" calcext:value-type="float">
            <text:p>3</text:p>
          </table:table-cell>
          <table:table-cell table:formula="of:=DEC2BIN([.I617])" office:value-type="string" office:string-value="10" calcext:value-type="string">
            <text:p>10</text:p>
          </table:table-cell>
          <table:table-cell table:formula="of:=IF((LEN([.J617])&lt;4);REPT(0;4-LEN([.J617]))&amp;[.J617];[.J61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617]+1)*8" office:value-type="float" office:value="13.5625" calcext:value-type="float">
            <text:p>14</text:p>
          </table:table-cell>
          <table:table-cell table:formula="of:=DEC2BIN([.P617])" office:value-type="string" office:string-value="1101" calcext:value-type="string">
            <text:p>1101</text:p>
          </table:table-cell>
          <table:table-cell table:formula="of:=IF((LEN([.Q617])&lt;4);REPT(0;4-LEN([.Q617]))&amp;[.Q617];[.Q61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618]+0.5)*15" office:value-type="float" office:value="5.0390625" calcext:value-type="float">
            <text:p>5</text:p>
          </table:table-cell>
          <table:table-cell table:formula="of:=DEC2BIN([.C618])" office:value-type="string" office:string-value="101" calcext:value-type="string">
            <text:p>101</text:p>
          </table:table-cell>
          <table:table-cell table:formula="of:=IF((LEN([.D618])&lt;4);REPT(0;4-LEN([.D618]))&amp;[.D618];[.D61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18]+0.5)*15" office:value-type="float" office:value="14.58984375" calcext:value-type="float">
            <text:p>15</text:p>
          </table:table-cell>
          <table:table-cell table:formula="of:=DEC2BIN([.I618])" office:value-type="string" office:string-value="1110" calcext:value-type="string">
            <text:p>1110</text:p>
          </table:table-cell>
          <table:table-cell table:formula="of:=IF((LEN([.J618])&lt;4);REPT(0;4-LEN([.J618]))&amp;[.J618];[.J6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18]+1)*8" office:value-type="float" office:value="8.625" calcext:value-type="float">
            <text:p>9</text:p>
          </table:table-cell>
          <table:table-cell table:formula="of:=DEC2BIN([.P618])" office:value-type="string" office:string-value="1000" calcext:value-type="string">
            <text:p>1000</text:p>
          </table:table-cell>
          <table:table-cell table:formula="of:=IF((LEN([.Q618])&lt;4);REPT(0;4-LEN([.Q618]))&amp;[.Q618];[.Q61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619]+0.5)*15" office:value-type="float" office:value="15" calcext:value-type="float">
            <text:p>15</text:p>
          </table:table-cell>
          <table:table-cell table:formula="of:=DEC2BIN([.C619])" office:value-type="string" office:string-value="1111" calcext:value-type="string">
            <text:p>1111</text:p>
          </table:table-cell>
          <table:table-cell table:formula="of:=IF((LEN([.D619])&lt;4);REPT(0;4-LEN([.D619]))&amp;[.D619];[.D61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619]+0.5)*15" office:value-type="float" office:value="7.6171875" calcext:value-type="float">
            <text:p>8</text:p>
          </table:table-cell>
          <table:table-cell table:formula="of:=DEC2BIN([.I619])" office:value-type="string" office:string-value="111" calcext:value-type="string">
            <text:p>111</text:p>
          </table:table-cell>
          <table:table-cell table:formula="of:=IF((LEN([.J619])&lt;4);REPT(0;4-LEN([.J619]))&amp;[.J619];[.J6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619]+1)*8" office:value-type="float" office:value="6.6875" calcext:value-type="float">
            <text:p>7</text:p>
          </table:table-cell>
          <table:table-cell table:formula="of:=DEC2BIN([.P619])" office:value-type="string" office:string-value="110" calcext:value-type="string">
            <text:p>110</text:p>
          </table:table-cell>
          <table:table-cell table:formula="of:=IF((LEN([.Q619])&lt;4);REPT(0;4-LEN([.Q619]))&amp;[.Q619];[.Q61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620]+0.5)*15" office:value-type="float" office:value="5.33203125" calcext:value-type="float">
            <text:p>5</text:p>
          </table:table-cell>
          <table:table-cell table:formula="of:=DEC2BIN([.C620])" office:value-type="string" office:string-value="101" calcext:value-type="string">
            <text:p>101</text:p>
          </table:table-cell>
          <table:table-cell table:formula="of:=IF((LEN([.D620])&lt;4);REPT(0;4-LEN([.D620]))&amp;[.D620];[.D62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620]+0.5)*15" office:value-type="float" office:value="0.3515625" calcext:value-type="float">
            <text:p>0</text:p>
          </table:table-cell>
          <table:table-cell table:formula="of:=DEC2BIN([.I620])" office:value-type="string" office:string-value="0" calcext:value-type="string">
            <text:p>0</text:p>
          </table:table-cell>
          <table:table-cell table:formula="of:=IF((LEN([.J620])&lt;4);REPT(0;4-LEN([.J620]))&amp;[.J620];[.J62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620]+1)*8" office:value-type="float" office:value="8.59375" calcext:value-type="float">
            <text:p>9</text:p>
          </table:table-cell>
          <table:table-cell table:formula="of:=DEC2BIN([.P620])" office:value-type="string" office:string-value="1000" calcext:value-type="string">
            <text:p>1000</text:p>
          </table:table-cell>
          <table:table-cell table:formula="of:=IF((LEN([.Q620])&lt;4);REPT(0;4-LEN([.Q620]))&amp;[.Q620];[.Q62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621]+0.5)*15" office:value-type="float" office:value="1.34765625" calcext:value-type="float">
            <text:p>1</text:p>
          </table:table-cell>
          <table:table-cell table:formula="of:=DEC2BIN([.C621])" office:value-type="string" office:string-value="1" calcext:value-type="string">
            <text:p>1</text:p>
          </table:table-cell>
          <table:table-cell table:formula="of:=IF((LEN([.D621])&lt;4);REPT(0;4-LEN([.D621]))&amp;[.D621];[.D62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621]+0.5)*15" office:value-type="float" office:value="11.77734375" calcext:value-type="float">
            <text:p>12</text:p>
          </table:table-cell>
          <table:table-cell table:formula="of:=DEC2BIN([.I621])" office:value-type="string" office:string-value="1011" calcext:value-type="string">
            <text:p>1011</text:p>
          </table:table-cell>
          <table:table-cell table:formula="of:=IF((LEN([.J621])&lt;4);REPT(0;4-LEN([.J621]))&amp;[.J621];[.J62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621]+1)*8" office:value-type="float" office:value="11.1875" calcext:value-type="float">
            <text:p>11</text:p>
          </table:table-cell>
          <table:table-cell table:formula="of:=DEC2BIN([.P621])" office:value-type="string" office:string-value="1011" calcext:value-type="string">
            <text:p>1011</text:p>
          </table:table-cell>
          <table:table-cell table:formula="of:=IF((LEN([.Q621])&lt;4);REPT(0;4-LEN([.Q621]))&amp;[.Q621];[.Q62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622]+0.5)*15" office:value-type="float" office:value="13.4765625" calcext:value-type="float">
            <text:p>13</text:p>
          </table:table-cell>
          <table:table-cell table:formula="of:=DEC2BIN([.C622])" office:value-type="string" office:string-value="1101" calcext:value-type="string">
            <text:p>1101</text:p>
          </table:table-cell>
          <table:table-cell table:formula="of:=IF((LEN([.D622])&lt;4);REPT(0;4-LEN([.D622]))&amp;[.D622];[.D62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622]+0.5)*15" office:value-type="float" office:value="12.01171875" calcext:value-type="float">
            <text:p>12</text:p>
          </table:table-cell>
          <table:table-cell table:formula="of:=DEC2BIN([.I622])" office:value-type="string" office:string-value="1100" calcext:value-type="string">
            <text:p>1100</text:p>
          </table:table-cell>
          <table:table-cell table:formula="of:=IF((LEN([.J622])&lt;4);REPT(0;4-LEN([.J622]))&amp;[.J622];[.J62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622]+1)*8" office:value-type="float" office:value="9.1875" calcext:value-type="float">
            <text:p>9</text:p>
          </table:table-cell>
          <table:table-cell table:formula="of:=DEC2BIN([.P622])" office:value-type="string" office:string-value="1001" calcext:value-type="string">
            <text:p>1001</text:p>
          </table:table-cell>
          <table:table-cell table:formula="of:=IF((LEN([.Q622])&lt;4);REPT(0;4-LEN([.Q622]))&amp;[.Q622];[.Q62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623]+0.5)*15" office:value-type="float" office:value="10.01953125" calcext:value-type="float">
            <text:p>10</text:p>
          </table:table-cell>
          <table:table-cell table:formula="of:=DEC2BIN([.C623])" office:value-type="string" office:string-value="1010" calcext:value-type="string">
            <text:p>1010</text:p>
          </table:table-cell>
          <table:table-cell table:formula="of:=IF((LEN([.D623])&lt;4);REPT(0;4-LEN([.D623]))&amp;[.D623];[.D62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623]+0.5)*15" office:value-type="float" office:value="0.29296875" calcext:value-type="float">
            <text:p>0</text:p>
          </table:table-cell>
          <table:table-cell table:formula="of:=DEC2BIN([.I623])" office:value-type="string" office:string-value="0" calcext:value-type="string">
            <text:p>0</text:p>
          </table:table-cell>
          <table:table-cell table:formula="of:=IF((LEN([.J623])&lt;4);REPT(0;4-LEN([.J623]))&amp;[.J623];[.J6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623]+1)*8" office:value-type="float" office:value="0.84375" calcext:value-type="float">
            <text:p>1</text:p>
          </table:table-cell>
          <table:table-cell table:formula="of:=DEC2BIN([.P623])" office:value-type="string" office:string-value="0" calcext:value-type="string">
            <text:p>0</text:p>
          </table:table-cell>
          <table:table-cell table:formula="of:=IF((LEN([.Q623])&lt;4);REPT(0;4-LEN([.Q623]))&amp;[.Q623];[.Q62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624]+0.5)*15" office:value-type="float" office:value="-0.3515625" calcext:value-type="float">
            <text:p>0</text:p>
          </table:table-cell>
          <table:table-cell table:formula="of:=DEC2BIN([.C624])" office:value-type="string" office:string-value="0" calcext:value-type="string">
            <text:p>0</text:p>
          </table:table-cell>
          <table:table-cell table:formula="of:=IF((LEN([.D624])&lt;4);REPT(0;4-LEN([.D624]))&amp;[.D624];[.D6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624]+0.5)*15" office:value-type="float" office:value="4.921875" calcext:value-type="float">
            <text:p>5</text:p>
          </table:table-cell>
          <table:table-cell table:formula="of:=DEC2BIN([.I624])" office:value-type="string" office:string-value="100" calcext:value-type="string">
            <text:p>100</text:p>
          </table:table-cell>
          <table:table-cell table:formula="of:=IF((LEN([.J624])&lt;4);REPT(0;4-LEN([.J624]))&amp;[.J624];[.J62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624]+1)*8" office:value-type="float" office:value="6.71875" calcext:value-type="float">
            <text:p>7</text:p>
          </table:table-cell>
          <table:table-cell table:formula="of:=DEC2BIN([.P624])" office:value-type="string" office:string-value="110" calcext:value-type="string">
            <text:p>110</text:p>
          </table:table-cell>
          <table:table-cell table:formula="of:=IF((LEN([.Q624])&lt;4);REPT(0;4-LEN([.Q624]))&amp;[.Q624];[.Q62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25]+0.5)*15" office:value-type="float" office:value="3.3984375" calcext:value-type="float">
            <text:p>3</text:p>
          </table:table-cell>
          <table:table-cell table:formula="of:=DEC2BIN([.C625])" office:value-type="string" office:string-value="11" calcext:value-type="string">
            <text:p>11</text:p>
          </table:table-cell>
          <table:table-cell table:formula="of:=IF((LEN([.D625])&lt;4);REPT(0;4-LEN([.D625]))&amp;[.D625];[.D62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625]+0.5)*15" office:value-type="float" office:value="13.53515625" calcext:value-type="float">
            <text:p>14</text:p>
          </table:table-cell>
          <table:table-cell table:formula="of:=DEC2BIN([.I625])" office:value-type="string" office:string-value="1101" calcext:value-type="string">
            <text:p>1101</text:p>
          </table:table-cell>
          <table:table-cell table:formula="of:=IF((LEN([.J625])&lt;4);REPT(0;4-LEN([.J625]))&amp;[.J625];[.J62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625]+1)*8" office:value-type="float" office:value="15.71875" calcext:value-type="float">
            <text:p>16</text:p>
          </table:table-cell>
          <table:table-cell table:formula="of:=DEC2BIN([.P625])" office:value-type="string" office:string-value="1111" calcext:value-type="string">
            <text:p>1111</text:p>
          </table:table-cell>
          <table:table-cell table:formula="of:=IF((LEN([.Q625])&lt;4);REPT(0;4-LEN([.Q625]))&amp;[.Q625];[.Q62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626]+0.5)*15" office:value-type="float" office:value="11.6015625" calcext:value-type="float">
            <text:p>12</text:p>
          </table:table-cell>
          <table:table-cell table:formula="of:=DEC2BIN([.C626])" office:value-type="string" office:string-value="1011" calcext:value-type="string">
            <text:p>1011</text:p>
          </table:table-cell>
          <table:table-cell table:formula="of:=IF((LEN([.D626])&lt;4);REPT(0;4-LEN([.D626]))&amp;[.D626];[.D62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626]+0.5)*15" office:value-type="float" office:value="13.59375" calcext:value-type="float">
            <text:p>14</text:p>
          </table:table-cell>
          <table:table-cell table:formula="of:=DEC2BIN([.I626])" office:value-type="string" office:string-value="1101" calcext:value-type="string">
            <text:p>1101</text:p>
          </table:table-cell>
          <table:table-cell table:formula="of:=IF((LEN([.J626])&lt;4);REPT(0;4-LEN([.J626]))&amp;[.J626];[.J62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26]+1)*8" office:value-type="float" office:value="9.25" calcext:value-type="float">
            <text:p>9</text:p>
          </table:table-cell>
          <table:table-cell table:formula="of:=DEC2BIN([.P626])" office:value-type="string" office:string-value="1001" calcext:value-type="string">
            <text:p>1001</text:p>
          </table:table-cell>
          <table:table-cell table:formula="of:=IF((LEN([.Q626])&lt;4);REPT(0;4-LEN([.Q626]))&amp;[.Q626];[.Q62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627]+0.5)*15" office:value-type="float" office:value="14.765625" calcext:value-type="float">
            <text:p>15</text:p>
          </table:table-cell>
          <table:table-cell table:formula="of:=DEC2BIN([.C627])" office:value-type="string" office:string-value="1110" calcext:value-type="string">
            <text:p>1110</text:p>
          </table:table-cell>
          <table:table-cell table:formula="of:=IF((LEN([.D627])&lt;4);REPT(0;4-LEN([.D627]))&amp;[.D627];[.D62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627]+0.5)*15" office:value-type="float" office:value="5.33203125" calcext:value-type="float">
            <text:p>5</text:p>
          </table:table-cell>
          <table:table-cell table:formula="of:=DEC2BIN([.I627])" office:value-type="string" office:string-value="101" calcext:value-type="string">
            <text:p>101</text:p>
          </table:table-cell>
          <table:table-cell table:formula="of:=IF((LEN([.J627])&lt;4);REPT(0;4-LEN([.J627]))&amp;[.J627];[.J62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627]+1)*8" office:value-type="float" office:value="2.40625" calcext:value-type="float">
            <text:p>2</text:p>
          </table:table-cell>
          <table:table-cell table:formula="of:=DEC2BIN([.P627])" office:value-type="string" office:string-value="10" calcext:value-type="string">
            <text:p>10</text:p>
          </table:table-cell>
          <table:table-cell table:formula="of:=IF((LEN([.Q627])&lt;4);REPT(0;4-LEN([.Q627]))&amp;[.Q627];[.Q62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628]+0.5)*15" office:value-type="float" office:value="7.55859375" calcext:value-type="float">
            <text:p>8</text:p>
          </table:table-cell>
          <table:table-cell table:formula="of:=DEC2BIN([.C628])" office:value-type="string" office:string-value="111" calcext:value-type="string">
            <text:p>111</text:p>
          </table:table-cell>
          <table:table-cell table:formula="of:=IF((LEN([.D628])&lt;4);REPT(0;4-LEN([.D628]))&amp;[.D628];[.D6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628]+0.5)*15" office:value-type="float" office:value="0" calcext:value-type="float">
            <text:p>0</text:p>
          </table:table-cell>
          <table:table-cell table:formula="of:=DEC2BIN([.I628])" office:value-type="string" office:string-value="0" calcext:value-type="string">
            <text:p>0</text:p>
          </table:table-cell>
          <table:table-cell table:formula="of:=IF((LEN([.J628])&lt;4);REPT(0;4-LEN([.J628]))&amp;[.J628];[.J6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28]+1)*8" office:value-type="float" office:value="7.375" calcext:value-type="float">
            <text:p>7</text:p>
          </table:table-cell>
          <table:table-cell table:formula="of:=DEC2BIN([.P628])" office:value-type="string" office:string-value="111" calcext:value-type="string">
            <text:p>111</text:p>
          </table:table-cell>
          <table:table-cell table:formula="of:=IF((LEN([.Q628])&lt;4);REPT(0;4-LEN([.Q628]))&amp;[.Q628];[.Q62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629]+0.5)*15" office:value-type="float" office:value="0.468749999999999" calcext:value-type="float">
            <text:p>0</text:p>
          </table:table-cell>
          <table:table-cell table:formula="of:=DEC2BIN([.C629])" office:value-type="string" office:string-value="0" calcext:value-type="string">
            <text:p>0</text:p>
          </table:table-cell>
          <table:table-cell table:formula="of:=IF((LEN([.D629])&lt;4);REPT(0;4-LEN([.D629]))&amp;[.D629];[.D62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629]+0.5)*15" office:value-type="float" office:value="5.09765625" calcext:value-type="float">
            <text:p>5</text:p>
          </table:table-cell>
          <table:table-cell table:formula="of:=DEC2BIN([.I629])" office:value-type="string" office:string-value="101" calcext:value-type="string">
            <text:p>101</text:p>
          </table:table-cell>
          <table:table-cell table:formula="of:=IF((LEN([.J629])&lt;4);REPT(0;4-LEN([.J629]))&amp;[.J629];[.J62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629]+1)*8" office:value-type="float" office:value="9.3125" calcext:value-type="float">
            <text:p>9</text:p>
          </table:table-cell>
          <table:table-cell table:formula="of:=DEC2BIN([.P629])" office:value-type="string" office:string-value="1001" calcext:value-type="string">
            <text:p>1001</text:p>
          </table:table-cell>
          <table:table-cell table:formula="of:=IF((LEN([.Q629])&lt;4);REPT(0;4-LEN([.Q629]))&amp;[.Q629];[.Q62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630]+0.5)*15" office:value-type="float" office:value="2.98828125" calcext:value-type="float">
            <text:p>3</text:p>
          </table:table-cell>
          <table:table-cell table:formula="of:=DEC2BIN([.C630])" office:value-type="string" office:string-value="10" calcext:value-type="string">
            <text:p>10</text:p>
          </table:table-cell>
          <table:table-cell table:formula="of:=IF((LEN([.D630])&lt;4);REPT(0;4-LEN([.D630]))&amp;[.D630];[.D63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630]+0.5)*15" office:value-type="float" office:value="13.4765625" calcext:value-type="float">
            <text:p>13</text:p>
          </table:table-cell>
          <table:table-cell table:formula="of:=DEC2BIN([.I630])" office:value-type="string" office:string-value="1101" calcext:value-type="string">
            <text:p>1101</text:p>
          </table:table-cell>
          <table:table-cell table:formula="of:=IF((LEN([.J630])&lt;4);REPT(0;4-LEN([.J630]))&amp;[.J630];[.J63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30]+1)*8" office:value-type="float" office:value="7.40625" calcext:value-type="float">
            <text:p>7</text:p>
          </table:table-cell>
          <table:table-cell table:formula="of:=DEC2BIN([.P630])" office:value-type="string" office:string-value="111" calcext:value-type="string">
            <text:p>111</text:p>
          </table:table-cell>
          <table:table-cell table:formula="of:=IF((LEN([.Q630])&lt;4);REPT(0;4-LEN([.Q630]))&amp;[.Q630];[.Q63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631]+0.5)*15" office:value-type="float" office:value="11.8359375" calcext:value-type="float">
            <text:p>12</text:p>
          </table:table-cell>
          <table:table-cell table:formula="of:=DEC2BIN([.C631])" office:value-type="string" office:string-value="1011" calcext:value-type="string">
            <text:p>1011</text:p>
          </table:table-cell>
          <table:table-cell table:formula="of:=IF((LEN([.D631])&lt;4);REPT(0;4-LEN([.D631]))&amp;[.D631];[.D63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631]+0.5)*15" office:value-type="float" office:value="13.65234375" calcext:value-type="float">
            <text:p>14</text:p>
          </table:table-cell>
          <table:table-cell table:formula="of:=DEC2BIN([.I631])" office:value-type="string" office:string-value="1101" calcext:value-type="string">
            <text:p>1101</text:p>
          </table:table-cell>
          <table:table-cell table:formula="of:=IF((LEN([.J631])&lt;4);REPT(0;4-LEN([.J631]))&amp;[.J631];[.J63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31]+1)*8" office:value-type="float" office:value="4.8125" calcext:value-type="float">
            <text:p>5</text:p>
          </table:table-cell>
          <table:table-cell table:formula="of:=DEC2BIN([.P631])" office:value-type="string" office:string-value="100" calcext:value-type="string">
            <text:p>100</text:p>
          </table:table-cell>
          <table:table-cell table:formula="of:=IF((LEN([.Q631])&lt;4);REPT(0;4-LEN([.Q631]))&amp;[.Q631];[.Q63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632]+0.5)*15" office:value-type="float" office:value="14.6484375" calcext:value-type="float">
            <text:p>15</text:p>
          </table:table-cell>
          <table:table-cell table:formula="of:=DEC2BIN([.C632])" office:value-type="string" office:string-value="1110" calcext:value-type="string">
            <text:p>1110</text:p>
          </table:table-cell>
          <table:table-cell table:formula="of:=IF((LEN([.D632])&lt;4);REPT(0;4-LEN([.D632]))&amp;[.D632];[.D63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632]+0.5)*15" office:value-type="float" office:value="5.2734375" calcext:value-type="float">
            <text:p>5</text:p>
          </table:table-cell>
          <table:table-cell table:formula="of:=DEC2BIN([.I632])" office:value-type="string" office:string-value="101" calcext:value-type="string">
            <text:p>101</text:p>
          </table:table-cell>
          <table:table-cell table:formula="of:=IF((LEN([.J632])&lt;4);REPT(0;4-LEN([.J632]))&amp;[.J632];[.J63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32]+1)*8" office:value-type="float" office:value="6.8125" calcext:value-type="float">
            <text:p>7</text:p>
          </table:table-cell>
          <table:table-cell table:formula="of:=DEC2BIN([.P632])" office:value-type="string" office:string-value="110" calcext:value-type="string">
            <text:p>110</text:p>
          </table:table-cell>
          <table:table-cell table:formula="of:=IF((LEN([.Q632])&lt;4);REPT(0;4-LEN([.Q632]))&amp;[.Q632];[.Q63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633]+0.5)*15" office:value-type="float" office:value="7.55859375" calcext:value-type="float">
            <text:p>8</text:p>
          </table:table-cell>
          <table:table-cell table:formula="of:=DEC2BIN([.C633])" office:value-type="string" office:string-value="111" calcext:value-type="string">
            <text:p>111</text:p>
          </table:table-cell>
          <table:table-cell table:formula="of:=IF((LEN([.D633])&lt;4);REPT(0;4-LEN([.D633]))&amp;[.D633];[.D6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633]+0.5)*15" office:value-type="float" office:value="0.17578125" calcext:value-type="float">
            <text:p>0</text:p>
          </table:table-cell>
          <table:table-cell table:formula="of:=DEC2BIN([.I633])" office:value-type="string" office:string-value="0" calcext:value-type="string">
            <text:p>0</text:p>
          </table:table-cell>
          <table:table-cell table:formula="of:=IF((LEN([.J633])&lt;4);REPT(0;4-LEN([.J633]))&amp;[.J633];[.J6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33]+1)*8" office:value-type="float" office:value="15.15625" calcext:value-type="float">
            <text:p>15</text:p>
          </table:table-cell>
          <table:table-cell table:formula="of:=DEC2BIN([.P633])" office:value-type="string" office:string-value="1111" calcext:value-type="string">
            <text:p>1111</text:p>
          </table:table-cell>
          <table:table-cell table:formula="of:=IF((LEN([.Q633])&lt;4);REPT(0;4-LEN([.Q633]))&amp;[.Q633];[.Q63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634]+0.5)*15" office:value-type="float" office:value="0.76171875" calcext:value-type="float">
            <text:p>1</text:p>
          </table:table-cell>
          <table:table-cell table:formula="of:=DEC2BIN([.C634])" office:value-type="string" office:string-value="0" calcext:value-type="string">
            <text:p>0</text:p>
          </table:table-cell>
          <table:table-cell table:formula="of:=IF((LEN([.D634])&lt;4);REPT(0;4-LEN([.D634]))&amp;[.D634];[.D63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34]+0.5)*15" office:value-type="float" office:value="7.5" calcext:value-type="float">
            <text:p>8</text:p>
          </table:table-cell>
          <table:table-cell table:formula="of:=DEC2BIN([.I634])" office:value-type="string" office:string-value="111" calcext:value-type="string">
            <text:p>111</text:p>
          </table:table-cell>
          <table:table-cell table:formula="of:=IF((LEN([.J634])&lt;4);REPT(0;4-LEN([.J634]))&amp;[.J634];[.J6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34]+1)*8" office:value-type="float" office:value="9.28125" calcext:value-type="float">
            <text:p>9</text:p>
          </table:table-cell>
          <table:table-cell table:formula="of:=DEC2BIN([.P634])" office:value-type="string" office:string-value="1001" calcext:value-type="string">
            <text:p>1001</text:p>
          </table:table-cell>
          <table:table-cell table:formula="of:=IF((LEN([.Q634])&lt;4);REPT(0;4-LEN([.Q634]))&amp;[.Q634];[.Q63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635]+0.5)*15" office:value-type="float" office:value="9.31640625" calcext:value-type="float">
            <text:p>9</text:p>
          </table:table-cell>
          <table:table-cell table:formula="of:=DEC2BIN([.C635])" office:value-type="string" office:string-value="1001" calcext:value-type="string">
            <text:p>1001</text:p>
          </table:table-cell>
          <table:table-cell table:formula="of:=IF((LEN([.D635])&lt;4);REPT(0;4-LEN([.D635]))&amp;[.D635];[.D63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35]+0.5)*15" office:value-type="float" office:value="14.58984375" calcext:value-type="float">
            <text:p>15</text:p>
          </table:table-cell>
          <table:table-cell table:formula="of:=DEC2BIN([.I635])" office:value-type="string" office:string-value="1110" calcext:value-type="string">
            <text:p>1110</text:p>
          </table:table-cell>
          <table:table-cell table:formula="of:=IF((LEN([.J635])&lt;4);REPT(0;4-LEN([.J635]))&amp;[.J635];[.J63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35]+1)*8" office:value-type="float" office:value="0.28125" calcext:value-type="float">
            <text:p>0</text:p>
          </table:table-cell>
          <table:table-cell table:formula="of:=DEC2BIN([.P635])" office:value-type="string" office:string-value="0" calcext:value-type="string">
            <text:p>0</text:p>
          </table:table-cell>
          <table:table-cell table:formula="of:=IF((LEN([.Q635])&lt;4);REPT(0;4-LEN([.Q635]))&amp;[.Q635];[.Q63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636]+0.5)*15" office:value-type="float" office:value="13.828125" calcext:value-type="float">
            <text:p>14</text:p>
          </table:table-cell>
          <table:table-cell table:formula="of:=DEC2BIN([.C636])" office:value-type="string" office:string-value="1101" calcext:value-type="string">
            <text:p>1101</text:p>
          </table:table-cell>
          <table:table-cell table:formula="of:=IF((LEN([.D636])&lt;4);REPT(0;4-LEN([.D636]))&amp;[.D636];[.D63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36]+0.5)*15" office:value-type="float" office:value="3.22265625" calcext:value-type="float">
            <text:p>3</text:p>
          </table:table-cell>
          <table:table-cell table:formula="of:=DEC2BIN([.I636])" office:value-type="string" office:string-value="11" calcext:value-type="string">
            <text:p>11</text:p>
          </table:table-cell>
          <table:table-cell table:formula="of:=IF((LEN([.J636])&lt;4);REPT(0;4-LEN([.J636]))&amp;[.J636];[.J63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636]+1)*8" office:value-type="float" office:value="6.75" calcext:value-type="float">
            <text:p>7</text:p>
          </table:table-cell>
          <table:table-cell table:formula="of:=DEC2BIN([.P636])" office:value-type="string" office:string-value="110" calcext:value-type="string">
            <text:p>110</text:p>
          </table:table-cell>
          <table:table-cell table:formula="of:=IF((LEN([.Q636])&lt;4);REPT(0;4-LEN([.Q636]))&amp;[.Q636];[.Q63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637]+0.5)*15" office:value-type="float" office:value="1.40625" calcext:value-type="float">
            <text:p>1</text:p>
          </table:table-cell>
          <table:table-cell table:formula="of:=DEC2BIN([.C637])" office:value-type="string" office:string-value="1" calcext:value-type="string">
            <text:p>1</text:p>
          </table:table-cell>
          <table:table-cell table:formula="of:=IF((LEN([.D637])&lt;4);REPT(0;4-LEN([.D637]))&amp;[.D637];[.D63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37]+0.5)*15" office:value-type="float" office:value="2.98828125" calcext:value-type="float">
            <text:p>3</text:p>
          </table:table-cell>
          <table:table-cell table:formula="of:=DEC2BIN([.I637])" office:value-type="string" office:string-value="10" calcext:value-type="string">
            <text:p>10</text:p>
          </table:table-cell>
          <table:table-cell table:formula="of:=IF((LEN([.J637])&lt;4);REPT(0;4-LEN([.J637]))&amp;[.J637];[.J63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637]+1)*8" office:value-type="float" office:value="13.59375" calcext:value-type="float">
            <text:p>14</text:p>
          </table:table-cell>
          <table:table-cell table:formula="of:=DEC2BIN([.P637])" office:value-type="string" office:string-value="1101" calcext:value-type="string">
            <text:p>1101</text:p>
          </table:table-cell>
          <table:table-cell table:formula="of:=IF((LEN([.Q637])&lt;4);REPT(0;4-LEN([.Q637]))&amp;[.Q637];[.Q63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638]+0.5)*15" office:value-type="float" office:value="5.15625" calcext:value-type="float">
            <text:p>5</text:p>
          </table:table-cell>
          <table:table-cell table:formula="of:=DEC2BIN([.C638])" office:value-type="string" office:string-value="101" calcext:value-type="string">
            <text:p>101</text:p>
          </table:table-cell>
          <table:table-cell table:formula="of:=IF((LEN([.D638])&lt;4);REPT(0;4-LEN([.D638]))&amp;[.D638];[.D63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38]+0.5)*15" office:value-type="float" office:value="14.58984375" calcext:value-type="float">
            <text:p>15</text:p>
          </table:table-cell>
          <table:table-cell table:formula="of:=DEC2BIN([.I638])" office:value-type="string" office:string-value="1110" calcext:value-type="string">
            <text:p>1110</text:p>
          </table:table-cell>
          <table:table-cell table:formula="of:=IF((LEN([.J638])&lt;4);REPT(0;4-LEN([.J638]))&amp;[.J638];[.J63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38]+1)*8" office:value-type="float" office:value="8.625" calcext:value-type="float">
            <text:p>9</text:p>
          </table:table-cell>
          <table:table-cell table:formula="of:=DEC2BIN([.P638])" office:value-type="string" office:string-value="1000" calcext:value-type="string">
            <text:p>1000</text:p>
          </table:table-cell>
          <table:table-cell table:formula="of:=IF((LEN([.Q638])&lt;4);REPT(0;4-LEN([.Q638]))&amp;[.Q638];[.Q63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639]+0.5)*15" office:value-type="float" office:value="14.94140625" calcext:value-type="float">
            <text:p>15</text:p>
          </table:table-cell>
          <table:table-cell table:formula="of:=DEC2BIN([.C639])" office:value-type="string" office:string-value="1110" calcext:value-type="string">
            <text:p>1110</text:p>
          </table:table-cell>
          <table:table-cell table:formula="of:=IF((LEN([.D639])&lt;4);REPT(0;4-LEN([.D639]))&amp;[.D639];[.D63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639]+0.5)*15" office:value-type="float" office:value="7.6171875" calcext:value-type="float">
            <text:p>8</text:p>
          </table:table-cell>
          <table:table-cell table:formula="of:=DEC2BIN([.I639])" office:value-type="string" office:string-value="111" calcext:value-type="string">
            <text:p>111</text:p>
          </table:table-cell>
          <table:table-cell table:formula="of:=IF((LEN([.J639])&lt;4);REPT(0;4-LEN([.J639]))&amp;[.J639];[.J6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639]+1)*8" office:value-type="float" office:value="6.6875" calcext:value-type="float">
            <text:p>7</text:p>
          </table:table-cell>
          <table:table-cell table:formula="of:=DEC2BIN([.P639])" office:value-type="string" office:string-value="110" calcext:value-type="string">
            <text:p>110</text:p>
          </table:table-cell>
          <table:table-cell table:formula="of:=IF((LEN([.Q639])&lt;4);REPT(0;4-LEN([.Q639]))&amp;[.Q639];[.Q63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640]+0.5)*15" office:value-type="float" office:value="5.33203125" calcext:value-type="float">
            <text:p>5</text:p>
          </table:table-cell>
          <table:table-cell table:formula="of:=DEC2BIN([.C640])" office:value-type="string" office:string-value="101" calcext:value-type="string">
            <text:p>101</text:p>
          </table:table-cell>
          <table:table-cell table:formula="of:=IF((LEN([.D640])&lt;4);REPT(0;4-LEN([.D640]))&amp;[.D640];[.D64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640]+0.5)*15" office:value-type="float" office:value="0.3515625" calcext:value-type="float">
            <text:p>0</text:p>
          </table:table-cell>
          <table:table-cell table:formula="of:=DEC2BIN([.I640])" office:value-type="string" office:string-value="0" calcext:value-type="string">
            <text:p>0</text:p>
          </table:table-cell>
          <table:table-cell table:formula="of:=IF((LEN([.J640])&lt;4);REPT(0;4-LEN([.J640]))&amp;[.J640];[.J64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640]+1)*8" office:value-type="float" office:value="8.59375" calcext:value-type="float">
            <text:p>9</text:p>
          </table:table-cell>
          <table:table-cell table:formula="of:=DEC2BIN([.P640])" office:value-type="string" office:string-value="1000" calcext:value-type="string">
            <text:p>1000</text:p>
          </table:table-cell>
          <table:table-cell table:formula="of:=IF((LEN([.Q640])&lt;4);REPT(0;4-LEN([.Q640]))&amp;[.Q640];[.Q64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641]+0.5)*15" office:value-type="float" office:value="1.34765625" calcext:value-type="float">
            <text:p>1</text:p>
          </table:table-cell>
          <table:table-cell table:formula="of:=DEC2BIN([.C641])" office:value-type="string" office:string-value="1" calcext:value-type="string">
            <text:p>1</text:p>
          </table:table-cell>
          <table:table-cell table:formula="of:=IF((LEN([.D641])&lt;4);REPT(0;4-LEN([.D641]))&amp;[.D641];[.D64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641]+0.5)*15" office:value-type="float" office:value="11.77734375" calcext:value-type="float">
            <text:p>12</text:p>
          </table:table-cell>
          <table:table-cell table:formula="of:=DEC2BIN([.I641])" office:value-type="string" office:string-value="1011" calcext:value-type="string">
            <text:p>1011</text:p>
          </table:table-cell>
          <table:table-cell table:formula="of:=IF((LEN([.J641])&lt;4);REPT(0;4-LEN([.J641]))&amp;[.J641];[.J64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641]+1)*8" office:value-type="float" office:value="11.1875" calcext:value-type="float">
            <text:p>11</text:p>
          </table:table-cell>
          <table:table-cell table:formula="of:=DEC2BIN([.P641])" office:value-type="string" office:string-value="1011" calcext:value-type="string">
            <text:p>1011</text:p>
          </table:table-cell>
          <table:table-cell table:formula="of:=IF((LEN([.Q641])&lt;4);REPT(0;4-LEN([.Q641]))&amp;[.Q641];[.Q64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642]+0.5)*15" office:value-type="float" office:value="13.4765625" calcext:value-type="float">
            <text:p>13</text:p>
          </table:table-cell>
          <table:table-cell table:formula="of:=DEC2BIN([.C642])" office:value-type="string" office:string-value="1101" calcext:value-type="string">
            <text:p>1101</text:p>
          </table:table-cell>
          <table:table-cell table:formula="of:=IF((LEN([.D642])&lt;4);REPT(0;4-LEN([.D642]))&amp;[.D642];[.D64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642]+0.5)*15" office:value-type="float" office:value="12.01171875" calcext:value-type="float">
            <text:p>12</text:p>
          </table:table-cell>
          <table:table-cell table:formula="of:=DEC2BIN([.I642])" office:value-type="string" office:string-value="1100" calcext:value-type="string">
            <text:p>1100</text:p>
          </table:table-cell>
          <table:table-cell table:formula="of:=IF((LEN([.J642])&lt;4);REPT(0;4-LEN([.J642]))&amp;[.J642];[.J64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642]+1)*8" office:value-type="float" office:value="9.1875" calcext:value-type="float">
            <text:p>9</text:p>
          </table:table-cell>
          <table:table-cell table:formula="of:=DEC2BIN([.P642])" office:value-type="string" office:string-value="1001" calcext:value-type="string">
            <text:p>1001</text:p>
          </table:table-cell>
          <table:table-cell table:formula="of:=IF((LEN([.Q642])&lt;4);REPT(0;4-LEN([.Q642]))&amp;[.Q642];[.Q64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643]+0.5)*15" office:value-type="float" office:value="10.01953125" calcext:value-type="float">
            <text:p>10</text:p>
          </table:table-cell>
          <table:table-cell table:formula="of:=DEC2BIN([.C643])" office:value-type="string" office:string-value="1010" calcext:value-type="string">
            <text:p>1010</text:p>
          </table:table-cell>
          <table:table-cell table:formula="of:=IF((LEN([.D643])&lt;4);REPT(0;4-LEN([.D643]))&amp;[.D643];[.D64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643]+0.5)*15" office:value-type="float" office:value="0.29296875" calcext:value-type="float">
            <text:p>0</text:p>
          </table:table-cell>
          <table:table-cell table:formula="of:=DEC2BIN([.I643])" office:value-type="string" office:string-value="0" calcext:value-type="string">
            <text:p>0</text:p>
          </table:table-cell>
          <table:table-cell table:formula="of:=IF((LEN([.J643])&lt;4);REPT(0;4-LEN([.J643]))&amp;[.J643];[.J6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643]+1)*8" office:value-type="float" office:value="0.84375" calcext:value-type="float">
            <text:p>1</text:p>
          </table:table-cell>
          <table:table-cell table:formula="of:=DEC2BIN([.P643])" office:value-type="string" office:string-value="0" calcext:value-type="string">
            <text:p>0</text:p>
          </table:table-cell>
          <table:table-cell table:formula="of:=IF((LEN([.Q643])&lt;4);REPT(0;4-LEN([.Q643]))&amp;[.Q643];[.Q64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644]+0.5)*15" office:value-type="float" office:value="-0.3515625" calcext:value-type="float">
            <text:p>0</text:p>
          </table:table-cell>
          <table:table-cell table:formula="of:=DEC2BIN([.C644])" office:value-type="string" office:string-value="0" calcext:value-type="string">
            <text:p>0</text:p>
          </table:table-cell>
          <table:table-cell table:formula="of:=IF((LEN([.D644])&lt;4);REPT(0;4-LEN([.D644]))&amp;[.D644];[.D6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644]+0.5)*15" office:value-type="float" office:value="4.921875" calcext:value-type="float">
            <text:p>5</text:p>
          </table:table-cell>
          <table:table-cell table:formula="of:=DEC2BIN([.I644])" office:value-type="string" office:string-value="100" calcext:value-type="string">
            <text:p>100</text:p>
          </table:table-cell>
          <table:table-cell table:formula="of:=IF((LEN([.J644])&lt;4);REPT(0;4-LEN([.J644]))&amp;[.J644];[.J64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644]+1)*8" office:value-type="float" office:value="6.71875" calcext:value-type="float">
            <text:p>7</text:p>
          </table:table-cell>
          <table:table-cell table:formula="of:=DEC2BIN([.P644])" office:value-type="string" office:string-value="110" calcext:value-type="string">
            <text:p>110</text:p>
          </table:table-cell>
          <table:table-cell table:formula="of:=IF((LEN([.Q644])&lt;4);REPT(0;4-LEN([.Q644]))&amp;[.Q644];[.Q64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45]+0.5)*15" office:value-type="float" office:value="3.3984375" calcext:value-type="float">
            <text:p>3</text:p>
          </table:table-cell>
          <table:table-cell table:formula="of:=DEC2BIN([.C645])" office:value-type="string" office:string-value="11" calcext:value-type="string">
            <text:p>11</text:p>
          </table:table-cell>
          <table:table-cell table:formula="of:=IF((LEN([.D645])&lt;4);REPT(0;4-LEN([.D645]))&amp;[.D645];[.D64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645]+0.5)*15" office:value-type="float" office:value="13.53515625" calcext:value-type="float">
            <text:p>14</text:p>
          </table:table-cell>
          <table:table-cell table:formula="of:=DEC2BIN([.I645])" office:value-type="string" office:string-value="1101" calcext:value-type="string">
            <text:p>1101</text:p>
          </table:table-cell>
          <table:table-cell table:formula="of:=IF((LEN([.J645])&lt;4);REPT(0;4-LEN([.J645]))&amp;[.J645];[.J64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645]+1)*8" office:value-type="float" office:value="15.71875" calcext:value-type="float">
            <text:p>16</text:p>
          </table:table-cell>
          <table:table-cell table:formula="of:=DEC2BIN([.P645])" office:value-type="string" office:string-value="1111" calcext:value-type="string">
            <text:p>1111</text:p>
          </table:table-cell>
          <table:table-cell table:formula="of:=IF((LEN([.Q645])&lt;4);REPT(0;4-LEN([.Q645]))&amp;[.Q645];[.Q64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646]+0.5)*15" office:value-type="float" office:value="11.6015625" calcext:value-type="float">
            <text:p>12</text:p>
          </table:table-cell>
          <table:table-cell table:formula="of:=DEC2BIN([.C646])" office:value-type="string" office:string-value="1011" calcext:value-type="string">
            <text:p>1011</text:p>
          </table:table-cell>
          <table:table-cell table:formula="of:=IF((LEN([.D646])&lt;4);REPT(0;4-LEN([.D646]))&amp;[.D646];[.D64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646]+0.5)*15" office:value-type="float" office:value="13.59375" calcext:value-type="float">
            <text:p>14</text:p>
          </table:table-cell>
          <table:table-cell table:formula="of:=DEC2BIN([.I646])" office:value-type="string" office:string-value="1101" calcext:value-type="string">
            <text:p>1101</text:p>
          </table:table-cell>
          <table:table-cell table:formula="of:=IF((LEN([.J646])&lt;4);REPT(0;4-LEN([.J646]))&amp;[.J646];[.J64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46]+1)*8" office:value-type="float" office:value="9.25" calcext:value-type="float">
            <text:p>9</text:p>
          </table:table-cell>
          <table:table-cell table:formula="of:=DEC2BIN([.P646])" office:value-type="string" office:string-value="1001" calcext:value-type="string">
            <text:p>1001</text:p>
          </table:table-cell>
          <table:table-cell table:formula="of:=IF((LEN([.Q646])&lt;4);REPT(0;4-LEN([.Q646]))&amp;[.Q646];[.Q64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647]+0.5)*15" office:value-type="float" office:value="14.765625" calcext:value-type="float">
            <text:p>15</text:p>
          </table:table-cell>
          <table:table-cell table:formula="of:=DEC2BIN([.C647])" office:value-type="string" office:string-value="1110" calcext:value-type="string">
            <text:p>1110</text:p>
          </table:table-cell>
          <table:table-cell table:formula="of:=IF((LEN([.D647])&lt;4);REPT(0;4-LEN([.D647]))&amp;[.D647];[.D64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647]+0.5)*15" office:value-type="float" office:value="5.33203125" calcext:value-type="float">
            <text:p>5</text:p>
          </table:table-cell>
          <table:table-cell table:formula="of:=DEC2BIN([.I647])" office:value-type="string" office:string-value="101" calcext:value-type="string">
            <text:p>101</text:p>
          </table:table-cell>
          <table:table-cell table:formula="of:=IF((LEN([.J647])&lt;4);REPT(0;4-LEN([.J647]))&amp;[.J647];[.J64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647]+1)*8" office:value-type="float" office:value="2.40625" calcext:value-type="float">
            <text:p>2</text:p>
          </table:table-cell>
          <table:table-cell table:formula="of:=DEC2BIN([.P647])" office:value-type="string" office:string-value="10" calcext:value-type="string">
            <text:p>10</text:p>
          </table:table-cell>
          <table:table-cell table:formula="of:=IF((LEN([.Q647])&lt;4);REPT(0;4-LEN([.Q647]))&amp;[.Q647];[.Q64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648]+0.5)*15" office:value-type="float" office:value="7.5" calcext:value-type="float">
            <text:p>8</text:p>
          </table:table-cell>
          <table:table-cell table:formula="of:=DEC2BIN([.C648])" office:value-type="string" office:string-value="111" calcext:value-type="string">
            <text:p>111</text:p>
          </table:table-cell>
          <table:table-cell table:formula="of:=IF((LEN([.D648])&lt;4);REPT(0;4-LEN([.D648]))&amp;[.D648];[.D64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648]+0.5)*15" office:value-type="float" office:value="0.1171875" calcext:value-type="float">
            <text:p>0</text:p>
          </table:table-cell>
          <table:table-cell table:formula="of:=DEC2BIN([.I648])" office:value-type="string" office:string-value="0" calcext:value-type="string">
            <text:p>0</text:p>
          </table:table-cell>
          <table:table-cell table:formula="of:=IF((LEN([.J648])&lt;4);REPT(0;4-LEN([.J648]))&amp;[.J648];[.J6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48]+1)*8" office:value-type="float" office:value="7.375" calcext:value-type="float">
            <text:p>7</text:p>
          </table:table-cell>
          <table:table-cell table:formula="of:=DEC2BIN([.P648])" office:value-type="string" office:string-value="111" calcext:value-type="string">
            <text:p>111</text:p>
          </table:table-cell>
          <table:table-cell table:formula="of:=IF((LEN([.Q648])&lt;4);REPT(0;4-LEN([.Q648]))&amp;[.Q648];[.Q64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649]+0.5)*15" office:value-type="float" office:value="0.8203125" calcext:value-type="float">
            <text:p>1</text:p>
          </table:table-cell>
          <table:table-cell table:formula="of:=DEC2BIN([.C649])" office:value-type="string" office:string-value="0" calcext:value-type="string">
            <text:p>0</text:p>
          </table:table-cell>
          <table:table-cell table:formula="of:=IF((LEN([.D649])&lt;4);REPT(0;4-LEN([.D649]))&amp;[.D649];[.D64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49]+0.5)*15" office:value-type="float" office:value="7.5" calcext:value-type="float">
            <text:p>8</text:p>
          </table:table-cell>
          <table:table-cell table:formula="of:=DEC2BIN([.I649])" office:value-type="string" office:string-value="111" calcext:value-type="string">
            <text:p>111</text:p>
          </table:table-cell>
          <table:table-cell table:formula="of:=IF((LEN([.J649])&lt;4);REPT(0;4-LEN([.J649]))&amp;[.J649];[.J6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649]+1)*8" office:value-type="float" office:value="9.3125" calcext:value-type="float">
            <text:p>9</text:p>
          </table:table-cell>
          <table:table-cell table:formula="of:=DEC2BIN([.P649])" office:value-type="string" office:string-value="1001" calcext:value-type="string">
            <text:p>1001</text:p>
          </table:table-cell>
          <table:table-cell table:formula="of:=IF((LEN([.Q649])&lt;4);REPT(0;4-LEN([.Q649]))&amp;[.Q649];[.Q64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650]+0.5)*15" office:value-type="float" office:value="9.31640625" calcext:value-type="float">
            <text:p>9</text:p>
          </table:table-cell>
          <table:table-cell table:formula="of:=DEC2BIN([.C650])" office:value-type="string" office:string-value="1001" calcext:value-type="string">
            <text:p>1001</text:p>
          </table:table-cell>
          <table:table-cell table:formula="of:=IF((LEN([.D650])&lt;4);REPT(0;4-LEN([.D650]))&amp;[.D650];[.D65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50]+0.5)*15" office:value-type="float" office:value="14.58984375" calcext:value-type="float">
            <text:p>15</text:p>
          </table:table-cell>
          <table:table-cell table:formula="of:=DEC2BIN([.I650])" office:value-type="string" office:string-value="1110" calcext:value-type="string">
            <text:p>1110</text:p>
          </table:table-cell>
          <table:table-cell table:formula="of:=IF((LEN([.J650])&lt;4);REPT(0;4-LEN([.J650]))&amp;[.J650];[.J65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50]+1)*8" office:value-type="float" office:value="7.40625" calcext:value-type="float">
            <text:p>7</text:p>
          </table:table-cell>
          <table:table-cell table:formula="of:=DEC2BIN([.P650])" office:value-type="string" office:string-value="111" calcext:value-type="string">
            <text:p>111</text:p>
          </table:table-cell>
          <table:table-cell table:formula="of:=IF((LEN([.Q650])&lt;4);REPT(0;4-LEN([.Q650]))&amp;[.Q650];[.Q65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651]+0.5)*15" office:value-type="float" office:value="13.828125" calcext:value-type="float">
            <text:p>14</text:p>
          </table:table-cell>
          <table:table-cell table:formula="of:=DEC2BIN([.C651])" office:value-type="string" office:string-value="1101" calcext:value-type="string">
            <text:p>1101</text:p>
          </table:table-cell>
          <table:table-cell table:formula="of:=IF((LEN([.D651])&lt;4);REPT(0;4-LEN([.D651]))&amp;[.D651];[.D65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51]+0.5)*15" office:value-type="float" office:value="3.22265625" calcext:value-type="float">
            <text:p>3</text:p>
          </table:table-cell>
          <table:table-cell table:formula="of:=DEC2BIN([.I651])" office:value-type="string" office:string-value="11" calcext:value-type="string">
            <text:p>11</text:p>
          </table:table-cell>
          <table:table-cell table:formula="of:=IF((LEN([.J651])&lt;4);REPT(0;4-LEN([.J651]))&amp;[.J651];[.J65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51]+1)*8" office:value-type="float" office:value="4.8125" calcext:value-type="float">
            <text:p>5</text:p>
          </table:table-cell>
          <table:table-cell table:formula="of:=DEC2BIN([.P651])" office:value-type="string" office:string-value="100" calcext:value-type="string">
            <text:p>100</text:p>
          </table:table-cell>
          <table:table-cell table:formula="of:=IF((LEN([.Q651])&lt;4);REPT(0;4-LEN([.Q651]))&amp;[.Q651];[.Q65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652]+0.5)*15" office:value-type="float" office:value="1.40625" calcext:value-type="float">
            <text:p>1</text:p>
          </table:table-cell>
          <table:table-cell table:formula="of:=DEC2BIN([.C652])" office:value-type="string" office:string-value="1" calcext:value-type="string">
            <text:p>1</text:p>
          </table:table-cell>
          <table:table-cell table:formula="of:=IF((LEN([.D652])&lt;4);REPT(0;4-LEN([.D652]))&amp;[.D652];[.D65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52]+0.5)*15" office:value-type="float" office:value="2.98828125" calcext:value-type="float">
            <text:p>3</text:p>
          </table:table-cell>
          <table:table-cell table:formula="of:=DEC2BIN([.I652])" office:value-type="string" office:string-value="10" calcext:value-type="string">
            <text:p>10</text:p>
          </table:table-cell>
          <table:table-cell table:formula="of:=IF((LEN([.J652])&lt;4);REPT(0;4-LEN([.J652]))&amp;[.J652];[.J65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52]+1)*8" office:value-type="float" office:value="6.8125" calcext:value-type="float">
            <text:p>7</text:p>
          </table:table-cell>
          <table:table-cell table:formula="of:=DEC2BIN([.P652])" office:value-type="string" office:string-value="110" calcext:value-type="string">
            <text:p>110</text:p>
          </table:table-cell>
          <table:table-cell table:formula="of:=IF((LEN([.Q652])&lt;4);REPT(0;4-LEN([.Q652]))&amp;[.Q652];[.Q65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653]+0.5)*15" office:value-type="float" office:value="5.09765625" calcext:value-type="float">
            <text:p>5</text:p>
          </table:table-cell>
          <table:table-cell table:formula="of:=DEC2BIN([.C653])" office:value-type="string" office:string-value="101" calcext:value-type="string">
            <text:p>101</text:p>
          </table:table-cell>
          <table:table-cell table:formula="of:=IF((LEN([.D653])&lt;4);REPT(0;4-LEN([.D653]))&amp;[.D653];[.D65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653]+0.5)*15" office:value-type="float" office:value="14.765625" calcext:value-type="float">
            <text:p>15</text:p>
          </table:table-cell>
          <table:table-cell table:formula="of:=DEC2BIN([.I653])" office:value-type="string" office:string-value="1110" calcext:value-type="string">
            <text:p>1110</text:p>
          </table:table-cell>
          <table:table-cell table:formula="of:=IF((LEN([.J653])&lt;4);REPT(0;4-LEN([.J653]))&amp;[.J653];[.J6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53]+1)*8" office:value-type="float" office:value="15.15625" calcext:value-type="float">
            <text:p>15</text:p>
          </table:table-cell>
          <table:table-cell table:formula="of:=DEC2BIN([.P653])" office:value-type="string" office:string-value="1111" calcext:value-type="string">
            <text:p>1111</text:p>
          </table:table-cell>
          <table:table-cell table:formula="of:=IF((LEN([.Q653])&lt;4);REPT(0;4-LEN([.Q653]))&amp;[.Q653];[.Q65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654]+0.5)*15" office:value-type="float" office:value="15.29296875" calcext:value-type="float">
            <text:p>15</text:p>
          </table:table-cell>
          <table:table-cell table:formula="of:=DEC2BIN([.C654])" office:value-type="string" office:string-value="1111" calcext:value-type="string">
            <text:p>1111</text:p>
          </table:table-cell>
          <table:table-cell table:formula="of:=IF((LEN([.D654])&lt;4);REPT(0;4-LEN([.D654]))&amp;[.D654];[.D65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654]+0.5)*15" office:value-type="float" office:value="10.01953125" calcext:value-type="float">
            <text:p>10</text:p>
          </table:table-cell>
          <table:table-cell table:formula="of:=DEC2BIN([.I654])" office:value-type="string" office:string-value="1010" calcext:value-type="string">
            <text:p>1010</text:p>
          </table:table-cell>
          <table:table-cell table:formula="of:=IF((LEN([.J654])&lt;4);REPT(0;4-LEN([.J654]))&amp;[.J654];[.J65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54]+1)*8" office:value-type="float" office:value="9.28125" calcext:value-type="float">
            <text:p>9</text:p>
          </table:table-cell>
          <table:table-cell table:formula="of:=DEC2BIN([.P654])" office:value-type="string" office:string-value="1001" calcext:value-type="string">
            <text:p>1001</text:p>
          </table:table-cell>
          <table:table-cell table:formula="of:=IF((LEN([.Q654])&lt;4);REPT(0;4-LEN([.Q654]))&amp;[.Q654];[.Q65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655]+0.5)*15" office:value-type="float" office:value="11.66015625" calcext:value-type="float">
            <text:p>12</text:p>
          </table:table-cell>
          <table:table-cell table:formula="of:=DEC2BIN([.C655])" office:value-type="string" office:string-value="1011" calcext:value-type="string">
            <text:p>1011</text:p>
          </table:table-cell>
          <table:table-cell table:formula="of:=IF((LEN([.D655])&lt;4);REPT(0;4-LEN([.D655]))&amp;[.D655];[.D65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655]+0.5)*15" office:value-type="float" office:value="1.46484375" calcext:value-type="float">
            <text:p>1</text:p>
          </table:table-cell>
          <table:table-cell table:formula="of:=DEC2BIN([.I655])" office:value-type="string" office:string-value="1" calcext:value-type="string">
            <text:p>1</text:p>
          </table:table-cell>
          <table:table-cell table:formula="of:=IF((LEN([.J655])&lt;4);REPT(0;4-LEN([.J655]))&amp;[.J655];[.J65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55]+1)*8" office:value-type="float" office:value="0.28125" calcext:value-type="float">
            <text:p>0</text:p>
          </table:table-cell>
          <table:table-cell table:formula="of:=DEC2BIN([.P655])" office:value-type="string" office:string-value="0" calcext:value-type="string">
            <text:p>0</text:p>
          </table:table-cell>
          <table:table-cell table:formula="of:=IF((LEN([.Q655])&lt;4);REPT(0;4-LEN([.Q655]))&amp;[.Q655];[.Q65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56]+0.5)*15" office:value-type="float" office:value="3.3984375" calcext:value-type="float">
            <text:p>3</text:p>
          </table:table-cell>
          <table:table-cell table:formula="of:=DEC2BIN([.C656])" office:value-type="string" office:string-value="11" calcext:value-type="string">
            <text:p>11</text:p>
          </table:table-cell>
          <table:table-cell table:formula="of:=IF((LEN([.D656])&lt;4);REPT(0;4-LEN([.D656]))&amp;[.D656];[.D65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656]+0.5)*15" office:value-type="float" office:value="1.40625" calcext:value-type="float">
            <text:p>1</text:p>
          </table:table-cell>
          <table:table-cell table:formula="of:=DEC2BIN([.I656])" office:value-type="string" office:string-value="1" calcext:value-type="string">
            <text:p>1</text:p>
          </table:table-cell>
          <table:table-cell table:formula="of:=IF((LEN([.J656])&lt;4);REPT(0;4-LEN([.J656]))&amp;[.J656];[.J65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656]+1)*8" office:value-type="float" office:value="6.75" calcext:value-type="float">
            <text:p>7</text:p>
          </table:table-cell>
          <table:table-cell table:formula="of:=DEC2BIN([.P656])" office:value-type="string" office:string-value="110" calcext:value-type="string">
            <text:p>110</text:p>
          </table:table-cell>
          <table:table-cell table:formula="of:=IF((LEN([.Q656])&lt;4);REPT(0;4-LEN([.Q656]))&amp;[.Q656];[.Q65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657]+0.5)*15" office:value-type="float" office:value="0.234375" calcext:value-type="float">
            <text:p>0</text:p>
          </table:table-cell>
          <table:table-cell table:formula="of:=DEC2BIN([.C657])" office:value-type="string" office:string-value="0" calcext:value-type="string">
            <text:p>0</text:p>
          </table:table-cell>
          <table:table-cell table:formula="of:=IF((LEN([.D657])&lt;4);REPT(0;4-LEN([.D657]))&amp;[.D657];[.D65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657]+0.5)*15" office:value-type="float" office:value="9.66796875" calcext:value-type="float">
            <text:p>10</text:p>
          </table:table-cell>
          <table:table-cell table:formula="of:=DEC2BIN([.I657])" office:value-type="string" office:string-value="1001" calcext:value-type="string">
            <text:p>1001</text:p>
          </table:table-cell>
          <table:table-cell table:formula="of:=IF((LEN([.J657])&lt;4);REPT(0;4-LEN([.J657]))&amp;[.J657];[.J65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657]+1)*8" office:value-type="float" office:value="13.59375" calcext:value-type="float">
            <text:p>14</text:p>
          </table:table-cell>
          <table:table-cell table:formula="of:=DEC2BIN([.P657])" office:value-type="string" office:string-value="1101" calcext:value-type="string">
            <text:p>1101</text:p>
          </table:table-cell>
          <table:table-cell table:formula="of:=IF((LEN([.Q657])&lt;4);REPT(0;4-LEN([.Q657]))&amp;[.Q657];[.Q65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658]+0.5)*15" office:value-type="float" office:value="7.44140625" calcext:value-type="float">
            <text:p>7</text:p>
          </table:table-cell>
          <table:table-cell table:formula="of:=DEC2BIN([.C658])" office:value-type="string" office:string-value="111" calcext:value-type="string">
            <text:p>111</text:p>
          </table:table-cell>
          <table:table-cell table:formula="of:=IF((LEN([.D658])&lt;4);REPT(0;4-LEN([.D658]))&amp;[.D658];[.D65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658]+0.5)*15" office:value-type="float" office:value="15" calcext:value-type="float">
            <text:p>15</text:p>
          </table:table-cell>
          <table:table-cell table:formula="of:=DEC2BIN([.I658])" office:value-type="string" office:string-value="1111" calcext:value-type="string">
            <text:p>1111</text:p>
          </table:table-cell>
          <table:table-cell table:formula="of:=IF((LEN([.J658])&lt;4);REPT(0;4-LEN([.J658]))&amp;[.J658];[.J65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58]+1)*8" office:value-type="float" office:value="8.625" calcext:value-type="float">
            <text:p>9</text:p>
          </table:table-cell>
          <table:table-cell table:formula="of:=DEC2BIN([.P658])" office:value-type="string" office:string-value="1000" calcext:value-type="string">
            <text:p>1000</text:p>
          </table:table-cell>
          <table:table-cell table:formula="of:=IF((LEN([.Q658])&lt;4);REPT(0;4-LEN([.Q658]))&amp;[.Q658];[.Q65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659]+0.5)*15" office:value-type="float" office:value="14.53125" calcext:value-type="float">
            <text:p>15</text:p>
          </table:table-cell>
          <table:table-cell table:formula="of:=DEC2BIN([.C659])" office:value-type="string" office:string-value="1110" calcext:value-type="string">
            <text:p>1110</text:p>
          </table:table-cell>
          <table:table-cell table:formula="of:=IF((LEN([.D659])&lt;4);REPT(0;4-LEN([.D659]))&amp;[.D659];[.D65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659]+0.5)*15" office:value-type="float" office:value="9.90234375" calcext:value-type="float">
            <text:p>10</text:p>
          </table:table-cell>
          <table:table-cell table:formula="of:=DEC2BIN([.I659])" office:value-type="string" office:string-value="1001" calcext:value-type="string">
            <text:p>1001</text:p>
          </table:table-cell>
          <table:table-cell table:formula="of:=IF((LEN([.J659])&lt;4);REPT(0;4-LEN([.J659]))&amp;[.J659];[.J65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659]+1)*8" office:value-type="float" office:value="6.6875" calcext:value-type="float">
            <text:p>7</text:p>
          </table:table-cell>
          <table:table-cell table:formula="of:=DEC2BIN([.P659])" office:value-type="string" office:string-value="110" calcext:value-type="string">
            <text:p>110</text:p>
          </table:table-cell>
          <table:table-cell table:formula="of:=IF((LEN([.Q659])&lt;4);REPT(0;4-LEN([.Q659]))&amp;[.Q659];[.Q65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660]+0.5)*15" office:value-type="float" office:value="12.01171875" calcext:value-type="float">
            <text:p>12</text:p>
          </table:table-cell>
          <table:table-cell table:formula="of:=DEC2BIN([.C660])" office:value-type="string" office:string-value="1100" calcext:value-type="string">
            <text:p>1100</text:p>
          </table:table-cell>
          <table:table-cell table:formula="of:=IF((LEN([.D660])&lt;4);REPT(0;4-LEN([.D660]))&amp;[.D660];[.D66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660]+0.5)*15" office:value-type="float" office:value="1.5234375" calcext:value-type="float">
            <text:p>2</text:p>
          </table:table-cell>
          <table:table-cell table:formula="of:=DEC2BIN([.I660])" office:value-type="string" office:string-value="1" calcext:value-type="string">
            <text:p>1</text:p>
          </table:table-cell>
          <table:table-cell table:formula="of:=IF((LEN([.J660])&lt;4);REPT(0;4-LEN([.J660]))&amp;[.J660];[.J66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660]+1)*8" office:value-type="float" office:value="8.59375" calcext:value-type="float">
            <text:p>9</text:p>
          </table:table-cell>
          <table:table-cell table:formula="of:=DEC2BIN([.P660])" office:value-type="string" office:string-value="1000" calcext:value-type="string">
            <text:p>1000</text:p>
          </table:table-cell>
          <table:table-cell table:formula="of:=IF((LEN([.Q660])&lt;4);REPT(0;4-LEN([.Q660]))&amp;[.Q660];[.Q66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661]+0.5)*15" office:value-type="float" office:value="3.1640625" calcext:value-type="float">
            <text:p>3</text:p>
          </table:table-cell>
          <table:table-cell table:formula="of:=DEC2BIN([.C661])" office:value-type="string" office:string-value="11" calcext:value-type="string">
            <text:p>11</text:p>
          </table:table-cell>
          <table:table-cell table:formula="of:=IF((LEN([.D661])&lt;4);REPT(0;4-LEN([.D661]))&amp;[.D661];[.D66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661]+0.5)*15" office:value-type="float" office:value="1.34765625" calcext:value-type="float">
            <text:p>1</text:p>
          </table:table-cell>
          <table:table-cell table:formula="of:=DEC2BIN([.I661])" office:value-type="string" office:string-value="1" calcext:value-type="string">
            <text:p>1</text:p>
          </table:table-cell>
          <table:table-cell table:formula="of:=IF((LEN([.J661])&lt;4);REPT(0;4-LEN([.J661]))&amp;[.J661];[.J66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661]+1)*8" office:value-type="float" office:value="11.1875" calcext:value-type="float">
            <text:p>11</text:p>
          </table:table-cell>
          <table:table-cell table:formula="of:=DEC2BIN([.P661])" office:value-type="string" office:string-value="1011" calcext:value-type="string">
            <text:p>1011</text:p>
          </table:table-cell>
          <table:table-cell table:formula="of:=IF((LEN([.Q661])&lt;4);REPT(0;4-LEN([.Q661]))&amp;[.Q661];[.Q66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662]+0.5)*15" office:value-type="float" office:value="0.3515625" calcext:value-type="float">
            <text:p>0</text:p>
          </table:table-cell>
          <table:table-cell table:formula="of:=DEC2BIN([.C662])" office:value-type="string" office:string-value="0" calcext:value-type="string">
            <text:p>0</text:p>
          </table:table-cell>
          <table:table-cell table:formula="of:=IF((LEN([.D662])&lt;4);REPT(0;4-LEN([.D662]))&amp;[.D662];[.D66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662]+0.5)*15" office:value-type="float" office:value="9.7265625" calcext:value-type="float">
            <text:p>10</text:p>
          </table:table-cell>
          <table:table-cell table:formula="of:=DEC2BIN([.I662])" office:value-type="string" office:string-value="1001" calcext:value-type="string">
            <text:p>1001</text:p>
          </table:table-cell>
          <table:table-cell table:formula="of:=IF((LEN([.J662])&lt;4);REPT(0;4-LEN([.J662]))&amp;[.J662];[.J66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662]+1)*8" office:value-type="float" office:value="9.1875" calcext:value-type="float">
            <text:p>9</text:p>
          </table:table-cell>
          <table:table-cell table:formula="of:=DEC2BIN([.P662])" office:value-type="string" office:string-value="1001" calcext:value-type="string">
            <text:p>1001</text:p>
          </table:table-cell>
          <table:table-cell table:formula="of:=IF((LEN([.Q662])&lt;4);REPT(0;4-LEN([.Q662]))&amp;[.Q662];[.Q66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663]+0.5)*15" office:value-type="float" office:value="7.44140625" calcext:value-type="float">
            <text:p>7</text:p>
          </table:table-cell>
          <table:table-cell table:formula="of:=DEC2BIN([.C663])" office:value-type="string" office:string-value="111" calcext:value-type="string">
            <text:p>111</text:p>
          </table:table-cell>
          <table:table-cell table:formula="of:=IF((LEN([.D663])&lt;4);REPT(0;4-LEN([.D663]))&amp;[.D663];[.D6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663]+0.5)*15" office:value-type="float" office:value="14.82421875" calcext:value-type="float">
            <text:p>15</text:p>
          </table:table-cell>
          <table:table-cell table:formula="of:=DEC2BIN([.I663])" office:value-type="string" office:string-value="1110" calcext:value-type="string">
            <text:p>1110</text:p>
          </table:table-cell>
          <table:table-cell table:formula="of:=IF((LEN([.J663])&lt;4);REPT(0;4-LEN([.J663]))&amp;[.J663];[.J6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663]+1)*8" office:value-type="float" office:value="0.84375" calcext:value-type="float">
            <text:p>1</text:p>
          </table:table-cell>
          <table:table-cell table:formula="of:=DEC2BIN([.P663])" office:value-type="string" office:string-value="0" calcext:value-type="string">
            <text:p>0</text:p>
          </table:table-cell>
          <table:table-cell table:formula="of:=IF((LEN([.Q663])&lt;4);REPT(0;4-LEN([.Q663]))&amp;[.Q663];[.Q66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664]+0.5)*15" office:value-type="float" office:value="14.23828125" calcext:value-type="float">
            <text:p>14</text:p>
          </table:table-cell>
          <table:table-cell table:formula="of:=DEC2BIN([.C664])" office:value-type="string" office:string-value="1110" calcext:value-type="string">
            <text:p>1110</text:p>
          </table:table-cell>
          <table:table-cell table:formula="of:=IF((LEN([.D664])&lt;4);REPT(0;4-LEN([.D664]))&amp;[.D664];[.D66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64]+0.5)*15" office:value-type="float" office:value="7.5" calcext:value-type="float">
            <text:p>8</text:p>
          </table:table-cell>
          <table:table-cell table:formula="of:=DEC2BIN([.I664])" office:value-type="string" office:string-value="111" calcext:value-type="string">
            <text:p>111</text:p>
          </table:table-cell>
          <table:table-cell table:formula="of:=IF((LEN([.J664])&lt;4);REPT(0;4-LEN([.J664]))&amp;[.J664];[.J6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664]+1)*8" office:value-type="float" office:value="6.71875" calcext:value-type="float">
            <text:p>7</text:p>
          </table:table-cell>
          <table:table-cell table:formula="of:=DEC2BIN([.P664])" office:value-type="string" office:string-value="110" calcext:value-type="string">
            <text:p>110</text:p>
          </table:table-cell>
          <table:table-cell table:formula="of:=IF((LEN([.Q664])&lt;4);REPT(0;4-LEN([.Q664]))&amp;[.Q664];[.Q66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665]+0.5)*15" office:value-type="float" office:value="5.68359375" calcext:value-type="float">
            <text:p>6</text:p>
          </table:table-cell>
          <table:table-cell table:formula="of:=DEC2BIN([.C665])" office:value-type="string" office:string-value="101" calcext:value-type="string">
            <text:p>101</text:p>
          </table:table-cell>
          <table:table-cell table:formula="of:=IF((LEN([.D665])&lt;4);REPT(0;4-LEN([.D665]))&amp;[.D665];[.D66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665]+0.5)*15" office:value-type="float" office:value="0.41015625" calcext:value-type="float">
            <text:p>0</text:p>
          </table:table-cell>
          <table:table-cell table:formula="of:=DEC2BIN([.I665])" office:value-type="string" office:string-value="0" calcext:value-type="string">
            <text:p>0</text:p>
          </table:table-cell>
          <table:table-cell table:formula="of:=IF((LEN([.J665])&lt;4);REPT(0;4-LEN([.J665]))&amp;[.J665];[.J6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665]+1)*8" office:value-type="float" office:value="15.71875" calcext:value-type="float">
            <text:p>16</text:p>
          </table:table-cell>
          <table:table-cell table:formula="of:=DEC2BIN([.P665])" office:value-type="string" office:string-value="1111" calcext:value-type="string">
            <text:p>1111</text:p>
          </table:table-cell>
          <table:table-cell table:formula="of:=IF((LEN([.Q665])&lt;4);REPT(0;4-LEN([.Q665]))&amp;[.Q665];[.Q66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666]+0.5)*15" office:value-type="float" office:value="1.171875" calcext:value-type="float">
            <text:p>1</text:p>
          </table:table-cell>
          <table:table-cell table:formula="of:=DEC2BIN([.C666])" office:value-type="string" office:string-value="1" calcext:value-type="string">
            <text:p>1</text:p>
          </table:table-cell>
          <table:table-cell table:formula="of:=IF((LEN([.D666])&lt;4);REPT(0;4-LEN([.D666]))&amp;[.D666];[.D66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666]+0.5)*15" office:value-type="float" office:value="11.77734375" calcext:value-type="float">
            <text:p>12</text:p>
          </table:table-cell>
          <table:table-cell table:formula="of:=DEC2BIN([.I666])" office:value-type="string" office:string-value="1011" calcext:value-type="string">
            <text:p>1011</text:p>
          </table:table-cell>
          <table:table-cell table:formula="of:=IF((LEN([.J666])&lt;4);REPT(0;4-LEN([.J666]))&amp;[.J666];[.J6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66]+1)*8" office:value-type="float" office:value="9.25" calcext:value-type="float">
            <text:p>9</text:p>
          </table:table-cell>
          <table:table-cell table:formula="of:=DEC2BIN([.P666])" office:value-type="string" office:string-value="1001" calcext:value-type="string">
            <text:p>1001</text:p>
          </table:table-cell>
          <table:table-cell table:formula="of:=IF((LEN([.Q666])&lt;4);REPT(0;4-LEN([.Q666]))&amp;[.Q666];[.Q66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667]+0.5)*15" office:value-type="float" office:value="13.59375" calcext:value-type="float">
            <text:p>14</text:p>
          </table:table-cell>
          <table:table-cell table:formula="of:=DEC2BIN([.C667])" office:value-type="string" office:string-value="1101" calcext:value-type="string">
            <text:p>1101</text:p>
          </table:table-cell>
          <table:table-cell table:formula="of:=IF((LEN([.D667])&lt;4);REPT(0;4-LEN([.D667]))&amp;[.D667];[.D66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667]+0.5)*15" office:value-type="float" office:value="12.01171875" calcext:value-type="float">
            <text:p>12</text:p>
          </table:table-cell>
          <table:table-cell table:formula="of:=DEC2BIN([.I667])" office:value-type="string" office:string-value="1100" calcext:value-type="string">
            <text:p>1100</text:p>
          </table:table-cell>
          <table:table-cell table:formula="of:=IF((LEN([.J667])&lt;4);REPT(0;4-LEN([.J667]))&amp;[.J667];[.J6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667]+1)*8" office:value-type="float" office:value="2.40625" calcext:value-type="float">
            <text:p>2</text:p>
          </table:table-cell>
          <table:table-cell table:formula="of:=DEC2BIN([.P667])" office:value-type="string" office:string-value="10" calcext:value-type="string">
            <text:p>10</text:p>
          </table:table-cell>
          <table:table-cell table:formula="of:=IF((LEN([.Q667])&lt;4);REPT(0;4-LEN([.Q667]))&amp;[.Q667];[.Q66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668]+0.5)*15" office:value-type="float" office:value="9.9609375" calcext:value-type="float">
            <text:p>10</text:p>
          </table:table-cell>
          <table:table-cell table:formula="of:=DEC2BIN([.C668])" office:value-type="string" office:string-value="1001" calcext:value-type="string">
            <text:p>1001</text:p>
          </table:table-cell>
          <table:table-cell table:formula="of:=IF((LEN([.D668])&lt;4);REPT(0;4-LEN([.D668]))&amp;[.D668];[.D66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668]+0.5)*15" office:value-type="float" office:value="0.234375" calcext:value-type="float">
            <text:p>0</text:p>
          </table:table-cell>
          <table:table-cell table:formula="of:=DEC2BIN([.I668])" office:value-type="string" office:string-value="0" calcext:value-type="string">
            <text:p>0</text:p>
          </table:table-cell>
          <table:table-cell table:formula="of:=IF((LEN([.J668])&lt;4);REPT(0;4-LEN([.J668]))&amp;[.J668];[.J6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68]+1)*8" office:value-type="float" office:value="7.375" calcext:value-type="float">
            <text:p>7</text:p>
          </table:table-cell>
          <table:table-cell table:formula="of:=DEC2BIN([.P668])" office:value-type="string" office:string-value="111" calcext:value-type="string">
            <text:p>111</text:p>
          </table:table-cell>
          <table:table-cell table:formula="of:=IF((LEN([.Q668])&lt;4);REPT(0;4-LEN([.Q668]))&amp;[.Q668];[.Q66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669]+0.5)*15" office:value-type="float" office:value="-0.29296875" calcext:value-type="float">
            <text:p>0</text:p>
          </table:table-cell>
          <table:table-cell table:formula="of:=DEC2BIN([.C669])" office:value-type="string" office:string-value="0" calcext:value-type="string">
            <text:p>0</text:p>
          </table:table-cell>
          <table:table-cell table:formula="of:=IF((LEN([.D669])&lt;4);REPT(0;4-LEN([.D669]))&amp;[.D669];[.D66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669]+0.5)*15" office:value-type="float" office:value="4.98046875" calcext:value-type="float">
            <text:p>5</text:p>
          </table:table-cell>
          <table:table-cell table:formula="of:=DEC2BIN([.I669])" office:value-type="string" office:string-value="100" calcext:value-type="string">
            <text:p>100</text:p>
          </table:table-cell>
          <table:table-cell table:formula="of:=IF((LEN([.J669])&lt;4);REPT(0;4-LEN([.J669]))&amp;[.J669];[.J66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669]+1)*8" office:value-type="float" office:value="9.21875" calcext:value-type="float">
            <text:p>9</text:p>
          </table:table-cell>
          <table:table-cell table:formula="of:=DEC2BIN([.P669])" office:value-type="string" office:string-value="1001" calcext:value-type="string">
            <text:p>1001</text:p>
          </table:table-cell>
          <table:table-cell table:formula="of:=IF((LEN([.Q669])&lt;4);REPT(0;4-LEN([.Q669]))&amp;[.Q669];[.Q66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670]+0.5)*15" office:value-type="float" office:value="3.33984375" calcext:value-type="float">
            <text:p>3</text:p>
          </table:table-cell>
          <table:table-cell table:formula="of:=DEC2BIN([.C670])" office:value-type="string" office:string-value="11" calcext:value-type="string">
            <text:p>11</text:p>
          </table:table-cell>
          <table:table-cell table:formula="of:=IF((LEN([.D670])&lt;4);REPT(0;4-LEN([.D670]))&amp;[.D670];[.D67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670]+0.5)*15" office:value-type="float" office:value="13.53515625" calcext:value-type="float">
            <text:p>14</text:p>
          </table:table-cell>
          <table:table-cell table:formula="of:=DEC2BIN([.I670])" office:value-type="string" office:string-value="1101" calcext:value-type="string">
            <text:p>1101</text:p>
          </table:table-cell>
          <table:table-cell table:formula="of:=IF((LEN([.J670])&lt;4);REPT(0;4-LEN([.J670]))&amp;[.J670];[.J67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670]+1)*8" office:value-type="float" office:value="7.78125" calcext:value-type="float">
            <text:p>8</text:p>
          </table:table-cell>
          <table:table-cell table:formula="of:=DEC2BIN([.P670])" office:value-type="string" office:string-value="111" calcext:value-type="string">
            <text:p>111</text:p>
          </table:table-cell>
          <table:table-cell table:formula="of:=IF((LEN([.Q670])&lt;4);REPT(0;4-LEN([.Q670]))&amp;[.Q670];[.Q67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671]+0.5)*15" office:value-type="float" office:value="11.6015625" calcext:value-type="float">
            <text:p>12</text:p>
          </table:table-cell>
          <table:table-cell table:formula="of:=DEC2BIN([.C671])" office:value-type="string" office:string-value="1011" calcext:value-type="string">
            <text:p>1011</text:p>
          </table:table-cell>
          <table:table-cell table:formula="of:=IF((LEN([.D671])&lt;4);REPT(0;4-LEN([.D671]))&amp;[.D671];[.D67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671]+0.5)*15" office:value-type="float" office:value="13.59375" calcext:value-type="float">
            <text:p>14</text:p>
          </table:table-cell>
          <table:table-cell table:formula="of:=DEC2BIN([.I671])" office:value-type="string" office:string-value="1101" calcext:value-type="string">
            <text:p>1101</text:p>
          </table:table-cell>
          <table:table-cell table:formula="of:=IF((LEN([.J671])&lt;4);REPT(0;4-LEN([.J671]))&amp;[.J671];[.J67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671]+1)*8" office:value-type="float" office:value="11.5625" calcext:value-type="float">
            <text:p>12</text:p>
          </table:table-cell>
          <table:table-cell table:formula="of:=DEC2BIN([.P671])" office:value-type="string" office:string-value="1011" calcext:value-type="string">
            <text:p>1011</text:p>
          </table:table-cell>
          <table:table-cell table:formula="of:=IF((LEN([.Q671])&lt;4);REPT(0;4-LEN([.Q671]))&amp;[.Q671];[.Q67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672]+0.5)*15" office:value-type="float" office:value="14.765625" calcext:value-type="float">
            <text:p>15</text:p>
          </table:table-cell>
          <table:table-cell table:formula="of:=DEC2BIN([.C672])" office:value-type="string" office:string-value="1110" calcext:value-type="string">
            <text:p>1110</text:p>
          </table:table-cell>
          <table:table-cell table:formula="of:=IF((LEN([.D672])&lt;4);REPT(0;4-LEN([.D672]))&amp;[.D672];[.D67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672]+0.5)*15" office:value-type="float" office:value="5.33203125" calcext:value-type="float">
            <text:p>5</text:p>
          </table:table-cell>
          <table:table-cell table:formula="of:=DEC2BIN([.I672])" office:value-type="string" office:string-value="101" calcext:value-type="string">
            <text:p>101</text:p>
          </table:table-cell>
          <table:table-cell table:formula="of:=IF((LEN([.J672])&lt;4);REPT(0;4-LEN([.J672]))&amp;[.J672];[.J67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672]+1)*8" office:value-type="float" office:value="8.96875" calcext:value-type="float">
            <text:p>9</text:p>
          </table:table-cell>
          <table:table-cell table:formula="of:=DEC2BIN([.P672])" office:value-type="string" office:string-value="1000" calcext:value-type="string">
            <text:p>1000</text:p>
          </table:table-cell>
          <table:table-cell table:formula="of:=IF((LEN([.Q672])&lt;4);REPT(0;4-LEN([.Q672]))&amp;[.Q672];[.Q67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673]+0.5)*15" office:value-type="float" office:value="7.55859375" calcext:value-type="float">
            <text:p>8</text:p>
          </table:table-cell>
          <table:table-cell table:formula="of:=DEC2BIN([.C673])" office:value-type="string" office:string-value="111" calcext:value-type="string">
            <text:p>111</text:p>
          </table:table-cell>
          <table:table-cell table:formula="of:=IF((LEN([.D673])&lt;4);REPT(0;4-LEN([.D673]))&amp;[.D673];[.D6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673]+0.5)*15" office:value-type="float" office:value="0" calcext:value-type="float">
            <text:p>0</text:p>
          </table:table-cell>
          <table:table-cell table:formula="of:=DEC2BIN([.I673])" office:value-type="string" office:string-value="0" calcext:value-type="string">
            <text:p>0</text:p>
          </table:table-cell>
          <table:table-cell table:formula="of:=IF((LEN([.J673])&lt;4);REPT(0;4-LEN([.J673]))&amp;[.J673];[.J6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673]+1)*8" office:value-type="float" office:value="1" calcext:value-type="float">
            <text:p>1</text:p>
          </table:table-cell>
          <table:table-cell table:formula="of:=DEC2BIN([.P673])" office:value-type="string" office:string-value="1" calcext:value-type="string">
            <text:p>1</text:p>
          </table:table-cell>
          <table:table-cell table:formula="of:=IF((LEN([.Q673])&lt;4);REPT(0;4-LEN([.Q673]))&amp;[.Q673];[.Q673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674]+0.5)*15" office:value-type="float" office:value="0.468749999999999" calcext:value-type="float">
            <text:p>0</text:p>
          </table:table-cell>
          <table:table-cell table:formula="of:=DEC2BIN([.C674])" office:value-type="string" office:string-value="0" calcext:value-type="string">
            <text:p>0</text:p>
          </table:table-cell>
          <table:table-cell table:formula="of:=IF((LEN([.D674])&lt;4);REPT(0;4-LEN([.D674]))&amp;[.D674];[.D67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674]+0.5)*15" office:value-type="float" office:value="5.09765625" calcext:value-type="float">
            <text:p>5</text:p>
          </table:table-cell>
          <table:table-cell table:formula="of:=DEC2BIN([.I674])" office:value-type="string" office:string-value="101" calcext:value-type="string">
            <text:p>101</text:p>
          </table:table-cell>
          <table:table-cell table:formula="of:=IF((LEN([.J674])&lt;4);REPT(0;4-LEN([.J674]))&amp;[.J674];[.J67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formula="of:=([.O674]+1)*8" office:value-type="float" office:value="6.65625" calcext:value-type="float">
            <text:p>7</text:p>
          </table:table-cell>
          <table:table-cell table:formula="of:=DEC2BIN([.P674])" office:value-type="string" office:string-value="110" calcext:value-type="string">
            <text:p>110</text:p>
          </table:table-cell>
          <table:table-cell table:formula="of:=IF((LEN([.Q674])&lt;4);REPT(0;4-LEN([.Q674]))&amp;[.Q674];[.Q6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675]+0.5)*15" office:value-type="float" office:value="2.98828125" calcext:value-type="float">
            <text:p>3</text:p>
          </table:table-cell>
          <table:table-cell table:formula="of:=DEC2BIN([.C675])" office:value-type="string" office:string-value="10" calcext:value-type="string">
            <text:p>10</text:p>
          </table:table-cell>
          <table:table-cell table:formula="of:=IF((LEN([.D675])&lt;4);REPT(0;4-LEN([.D675]))&amp;[.D675];[.D67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675]+0.5)*15" office:value-type="float" office:value="13.4765625" calcext:value-type="float">
            <text:p>13</text:p>
          </table:table-cell>
          <table:table-cell table:formula="of:=DEC2BIN([.I675])" office:value-type="string" office:string-value="1101" calcext:value-type="string">
            <text:p>1101</text:p>
          </table:table-cell>
          <table:table-cell table:formula="of:=IF((LEN([.J675])&lt;4);REPT(0;4-LEN([.J675]))&amp;[.J675];[.J67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675]+1)*8" office:value-type="float" office:value="15.78125" calcext:value-type="float">
            <text:p>16</text:p>
          </table:table-cell>
          <table:table-cell table:formula="of:=DEC2BIN([.P675])" office:value-type="string" office:string-value="1111" calcext:value-type="string">
            <text:p>1111</text:p>
          </table:table-cell>
          <table:table-cell table:formula="of:=IF((LEN([.Q675])&lt;4);REPT(0;4-LEN([.Q675]))&amp;[.Q675];[.Q67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676]+0.5)*15" office:value-type="float" office:value="11.8359375" calcext:value-type="float">
            <text:p>12</text:p>
          </table:table-cell>
          <table:table-cell table:formula="of:=DEC2BIN([.C676])" office:value-type="string" office:string-value="1011" calcext:value-type="string">
            <text:p>1011</text:p>
          </table:table-cell>
          <table:table-cell table:formula="of:=IF((LEN([.D676])&lt;4);REPT(0;4-LEN([.D676]))&amp;[.D676];[.D67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676]+0.5)*15" office:value-type="float" office:value="13.65234375" calcext:value-type="float">
            <text:p>14</text:p>
          </table:table-cell>
          <table:table-cell table:formula="of:=DEC2BIN([.I676])" office:value-type="string" office:string-value="1101" calcext:value-type="string">
            <text:p>1101</text:p>
          </table:table-cell>
          <table:table-cell table:formula="of:=IF((LEN([.J676])&lt;4);REPT(0;4-LEN([.J676]))&amp;[.J676];[.J67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676]+1)*8" office:value-type="float" office:value="9.21875" calcext:value-type="float">
            <text:p>9</text:p>
          </table:table-cell>
          <table:table-cell table:formula="of:=DEC2BIN([.P676])" office:value-type="string" office:string-value="1001" calcext:value-type="string">
            <text:p>1001</text:p>
          </table:table-cell>
          <table:table-cell table:formula="of:=IF((LEN([.Q676])&lt;4);REPT(0;4-LEN([.Q676]))&amp;[.Q676];[.Q67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677]+0.5)*15" office:value-type="float" office:value="14.6484375" calcext:value-type="float">
            <text:p>15</text:p>
          </table:table-cell>
          <table:table-cell table:formula="of:=DEC2BIN([.C677])" office:value-type="string" office:string-value="1110" calcext:value-type="string">
            <text:p>1110</text:p>
          </table:table-cell>
          <table:table-cell table:formula="of:=IF((LEN([.D677])&lt;4);REPT(0;4-LEN([.D677]))&amp;[.D677];[.D67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677]+0.5)*15" office:value-type="float" office:value="5.2734375" calcext:value-type="float">
            <text:p>5</text:p>
          </table:table-cell>
          <table:table-cell table:formula="of:=DEC2BIN([.I677])" office:value-type="string" office:string-value="101" calcext:value-type="string">
            <text:p>101</text:p>
          </table:table-cell>
          <table:table-cell table:formula="of:=IF((LEN([.J677])&lt;4);REPT(0;4-LEN([.J677]))&amp;[.J677];[.J67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677]+1)*8" office:value-type="float" office:value="2.4375" calcext:value-type="float">
            <text:p>2</text:p>
          </table:table-cell>
          <table:table-cell table:formula="of:=DEC2BIN([.P677])" office:value-type="string" office:string-value="10" calcext:value-type="string">
            <text:p>10</text:p>
          </table:table-cell>
          <table:table-cell table:formula="of:=IF((LEN([.Q677])&lt;4);REPT(0;4-LEN([.Q677]))&amp;[.Q677];[.Q67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678]+0.5)*15" office:value-type="float" office:value="7.6171875" calcext:value-type="float">
            <text:p>8</text:p>
          </table:table-cell>
          <table:table-cell table:formula="of:=DEC2BIN([.C678])" office:value-type="string" office:string-value="111" calcext:value-type="string">
            <text:p>111</text:p>
          </table:table-cell>
          <table:table-cell table:formula="of:=IF((LEN([.D678])&lt;4);REPT(0;4-LEN([.D678]))&amp;[.D678];[.D67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678]+0.5)*15" office:value-type="float" office:value="0" calcext:value-type="float">
            <text:p>0</text:p>
          </table:table-cell>
          <table:table-cell table:formula="of:=DEC2BIN([.I678])" office:value-type="string" office:string-value="0" calcext:value-type="string">
            <text:p>0</text:p>
          </table:table-cell>
          <table:table-cell table:formula="of:=IF((LEN([.J678])&lt;4);REPT(0;4-LEN([.J678]))&amp;[.J678];[.J6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78]+1)*8" office:value-type="float" office:value="7.375" calcext:value-type="float">
            <text:p>7</text:p>
          </table:table-cell>
          <table:table-cell table:formula="of:=DEC2BIN([.P678])" office:value-type="string" office:string-value="111" calcext:value-type="string">
            <text:p>111</text:p>
          </table:table-cell>
          <table:table-cell table:formula="of:=IF((LEN([.Q678])&lt;4);REPT(0;4-LEN([.Q678]))&amp;[.Q678];[.Q67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679]+0.5)*15" office:value-type="float" office:value="0.41015625" calcext:value-type="float">
            <text:p>0</text:p>
          </table:table-cell>
          <table:table-cell table:formula="of:=DEC2BIN([.C679])" office:value-type="string" office:string-value="0" calcext:value-type="string">
            <text:p>0</text:p>
          </table:table-cell>
          <table:table-cell table:formula="of:=IF((LEN([.D679])&lt;4);REPT(0;4-LEN([.D679]))&amp;[.D679];[.D6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679]+0.5)*15" office:value-type="float" office:value="5.09765625" calcext:value-type="float">
            <text:p>5</text:p>
          </table:table-cell>
          <table:table-cell table:formula="of:=DEC2BIN([.I679])" office:value-type="string" office:string-value="101" calcext:value-type="string">
            <text:p>101</text:p>
          </table:table-cell>
          <table:table-cell table:formula="of:=IF((LEN([.J679])&lt;4);REPT(0;4-LEN([.J679]))&amp;[.J679];[.J67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679]+1)*8" office:value-type="float" office:value="9.25" calcext:value-type="float">
            <text:p>9</text:p>
          </table:table-cell>
          <table:table-cell table:formula="of:=DEC2BIN([.P679])" office:value-type="string" office:string-value="1001" calcext:value-type="string">
            <text:p>1001</text:p>
          </table:table-cell>
          <table:table-cell table:formula="of:=IF((LEN([.Q679])&lt;4);REPT(0;4-LEN([.Q679]))&amp;[.Q679];[.Q67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680]+0.5)*15" office:value-type="float" office:value="2.98828125" calcext:value-type="float">
            <text:p>3</text:p>
          </table:table-cell>
          <table:table-cell table:formula="of:=DEC2BIN([.C680])" office:value-type="string" office:string-value="10" calcext:value-type="string">
            <text:p>10</text:p>
          </table:table-cell>
          <table:table-cell table:formula="of:=IF((LEN([.D680])&lt;4);REPT(0;4-LEN([.D680]))&amp;[.D680];[.D68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680]+0.5)*15" office:value-type="float" office:value="13.4765625" calcext:value-type="float">
            <text:p>13</text:p>
          </table:table-cell>
          <table:table-cell table:formula="of:=DEC2BIN([.I680])" office:value-type="string" office:string-value="1101" calcext:value-type="string">
            <text:p>1101</text:p>
          </table:table-cell>
          <table:table-cell table:formula="of:=IF((LEN([.J680])&lt;4);REPT(0;4-LEN([.J680]))&amp;[.J680];[.J68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formula="of:=([.O680]+1)*8" office:value-type="float" office:value="7.78125" calcext:value-type="float">
            <text:p>8</text:p>
          </table:table-cell>
          <table:table-cell table:formula="of:=DEC2BIN([.P680])" office:value-type="string" office:string-value="111" calcext:value-type="string">
            <text:p>111</text:p>
          </table:table-cell>
          <table:table-cell table:formula="of:=IF((LEN([.Q680])&lt;4);REPT(0;4-LEN([.Q680]))&amp;[.Q680];[.Q68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681]+0.5)*15" office:value-type="float" office:value="11.8359375" calcext:value-type="float">
            <text:p>12</text:p>
          </table:table-cell>
          <table:table-cell table:formula="of:=DEC2BIN([.C681])" office:value-type="string" office:string-value="1011" calcext:value-type="string">
            <text:p>1011</text:p>
          </table:table-cell>
          <table:table-cell table:formula="of:=IF((LEN([.D681])&lt;4);REPT(0;4-LEN([.D681]))&amp;[.D681];[.D68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681]+0.5)*15" office:value-type="float" office:value="13.65234375" calcext:value-type="float">
            <text:p>14</text:p>
          </table:table-cell>
          <table:table-cell table:formula="of:=DEC2BIN([.I681])" office:value-type="string" office:string-value="1101" calcext:value-type="string">
            <text:p>1101</text:p>
          </table:table-cell>
          <table:table-cell table:formula="of:=IF((LEN([.J681])&lt;4);REPT(0;4-LEN([.J681]))&amp;[.J681];[.J68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formula="of:=([.O681]+1)*8" office:value-type="float" office:value="11.5625" calcext:value-type="float">
            <text:p>12</text:p>
          </table:table-cell>
          <table:table-cell table:formula="of:=DEC2BIN([.P681])" office:value-type="string" office:string-value="1011" calcext:value-type="string">
            <text:p>1011</text:p>
          </table:table-cell>
          <table:table-cell table:formula="of:=IF((LEN([.Q681])&lt;4);REPT(0;4-LEN([.Q681]))&amp;[.Q681];[.Q68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682]+0.5)*15" office:value-type="float" office:value="14.6484375" calcext:value-type="float">
            <text:p>15</text:p>
          </table:table-cell>
          <table:table-cell table:formula="of:=DEC2BIN([.C682])" office:value-type="string" office:string-value="1110" calcext:value-type="string">
            <text:p>1110</text:p>
          </table:table-cell>
          <table:table-cell table:formula="of:=IF((LEN([.D682])&lt;4);REPT(0;4-LEN([.D682]))&amp;[.D682];[.D68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682]+0.5)*15" office:value-type="float" office:value="5.2734375" calcext:value-type="float">
            <text:p>5</text:p>
          </table:table-cell>
          <table:table-cell table:formula="of:=DEC2BIN([.I682])" office:value-type="string" office:string-value="101" calcext:value-type="string">
            <text:p>101</text:p>
          </table:table-cell>
          <table:table-cell table:formula="of:=IF((LEN([.J682])&lt;4);REPT(0;4-LEN([.J682]))&amp;[.J682];[.J68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formula="of:=([.O682]+1)*8" office:value-type="float" office:value="8.96875" calcext:value-type="float">
            <text:p>9</text:p>
          </table:table-cell>
          <table:table-cell table:formula="of:=DEC2BIN([.P682])" office:value-type="string" office:string-value="1000" calcext:value-type="string">
            <text:p>1000</text:p>
          </table:table-cell>
          <table:table-cell table:formula="of:=IF((LEN([.Q682])&lt;4);REPT(0;4-LEN([.Q682]))&amp;[.Q682];[.Q682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683]+0.5)*15" office:value-type="float" office:value="7.6171875" calcext:value-type="float">
            <text:p>8</text:p>
          </table:table-cell>
          <table:table-cell table:formula="of:=DEC2BIN([.C683])" office:value-type="string" office:string-value="111" calcext:value-type="string">
            <text:p>111</text:p>
          </table:table-cell>
          <table:table-cell table:formula="of:=IF((LEN([.D683])&lt;4);REPT(0;4-LEN([.D683]))&amp;[.D683];[.D68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683]+0.5)*15" office:value-type="float" office:value="0" calcext:value-type="float">
            <text:p>0</text:p>
          </table:table-cell>
          <table:table-cell table:formula="of:=DEC2BIN([.I683])" office:value-type="string" office:string-value="0" calcext:value-type="string">
            <text:p>0</text:p>
          </table:table-cell>
          <table:table-cell table:formula="of:=IF((LEN([.J683])&lt;4);REPT(0;4-LEN([.J683]))&amp;[.J683];[.J6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formula="of:=([.O683]+1)*8" office:value-type="float" office:value="1" calcext:value-type="float">
            <text:p>1</text:p>
          </table:table-cell>
          <table:table-cell table:formula="of:=DEC2BIN([.P683])" office:value-type="string" office:string-value="1" calcext:value-type="string">
            <text:p>1</text:p>
          </table:table-cell>
          <table:table-cell table:formula="of:=IF((LEN([.Q683])&lt;4);REPT(0;4-LEN([.Q683]))&amp;[.Q683];[.Q683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684]+0.5)*15" office:value-type="float" office:value="0.41015625" calcext:value-type="float">
            <text:p>0</text:p>
          </table:table-cell>
          <table:table-cell table:formula="of:=DEC2BIN([.C684])" office:value-type="string" office:string-value="0" calcext:value-type="string">
            <text:p>0</text:p>
          </table:table-cell>
          <table:table-cell table:formula="of:=IF((LEN([.D684])&lt;4);REPT(0;4-LEN([.D684]))&amp;[.D684];[.D68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684]+0.5)*15" office:value-type="float" office:value="5.09765625" calcext:value-type="float">
            <text:p>5</text:p>
          </table:table-cell>
          <table:table-cell table:formula="of:=DEC2BIN([.I684])" office:value-type="string" office:string-value="101" calcext:value-type="string">
            <text:p>101</text:p>
          </table:table-cell>
          <table:table-cell table:formula="of:=IF((LEN([.J684])&lt;4);REPT(0;4-LEN([.J684]))&amp;[.J684];[.J68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formula="of:=([.O684]+1)*8" office:value-type="float" office:value="6.625" calcext:value-type="float">
            <text:p>7</text:p>
          </table:table-cell>
          <table:table-cell table:formula="of:=DEC2BIN([.P684])" office:value-type="string" office:string-value="110" calcext:value-type="string">
            <text:p>110</text:p>
          </table:table-cell>
          <table:table-cell table:formula="of:=IF((LEN([.Q684])&lt;4);REPT(0;4-LEN([.Q684]))&amp;[.Q684];[.Q68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685]+0.5)*15" office:value-type="float" office:value="2.98828125" calcext:value-type="float">
            <text:p>3</text:p>
          </table:table-cell>
          <table:table-cell table:formula="of:=DEC2BIN([.C685])" office:value-type="string" office:string-value="10" calcext:value-type="string">
            <text:p>10</text:p>
          </table:table-cell>
          <table:table-cell table:formula="of:=IF((LEN([.D685])&lt;4);REPT(0;4-LEN([.D685]))&amp;[.D685];[.D68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685]+0.5)*15" office:value-type="float" office:value="13.4765625" calcext:value-type="float">
            <text:p>13</text:p>
          </table:table-cell>
          <table:table-cell table:formula="of:=DEC2BIN([.I685])" office:value-type="string" office:string-value="1101" calcext:value-type="string">
            <text:p>1101</text:p>
          </table:table-cell>
          <table:table-cell table:formula="of:=IF((LEN([.J685])&lt;4);REPT(0;4-LEN([.J685]))&amp;[.J685];[.J6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formula="of:=([.O685]+1)*8" office:value-type="float" office:value="15.78125" calcext:value-type="float">
            <text:p>16</text:p>
          </table:table-cell>
          <table:table-cell table:formula="of:=DEC2BIN([.P685])" office:value-type="string" office:string-value="1111" calcext:value-type="string">
            <text:p>1111</text:p>
          </table:table-cell>
          <table:table-cell table:formula="of:=IF((LEN([.Q685])&lt;4);REPT(0;4-LEN([.Q685]))&amp;[.Q685];[.Q68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686]+0.5)*15" office:value-type="float" office:value="11.8359375" calcext:value-type="float">
            <text:p>12</text:p>
          </table:table-cell>
          <table:table-cell table:formula="of:=DEC2BIN([.C686])" office:value-type="string" office:string-value="1011" calcext:value-type="string">
            <text:p>1011</text:p>
          </table:table-cell>
          <table:table-cell table:formula="of:=IF((LEN([.D686])&lt;4);REPT(0;4-LEN([.D686]))&amp;[.D686];[.D68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686]+0.5)*15" office:value-type="float" office:value="13.65234375" calcext:value-type="float">
            <text:p>14</text:p>
          </table:table-cell>
          <table:table-cell table:formula="of:=DEC2BIN([.I686])" office:value-type="string" office:string-value="1101" calcext:value-type="string">
            <text:p>1101</text:p>
          </table:table-cell>
          <table:table-cell table:formula="of:=IF((LEN([.J686])&lt;4);REPT(0;4-LEN([.J686]))&amp;[.J686];[.J6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formula="of:=([.O686]+1)*8" office:value-type="float" office:value="9.21875" calcext:value-type="float">
            <text:p>9</text:p>
          </table:table-cell>
          <table:table-cell table:formula="of:=DEC2BIN([.P686])" office:value-type="string" office:string-value="1001" calcext:value-type="string">
            <text:p>1001</text:p>
          </table:table-cell>
          <table:table-cell table:formula="of:=IF((LEN([.Q686])&lt;4);REPT(0;4-LEN([.Q686]))&amp;[.Q686];[.Q68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687]+0.5)*15" office:value-type="float" office:value="14.6484375" calcext:value-type="float">
            <text:p>15</text:p>
          </table:table-cell>
          <table:table-cell table:formula="of:=DEC2BIN([.C687])" office:value-type="string" office:string-value="1110" calcext:value-type="string">
            <text:p>1110</text:p>
          </table:table-cell>
          <table:table-cell table:formula="of:=IF((LEN([.D687])&lt;4);REPT(0;4-LEN([.D687]))&amp;[.D687];[.D68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687]+0.5)*15" office:value-type="float" office:value="5.2734375" calcext:value-type="float">
            <text:p>5</text:p>
          </table:table-cell>
          <table:table-cell table:formula="of:=DEC2BIN([.I687])" office:value-type="string" office:string-value="101" calcext:value-type="string">
            <text:p>101</text:p>
          </table:table-cell>
          <table:table-cell table:formula="of:=IF((LEN([.J687])&lt;4);REPT(0;4-LEN([.J687]))&amp;[.J687];[.J6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formula="of:=([.O687]+1)*8" office:value-type="float" office:value="2.4375" calcext:value-type="float">
            <text:p>2</text:p>
          </table:table-cell>
          <table:table-cell table:formula="of:=DEC2BIN([.P687])" office:value-type="string" office:string-value="10" calcext:value-type="string">
            <text:p>10</text:p>
          </table:table-cell>
          <table:table-cell table:formula="of:=IF((LEN([.Q687])&lt;4);REPT(0;4-LEN([.Q687]))&amp;[.Q687];[.Q68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688]+0.5)*15" office:value-type="float" office:value="7.55859375" calcext:value-type="float">
            <text:p>8</text:p>
          </table:table-cell>
          <table:table-cell table:formula="of:=DEC2BIN([.C688])" office:value-type="string" office:string-value="111" calcext:value-type="string">
            <text:p>111</text:p>
          </table:table-cell>
          <table:table-cell table:formula="of:=IF((LEN([.D688])&lt;4);REPT(0;4-LEN([.D688]))&amp;[.D688];[.D6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688]+0.5)*15" office:value-type="float" office:value="0.17578125" calcext:value-type="float">
            <text:p>0</text:p>
          </table:table-cell>
          <table:table-cell table:formula="of:=DEC2BIN([.I688])" office:value-type="string" office:string-value="0" calcext:value-type="string">
            <text:p>0</text:p>
          </table:table-cell>
          <table:table-cell table:formula="of:=IF((LEN([.J688])&lt;4);REPT(0;4-LEN([.J688]))&amp;[.J688];[.J6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688]+1)*8" office:value-type="float" office:value="7.375" calcext:value-type="float">
            <text:p>7</text:p>
          </table:table-cell>
          <table:table-cell table:formula="of:=DEC2BIN([.P688])" office:value-type="string" office:string-value="111" calcext:value-type="string">
            <text:p>111</text:p>
          </table:table-cell>
          <table:table-cell table:formula="of:=IF((LEN([.Q688])&lt;4);REPT(0;4-LEN([.Q688]))&amp;[.Q688];[.Q68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689]+0.5)*15" office:value-type="float" office:value="0.76171875" calcext:value-type="float">
            <text:p>1</text:p>
          </table:table-cell>
          <table:table-cell table:formula="of:=DEC2BIN([.C689])" office:value-type="string" office:string-value="0" calcext:value-type="string">
            <text:p>0</text:p>
          </table:table-cell>
          <table:table-cell table:formula="of:=IF((LEN([.D689])&lt;4);REPT(0;4-LEN([.D689]))&amp;[.D689];[.D68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689]+0.5)*15" office:value-type="float" office:value="7.5" calcext:value-type="float">
            <text:p>8</text:p>
          </table:table-cell>
          <table:table-cell table:formula="of:=DEC2BIN([.I689])" office:value-type="string" office:string-value="111" calcext:value-type="string">
            <text:p>111</text:p>
          </table:table-cell>
          <table:table-cell table:formula="of:=IF((LEN([.J689])&lt;4);REPT(0;4-LEN([.J689]))&amp;[.J689];[.J68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689]+1)*8" office:value-type="float" office:value="9.3125" calcext:value-type="float">
            <text:p>9</text:p>
          </table:table-cell>
          <table:table-cell table:formula="of:=DEC2BIN([.P689])" office:value-type="string" office:string-value="1001" calcext:value-type="string">
            <text:p>1001</text:p>
          </table:table-cell>
          <table:table-cell table:formula="of:=IF((LEN([.Q689])&lt;4);REPT(0;4-LEN([.Q689]))&amp;[.Q689];[.Q68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690]+0.5)*15" office:value-type="float" office:value="9.31640625" calcext:value-type="float">
            <text:p>9</text:p>
          </table:table-cell>
          <table:table-cell table:formula="of:=DEC2BIN([.C690])" office:value-type="string" office:string-value="1001" calcext:value-type="string">
            <text:p>1001</text:p>
          </table:table-cell>
          <table:table-cell table:formula="of:=IF((LEN([.D690])&lt;4);REPT(0;4-LEN([.D690]))&amp;[.D690];[.D69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690]+0.5)*15" office:value-type="float" office:value="14.58984375" calcext:value-type="float">
            <text:p>15</text:p>
          </table:table-cell>
          <table:table-cell table:formula="of:=DEC2BIN([.I690])" office:value-type="string" office:string-value="1110" calcext:value-type="string">
            <text:p>1110</text:p>
          </table:table-cell>
          <table:table-cell table:formula="of:=IF((LEN([.J690])&lt;4);REPT(0;4-LEN([.J690]))&amp;[.J690];[.J69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690]+1)*8" office:value-type="float" office:value="7.40625" calcext:value-type="float">
            <text:p>7</text:p>
          </table:table-cell>
          <table:table-cell table:formula="of:=DEC2BIN([.P690])" office:value-type="string" office:string-value="111" calcext:value-type="string">
            <text:p>111</text:p>
          </table:table-cell>
          <table:table-cell table:formula="of:=IF((LEN([.Q690])&lt;4);REPT(0;4-LEN([.Q690]))&amp;[.Q690];[.Q69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691]+0.5)*15" office:value-type="float" office:value="13.828125" calcext:value-type="float">
            <text:p>14</text:p>
          </table:table-cell>
          <table:table-cell table:formula="of:=DEC2BIN([.C691])" office:value-type="string" office:string-value="1101" calcext:value-type="string">
            <text:p>1101</text:p>
          </table:table-cell>
          <table:table-cell table:formula="of:=IF((LEN([.D691])&lt;4);REPT(0;4-LEN([.D691]))&amp;[.D691];[.D69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691]+0.5)*15" office:value-type="float" office:value="3.22265625" calcext:value-type="float">
            <text:p>3</text:p>
          </table:table-cell>
          <table:table-cell table:formula="of:=DEC2BIN([.I691])" office:value-type="string" office:string-value="11" calcext:value-type="string">
            <text:p>11</text:p>
          </table:table-cell>
          <table:table-cell table:formula="of:=IF((LEN([.J691])&lt;4);REPT(0;4-LEN([.J691]))&amp;[.J691];[.J69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691]+1)*8" office:value-type="float" office:value="4.8125" calcext:value-type="float">
            <text:p>5</text:p>
          </table:table-cell>
          <table:table-cell table:formula="of:=DEC2BIN([.P691])" office:value-type="string" office:string-value="100" calcext:value-type="string">
            <text:p>100</text:p>
          </table:table-cell>
          <table:table-cell table:formula="of:=IF((LEN([.Q691])&lt;4);REPT(0;4-LEN([.Q691]))&amp;[.Q691];[.Q69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692]+0.5)*15" office:value-type="float" office:value="1.40625" calcext:value-type="float">
            <text:p>1</text:p>
          </table:table-cell>
          <table:table-cell table:formula="of:=DEC2BIN([.C692])" office:value-type="string" office:string-value="1" calcext:value-type="string">
            <text:p>1</text:p>
          </table:table-cell>
          <table:table-cell table:formula="of:=IF((LEN([.D692])&lt;4);REPT(0;4-LEN([.D692]))&amp;[.D692];[.D69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692]+0.5)*15" office:value-type="float" office:value="2.98828125" calcext:value-type="float">
            <text:p>3</text:p>
          </table:table-cell>
          <table:table-cell table:formula="of:=DEC2BIN([.I692])" office:value-type="string" office:string-value="10" calcext:value-type="string">
            <text:p>10</text:p>
          </table:table-cell>
          <table:table-cell table:formula="of:=IF((LEN([.J692])&lt;4);REPT(0;4-LEN([.J692]))&amp;[.J692];[.J69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692]+1)*8" office:value-type="float" office:value="6.8125" calcext:value-type="float">
            <text:p>7</text:p>
          </table:table-cell>
          <table:table-cell table:formula="of:=DEC2BIN([.P692])" office:value-type="string" office:string-value="110" calcext:value-type="string">
            <text:p>110</text:p>
          </table:table-cell>
          <table:table-cell table:formula="of:=IF((LEN([.Q692])&lt;4);REPT(0;4-LEN([.Q692]))&amp;[.Q692];[.Q69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693]+0.5)*15" office:value-type="float" office:value="5.09765625" calcext:value-type="float">
            <text:p>5</text:p>
          </table:table-cell>
          <table:table-cell table:formula="of:=DEC2BIN([.C693])" office:value-type="string" office:string-value="101" calcext:value-type="string">
            <text:p>101</text:p>
          </table:table-cell>
          <table:table-cell table:formula="of:=IF((LEN([.D693])&lt;4);REPT(0;4-LEN([.D693]))&amp;[.D693];[.D69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693]+0.5)*15" office:value-type="float" office:value="14.765625" calcext:value-type="float">
            <text:p>15</text:p>
          </table:table-cell>
          <table:table-cell table:formula="of:=DEC2BIN([.I693])" office:value-type="string" office:string-value="1110" calcext:value-type="string">
            <text:p>1110</text:p>
          </table:table-cell>
          <table:table-cell table:formula="of:=IF((LEN([.J693])&lt;4);REPT(0;4-LEN([.J693]))&amp;[.J693];[.J69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693]+1)*8" office:value-type="float" office:value="15.15625" calcext:value-type="float">
            <text:p>15</text:p>
          </table:table-cell>
          <table:table-cell table:formula="of:=DEC2BIN([.P693])" office:value-type="string" office:string-value="1111" calcext:value-type="string">
            <text:p>1111</text:p>
          </table:table-cell>
          <table:table-cell table:formula="of:=IF((LEN([.Q693])&lt;4);REPT(0;4-LEN([.Q693]))&amp;[.Q693];[.Q69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694]+0.5)*15" office:value-type="float" office:value="15.29296875" calcext:value-type="float">
            <text:p>15</text:p>
          </table:table-cell>
          <table:table-cell table:formula="of:=DEC2BIN([.C694])" office:value-type="string" office:string-value="1111" calcext:value-type="string">
            <text:p>1111</text:p>
          </table:table-cell>
          <table:table-cell table:formula="of:=IF((LEN([.D694])&lt;4);REPT(0;4-LEN([.D694]))&amp;[.D694];[.D69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694]+0.5)*15" office:value-type="float" office:value="10.01953125" calcext:value-type="float">
            <text:p>10</text:p>
          </table:table-cell>
          <table:table-cell table:formula="of:=DEC2BIN([.I694])" office:value-type="string" office:string-value="1010" calcext:value-type="string">
            <text:p>1010</text:p>
          </table:table-cell>
          <table:table-cell table:formula="of:=IF((LEN([.J694])&lt;4);REPT(0;4-LEN([.J694]))&amp;[.J694];[.J69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694]+1)*8" office:value-type="float" office:value="9.28125" calcext:value-type="float">
            <text:p>9</text:p>
          </table:table-cell>
          <table:table-cell table:formula="of:=DEC2BIN([.P694])" office:value-type="string" office:string-value="1001" calcext:value-type="string">
            <text:p>1001</text:p>
          </table:table-cell>
          <table:table-cell table:formula="of:=IF((LEN([.Q694])&lt;4);REPT(0;4-LEN([.Q694]))&amp;[.Q694];[.Q69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695]+0.5)*15" office:value-type="float" office:value="11.66015625" calcext:value-type="float">
            <text:p>12</text:p>
          </table:table-cell>
          <table:table-cell table:formula="of:=DEC2BIN([.C695])" office:value-type="string" office:string-value="1011" calcext:value-type="string">
            <text:p>1011</text:p>
          </table:table-cell>
          <table:table-cell table:formula="of:=IF((LEN([.D695])&lt;4);REPT(0;4-LEN([.D695]))&amp;[.D695];[.D69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695]+0.5)*15" office:value-type="float" office:value="1.46484375" calcext:value-type="float">
            <text:p>1</text:p>
          </table:table-cell>
          <table:table-cell table:formula="of:=DEC2BIN([.I695])" office:value-type="string" office:string-value="1" calcext:value-type="string">
            <text:p>1</text:p>
          </table:table-cell>
          <table:table-cell table:formula="of:=IF((LEN([.J695])&lt;4);REPT(0;4-LEN([.J695]))&amp;[.J695];[.J69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695]+1)*8" office:value-type="float" office:value="0.28125" calcext:value-type="float">
            <text:p>0</text:p>
          </table:table-cell>
          <table:table-cell table:formula="of:=DEC2BIN([.P695])" office:value-type="string" office:string-value="0" calcext:value-type="string">
            <text:p>0</text:p>
          </table:table-cell>
          <table:table-cell table:formula="of:=IF((LEN([.Q695])&lt;4);REPT(0;4-LEN([.Q695]))&amp;[.Q695];[.Q69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696]+0.5)*15" office:value-type="float" office:value="3.3984375" calcext:value-type="float">
            <text:p>3</text:p>
          </table:table-cell>
          <table:table-cell table:formula="of:=DEC2BIN([.C696])" office:value-type="string" office:string-value="11" calcext:value-type="string">
            <text:p>11</text:p>
          </table:table-cell>
          <table:table-cell table:formula="of:=IF((LEN([.D696])&lt;4);REPT(0;4-LEN([.D696]))&amp;[.D696];[.D69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696]+0.5)*15" office:value-type="float" office:value="1.40625" calcext:value-type="float">
            <text:p>1</text:p>
          </table:table-cell>
          <table:table-cell table:formula="of:=DEC2BIN([.I696])" office:value-type="string" office:string-value="1" calcext:value-type="string">
            <text:p>1</text:p>
          </table:table-cell>
          <table:table-cell table:formula="of:=IF((LEN([.J696])&lt;4);REPT(0;4-LEN([.J696]))&amp;[.J696];[.J69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696]+1)*8" office:value-type="float" office:value="6.75" calcext:value-type="float">
            <text:p>7</text:p>
          </table:table-cell>
          <table:table-cell table:formula="of:=DEC2BIN([.P696])" office:value-type="string" office:string-value="110" calcext:value-type="string">
            <text:p>110</text:p>
          </table:table-cell>
          <table:table-cell table:formula="of:=IF((LEN([.Q696])&lt;4);REPT(0;4-LEN([.Q696]))&amp;[.Q696];[.Q69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697]+0.5)*15" office:value-type="float" office:value="0.234375" calcext:value-type="float">
            <text:p>0</text:p>
          </table:table-cell>
          <table:table-cell table:formula="of:=DEC2BIN([.C697])" office:value-type="string" office:string-value="0" calcext:value-type="string">
            <text:p>0</text:p>
          </table:table-cell>
          <table:table-cell table:formula="of:=IF((LEN([.D697])&lt;4);REPT(0;4-LEN([.D697]))&amp;[.D697];[.D69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697]+0.5)*15" office:value-type="float" office:value="9.66796875" calcext:value-type="float">
            <text:p>10</text:p>
          </table:table-cell>
          <table:table-cell table:formula="of:=DEC2BIN([.I697])" office:value-type="string" office:string-value="1001" calcext:value-type="string">
            <text:p>1001</text:p>
          </table:table-cell>
          <table:table-cell table:formula="of:=IF((LEN([.J697])&lt;4);REPT(0;4-LEN([.J697]))&amp;[.J697];[.J69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697]+1)*8" office:value-type="float" office:value="13.59375" calcext:value-type="float">
            <text:p>14</text:p>
          </table:table-cell>
          <table:table-cell table:formula="of:=DEC2BIN([.P697])" office:value-type="string" office:string-value="1101" calcext:value-type="string">
            <text:p>1101</text:p>
          </table:table-cell>
          <table:table-cell table:formula="of:=IF((LEN([.Q697])&lt;4);REPT(0;4-LEN([.Q697]))&amp;[.Q697];[.Q69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698]+0.5)*15" office:value-type="float" office:value="7.44140625" calcext:value-type="float">
            <text:p>7</text:p>
          </table:table-cell>
          <table:table-cell table:formula="of:=DEC2BIN([.C698])" office:value-type="string" office:string-value="111" calcext:value-type="string">
            <text:p>111</text:p>
          </table:table-cell>
          <table:table-cell table:formula="of:=IF((LEN([.D698])&lt;4);REPT(0;4-LEN([.D698]))&amp;[.D698];[.D6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698]+0.5)*15" office:value-type="float" office:value="15" calcext:value-type="float">
            <text:p>15</text:p>
          </table:table-cell>
          <table:table-cell table:formula="of:=DEC2BIN([.I698])" office:value-type="string" office:string-value="1111" calcext:value-type="string">
            <text:p>1111</text:p>
          </table:table-cell>
          <table:table-cell table:formula="of:=IF((LEN([.J698])&lt;4);REPT(0;4-LEN([.J698]))&amp;[.J698];[.J69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698]+1)*8" office:value-type="float" office:value="8.625" calcext:value-type="float">
            <text:p>9</text:p>
          </table:table-cell>
          <table:table-cell table:formula="of:=DEC2BIN([.P698])" office:value-type="string" office:string-value="1000" calcext:value-type="string">
            <text:p>1000</text:p>
          </table:table-cell>
          <table:table-cell table:formula="of:=IF((LEN([.Q698])&lt;4);REPT(0;4-LEN([.Q698]))&amp;[.Q698];[.Q69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699]+0.5)*15" office:value-type="float" office:value="14.53125" calcext:value-type="float">
            <text:p>15</text:p>
          </table:table-cell>
          <table:table-cell table:formula="of:=DEC2BIN([.C699])" office:value-type="string" office:string-value="1110" calcext:value-type="string">
            <text:p>1110</text:p>
          </table:table-cell>
          <table:table-cell table:formula="of:=IF((LEN([.D699])&lt;4);REPT(0;4-LEN([.D699]))&amp;[.D699];[.D69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699]+0.5)*15" office:value-type="float" office:value="9.90234375" calcext:value-type="float">
            <text:p>10</text:p>
          </table:table-cell>
          <table:table-cell table:formula="of:=DEC2BIN([.I699])" office:value-type="string" office:string-value="1001" calcext:value-type="string">
            <text:p>1001</text:p>
          </table:table-cell>
          <table:table-cell table:formula="of:=IF((LEN([.J699])&lt;4);REPT(0;4-LEN([.J699]))&amp;[.J699];[.J69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699]+1)*8" office:value-type="float" office:value="6.78125" calcext:value-type="float">
            <text:p>7</text:p>
          </table:table-cell>
          <table:table-cell table:formula="of:=DEC2BIN([.P699])" office:value-type="string" office:string-value="110" calcext:value-type="string">
            <text:p>110</text:p>
          </table:table-cell>
          <table:table-cell table:formula="of:=IF((LEN([.Q699])&lt;4);REPT(0;4-LEN([.Q699]))&amp;[.Q699];[.Q69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700]+0.5)*15" office:value-type="float" office:value="12.01171875" calcext:value-type="float">
            <text:p>12</text:p>
          </table:table-cell>
          <table:table-cell table:formula="of:=DEC2BIN([.C700])" office:value-type="string" office:string-value="1100" calcext:value-type="string">
            <text:p>1100</text:p>
          </table:table-cell>
          <table:table-cell table:formula="of:=IF((LEN([.D700])&lt;4);REPT(0;4-LEN([.D700]))&amp;[.D700];[.D70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700]+0.5)*15" office:value-type="float" office:value="1.5234375" calcext:value-type="float">
            <text:p>2</text:p>
          </table:table-cell>
          <table:table-cell table:formula="of:=DEC2BIN([.I700])" office:value-type="string" office:string-value="1" calcext:value-type="string">
            <text:p>1</text:p>
          </table:table-cell>
          <table:table-cell table:formula="of:=IF((LEN([.J700])&lt;4);REPT(0;4-LEN([.J700]))&amp;[.J700];[.J70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700]+1)*8" office:value-type="float" office:value="8.21875" calcext:value-type="float">
            <text:p>8</text:p>
          </table:table-cell>
          <table:table-cell table:formula="of:=DEC2BIN([.P700])" office:value-type="string" office:string-value="1000" calcext:value-type="string">
            <text:p>1000</text:p>
          </table:table-cell>
          <table:table-cell table:formula="of:=IF((LEN([.Q700])&lt;4);REPT(0;4-LEN([.Q700]))&amp;[.Q700];[.Q70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701]+0.5)*15" office:value-type="float" office:value="3.1640625" calcext:value-type="float">
            <text:p>3</text:p>
          </table:table-cell>
          <table:table-cell table:formula="of:=DEC2BIN([.C701])" office:value-type="string" office:string-value="11" calcext:value-type="string">
            <text:p>11</text:p>
          </table:table-cell>
          <table:table-cell table:formula="of:=IF((LEN([.D701])&lt;4);REPT(0;4-LEN([.D701]))&amp;[.D701];[.D70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701]+0.5)*15" office:value-type="float" office:value="1.34765625" calcext:value-type="float">
            <text:p>1</text:p>
          </table:table-cell>
          <table:table-cell table:formula="of:=DEC2BIN([.I701])" office:value-type="string" office:string-value="1" calcext:value-type="string">
            <text:p>1</text:p>
          </table:table-cell>
          <table:table-cell table:formula="of:=IF((LEN([.J701])&lt;4);REPT(0;4-LEN([.J701]))&amp;[.J701];[.J70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701]+1)*8" office:value-type="float" office:value="4.4375" calcext:value-type="float">
            <text:p>4</text:p>
          </table:table-cell>
          <table:table-cell table:formula="of:=DEC2BIN([.P701])" office:value-type="string" office:string-value="100" calcext:value-type="string">
            <text:p>100</text:p>
          </table:table-cell>
          <table:table-cell table:formula="of:=IF((LEN([.Q701])&lt;4);REPT(0;4-LEN([.Q701]))&amp;[.Q701];[.Q70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702]+0.5)*15" office:value-type="float" office:value="0.3515625" calcext:value-type="float">
            <text:p>0</text:p>
          </table:table-cell>
          <table:table-cell table:formula="of:=DEC2BIN([.C702])" office:value-type="string" office:string-value="0" calcext:value-type="string">
            <text:p>0</text:p>
          </table:table-cell>
          <table:table-cell table:formula="of:=IF((LEN([.D702])&lt;4);REPT(0;4-LEN([.D702]))&amp;[.D702];[.D70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702]+0.5)*15" office:value-type="float" office:value="9.7265625" calcext:value-type="float">
            <text:p>10</text:p>
          </table:table-cell>
          <table:table-cell table:formula="of:=DEC2BIN([.I702])" office:value-type="string" office:string-value="1001" calcext:value-type="string">
            <text:p>1001</text:p>
          </table:table-cell>
          <table:table-cell table:formula="of:=IF((LEN([.J702])&lt;4);REPT(0;4-LEN([.J702]))&amp;[.J702];[.J70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702]+1)*8" office:value-type="float" office:value="7.03125" calcext:value-type="float">
            <text:p>7</text:p>
          </table:table-cell>
          <table:table-cell table:formula="of:=DEC2BIN([.P702])" office:value-type="string" office:string-value="111" calcext:value-type="string">
            <text:p>111</text:p>
          </table:table-cell>
          <table:table-cell table:formula="of:=IF((LEN([.Q702])&lt;4);REPT(0;4-LEN([.Q702]))&amp;[.Q702];[.Q702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703]+0.5)*15" office:value-type="float" office:value="7.3828125" calcext:value-type="float">
            <text:p>7</text:p>
          </table:table-cell>
          <table:table-cell table:formula="of:=DEC2BIN([.C703])" office:value-type="string" office:string-value="111" calcext:value-type="string">
            <text:p>111</text:p>
          </table:table-cell>
          <table:table-cell table:formula="of:=IF((LEN([.D703])&lt;4);REPT(0;4-LEN([.D703]))&amp;[.D703];[.D7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703]+0.5)*15" office:value-type="float" office:value="15" calcext:value-type="float">
            <text:p>15</text:p>
          </table:table-cell>
          <table:table-cell table:formula="of:=DEC2BIN([.I703])" office:value-type="string" office:string-value="1111" calcext:value-type="string">
            <text:p>1111</text:p>
          </table:table-cell>
          <table:table-cell table:formula="of:=IF((LEN([.J703])&lt;4);REPT(0;4-LEN([.J703]))&amp;[.J703];[.J70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703]+1)*8" office:value-type="float" office:value="15" calcext:value-type="float">
            <text:p>15</text:p>
          </table:table-cell>
          <table:table-cell table:formula="of:=DEC2BIN([.P703])" office:value-type="string" office:string-value="1111" calcext:value-type="string">
            <text:p>1111</text:p>
          </table:table-cell>
          <table:table-cell table:formula="of:=IF((LEN([.Q703])&lt;4);REPT(0;4-LEN([.Q703]))&amp;[.Q703];[.Q70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704]+0.5)*15" office:value-type="float" office:value="14.58984375" calcext:value-type="float">
            <text:p>15</text:p>
          </table:table-cell>
          <table:table-cell table:formula="of:=DEC2BIN([.C704])" office:value-type="string" office:string-value="1110" calcext:value-type="string">
            <text:p>1110</text:p>
          </table:table-cell>
          <table:table-cell table:formula="of:=IF((LEN([.D704])&lt;4);REPT(0;4-LEN([.D704]))&amp;[.D704];[.D70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704]+0.5)*15" office:value-type="float" office:value="9.90234375" calcext:value-type="float">
            <text:p>10</text:p>
          </table:table-cell>
          <table:table-cell table:formula="of:=DEC2BIN([.I704])" office:value-type="string" office:string-value="1001" calcext:value-type="string">
            <text:p>1001</text:p>
          </table:table-cell>
          <table:table-cell table:formula="of:=IF((LEN([.J704])&lt;4);REPT(0;4-LEN([.J704]))&amp;[.J704];[.J70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704]+1)*8" office:value-type="float" office:value="9.34375" calcext:value-type="float">
            <text:p>9</text:p>
          </table:table-cell>
          <table:table-cell table:formula="of:=DEC2BIN([.P704])" office:value-type="string" office:string-value="1001" calcext:value-type="string">
            <text:p>1001</text:p>
          </table:table-cell>
          <table:table-cell table:formula="of:=IF((LEN([.Q704])&lt;4);REPT(0;4-LEN([.Q704]))&amp;[.Q704];[.Q7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705]+0.5)*15" office:value-type="float" office:value="12.01171875" calcext:value-type="float">
            <text:p>12</text:p>
          </table:table-cell>
          <table:table-cell table:formula="of:=DEC2BIN([.C705])" office:value-type="string" office:string-value="1100" calcext:value-type="string">
            <text:p>1100</text:p>
          </table:table-cell>
          <table:table-cell table:formula="of:=IF((LEN([.D705])&lt;4);REPT(0;4-LEN([.D705]))&amp;[.D705];[.D70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705]+0.5)*15" office:value-type="float" office:value="1.5234375" calcext:value-type="float">
            <text:p>2</text:p>
          </table:table-cell>
          <table:table-cell table:formula="of:=DEC2BIN([.I705])" office:value-type="string" office:string-value="1" calcext:value-type="string">
            <text:p>1</text:p>
          </table:table-cell>
          <table:table-cell table:formula="of:=IF((LEN([.J705])&lt;4);REPT(0;4-LEN([.J705]))&amp;[.J705];[.J70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705]+1)*8" office:value-type="float" office:value="0.21875" calcext:value-type="float">
            <text:p>0</text:p>
          </table:table-cell>
          <table:table-cell table:formula="of:=DEC2BIN([.P705])" office:value-type="string" office:string-value="0" calcext:value-type="string">
            <text:p>0</text:p>
          </table:table-cell>
          <table:table-cell table:formula="of:=IF((LEN([.Q705])&lt;4);REPT(0;4-LEN([.Q705]))&amp;[.Q705];[.Q70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706]+0.5)*15" office:value-type="float" office:value="3.1640625" calcext:value-type="float">
            <text:p>3</text:p>
          </table:table-cell>
          <table:table-cell table:formula="of:=DEC2BIN([.C706])" office:value-type="string" office:string-value="11" calcext:value-type="string">
            <text:p>11</text:p>
          </table:table-cell>
          <table:table-cell table:formula="of:=IF((LEN([.D706])&lt;4);REPT(0;4-LEN([.D706]))&amp;[.D706];[.D70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706]+0.5)*15" office:value-type="float" office:value="1.34765625" calcext:value-type="float">
            <text:p>1</text:p>
          </table:table-cell>
          <table:table-cell table:formula="of:=DEC2BIN([.I706])" office:value-type="string" office:string-value="1" calcext:value-type="string">
            <text:p>1</text:p>
          </table:table-cell>
          <table:table-cell table:formula="of:=IF((LEN([.J706])&lt;4);REPT(0;4-LEN([.J706]))&amp;[.J706];[.J70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706]+1)*8" office:value-type="float" office:value="6.78125" calcext:value-type="float">
            <text:p>7</text:p>
          </table:table-cell>
          <table:table-cell table:formula="of:=DEC2BIN([.P706])" office:value-type="string" office:string-value="110" calcext:value-type="string">
            <text:p>110</text:p>
          </table:table-cell>
          <table:table-cell table:formula="of:=IF((LEN([.Q706])&lt;4);REPT(0;4-LEN([.Q706]))&amp;[.Q706];[.Q7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707]+0.5)*15" office:value-type="float" office:value="0.3515625" calcext:value-type="float">
            <text:p>0</text:p>
          </table:table-cell>
          <table:table-cell table:formula="of:=DEC2BIN([.C707])" office:value-type="string" office:string-value="0" calcext:value-type="string">
            <text:p>0</text:p>
          </table:table-cell>
          <table:table-cell table:formula="of:=IF((LEN([.D707])&lt;4);REPT(0;4-LEN([.D707]))&amp;[.D707];[.D70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707]+0.5)*15" office:value-type="float" office:value="9.7265625" calcext:value-type="float">
            <text:p>10</text:p>
          </table:table-cell>
          <table:table-cell table:formula="of:=DEC2BIN([.I707])" office:value-type="string" office:string-value="1001" calcext:value-type="string">
            <text:p>1001</text:p>
          </table:table-cell>
          <table:table-cell table:formula="of:=IF((LEN([.J707])&lt;4);REPT(0;4-LEN([.J707]))&amp;[.J707];[.J70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707]+1)*8" office:value-type="float" office:value="13.5625" calcext:value-type="float">
            <text:p>14</text:p>
          </table:table-cell>
          <table:table-cell table:formula="of:=DEC2BIN([.P707])" office:value-type="string" office:string-value="1101" calcext:value-type="string">
            <text:p>1101</text:p>
          </table:table-cell>
          <table:table-cell table:formula="of:=IF((LEN([.Q707])&lt;4);REPT(0;4-LEN([.Q707]))&amp;[.Q707];[.Q70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708]+0.5)*15" office:value-type="float" office:value="7.44140625" calcext:value-type="float">
            <text:p>7</text:p>
          </table:table-cell>
          <table:table-cell table:formula="of:=DEC2BIN([.C708])" office:value-type="string" office:string-value="111" calcext:value-type="string">
            <text:p>111</text:p>
          </table:table-cell>
          <table:table-cell table:formula="of:=IF((LEN([.D708])&lt;4);REPT(0;4-LEN([.D708]))&amp;[.D708];[.D70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708]+0.5)*15" office:value-type="float" office:value="14.82421875" calcext:value-type="float">
            <text:p>15</text:p>
          </table:table-cell>
          <table:table-cell table:formula="of:=DEC2BIN([.I708])" office:value-type="string" office:string-value="1110" calcext:value-type="string">
            <text:p>1110</text:p>
          </table:table-cell>
          <table:table-cell table:formula="of:=IF((LEN([.J708])&lt;4);REPT(0;4-LEN([.J708]))&amp;[.J708];[.J7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08]+1)*8" office:value-type="float" office:value="8.625" calcext:value-type="float">
            <text:p>9</text:p>
          </table:table-cell>
          <table:table-cell table:formula="of:=DEC2BIN([.P708])" office:value-type="string" office:string-value="1000" calcext:value-type="string">
            <text:p>1000</text:p>
          </table:table-cell>
          <table:table-cell table:formula="of:=IF((LEN([.Q708])&lt;4);REPT(0;4-LEN([.Q708]))&amp;[.Q708];[.Q70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709]+0.5)*15" office:value-type="float" office:value="14.23828125" calcext:value-type="float">
            <text:p>14</text:p>
          </table:table-cell>
          <table:table-cell table:formula="of:=DEC2BIN([.C709])" office:value-type="string" office:string-value="1110" calcext:value-type="string">
            <text:p>1110</text:p>
          </table:table-cell>
          <table:table-cell table:formula="of:=IF((LEN([.D709])&lt;4);REPT(0;4-LEN([.D709]))&amp;[.D709];[.D70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09]+0.5)*15" office:value-type="float" office:value="7.5" calcext:value-type="float">
            <text:p>8</text:p>
          </table:table-cell>
          <table:table-cell table:formula="of:=DEC2BIN([.I709])" office:value-type="string" office:string-value="111" calcext:value-type="string">
            <text:p>111</text:p>
          </table:table-cell>
          <table:table-cell table:formula="of:=IF((LEN([.J709])&lt;4);REPT(0;4-LEN([.J709]))&amp;[.J709];[.J7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09]+1)*8" office:value-type="float" office:value="6.6875" calcext:value-type="float">
            <text:p>7</text:p>
          </table:table-cell>
          <table:table-cell table:formula="of:=DEC2BIN([.P709])" office:value-type="string" office:string-value="110" calcext:value-type="string">
            <text:p>110</text:p>
          </table:table-cell>
          <table:table-cell table:formula="of:=IF((LEN([.Q709])&lt;4);REPT(0;4-LEN([.Q709]))&amp;[.Q709];[.Q70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710]+0.5)*15" office:value-type="float" office:value="5.68359375" calcext:value-type="float">
            <text:p>6</text:p>
          </table:table-cell>
          <table:table-cell table:formula="of:=DEC2BIN([.C710])" office:value-type="string" office:string-value="101" calcext:value-type="string">
            <text:p>101</text:p>
          </table:table-cell>
          <table:table-cell table:formula="of:=IF((LEN([.D710])&lt;4);REPT(0;4-LEN([.D710]))&amp;[.D710];[.D71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10]+0.5)*15" office:value-type="float" office:value="0.41015625" calcext:value-type="float">
            <text:p>0</text:p>
          </table:table-cell>
          <table:table-cell table:formula="of:=DEC2BIN([.I710])" office:value-type="string" office:string-value="0" calcext:value-type="string">
            <text:p>0</text:p>
          </table:table-cell>
          <table:table-cell table:formula="of:=IF((LEN([.J710])&lt;4);REPT(0;4-LEN([.J710]))&amp;[.J710];[.J71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10]+1)*8" office:value-type="float" office:value="8.59375" calcext:value-type="float">
            <text:p>9</text:p>
          </table:table-cell>
          <table:table-cell table:formula="of:=DEC2BIN([.P710])" office:value-type="string" office:string-value="1000" calcext:value-type="string">
            <text:p>1000</text:p>
          </table:table-cell>
          <table:table-cell table:formula="of:=IF((LEN([.Q710])&lt;4);REPT(0;4-LEN([.Q710]))&amp;[.Q710];[.Q71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711]+0.5)*15" office:value-type="float" office:value="1.171875" calcext:value-type="float">
            <text:p>1</text:p>
          </table:table-cell>
          <table:table-cell table:formula="of:=DEC2BIN([.C711])" office:value-type="string" office:string-value="1" calcext:value-type="string">
            <text:p>1</text:p>
          </table:table-cell>
          <table:table-cell table:formula="of:=IF((LEN([.D711])&lt;4);REPT(0;4-LEN([.D711]))&amp;[.D711];[.D71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11]+0.5)*15" office:value-type="float" office:value="11.77734375" calcext:value-type="float">
            <text:p>12</text:p>
          </table:table-cell>
          <table:table-cell table:formula="of:=DEC2BIN([.I711])" office:value-type="string" office:string-value="1011" calcext:value-type="string">
            <text:p>1011</text:p>
          </table:table-cell>
          <table:table-cell table:formula="of:=IF((LEN([.J711])&lt;4);REPT(0;4-LEN([.J711]))&amp;[.J711];[.J71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11]+1)*8" office:value-type="float" office:value="11.1875" calcext:value-type="float">
            <text:p>11</text:p>
          </table:table-cell>
          <table:table-cell table:formula="of:=DEC2BIN([.P711])" office:value-type="string" office:string-value="1011" calcext:value-type="string">
            <text:p>1011</text:p>
          </table:table-cell>
          <table:table-cell table:formula="of:=IF((LEN([.Q711])&lt;4);REPT(0;4-LEN([.Q711]))&amp;[.Q711];[.Q71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712]+0.5)*15" office:value-type="float" office:value="13.59375" calcext:value-type="float">
            <text:p>14</text:p>
          </table:table-cell>
          <table:table-cell table:formula="of:=DEC2BIN([.C712])" office:value-type="string" office:string-value="1101" calcext:value-type="string">
            <text:p>1101</text:p>
          </table:table-cell>
          <table:table-cell table:formula="of:=IF((LEN([.D712])&lt;4);REPT(0;4-LEN([.D712]))&amp;[.D712];[.D71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12]+0.5)*15" office:value-type="float" office:value="12.01171875" calcext:value-type="float">
            <text:p>12</text:p>
          </table:table-cell>
          <table:table-cell table:formula="of:=DEC2BIN([.I712])" office:value-type="string" office:string-value="1100" calcext:value-type="string">
            <text:p>1100</text:p>
          </table:table-cell>
          <table:table-cell table:formula="of:=IF((LEN([.J712])&lt;4);REPT(0;4-LEN([.J712]))&amp;[.J712];[.J71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12]+1)*8" office:value-type="float" office:value="9.1875" calcext:value-type="float">
            <text:p>9</text:p>
          </table:table-cell>
          <table:table-cell table:formula="of:=DEC2BIN([.P712])" office:value-type="string" office:string-value="1001" calcext:value-type="string">
            <text:p>1001</text:p>
          </table:table-cell>
          <table:table-cell table:formula="of:=IF((LEN([.Q712])&lt;4);REPT(0;4-LEN([.Q712]))&amp;[.Q712];[.Q71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713]+0.5)*15" office:value-type="float" office:value="9.90234375" calcext:value-type="float">
            <text:p>10</text:p>
          </table:table-cell>
          <table:table-cell table:formula="of:=DEC2BIN([.C713])" office:value-type="string" office:string-value="1001" calcext:value-type="string">
            <text:p>1001</text:p>
          </table:table-cell>
          <table:table-cell table:formula="of:=IF((LEN([.D713])&lt;4);REPT(0;4-LEN([.D713]))&amp;[.D713];[.D71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713]+0.5)*15" office:value-type="float" office:value="0.234375" calcext:value-type="float">
            <text:p>0</text:p>
          </table:table-cell>
          <table:table-cell table:formula="of:=DEC2BIN([.I713])" office:value-type="string" office:string-value="0" calcext:value-type="string">
            <text:p>0</text:p>
          </table:table-cell>
          <table:table-cell table:formula="of:=IF((LEN([.J713])&lt;4);REPT(0;4-LEN([.J713]))&amp;[.J713];[.J7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13]+1)*8" office:value-type="float" office:value="0.84375" calcext:value-type="float">
            <text:p>1</text:p>
          </table:table-cell>
          <table:table-cell table:formula="of:=DEC2BIN([.P713])" office:value-type="string" office:string-value="0" calcext:value-type="string">
            <text:p>0</text:p>
          </table:table-cell>
          <table:table-cell table:formula="of:=IF((LEN([.Q713])&lt;4);REPT(0;4-LEN([.Q713]))&amp;[.Q713];[.Q71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714]+0.5)*15" office:value-type="float" office:value="-0.29296875" calcext:value-type="float">
            <text:p>0</text:p>
          </table:table-cell>
          <table:table-cell table:formula="of:=DEC2BIN([.C714])" office:value-type="string" office:string-value="0" calcext:value-type="string">
            <text:p>0</text:p>
          </table:table-cell>
          <table:table-cell table:formula="of:=IF((LEN([.D714])&lt;4);REPT(0;4-LEN([.D714]))&amp;[.D714];[.D71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714]+0.5)*15" office:value-type="float" office:value="4.98046875" calcext:value-type="float">
            <text:p>5</text:p>
          </table:table-cell>
          <table:table-cell table:formula="of:=DEC2BIN([.I714])" office:value-type="string" office:string-value="100" calcext:value-type="string">
            <text:p>100</text:p>
          </table:table-cell>
          <table:table-cell table:formula="of:=IF((LEN([.J714])&lt;4);REPT(0;4-LEN([.J714]))&amp;[.J714];[.J71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14]+1)*8" office:value-type="float" office:value="6.71875" calcext:value-type="float">
            <text:p>7</text:p>
          </table:table-cell>
          <table:table-cell table:formula="of:=DEC2BIN([.P714])" office:value-type="string" office:string-value="110" calcext:value-type="string">
            <text:p>110</text:p>
          </table:table-cell>
          <table:table-cell table:formula="of:=IF((LEN([.Q714])&lt;4);REPT(0;4-LEN([.Q714]))&amp;[.Q714];[.Q71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715]+0.5)*15" office:value-type="float" office:value="3.33984375" calcext:value-type="float">
            <text:p>3</text:p>
          </table:table-cell>
          <table:table-cell table:formula="of:=DEC2BIN([.C715])" office:value-type="string" office:string-value="11" calcext:value-type="string">
            <text:p>11</text:p>
          </table:table-cell>
          <table:table-cell table:formula="of:=IF((LEN([.D715])&lt;4);REPT(0;4-LEN([.D715]))&amp;[.D715];[.D71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715]+0.5)*15" office:value-type="float" office:value="13.53515625" calcext:value-type="float">
            <text:p>14</text:p>
          </table:table-cell>
          <table:table-cell table:formula="of:=DEC2BIN([.I715])" office:value-type="string" office:string-value="1101" calcext:value-type="string">
            <text:p>1101</text:p>
          </table:table-cell>
          <table:table-cell table:formula="of:=IF((LEN([.J715])&lt;4);REPT(0;4-LEN([.J715]))&amp;[.J715];[.J71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15]+1)*8" office:value-type="float" office:value="15.71875" calcext:value-type="float">
            <text:p>16</text:p>
          </table:table-cell>
          <table:table-cell table:formula="of:=DEC2BIN([.P715])" office:value-type="string" office:string-value="1111" calcext:value-type="string">
            <text:p>1111</text:p>
          </table:table-cell>
          <table:table-cell table:formula="of:=IF((LEN([.Q715])&lt;4);REPT(0;4-LEN([.Q715]))&amp;[.Q715];[.Q71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16]+0.5)*15" office:value-type="float" office:value="11.6015625" calcext:value-type="float">
            <text:p>12</text:p>
          </table:table-cell>
          <table:table-cell table:formula="of:=DEC2BIN([.C716])" office:value-type="string" office:string-value="1011" calcext:value-type="string">
            <text:p>1011</text:p>
          </table:table-cell>
          <table:table-cell table:formula="of:=IF((LEN([.D716])&lt;4);REPT(0;4-LEN([.D716]))&amp;[.D716];[.D71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716]+0.5)*15" office:value-type="float" office:value="13.59375" calcext:value-type="float">
            <text:p>14</text:p>
          </table:table-cell>
          <table:table-cell table:formula="of:=DEC2BIN([.I716])" office:value-type="string" office:string-value="1101" calcext:value-type="string">
            <text:p>1101</text:p>
          </table:table-cell>
          <table:table-cell table:formula="of:=IF((LEN([.J716])&lt;4);REPT(0;4-LEN([.J716]))&amp;[.J716];[.J71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716]+1)*8" office:value-type="float" office:value="9.25" calcext:value-type="float">
            <text:p>9</text:p>
          </table:table-cell>
          <table:table-cell table:formula="of:=DEC2BIN([.P716])" office:value-type="string" office:string-value="1001" calcext:value-type="string">
            <text:p>1001</text:p>
          </table:table-cell>
          <table:table-cell table:formula="of:=IF((LEN([.Q716])&lt;4);REPT(0;4-LEN([.Q716]))&amp;[.Q716];[.Q71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717]+0.5)*15" office:value-type="float" office:value="14.765625" calcext:value-type="float">
            <text:p>15</text:p>
          </table:table-cell>
          <table:table-cell table:formula="of:=DEC2BIN([.C717])" office:value-type="string" office:string-value="1110" calcext:value-type="string">
            <text:p>1110</text:p>
          </table:table-cell>
          <table:table-cell table:formula="of:=IF((LEN([.D717])&lt;4);REPT(0;4-LEN([.D717]))&amp;[.D717];[.D71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717]+0.5)*15" office:value-type="float" office:value="5.33203125" calcext:value-type="float">
            <text:p>5</text:p>
          </table:table-cell>
          <table:table-cell table:formula="of:=DEC2BIN([.I717])" office:value-type="string" office:string-value="101" calcext:value-type="string">
            <text:p>101</text:p>
          </table:table-cell>
          <table:table-cell table:formula="of:=IF((LEN([.J717])&lt;4);REPT(0;4-LEN([.J717]))&amp;[.J717];[.J71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717]+1)*8" office:value-type="float" office:value="2.40625" calcext:value-type="float">
            <text:p>2</text:p>
          </table:table-cell>
          <table:table-cell table:formula="of:=DEC2BIN([.P717])" office:value-type="string" office:string-value="10" calcext:value-type="string">
            <text:p>10</text:p>
          </table:table-cell>
          <table:table-cell table:formula="of:=IF((LEN([.Q717])&lt;4);REPT(0;4-LEN([.Q717]))&amp;[.Q717];[.Q71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18]+0.5)*15" office:value-type="float" office:value="7.5" calcext:value-type="float">
            <text:p>8</text:p>
          </table:table-cell>
          <table:table-cell table:formula="of:=DEC2BIN([.C718])" office:value-type="string" office:string-value="111" calcext:value-type="string">
            <text:p>111</text:p>
          </table:table-cell>
          <table:table-cell table:formula="of:=IF((LEN([.D718])&lt;4);REPT(0;4-LEN([.D718]))&amp;[.D718];[.D71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718]+0.5)*15" office:value-type="float" office:value="0.1171875" calcext:value-type="float">
            <text:p>0</text:p>
          </table:table-cell>
          <table:table-cell table:formula="of:=DEC2BIN([.I718])" office:value-type="string" office:string-value="0" calcext:value-type="string">
            <text:p>0</text:p>
          </table:table-cell>
          <table:table-cell table:formula="of:=IF((LEN([.J718])&lt;4);REPT(0;4-LEN([.J718]))&amp;[.J718];[.J7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718]+1)*8" office:value-type="float" office:value="7.375" calcext:value-type="float">
            <text:p>7</text:p>
          </table:table-cell>
          <table:table-cell table:formula="of:=DEC2BIN([.P718])" office:value-type="string" office:string-value="111" calcext:value-type="string">
            <text:p>111</text:p>
          </table:table-cell>
          <table:table-cell table:formula="of:=IF((LEN([.Q718])&lt;4);REPT(0;4-LEN([.Q718]))&amp;[.Q718];[.Q71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719]+0.5)*15" office:value-type="float" office:value="0.8203125" calcext:value-type="float">
            <text:p>1</text:p>
          </table:table-cell>
          <table:table-cell table:formula="of:=DEC2BIN([.C719])" office:value-type="string" office:string-value="0" calcext:value-type="string">
            <text:p>0</text:p>
          </table:table-cell>
          <table:table-cell table:formula="of:=IF((LEN([.D719])&lt;4);REPT(0;4-LEN([.D719]))&amp;[.D719];[.D7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19]+0.5)*15" office:value-type="float" office:value="7.5" calcext:value-type="float">
            <text:p>8</text:p>
          </table:table-cell>
          <table:table-cell table:formula="of:=DEC2BIN([.I719])" office:value-type="string" office:string-value="111" calcext:value-type="string">
            <text:p>111</text:p>
          </table:table-cell>
          <table:table-cell table:formula="of:=IF((LEN([.J719])&lt;4);REPT(0;4-LEN([.J719]))&amp;[.J719];[.J7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19]+1)*8" office:value-type="float" office:value="9.3125" calcext:value-type="float">
            <text:p>9</text:p>
          </table:table-cell>
          <table:table-cell table:formula="of:=DEC2BIN([.P719])" office:value-type="string" office:string-value="1001" calcext:value-type="string">
            <text:p>1001</text:p>
          </table:table-cell>
          <table:table-cell table:formula="of:=IF((LEN([.Q719])&lt;4);REPT(0;4-LEN([.Q719]))&amp;[.Q719];[.Q71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720]+0.5)*15" office:value-type="float" office:value="9.31640625" calcext:value-type="float">
            <text:p>9</text:p>
          </table:table-cell>
          <table:table-cell table:formula="of:=DEC2BIN([.C720])" office:value-type="string" office:string-value="1001" calcext:value-type="string">
            <text:p>1001</text:p>
          </table:table-cell>
          <table:table-cell table:formula="of:=IF((LEN([.D720])&lt;4);REPT(0;4-LEN([.D720]))&amp;[.D720];[.D72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720]+0.5)*15" office:value-type="float" office:value="14.58984375" calcext:value-type="float">
            <text:p>15</text:p>
          </table:table-cell>
          <table:table-cell table:formula="of:=DEC2BIN([.I720])" office:value-type="string" office:string-value="1110" calcext:value-type="string">
            <text:p>1110</text:p>
          </table:table-cell>
          <table:table-cell table:formula="of:=IF((LEN([.J720])&lt;4);REPT(0;4-LEN([.J720]))&amp;[.J720];[.J72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720]+1)*8" office:value-type="float" office:value="7.40625" calcext:value-type="float">
            <text:p>7</text:p>
          </table:table-cell>
          <table:table-cell table:formula="of:=DEC2BIN([.P720])" office:value-type="string" office:string-value="111" calcext:value-type="string">
            <text:p>111</text:p>
          </table:table-cell>
          <table:table-cell table:formula="of:=IF((LEN([.Q720])&lt;4);REPT(0;4-LEN([.Q720]))&amp;[.Q720];[.Q72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721]+0.5)*15" office:value-type="float" office:value="13.828125" calcext:value-type="float">
            <text:p>14</text:p>
          </table:table-cell>
          <table:table-cell table:formula="of:=DEC2BIN([.C721])" office:value-type="string" office:string-value="1101" calcext:value-type="string">
            <text:p>1101</text:p>
          </table:table-cell>
          <table:table-cell table:formula="of:=IF((LEN([.D721])&lt;4);REPT(0;4-LEN([.D721]))&amp;[.D721];[.D72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21]+0.5)*15" office:value-type="float" office:value="3.22265625" calcext:value-type="float">
            <text:p>3</text:p>
          </table:table-cell>
          <table:table-cell table:formula="of:=DEC2BIN([.I721])" office:value-type="string" office:string-value="11" calcext:value-type="string">
            <text:p>11</text:p>
          </table:table-cell>
          <table:table-cell table:formula="of:=IF((LEN([.J721])&lt;4);REPT(0;4-LEN([.J721]))&amp;[.J721];[.J72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721]+1)*8" office:value-type="float" office:value="4.8125" calcext:value-type="float">
            <text:p>5</text:p>
          </table:table-cell>
          <table:table-cell table:formula="of:=DEC2BIN([.P721])" office:value-type="string" office:string-value="100" calcext:value-type="string">
            <text:p>100</text:p>
          </table:table-cell>
          <table:table-cell table:formula="of:=IF((LEN([.Q721])&lt;4);REPT(0;4-LEN([.Q721]))&amp;[.Q721];[.Q72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722]+0.5)*15" office:value-type="float" office:value="1.40625" calcext:value-type="float">
            <text:p>1</text:p>
          </table:table-cell>
          <table:table-cell table:formula="of:=DEC2BIN([.C722])" office:value-type="string" office:string-value="1" calcext:value-type="string">
            <text:p>1</text:p>
          </table:table-cell>
          <table:table-cell table:formula="of:=IF((LEN([.D722])&lt;4);REPT(0;4-LEN([.D722]))&amp;[.D722];[.D72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22]+0.5)*15" office:value-type="float" office:value="2.98828125" calcext:value-type="float">
            <text:p>3</text:p>
          </table:table-cell>
          <table:table-cell table:formula="of:=DEC2BIN([.I722])" office:value-type="string" office:string-value="10" calcext:value-type="string">
            <text:p>10</text:p>
          </table:table-cell>
          <table:table-cell table:formula="of:=IF((LEN([.J722])&lt;4);REPT(0;4-LEN([.J722]))&amp;[.J722];[.J72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722]+1)*8" office:value-type="float" office:value="6.8125" calcext:value-type="float">
            <text:p>7</text:p>
          </table:table-cell>
          <table:table-cell table:formula="of:=DEC2BIN([.P722])" office:value-type="string" office:string-value="110" calcext:value-type="string">
            <text:p>110</text:p>
          </table:table-cell>
          <table:table-cell table:formula="of:=IF((LEN([.Q722])&lt;4);REPT(0;4-LEN([.Q722]))&amp;[.Q722];[.Q72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723]+0.5)*15" office:value-type="float" office:value="5.09765625" calcext:value-type="float">
            <text:p>5</text:p>
          </table:table-cell>
          <table:table-cell table:formula="of:=DEC2BIN([.C723])" office:value-type="string" office:string-value="101" calcext:value-type="string">
            <text:p>101</text:p>
          </table:table-cell>
          <table:table-cell table:formula="of:=IF((LEN([.D723])&lt;4);REPT(0;4-LEN([.D723]))&amp;[.D723];[.D72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723]+0.5)*15" office:value-type="float" office:value="14.765625" calcext:value-type="float">
            <text:p>15</text:p>
          </table:table-cell>
          <table:table-cell table:formula="of:=DEC2BIN([.I723])" office:value-type="string" office:string-value="1110" calcext:value-type="string">
            <text:p>1110</text:p>
          </table:table-cell>
          <table:table-cell table:formula="of:=IF((LEN([.J723])&lt;4);REPT(0;4-LEN([.J723]))&amp;[.J723];[.J7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723]+1)*8" office:value-type="float" office:value="15.15625" calcext:value-type="float">
            <text:p>15</text:p>
          </table:table-cell>
          <table:table-cell table:formula="of:=DEC2BIN([.P723])" office:value-type="string" office:string-value="1111" calcext:value-type="string">
            <text:p>1111</text:p>
          </table:table-cell>
          <table:table-cell table:formula="of:=IF((LEN([.Q723])&lt;4);REPT(0;4-LEN([.Q723]))&amp;[.Q723];[.Q72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724]+0.5)*15" office:value-type="float" office:value="15.29296875" calcext:value-type="float">
            <text:p>15</text:p>
          </table:table-cell>
          <table:table-cell table:formula="of:=DEC2BIN([.C724])" office:value-type="string" office:string-value="1111" calcext:value-type="string">
            <text:p>1111</text:p>
          </table:table-cell>
          <table:table-cell table:formula="of:=IF((LEN([.D724])&lt;4);REPT(0;4-LEN([.D724]))&amp;[.D724];[.D72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724]+0.5)*15" office:value-type="float" office:value="10.01953125" calcext:value-type="float">
            <text:p>10</text:p>
          </table:table-cell>
          <table:table-cell table:formula="of:=DEC2BIN([.I724])" office:value-type="string" office:string-value="1010" calcext:value-type="string">
            <text:p>1010</text:p>
          </table:table-cell>
          <table:table-cell table:formula="of:=IF((LEN([.J724])&lt;4);REPT(0;4-LEN([.J724]))&amp;[.J724];[.J72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724]+1)*8" office:value-type="float" office:value="9.28125" calcext:value-type="float">
            <text:p>9</text:p>
          </table:table-cell>
          <table:table-cell table:formula="of:=DEC2BIN([.P724])" office:value-type="string" office:string-value="1001" calcext:value-type="string">
            <text:p>1001</text:p>
          </table:table-cell>
          <table:table-cell table:formula="of:=IF((LEN([.Q724])&lt;4);REPT(0;4-LEN([.Q724]))&amp;[.Q724];[.Q72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725]+0.5)*15" office:value-type="float" office:value="11.66015625" calcext:value-type="float">
            <text:p>12</text:p>
          </table:table-cell>
          <table:table-cell table:formula="of:=DEC2BIN([.C725])" office:value-type="string" office:string-value="1011" calcext:value-type="string">
            <text:p>1011</text:p>
          </table:table-cell>
          <table:table-cell table:formula="of:=IF((LEN([.D725])&lt;4);REPT(0;4-LEN([.D725]))&amp;[.D725];[.D72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725]+0.5)*15" office:value-type="float" office:value="1.46484375" calcext:value-type="float">
            <text:p>1</text:p>
          </table:table-cell>
          <table:table-cell table:formula="of:=DEC2BIN([.I725])" office:value-type="string" office:string-value="1" calcext:value-type="string">
            <text:p>1</text:p>
          </table:table-cell>
          <table:table-cell table:formula="of:=IF((LEN([.J725])&lt;4);REPT(0;4-LEN([.J725]))&amp;[.J725];[.J72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725]+1)*8" office:value-type="float" office:value="0.28125" calcext:value-type="float">
            <text:p>0</text:p>
          </table:table-cell>
          <table:table-cell table:formula="of:=DEC2BIN([.P725])" office:value-type="string" office:string-value="0" calcext:value-type="string">
            <text:p>0</text:p>
          </table:table-cell>
          <table:table-cell table:formula="of:=IF((LEN([.Q725])&lt;4);REPT(0;4-LEN([.Q725]))&amp;[.Q725];[.Q725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726]+0.5)*15" office:value-type="float" office:value="3.3984375" calcext:value-type="float">
            <text:p>3</text:p>
          </table:table-cell>
          <table:table-cell table:formula="of:=DEC2BIN([.C726])" office:value-type="string" office:string-value="11" calcext:value-type="string">
            <text:p>11</text:p>
          </table:table-cell>
          <table:table-cell table:formula="of:=IF((LEN([.D726])&lt;4);REPT(0;4-LEN([.D726]))&amp;[.D726];[.D72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726]+0.5)*15" office:value-type="float" office:value="1.40625" calcext:value-type="float">
            <text:p>1</text:p>
          </table:table-cell>
          <table:table-cell table:formula="of:=DEC2BIN([.I726])" office:value-type="string" office:string-value="1" calcext:value-type="string">
            <text:p>1</text:p>
          </table:table-cell>
          <table:table-cell table:formula="of:=IF((LEN([.J726])&lt;4);REPT(0;4-LEN([.J726]))&amp;[.J726];[.J72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26]+1)*8" office:value-type="float" office:value="6.75" calcext:value-type="float">
            <text:p>7</text:p>
          </table:table-cell>
          <table:table-cell table:formula="of:=DEC2BIN([.P726])" office:value-type="string" office:string-value="110" calcext:value-type="string">
            <text:p>110</text:p>
          </table:table-cell>
          <table:table-cell table:formula="of:=IF((LEN([.Q726])&lt;4);REPT(0;4-LEN([.Q726]))&amp;[.Q726];[.Q7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727]+0.5)*15" office:value-type="float" office:value="0.234375" calcext:value-type="float">
            <text:p>0</text:p>
          </table:table-cell>
          <table:table-cell table:formula="of:=DEC2BIN([.C727])" office:value-type="string" office:string-value="0" calcext:value-type="string">
            <text:p>0</text:p>
          </table:table-cell>
          <table:table-cell table:formula="of:=IF((LEN([.D727])&lt;4);REPT(0;4-LEN([.D727]))&amp;[.D727];[.D72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727]+0.5)*15" office:value-type="float" office:value="9.66796875" calcext:value-type="float">
            <text:p>10</text:p>
          </table:table-cell>
          <table:table-cell table:formula="of:=DEC2BIN([.I727])" office:value-type="string" office:string-value="1001" calcext:value-type="string">
            <text:p>1001</text:p>
          </table:table-cell>
          <table:table-cell table:formula="of:=IF((LEN([.J727])&lt;4);REPT(0;4-LEN([.J727]))&amp;[.J727];[.J72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27]+1)*8" office:value-type="float" office:value="13.59375" calcext:value-type="float">
            <text:p>14</text:p>
          </table:table-cell>
          <table:table-cell table:formula="of:=DEC2BIN([.P727])" office:value-type="string" office:string-value="1101" calcext:value-type="string">
            <text:p>1101</text:p>
          </table:table-cell>
          <table:table-cell table:formula="of:=IF((LEN([.Q727])&lt;4);REPT(0;4-LEN([.Q727]))&amp;[.Q727];[.Q727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728]+0.5)*15" office:value-type="float" office:value="7.44140625" calcext:value-type="float">
            <text:p>7</text:p>
          </table:table-cell>
          <table:table-cell table:formula="of:=DEC2BIN([.C728])" office:value-type="string" office:string-value="111" calcext:value-type="string">
            <text:p>111</text:p>
          </table:table-cell>
          <table:table-cell table:formula="of:=IF((LEN([.D728])&lt;4);REPT(0;4-LEN([.D728]))&amp;[.D728];[.D7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728]+0.5)*15" office:value-type="float" office:value="15" calcext:value-type="float">
            <text:p>15</text:p>
          </table:table-cell>
          <table:table-cell table:formula="of:=DEC2BIN([.I728])" office:value-type="string" office:string-value="1111" calcext:value-type="string">
            <text:p>1111</text:p>
          </table:table-cell>
          <table:table-cell table:formula="of:=IF((LEN([.J728])&lt;4);REPT(0;4-LEN([.J728]))&amp;[.J728];[.J72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28]+1)*8" office:value-type="float" office:value="8.625" calcext:value-type="float">
            <text:p>9</text:p>
          </table:table-cell>
          <table:table-cell table:formula="of:=DEC2BIN([.P728])" office:value-type="string" office:string-value="1000" calcext:value-type="string">
            <text:p>1000</text:p>
          </table:table-cell>
          <table:table-cell table:formula="of:=IF((LEN([.Q728])&lt;4);REPT(0;4-LEN([.Q728]))&amp;[.Q728];[.Q72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729]+0.5)*15" office:value-type="float" office:value="14.53125" calcext:value-type="float">
            <text:p>15</text:p>
          </table:table-cell>
          <table:table-cell table:formula="of:=DEC2BIN([.C729])" office:value-type="string" office:string-value="1110" calcext:value-type="string">
            <text:p>1110</text:p>
          </table:table-cell>
          <table:table-cell table:formula="of:=IF((LEN([.D729])&lt;4);REPT(0;4-LEN([.D729]))&amp;[.D729];[.D72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729]+0.5)*15" office:value-type="float" office:value="9.90234375" calcext:value-type="float">
            <text:p>10</text:p>
          </table:table-cell>
          <table:table-cell table:formula="of:=DEC2BIN([.I729])" office:value-type="string" office:string-value="1001" calcext:value-type="string">
            <text:p>1001</text:p>
          </table:table-cell>
          <table:table-cell table:formula="of:=IF((LEN([.J729])&lt;4);REPT(0;4-LEN([.J729]))&amp;[.J729];[.J72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29]+1)*8" office:value-type="float" office:value="6.6875" calcext:value-type="float">
            <text:p>7</text:p>
          </table:table-cell>
          <table:table-cell table:formula="of:=DEC2BIN([.P729])" office:value-type="string" office:string-value="110" calcext:value-type="string">
            <text:p>110</text:p>
          </table:table-cell>
          <table:table-cell table:formula="of:=IF((LEN([.Q729])&lt;4);REPT(0;4-LEN([.Q729]))&amp;[.Q729];[.Q729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730]+0.5)*15" office:value-type="float" office:value="12.01171875" calcext:value-type="float">
            <text:p>12</text:p>
          </table:table-cell>
          <table:table-cell table:formula="of:=DEC2BIN([.C730])" office:value-type="string" office:string-value="1100" calcext:value-type="string">
            <text:p>1100</text:p>
          </table:table-cell>
          <table:table-cell table:formula="of:=IF((LEN([.D730])&lt;4);REPT(0;4-LEN([.D730]))&amp;[.D730];[.D73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730]+0.5)*15" office:value-type="float" office:value="1.5234375" calcext:value-type="float">
            <text:p>2</text:p>
          </table:table-cell>
          <table:table-cell table:formula="of:=DEC2BIN([.I730])" office:value-type="string" office:string-value="1" calcext:value-type="string">
            <text:p>1</text:p>
          </table:table-cell>
          <table:table-cell table:formula="of:=IF((LEN([.J730])&lt;4);REPT(0;4-LEN([.J730]))&amp;[.J730];[.J73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30]+1)*8" office:value-type="float" office:value="8.59375" calcext:value-type="float">
            <text:p>9</text:p>
          </table:table-cell>
          <table:table-cell table:formula="of:=DEC2BIN([.P730])" office:value-type="string" office:string-value="1000" calcext:value-type="string">
            <text:p>1000</text:p>
          </table:table-cell>
          <table:table-cell table:formula="of:=IF((LEN([.Q730])&lt;4);REPT(0;4-LEN([.Q730]))&amp;[.Q730];[.Q730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731]+0.5)*15" office:value-type="float" office:value="3.1640625" calcext:value-type="float">
            <text:p>3</text:p>
          </table:table-cell>
          <table:table-cell table:formula="of:=DEC2BIN([.C731])" office:value-type="string" office:string-value="11" calcext:value-type="string">
            <text:p>11</text:p>
          </table:table-cell>
          <table:table-cell table:formula="of:=IF((LEN([.D731])&lt;4);REPT(0;4-LEN([.D731]))&amp;[.D731];[.D73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731]+0.5)*15" office:value-type="float" office:value="1.34765625" calcext:value-type="float">
            <text:p>1</text:p>
          </table:table-cell>
          <table:table-cell table:formula="of:=DEC2BIN([.I731])" office:value-type="string" office:string-value="1" calcext:value-type="string">
            <text:p>1</text:p>
          </table:table-cell>
          <table:table-cell table:formula="of:=IF((LEN([.J731])&lt;4);REPT(0;4-LEN([.J731]))&amp;[.J731];[.J73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31]+1)*8" office:value-type="float" office:value="11.1875" calcext:value-type="float">
            <text:p>11</text:p>
          </table:table-cell>
          <table:table-cell table:formula="of:=DEC2BIN([.P731])" office:value-type="string" office:string-value="1011" calcext:value-type="string">
            <text:p>1011</text:p>
          </table:table-cell>
          <table:table-cell table:formula="of:=IF((LEN([.Q731])&lt;4);REPT(0;4-LEN([.Q731]))&amp;[.Q731];[.Q731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732]+0.5)*15" office:value-type="float" office:value="0.3515625" calcext:value-type="float">
            <text:p>0</text:p>
          </table:table-cell>
          <table:table-cell table:formula="of:=DEC2BIN([.C732])" office:value-type="string" office:string-value="0" calcext:value-type="string">
            <text:p>0</text:p>
          </table:table-cell>
          <table:table-cell table:formula="of:=IF((LEN([.D732])&lt;4);REPT(0;4-LEN([.D732]))&amp;[.D732];[.D73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732]+0.5)*15" office:value-type="float" office:value="9.7265625" calcext:value-type="float">
            <text:p>10</text:p>
          </table:table-cell>
          <table:table-cell table:formula="of:=DEC2BIN([.I732])" office:value-type="string" office:string-value="1001" calcext:value-type="string">
            <text:p>1001</text:p>
          </table:table-cell>
          <table:table-cell table:formula="of:=IF((LEN([.J732])&lt;4);REPT(0;4-LEN([.J732]))&amp;[.J732];[.J73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32]+1)*8" office:value-type="float" office:value="9.1875" calcext:value-type="float">
            <text:p>9</text:p>
          </table:table-cell>
          <table:table-cell table:formula="of:=DEC2BIN([.P732])" office:value-type="string" office:string-value="1001" calcext:value-type="string">
            <text:p>1001</text:p>
          </table:table-cell>
          <table:table-cell table:formula="of:=IF((LEN([.Q732])&lt;4);REPT(0;4-LEN([.Q732]))&amp;[.Q732];[.Q73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733]+0.5)*15" office:value-type="float" office:value="7.44140625" calcext:value-type="float">
            <text:p>7</text:p>
          </table:table-cell>
          <table:table-cell table:formula="of:=DEC2BIN([.C733])" office:value-type="string" office:string-value="111" calcext:value-type="string">
            <text:p>111</text:p>
          </table:table-cell>
          <table:table-cell table:formula="of:=IF((LEN([.D733])&lt;4);REPT(0;4-LEN([.D733]))&amp;[.D733];[.D73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733]+0.5)*15" office:value-type="float" office:value="14.82421875" calcext:value-type="float">
            <text:p>15</text:p>
          </table:table-cell>
          <table:table-cell table:formula="of:=DEC2BIN([.I733])" office:value-type="string" office:string-value="1110" calcext:value-type="string">
            <text:p>1110</text:p>
          </table:table-cell>
          <table:table-cell table:formula="of:=IF((LEN([.J733])&lt;4);REPT(0;4-LEN([.J733]))&amp;[.J733];[.J7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33]+1)*8" office:value-type="float" office:value="0.84375" calcext:value-type="float">
            <text:p>1</text:p>
          </table:table-cell>
          <table:table-cell table:formula="of:=DEC2BIN([.P733])" office:value-type="string" office:string-value="0" calcext:value-type="string">
            <text:p>0</text:p>
          </table:table-cell>
          <table:table-cell table:formula="of:=IF((LEN([.Q733])&lt;4);REPT(0;4-LEN([.Q733]))&amp;[.Q733];[.Q73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734]+0.5)*15" office:value-type="float" office:value="14.23828125" calcext:value-type="float">
            <text:p>14</text:p>
          </table:table-cell>
          <table:table-cell table:formula="of:=DEC2BIN([.C734])" office:value-type="string" office:string-value="1110" calcext:value-type="string">
            <text:p>1110</text:p>
          </table:table-cell>
          <table:table-cell table:formula="of:=IF((LEN([.D734])&lt;4);REPT(0;4-LEN([.D734]))&amp;[.D734];[.D73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34]+0.5)*15" office:value-type="float" office:value="7.5" calcext:value-type="float">
            <text:p>8</text:p>
          </table:table-cell>
          <table:table-cell table:formula="of:=DEC2BIN([.I734])" office:value-type="string" office:string-value="111" calcext:value-type="string">
            <text:p>111</text:p>
          </table:table-cell>
          <table:table-cell table:formula="of:=IF((LEN([.J734])&lt;4);REPT(0;4-LEN([.J734]))&amp;[.J734];[.J7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34]+1)*8" office:value-type="float" office:value="6.71875" calcext:value-type="float">
            <text:p>7</text:p>
          </table:table-cell>
          <table:table-cell table:formula="of:=DEC2BIN([.P734])" office:value-type="string" office:string-value="110" calcext:value-type="string">
            <text:p>110</text:p>
          </table:table-cell>
          <table:table-cell table:formula="of:=IF((LEN([.Q734])&lt;4);REPT(0;4-LEN([.Q734]))&amp;[.Q734];[.Q73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735]+0.5)*15" office:value-type="float" office:value="5.68359375" calcext:value-type="float">
            <text:p>6</text:p>
          </table:table-cell>
          <table:table-cell table:formula="of:=DEC2BIN([.C735])" office:value-type="string" office:string-value="101" calcext:value-type="string">
            <text:p>101</text:p>
          </table:table-cell>
          <table:table-cell table:formula="of:=IF((LEN([.D735])&lt;4);REPT(0;4-LEN([.D735]))&amp;[.D735];[.D73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35]+0.5)*15" office:value-type="float" office:value="0.41015625" calcext:value-type="float">
            <text:p>0</text:p>
          </table:table-cell>
          <table:table-cell table:formula="of:=DEC2BIN([.I735])" office:value-type="string" office:string-value="0" calcext:value-type="string">
            <text:p>0</text:p>
          </table:table-cell>
          <table:table-cell table:formula="of:=IF((LEN([.J735])&lt;4);REPT(0;4-LEN([.J735]))&amp;[.J735];[.J73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35]+1)*8" office:value-type="float" office:value="15.71875" calcext:value-type="float">
            <text:p>16</text:p>
          </table:table-cell>
          <table:table-cell table:formula="of:=DEC2BIN([.P735])" office:value-type="string" office:string-value="1111" calcext:value-type="string">
            <text:p>1111</text:p>
          </table:table-cell>
          <table:table-cell table:formula="of:=IF((LEN([.Q735])&lt;4);REPT(0;4-LEN([.Q735]))&amp;[.Q735];[.Q735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736]+0.5)*15" office:value-type="float" office:value="1.171875" calcext:value-type="float">
            <text:p>1</text:p>
          </table:table-cell>
          <table:table-cell table:formula="of:=DEC2BIN([.C736])" office:value-type="string" office:string-value="1" calcext:value-type="string">
            <text:p>1</text:p>
          </table:table-cell>
          <table:table-cell table:formula="of:=IF((LEN([.D736])&lt;4);REPT(0;4-LEN([.D736]))&amp;[.D736];[.D73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36]+0.5)*15" office:value-type="float" office:value="11.77734375" calcext:value-type="float">
            <text:p>12</text:p>
          </table:table-cell>
          <table:table-cell table:formula="of:=DEC2BIN([.I736])" office:value-type="string" office:string-value="1011" calcext:value-type="string">
            <text:p>1011</text:p>
          </table:table-cell>
          <table:table-cell table:formula="of:=IF((LEN([.J736])&lt;4);REPT(0;4-LEN([.J736]))&amp;[.J736];[.J73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736]+1)*8" office:value-type="float" office:value="9.25" calcext:value-type="float">
            <text:p>9</text:p>
          </table:table-cell>
          <table:table-cell table:formula="of:=DEC2BIN([.P736])" office:value-type="string" office:string-value="1001" calcext:value-type="string">
            <text:p>1001</text:p>
          </table:table-cell>
          <table:table-cell table:formula="of:=IF((LEN([.Q736])&lt;4);REPT(0;4-LEN([.Q736]))&amp;[.Q736];[.Q736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737]+0.5)*15" office:value-type="float" office:value="13.59375" calcext:value-type="float">
            <text:p>14</text:p>
          </table:table-cell>
          <table:table-cell table:formula="of:=DEC2BIN([.C737])" office:value-type="string" office:string-value="1101" calcext:value-type="string">
            <text:p>1101</text:p>
          </table:table-cell>
          <table:table-cell table:formula="of:=IF((LEN([.D737])&lt;4);REPT(0;4-LEN([.D737]))&amp;[.D737];[.D73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37]+0.5)*15" office:value-type="float" office:value="12.01171875" calcext:value-type="float">
            <text:p>12</text:p>
          </table:table-cell>
          <table:table-cell table:formula="of:=DEC2BIN([.I737])" office:value-type="string" office:string-value="1100" calcext:value-type="string">
            <text:p>1100</text:p>
          </table:table-cell>
          <table:table-cell table:formula="of:=IF((LEN([.J737])&lt;4);REPT(0;4-LEN([.J737]))&amp;[.J737];[.J73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737]+1)*8" office:value-type="float" office:value="2.40625" calcext:value-type="float">
            <text:p>2</text:p>
          </table:table-cell>
          <table:table-cell table:formula="of:=DEC2BIN([.P737])" office:value-type="string" office:string-value="10" calcext:value-type="string">
            <text:p>10</text:p>
          </table:table-cell>
          <table:table-cell table:formula="of:=IF((LEN([.Q737])&lt;4);REPT(0;4-LEN([.Q737]))&amp;[.Q737];[.Q737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738]+0.5)*15" office:value-type="float" office:value="9.84375" calcext:value-type="float">
            <text:p>10</text:p>
          </table:table-cell>
          <table:table-cell table:formula="of:=DEC2BIN([.C738])" office:value-type="string" office:string-value="1001" calcext:value-type="string">
            <text:p>1001</text:p>
          </table:table-cell>
          <table:table-cell table:formula="of:=IF((LEN([.D738])&lt;4);REPT(0;4-LEN([.D738]))&amp;[.D738];[.D73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38]+0.5)*15" office:value-type="float" office:value="0.41015625" calcext:value-type="float">
            <text:p>0</text:p>
          </table:table-cell>
          <table:table-cell table:formula="of:=DEC2BIN([.I738])" office:value-type="string" office:string-value="0" calcext:value-type="string">
            <text:p>0</text:p>
          </table:table-cell>
          <table:table-cell table:formula="of:=IF((LEN([.J738])&lt;4);REPT(0;4-LEN([.J738]))&amp;[.J738];[.J7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738]+1)*8" office:value-type="float" office:value="7.375" calcext:value-type="float">
            <text:p>7</text:p>
          </table:table-cell>
          <table:table-cell table:formula="of:=DEC2BIN([.P738])" office:value-type="string" office:string-value="111" calcext:value-type="string">
            <text:p>111</text:p>
          </table:table-cell>
          <table:table-cell table:formula="of:=IF((LEN([.Q738])&lt;4);REPT(0;4-LEN([.Q738]))&amp;[.Q738];[.Q73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739]+0.5)*15" office:value-type="float" office:value="0.05859375" calcext:value-type="float">
            <text:p>0</text:p>
          </table:table-cell>
          <table:table-cell table:formula="of:=DEC2BIN([.C739])" office:value-type="string" office:string-value="0" calcext:value-type="string">
            <text:p>0</text:p>
          </table:table-cell>
          <table:table-cell table:formula="of:=IF((LEN([.D739])&lt;4);REPT(0;4-LEN([.D739]))&amp;[.D739];[.D7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739]+0.5)*15" office:value-type="float" office:value="7.3828125" calcext:value-type="float">
            <text:p>7</text:p>
          </table:table-cell>
          <table:table-cell table:formula="of:=DEC2BIN([.I739])" office:value-type="string" office:string-value="111" calcext:value-type="string">
            <text:p>111</text:p>
          </table:table-cell>
          <table:table-cell table:formula="of:=IF((LEN([.J739])&lt;4);REPT(0;4-LEN([.J739]))&amp;[.J739];[.J7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39]+1)*8" office:value-type="float" office:value="9.3125" calcext:value-type="float">
            <text:p>9</text:p>
          </table:table-cell>
          <table:table-cell table:formula="of:=DEC2BIN([.P739])" office:value-type="string" office:string-value="1001" calcext:value-type="string">
            <text:p>1001</text:p>
          </table:table-cell>
          <table:table-cell table:formula="of:=IF((LEN([.Q739])&lt;4);REPT(0;4-LEN([.Q739]))&amp;[.Q739];[.Q739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740]+0.5)*15" office:value-type="float" office:value="9.66796875" calcext:value-type="float">
            <text:p>10</text:p>
          </table:table-cell>
          <table:table-cell table:formula="of:=DEC2BIN([.C740])" office:value-type="string" office:string-value="1001" calcext:value-type="string">
            <text:p>1001</text:p>
          </table:table-cell>
          <table:table-cell table:formula="of:=IF((LEN([.D740])&lt;4);REPT(0;4-LEN([.D740]))&amp;[.D740];[.D74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740]+0.5)*15" office:value-type="float" office:value="14.6484375" calcext:value-type="float">
            <text:p>15</text:p>
          </table:table-cell>
          <table:table-cell table:formula="of:=DEC2BIN([.I740])" office:value-type="string" office:string-value="1110" calcext:value-type="string">
            <text:p>1110</text:p>
          </table:table-cell>
          <table:table-cell table:formula="of:=IF((LEN([.J740])&lt;4);REPT(0;4-LEN([.J740]))&amp;[.J740];[.J74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740]+1)*8" office:value-type="float" office:value="7.40625" calcext:value-type="float">
            <text:p>7</text:p>
          </table:table-cell>
          <table:table-cell table:formula="of:=DEC2BIN([.P740])" office:value-type="string" office:string-value="111" calcext:value-type="string">
            <text:p>111</text:p>
          </table:table-cell>
          <table:table-cell table:formula="of:=IF((LEN([.Q740])&lt;4);REPT(0;4-LEN([.Q740]))&amp;[.Q740];[.Q740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741]+0.5)*15" office:value-type="float" office:value="13.65234375" calcext:value-type="float">
            <text:p>14</text:p>
          </table:table-cell>
          <table:table-cell table:formula="of:=DEC2BIN([.C741])" office:value-type="string" office:string-value="1101" calcext:value-type="string">
            <text:p>1101</text:p>
          </table:table-cell>
          <table:table-cell table:formula="of:=IF((LEN([.D741])&lt;4);REPT(0;4-LEN([.D741]))&amp;[.D741];[.D74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41]+0.5)*15" office:value-type="float" office:value="3.22265625" calcext:value-type="float">
            <text:p>3</text:p>
          </table:table-cell>
          <table:table-cell table:formula="of:=DEC2BIN([.I741])" office:value-type="string" office:string-value="11" calcext:value-type="string">
            <text:p>11</text:p>
          </table:table-cell>
          <table:table-cell table:formula="of:=IF((LEN([.J741])&lt;4);REPT(0;4-LEN([.J741]))&amp;[.J741];[.J74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741]+1)*8" office:value-type="float" office:value="4.8125" calcext:value-type="float">
            <text:p>5</text:p>
          </table:table-cell>
          <table:table-cell table:formula="of:=DEC2BIN([.P741])" office:value-type="string" office:string-value="100" calcext:value-type="string">
            <text:p>100</text:p>
          </table:table-cell>
          <table:table-cell table:formula="of:=IF((LEN([.Q741])&lt;4);REPT(0;4-LEN([.Q741]))&amp;[.Q741];[.Q741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742]+0.5)*15" office:value-type="float" office:value="1.5234375" calcext:value-type="float">
            <text:p>2</text:p>
          </table:table-cell>
          <table:table-cell table:formula="of:=DEC2BIN([.C742])" office:value-type="string" office:string-value="1" calcext:value-type="string">
            <text:p>1</text:p>
          </table:table-cell>
          <table:table-cell table:formula="of:=IF((LEN([.D742])&lt;4);REPT(0;4-LEN([.D742]))&amp;[.D742];[.D74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42]+0.5)*15" office:value-type="float" office:value="2.98828125" calcext:value-type="float">
            <text:p>3</text:p>
          </table:table-cell>
          <table:table-cell table:formula="of:=DEC2BIN([.I742])" office:value-type="string" office:string-value="10" calcext:value-type="string">
            <text:p>10</text:p>
          </table:table-cell>
          <table:table-cell table:formula="of:=IF((LEN([.J742])&lt;4);REPT(0;4-LEN([.J742]))&amp;[.J742];[.J74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742]+1)*8" office:value-type="float" office:value="6.8125" calcext:value-type="float">
            <text:p>7</text:p>
          </table:table-cell>
          <table:table-cell table:formula="of:=DEC2BIN([.P742])" office:value-type="string" office:string-value="110" calcext:value-type="string">
            <text:p>110</text:p>
          </table:table-cell>
          <table:table-cell table:formula="of:=IF((LEN([.Q742])&lt;4);REPT(0;4-LEN([.Q742]))&amp;[.Q742];[.Q74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743]+0.5)*15" office:value-type="float" office:value="4.98046875" calcext:value-type="float">
            <text:p>5</text:p>
          </table:table-cell>
          <table:table-cell table:formula="of:=DEC2BIN([.C743])" office:value-type="string" office:string-value="100" calcext:value-type="string">
            <text:p>100</text:p>
          </table:table-cell>
          <table:table-cell table:formula="of:=IF((LEN([.D743])&lt;4);REPT(0;4-LEN([.D743]))&amp;[.D743];[.D74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743]+0.5)*15" office:value-type="float" office:value="14.70703125" calcext:value-type="float">
            <text:p>15</text:p>
          </table:table-cell>
          <table:table-cell table:formula="of:=DEC2BIN([.I743])" office:value-type="string" office:string-value="1110" calcext:value-type="string">
            <text:p>1110</text:p>
          </table:table-cell>
          <table:table-cell table:formula="of:=IF((LEN([.J743])&lt;4);REPT(0;4-LEN([.J743]))&amp;[.J743];[.J7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743]+1)*8" office:value-type="float" office:value="15.15625" calcext:value-type="float">
            <text:p>15</text:p>
          </table:table-cell>
          <table:table-cell table:formula="of:=DEC2BIN([.P743])" office:value-type="string" office:string-value="1111" calcext:value-type="string">
            <text:p>1111</text:p>
          </table:table-cell>
          <table:table-cell table:formula="of:=IF((LEN([.Q743])&lt;4);REPT(0;4-LEN([.Q743]))&amp;[.Q743];[.Q74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744]+0.5)*15" office:value-type="float" office:value="15.3515625" calcext:value-type="float">
            <text:p>15</text:p>
          </table:table-cell>
          <table:table-cell table:formula="of:=DEC2BIN([.C744])" office:value-type="string" office:string-value="1111" calcext:value-type="string">
            <text:p>1111</text:p>
          </table:table-cell>
          <table:table-cell table:formula="of:=IF((LEN([.D744])&lt;4);REPT(0;4-LEN([.D744]))&amp;[.D744];[.D74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744]+0.5)*15" office:value-type="float" office:value="10.078125" calcext:value-type="float">
            <text:p>10</text:p>
          </table:table-cell>
          <table:table-cell table:formula="of:=DEC2BIN([.I744])" office:value-type="string" office:string-value="1010" calcext:value-type="string">
            <text:p>1010</text:p>
          </table:table-cell>
          <table:table-cell table:formula="of:=IF((LEN([.J744])&lt;4);REPT(0;4-LEN([.J744]))&amp;[.J744];[.J74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744]+1)*8" office:value-type="float" office:value="9.28125" calcext:value-type="float">
            <text:p>9</text:p>
          </table:table-cell>
          <table:table-cell table:formula="of:=DEC2BIN([.P744])" office:value-type="string" office:string-value="1001" calcext:value-type="string">
            <text:p>1001</text:p>
          </table:table-cell>
          <table:table-cell table:formula="of:=IF((LEN([.Q744])&lt;4);REPT(0;4-LEN([.Q744]))&amp;[.Q744];[.Q74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45]+0.5)*15" office:value-type="float" office:value="11.6015625" calcext:value-type="float">
            <text:p>12</text:p>
          </table:table-cell>
          <table:table-cell table:formula="of:=DEC2BIN([.C745])" office:value-type="string" office:string-value="1011" calcext:value-type="string">
            <text:p>1011</text:p>
          </table:table-cell>
          <table:table-cell table:formula="of:=IF((LEN([.D745])&lt;4);REPT(0;4-LEN([.D745]))&amp;[.D745];[.D74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745]+0.5)*15" office:value-type="float" office:value="1.46484375" calcext:value-type="float">
            <text:p>1</text:p>
          </table:table-cell>
          <table:table-cell table:formula="of:=DEC2BIN([.I745])" office:value-type="string" office:string-value="1" calcext:value-type="string">
            <text:p>1</text:p>
          </table:table-cell>
          <table:table-cell table:formula="of:=IF((LEN([.J745])&lt;4);REPT(0;4-LEN([.J745]))&amp;[.J745];[.J74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745]+1)*8" office:value-type="float" office:value="8" calcext:value-type="float">
            <text:p>8</text:p>
          </table:table-cell>
          <table:table-cell table:formula="of:=DEC2BIN([.P745])" office:value-type="string" office:string-value="1000" calcext:value-type="string">
            <text:p>1000</text:p>
          </table:table-cell>
          <table:table-cell table:formula="of:=IF((LEN([.Q745])&lt;4);REPT(0;4-LEN([.Q745]))&amp;[.Q745];[.Q745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746]+0.5)*15" office:value-type="float" office:value="3.3984375" calcext:value-type="float">
            <text:p>3</text:p>
          </table:table-cell>
          <table:table-cell table:formula="of:=DEC2BIN([.C746])" office:value-type="string" office:string-value="11" calcext:value-type="string">
            <text:p>11</text:p>
          </table:table-cell>
          <table:table-cell table:formula="of:=IF((LEN([.D746])&lt;4);REPT(0;4-LEN([.D746]))&amp;[.D746];[.D74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746]+0.5)*15" office:value-type="float" office:value="1.40625" calcext:value-type="float">
            <text:p>1</text:p>
          </table:table-cell>
          <table:table-cell table:formula="of:=DEC2BIN([.I746])" office:value-type="string" office:string-value="1" calcext:value-type="string">
            <text:p>1</text:p>
          </table:table-cell>
          <table:table-cell table:formula="of:=IF((LEN([.J746])&lt;4);REPT(0;4-LEN([.J746]))&amp;[.J746];[.J74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formula="of:=([.O746]+1)*8" office:value-type="float" office:value="8" calcext:value-type="float">
            <text:p>8</text:p>
          </table:table-cell>
          <table:table-cell table:formula="of:=DEC2BIN([.P746])" office:value-type="string" office:string-value="1000" calcext:value-type="string">
            <text:p>1000</text:p>
          </table:table-cell>
          <table:table-cell table:formula="of:=IF((LEN([.Q746])&lt;4);REPT(0;4-LEN([.Q746]))&amp;[.Q746];[.Q74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747]+0.5)*15" office:value-type="float" office:value="0.234375" calcext:value-type="float">
            <text:p>0</text:p>
          </table:table-cell>
          <table:table-cell table:formula="of:=DEC2BIN([.C747])" office:value-type="string" office:string-value="0" calcext:value-type="string">
            <text:p>0</text:p>
          </table:table-cell>
          <table:table-cell table:formula="of:=IF((LEN([.D747])&lt;4);REPT(0;4-LEN([.D747]))&amp;[.D747];[.D74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747]+0.5)*15" office:value-type="float" office:value="9.66796875" calcext:value-type="float">
            <text:p>10</text:p>
          </table:table-cell>
          <table:table-cell table:formula="of:=DEC2BIN([.I747])" office:value-type="string" office:string-value="1001" calcext:value-type="string">
            <text:p>1001</text:p>
          </table:table-cell>
          <table:table-cell table:formula="of:=IF((LEN([.J747])&lt;4);REPT(0;4-LEN([.J747]))&amp;[.J747];[.J74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00390625" calcext:value-type="float">
            <text:p>0,00390625</text:p>
          </table:table-cell>
          <table:table-cell table:formula="of:=([.O747]+1)*8" office:value-type="float" office:value="8.03125" calcext:value-type="float">
            <text:p>8</text:p>
          </table:table-cell>
          <table:table-cell table:formula="of:=DEC2BIN([.P747])" office:value-type="string" office:string-value="1000" calcext:value-type="string">
            <text:p>1000</text:p>
          </table:table-cell>
          <table:table-cell table:formula="of:=IF((LEN([.Q747])&lt;4);REPT(0;4-LEN([.Q747]))&amp;[.Q747];[.Q747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48]+0.5)*15" office:value-type="float" office:value="7.5" calcext:value-type="float">
            <text:p>8</text:p>
          </table:table-cell>
          <table:table-cell table:formula="of:=DEC2BIN([.C748])" office:value-type="string" office:string-value="111" calcext:value-type="string">
            <text:p>111</text:p>
          </table:table-cell>
          <table:table-cell table:formula="of:=IF((LEN([.D748])&lt;4);REPT(0;4-LEN([.D748]))&amp;[.D748];[.D74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748]+0.5)*15" office:value-type="float" office:value="14.8828125" calcext:value-type="float">
            <text:p>15</text:p>
          </table:table-cell>
          <table:table-cell table:formula="of:=DEC2BIN([.I748])" office:value-type="string" office:string-value="1110" calcext:value-type="string">
            <text:p>1110</text:p>
          </table:table-cell>
          <table:table-cell table:formula="of:=IF((LEN([.J748])&lt;4);REPT(0;4-LEN([.J748]))&amp;[.J748];[.J7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234375" calcext:value-type="float">
            <text:p>-0,0234375</text:p>
          </table:table-cell>
          <table:table-cell table:formula="of:=([.O748]+1)*8" office:value-type="float" office:value="7.8125" calcext:value-type="float">
            <text:p>8</text:p>
          </table:table-cell>
          <table:table-cell table:formula="of:=DEC2BIN([.P748])" office:value-type="string" office:string-value="111" calcext:value-type="string">
            <text:p>111</text:p>
          </table:table-cell>
          <table:table-cell table:formula="of:=IF((LEN([.Q748])&lt;4);REPT(0;4-LEN([.Q748]))&amp;[.Q748];[.Q74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749]+0.5)*15" office:value-type="float" office:value="14.1796875" calcext:value-type="float">
            <text:p>14</text:p>
          </table:table-cell>
          <table:table-cell table:formula="of:=DEC2BIN([.C749])" office:value-type="string" office:string-value="1110" calcext:value-type="string">
            <text:p>1110</text:p>
          </table:table-cell>
          <table:table-cell table:formula="of:=IF((LEN([.D749])&lt;4);REPT(0;4-LEN([.D749]))&amp;[.D749];[.D74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49]+0.5)*15" office:value-type="float" office:value="7.5" calcext:value-type="float">
            <text:p>8</text:p>
          </table:table-cell>
          <table:table-cell table:formula="of:=DEC2BIN([.I749])" office:value-type="string" office:string-value="111" calcext:value-type="string">
            <text:p>111</text:p>
          </table:table-cell>
          <table:table-cell table:formula="of:=IF((LEN([.J749])&lt;4);REPT(0;4-LEN([.J749]))&amp;[.J749];[.J7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421875" calcext:value-type="float">
            <text:p>-0,421875</text:p>
          </table:table-cell>
          <table:table-cell table:formula="of:=([.O749]+1)*8" office:value-type="float" office:value="4.625" calcext:value-type="float">
            <text:p>5</text:p>
          </table:table-cell>
          <table:table-cell table:formula="of:=DEC2BIN([.P749])" office:value-type="string" office:string-value="100" calcext:value-type="string">
            <text:p>100</text:p>
          </table:table-cell>
          <table:table-cell table:formula="of:=IF((LEN([.Q749])&lt;4);REPT(0;4-LEN([.Q749]))&amp;[.Q749];[.Q749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750]+0.5)*15" office:value-type="float" office:value="5.68359375" calcext:value-type="float">
            <text:p>6</text:p>
          </table:table-cell>
          <table:table-cell table:formula="of:=DEC2BIN([.C750])" office:value-type="string" office:string-value="101" calcext:value-type="string">
            <text:p>101</text:p>
          </table:table-cell>
          <table:table-cell table:formula="of:=IF((LEN([.D750])&lt;4);REPT(0;4-LEN([.D750]))&amp;[.D750];[.D75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50]+0.5)*15" office:value-type="float" office:value="0.41015625" calcext:value-type="float">
            <text:p>0</text:p>
          </table:table-cell>
          <table:table-cell table:formula="of:=DEC2BIN([.I750])" office:value-type="string" office:string-value="0" calcext:value-type="string">
            <text:p>0</text:p>
          </table:table-cell>
          <table:table-cell table:formula="of:=IF((LEN([.J750])&lt;4);REPT(0;4-LEN([.J750]))&amp;[.J750];[.J75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3671875" calcext:value-type="float">
            <text:p>-0,13671875</text:p>
          </table:table-cell>
          <table:table-cell table:formula="of:=([.O750]+1)*8" office:value-type="float" office:value="6.90625" calcext:value-type="float">
            <text:p>7</text:p>
          </table:table-cell>
          <table:table-cell table:formula="of:=DEC2BIN([.P750])" office:value-type="string" office:string-value="110" calcext:value-type="string">
            <text:p>110</text:p>
          </table:table-cell>
          <table:table-cell table:formula="of:=IF((LEN([.Q750])&lt;4);REPT(0;4-LEN([.Q750]))&amp;[.Q750];[.Q75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751]+0.5)*15" office:value-type="float" office:value="1.171875" calcext:value-type="float">
            <text:p>1</text:p>
          </table:table-cell>
          <table:table-cell table:formula="of:=DEC2BIN([.C751])" office:value-type="string" office:string-value="1" calcext:value-type="string">
            <text:p>1</text:p>
          </table:table-cell>
          <table:table-cell table:formula="of:=IF((LEN([.D751])&lt;4);REPT(0;4-LEN([.D751]))&amp;[.D751];[.D75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51]+0.5)*15" office:value-type="float" office:value="11.77734375" calcext:value-type="float">
            <text:p>12</text:p>
          </table:table-cell>
          <table:table-cell table:formula="of:=DEC2BIN([.I751])" office:value-type="string" office:string-value="1011" calcext:value-type="string">
            <text:p>1011</text:p>
          </table:table-cell>
          <table:table-cell table:formula="of:=IF((LEN([.J751])&lt;4);REPT(0;4-LEN([.J751]))&amp;[.J751];[.J75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828125" calcext:value-type="float">
            <text:p>0,8828125</text:p>
          </table:table-cell>
          <table:table-cell table:formula="of:=([.O751]+1)*8" office:value-type="float" office:value="15.0625" calcext:value-type="float">
            <text:p>15</text:p>
          </table:table-cell>
          <table:table-cell table:formula="of:=DEC2BIN([.P751])" office:value-type="string" office:string-value="1111" calcext:value-type="string">
            <text:p>1111</text:p>
          </table:table-cell>
          <table:table-cell table:formula="of:=IF((LEN([.Q751])&lt;4);REPT(0;4-LEN([.Q751]))&amp;[.Q751];[.Q751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752]+0.5)*15" office:value-type="float" office:value="13.59375" calcext:value-type="float">
            <text:p>14</text:p>
          </table:table-cell>
          <table:table-cell table:formula="of:=DEC2BIN([.C752])" office:value-type="string" office:string-value="1101" calcext:value-type="string">
            <text:p>1101</text:p>
          </table:table-cell>
          <table:table-cell table:formula="of:=IF((LEN([.D752])&lt;4);REPT(0;4-LEN([.D752]))&amp;[.D752];[.D75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52]+0.5)*15" office:value-type="float" office:value="12.01171875" calcext:value-type="float">
            <text:p>12</text:p>
          </table:table-cell>
          <table:table-cell table:formula="of:=DEC2BIN([.I752])" office:value-type="string" office:string-value="1100" calcext:value-type="string">
            <text:p>1100</text:p>
          </table:table-cell>
          <table:table-cell table:formula="of:=IF((LEN([.J752])&lt;4);REPT(0;4-LEN([.J752]))&amp;[.J752];[.J75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52]+1)*8" office:value-type="float" office:value="9.3125" calcext:value-type="float">
            <text:p>9</text:p>
          </table:table-cell>
          <table:table-cell table:formula="of:=DEC2BIN([.P752])" office:value-type="string" office:string-value="1001" calcext:value-type="string">
            <text:p>1001</text:p>
          </table:table-cell>
          <table:table-cell table:formula="of:=IF((LEN([.Q752])&lt;4);REPT(0;4-LEN([.Q752]))&amp;[.Q752];[.Q75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753]+0.5)*15" office:value-type="float" office:value="9.84375" calcext:value-type="float">
            <text:p>10</text:p>
          </table:table-cell>
          <table:table-cell table:formula="of:=DEC2BIN([.C753])" office:value-type="string" office:string-value="1001" calcext:value-type="string">
            <text:p>1001</text:p>
          </table:table-cell>
          <table:table-cell table:formula="of:=IF((LEN([.D753])&lt;4);REPT(0;4-LEN([.D753]))&amp;[.D753];[.D75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53]+0.5)*15" office:value-type="float" office:value="0.41015625" calcext:value-type="float">
            <text:p>0</text:p>
          </table:table-cell>
          <table:table-cell table:formula="of:=DEC2BIN([.I753])" office:value-type="string" office:string-value="0" calcext:value-type="string">
            <text:p>0</text:p>
          </table:table-cell>
          <table:table-cell table:formula="of:=IF((LEN([.J753])&lt;4);REPT(0;4-LEN([.J753]))&amp;[.J753];[.J7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875" calcext:value-type="float">
            <text:p>-0,96875</text:p>
          </table:table-cell>
          <table:table-cell table:formula="of:=([.O753]+1)*8" office:value-type="float" office:value="0.249999999999999" calcext:value-type="float">
            <text:p>0</text:p>
          </table:table-cell>
          <table:table-cell table:formula="of:=DEC2BIN([.P753])" office:value-type="string" office:string-value="0" calcext:value-type="string">
            <text:p>0</text:p>
          </table:table-cell>
          <table:table-cell table:formula="of:=IF((LEN([.Q753])&lt;4);REPT(0;4-LEN([.Q753]))&amp;[.Q753];[.Q75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754]+0.5)*15" office:value-type="float" office:value="0.05859375" calcext:value-type="float">
            <text:p>0</text:p>
          </table:table-cell>
          <table:table-cell table:formula="of:=DEC2BIN([.C754])" office:value-type="string" office:string-value="0" calcext:value-type="string">
            <text:p>0</text:p>
          </table:table-cell>
          <table:table-cell table:formula="of:=IF((LEN([.D754])&lt;4);REPT(0;4-LEN([.D754]))&amp;[.D754];[.D75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754]+0.5)*15" office:value-type="float" office:value="7.3828125" calcext:value-type="float">
            <text:p>7</text:p>
          </table:table-cell>
          <table:table-cell table:formula="of:=DEC2BIN([.I754])" office:value-type="string" office:string-value="111" calcext:value-type="string">
            <text:p>111</text:p>
          </table:table-cell>
          <table:table-cell table:formula="of:=IF((LEN([.J754])&lt;4);REPT(0;4-LEN([.J754]))&amp;[.J754];[.J7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54]+1)*8" office:value-type="float" office:value="6.75" calcext:value-type="float">
            <text:p>7</text:p>
          </table:table-cell>
          <table:table-cell table:formula="of:=DEC2BIN([.P754])" office:value-type="string" office:string-value="110" calcext:value-type="string">
            <text:p>110</text:p>
          </table:table-cell>
          <table:table-cell table:formula="of:=IF((LEN([.Q754])&lt;4);REPT(0;4-LEN([.Q754]))&amp;[.Q754];[.Q75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755]+0.5)*15" office:value-type="float" office:value="9.66796875" calcext:value-type="float">
            <text:p>10</text:p>
          </table:table-cell>
          <table:table-cell table:formula="of:=DEC2BIN([.C755])" office:value-type="string" office:string-value="1001" calcext:value-type="string">
            <text:p>1001</text:p>
          </table:table-cell>
          <table:table-cell table:formula="of:=IF((LEN([.D755])&lt;4);REPT(0;4-LEN([.D755]))&amp;[.D755];[.D75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755]+0.5)*15" office:value-type="float" office:value="14.6484375" calcext:value-type="float">
            <text:p>15</text:p>
          </table:table-cell>
          <table:table-cell table:formula="of:=DEC2BIN([.I755])" office:value-type="string" office:string-value="1110" calcext:value-type="string">
            <text:p>1110</text:p>
          </table:table-cell>
          <table:table-cell table:formula="of:=IF((LEN([.J755])&lt;4);REPT(0;4-LEN([.J755]))&amp;[.J755];[.J75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55]+1)*8" office:value-type="float" office:value="13.59375" calcext:value-type="float">
            <text:p>14</text:p>
          </table:table-cell>
          <table:table-cell table:formula="of:=DEC2BIN([.P755])" office:value-type="string" office:string-value="1101" calcext:value-type="string">
            <text:p>1101</text:p>
          </table:table-cell>
          <table:table-cell table:formula="of:=IF((LEN([.Q755])&lt;4);REPT(0;4-LEN([.Q755]))&amp;[.Q755];[.Q755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756]+0.5)*15" office:value-type="float" office:value="13.65234375" calcext:value-type="float">
            <text:p>14</text:p>
          </table:table-cell>
          <table:table-cell table:formula="of:=DEC2BIN([.C756])" office:value-type="string" office:string-value="1101" calcext:value-type="string">
            <text:p>1101</text:p>
          </table:table-cell>
          <table:table-cell table:formula="of:=IF((LEN([.D756])&lt;4);REPT(0;4-LEN([.D756]))&amp;[.D756];[.D75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56]+0.5)*15" office:value-type="float" office:value="3.22265625" calcext:value-type="float">
            <text:p>3</text:p>
          </table:table-cell>
          <table:table-cell table:formula="of:=DEC2BIN([.I756])" office:value-type="string" office:string-value="11" calcext:value-type="string">
            <text:p>11</text:p>
          </table:table-cell>
          <table:table-cell table:formula="of:=IF((LEN([.J756])&lt;4);REPT(0;4-LEN([.J756]))&amp;[.J756];[.J75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56]+1)*8" office:value-type="float" office:value="8.625" calcext:value-type="float">
            <text:p>9</text:p>
          </table:table-cell>
          <table:table-cell table:formula="of:=DEC2BIN([.P756])" office:value-type="string" office:string-value="1000" calcext:value-type="string">
            <text:p>1000</text:p>
          </table:table-cell>
          <table:table-cell table:formula="of:=IF((LEN([.Q756])&lt;4);REPT(0;4-LEN([.Q756]))&amp;[.Q756];[.Q75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757]+0.5)*15" office:value-type="float" office:value="1.5234375" calcext:value-type="float">
            <text:p>2</text:p>
          </table:table-cell>
          <table:table-cell table:formula="of:=DEC2BIN([.C757])" office:value-type="string" office:string-value="1" calcext:value-type="string">
            <text:p>1</text:p>
          </table:table-cell>
          <table:table-cell table:formula="of:=IF((LEN([.D757])&lt;4);REPT(0;4-LEN([.D757]))&amp;[.D757];[.D75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57]+0.5)*15" office:value-type="float" office:value="2.98828125" calcext:value-type="float">
            <text:p>3</text:p>
          </table:table-cell>
          <table:table-cell table:formula="of:=DEC2BIN([.I757])" office:value-type="string" office:string-value="10" calcext:value-type="string">
            <text:p>10</text:p>
          </table:table-cell>
          <table:table-cell table:formula="of:=IF((LEN([.J757])&lt;4);REPT(0;4-LEN([.J757]))&amp;[.J757];[.J75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57]+1)*8" office:value-type="float" office:value="6.6875" calcext:value-type="float">
            <text:p>7</text:p>
          </table:table-cell>
          <table:table-cell table:formula="of:=DEC2BIN([.P757])" office:value-type="string" office:string-value="110" calcext:value-type="string">
            <text:p>110</text:p>
          </table:table-cell>
          <table:table-cell table:formula="of:=IF((LEN([.Q757])&lt;4);REPT(0;4-LEN([.Q757]))&amp;[.Q757];[.Q757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758]+0.5)*15" office:value-type="float" office:value="4.98046875" calcext:value-type="float">
            <text:p>5</text:p>
          </table:table-cell>
          <table:table-cell table:formula="of:=DEC2BIN([.C758])" office:value-type="string" office:string-value="100" calcext:value-type="string">
            <text:p>100</text:p>
          </table:table-cell>
          <table:table-cell table:formula="of:=IF((LEN([.D758])&lt;4);REPT(0;4-LEN([.D758]))&amp;[.D758];[.D75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758]+0.5)*15" office:value-type="float" office:value="14.70703125" calcext:value-type="float">
            <text:p>15</text:p>
          </table:table-cell>
          <table:table-cell table:formula="of:=DEC2BIN([.I758])" office:value-type="string" office:string-value="1110" calcext:value-type="string">
            <text:p>1110</text:p>
          </table:table-cell>
          <table:table-cell table:formula="of:=IF((LEN([.J758])&lt;4);REPT(0;4-LEN([.J758]))&amp;[.J758];[.J7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58]+1)*8" office:value-type="float" office:value="8.59375" calcext:value-type="float">
            <text:p>9</text:p>
          </table:table-cell>
          <table:table-cell table:formula="of:=DEC2BIN([.P758])" office:value-type="string" office:string-value="1000" calcext:value-type="string">
            <text:p>1000</text:p>
          </table:table-cell>
          <table:table-cell table:formula="of:=IF((LEN([.Q758])&lt;4);REPT(0;4-LEN([.Q758]))&amp;[.Q758];[.Q75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759]+0.5)*15" office:value-type="float" office:value="15.3515625" calcext:value-type="float">
            <text:p>15</text:p>
          </table:table-cell>
          <table:table-cell table:formula="of:=DEC2BIN([.C759])" office:value-type="string" office:string-value="1111" calcext:value-type="string">
            <text:p>1111</text:p>
          </table:table-cell>
          <table:table-cell table:formula="of:=IF((LEN([.D759])&lt;4);REPT(0;4-LEN([.D759]))&amp;[.D759];[.D75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759]+0.5)*15" office:value-type="float" office:value="10.078125" calcext:value-type="float">
            <text:p>10</text:p>
          </table:table-cell>
          <table:table-cell table:formula="of:=DEC2BIN([.I759])" office:value-type="string" office:string-value="1010" calcext:value-type="string">
            <text:p>1010</text:p>
          </table:table-cell>
          <table:table-cell table:formula="of:=IF((LEN([.J759])&lt;4);REPT(0;4-LEN([.J759]))&amp;[.J759];[.J75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59]+1)*8" office:value-type="float" office:value="11.1875" calcext:value-type="float">
            <text:p>11</text:p>
          </table:table-cell>
          <table:table-cell table:formula="of:=DEC2BIN([.P759])" office:value-type="string" office:string-value="1011" calcext:value-type="string">
            <text:p>1011</text:p>
          </table:table-cell>
          <table:table-cell table:formula="of:=IF((LEN([.Q759])&lt;4);REPT(0;4-LEN([.Q759]))&amp;[.Q759];[.Q759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60]+0.5)*15" office:value-type="float" office:value="11.6015625" calcext:value-type="float">
            <text:p>12</text:p>
          </table:table-cell>
          <table:table-cell table:formula="of:=DEC2BIN([.C760])" office:value-type="string" office:string-value="1011" calcext:value-type="string">
            <text:p>1011</text:p>
          </table:table-cell>
          <table:table-cell table:formula="of:=IF((LEN([.D760])&lt;4);REPT(0;4-LEN([.D760]))&amp;[.D760];[.D76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760]+0.5)*15" office:value-type="float" office:value="1.46484375" calcext:value-type="float">
            <text:p>1</text:p>
          </table:table-cell>
          <table:table-cell table:formula="of:=DEC2BIN([.I760])" office:value-type="string" office:string-value="1" calcext:value-type="string">
            <text:p>1</text:p>
          </table:table-cell>
          <table:table-cell table:formula="of:=IF((LEN([.J760])&lt;4);REPT(0;4-LEN([.J760]))&amp;[.J760];[.J76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60]+1)*8" office:value-type="float" office:value="9.1875" calcext:value-type="float">
            <text:p>9</text:p>
          </table:table-cell>
          <table:table-cell table:formula="of:=DEC2BIN([.P760])" office:value-type="string" office:string-value="1001" calcext:value-type="string">
            <text:p>1001</text:p>
          </table:table-cell>
          <table:table-cell table:formula="of:=IF((LEN([.Q760])&lt;4);REPT(0;4-LEN([.Q760]))&amp;[.Q760];[.Q76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761]+0.5)*15" office:value-type="float" office:value="3.3984375" calcext:value-type="float">
            <text:p>3</text:p>
          </table:table-cell>
          <table:table-cell table:formula="of:=DEC2BIN([.C761])" office:value-type="string" office:string-value="11" calcext:value-type="string">
            <text:p>11</text:p>
          </table:table-cell>
          <table:table-cell table:formula="of:=IF((LEN([.D761])&lt;4);REPT(0;4-LEN([.D761]))&amp;[.D761];[.D76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761]+0.5)*15" office:value-type="float" office:value="1.40625" calcext:value-type="float">
            <text:p>1</text:p>
          </table:table-cell>
          <table:table-cell table:formula="of:=DEC2BIN([.I761])" office:value-type="string" office:string-value="1" calcext:value-type="string">
            <text:p>1</text:p>
          </table:table-cell>
          <table:table-cell table:formula="of:=IF((LEN([.J761])&lt;4);REPT(0;4-LEN([.J761]))&amp;[.J761];[.J76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61]+1)*8" office:value-type="float" office:value="0.84375" calcext:value-type="float">
            <text:p>1</text:p>
          </table:table-cell>
          <table:table-cell table:formula="of:=DEC2BIN([.P761])" office:value-type="string" office:string-value="0" calcext:value-type="string">
            <text:p>0</text:p>
          </table:table-cell>
          <table:table-cell table:formula="of:=IF((LEN([.Q761])&lt;4);REPT(0;4-LEN([.Q761]))&amp;[.Q761];[.Q761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762]+0.5)*15" office:value-type="float" office:value="0.234375" calcext:value-type="float">
            <text:p>0</text:p>
          </table:table-cell>
          <table:table-cell table:formula="of:=DEC2BIN([.C762])" office:value-type="string" office:string-value="0" calcext:value-type="string">
            <text:p>0</text:p>
          </table:table-cell>
          <table:table-cell table:formula="of:=IF((LEN([.D762])&lt;4);REPT(0;4-LEN([.D762]))&amp;[.D762];[.D76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762]+0.5)*15" office:value-type="float" office:value="9.66796875" calcext:value-type="float">
            <text:p>10</text:p>
          </table:table-cell>
          <table:table-cell table:formula="of:=DEC2BIN([.I762])" office:value-type="string" office:string-value="1001" calcext:value-type="string">
            <text:p>1001</text:p>
          </table:table-cell>
          <table:table-cell table:formula="of:=IF((LEN([.J762])&lt;4);REPT(0;4-LEN([.J762]))&amp;[.J762];[.J76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62]+1)*8" office:value-type="float" office:value="6.71875" calcext:value-type="float">
            <text:p>7</text:p>
          </table:table-cell>
          <table:table-cell table:formula="of:=DEC2BIN([.P762])" office:value-type="string" office:string-value="110" calcext:value-type="string">
            <text:p>110</text:p>
          </table:table-cell>
          <table:table-cell table:formula="of:=IF((LEN([.Q762])&lt;4);REPT(0;4-LEN([.Q762]))&amp;[.Q762];[.Q76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63]+0.5)*15" office:value-type="float" office:value="7.5" calcext:value-type="float">
            <text:p>8</text:p>
          </table:table-cell>
          <table:table-cell table:formula="of:=DEC2BIN([.C763])" office:value-type="string" office:string-value="111" calcext:value-type="string">
            <text:p>111</text:p>
          </table:table-cell>
          <table:table-cell table:formula="of:=IF((LEN([.D763])&lt;4);REPT(0;4-LEN([.D763]))&amp;[.D763];[.D76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763]+0.5)*15" office:value-type="float" office:value="14.8828125" calcext:value-type="float">
            <text:p>15</text:p>
          </table:table-cell>
          <table:table-cell table:formula="of:=DEC2BIN([.I763])" office:value-type="string" office:string-value="1110" calcext:value-type="string">
            <text:p>1110</text:p>
          </table:table-cell>
          <table:table-cell table:formula="of:=IF((LEN([.J763])&lt;4);REPT(0;4-LEN([.J763]))&amp;[.J763];[.J76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63]+1)*8" office:value-type="float" office:value="15.71875" calcext:value-type="float">
            <text:p>16</text:p>
          </table:table-cell>
          <table:table-cell table:formula="of:=DEC2BIN([.P763])" office:value-type="string" office:string-value="1111" calcext:value-type="string">
            <text:p>1111</text:p>
          </table:table-cell>
          <table:table-cell table:formula="of:=IF((LEN([.Q763])&lt;4);REPT(0;4-LEN([.Q763]))&amp;[.Q763];[.Q76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764]+0.5)*15" office:value-type="float" office:value="14.1796875" calcext:value-type="float">
            <text:p>14</text:p>
          </table:table-cell>
          <table:table-cell table:formula="of:=DEC2BIN([.C764])" office:value-type="string" office:string-value="1110" calcext:value-type="string">
            <text:p>1110</text:p>
          </table:table-cell>
          <table:table-cell table:formula="of:=IF((LEN([.D764])&lt;4);REPT(0;4-LEN([.D764]))&amp;[.D764];[.D76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64]+0.5)*15" office:value-type="float" office:value="7.5" calcext:value-type="float">
            <text:p>8</text:p>
          </table:table-cell>
          <table:table-cell table:formula="of:=DEC2BIN([.I764])" office:value-type="string" office:string-value="111" calcext:value-type="string">
            <text:p>111</text:p>
          </table:table-cell>
          <table:table-cell table:formula="of:=IF((LEN([.J764])&lt;4);REPT(0;4-LEN([.J764]))&amp;[.J764];[.J7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764]+1)*8" office:value-type="float" office:value="9.25" calcext:value-type="float">
            <text:p>9</text:p>
          </table:table-cell>
          <table:table-cell table:formula="of:=DEC2BIN([.P764])" office:value-type="string" office:string-value="1001" calcext:value-type="string">
            <text:p>1001</text:p>
          </table:table-cell>
          <table:table-cell table:formula="of:=IF((LEN([.Q764])&lt;4);REPT(0;4-LEN([.Q764]))&amp;[.Q764];[.Q76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765]+0.5)*15" office:value-type="float" office:value="5.68359375" calcext:value-type="float">
            <text:p>6</text:p>
          </table:table-cell>
          <table:table-cell table:formula="of:=DEC2BIN([.C765])" office:value-type="string" office:string-value="101" calcext:value-type="string">
            <text:p>101</text:p>
          </table:table-cell>
          <table:table-cell table:formula="of:=IF((LEN([.D765])&lt;4);REPT(0;4-LEN([.D765]))&amp;[.D765];[.D76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65]+0.5)*15" office:value-type="float" office:value="0.41015625" calcext:value-type="float">
            <text:p>0</text:p>
          </table:table-cell>
          <table:table-cell table:formula="of:=DEC2BIN([.I765])" office:value-type="string" office:string-value="0" calcext:value-type="string">
            <text:p>0</text:p>
          </table:table-cell>
          <table:table-cell table:formula="of:=IF((LEN([.J765])&lt;4);REPT(0;4-LEN([.J765]))&amp;[.J765];[.J76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765]+1)*8" office:value-type="float" office:value="2.40625" calcext:value-type="float">
            <text:p>2</text:p>
          </table:table-cell>
          <table:table-cell table:formula="of:=DEC2BIN([.P765])" office:value-type="string" office:string-value="10" calcext:value-type="string">
            <text:p>10</text:p>
          </table:table-cell>
          <table:table-cell table:formula="of:=IF((LEN([.Q765])&lt;4);REPT(0;4-LEN([.Q765]))&amp;[.Q765];[.Q765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766]+0.5)*15" office:value-type="float" office:value="1.171875" calcext:value-type="float">
            <text:p>1</text:p>
          </table:table-cell>
          <table:table-cell table:formula="of:=DEC2BIN([.C766])" office:value-type="string" office:string-value="1" calcext:value-type="string">
            <text:p>1</text:p>
          </table:table-cell>
          <table:table-cell table:formula="of:=IF((LEN([.D766])&lt;4);REPT(0;4-LEN([.D766]))&amp;[.D766];[.D76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66]+0.5)*15" office:value-type="float" office:value="11.77734375" calcext:value-type="float">
            <text:p>12</text:p>
          </table:table-cell>
          <table:table-cell table:formula="of:=DEC2BIN([.I766])" office:value-type="string" office:string-value="1011" calcext:value-type="string">
            <text:p>1011</text:p>
          </table:table-cell>
          <table:table-cell table:formula="of:=IF((LEN([.J766])&lt;4);REPT(0;4-LEN([.J766]))&amp;[.J766];[.J76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766]+1)*8" office:value-type="float" office:value="7.375" calcext:value-type="float">
            <text:p>7</text:p>
          </table:table-cell>
          <table:table-cell table:formula="of:=DEC2BIN([.P766])" office:value-type="string" office:string-value="111" calcext:value-type="string">
            <text:p>111</text:p>
          </table:table-cell>
          <table:table-cell table:formula="of:=IF((LEN([.Q766])&lt;4);REPT(0;4-LEN([.Q766]))&amp;[.Q766];[.Q766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767]+0.5)*15" office:value-type="float" office:value="13.59375" calcext:value-type="float">
            <text:p>14</text:p>
          </table:table-cell>
          <table:table-cell table:formula="of:=DEC2BIN([.C767])" office:value-type="string" office:string-value="1101" calcext:value-type="string">
            <text:p>1101</text:p>
          </table:table-cell>
          <table:table-cell table:formula="of:=IF((LEN([.D767])&lt;4);REPT(0;4-LEN([.D767]))&amp;[.D767];[.D76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67]+0.5)*15" office:value-type="float" office:value="12.01171875" calcext:value-type="float">
            <text:p>12</text:p>
          </table:table-cell>
          <table:table-cell table:formula="of:=DEC2BIN([.I767])" office:value-type="string" office:string-value="1100" calcext:value-type="string">
            <text:p>1100</text:p>
          </table:table-cell>
          <table:table-cell table:formula="of:=IF((LEN([.J767])&lt;4);REPT(0;4-LEN([.J767]))&amp;[.J767];[.J76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67]+1)*8" office:value-type="float" office:value="9.3125" calcext:value-type="float">
            <text:p>9</text:p>
          </table:table-cell>
          <table:table-cell table:formula="of:=DEC2BIN([.P767])" office:value-type="string" office:string-value="1001" calcext:value-type="string">
            <text:p>1001</text:p>
          </table:table-cell>
          <table:table-cell table:formula="of:=IF((LEN([.Q767])&lt;4);REPT(0;4-LEN([.Q767]))&amp;[.Q767];[.Q76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768]+0.5)*15" office:value-type="float" office:value="9.90234375" calcext:value-type="float">
            <text:p>10</text:p>
          </table:table-cell>
          <table:table-cell table:formula="of:=DEC2BIN([.C768])" office:value-type="string" office:string-value="1001" calcext:value-type="string">
            <text:p>1001</text:p>
          </table:table-cell>
          <table:table-cell table:formula="of:=IF((LEN([.D768])&lt;4);REPT(0;4-LEN([.D768]))&amp;[.D768];[.D76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768]+0.5)*15" office:value-type="float" office:value="0.234375" calcext:value-type="float">
            <text:p>0</text:p>
          </table:table-cell>
          <table:table-cell table:formula="of:=DEC2BIN([.I768])" office:value-type="string" office:string-value="0" calcext:value-type="string">
            <text:p>0</text:p>
          </table:table-cell>
          <table:table-cell table:formula="of:=IF((LEN([.J768])&lt;4);REPT(0;4-LEN([.J768]))&amp;[.J768];[.J76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768]+1)*8" office:value-type="float" office:value="7.40625" calcext:value-type="float">
            <text:p>7</text:p>
          </table:table-cell>
          <table:table-cell table:formula="of:=DEC2BIN([.P768])" office:value-type="string" office:string-value="111" calcext:value-type="string">
            <text:p>111</text:p>
          </table:table-cell>
          <table:table-cell table:formula="of:=IF((LEN([.Q768])&lt;4);REPT(0;4-LEN([.Q768]))&amp;[.Q768];[.Q76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769]+0.5)*15" office:value-type="float" office:value="-0.29296875" calcext:value-type="float">
            <text:p>0</text:p>
          </table:table-cell>
          <table:table-cell table:formula="of:=DEC2BIN([.C769])" office:value-type="string" office:string-value="0" calcext:value-type="string">
            <text:p>0</text:p>
          </table:table-cell>
          <table:table-cell table:formula="of:=IF((LEN([.D769])&lt;4);REPT(0;4-LEN([.D769]))&amp;[.D769];[.D76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769]+0.5)*15" office:value-type="float" office:value="4.98046875" calcext:value-type="float">
            <text:p>5</text:p>
          </table:table-cell>
          <table:table-cell table:formula="of:=DEC2BIN([.I769])" office:value-type="string" office:string-value="100" calcext:value-type="string">
            <text:p>100</text:p>
          </table:table-cell>
          <table:table-cell table:formula="of:=IF((LEN([.J769])&lt;4);REPT(0;4-LEN([.J769]))&amp;[.J769];[.J76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769]+1)*8" office:value-type="float" office:value="4.8125" calcext:value-type="float">
            <text:p>5</text:p>
          </table:table-cell>
          <table:table-cell table:formula="of:=DEC2BIN([.P769])" office:value-type="string" office:string-value="100" calcext:value-type="string">
            <text:p>100</text:p>
          </table:table-cell>
          <table:table-cell table:formula="of:=IF((LEN([.Q769])&lt;4);REPT(0;4-LEN([.Q769]))&amp;[.Q769];[.Q769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770]+0.5)*15" office:value-type="float" office:value="3.33984375" calcext:value-type="float">
            <text:p>3</text:p>
          </table:table-cell>
          <table:table-cell table:formula="of:=DEC2BIN([.C770])" office:value-type="string" office:string-value="11" calcext:value-type="string">
            <text:p>11</text:p>
          </table:table-cell>
          <table:table-cell table:formula="of:=IF((LEN([.D770])&lt;4);REPT(0;4-LEN([.D770]))&amp;[.D770];[.D77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770]+0.5)*15" office:value-type="float" office:value="13.53515625" calcext:value-type="float">
            <text:p>14</text:p>
          </table:table-cell>
          <table:table-cell table:formula="of:=DEC2BIN([.I770])" office:value-type="string" office:string-value="1101" calcext:value-type="string">
            <text:p>1101</text:p>
          </table:table-cell>
          <table:table-cell table:formula="of:=IF((LEN([.J770])&lt;4);REPT(0;4-LEN([.J770]))&amp;[.J770];[.J77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770]+1)*8" office:value-type="float" office:value="6.8125" calcext:value-type="float">
            <text:p>7</text:p>
          </table:table-cell>
          <table:table-cell table:formula="of:=DEC2BIN([.P770])" office:value-type="string" office:string-value="110" calcext:value-type="string">
            <text:p>110</text:p>
          </table:table-cell>
          <table:table-cell table:formula="of:=IF((LEN([.Q770])&lt;4);REPT(0;4-LEN([.Q770]))&amp;[.Q770];[.Q77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71]+0.5)*15" office:value-type="float" office:value="11.6015625" calcext:value-type="float">
            <text:p>12</text:p>
          </table:table-cell>
          <table:table-cell table:formula="of:=DEC2BIN([.C771])" office:value-type="string" office:string-value="1011" calcext:value-type="string">
            <text:p>1011</text:p>
          </table:table-cell>
          <table:table-cell table:formula="of:=IF((LEN([.D771])&lt;4);REPT(0;4-LEN([.D771]))&amp;[.D771];[.D77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771]+0.5)*15" office:value-type="float" office:value="13.59375" calcext:value-type="float">
            <text:p>14</text:p>
          </table:table-cell>
          <table:table-cell table:formula="of:=DEC2BIN([.I771])" office:value-type="string" office:string-value="1101" calcext:value-type="string">
            <text:p>1101</text:p>
          </table:table-cell>
          <table:table-cell table:formula="of:=IF((LEN([.J771])&lt;4);REPT(0;4-LEN([.J771]))&amp;[.J771];[.J77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771]+1)*8" office:value-type="float" office:value="15.15625" calcext:value-type="float">
            <text:p>15</text:p>
          </table:table-cell>
          <table:table-cell table:formula="of:=DEC2BIN([.P771])" office:value-type="string" office:string-value="1111" calcext:value-type="string">
            <text:p>1111</text:p>
          </table:table-cell>
          <table:table-cell table:formula="of:=IF((LEN([.Q771])&lt;4);REPT(0;4-LEN([.Q771]))&amp;[.Q771];[.Q771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772]+0.5)*15" office:value-type="float" office:value="14.765625" calcext:value-type="float">
            <text:p>15</text:p>
          </table:table-cell>
          <table:table-cell table:formula="of:=DEC2BIN([.C772])" office:value-type="string" office:string-value="1110" calcext:value-type="string">
            <text:p>1110</text:p>
          </table:table-cell>
          <table:table-cell table:formula="of:=IF((LEN([.D772])&lt;4);REPT(0;4-LEN([.D772]))&amp;[.D772];[.D77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772]+0.5)*15" office:value-type="float" office:value="5.33203125" calcext:value-type="float">
            <text:p>5</text:p>
          </table:table-cell>
          <table:table-cell table:formula="of:=DEC2BIN([.I772])" office:value-type="string" office:string-value="101" calcext:value-type="string">
            <text:p>101</text:p>
          </table:table-cell>
          <table:table-cell table:formula="of:=IF((LEN([.J772])&lt;4);REPT(0;4-LEN([.J772]))&amp;[.J772];[.J77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772]+1)*8" office:value-type="float" office:value="9.28125" calcext:value-type="float">
            <text:p>9</text:p>
          </table:table-cell>
          <table:table-cell table:formula="of:=DEC2BIN([.P772])" office:value-type="string" office:string-value="1001" calcext:value-type="string">
            <text:p>1001</text:p>
          </table:table-cell>
          <table:table-cell table:formula="of:=IF((LEN([.Q772])&lt;4);REPT(0;4-LEN([.Q772]))&amp;[.Q772];[.Q77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773]+0.5)*15" office:value-type="float" office:value="7.5" calcext:value-type="float">
            <text:p>8</text:p>
          </table:table-cell>
          <table:table-cell table:formula="of:=DEC2BIN([.C773])" office:value-type="string" office:string-value="111" calcext:value-type="string">
            <text:p>111</text:p>
          </table:table-cell>
          <table:table-cell table:formula="of:=IF((LEN([.D773])&lt;4);REPT(0;4-LEN([.D773]))&amp;[.D773];[.D77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773]+0.5)*15" office:value-type="float" office:value="0.1171875" calcext:value-type="float">
            <text:p>0</text:p>
          </table:table-cell>
          <table:table-cell table:formula="of:=DEC2BIN([.I773])" office:value-type="string" office:string-value="0" calcext:value-type="string">
            <text:p>0</text:p>
          </table:table-cell>
          <table:table-cell table:formula="of:=IF((LEN([.J773])&lt;4);REPT(0;4-LEN([.J773]))&amp;[.J773];[.J7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773]+1)*8" office:value-type="float" office:value="0.28125" calcext:value-type="float">
            <text:p>0</text:p>
          </table:table-cell>
          <table:table-cell table:formula="of:=DEC2BIN([.P773])" office:value-type="string" office:string-value="0" calcext:value-type="string">
            <text:p>0</text:p>
          </table:table-cell>
          <table:table-cell table:formula="of:=IF((LEN([.Q773])&lt;4);REPT(0;4-LEN([.Q773]))&amp;[.Q773];[.Q773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774]+0.5)*15" office:value-type="float" office:value="0.8203125" calcext:value-type="float">
            <text:p>1</text:p>
          </table:table-cell>
          <table:table-cell table:formula="of:=DEC2BIN([.C774])" office:value-type="string" office:string-value="0" calcext:value-type="string">
            <text:p>0</text:p>
          </table:table-cell>
          <table:table-cell table:formula="of:=IF((LEN([.D774])&lt;4);REPT(0;4-LEN([.D774]))&amp;[.D774];[.D77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774]+0.5)*15" office:value-type="float" office:value="7.5" calcext:value-type="float">
            <text:p>8</text:p>
          </table:table-cell>
          <table:table-cell table:formula="of:=DEC2BIN([.I774])" office:value-type="string" office:string-value="111" calcext:value-type="string">
            <text:p>111</text:p>
          </table:table-cell>
          <table:table-cell table:formula="of:=IF((LEN([.J774])&lt;4);REPT(0;4-LEN([.J774]))&amp;[.J774];[.J7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74]+1)*8" office:value-type="float" office:value="6.75" calcext:value-type="float">
            <text:p>7</text:p>
          </table:table-cell>
          <table:table-cell table:formula="of:=DEC2BIN([.P774])" office:value-type="string" office:string-value="110" calcext:value-type="string">
            <text:p>110</text:p>
          </table:table-cell>
          <table:table-cell table:formula="of:=IF((LEN([.Q774])&lt;4);REPT(0;4-LEN([.Q774]))&amp;[.Q774];[.Q774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775]+0.5)*15" office:value-type="float" office:value="9.31640625" calcext:value-type="float">
            <text:p>9</text:p>
          </table:table-cell>
          <table:table-cell table:formula="of:=DEC2BIN([.C775])" office:value-type="string" office:string-value="1001" calcext:value-type="string">
            <text:p>1001</text:p>
          </table:table-cell>
          <table:table-cell table:formula="of:=IF((LEN([.D775])&lt;4);REPT(0;4-LEN([.D775]))&amp;[.D775];[.D77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775]+0.5)*15" office:value-type="float" office:value="14.58984375" calcext:value-type="float">
            <text:p>15</text:p>
          </table:table-cell>
          <table:table-cell table:formula="of:=DEC2BIN([.I775])" office:value-type="string" office:string-value="1110" calcext:value-type="string">
            <text:p>1110</text:p>
          </table:table-cell>
          <table:table-cell table:formula="of:=IF((LEN([.J775])&lt;4);REPT(0;4-LEN([.J775]))&amp;[.J775];[.J77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75]+1)*8" office:value-type="float" office:value="13.59375" calcext:value-type="float">
            <text:p>14</text:p>
          </table:table-cell>
          <table:table-cell table:formula="of:=DEC2BIN([.P775])" office:value-type="string" office:string-value="1101" calcext:value-type="string">
            <text:p>1101</text:p>
          </table:table-cell>
          <table:table-cell table:formula="of:=IF((LEN([.Q775])&lt;4);REPT(0;4-LEN([.Q775]))&amp;[.Q775];[.Q775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776]+0.5)*15" office:value-type="float" office:value="13.828125" calcext:value-type="float">
            <text:p>14</text:p>
          </table:table-cell>
          <table:table-cell table:formula="of:=DEC2BIN([.C776])" office:value-type="string" office:string-value="1101" calcext:value-type="string">
            <text:p>1101</text:p>
          </table:table-cell>
          <table:table-cell table:formula="of:=IF((LEN([.D776])&lt;4);REPT(0;4-LEN([.D776]))&amp;[.D776];[.D77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76]+0.5)*15" office:value-type="float" office:value="3.22265625" calcext:value-type="float">
            <text:p>3</text:p>
          </table:table-cell>
          <table:table-cell table:formula="of:=DEC2BIN([.I776])" office:value-type="string" office:string-value="11" calcext:value-type="string">
            <text:p>11</text:p>
          </table:table-cell>
          <table:table-cell table:formula="of:=IF((LEN([.J776])&lt;4);REPT(0;4-LEN([.J776]))&amp;[.J776];[.J77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76]+1)*8" office:value-type="float" office:value="8.625" calcext:value-type="float">
            <text:p>9</text:p>
          </table:table-cell>
          <table:table-cell table:formula="of:=DEC2BIN([.P776])" office:value-type="string" office:string-value="1000" calcext:value-type="string">
            <text:p>1000</text:p>
          </table:table-cell>
          <table:table-cell table:formula="of:=IF((LEN([.Q776])&lt;4);REPT(0;4-LEN([.Q776]))&amp;[.Q776];[.Q77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777]+0.5)*15" office:value-type="float" office:value="1.40625" calcext:value-type="float">
            <text:p>1</text:p>
          </table:table-cell>
          <table:table-cell table:formula="of:=DEC2BIN([.C777])" office:value-type="string" office:string-value="1" calcext:value-type="string">
            <text:p>1</text:p>
          </table:table-cell>
          <table:table-cell table:formula="of:=IF((LEN([.D777])&lt;4);REPT(0;4-LEN([.D777]))&amp;[.D777];[.D77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77]+0.5)*15" office:value-type="float" office:value="2.98828125" calcext:value-type="float">
            <text:p>3</text:p>
          </table:table-cell>
          <table:table-cell table:formula="of:=DEC2BIN([.I777])" office:value-type="string" office:string-value="10" calcext:value-type="string">
            <text:p>10</text:p>
          </table:table-cell>
          <table:table-cell table:formula="of:=IF((LEN([.J777])&lt;4);REPT(0;4-LEN([.J777]))&amp;[.J777];[.J77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77]+1)*8" office:value-type="float" office:value="6.6875" calcext:value-type="float">
            <text:p>7</text:p>
          </table:table-cell>
          <table:table-cell table:formula="of:=DEC2BIN([.P777])" office:value-type="string" office:string-value="110" calcext:value-type="string">
            <text:p>110</text:p>
          </table:table-cell>
          <table:table-cell table:formula="of:=IF((LEN([.Q777])&lt;4);REPT(0;4-LEN([.Q777]))&amp;[.Q777];[.Q777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778]+0.5)*15" office:value-type="float" office:value="5.15625" calcext:value-type="float">
            <text:p>5</text:p>
          </table:table-cell>
          <table:table-cell table:formula="of:=DEC2BIN([.C778])" office:value-type="string" office:string-value="101" calcext:value-type="string">
            <text:p>101</text:p>
          </table:table-cell>
          <table:table-cell table:formula="of:=IF((LEN([.D778])&lt;4);REPT(0;4-LEN([.D778]))&amp;[.D778];[.D77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778]+0.5)*15" office:value-type="float" office:value="14.58984375" calcext:value-type="float">
            <text:p>15</text:p>
          </table:table-cell>
          <table:table-cell table:formula="of:=DEC2BIN([.I778])" office:value-type="string" office:string-value="1110" calcext:value-type="string">
            <text:p>1110</text:p>
          </table:table-cell>
          <table:table-cell table:formula="of:=IF((LEN([.J778])&lt;4);REPT(0;4-LEN([.J778]))&amp;[.J778];[.J7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78]+1)*8" office:value-type="float" office:value="8.59375" calcext:value-type="float">
            <text:p>9</text:p>
          </table:table-cell>
          <table:table-cell table:formula="of:=DEC2BIN([.P778])" office:value-type="string" office:string-value="1000" calcext:value-type="string">
            <text:p>1000</text:p>
          </table:table-cell>
          <table:table-cell table:formula="of:=IF((LEN([.Q778])&lt;4);REPT(0;4-LEN([.Q778]))&amp;[.Q778];[.Q77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779]+0.5)*15" office:value-type="float" office:value="14.94140625" calcext:value-type="float">
            <text:p>15</text:p>
          </table:table-cell>
          <table:table-cell table:formula="of:=DEC2BIN([.C779])" office:value-type="string" office:string-value="1110" calcext:value-type="string">
            <text:p>1110</text:p>
          </table:table-cell>
          <table:table-cell table:formula="of:=IF((LEN([.D779])&lt;4);REPT(0;4-LEN([.D779]))&amp;[.D779];[.D77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779]+0.5)*15" office:value-type="float" office:value="7.6171875" calcext:value-type="float">
            <text:p>8</text:p>
          </table:table-cell>
          <table:table-cell table:formula="of:=DEC2BIN([.I779])" office:value-type="string" office:string-value="111" calcext:value-type="string">
            <text:p>111</text:p>
          </table:table-cell>
          <table:table-cell table:formula="of:=IF((LEN([.J779])&lt;4);REPT(0;4-LEN([.J779]))&amp;[.J779];[.J7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79]+1)*8" office:value-type="float" office:value="11.1875" calcext:value-type="float">
            <text:p>11</text:p>
          </table:table-cell>
          <table:table-cell table:formula="of:=DEC2BIN([.P779])" office:value-type="string" office:string-value="1011" calcext:value-type="string">
            <text:p>1011</text:p>
          </table:table-cell>
          <table:table-cell table:formula="of:=IF((LEN([.Q779])&lt;4);REPT(0;4-LEN([.Q779]))&amp;[.Q779];[.Q779])" office:value-type="string" office:string-value="1011" calcext:value-type="string">
            <text:p>101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780]+0.5)*15" office:value-type="float" office:value="5.33203125" calcext:value-type="float">
            <text:p>5</text:p>
          </table:table-cell>
          <table:table-cell table:formula="of:=DEC2BIN([.C780])" office:value-type="string" office:string-value="101" calcext:value-type="string">
            <text:p>101</text:p>
          </table:table-cell>
          <table:table-cell table:formula="of:=IF((LEN([.D780])&lt;4);REPT(0;4-LEN([.D780]))&amp;[.D780];[.D78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780]+0.5)*15" office:value-type="float" office:value="0.3515625" calcext:value-type="float">
            <text:p>0</text:p>
          </table:table-cell>
          <table:table-cell table:formula="of:=DEC2BIN([.I780])" office:value-type="string" office:string-value="0" calcext:value-type="string">
            <text:p>0</text:p>
          </table:table-cell>
          <table:table-cell table:formula="of:=IF((LEN([.J780])&lt;4);REPT(0;4-LEN([.J780]))&amp;[.J780];[.J7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780]+1)*8" office:value-type="float" office:value="9.1875" calcext:value-type="float">
            <text:p>9</text:p>
          </table:table-cell>
          <table:table-cell table:formula="of:=DEC2BIN([.P780])" office:value-type="string" office:string-value="1001" calcext:value-type="string">
            <text:p>1001</text:p>
          </table:table-cell>
          <table:table-cell table:formula="of:=IF((LEN([.Q780])&lt;4);REPT(0;4-LEN([.Q780]))&amp;[.Q780];[.Q78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781]+0.5)*15" office:value-type="float" office:value="1.34765625" calcext:value-type="float">
            <text:p>1</text:p>
          </table:table-cell>
          <table:table-cell table:formula="of:=DEC2BIN([.C781])" office:value-type="string" office:string-value="1" calcext:value-type="string">
            <text:p>1</text:p>
          </table:table-cell>
          <table:table-cell table:formula="of:=IF((LEN([.D781])&lt;4);REPT(0;4-LEN([.D781]))&amp;[.D781];[.D78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781]+0.5)*15" office:value-type="float" office:value="11.77734375" calcext:value-type="float">
            <text:p>12</text:p>
          </table:table-cell>
          <table:table-cell table:formula="of:=DEC2BIN([.I781])" office:value-type="string" office:string-value="1011" calcext:value-type="string">
            <text:p>1011</text:p>
          </table:table-cell>
          <table:table-cell table:formula="of:=IF((LEN([.J781])&lt;4);REPT(0;4-LEN([.J781]))&amp;[.J781];[.J7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781]+1)*8" office:value-type="float" office:value="0.84375" calcext:value-type="float">
            <text:p>1</text:p>
          </table:table-cell>
          <table:table-cell table:formula="of:=DEC2BIN([.P781])" office:value-type="string" office:string-value="0" calcext:value-type="string">
            <text:p>0</text:p>
          </table:table-cell>
          <table:table-cell table:formula="of:=IF((LEN([.Q781])&lt;4);REPT(0;4-LEN([.Q781]))&amp;[.Q781];[.Q781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782]+0.5)*15" office:value-type="float" office:value="13.4765625" calcext:value-type="float">
            <text:p>13</text:p>
          </table:table-cell>
          <table:table-cell table:formula="of:=DEC2BIN([.C782])" office:value-type="string" office:string-value="1101" calcext:value-type="string">
            <text:p>1101</text:p>
          </table:table-cell>
          <table:table-cell table:formula="of:=IF((LEN([.D782])&lt;4);REPT(0;4-LEN([.D782]))&amp;[.D782];[.D78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782]+0.5)*15" office:value-type="float" office:value="12.01171875" calcext:value-type="float">
            <text:p>12</text:p>
          </table:table-cell>
          <table:table-cell table:formula="of:=DEC2BIN([.I782])" office:value-type="string" office:string-value="1100" calcext:value-type="string">
            <text:p>1100</text:p>
          </table:table-cell>
          <table:table-cell table:formula="of:=IF((LEN([.J782])&lt;4);REPT(0;4-LEN([.J782]))&amp;[.J782];[.J7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782]+1)*8" office:value-type="float" office:value="6.71875" calcext:value-type="float">
            <text:p>7</text:p>
          </table:table-cell>
          <table:table-cell table:formula="of:=DEC2BIN([.P782])" office:value-type="string" office:string-value="110" calcext:value-type="string">
            <text:p>110</text:p>
          </table:table-cell>
          <table:table-cell table:formula="of:=IF((LEN([.Q782])&lt;4);REPT(0;4-LEN([.Q782]))&amp;[.Q782];[.Q782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783]+0.5)*15" office:value-type="float" office:value="9.90234375" calcext:value-type="float">
            <text:p>10</text:p>
          </table:table-cell>
          <table:table-cell table:formula="of:=DEC2BIN([.C783])" office:value-type="string" office:string-value="1001" calcext:value-type="string">
            <text:p>1001</text:p>
          </table:table-cell>
          <table:table-cell table:formula="of:=IF((LEN([.D783])&lt;4);REPT(0;4-LEN([.D783]))&amp;[.D783];[.D78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783]+0.5)*15" office:value-type="float" office:value="0.41015625" calcext:value-type="float">
            <text:p>0</text:p>
          </table:table-cell>
          <table:table-cell table:formula="of:=DEC2BIN([.I783])" office:value-type="string" office:string-value="0" calcext:value-type="string">
            <text:p>0</text:p>
          </table:table-cell>
          <table:table-cell table:formula="of:=IF((LEN([.J783])&lt;4);REPT(0;4-LEN([.J783]))&amp;[.J783];[.J7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783]+1)*8" office:value-type="float" office:value="15.71875" calcext:value-type="float">
            <text:p>16</text:p>
          </table:table-cell>
          <table:table-cell table:formula="of:=DEC2BIN([.P783])" office:value-type="string" office:string-value="1111" calcext:value-type="string">
            <text:p>1111</text:p>
          </table:table-cell>
          <table:table-cell table:formula="of:=IF((LEN([.Q783])&lt;4);REPT(0;4-LEN([.Q783]))&amp;[.Q783];[.Q783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784]+0.5)*15" office:value-type="float" office:value="0" calcext:value-type="float">
            <text:p>0</text:p>
          </table:table-cell>
          <table:table-cell table:formula="of:=DEC2BIN([.C784])" office:value-type="string" office:string-value="0" calcext:value-type="string">
            <text:p>0</text:p>
          </table:table-cell>
          <table:table-cell table:formula="of:=IF((LEN([.D784])&lt;4);REPT(0;4-LEN([.D784]))&amp;[.D784];[.D78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784]+0.5)*15" office:value-type="float" office:value="7.3828125" calcext:value-type="float">
            <text:p>7</text:p>
          </table:table-cell>
          <table:table-cell table:formula="of:=DEC2BIN([.I784])" office:value-type="string" office:string-value="111" calcext:value-type="string">
            <text:p>111</text:p>
          </table:table-cell>
          <table:table-cell table:formula="of:=IF((LEN([.J784])&lt;4);REPT(0;4-LEN([.J784]))&amp;[.J784];[.J78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784]+1)*8" office:value-type="float" office:value="9.25" calcext:value-type="float">
            <text:p>9</text:p>
          </table:table-cell>
          <table:table-cell table:formula="of:=DEC2BIN([.P784])" office:value-type="string" office:string-value="1001" calcext:value-type="string">
            <text:p>1001</text:p>
          </table:table-cell>
          <table:table-cell table:formula="of:=IF((LEN([.Q784])&lt;4);REPT(0;4-LEN([.Q784]))&amp;[.Q784];[.Q78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785]+0.5)*15" office:value-type="float" office:value="9.66796875" calcext:value-type="float">
            <text:p>10</text:p>
          </table:table-cell>
          <table:table-cell table:formula="of:=DEC2BIN([.C785])" office:value-type="string" office:string-value="1001" calcext:value-type="string">
            <text:p>1001</text:p>
          </table:table-cell>
          <table:table-cell table:formula="of:=IF((LEN([.D785])&lt;4);REPT(0;4-LEN([.D785]))&amp;[.D785];[.D78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785]+0.5)*15" office:value-type="float" office:value="14.6484375" calcext:value-type="float">
            <text:p>15</text:p>
          </table:table-cell>
          <table:table-cell table:formula="of:=DEC2BIN([.I785])" office:value-type="string" office:string-value="1110" calcext:value-type="string">
            <text:p>1110</text:p>
          </table:table-cell>
          <table:table-cell table:formula="of:=IF((LEN([.J785])&lt;4);REPT(0;4-LEN([.J785]))&amp;[.J785];[.J78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785]+1)*8" office:value-type="float" office:value="2.40625" calcext:value-type="float">
            <text:p>2</text:p>
          </table:table-cell>
          <table:table-cell table:formula="of:=DEC2BIN([.P785])" office:value-type="string" office:string-value="10" calcext:value-type="string">
            <text:p>10</text:p>
          </table:table-cell>
          <table:table-cell table:formula="of:=IF((LEN([.Q785])&lt;4);REPT(0;4-LEN([.Q785]))&amp;[.Q785];[.Q785])" office:value-type="string" office:string-value="0010" calcext:value-type="string">
            <text:p>00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786]+0.5)*15" office:value-type="float" office:value="13.65234375" calcext:value-type="float">
            <text:p>14</text:p>
          </table:table-cell>
          <table:table-cell table:formula="of:=DEC2BIN([.C786])" office:value-type="string" office:string-value="1101" calcext:value-type="string">
            <text:p>1101</text:p>
          </table:table-cell>
          <table:table-cell table:formula="of:=IF((LEN([.D786])&lt;4);REPT(0;4-LEN([.D786]))&amp;[.D786];[.D78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786]+0.5)*15" office:value-type="float" office:value="3.22265625" calcext:value-type="float">
            <text:p>3</text:p>
          </table:table-cell>
          <table:table-cell table:formula="of:=DEC2BIN([.I786])" office:value-type="string" office:string-value="11" calcext:value-type="string">
            <text:p>11</text:p>
          </table:table-cell>
          <table:table-cell table:formula="of:=IF((LEN([.J786])&lt;4);REPT(0;4-LEN([.J786]))&amp;[.J786];[.J78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786]+1)*8" office:value-type="float" office:value="7.375" calcext:value-type="float">
            <text:p>7</text:p>
          </table:table-cell>
          <table:table-cell table:formula="of:=DEC2BIN([.P786])" office:value-type="string" office:string-value="111" calcext:value-type="string">
            <text:p>111</text:p>
          </table:table-cell>
          <table:table-cell table:formula="of:=IF((LEN([.Q786])&lt;4);REPT(0;4-LEN([.Q786]))&amp;[.Q786];[.Q786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787]+0.5)*15" office:value-type="float" office:value="1.5234375" calcext:value-type="float">
            <text:p>2</text:p>
          </table:table-cell>
          <table:table-cell table:formula="of:=DEC2BIN([.C787])" office:value-type="string" office:string-value="1" calcext:value-type="string">
            <text:p>1</text:p>
          </table:table-cell>
          <table:table-cell table:formula="of:=IF((LEN([.D787])&lt;4);REPT(0;4-LEN([.D787]))&amp;[.D787];[.D78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787]+0.5)*15" office:value-type="float" office:value="2.98828125" calcext:value-type="float">
            <text:p>3</text:p>
          </table:table-cell>
          <table:table-cell table:formula="of:=DEC2BIN([.I787])" office:value-type="string" office:string-value="10" calcext:value-type="string">
            <text:p>10</text:p>
          </table:table-cell>
          <table:table-cell table:formula="of:=IF((LEN([.J787])&lt;4);REPT(0;4-LEN([.J787]))&amp;[.J787];[.J78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787]+1)*8" office:value-type="float" office:value="9.3125" calcext:value-type="float">
            <text:p>9</text:p>
          </table:table-cell>
          <table:table-cell table:formula="of:=DEC2BIN([.P787])" office:value-type="string" office:string-value="1001" calcext:value-type="string">
            <text:p>1001</text:p>
          </table:table-cell>
          <table:table-cell table:formula="of:=IF((LEN([.Q787])&lt;4);REPT(0;4-LEN([.Q787]))&amp;[.Q787];[.Q78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788]+0.5)*15" office:value-type="float" office:value="4.98046875" calcext:value-type="float">
            <text:p>5</text:p>
          </table:table-cell>
          <table:table-cell table:formula="of:=DEC2BIN([.C788])" office:value-type="string" office:string-value="100" calcext:value-type="string">
            <text:p>100</text:p>
          </table:table-cell>
          <table:table-cell table:formula="of:=IF((LEN([.D788])&lt;4);REPT(0;4-LEN([.D788]))&amp;[.D788];[.D788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788]+0.5)*15" office:value-type="float" office:value="14.70703125" calcext:value-type="float">
            <text:p>15</text:p>
          </table:table-cell>
          <table:table-cell table:formula="of:=DEC2BIN([.I788])" office:value-type="string" office:string-value="1110" calcext:value-type="string">
            <text:p>1110</text:p>
          </table:table-cell>
          <table:table-cell table:formula="of:=IF((LEN([.J788])&lt;4);REPT(0;4-LEN([.J788]))&amp;[.J788];[.J78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788]+1)*8" office:value-type="float" office:value="7.40625" calcext:value-type="float">
            <text:p>7</text:p>
          </table:table-cell>
          <table:table-cell table:formula="of:=DEC2BIN([.P788])" office:value-type="string" office:string-value="111" calcext:value-type="string">
            <text:p>111</text:p>
          </table:table-cell>
          <table:table-cell table:formula="of:=IF((LEN([.Q788])&lt;4);REPT(0;4-LEN([.Q788]))&amp;[.Q788];[.Q78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789]+0.5)*15" office:value-type="float" office:value="15.3515625" calcext:value-type="float">
            <text:p>15</text:p>
          </table:table-cell>
          <table:table-cell table:formula="of:=DEC2BIN([.C789])" office:value-type="string" office:string-value="1111" calcext:value-type="string">
            <text:p>1111</text:p>
          </table:table-cell>
          <table:table-cell table:formula="of:=IF((LEN([.D789])&lt;4);REPT(0;4-LEN([.D789]))&amp;[.D789];[.D78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789]+0.5)*15" office:value-type="float" office:value="10.078125" calcext:value-type="float">
            <text:p>10</text:p>
          </table:table-cell>
          <table:table-cell table:formula="of:=DEC2BIN([.I789])" office:value-type="string" office:string-value="1010" calcext:value-type="string">
            <text:p>1010</text:p>
          </table:table-cell>
          <table:table-cell table:formula="of:=IF((LEN([.J789])&lt;4);REPT(0;4-LEN([.J789]))&amp;[.J789];[.J789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789]+1)*8" office:value-type="float" office:value="4.8125" calcext:value-type="float">
            <text:p>5</text:p>
          </table:table-cell>
          <table:table-cell table:formula="of:=DEC2BIN([.P789])" office:value-type="string" office:string-value="100" calcext:value-type="string">
            <text:p>100</text:p>
          </table:table-cell>
          <table:table-cell table:formula="of:=IF((LEN([.Q789])&lt;4);REPT(0;4-LEN([.Q789]))&amp;[.Q789];[.Q789])" office:value-type="string" office:string-value="0100" calcext:value-type="string">
            <text:p>0100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790]+0.5)*15" office:value-type="float" office:value="11.6015625" calcext:value-type="float">
            <text:p>12</text:p>
          </table:table-cell>
          <table:table-cell table:formula="of:=DEC2BIN([.C790])" office:value-type="string" office:string-value="1011" calcext:value-type="string">
            <text:p>1011</text:p>
          </table:table-cell>
          <table:table-cell table:formula="of:=IF((LEN([.D790])&lt;4);REPT(0;4-LEN([.D790]))&amp;[.D790];[.D790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790]+0.5)*15" office:value-type="float" office:value="1.46484375" calcext:value-type="float">
            <text:p>1</text:p>
          </table:table-cell>
          <table:table-cell table:formula="of:=DEC2BIN([.I790])" office:value-type="string" office:string-value="1" calcext:value-type="string">
            <text:p>1</text:p>
          </table:table-cell>
          <table:table-cell table:formula="of:=IF((LEN([.J790])&lt;4);REPT(0;4-LEN([.J790]))&amp;[.J790];[.J79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790]+1)*8" office:value-type="float" office:value="6.8125" calcext:value-type="float">
            <text:p>7</text:p>
          </table:table-cell>
          <table:table-cell table:formula="of:=DEC2BIN([.P790])" office:value-type="string" office:string-value="110" calcext:value-type="string">
            <text:p>110</text:p>
          </table:table-cell>
          <table:table-cell table:formula="of:=IF((LEN([.Q790])&lt;4);REPT(0;4-LEN([.Q790]))&amp;[.Q790];[.Q790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791]+0.5)*15" office:value-type="float" office:value="3.3984375" calcext:value-type="float">
            <text:p>3</text:p>
          </table:table-cell>
          <table:table-cell table:formula="of:=DEC2BIN([.C791])" office:value-type="string" office:string-value="11" calcext:value-type="string">
            <text:p>11</text:p>
          </table:table-cell>
          <table:table-cell table:formula="of:=IF((LEN([.D791])&lt;4);REPT(0;4-LEN([.D791]))&amp;[.D791];[.D79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791]+0.5)*15" office:value-type="float" office:value="1.40625" calcext:value-type="float">
            <text:p>1</text:p>
          </table:table-cell>
          <table:table-cell table:formula="of:=DEC2BIN([.I791])" office:value-type="string" office:string-value="1" calcext:value-type="string">
            <text:p>1</text:p>
          </table:table-cell>
          <table:table-cell table:formula="of:=IF((LEN([.J791])&lt;4);REPT(0;4-LEN([.J791]))&amp;[.J791];[.J79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791]+1)*8" office:value-type="float" office:value="15.15625" calcext:value-type="float">
            <text:p>15</text:p>
          </table:table-cell>
          <table:table-cell table:formula="of:=DEC2BIN([.P791])" office:value-type="string" office:string-value="1111" calcext:value-type="string">
            <text:p>1111</text:p>
          </table:table-cell>
          <table:table-cell table:formula="of:=IF((LEN([.Q791])&lt;4);REPT(0;4-LEN([.Q791]))&amp;[.Q791];[.Q791])" office:value-type="string" office:string-value="1111" calcext:value-type="string">
            <text:p>1111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792]+0.5)*15" office:value-type="float" office:value="0.234375" calcext:value-type="float">
            <text:p>0</text:p>
          </table:table-cell>
          <table:table-cell table:formula="of:=DEC2BIN([.C792])" office:value-type="string" office:string-value="0" calcext:value-type="string">
            <text:p>0</text:p>
          </table:table-cell>
          <table:table-cell table:formula="of:=IF((LEN([.D792])&lt;4);REPT(0;4-LEN([.D792]))&amp;[.D792];[.D79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792]+0.5)*15" office:value-type="float" office:value="9.66796875" calcext:value-type="float">
            <text:p>10</text:p>
          </table:table-cell>
          <table:table-cell table:formula="of:=DEC2BIN([.I792])" office:value-type="string" office:string-value="1001" calcext:value-type="string">
            <text:p>1001</text:p>
          </table:table-cell>
          <table:table-cell table:formula="of:=IF((LEN([.J792])&lt;4);REPT(0;4-LEN([.J792]))&amp;[.J792];[.J79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792]+1)*8" office:value-type="float" office:value="9.28125" calcext:value-type="float">
            <text:p>9</text:p>
          </table:table-cell>
          <table:table-cell table:formula="of:=DEC2BIN([.P792])" office:value-type="string" office:string-value="1001" calcext:value-type="string">
            <text:p>1001</text:p>
          </table:table-cell>
          <table:table-cell table:formula="of:=IF((LEN([.Q792])&lt;4);REPT(0;4-LEN([.Q792]))&amp;[.Q792];[.Q79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793]+0.5)*15" office:value-type="float" office:value="7.44140625" calcext:value-type="float">
            <text:p>7</text:p>
          </table:table-cell>
          <table:table-cell table:formula="of:=DEC2BIN([.C793])" office:value-type="string" office:string-value="111" calcext:value-type="string">
            <text:p>111</text:p>
          </table:table-cell>
          <table:table-cell table:formula="of:=IF((LEN([.D793])&lt;4);REPT(0;4-LEN([.D793]))&amp;[.D793];[.D7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793]+0.5)*15" office:value-type="float" office:value="15" calcext:value-type="float">
            <text:p>15</text:p>
          </table:table-cell>
          <table:table-cell table:formula="of:=DEC2BIN([.I793])" office:value-type="string" office:string-value="1111" calcext:value-type="string">
            <text:p>1111</text:p>
          </table:table-cell>
          <table:table-cell table:formula="of:=IF((LEN([.J793])&lt;4);REPT(0;4-LEN([.J793]))&amp;[.J793];[.J79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793]+0.5)*15" office:value-type="float" office:value="-6.97265625" calcext:value-type="float">
            <text:p>-7</text:p>
          </table:table-cell>
          <table:table-cell table:formula="of:=DEC2BIN([.P793])" office:value-type="string" office:string-value="1111111010" calcext:value-type="string">
            <text:p>1111111010</text:p>
          </table:table-cell>
          <table:table-cell table:formula="of:=IF((LEN([.Q793])&lt;4);REPT(0;4-LEN([.Q793]))&amp;[.Q793];[.Q79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794]+0.5)*15" office:value-type="float" office:value="14.53125" calcext:value-type="float">
            <text:p>15</text:p>
          </table:table-cell>
          <table:table-cell table:formula="of:=DEC2BIN([.C794])" office:value-type="string" office:string-value="1110" calcext:value-type="string">
            <text:p>1110</text:p>
          </table:table-cell>
          <table:table-cell table:formula="of:=IF((LEN([.D794])&lt;4);REPT(0;4-LEN([.D794]))&amp;[.D794];[.D79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794]+0.5)*15" office:value-type="float" office:value="9.90234375" calcext:value-type="float">
            <text:p>10</text:p>
          </table:table-cell>
          <table:table-cell table:formula="of:=DEC2BIN([.I794])" office:value-type="string" office:string-value="1001" calcext:value-type="string">
            <text:p>1001</text:p>
          </table:table-cell>
          <table:table-cell table:formula="of:=IF((LEN([.J794])&lt;4);REPT(0;4-LEN([.J794]))&amp;[.J794];[.J79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794]+0.5)*15" office:value-type="float" office:value="5.15625" calcext:value-type="float">
            <text:p>5</text:p>
          </table:table-cell>
          <table:table-cell table:formula="of:=DEC2BIN([.P794])" office:value-type="string" office:string-value="101" calcext:value-type="string">
            <text:p>101</text:p>
          </table:table-cell>
          <table:table-cell table:formula="of:=IF((LEN([.Q794])&lt;4);REPT(0;4-LEN([.Q794]))&amp;[.Q794];[.Q79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795]+0.5)*15" office:value-type="float" office:value="12.01171875" calcext:value-type="float">
            <text:p>12</text:p>
          </table:table-cell>
          <table:table-cell table:formula="of:=DEC2BIN([.C795])" office:value-type="string" office:string-value="1100" calcext:value-type="string">
            <text:p>1100</text:p>
          </table:table-cell>
          <table:table-cell table:formula="of:=IF((LEN([.D795])&lt;4);REPT(0;4-LEN([.D795]))&amp;[.D795];[.D79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795]+0.5)*15" office:value-type="float" office:value="1.5234375" calcext:value-type="float">
            <text:p>2</text:p>
          </table:table-cell>
          <table:table-cell table:formula="of:=DEC2BIN([.I795])" office:value-type="string" office:string-value="1" calcext:value-type="string">
            <text:p>1</text:p>
          </table:table-cell>
          <table:table-cell table:formula="of:=IF((LEN([.J795])&lt;4);REPT(0;4-LEN([.J795]))&amp;[.J795];[.J79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795]+0.5)*15" office:value-type="float" office:value="17.98828125" calcext:value-type="float">
            <text:p>18</text:p>
          </table:table-cell>
          <table:table-cell table:formula="of:=DEC2BIN([.P795])" office:value-type="string" office:string-value="10001" calcext:value-type="string">
            <text:p>10001</text:p>
          </table:table-cell>
          <table:table-cell table:formula="of:=IF((LEN([.Q795])&lt;4);REPT(0;4-LEN([.Q795]))&amp;[.Q795];[.Q79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796]+0.5)*15" office:value-type="float" office:value="3.1640625" calcext:value-type="float">
            <text:p>3</text:p>
          </table:table-cell>
          <table:table-cell table:formula="of:=DEC2BIN([.C796])" office:value-type="string" office:string-value="11" calcext:value-type="string">
            <text:p>11</text:p>
          </table:table-cell>
          <table:table-cell table:formula="of:=IF((LEN([.D796])&lt;4);REPT(0;4-LEN([.D796]))&amp;[.D796];[.D79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796]+0.5)*15" office:value-type="float" office:value="1.34765625" calcext:value-type="float">
            <text:p>1</text:p>
          </table:table-cell>
          <table:table-cell table:formula="of:=DEC2BIN([.I796])" office:value-type="string" office:string-value="1" calcext:value-type="string">
            <text:p>1</text:p>
          </table:table-cell>
          <table:table-cell table:formula="of:=IF((LEN([.J796])&lt;4);REPT(0;4-LEN([.J796]))&amp;[.J796];[.J79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796]+0.5)*15" office:value-type="float" office:value="8.671875" calcext:value-type="float">
            <text:p>9</text:p>
          </table:table-cell>
          <table:table-cell table:formula="of:=DEC2BIN([.P796])" office:value-type="string" office:string-value="1000" calcext:value-type="string">
            <text:p>1000</text:p>
          </table:table-cell>
          <table:table-cell table:formula="of:=IF((LEN([.Q796])&lt;4);REPT(0;4-LEN([.Q796]))&amp;[.Q796];[.Q79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797]+0.5)*15" office:value-type="float" office:value="0.3515625" calcext:value-type="float">
            <text:p>0</text:p>
          </table:table-cell>
          <table:table-cell table:formula="of:=DEC2BIN([.C797])" office:value-type="string" office:string-value="0" calcext:value-type="string">
            <text:p>0</text:p>
          </table:table-cell>
          <table:table-cell table:formula="of:=IF((LEN([.D797])&lt;4);REPT(0;4-LEN([.D797]))&amp;[.D797];[.D79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797]+0.5)*15" office:value-type="float" office:value="9.7265625" calcext:value-type="float">
            <text:p>10</text:p>
          </table:table-cell>
          <table:table-cell table:formula="of:=DEC2BIN([.I797])" office:value-type="string" office:string-value="1001" calcext:value-type="string">
            <text:p>1001</text:p>
          </table:table-cell>
          <table:table-cell table:formula="of:=IF((LEN([.J797])&lt;4);REPT(0;4-LEN([.J797]))&amp;[.J797];[.J79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797]+0.5)*15" office:value-type="float" office:value="5.0390625" calcext:value-type="float">
            <text:p>5</text:p>
          </table:table-cell>
          <table:table-cell table:formula="of:=DEC2BIN([.P797])" office:value-type="string" office:string-value="101" calcext:value-type="string">
            <text:p>101</text:p>
          </table:table-cell>
          <table:table-cell table:formula="of:=IF((LEN([.Q797])&lt;4);REPT(0;4-LEN([.Q797]))&amp;[.Q797];[.Q79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798]+0.5)*15" office:value-type="float" office:value="7.3828125" calcext:value-type="float">
            <text:p>7</text:p>
          </table:table-cell>
          <table:table-cell table:formula="of:=DEC2BIN([.C798])" office:value-type="string" office:string-value="111" calcext:value-type="string">
            <text:p>111</text:p>
          </table:table-cell>
          <table:table-cell table:formula="of:=IF((LEN([.D798])&lt;4);REPT(0;4-LEN([.D798]))&amp;[.D798];[.D7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798]+0.5)*15" office:value-type="float" office:value="15" calcext:value-type="float">
            <text:p>15</text:p>
          </table:table-cell>
          <table:table-cell table:formula="of:=DEC2BIN([.I798])" office:value-type="string" office:string-value="1111" calcext:value-type="string">
            <text:p>1111</text:p>
          </table:table-cell>
          <table:table-cell table:formula="of:=IF((LEN([.J798])&lt;4);REPT(0;4-LEN([.J798]))&amp;[.J798];[.J79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798]+0.5)*15" office:value-type="float" office:value="8.61328125" calcext:value-type="float">
            <text:p>9</text:p>
          </table:table-cell>
          <table:table-cell table:formula="of:=DEC2BIN([.P798])" office:value-type="string" office:string-value="1000" calcext:value-type="string">
            <text:p>1000</text:p>
          </table:table-cell>
          <table:table-cell table:formula="of:=IF((LEN([.Q798])&lt;4);REPT(0;4-LEN([.Q798]))&amp;[.Q798];[.Q79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799]+0.5)*15" office:value-type="float" office:value="14.58984375" calcext:value-type="float">
            <text:p>15</text:p>
          </table:table-cell>
          <table:table-cell table:formula="of:=DEC2BIN([.C799])" office:value-type="string" office:string-value="1110" calcext:value-type="string">
            <text:p>1110</text:p>
          </table:table-cell>
          <table:table-cell table:formula="of:=IF((LEN([.D799])&lt;4);REPT(0;4-LEN([.D799]))&amp;[.D799];[.D79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799]+0.5)*15" office:value-type="float" office:value="9.90234375" calcext:value-type="float">
            <text:p>10</text:p>
          </table:table-cell>
          <table:table-cell table:formula="of:=DEC2BIN([.I799])" office:value-type="string" office:string-value="1001" calcext:value-type="string">
            <text:p>1001</text:p>
          </table:table-cell>
          <table:table-cell table:formula="of:=IF((LEN([.J799])&lt;4);REPT(0;4-LEN([.J799]))&amp;[.J799];[.J79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799]+0.5)*15" office:value-type="float" office:value="13.4765625" calcext:value-type="float">
            <text:p>13</text:p>
          </table:table-cell>
          <table:table-cell table:formula="of:=DEC2BIN([.P799])" office:value-type="string" office:string-value="1101" calcext:value-type="string">
            <text:p>1101</text:p>
          </table:table-cell>
          <table:table-cell table:formula="of:=IF((LEN([.Q799])&lt;4);REPT(0;4-LEN([.Q799]))&amp;[.Q799];[.Q79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800]+0.5)*15" office:value-type="float" office:value="12.01171875" calcext:value-type="float">
            <text:p>12</text:p>
          </table:table-cell>
          <table:table-cell table:formula="of:=DEC2BIN([.C800])" office:value-type="string" office:string-value="1100" calcext:value-type="string">
            <text:p>1100</text:p>
          </table:table-cell>
          <table:table-cell table:formula="of:=IF((LEN([.D800])&lt;4);REPT(0;4-LEN([.D800]))&amp;[.D800];[.D80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800]+0.5)*15" office:value-type="float" office:value="1.5234375" calcext:value-type="float">
            <text:p>2</text:p>
          </table:table-cell>
          <table:table-cell table:formula="of:=DEC2BIN([.I800])" office:value-type="string" office:string-value="1" calcext:value-type="string">
            <text:p>1</text:p>
          </table:table-cell>
          <table:table-cell table:formula="of:=IF((LEN([.J800])&lt;4);REPT(0;4-LEN([.J800]))&amp;[.J800];[.J80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00]+0.5)*15" office:value-type="float" office:value="9.7265625" calcext:value-type="float">
            <text:p>10</text:p>
          </table:table-cell>
          <table:table-cell table:formula="of:=DEC2BIN([.P800])" office:value-type="string" office:string-value="1001" calcext:value-type="string">
            <text:p>1001</text:p>
          </table:table-cell>
          <table:table-cell table:formula="of:=IF((LEN([.Q800])&lt;4);REPT(0;4-LEN([.Q800]))&amp;[.Q800];[.Q80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801]+0.5)*15" office:value-type="float" office:value="3.1640625" calcext:value-type="float">
            <text:p>3</text:p>
          </table:table-cell>
          <table:table-cell table:formula="of:=DEC2BIN([.C801])" office:value-type="string" office:string-value="11" calcext:value-type="string">
            <text:p>11</text:p>
          </table:table-cell>
          <table:table-cell table:formula="of:=IF((LEN([.D801])&lt;4);REPT(0;4-LEN([.D801]))&amp;[.D801];[.D80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801]+0.5)*15" office:value-type="float" office:value="1.34765625" calcext:value-type="float">
            <text:p>1</text:p>
          </table:table-cell>
          <table:table-cell table:formula="of:=DEC2BIN([.I801])" office:value-type="string" office:string-value="1" calcext:value-type="string">
            <text:p>1</text:p>
          </table:table-cell>
          <table:table-cell table:formula="of:=IF((LEN([.J801])&lt;4);REPT(0;4-LEN([.J801]))&amp;[.J801];[.J80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01]+0.5)*15" office:value-type="float" office:value="-5.91796875" calcext:value-type="float">
            <text:p>-6</text:p>
          </table:table-cell>
          <table:table-cell table:formula="of:=DEC2BIN([.P801])" office:value-type="string" office:string-value="1111111011" calcext:value-type="string">
            <text:p>1111111011</text:p>
          </table:table-cell>
          <table:table-cell table:formula="of:=IF((LEN([.Q801])&lt;4);REPT(0;4-LEN([.Q801]))&amp;[.Q801];[.Q80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802]+0.5)*15" office:value-type="float" office:value="0.3515625" calcext:value-type="float">
            <text:p>0</text:p>
          </table:table-cell>
          <table:table-cell table:formula="of:=DEC2BIN([.C802])" office:value-type="string" office:string-value="0" calcext:value-type="string">
            <text:p>0</text:p>
          </table:table-cell>
          <table:table-cell table:formula="of:=IF((LEN([.D802])&lt;4);REPT(0;4-LEN([.D802]))&amp;[.D802];[.D80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802]+0.5)*15" office:value-type="float" office:value="9.7265625" calcext:value-type="float">
            <text:p>10</text:p>
          </table:table-cell>
          <table:table-cell table:formula="of:=DEC2BIN([.I802])" office:value-type="string" office:string-value="1001" calcext:value-type="string">
            <text:p>1001</text:p>
          </table:table-cell>
          <table:table-cell table:formula="of:=IF((LEN([.J802])&lt;4);REPT(0;4-LEN([.J802]))&amp;[.J802];[.J80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02]+0.5)*15" office:value-type="float" office:value="5.09765625" calcext:value-type="float">
            <text:p>5</text:p>
          </table:table-cell>
          <table:table-cell table:formula="of:=DEC2BIN([.P802])" office:value-type="string" office:string-value="101" calcext:value-type="string">
            <text:p>101</text:p>
          </table:table-cell>
          <table:table-cell table:formula="of:=IF((LEN([.Q802])&lt;4);REPT(0;4-LEN([.Q802]))&amp;[.Q802];[.Q80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0078125" calcext:value-type="float">
            <text:p>-0,0078125</text:p>
          </table:table-cell>
          <table:table-cell table:formula="of:=([.B803]+0.5)*15" office:value-type="float" office:value="7.3828125" calcext:value-type="float">
            <text:p>7</text:p>
          </table:table-cell>
          <table:table-cell table:formula="of:=DEC2BIN([.C803])" office:value-type="string" office:string-value="111" calcext:value-type="string">
            <text:p>111</text:p>
          </table:table-cell>
          <table:table-cell table:formula="of:=IF((LEN([.D803])&lt;4);REPT(0;4-LEN([.D803]))&amp;[.D803];[.D80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803]+0.5)*15" office:value-type="float" office:value="15" calcext:value-type="float">
            <text:p>15</text:p>
          </table:table-cell>
          <table:table-cell table:formula="of:=DEC2BIN([.I803])" office:value-type="string" office:string-value="1111" calcext:value-type="string">
            <text:p>1111</text:p>
          </table:table-cell>
          <table:table-cell table:formula="of:=IF((LEN([.J803])&lt;4);REPT(0;4-LEN([.J803]))&amp;[.J803];[.J803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03]+0.5)*15" office:value-type="float" office:value="21.97265625" calcext:value-type="float">
            <text:p>22</text:p>
          </table:table-cell>
          <table:table-cell table:formula="of:=DEC2BIN([.P803])" office:value-type="string" office:string-value="10101" calcext:value-type="string">
            <text:p>10101</text:p>
          </table:table-cell>
          <table:table-cell table:formula="of:=IF((LEN([.Q803])&lt;4);REPT(0;4-LEN([.Q803]))&amp;[.Q803];[.Q80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0.47265625" calcext:value-type="float">
            <text:p>0,47265625</text:p>
          </table:table-cell>
          <table:table-cell table:formula="of:=([.B804]+0.5)*15" office:value-type="float" office:value="14.58984375" calcext:value-type="float">
            <text:p>15</text:p>
          </table:table-cell>
          <table:table-cell table:formula="of:=DEC2BIN([.C804])" office:value-type="string" office:string-value="1110" calcext:value-type="string">
            <text:p>1110</text:p>
          </table:table-cell>
          <table:table-cell table:formula="of:=IF((LEN([.D804])&lt;4);REPT(0;4-LEN([.D804]))&amp;[.D804];[.D80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804]+0.5)*15" office:value-type="float" office:value="9.90234375" calcext:value-type="float">
            <text:p>10</text:p>
          </table:table-cell>
          <table:table-cell table:formula="of:=DEC2BIN([.I804])" office:value-type="string" office:string-value="1001" calcext:value-type="string">
            <text:p>1001</text:p>
          </table:table-cell>
          <table:table-cell table:formula="of:=IF((LEN([.J804])&lt;4);REPT(0;4-LEN([.J804]))&amp;[.J804];[.J804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04]+0.5)*15" office:value-type="float" office:value="9.84375" calcext:value-type="float">
            <text:p>10</text:p>
          </table:table-cell>
          <table:table-cell table:formula="of:=DEC2BIN([.P804])" office:value-type="string" office:string-value="1001" calcext:value-type="string">
            <text:p>1001</text:p>
          </table:table-cell>
          <table:table-cell table:formula="of:=IF((LEN([.Q804])&lt;4);REPT(0;4-LEN([.Q804]))&amp;[.Q804];[.Q80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805]+0.5)*15" office:value-type="float" office:value="12.01171875" calcext:value-type="float">
            <text:p>12</text:p>
          </table:table-cell>
          <table:table-cell table:formula="of:=DEC2BIN([.C805])" office:value-type="string" office:string-value="1100" calcext:value-type="string">
            <text:p>1100</text:p>
          </table:table-cell>
          <table:table-cell table:formula="of:=IF((LEN([.D805])&lt;4);REPT(0;4-LEN([.D805]))&amp;[.D805];[.D805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805]+0.5)*15" office:value-type="float" office:value="1.5234375" calcext:value-type="float">
            <text:p>2</text:p>
          </table:table-cell>
          <table:table-cell table:formula="of:=DEC2BIN([.I805])" office:value-type="string" office:string-value="1" calcext:value-type="string">
            <text:p>1</text:p>
          </table:table-cell>
          <table:table-cell table:formula="of:=IF((LEN([.J805])&lt;4);REPT(0;4-LEN([.J805]))&amp;[.J805];[.J80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05]+0.5)*15" office:value-type="float" office:value="-2.98828125" calcext:value-type="float">
            <text:p>-3</text:p>
          </table:table-cell>
          <table:table-cell table:formula="of:=DEC2BIN([.P805])" office:value-type="string" office:string-value="1111111110" calcext:value-type="string">
            <text:p>1111111110</text:p>
          </table:table-cell>
          <table:table-cell table:formula="of:=IF((LEN([.Q805])&lt;4);REPT(0;4-LEN([.Q805]))&amp;[.Q805];[.Q80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806]+0.5)*15" office:value-type="float" office:value="3.1640625" calcext:value-type="float">
            <text:p>3</text:p>
          </table:table-cell>
          <table:table-cell table:formula="of:=DEC2BIN([.C806])" office:value-type="string" office:string-value="11" calcext:value-type="string">
            <text:p>11</text:p>
          </table:table-cell>
          <table:table-cell table:formula="of:=IF((LEN([.D806])&lt;4);REPT(0;4-LEN([.D806]))&amp;[.D806];[.D80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806]+0.5)*15" office:value-type="float" office:value="1.34765625" calcext:value-type="float">
            <text:p>1</text:p>
          </table:table-cell>
          <table:table-cell table:formula="of:=DEC2BIN([.I806])" office:value-type="string" office:string-value="1" calcext:value-type="string">
            <text:p>1</text:p>
          </table:table-cell>
          <table:table-cell table:formula="of:=IF((LEN([.J806])&lt;4);REPT(0;4-LEN([.J806]))&amp;[.J806];[.J80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06]+0.5)*15" office:value-type="float" office:value="6.328125" calcext:value-type="float">
            <text:p>6</text:p>
          </table:table-cell>
          <table:table-cell table:formula="of:=DEC2BIN([.P806])" office:value-type="string" office:string-value="110" calcext:value-type="string">
            <text:p>110</text:p>
          </table:table-cell>
          <table:table-cell table:formula="of:=IF((LEN([.Q806])&lt;4);REPT(0;4-LEN([.Q806]))&amp;[.Q806];[.Q80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807]+0.5)*15" office:value-type="float" office:value="0.3515625" calcext:value-type="float">
            <text:p>0</text:p>
          </table:table-cell>
          <table:table-cell table:formula="of:=DEC2BIN([.C807])" office:value-type="string" office:string-value="0" calcext:value-type="string">
            <text:p>0</text:p>
          </table:table-cell>
          <table:table-cell table:formula="of:=IF((LEN([.D807])&lt;4);REPT(0;4-LEN([.D807]))&amp;[.D807];[.D80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807]+0.5)*15" office:value-type="float" office:value="9.7265625" calcext:value-type="float">
            <text:p>10</text:p>
          </table:table-cell>
          <table:table-cell table:formula="of:=DEC2BIN([.I807])" office:value-type="string" office:string-value="1001" calcext:value-type="string">
            <text:p>1001</text:p>
          </table:table-cell>
          <table:table-cell table:formula="of:=IF((LEN([.J807])&lt;4);REPT(0;4-LEN([.J807]))&amp;[.J807];[.J80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07]+0.5)*15" office:value-type="float" office:value="9.9609375" calcext:value-type="float">
            <text:p>10</text:p>
          </table:table-cell>
          <table:table-cell table:formula="of:=DEC2BIN([.P807])" office:value-type="string" office:string-value="1001" calcext:value-type="string">
            <text:p>1001</text:p>
          </table:table-cell>
          <table:table-cell table:formula="of:=IF((LEN([.Q807])&lt;4);REPT(0;4-LEN([.Q807]))&amp;[.Q807];[.Q80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808]+0.5)*15" office:value-type="float" office:value="7.44140625" calcext:value-type="float">
            <text:p>7</text:p>
          </table:table-cell>
          <table:table-cell table:formula="of:=DEC2BIN([.C808])" office:value-type="string" office:string-value="111" calcext:value-type="string">
            <text:p>111</text:p>
          </table:table-cell>
          <table:table-cell table:formula="of:=IF((LEN([.D808])&lt;4);REPT(0;4-LEN([.D808]))&amp;[.D808];[.D80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808]+0.5)*15" office:value-type="float" office:value="14.82421875" calcext:value-type="float">
            <text:p>15</text:p>
          </table:table-cell>
          <table:table-cell table:formula="of:=DEC2BIN([.I808])" office:value-type="string" office:string-value="1110" calcext:value-type="string">
            <text:p>1110</text:p>
          </table:table-cell>
          <table:table-cell table:formula="of:=IF((LEN([.J808])&lt;4);REPT(0;4-LEN([.J808]))&amp;[.J808];[.J80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08]+0.5)*15" office:value-type="float" office:value="6.38671875" calcext:value-type="float">
            <text:p>6</text:p>
          </table:table-cell>
          <table:table-cell table:formula="of:=DEC2BIN([.P808])" office:value-type="string" office:string-value="110" calcext:value-type="string">
            <text:p>110</text:p>
          </table:table-cell>
          <table:table-cell table:formula="of:=IF((LEN([.Q808])&lt;4);REPT(0;4-LEN([.Q808]))&amp;[.Q808];[.Q80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809]+0.5)*15" office:value-type="float" office:value="14.23828125" calcext:value-type="float">
            <text:p>14</text:p>
          </table:table-cell>
          <table:table-cell table:formula="of:=DEC2BIN([.C809])" office:value-type="string" office:string-value="1110" calcext:value-type="string">
            <text:p>1110</text:p>
          </table:table-cell>
          <table:table-cell table:formula="of:=IF((LEN([.D809])&lt;4);REPT(0;4-LEN([.D809]))&amp;[.D809];[.D80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09]+0.5)*15" office:value-type="float" office:value="7.5" calcext:value-type="float">
            <text:p>8</text:p>
          </table:table-cell>
          <table:table-cell table:formula="of:=DEC2BIN([.I809])" office:value-type="string" office:string-value="111" calcext:value-type="string">
            <text:p>111</text:p>
          </table:table-cell>
          <table:table-cell table:formula="of:=IF((LEN([.J809])&lt;4);REPT(0;4-LEN([.J809]))&amp;[.J809];[.J80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09]+0.5)*15" office:value-type="float" office:value="1.5234375" calcext:value-type="float">
            <text:p>2</text:p>
          </table:table-cell>
          <table:table-cell table:formula="of:=DEC2BIN([.P809])" office:value-type="string" office:string-value="1" calcext:value-type="string">
            <text:p>1</text:p>
          </table:table-cell>
          <table:table-cell table:formula="of:=IF((LEN([.Q809])&lt;4);REPT(0;4-LEN([.Q809]))&amp;[.Q809];[.Q80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810]+0.5)*15" office:value-type="float" office:value="5.68359375" calcext:value-type="float">
            <text:p>6</text:p>
          </table:table-cell>
          <table:table-cell table:formula="of:=DEC2BIN([.C810])" office:value-type="string" office:string-value="101" calcext:value-type="string">
            <text:p>101</text:p>
          </table:table-cell>
          <table:table-cell table:formula="of:=IF((LEN([.D810])&lt;4);REPT(0;4-LEN([.D810]))&amp;[.D810];[.D81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10]+0.5)*15" office:value-type="float" office:value="0.41015625" calcext:value-type="float">
            <text:p>0</text:p>
          </table:table-cell>
          <table:table-cell table:formula="of:=DEC2BIN([.I810])" office:value-type="string" office:string-value="0" calcext:value-type="string">
            <text:p>0</text:p>
          </table:table-cell>
          <table:table-cell table:formula="of:=IF((LEN([.J810])&lt;4);REPT(0;4-LEN([.J810]))&amp;[.J810];[.J81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10]+0.5)*15" office:value-type="float" office:value="5.2734375" calcext:value-type="float">
            <text:p>5</text:p>
          </table:table-cell>
          <table:table-cell table:formula="of:=DEC2BIN([.P810])" office:value-type="string" office:string-value="101" calcext:value-type="string">
            <text:p>101</text:p>
          </table:table-cell>
          <table:table-cell table:formula="of:=IF((LEN([.Q810])&lt;4);REPT(0;4-LEN([.Q810]))&amp;[.Q810];[.Q81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811]+0.5)*15" office:value-type="float" office:value="1.171875" calcext:value-type="float">
            <text:p>1</text:p>
          </table:table-cell>
          <table:table-cell table:formula="of:=DEC2BIN([.C811])" office:value-type="string" office:string-value="1" calcext:value-type="string">
            <text:p>1</text:p>
          </table:table-cell>
          <table:table-cell table:formula="of:=IF((LEN([.D811])&lt;4);REPT(0;4-LEN([.D811]))&amp;[.D811];[.D81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11]+0.5)*15" office:value-type="float" office:value="11.77734375" calcext:value-type="float">
            <text:p>12</text:p>
          </table:table-cell>
          <table:table-cell table:formula="of:=DEC2BIN([.I811])" office:value-type="string" office:string-value="1011" calcext:value-type="string">
            <text:p>1011</text:p>
          </table:table-cell>
          <table:table-cell table:formula="of:=IF((LEN([.J811])&lt;4);REPT(0;4-LEN([.J811]))&amp;[.J811];[.J81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11]+0.5)*15" office:value-type="float" office:value="20.91796875" calcext:value-type="float">
            <text:p>21</text:p>
          </table:table-cell>
          <table:table-cell table:formula="of:=DEC2BIN([.P811])" office:value-type="string" office:string-value="10100" calcext:value-type="string">
            <text:p>10100</text:p>
          </table:table-cell>
          <table:table-cell table:formula="of:=IF((LEN([.Q811])&lt;4);REPT(0;4-LEN([.Q811]))&amp;[.Q811];[.Q81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812]+0.5)*15" office:value-type="float" office:value="13.59375" calcext:value-type="float">
            <text:p>14</text:p>
          </table:table-cell>
          <table:table-cell table:formula="of:=DEC2BIN([.C812])" office:value-type="string" office:string-value="1101" calcext:value-type="string">
            <text:p>1101</text:p>
          </table:table-cell>
          <table:table-cell table:formula="of:=IF((LEN([.D812])&lt;4);REPT(0;4-LEN([.D812]))&amp;[.D812];[.D81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12]+0.5)*15" office:value-type="float" office:value="12.01171875" calcext:value-type="float">
            <text:p>12</text:p>
          </table:table-cell>
          <table:table-cell table:formula="of:=DEC2BIN([.I812])" office:value-type="string" office:string-value="1100" calcext:value-type="string">
            <text:p>1100</text:p>
          </table:table-cell>
          <table:table-cell table:formula="of:=IF((LEN([.J812])&lt;4);REPT(0;4-LEN([.J812]))&amp;[.J812];[.J81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12]+0.5)*15" office:value-type="float" office:value="9.90234375" calcext:value-type="float">
            <text:p>10</text:p>
          </table:table-cell>
          <table:table-cell table:formula="of:=DEC2BIN([.P812])" office:value-type="string" office:string-value="1001" calcext:value-type="string">
            <text:p>1001</text:p>
          </table:table-cell>
          <table:table-cell table:formula="of:=IF((LEN([.Q812])&lt;4);REPT(0;4-LEN([.Q812]))&amp;[.Q812];[.Q81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813]+0.5)*15" office:value-type="float" office:value="9.90234375" calcext:value-type="float">
            <text:p>10</text:p>
          </table:table-cell>
          <table:table-cell table:formula="of:=DEC2BIN([.C813])" office:value-type="string" office:string-value="1001" calcext:value-type="string">
            <text:p>1001</text:p>
          </table:table-cell>
          <table:table-cell table:formula="of:=IF((LEN([.D813])&lt;4);REPT(0;4-LEN([.D813]))&amp;[.D813];[.D81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813]+0.5)*15" office:value-type="float" office:value="0.234375" calcext:value-type="float">
            <text:p>0</text:p>
          </table:table-cell>
          <table:table-cell table:formula="of:=DEC2BIN([.I813])" office:value-type="string" office:string-value="0" calcext:value-type="string">
            <text:p>0</text:p>
          </table:table-cell>
          <table:table-cell table:formula="of:=IF((LEN([.J813])&lt;4);REPT(0;4-LEN([.J813]))&amp;[.J813];[.J8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13]+0.5)*15" office:value-type="float" office:value="-6.97265625" calcext:value-type="float">
            <text:p>-7</text:p>
          </table:table-cell>
          <table:table-cell table:formula="of:=DEC2BIN([.P813])" office:value-type="string" office:string-value="1111111010" calcext:value-type="string">
            <text:p>1111111010</text:p>
          </table:table-cell>
          <table:table-cell table:formula="of:=IF((LEN([.Q813])&lt;4);REPT(0;4-LEN([.Q813]))&amp;[.Q813];[.Q81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814]+0.5)*15" office:value-type="float" office:value="-0.29296875" calcext:value-type="float">
            <text:p>0</text:p>
          </table:table-cell>
          <table:table-cell table:formula="of:=DEC2BIN([.C814])" office:value-type="string" office:string-value="0" calcext:value-type="string">
            <text:p>0</text:p>
          </table:table-cell>
          <table:table-cell table:formula="of:=IF((LEN([.D814])&lt;4);REPT(0;4-LEN([.D814]))&amp;[.D814];[.D81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814]+0.5)*15" office:value-type="float" office:value="4.98046875" calcext:value-type="float">
            <text:p>5</text:p>
          </table:table-cell>
          <table:table-cell table:formula="of:=DEC2BIN([.I814])" office:value-type="string" office:string-value="100" calcext:value-type="string">
            <text:p>100</text:p>
          </table:table-cell>
          <table:table-cell table:formula="of:=IF((LEN([.J814])&lt;4);REPT(0;4-LEN([.J814]))&amp;[.J814];[.J81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814]+0.5)*15" office:value-type="float" office:value="5.15625" calcext:value-type="float">
            <text:p>5</text:p>
          </table:table-cell>
          <table:table-cell table:formula="of:=DEC2BIN([.P814])" office:value-type="string" office:string-value="101" calcext:value-type="string">
            <text:p>101</text:p>
          </table:table-cell>
          <table:table-cell table:formula="of:=IF((LEN([.Q814])&lt;4);REPT(0;4-LEN([.Q814]))&amp;[.Q814];[.Q81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815]+0.5)*15" office:value-type="float" office:value="3.33984375" calcext:value-type="float">
            <text:p>3</text:p>
          </table:table-cell>
          <table:table-cell table:formula="of:=DEC2BIN([.C815])" office:value-type="string" office:string-value="11" calcext:value-type="string">
            <text:p>11</text:p>
          </table:table-cell>
          <table:table-cell table:formula="of:=IF((LEN([.D815])&lt;4);REPT(0;4-LEN([.D815]))&amp;[.D815];[.D81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815]+0.5)*15" office:value-type="float" office:value="13.53515625" calcext:value-type="float">
            <text:p>14</text:p>
          </table:table-cell>
          <table:table-cell table:formula="of:=DEC2BIN([.I815])" office:value-type="string" office:string-value="1101" calcext:value-type="string">
            <text:p>1101</text:p>
          </table:table-cell>
          <table:table-cell table:formula="of:=IF((LEN([.J815])&lt;4);REPT(0;4-LEN([.J815]))&amp;[.J815];[.J81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815]+0.5)*15" office:value-type="float" office:value="17.98828125" calcext:value-type="float">
            <text:p>18</text:p>
          </table:table-cell>
          <table:table-cell table:formula="of:=DEC2BIN([.P815])" office:value-type="string" office:string-value="10001" calcext:value-type="string">
            <text:p>10001</text:p>
          </table:table-cell>
          <table:table-cell table:formula="of:=IF((LEN([.Q815])&lt;4);REPT(0;4-LEN([.Q815]))&amp;[.Q815];[.Q81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16]+0.5)*15" office:value-type="float" office:value="11.6015625" calcext:value-type="float">
            <text:p>12</text:p>
          </table:table-cell>
          <table:table-cell table:formula="of:=DEC2BIN([.C816])" office:value-type="string" office:string-value="1011" calcext:value-type="string">
            <text:p>1011</text:p>
          </table:table-cell>
          <table:table-cell table:formula="of:=IF((LEN([.D816])&lt;4);REPT(0;4-LEN([.D816]))&amp;[.D816];[.D81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816]+0.5)*15" office:value-type="float" office:value="13.59375" calcext:value-type="float">
            <text:p>14</text:p>
          </table:table-cell>
          <table:table-cell table:formula="of:=DEC2BIN([.I816])" office:value-type="string" office:string-value="1101" calcext:value-type="string">
            <text:p>1101</text:p>
          </table:table-cell>
          <table:table-cell table:formula="of:=IF((LEN([.J816])&lt;4);REPT(0;4-LEN([.J816]))&amp;[.J816];[.J81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16]+0.5)*15" office:value-type="float" office:value="8.671875" calcext:value-type="float">
            <text:p>9</text:p>
          </table:table-cell>
          <table:table-cell table:formula="of:=DEC2BIN([.P816])" office:value-type="string" office:string-value="1000" calcext:value-type="string">
            <text:p>1000</text:p>
          </table:table-cell>
          <table:table-cell table:formula="of:=IF((LEN([.Q816])&lt;4);REPT(0;4-LEN([.Q816]))&amp;[.Q816];[.Q81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817]+0.5)*15" office:value-type="float" office:value="14.765625" calcext:value-type="float">
            <text:p>15</text:p>
          </table:table-cell>
          <table:table-cell table:formula="of:=DEC2BIN([.C817])" office:value-type="string" office:string-value="1110" calcext:value-type="string">
            <text:p>1110</text:p>
          </table:table-cell>
          <table:table-cell table:formula="of:=IF((LEN([.D817])&lt;4);REPT(0;4-LEN([.D817]))&amp;[.D817];[.D81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817]+0.5)*15" office:value-type="float" office:value="5.33203125" calcext:value-type="float">
            <text:p>5</text:p>
          </table:table-cell>
          <table:table-cell table:formula="of:=DEC2BIN([.I817])" office:value-type="string" office:string-value="101" calcext:value-type="string">
            <text:p>101</text:p>
          </table:table-cell>
          <table:table-cell table:formula="of:=IF((LEN([.J817])&lt;4);REPT(0;4-LEN([.J817]))&amp;[.J817];[.J81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817]+0.5)*15" office:value-type="float" office:value="5.0390625" calcext:value-type="float">
            <text:p>5</text:p>
          </table:table-cell>
          <table:table-cell table:formula="of:=DEC2BIN([.P817])" office:value-type="string" office:string-value="101" calcext:value-type="string">
            <text:p>101</text:p>
          </table:table-cell>
          <table:table-cell table:formula="of:=IF((LEN([.Q817])&lt;4);REPT(0;4-LEN([.Q817]))&amp;[.Q817];[.Q81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818]+0.5)*15" office:value-type="float" office:value="7.5" calcext:value-type="float">
            <text:p>8</text:p>
          </table:table-cell>
          <table:table-cell table:formula="of:=DEC2BIN([.C818])" office:value-type="string" office:string-value="111" calcext:value-type="string">
            <text:p>111</text:p>
          </table:table-cell>
          <table:table-cell table:formula="of:=IF((LEN([.D818])&lt;4);REPT(0;4-LEN([.D818]))&amp;[.D818];[.D81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818]+0.5)*15" office:value-type="float" office:value="0.1171875" calcext:value-type="float">
            <text:p>0</text:p>
          </table:table-cell>
          <table:table-cell table:formula="of:=DEC2BIN([.I818])" office:value-type="string" office:string-value="0" calcext:value-type="string">
            <text:p>0</text:p>
          </table:table-cell>
          <table:table-cell table:formula="of:=IF((LEN([.J818])&lt;4);REPT(0;4-LEN([.J818]))&amp;[.J818];[.J81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818]+0.5)*15" office:value-type="float" office:value="8.61328125" calcext:value-type="float">
            <text:p>9</text:p>
          </table:table-cell>
          <table:table-cell table:formula="of:=DEC2BIN([.P818])" office:value-type="string" office:string-value="1000" calcext:value-type="string">
            <text:p>1000</text:p>
          </table:table-cell>
          <table:table-cell table:formula="of:=IF((LEN([.Q818])&lt;4);REPT(0;4-LEN([.Q818]))&amp;[.Q818];[.Q81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819]+0.5)*15" office:value-type="float" office:value="0.8203125" calcext:value-type="float">
            <text:p>1</text:p>
          </table:table-cell>
          <table:table-cell table:formula="of:=DEC2BIN([.C819])" office:value-type="string" office:string-value="0" calcext:value-type="string">
            <text:p>0</text:p>
          </table:table-cell>
          <table:table-cell table:formula="of:=IF((LEN([.D819])&lt;4);REPT(0;4-LEN([.D819]))&amp;[.D819];[.D81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19]+0.5)*15" office:value-type="float" office:value="7.5" calcext:value-type="float">
            <text:p>8</text:p>
          </table:table-cell>
          <table:table-cell table:formula="of:=DEC2BIN([.I819])" office:value-type="string" office:string-value="111" calcext:value-type="string">
            <text:p>111</text:p>
          </table:table-cell>
          <table:table-cell table:formula="of:=IF((LEN([.J819])&lt;4);REPT(0;4-LEN([.J819]))&amp;[.J819];[.J8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819]+0.5)*15" office:value-type="float" office:value="13.4765625" calcext:value-type="float">
            <text:p>13</text:p>
          </table:table-cell>
          <table:table-cell table:formula="of:=DEC2BIN([.P819])" office:value-type="string" office:string-value="1101" calcext:value-type="string">
            <text:p>1101</text:p>
          </table:table-cell>
          <table:table-cell table:formula="of:=IF((LEN([.Q819])&lt;4);REPT(0;4-LEN([.Q819]))&amp;[.Q819];[.Q81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820]+0.5)*15" office:value-type="float" office:value="9.31640625" calcext:value-type="float">
            <text:p>9</text:p>
          </table:table-cell>
          <table:table-cell table:formula="of:=DEC2BIN([.C820])" office:value-type="string" office:string-value="1001" calcext:value-type="string">
            <text:p>1001</text:p>
          </table:table-cell>
          <table:table-cell table:formula="of:=IF((LEN([.D820])&lt;4);REPT(0;4-LEN([.D820]))&amp;[.D820];[.D82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20]+0.5)*15" office:value-type="float" office:value="14.58984375" calcext:value-type="float">
            <text:p>15</text:p>
          </table:table-cell>
          <table:table-cell table:formula="of:=DEC2BIN([.I820])" office:value-type="string" office:string-value="1110" calcext:value-type="string">
            <text:p>1110</text:p>
          </table:table-cell>
          <table:table-cell table:formula="of:=IF((LEN([.J820])&lt;4);REPT(0;4-LEN([.J820]))&amp;[.J820];[.J82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20]+0.5)*15" office:value-type="float" office:value="9.7265625" calcext:value-type="float">
            <text:p>10</text:p>
          </table:table-cell>
          <table:table-cell table:formula="of:=DEC2BIN([.P820])" office:value-type="string" office:string-value="1001" calcext:value-type="string">
            <text:p>1001</text:p>
          </table:table-cell>
          <table:table-cell table:formula="of:=IF((LEN([.Q820])&lt;4);REPT(0;4-LEN([.Q820]))&amp;[.Q820];[.Q82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821]+0.5)*15" office:value-type="float" office:value="13.828125" calcext:value-type="float">
            <text:p>14</text:p>
          </table:table-cell>
          <table:table-cell table:formula="of:=DEC2BIN([.C821])" office:value-type="string" office:string-value="1101" calcext:value-type="string">
            <text:p>1101</text:p>
          </table:table-cell>
          <table:table-cell table:formula="of:=IF((LEN([.D821])&lt;4);REPT(0;4-LEN([.D821]))&amp;[.D821];[.D82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21]+0.5)*15" office:value-type="float" office:value="3.22265625" calcext:value-type="float">
            <text:p>3</text:p>
          </table:table-cell>
          <table:table-cell table:formula="of:=DEC2BIN([.I821])" office:value-type="string" office:string-value="11" calcext:value-type="string">
            <text:p>11</text:p>
          </table:table-cell>
          <table:table-cell table:formula="of:=IF((LEN([.J821])&lt;4);REPT(0;4-LEN([.J821]))&amp;[.J821];[.J82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21]+0.5)*15" office:value-type="float" office:value="-5.91796875" calcext:value-type="float">
            <text:p>-6</text:p>
          </table:table-cell>
          <table:table-cell table:formula="of:=DEC2BIN([.P821])" office:value-type="string" office:string-value="1111111011" calcext:value-type="string">
            <text:p>1111111011</text:p>
          </table:table-cell>
          <table:table-cell table:formula="of:=IF((LEN([.Q821])&lt;4);REPT(0;4-LEN([.Q821]))&amp;[.Q821];[.Q82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822]+0.5)*15" office:value-type="float" office:value="1.40625" calcext:value-type="float">
            <text:p>1</text:p>
          </table:table-cell>
          <table:table-cell table:formula="of:=DEC2BIN([.C822])" office:value-type="string" office:string-value="1" calcext:value-type="string">
            <text:p>1</text:p>
          </table:table-cell>
          <table:table-cell table:formula="of:=IF((LEN([.D822])&lt;4);REPT(0;4-LEN([.D822]))&amp;[.D822];[.D82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22]+0.5)*15" office:value-type="float" office:value="2.98828125" calcext:value-type="float">
            <text:p>3</text:p>
          </table:table-cell>
          <table:table-cell table:formula="of:=DEC2BIN([.I822])" office:value-type="string" office:string-value="10" calcext:value-type="string">
            <text:p>10</text:p>
          </table:table-cell>
          <table:table-cell table:formula="of:=IF((LEN([.J822])&lt;4);REPT(0;4-LEN([.J822]))&amp;[.J822];[.J82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22]+0.5)*15" office:value-type="float" office:value="5.09765625" calcext:value-type="float">
            <text:p>5</text:p>
          </table:table-cell>
          <table:table-cell table:formula="of:=DEC2BIN([.P822])" office:value-type="string" office:string-value="101" calcext:value-type="string">
            <text:p>101</text:p>
          </table:table-cell>
          <table:table-cell table:formula="of:=IF((LEN([.Q822])&lt;4);REPT(0;4-LEN([.Q822]))&amp;[.Q822];[.Q82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823]+0.5)*15" office:value-type="float" office:value="5.09765625" calcext:value-type="float">
            <text:p>5</text:p>
          </table:table-cell>
          <table:table-cell table:formula="of:=DEC2BIN([.C823])" office:value-type="string" office:string-value="101" calcext:value-type="string">
            <text:p>101</text:p>
          </table:table-cell>
          <table:table-cell table:formula="of:=IF((LEN([.D823])&lt;4);REPT(0;4-LEN([.D823]))&amp;[.D823];[.D82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823]+0.5)*15" office:value-type="float" office:value="14.765625" calcext:value-type="float">
            <text:p>15</text:p>
          </table:table-cell>
          <table:table-cell table:formula="of:=DEC2BIN([.I823])" office:value-type="string" office:string-value="1110" calcext:value-type="string">
            <text:p>1110</text:p>
          </table:table-cell>
          <table:table-cell table:formula="of:=IF((LEN([.J823])&lt;4);REPT(0;4-LEN([.J823]))&amp;[.J823];[.J82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23]+0.5)*15" office:value-type="float" office:value="21.97265625" calcext:value-type="float">
            <text:p>22</text:p>
          </table:table-cell>
          <table:table-cell table:formula="of:=DEC2BIN([.P823])" office:value-type="string" office:string-value="10101" calcext:value-type="string">
            <text:p>10101</text:p>
          </table:table-cell>
          <table:table-cell table:formula="of:=IF((LEN([.Q823])&lt;4);REPT(0;4-LEN([.Q823]))&amp;[.Q823];[.Q82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824]+0.5)*15" office:value-type="float" office:value="15.29296875" calcext:value-type="float">
            <text:p>15</text:p>
          </table:table-cell>
          <table:table-cell table:formula="of:=DEC2BIN([.C824])" office:value-type="string" office:string-value="1111" calcext:value-type="string">
            <text:p>1111</text:p>
          </table:table-cell>
          <table:table-cell table:formula="of:=IF((LEN([.D824])&lt;4);REPT(0;4-LEN([.D824]))&amp;[.D824];[.D82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824]+0.5)*15" office:value-type="float" office:value="10.01953125" calcext:value-type="float">
            <text:p>10</text:p>
          </table:table-cell>
          <table:table-cell table:formula="of:=DEC2BIN([.I824])" office:value-type="string" office:string-value="1010" calcext:value-type="string">
            <text:p>1010</text:p>
          </table:table-cell>
          <table:table-cell table:formula="of:=IF((LEN([.J824])&lt;4);REPT(0;4-LEN([.J824]))&amp;[.J824];[.J82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24]+0.5)*15" office:value-type="float" office:value="9.84375" calcext:value-type="float">
            <text:p>10</text:p>
          </table:table-cell>
          <table:table-cell table:formula="of:=DEC2BIN([.P824])" office:value-type="string" office:string-value="1001" calcext:value-type="string">
            <text:p>1001</text:p>
          </table:table-cell>
          <table:table-cell table:formula="of:=IF((LEN([.Q824])&lt;4);REPT(0;4-LEN([.Q824]))&amp;[.Q824];[.Q82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825]+0.5)*15" office:value-type="float" office:value="11.66015625" calcext:value-type="float">
            <text:p>12</text:p>
          </table:table-cell>
          <table:table-cell table:formula="of:=DEC2BIN([.C825])" office:value-type="string" office:string-value="1011" calcext:value-type="string">
            <text:p>1011</text:p>
          </table:table-cell>
          <table:table-cell table:formula="of:=IF((LEN([.D825])&lt;4);REPT(0;4-LEN([.D825]))&amp;[.D825];[.D82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825]+0.5)*15" office:value-type="float" office:value="1.46484375" calcext:value-type="float">
            <text:p>1</text:p>
          </table:table-cell>
          <table:table-cell table:formula="of:=DEC2BIN([.I825])" office:value-type="string" office:string-value="1" calcext:value-type="string">
            <text:p>1</text:p>
          </table:table-cell>
          <table:table-cell table:formula="of:=IF((LEN([.J825])&lt;4);REPT(0;4-LEN([.J825]))&amp;[.J825];[.J82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25]+0.5)*15" office:value-type="float" office:value="-2.98828125" calcext:value-type="float">
            <text:p>-3</text:p>
          </table:table-cell>
          <table:table-cell table:formula="of:=DEC2BIN([.P825])" office:value-type="string" office:string-value="1111111110" calcext:value-type="string">
            <text:p>1111111110</text:p>
          </table:table-cell>
          <table:table-cell table:formula="of:=IF((LEN([.Q825])&lt;4);REPT(0;4-LEN([.Q825]))&amp;[.Q825];[.Q82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826]+0.5)*15" office:value-type="float" office:value="3.3984375" calcext:value-type="float">
            <text:p>3</text:p>
          </table:table-cell>
          <table:table-cell table:formula="of:=DEC2BIN([.C826])" office:value-type="string" office:string-value="11" calcext:value-type="string">
            <text:p>11</text:p>
          </table:table-cell>
          <table:table-cell table:formula="of:=IF((LEN([.D826])&lt;4);REPT(0;4-LEN([.D826]))&amp;[.D826];[.D82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826]+0.5)*15" office:value-type="float" office:value="1.40625" calcext:value-type="float">
            <text:p>1</text:p>
          </table:table-cell>
          <table:table-cell table:formula="of:=DEC2BIN([.I826])" office:value-type="string" office:string-value="1" calcext:value-type="string">
            <text:p>1</text:p>
          </table:table-cell>
          <table:table-cell table:formula="of:=IF((LEN([.J826])&lt;4);REPT(0;4-LEN([.J826]))&amp;[.J826];[.J82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26]+0.5)*15" office:value-type="float" office:value="6.328125" calcext:value-type="float">
            <text:p>6</text:p>
          </table:table-cell>
          <table:table-cell table:formula="of:=DEC2BIN([.P826])" office:value-type="string" office:string-value="110" calcext:value-type="string">
            <text:p>110</text:p>
          </table:table-cell>
          <table:table-cell table:formula="of:=IF((LEN([.Q826])&lt;4);REPT(0;4-LEN([.Q826]))&amp;[.Q826];[.Q82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827]+0.5)*15" office:value-type="float" office:value="0.234375" calcext:value-type="float">
            <text:p>0</text:p>
          </table:table-cell>
          <table:table-cell table:formula="of:=DEC2BIN([.C827])" office:value-type="string" office:string-value="0" calcext:value-type="string">
            <text:p>0</text:p>
          </table:table-cell>
          <table:table-cell table:formula="of:=IF((LEN([.D827])&lt;4);REPT(0;4-LEN([.D827]))&amp;[.D827];[.D82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827]+0.5)*15" office:value-type="float" office:value="9.66796875" calcext:value-type="float">
            <text:p>10</text:p>
          </table:table-cell>
          <table:table-cell table:formula="of:=DEC2BIN([.I827])" office:value-type="string" office:string-value="1001" calcext:value-type="string">
            <text:p>1001</text:p>
          </table:table-cell>
          <table:table-cell table:formula="of:=IF((LEN([.J827])&lt;4);REPT(0;4-LEN([.J827]))&amp;[.J827];[.J82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27]+0.5)*15" office:value-type="float" office:value="9.9609375" calcext:value-type="float">
            <text:p>10</text:p>
          </table:table-cell>
          <table:table-cell table:formula="of:=DEC2BIN([.P827])" office:value-type="string" office:string-value="1001" calcext:value-type="string">
            <text:p>1001</text:p>
          </table:table-cell>
          <table:table-cell table:formula="of:=IF((LEN([.Q827])&lt;4);REPT(0;4-LEN([.Q827]))&amp;[.Q827];[.Q82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828]+0.5)*15" office:value-type="float" office:value="7.5" calcext:value-type="float">
            <text:p>8</text:p>
          </table:table-cell>
          <table:table-cell table:formula="of:=DEC2BIN([.C828])" office:value-type="string" office:string-value="111" calcext:value-type="string">
            <text:p>111</text:p>
          </table:table-cell>
          <table:table-cell table:formula="of:=IF((LEN([.D828])&lt;4);REPT(0;4-LEN([.D828]))&amp;[.D828];[.D8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828]+0.5)*15" office:value-type="float" office:value="14.8828125" calcext:value-type="float">
            <text:p>15</text:p>
          </table:table-cell>
          <table:table-cell table:formula="of:=DEC2BIN([.I828])" office:value-type="string" office:string-value="1110" calcext:value-type="string">
            <text:p>1110</text:p>
          </table:table-cell>
          <table:table-cell table:formula="of:=IF((LEN([.J828])&lt;4);REPT(0;4-LEN([.J828]))&amp;[.J828];[.J82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28]+0.5)*15" office:value-type="float" office:value="6.38671875" calcext:value-type="float">
            <text:p>6</text:p>
          </table:table-cell>
          <table:table-cell table:formula="of:=DEC2BIN([.P828])" office:value-type="string" office:string-value="110" calcext:value-type="string">
            <text:p>110</text:p>
          </table:table-cell>
          <table:table-cell table:formula="of:=IF((LEN([.Q828])&lt;4);REPT(0;4-LEN([.Q828]))&amp;[.Q828];[.Q82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829]+0.5)*15" office:value-type="float" office:value="14.1796875" calcext:value-type="float">
            <text:p>14</text:p>
          </table:table-cell>
          <table:table-cell table:formula="of:=DEC2BIN([.C829])" office:value-type="string" office:string-value="1110" calcext:value-type="string">
            <text:p>1110</text:p>
          </table:table-cell>
          <table:table-cell table:formula="of:=IF((LEN([.D829])&lt;4);REPT(0;4-LEN([.D829]))&amp;[.D829];[.D82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29]+0.5)*15" office:value-type="float" office:value="7.5" calcext:value-type="float">
            <text:p>8</text:p>
          </table:table-cell>
          <table:table-cell table:formula="of:=DEC2BIN([.I829])" office:value-type="string" office:string-value="111" calcext:value-type="string">
            <text:p>111</text:p>
          </table:table-cell>
          <table:table-cell table:formula="of:=IF((LEN([.J829])&lt;4);REPT(0;4-LEN([.J829]))&amp;[.J829];[.J82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29]+0.5)*15" office:value-type="float" office:value="1.5234375" calcext:value-type="float">
            <text:p>2</text:p>
          </table:table-cell>
          <table:table-cell table:formula="of:=DEC2BIN([.P829])" office:value-type="string" office:string-value="1" calcext:value-type="string">
            <text:p>1</text:p>
          </table:table-cell>
          <table:table-cell table:formula="of:=IF((LEN([.Q829])&lt;4);REPT(0;4-LEN([.Q829]))&amp;[.Q829];[.Q82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830]+0.5)*15" office:value-type="float" office:value="5.68359375" calcext:value-type="float">
            <text:p>6</text:p>
          </table:table-cell>
          <table:table-cell table:formula="of:=DEC2BIN([.C830])" office:value-type="string" office:string-value="101" calcext:value-type="string">
            <text:p>101</text:p>
          </table:table-cell>
          <table:table-cell table:formula="of:=IF((LEN([.D830])&lt;4);REPT(0;4-LEN([.D830]))&amp;[.D830];[.D83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30]+0.5)*15" office:value-type="float" office:value="0.41015625" calcext:value-type="float">
            <text:p>0</text:p>
          </table:table-cell>
          <table:table-cell table:formula="of:=DEC2BIN([.I830])" office:value-type="string" office:string-value="0" calcext:value-type="string">
            <text:p>0</text:p>
          </table:table-cell>
          <table:table-cell table:formula="of:=IF((LEN([.J830])&lt;4);REPT(0;4-LEN([.J830]))&amp;[.J830];[.J83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30]+0.5)*15" office:value-type="float" office:value="5.2734375" calcext:value-type="float">
            <text:p>5</text:p>
          </table:table-cell>
          <table:table-cell table:formula="of:=DEC2BIN([.P830])" office:value-type="string" office:string-value="101" calcext:value-type="string">
            <text:p>101</text:p>
          </table:table-cell>
          <table:table-cell table:formula="of:=IF((LEN([.Q830])&lt;4);REPT(0;4-LEN([.Q830]))&amp;[.Q830];[.Q83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831]+0.5)*15" office:value-type="float" office:value="1.171875" calcext:value-type="float">
            <text:p>1</text:p>
          </table:table-cell>
          <table:table-cell table:formula="of:=DEC2BIN([.C831])" office:value-type="string" office:string-value="1" calcext:value-type="string">
            <text:p>1</text:p>
          </table:table-cell>
          <table:table-cell table:formula="of:=IF((LEN([.D831])&lt;4);REPT(0;4-LEN([.D831]))&amp;[.D831];[.D83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31]+0.5)*15" office:value-type="float" office:value="11.77734375" calcext:value-type="float">
            <text:p>12</text:p>
          </table:table-cell>
          <table:table-cell table:formula="of:=DEC2BIN([.I831])" office:value-type="string" office:string-value="1011" calcext:value-type="string">
            <text:p>1011</text:p>
          </table:table-cell>
          <table:table-cell table:formula="of:=IF((LEN([.J831])&lt;4);REPT(0;4-LEN([.J831]))&amp;[.J831];[.J83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31]+0.5)*15" office:value-type="float" office:value="20.91796875" calcext:value-type="float">
            <text:p>21</text:p>
          </table:table-cell>
          <table:table-cell table:formula="of:=DEC2BIN([.P831])" office:value-type="string" office:string-value="10100" calcext:value-type="string">
            <text:p>10100</text:p>
          </table:table-cell>
          <table:table-cell table:formula="of:=IF((LEN([.Q831])&lt;4);REPT(0;4-LEN([.Q831]))&amp;[.Q831];[.Q83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832]+0.5)*15" office:value-type="float" office:value="13.59375" calcext:value-type="float">
            <text:p>14</text:p>
          </table:table-cell>
          <table:table-cell table:formula="of:=DEC2BIN([.C832])" office:value-type="string" office:string-value="1101" calcext:value-type="string">
            <text:p>1101</text:p>
          </table:table-cell>
          <table:table-cell table:formula="of:=IF((LEN([.D832])&lt;4);REPT(0;4-LEN([.D832]))&amp;[.D832];[.D83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32]+0.5)*15" office:value-type="float" office:value="12.01171875" calcext:value-type="float">
            <text:p>12</text:p>
          </table:table-cell>
          <table:table-cell table:formula="of:=DEC2BIN([.I832])" office:value-type="string" office:string-value="1100" calcext:value-type="string">
            <text:p>1100</text:p>
          </table:table-cell>
          <table:table-cell table:formula="of:=IF((LEN([.J832])&lt;4);REPT(0;4-LEN([.J832]))&amp;[.J832];[.J83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32]+0.5)*15" office:value-type="float" office:value="9.90234375" calcext:value-type="float">
            <text:p>10</text:p>
          </table:table-cell>
          <table:table-cell table:formula="of:=DEC2BIN([.P832])" office:value-type="string" office:string-value="1001" calcext:value-type="string">
            <text:p>1001</text:p>
          </table:table-cell>
          <table:table-cell table:formula="of:=IF((LEN([.Q832])&lt;4);REPT(0;4-LEN([.Q832]))&amp;[.Q832];[.Q83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833]+0.5)*15" office:value-type="float" office:value="9.90234375" calcext:value-type="float">
            <text:p>10</text:p>
          </table:table-cell>
          <table:table-cell table:formula="of:=DEC2BIN([.C833])" office:value-type="string" office:string-value="1001" calcext:value-type="string">
            <text:p>1001</text:p>
          </table:table-cell>
          <table:table-cell table:formula="of:=IF((LEN([.D833])&lt;4);REPT(0;4-LEN([.D833]))&amp;[.D833];[.D83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84375" calcext:value-type="float">
            <text:p>-0,484375</text:p>
          </table:table-cell>
          <table:table-cell table:formula="of:=([.H833]+0.5)*15" office:value-type="float" office:value="0.234375" calcext:value-type="float">
            <text:p>0</text:p>
          </table:table-cell>
          <table:table-cell table:formula="of:=DEC2BIN([.I833])" office:value-type="string" office:string-value="0" calcext:value-type="string">
            <text:p>0</text:p>
          </table:table-cell>
          <table:table-cell table:formula="of:=IF((LEN([.J833])&lt;4);REPT(0;4-LEN([.J833]))&amp;[.J833];[.J83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33]+0.5)*15" office:value-type="float" office:value="-6.97265625" calcext:value-type="float">
            <text:p>-7</text:p>
          </table:table-cell>
          <table:table-cell table:formula="of:=DEC2BIN([.P833])" office:value-type="string" office:string-value="1111111010" calcext:value-type="string">
            <text:p>1111111010</text:p>
          </table:table-cell>
          <table:table-cell table:formula="of:=IF((LEN([.Q833])&lt;4);REPT(0;4-LEN([.Q833]))&amp;[.Q833];[.Q83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-0.51953125" calcext:value-type="float">
            <text:p>-0,51953125</text:p>
          </table:table-cell>
          <table:table-cell table:formula="of:=([.B834]+0.5)*15" office:value-type="float" office:value="-0.29296875" calcext:value-type="float">
            <text:p>0</text:p>
          </table:table-cell>
          <table:table-cell table:formula="of:=DEC2BIN([.C834])" office:value-type="string" office:string-value="0" calcext:value-type="string">
            <text:p>0</text:p>
          </table:table-cell>
          <table:table-cell table:formula="of:=IF((LEN([.D834])&lt;4);REPT(0;4-LEN([.D834]))&amp;[.D834];[.D83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796875" calcext:value-type="float">
            <text:p>-0,16796875</text:p>
          </table:table-cell>
          <table:table-cell table:formula="of:=([.H834]+0.5)*15" office:value-type="float" office:value="4.98046875" calcext:value-type="float">
            <text:p>5</text:p>
          </table:table-cell>
          <table:table-cell table:formula="of:=DEC2BIN([.I834])" office:value-type="string" office:string-value="100" calcext:value-type="string">
            <text:p>100</text:p>
          </table:table-cell>
          <table:table-cell table:formula="of:=IF((LEN([.J834])&lt;4);REPT(0;4-LEN([.J834]))&amp;[.J834];[.J83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834]+0.5)*15" office:value-type="float" office:value="5.15625" calcext:value-type="float">
            <text:p>5</text:p>
          </table:table-cell>
          <table:table-cell table:formula="of:=DEC2BIN([.P834])" office:value-type="string" office:string-value="101" calcext:value-type="string">
            <text:p>101</text:p>
          </table:table-cell>
          <table:table-cell table:formula="of:=IF((LEN([.Q834])&lt;4);REPT(0;4-LEN([.Q834]))&amp;[.Q834];[.Q83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27734375" calcext:value-type="float">
            <text:p>-0,27734375</text:p>
          </table:table-cell>
          <table:table-cell table:formula="of:=([.B835]+0.5)*15" office:value-type="float" office:value="3.33984375" calcext:value-type="float">
            <text:p>3</text:p>
          </table:table-cell>
          <table:table-cell table:formula="of:=DEC2BIN([.C835])" office:value-type="string" office:string-value="11" calcext:value-type="string">
            <text:p>11</text:p>
          </table:table-cell>
          <table:table-cell table:formula="of:=IF((LEN([.D835])&lt;4);REPT(0;4-LEN([.D835]))&amp;[.D835];[.D83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835]+0.5)*15" office:value-type="float" office:value="13.53515625" calcext:value-type="float">
            <text:p>14</text:p>
          </table:table-cell>
          <table:table-cell table:formula="of:=DEC2BIN([.I835])" office:value-type="string" office:string-value="1101" calcext:value-type="string">
            <text:p>1101</text:p>
          </table:table-cell>
          <table:table-cell table:formula="of:=IF((LEN([.J835])&lt;4);REPT(0;4-LEN([.J835]))&amp;[.J835];[.J83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835]+0.5)*15" office:value-type="float" office:value="17.98828125" calcext:value-type="float">
            <text:p>18</text:p>
          </table:table-cell>
          <table:table-cell table:formula="of:=DEC2BIN([.P835])" office:value-type="string" office:string-value="10001" calcext:value-type="string">
            <text:p>10001</text:p>
          </table:table-cell>
          <table:table-cell table:formula="of:=IF((LEN([.Q835])&lt;4);REPT(0;4-LEN([.Q835]))&amp;[.Q835];[.Q83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36]+0.5)*15" office:value-type="float" office:value="11.6015625" calcext:value-type="float">
            <text:p>12</text:p>
          </table:table-cell>
          <table:table-cell table:formula="of:=DEC2BIN([.C836])" office:value-type="string" office:string-value="1011" calcext:value-type="string">
            <text:p>1011</text:p>
          </table:table-cell>
          <table:table-cell table:formula="of:=IF((LEN([.D836])&lt;4);REPT(0;4-LEN([.D836]))&amp;[.D836];[.D83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836]+0.5)*15" office:value-type="float" office:value="13.59375" calcext:value-type="float">
            <text:p>14</text:p>
          </table:table-cell>
          <table:table-cell table:formula="of:=DEC2BIN([.I836])" office:value-type="string" office:string-value="1101" calcext:value-type="string">
            <text:p>1101</text:p>
          </table:table-cell>
          <table:table-cell table:formula="of:=IF((LEN([.J836])&lt;4);REPT(0;4-LEN([.J836]))&amp;[.J836];[.J83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36]+0.5)*15" office:value-type="float" office:value="8.671875" calcext:value-type="float">
            <text:p>9</text:p>
          </table:table-cell>
          <table:table-cell table:formula="of:=DEC2BIN([.P836])" office:value-type="string" office:string-value="1000" calcext:value-type="string">
            <text:p>1000</text:p>
          </table:table-cell>
          <table:table-cell table:formula="of:=IF((LEN([.Q836])&lt;4);REPT(0;4-LEN([.Q836]))&amp;[.Q836];[.Q83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837]+0.5)*15" office:value-type="float" office:value="14.765625" calcext:value-type="float">
            <text:p>15</text:p>
          </table:table-cell>
          <table:table-cell table:formula="of:=DEC2BIN([.C837])" office:value-type="string" office:string-value="1110" calcext:value-type="string">
            <text:p>1110</text:p>
          </table:table-cell>
          <table:table-cell table:formula="of:=IF((LEN([.D837])&lt;4);REPT(0;4-LEN([.D837]))&amp;[.D837];[.D83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837]+0.5)*15" office:value-type="float" office:value="5.33203125" calcext:value-type="float">
            <text:p>5</text:p>
          </table:table-cell>
          <table:table-cell table:formula="of:=DEC2BIN([.I837])" office:value-type="string" office:string-value="101" calcext:value-type="string">
            <text:p>101</text:p>
          </table:table-cell>
          <table:table-cell table:formula="of:=IF((LEN([.J837])&lt;4);REPT(0;4-LEN([.J837]))&amp;[.J837];[.J83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837]+0.5)*15" office:value-type="float" office:value="5.0390625" calcext:value-type="float">
            <text:p>5</text:p>
          </table:table-cell>
          <table:table-cell table:formula="of:=DEC2BIN([.P837])" office:value-type="string" office:string-value="101" calcext:value-type="string">
            <text:p>101</text:p>
          </table:table-cell>
          <table:table-cell table:formula="of:=IF((LEN([.Q837])&lt;4);REPT(0;4-LEN([.Q837]))&amp;[.Q837];[.Q83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838]+0.5)*15" office:value-type="float" office:value="7.5" calcext:value-type="float">
            <text:p>8</text:p>
          </table:table-cell>
          <table:table-cell table:formula="of:=DEC2BIN([.C838])" office:value-type="string" office:string-value="111" calcext:value-type="string">
            <text:p>111</text:p>
          </table:table-cell>
          <table:table-cell table:formula="of:=IF((LEN([.D838])&lt;4);REPT(0;4-LEN([.D838]))&amp;[.D838];[.D83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838]+0.5)*15" office:value-type="float" office:value="0.1171875" calcext:value-type="float">
            <text:p>0</text:p>
          </table:table-cell>
          <table:table-cell table:formula="of:=DEC2BIN([.I838])" office:value-type="string" office:string-value="0" calcext:value-type="string">
            <text:p>0</text:p>
          </table:table-cell>
          <table:table-cell table:formula="of:=IF((LEN([.J838])&lt;4);REPT(0;4-LEN([.J838]))&amp;[.J838];[.J8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838]+0.5)*15" office:value-type="float" office:value="8.61328125" calcext:value-type="float">
            <text:p>9</text:p>
          </table:table-cell>
          <table:table-cell table:formula="of:=DEC2BIN([.P838])" office:value-type="string" office:string-value="1000" calcext:value-type="string">
            <text:p>1000</text:p>
          </table:table-cell>
          <table:table-cell table:formula="of:=IF((LEN([.Q838])&lt;4);REPT(0;4-LEN([.Q838]))&amp;[.Q838];[.Q83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839]+0.5)*15" office:value-type="float" office:value="0.8203125" calcext:value-type="float">
            <text:p>1</text:p>
          </table:table-cell>
          <table:table-cell table:formula="of:=DEC2BIN([.C839])" office:value-type="string" office:string-value="0" calcext:value-type="string">
            <text:p>0</text:p>
          </table:table-cell>
          <table:table-cell table:formula="of:=IF((LEN([.D839])&lt;4);REPT(0;4-LEN([.D839]))&amp;[.D839];[.D8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39]+0.5)*15" office:value-type="float" office:value="7.5" calcext:value-type="float">
            <text:p>8</text:p>
          </table:table-cell>
          <table:table-cell table:formula="of:=DEC2BIN([.I839])" office:value-type="string" office:string-value="111" calcext:value-type="string">
            <text:p>111</text:p>
          </table:table-cell>
          <table:table-cell table:formula="of:=IF((LEN([.J839])&lt;4);REPT(0;4-LEN([.J839]))&amp;[.J839];[.J83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839]+0.5)*15" office:value-type="float" office:value="13.4765625" calcext:value-type="float">
            <text:p>13</text:p>
          </table:table-cell>
          <table:table-cell table:formula="of:=DEC2BIN([.P839])" office:value-type="string" office:string-value="1101" calcext:value-type="string">
            <text:p>1101</text:p>
          </table:table-cell>
          <table:table-cell table:formula="of:=IF((LEN([.Q839])&lt;4);REPT(0;4-LEN([.Q839]))&amp;[.Q839];[.Q83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840]+0.5)*15" office:value-type="float" office:value="9.31640625" calcext:value-type="float">
            <text:p>9</text:p>
          </table:table-cell>
          <table:table-cell table:formula="of:=DEC2BIN([.C840])" office:value-type="string" office:string-value="1001" calcext:value-type="string">
            <text:p>1001</text:p>
          </table:table-cell>
          <table:table-cell table:formula="of:=IF((LEN([.D840])&lt;4);REPT(0;4-LEN([.D840]))&amp;[.D840];[.D84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40]+0.5)*15" office:value-type="float" office:value="14.58984375" calcext:value-type="float">
            <text:p>15</text:p>
          </table:table-cell>
          <table:table-cell table:formula="of:=DEC2BIN([.I840])" office:value-type="string" office:string-value="1110" calcext:value-type="string">
            <text:p>1110</text:p>
          </table:table-cell>
          <table:table-cell table:formula="of:=IF((LEN([.J840])&lt;4);REPT(0;4-LEN([.J840]))&amp;[.J840];[.J84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40]+0.5)*15" office:value-type="float" office:value="9.7265625" calcext:value-type="float">
            <text:p>10</text:p>
          </table:table-cell>
          <table:table-cell table:formula="of:=DEC2BIN([.P840])" office:value-type="string" office:string-value="1001" calcext:value-type="string">
            <text:p>1001</text:p>
          </table:table-cell>
          <table:table-cell table:formula="of:=IF((LEN([.Q840])&lt;4);REPT(0;4-LEN([.Q840]))&amp;[.Q840];[.Q84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841]+0.5)*15" office:value-type="float" office:value="13.828125" calcext:value-type="float">
            <text:p>14</text:p>
          </table:table-cell>
          <table:table-cell table:formula="of:=DEC2BIN([.C841])" office:value-type="string" office:string-value="1101" calcext:value-type="string">
            <text:p>1101</text:p>
          </table:table-cell>
          <table:table-cell table:formula="of:=IF((LEN([.D841])&lt;4);REPT(0;4-LEN([.D841]))&amp;[.D841];[.D84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41]+0.5)*15" office:value-type="float" office:value="3.22265625" calcext:value-type="float">
            <text:p>3</text:p>
          </table:table-cell>
          <table:table-cell table:formula="of:=DEC2BIN([.I841])" office:value-type="string" office:string-value="11" calcext:value-type="string">
            <text:p>11</text:p>
          </table:table-cell>
          <table:table-cell table:formula="of:=IF((LEN([.J841])&lt;4);REPT(0;4-LEN([.J841]))&amp;[.J841];[.J84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41]+0.5)*15" office:value-type="float" office:value="-5.91796875" calcext:value-type="float">
            <text:p>-6</text:p>
          </table:table-cell>
          <table:table-cell table:formula="of:=DEC2BIN([.P841])" office:value-type="string" office:string-value="1111111011" calcext:value-type="string">
            <text:p>1111111011</text:p>
          </table:table-cell>
          <table:table-cell table:formula="of:=IF((LEN([.Q841])&lt;4);REPT(0;4-LEN([.Q841]))&amp;[.Q841];[.Q84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842]+0.5)*15" office:value-type="float" office:value="1.40625" calcext:value-type="float">
            <text:p>1</text:p>
          </table:table-cell>
          <table:table-cell table:formula="of:=DEC2BIN([.C842])" office:value-type="string" office:string-value="1" calcext:value-type="string">
            <text:p>1</text:p>
          </table:table-cell>
          <table:table-cell table:formula="of:=IF((LEN([.D842])&lt;4);REPT(0;4-LEN([.D842]))&amp;[.D842];[.D84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42]+0.5)*15" office:value-type="float" office:value="2.98828125" calcext:value-type="float">
            <text:p>3</text:p>
          </table:table-cell>
          <table:table-cell table:formula="of:=DEC2BIN([.I842])" office:value-type="string" office:string-value="10" calcext:value-type="string">
            <text:p>10</text:p>
          </table:table-cell>
          <table:table-cell table:formula="of:=IF((LEN([.J842])&lt;4);REPT(0;4-LEN([.J842]))&amp;[.J842];[.J84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42]+0.5)*15" office:value-type="float" office:value="5.09765625" calcext:value-type="float">
            <text:p>5</text:p>
          </table:table-cell>
          <table:table-cell table:formula="of:=DEC2BIN([.P842])" office:value-type="string" office:string-value="101" calcext:value-type="string">
            <text:p>101</text:p>
          </table:table-cell>
          <table:table-cell table:formula="of:=IF((LEN([.Q842])&lt;4);REPT(0;4-LEN([.Q842]))&amp;[.Q842];[.Q84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843]+0.5)*15" office:value-type="float" office:value="5.15625" calcext:value-type="float">
            <text:p>5</text:p>
          </table:table-cell>
          <table:table-cell table:formula="of:=DEC2BIN([.C843])" office:value-type="string" office:string-value="101" calcext:value-type="string">
            <text:p>101</text:p>
          </table:table-cell>
          <table:table-cell table:formula="of:=IF((LEN([.D843])&lt;4);REPT(0;4-LEN([.D843]))&amp;[.D843];[.D84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43]+0.5)*15" office:value-type="float" office:value="14.58984375" calcext:value-type="float">
            <text:p>15</text:p>
          </table:table-cell>
          <table:table-cell table:formula="of:=DEC2BIN([.I843])" office:value-type="string" office:string-value="1110" calcext:value-type="string">
            <text:p>1110</text:p>
          </table:table-cell>
          <table:table-cell table:formula="of:=IF((LEN([.J843])&lt;4);REPT(0;4-LEN([.J843]))&amp;[.J843];[.J84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43]+0.5)*15" office:value-type="float" office:value="21.97265625" calcext:value-type="float">
            <text:p>22</text:p>
          </table:table-cell>
          <table:table-cell table:formula="of:=DEC2BIN([.P843])" office:value-type="string" office:string-value="10101" calcext:value-type="string">
            <text:p>10101</text:p>
          </table:table-cell>
          <table:table-cell table:formula="of:=IF((LEN([.Q843])&lt;4);REPT(0;4-LEN([.Q843]))&amp;[.Q843];[.Q84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844]+0.5)*15" office:value-type="float" office:value="14.94140625" calcext:value-type="float">
            <text:p>15</text:p>
          </table:table-cell>
          <table:table-cell table:formula="of:=DEC2BIN([.C844])" office:value-type="string" office:string-value="1110" calcext:value-type="string">
            <text:p>1110</text:p>
          </table:table-cell>
          <table:table-cell table:formula="of:=IF((LEN([.D844])&lt;4);REPT(0;4-LEN([.D844]))&amp;[.D844];[.D84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844]+0.5)*15" office:value-type="float" office:value="7.6171875" calcext:value-type="float">
            <text:p>8</text:p>
          </table:table-cell>
          <table:table-cell table:formula="of:=DEC2BIN([.I844])" office:value-type="string" office:string-value="111" calcext:value-type="string">
            <text:p>111</text:p>
          </table:table-cell>
          <table:table-cell table:formula="of:=IF((LEN([.J844])&lt;4);REPT(0;4-LEN([.J844]))&amp;[.J844];[.J8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44]+0.5)*15" office:value-type="float" office:value="9.84375" calcext:value-type="float">
            <text:p>10</text:p>
          </table:table-cell>
          <table:table-cell table:formula="of:=DEC2BIN([.P844])" office:value-type="string" office:string-value="1001" calcext:value-type="string">
            <text:p>1001</text:p>
          </table:table-cell>
          <table:table-cell table:formula="of:=IF((LEN([.Q844])&lt;4);REPT(0;4-LEN([.Q844]))&amp;[.Q844];[.Q84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845]+0.5)*15" office:value-type="float" office:value="5.33203125" calcext:value-type="float">
            <text:p>5</text:p>
          </table:table-cell>
          <table:table-cell table:formula="of:=DEC2BIN([.C845])" office:value-type="string" office:string-value="101" calcext:value-type="string">
            <text:p>101</text:p>
          </table:table-cell>
          <table:table-cell table:formula="of:=IF((LEN([.D845])&lt;4);REPT(0;4-LEN([.D845]))&amp;[.D845];[.D84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845]+0.5)*15" office:value-type="float" office:value="0.3515625" calcext:value-type="float">
            <text:p>0</text:p>
          </table:table-cell>
          <table:table-cell table:formula="of:=DEC2BIN([.I845])" office:value-type="string" office:string-value="0" calcext:value-type="string">
            <text:p>0</text:p>
          </table:table-cell>
          <table:table-cell table:formula="of:=IF((LEN([.J845])&lt;4);REPT(0;4-LEN([.J845]))&amp;[.J845];[.J84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45]+0.5)*15" office:value-type="float" office:value="-2.98828125" calcext:value-type="float">
            <text:p>-3</text:p>
          </table:table-cell>
          <table:table-cell table:formula="of:=DEC2BIN([.P845])" office:value-type="string" office:string-value="1111111110" calcext:value-type="string">
            <text:p>1111111110</text:p>
          </table:table-cell>
          <table:table-cell table:formula="of:=IF((LEN([.Q845])&lt;4);REPT(0;4-LEN([.Q845]))&amp;[.Q845];[.Q84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846]+0.5)*15" office:value-type="float" office:value="1.34765625" calcext:value-type="float">
            <text:p>1</text:p>
          </table:table-cell>
          <table:table-cell table:formula="of:=DEC2BIN([.C846])" office:value-type="string" office:string-value="1" calcext:value-type="string">
            <text:p>1</text:p>
          </table:table-cell>
          <table:table-cell table:formula="of:=IF((LEN([.D846])&lt;4);REPT(0;4-LEN([.D846]))&amp;[.D846];[.D84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46]+0.5)*15" office:value-type="float" office:value="11.77734375" calcext:value-type="float">
            <text:p>12</text:p>
          </table:table-cell>
          <table:table-cell table:formula="of:=DEC2BIN([.I846])" office:value-type="string" office:string-value="1011" calcext:value-type="string">
            <text:p>1011</text:p>
          </table:table-cell>
          <table:table-cell table:formula="of:=IF((LEN([.J846])&lt;4);REPT(0;4-LEN([.J846]))&amp;[.J846];[.J84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46]+0.5)*15" office:value-type="float" office:value="6.328125" calcext:value-type="float">
            <text:p>6</text:p>
          </table:table-cell>
          <table:table-cell table:formula="of:=DEC2BIN([.P846])" office:value-type="string" office:string-value="110" calcext:value-type="string">
            <text:p>110</text:p>
          </table:table-cell>
          <table:table-cell table:formula="of:=IF((LEN([.Q846])&lt;4);REPT(0;4-LEN([.Q846]))&amp;[.Q846];[.Q84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847]+0.5)*15" office:value-type="float" office:value="13.4765625" calcext:value-type="float">
            <text:p>13</text:p>
          </table:table-cell>
          <table:table-cell table:formula="of:=DEC2BIN([.C847])" office:value-type="string" office:string-value="1101" calcext:value-type="string">
            <text:p>1101</text:p>
          </table:table-cell>
          <table:table-cell table:formula="of:=IF((LEN([.D847])&lt;4);REPT(0;4-LEN([.D847]))&amp;[.D847];[.D84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47]+0.5)*15" office:value-type="float" office:value="12.01171875" calcext:value-type="float">
            <text:p>12</text:p>
          </table:table-cell>
          <table:table-cell table:formula="of:=DEC2BIN([.I847])" office:value-type="string" office:string-value="1100" calcext:value-type="string">
            <text:p>1100</text:p>
          </table:table-cell>
          <table:table-cell table:formula="of:=IF((LEN([.J847])&lt;4);REPT(0;4-LEN([.J847]))&amp;[.J847];[.J84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47]+0.5)*15" office:value-type="float" office:value="9.9609375" calcext:value-type="float">
            <text:p>10</text:p>
          </table:table-cell>
          <table:table-cell table:formula="of:=DEC2BIN([.P847])" office:value-type="string" office:string-value="1001" calcext:value-type="string">
            <text:p>1001</text:p>
          </table:table-cell>
          <table:table-cell table:formula="of:=IF((LEN([.Q847])&lt;4);REPT(0;4-LEN([.Q847]))&amp;[.Q847];[.Q84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848]+0.5)*15" office:value-type="float" office:value="9.90234375" calcext:value-type="float">
            <text:p>10</text:p>
          </table:table-cell>
          <table:table-cell table:formula="of:=DEC2BIN([.C848])" office:value-type="string" office:string-value="1001" calcext:value-type="string">
            <text:p>1001</text:p>
          </table:table-cell>
          <table:table-cell table:formula="of:=IF((LEN([.D848])&lt;4);REPT(0;4-LEN([.D848]))&amp;[.D848];[.D84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48]+0.5)*15" office:value-type="float" office:value="0.41015625" calcext:value-type="float">
            <text:p>0</text:p>
          </table:table-cell>
          <table:table-cell table:formula="of:=DEC2BIN([.I848])" office:value-type="string" office:string-value="0" calcext:value-type="string">
            <text:p>0</text:p>
          </table:table-cell>
          <table:table-cell table:formula="of:=IF((LEN([.J848])&lt;4);REPT(0;4-LEN([.J848]))&amp;[.J848];[.J84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48]+0.5)*15" office:value-type="float" office:value="6.38671875" calcext:value-type="float">
            <text:p>6</text:p>
          </table:table-cell>
          <table:table-cell table:formula="of:=DEC2BIN([.P848])" office:value-type="string" office:string-value="110" calcext:value-type="string">
            <text:p>110</text:p>
          </table:table-cell>
          <table:table-cell table:formula="of:=IF((LEN([.Q848])&lt;4);REPT(0;4-LEN([.Q848]))&amp;[.Q848];[.Q84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849]+0.5)*15" office:value-type="float" office:value="0" calcext:value-type="float">
            <text:p>0</text:p>
          </table:table-cell>
          <table:table-cell table:formula="of:=DEC2BIN([.C849])" office:value-type="string" office:string-value="0" calcext:value-type="string">
            <text:p>0</text:p>
          </table:table-cell>
          <table:table-cell table:formula="of:=IF((LEN([.D849])&lt;4);REPT(0;4-LEN([.D849]))&amp;[.D849];[.D84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849]+0.5)*15" office:value-type="float" office:value="7.3828125" calcext:value-type="float">
            <text:p>7</text:p>
          </table:table-cell>
          <table:table-cell table:formula="of:=DEC2BIN([.I849])" office:value-type="string" office:string-value="111" calcext:value-type="string">
            <text:p>111</text:p>
          </table:table-cell>
          <table:table-cell table:formula="of:=IF((LEN([.J849])&lt;4);REPT(0;4-LEN([.J849]))&amp;[.J849];[.J8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49]+0.5)*15" office:value-type="float" office:value="1.5234375" calcext:value-type="float">
            <text:p>2</text:p>
          </table:table-cell>
          <table:table-cell table:formula="of:=DEC2BIN([.P849])" office:value-type="string" office:string-value="1" calcext:value-type="string">
            <text:p>1</text:p>
          </table:table-cell>
          <table:table-cell table:formula="of:=IF((LEN([.Q849])&lt;4);REPT(0;4-LEN([.Q849]))&amp;[.Q849];[.Q84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850]+0.5)*15" office:value-type="float" office:value="9.66796875" calcext:value-type="float">
            <text:p>10</text:p>
          </table:table-cell>
          <table:table-cell table:formula="of:=DEC2BIN([.C850])" office:value-type="string" office:string-value="1001" calcext:value-type="string">
            <text:p>1001</text:p>
          </table:table-cell>
          <table:table-cell table:formula="of:=IF((LEN([.D850])&lt;4);REPT(0;4-LEN([.D850]))&amp;[.D850];[.D85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850]+0.5)*15" office:value-type="float" office:value="14.6484375" calcext:value-type="float">
            <text:p>15</text:p>
          </table:table-cell>
          <table:table-cell table:formula="of:=DEC2BIN([.I850])" office:value-type="string" office:string-value="1110" calcext:value-type="string">
            <text:p>1110</text:p>
          </table:table-cell>
          <table:table-cell table:formula="of:=IF((LEN([.J850])&lt;4);REPT(0;4-LEN([.J850]))&amp;[.J850];[.J85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50]+0.5)*15" office:value-type="float" office:value="5.2734375" calcext:value-type="float">
            <text:p>5</text:p>
          </table:table-cell>
          <table:table-cell table:formula="of:=DEC2BIN([.P850])" office:value-type="string" office:string-value="101" calcext:value-type="string">
            <text:p>101</text:p>
          </table:table-cell>
          <table:table-cell table:formula="of:=IF((LEN([.Q850])&lt;4);REPT(0;4-LEN([.Q850]))&amp;[.Q850];[.Q85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851]+0.5)*15" office:value-type="float" office:value="13.65234375" calcext:value-type="float">
            <text:p>14</text:p>
          </table:table-cell>
          <table:table-cell table:formula="of:=DEC2BIN([.C851])" office:value-type="string" office:string-value="1101" calcext:value-type="string">
            <text:p>1101</text:p>
          </table:table-cell>
          <table:table-cell table:formula="of:=IF((LEN([.D851])&lt;4);REPT(0;4-LEN([.D851]))&amp;[.D851];[.D85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51]+0.5)*15" office:value-type="float" office:value="3.22265625" calcext:value-type="float">
            <text:p>3</text:p>
          </table:table-cell>
          <table:table-cell table:formula="of:=DEC2BIN([.I851])" office:value-type="string" office:string-value="11" calcext:value-type="string">
            <text:p>11</text:p>
          </table:table-cell>
          <table:table-cell table:formula="of:=IF((LEN([.J851])&lt;4);REPT(0;4-LEN([.J851]))&amp;[.J851];[.J85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51]+0.5)*15" office:value-type="float" office:value="20.91796875" calcext:value-type="float">
            <text:p>21</text:p>
          </table:table-cell>
          <table:table-cell table:formula="of:=DEC2BIN([.P851])" office:value-type="string" office:string-value="10100" calcext:value-type="string">
            <text:p>10100</text:p>
          </table:table-cell>
          <table:table-cell table:formula="of:=IF((LEN([.Q851])&lt;4);REPT(0;4-LEN([.Q851]))&amp;[.Q851];[.Q85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852]+0.5)*15" office:value-type="float" office:value="1.5234375" calcext:value-type="float">
            <text:p>2</text:p>
          </table:table-cell>
          <table:table-cell table:formula="of:=DEC2BIN([.C852])" office:value-type="string" office:string-value="1" calcext:value-type="string">
            <text:p>1</text:p>
          </table:table-cell>
          <table:table-cell table:formula="of:=IF((LEN([.D852])&lt;4);REPT(0;4-LEN([.D852]))&amp;[.D852];[.D85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52]+0.5)*15" office:value-type="float" office:value="2.98828125" calcext:value-type="float">
            <text:p>3</text:p>
          </table:table-cell>
          <table:table-cell table:formula="of:=DEC2BIN([.I852])" office:value-type="string" office:string-value="10" calcext:value-type="string">
            <text:p>10</text:p>
          </table:table-cell>
          <table:table-cell table:formula="of:=IF((LEN([.J852])&lt;4);REPT(0;4-LEN([.J852]))&amp;[.J852];[.J85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52]+0.5)*15" office:value-type="float" office:value="9.90234375" calcext:value-type="float">
            <text:p>10</text:p>
          </table:table-cell>
          <table:table-cell table:formula="of:=DEC2BIN([.P852])" office:value-type="string" office:string-value="1001" calcext:value-type="string">
            <text:p>1001</text:p>
          </table:table-cell>
          <table:table-cell table:formula="of:=IF((LEN([.Q852])&lt;4);REPT(0;4-LEN([.Q852]))&amp;[.Q852];[.Q85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6796875" calcext:value-type="float">
            <text:p>-0,16796875</text:p>
          </table:table-cell>
          <table:table-cell table:formula="of:=([.B853]+0.5)*15" office:value-type="float" office:value="4.98046875" calcext:value-type="float">
            <text:p>5</text:p>
          </table:table-cell>
          <table:table-cell table:formula="of:=DEC2BIN([.C853])" office:value-type="string" office:string-value="100" calcext:value-type="string">
            <text:p>100</text:p>
          </table:table-cell>
          <table:table-cell table:formula="of:=IF((LEN([.D853])&lt;4);REPT(0;4-LEN([.D853]))&amp;[.D853];[.D853])" office:value-type="string" office:string-value="0100" calcext:value-type="string">
            <text:p>0100</text:p>
          </table:table-cell>
          <table:table-cell/>
          <table:table-cell table:style-name="ce5"/>
          <table:table-cell table:style-name="ce1" office:value-type="float" office:value="0.48046875" calcext:value-type="float">
            <text:p>0,48046875</text:p>
          </table:table-cell>
          <table:table-cell table:formula="of:=([.H853]+0.5)*15" office:value-type="float" office:value="14.70703125" calcext:value-type="float">
            <text:p>15</text:p>
          </table:table-cell>
          <table:table-cell table:formula="of:=DEC2BIN([.I853])" office:value-type="string" office:string-value="1110" calcext:value-type="string">
            <text:p>1110</text:p>
          </table:table-cell>
          <table:table-cell table:formula="of:=IF((LEN([.J853])&lt;4);REPT(0;4-LEN([.J853]))&amp;[.J853];[.J85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53]+0.5)*15" office:value-type="float" office:value="-6.97265625" calcext:value-type="float">
            <text:p>-7</text:p>
          </table:table-cell>
          <table:table-cell table:formula="of:=DEC2BIN([.P853])" office:value-type="string" office:string-value="1111111010" calcext:value-type="string">
            <text:p>1111111010</text:p>
          </table:table-cell>
          <table:table-cell table:formula="of:=IF((LEN([.Q853])&lt;4);REPT(0;4-LEN([.Q853]))&amp;[.Q853];[.Q85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0.5234375" calcext:value-type="float">
            <text:p>0,5234375</text:p>
          </table:table-cell>
          <table:table-cell table:formula="of:=([.B854]+0.5)*15" office:value-type="float" office:value="15.3515625" calcext:value-type="float">
            <text:p>15</text:p>
          </table:table-cell>
          <table:table-cell table:formula="of:=DEC2BIN([.C854])" office:value-type="string" office:string-value="1111" calcext:value-type="string">
            <text:p>1111</text:p>
          </table:table-cell>
          <table:table-cell table:formula="of:=IF((LEN([.D854])&lt;4);REPT(0;4-LEN([.D854]))&amp;[.D854];[.D85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71875" calcext:value-type="float">
            <text:p>0,171875</text:p>
          </table:table-cell>
          <table:table-cell table:formula="of:=([.H854]+0.5)*15" office:value-type="float" office:value="10.078125" calcext:value-type="float">
            <text:p>10</text:p>
          </table:table-cell>
          <table:table-cell table:formula="of:=DEC2BIN([.I854])" office:value-type="string" office:string-value="1010" calcext:value-type="string">
            <text:p>1010</text:p>
          </table:table-cell>
          <table:table-cell table:formula="of:=IF((LEN([.J854])&lt;4);REPT(0;4-LEN([.J854]))&amp;[.J854];[.J85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854]+0.5)*15" office:value-type="float" office:value="5.15625" calcext:value-type="float">
            <text:p>5</text:p>
          </table:table-cell>
          <table:table-cell table:formula="of:=DEC2BIN([.P854])" office:value-type="string" office:string-value="101" calcext:value-type="string">
            <text:p>101</text:p>
          </table:table-cell>
          <table:table-cell table:formula="of:=IF((LEN([.Q854])&lt;4);REPT(0;4-LEN([.Q854]))&amp;[.Q854];[.Q85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55]+0.5)*15" office:value-type="float" office:value="11.6015625" calcext:value-type="float">
            <text:p>12</text:p>
          </table:table-cell>
          <table:table-cell table:formula="of:=DEC2BIN([.C855])" office:value-type="string" office:string-value="1011" calcext:value-type="string">
            <text:p>1011</text:p>
          </table:table-cell>
          <table:table-cell table:formula="of:=IF((LEN([.D855])&lt;4);REPT(0;4-LEN([.D855]))&amp;[.D855];[.D85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855]+0.5)*15" office:value-type="float" office:value="1.46484375" calcext:value-type="float">
            <text:p>1</text:p>
          </table:table-cell>
          <table:table-cell table:formula="of:=DEC2BIN([.I855])" office:value-type="string" office:string-value="1" calcext:value-type="string">
            <text:p>1</text:p>
          </table:table-cell>
          <table:table-cell table:formula="of:=IF((LEN([.J855])&lt;4);REPT(0;4-LEN([.J855]))&amp;[.J855];[.J85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855]+0.5)*15" office:value-type="float" office:value="17.98828125" calcext:value-type="float">
            <text:p>18</text:p>
          </table:table-cell>
          <table:table-cell table:formula="of:=DEC2BIN([.P855])" office:value-type="string" office:string-value="10001" calcext:value-type="string">
            <text:p>10001</text:p>
          </table:table-cell>
          <table:table-cell table:formula="of:=IF((LEN([.Q855])&lt;4);REPT(0;4-LEN([.Q855]))&amp;[.Q855];[.Q85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856]+0.5)*15" office:value-type="float" office:value="3.3984375" calcext:value-type="float">
            <text:p>3</text:p>
          </table:table-cell>
          <table:table-cell table:formula="of:=DEC2BIN([.C856])" office:value-type="string" office:string-value="11" calcext:value-type="string">
            <text:p>11</text:p>
          </table:table-cell>
          <table:table-cell table:formula="of:=IF((LEN([.D856])&lt;4);REPT(0;4-LEN([.D856]))&amp;[.D856];[.D85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856]+0.5)*15" office:value-type="float" office:value="1.40625" calcext:value-type="float">
            <text:p>1</text:p>
          </table:table-cell>
          <table:table-cell table:formula="of:=DEC2BIN([.I856])" office:value-type="string" office:string-value="1" calcext:value-type="string">
            <text:p>1</text:p>
          </table:table-cell>
          <table:table-cell table:formula="of:=IF((LEN([.J856])&lt;4);REPT(0;4-LEN([.J856]))&amp;[.J856];[.J85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56]+0.5)*15" office:value-type="float" office:value="8.671875" calcext:value-type="float">
            <text:p>9</text:p>
          </table:table-cell>
          <table:table-cell table:formula="of:=DEC2BIN([.P856])" office:value-type="string" office:string-value="1000" calcext:value-type="string">
            <text:p>1000</text:p>
          </table:table-cell>
          <table:table-cell table:formula="of:=IF((LEN([.Q856])&lt;4);REPT(0;4-LEN([.Q856]))&amp;[.Q856];[.Q85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857]+0.5)*15" office:value-type="float" office:value="0.234375" calcext:value-type="float">
            <text:p>0</text:p>
          </table:table-cell>
          <table:table-cell table:formula="of:=DEC2BIN([.C857])" office:value-type="string" office:string-value="0" calcext:value-type="string">
            <text:p>0</text:p>
          </table:table-cell>
          <table:table-cell table:formula="of:=IF((LEN([.D857])&lt;4);REPT(0;4-LEN([.D857]))&amp;[.D857];[.D85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857]+0.5)*15" office:value-type="float" office:value="9.66796875" calcext:value-type="float">
            <text:p>10</text:p>
          </table:table-cell>
          <table:table-cell table:formula="of:=DEC2BIN([.I857])" office:value-type="string" office:string-value="1001" calcext:value-type="string">
            <text:p>1001</text:p>
          </table:table-cell>
          <table:table-cell table:formula="of:=IF((LEN([.J857])&lt;4);REPT(0;4-LEN([.J857]))&amp;[.J857];[.J85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857]+0.5)*15" office:value-type="float" office:value="5.21484375" calcext:value-type="float">
            <text:p>5</text:p>
          </table:table-cell>
          <table:table-cell table:formula="of:=DEC2BIN([.P857])" office:value-type="string" office:string-value="101" calcext:value-type="string">
            <text:p>101</text:p>
          </table:table-cell>
          <table:table-cell table:formula="of:=IF((LEN([.Q857])&lt;4);REPT(0;4-LEN([.Q857]))&amp;[.Q857];[.Q85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858]+0.5)*15" office:value-type="float" office:value="7.5" calcext:value-type="float">
            <text:p>8</text:p>
          </table:table-cell>
          <table:table-cell table:formula="of:=DEC2BIN([.C858])" office:value-type="string" office:string-value="111" calcext:value-type="string">
            <text:p>111</text:p>
          </table:table-cell>
          <table:table-cell table:formula="of:=IF((LEN([.D858])&lt;4);REPT(0;4-LEN([.D858]))&amp;[.D858];[.D85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921875" calcext:value-type="float">
            <text:p>0,4921875</text:p>
          </table:table-cell>
          <table:table-cell table:formula="of:=([.H858]+0.5)*15" office:value-type="float" office:value="14.8828125" calcext:value-type="float">
            <text:p>15</text:p>
          </table:table-cell>
          <table:table-cell table:formula="of:=DEC2BIN([.I858])" office:value-type="string" office:string-value="1110" calcext:value-type="string">
            <text:p>1110</text:p>
          </table:table-cell>
          <table:table-cell table:formula="of:=IF((LEN([.J858])&lt;4);REPT(0;4-LEN([.J858]))&amp;[.J858];[.J8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formula="of:=([.O858]+0.5)*15" office:value-type="float" office:value="7.91015625" calcext:value-type="float">
            <text:p>8</text:p>
          </table:table-cell>
          <table:table-cell table:formula="of:=DEC2BIN([.P858])" office:value-type="string" office:string-value="111" calcext:value-type="string">
            <text:p>111</text:p>
          </table:table-cell>
          <table:table-cell table:formula="of:=IF((LEN([.Q858])&lt;4);REPT(0;4-LEN([.Q858]))&amp;[.Q858];[.Q858])" office:value-type="string" office:string-value="0111" calcext:value-type="string">
            <text:p>0111</text:p>
          </table:table-cell>
        </table:table-row>
        <table:table-row table:style-name="ro1">
          <table:table-cell/>
          <table:table-cell table:style-name="ce1" office:value-type="float" office:value="0.4453125" calcext:value-type="float">
            <text:p>0,4453125</text:p>
          </table:table-cell>
          <table:table-cell table:formula="of:=([.B859]+0.5)*15" office:value-type="float" office:value="14.1796875" calcext:value-type="float">
            <text:p>14</text:p>
          </table:table-cell>
          <table:table-cell table:formula="of:=DEC2BIN([.C859])" office:value-type="string" office:string-value="1110" calcext:value-type="string">
            <text:p>1110</text:p>
          </table:table-cell>
          <table:table-cell table:formula="of:=IF((LEN([.D859])&lt;4);REPT(0;4-LEN([.D859]))&amp;[.D859];[.D85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59]+0.5)*15" office:value-type="float" office:value="7.5" calcext:value-type="float">
            <text:p>8</text:p>
          </table:table-cell>
          <table:table-cell table:formula="of:=DEC2BIN([.I859])" office:value-type="string" office:string-value="111" calcext:value-type="string">
            <text:p>111</text:p>
          </table:table-cell>
          <table:table-cell table:formula="of:=IF((LEN([.J859])&lt;4);REPT(0;4-LEN([.J859]))&amp;[.J859];[.J85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formula="of:=([.O859]+0.5)*15" office:value-type="float" office:value="0.8203125" calcext:value-type="float">
            <text:p>1</text:p>
          </table:table-cell>
          <table:table-cell table:formula="of:=DEC2BIN([.P859])" office:value-type="string" office:string-value="0" calcext:value-type="string">
            <text:p>0</text:p>
          </table:table-cell>
          <table:table-cell table:formula="of:=IF((LEN([.Q859])&lt;4);REPT(0;4-LEN([.Q859]))&amp;[.Q859];[.Q859])" office:value-type="string" office:string-value="0000" calcext:value-type="string">
            <text:p>0000</text:p>
          </table:table-cell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860]+0.5)*15" office:value-type="float" office:value="5.68359375" calcext:value-type="float">
            <text:p>6</text:p>
          </table:table-cell>
          <table:table-cell table:formula="of:=DEC2BIN([.C860])" office:value-type="string" office:string-value="101" calcext:value-type="string">
            <text:p>101</text:p>
          </table:table-cell>
          <table:table-cell table:formula="of:=IF((LEN([.D860])&lt;4);REPT(0;4-LEN([.D860]))&amp;[.D860];[.D86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60]+0.5)*15" office:value-type="float" office:value="0.41015625" calcext:value-type="float">
            <text:p>0</text:p>
          </table:table-cell>
          <table:table-cell table:formula="of:=DEC2BIN([.I860])" office:value-type="string" office:string-value="0" calcext:value-type="string">
            <text:p>0</text:p>
          </table:table-cell>
          <table:table-cell table:formula="of:=IF((LEN([.J860])&lt;4);REPT(0;4-LEN([.J860]))&amp;[.J860];[.J86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formula="of:=([.O860]+0.5)*15" office:value-type="float" office:value="5.68359375" calcext:value-type="float">
            <text:p>6</text:p>
          </table:table-cell>
          <table:table-cell table:formula="of:=DEC2BIN([.P860])" office:value-type="string" office:string-value="101" calcext:value-type="string">
            <text:p>101</text:p>
          </table:table-cell>
          <table:table-cell table:formula="of:=IF((LEN([.Q860])&lt;4);REPT(0;4-LEN([.Q860]))&amp;[.Q860];[.Q86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861]+0.5)*15" office:value-type="float" office:value="1.171875" calcext:value-type="float">
            <text:p>1</text:p>
          </table:table-cell>
          <table:table-cell table:formula="of:=DEC2BIN([.C861])" office:value-type="string" office:string-value="1" calcext:value-type="string">
            <text:p>1</text:p>
          </table:table-cell>
          <table:table-cell table:formula="of:=IF((LEN([.D861])&lt;4);REPT(0;4-LEN([.D861]))&amp;[.D861];[.D86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61]+0.5)*15" office:value-type="float" office:value="11.77734375" calcext:value-type="float">
            <text:p>12</text:p>
          </table:table-cell>
          <table:table-cell table:formula="of:=DEC2BIN([.I861])" office:value-type="string" office:string-value="1011" calcext:value-type="string">
            <text:p>1011</text:p>
          </table:table-cell>
          <table:table-cell table:formula="of:=IF((LEN([.J861])&lt;4);REPT(0;4-LEN([.J861]))&amp;[.J861];[.J86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formula="of:=([.O861]+0.5)*15" office:value-type="float" office:value="20.625" calcext:value-type="float">
            <text:p>21</text:p>
          </table:table-cell>
          <table:table-cell table:formula="of:=DEC2BIN([.P861])" office:value-type="string" office:string-value="10100" calcext:value-type="string">
            <text:p>10100</text:p>
          </table:table-cell>
          <table:table-cell table:formula="of:=IF((LEN([.Q861])&lt;4);REPT(0;4-LEN([.Q861]))&amp;[.Q861];[.Q86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862]+0.5)*15" office:value-type="float" office:value="13.59375" calcext:value-type="float">
            <text:p>14</text:p>
          </table:table-cell>
          <table:table-cell table:formula="of:=DEC2BIN([.C862])" office:value-type="string" office:string-value="1101" calcext:value-type="string">
            <text:p>1101</text:p>
          </table:table-cell>
          <table:table-cell table:formula="of:=IF((LEN([.D862])&lt;4);REPT(0;4-LEN([.D862]))&amp;[.D862];[.D86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62]+0.5)*15" office:value-type="float" office:value="12.01171875" calcext:value-type="float">
            <text:p>12</text:p>
          </table:table-cell>
          <table:table-cell table:formula="of:=DEC2BIN([.I862])" office:value-type="string" office:string-value="1100" calcext:value-type="string">
            <text:p>1100</text:p>
          </table:table-cell>
          <table:table-cell table:formula="of:=IF((LEN([.J862])&lt;4);REPT(0;4-LEN([.J862]))&amp;[.J862];[.J86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formula="of:=([.O862]+0.5)*15" office:value-type="float" office:value="10.01953125" calcext:value-type="float">
            <text:p>10</text:p>
          </table:table-cell>
          <table:table-cell table:formula="of:=DEC2BIN([.P862])" office:value-type="string" office:string-value="1010" calcext:value-type="string">
            <text:p>1010</text:p>
          </table:table-cell>
          <table:table-cell table:formula="of:=IF((LEN([.Q862])&lt;4);REPT(0;4-LEN([.Q862]))&amp;[.Q862];[.Q862])" office:value-type="string" office:string-value="1010" calcext:value-type="string">
            <text:p>1010</text:p>
          </table:table-cell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863]+0.5)*15" office:value-type="float" office:value="9.84375" calcext:value-type="float">
            <text:p>10</text:p>
          </table:table-cell>
          <table:table-cell table:formula="of:=DEC2BIN([.C863])" office:value-type="string" office:string-value="1001" calcext:value-type="string">
            <text:p>1001</text:p>
          </table:table-cell>
          <table:table-cell table:formula="of:=IF((LEN([.D863])&lt;4);REPT(0;4-LEN([.D863]))&amp;[.D863];[.D86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63]+0.5)*15" office:value-type="float" office:value="0.41015625" calcext:value-type="float">
            <text:p>0</text:p>
          </table:table-cell>
          <table:table-cell table:formula="of:=DEC2BIN([.I863])" office:value-type="string" office:string-value="0" calcext:value-type="string">
            <text:p>0</text:p>
          </table:table-cell>
          <table:table-cell table:formula="of:=IF((LEN([.J863])&lt;4);REPT(0;4-LEN([.J863]))&amp;[.J863];[.J8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formula="of:=([.O863]+0.5)*15" office:value-type="float" office:value="-7.08984375" calcext:value-type="float">
            <text:p>-7</text:p>
          </table:table-cell>
          <table:table-cell table:formula="of:=DEC2BIN([.P863])" office:value-type="string" office:string-value="1111111001" calcext:value-type="string">
            <text:p>1111111001</text:p>
          </table:table-cell>
          <table:table-cell table:formula="of:=IF((LEN([.Q863])&lt;4);REPT(0;4-LEN([.Q863]))&amp;[.Q863];[.Q863])" office:value-type="string" office:string-value="1111111001" calcext:value-type="string">
            <text:p>1111111001</text:p>
          </table:table-cell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864]+0.5)*15" office:value-type="float" office:value="0.05859375" calcext:value-type="float">
            <text:p>0</text:p>
          </table:table-cell>
          <table:table-cell table:formula="of:=DEC2BIN([.C864])" office:value-type="string" office:string-value="0" calcext:value-type="string">
            <text:p>0</text:p>
          </table:table-cell>
          <table:table-cell table:formula="of:=IF((LEN([.D864])&lt;4);REPT(0;4-LEN([.D864]))&amp;[.D864];[.D8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864]+0.5)*15" office:value-type="float" office:value="7.3828125" calcext:value-type="float">
            <text:p>7</text:p>
          </table:table-cell>
          <table:table-cell table:formula="of:=DEC2BIN([.I864])" office:value-type="string" office:string-value="111" calcext:value-type="string">
            <text:p>111</text:p>
          </table:table-cell>
          <table:table-cell table:formula="of:=IF((LEN([.J864])&lt;4);REPT(0;4-LEN([.J864]))&amp;[.J864];[.J8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formula="of:=([.O864]+0.5)*15" office:value-type="float" office:value="5.21484375" calcext:value-type="float">
            <text:p>5</text:p>
          </table:table-cell>
          <table:table-cell table:formula="of:=DEC2BIN([.P864])" office:value-type="string" office:string-value="101" calcext:value-type="string">
            <text:p>101</text:p>
          </table:table-cell>
          <table:table-cell table:formula="of:=IF((LEN([.Q864])&lt;4);REPT(0;4-LEN([.Q864]))&amp;[.Q864];[.Q86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865]+0.5)*15" office:value-type="float" office:value="9.66796875" calcext:value-type="float">
            <text:p>10</text:p>
          </table:table-cell>
          <table:table-cell table:formula="of:=DEC2BIN([.C865])" office:value-type="string" office:string-value="1001" calcext:value-type="string">
            <text:p>1001</text:p>
          </table:table-cell>
          <table:table-cell table:formula="of:=IF((LEN([.D865])&lt;4);REPT(0;4-LEN([.D865]))&amp;[.D865];[.D8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865]+0.5)*15" office:value-type="float" office:value="14.6484375" calcext:value-type="float">
            <text:p>15</text:p>
          </table:table-cell>
          <table:table-cell table:formula="of:=DEC2BIN([.I865])" office:value-type="string" office:string-value="1110" calcext:value-type="string">
            <text:p>1110</text:p>
          </table:table-cell>
          <table:table-cell table:formula="of:=IF((LEN([.J865])&lt;4);REPT(0;4-LEN([.J865]))&amp;[.J865];[.J8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formula="of:=([.O865]+0.5)*15" office:value-type="float" office:value="17.9296875" calcext:value-type="float">
            <text:p>18</text:p>
          </table:table-cell>
          <table:table-cell table:formula="of:=DEC2BIN([.P865])" office:value-type="string" office:string-value="10001" calcext:value-type="string">
            <text:p>10001</text:p>
          </table:table-cell>
          <table:table-cell table:formula="of:=IF((LEN([.Q865])&lt;4);REPT(0;4-LEN([.Q865]))&amp;[.Q865];[.Q86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866]+0.5)*15" office:value-type="float" office:value="13.65234375" calcext:value-type="float">
            <text:p>14</text:p>
          </table:table-cell>
          <table:table-cell table:formula="of:=DEC2BIN([.C866])" office:value-type="string" office:string-value="1101" calcext:value-type="string">
            <text:p>1101</text:p>
          </table:table-cell>
          <table:table-cell table:formula="of:=IF((LEN([.D866])&lt;4);REPT(0;4-LEN([.D866]))&amp;[.D866];[.D8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66]+0.5)*15" office:value-type="float" office:value="3.22265625" calcext:value-type="float">
            <text:p>3</text:p>
          </table:table-cell>
          <table:table-cell table:formula="of:=DEC2BIN([.I866])" office:value-type="string" office:string-value="11" calcext:value-type="string">
            <text:p>11</text:p>
          </table:table-cell>
          <table:table-cell table:formula="of:=IF((LEN([.J866])&lt;4);REPT(0;4-LEN([.J866]))&amp;[.J866];[.J8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66]+0.5)*15" office:value-type="float" office:value="8.671875" calcext:value-type="float">
            <text:p>9</text:p>
          </table:table-cell>
          <table:table-cell table:formula="of:=DEC2BIN([.P866])" office:value-type="string" office:string-value="1000" calcext:value-type="string">
            <text:p>1000</text:p>
          </table:table-cell>
          <table:table-cell table:formula="of:=IF((LEN([.Q866])&lt;4);REPT(0;4-LEN([.Q866]))&amp;[.Q866];[.Q86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867]+0.5)*15" office:value-type="float" office:value="1.5234375" calcext:value-type="float">
            <text:p>2</text:p>
          </table:table-cell>
          <table:table-cell table:formula="of:=DEC2BIN([.C867])" office:value-type="string" office:string-value="1" calcext:value-type="string">
            <text:p>1</text:p>
          </table:table-cell>
          <table:table-cell table:formula="of:=IF((LEN([.D867])&lt;4);REPT(0;4-LEN([.D867]))&amp;[.D867];[.D8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67]+0.5)*15" office:value-type="float" office:value="2.98828125" calcext:value-type="float">
            <text:p>3</text:p>
          </table:table-cell>
          <table:table-cell table:formula="of:=DEC2BIN([.I867])" office:value-type="string" office:string-value="10" calcext:value-type="string">
            <text:p>10</text:p>
          </table:table-cell>
          <table:table-cell table:formula="of:=IF((LEN([.J867])&lt;4);REPT(0;4-LEN([.J867]))&amp;[.J867];[.J8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867]+0.5)*15" office:value-type="float" office:value="5.0390625" calcext:value-type="float">
            <text:p>5</text:p>
          </table:table-cell>
          <table:table-cell table:formula="of:=DEC2BIN([.P867])" office:value-type="string" office:string-value="101" calcext:value-type="string">
            <text:p>101</text:p>
          </table:table-cell>
          <table:table-cell table:formula="of:=IF((LEN([.Q867])&lt;4);REPT(0;4-LEN([.Q867]))&amp;[.Q867];[.Q86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868]+0.5)*15" office:value-type="float" office:value="5.09765625" calcext:value-type="float">
            <text:p>5</text:p>
          </table:table-cell>
          <table:table-cell table:formula="of:=DEC2BIN([.C868])" office:value-type="string" office:string-value="101" calcext:value-type="string">
            <text:p>101</text:p>
          </table:table-cell>
          <table:table-cell table:formula="of:=IF((LEN([.D868])&lt;4);REPT(0;4-LEN([.D868]))&amp;[.D868];[.D8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68]+0.5)*15" office:value-type="float" office:value="14.58984375" calcext:value-type="float">
            <text:p>15</text:p>
          </table:table-cell>
          <table:table-cell table:formula="of:=DEC2BIN([.I868])" office:value-type="string" office:string-value="1110" calcext:value-type="string">
            <text:p>1110</text:p>
          </table:table-cell>
          <table:table-cell table:formula="of:=IF((LEN([.J868])&lt;4);REPT(0;4-LEN([.J868]))&amp;[.J868];[.J8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868]+0.5)*15" office:value-type="float" office:value="8.61328125" calcext:value-type="float">
            <text:p>9</text:p>
          </table:table-cell>
          <table:table-cell table:formula="of:=DEC2BIN([.P868])" office:value-type="string" office:string-value="1000" calcext:value-type="string">
            <text:p>1000</text:p>
          </table:table-cell>
          <table:table-cell table:formula="of:=IF((LEN([.Q868])&lt;4);REPT(0;4-LEN([.Q868]))&amp;[.Q868];[.Q86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869]+0.5)*15" office:value-type="float" office:value="15" calcext:value-type="float">
            <text:p>15</text:p>
          </table:table-cell>
          <table:table-cell table:formula="of:=DEC2BIN([.C869])" office:value-type="string" office:string-value="1111" calcext:value-type="string">
            <text:p>1111</text:p>
          </table:table-cell>
          <table:table-cell table:formula="of:=IF((LEN([.D869])&lt;4);REPT(0;4-LEN([.D869]))&amp;[.D869];[.D8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869]+0.5)*15" office:value-type="float" office:value="7.6171875" calcext:value-type="float">
            <text:p>8</text:p>
          </table:table-cell>
          <table:table-cell table:formula="of:=DEC2BIN([.I869])" office:value-type="string" office:string-value="111" calcext:value-type="string">
            <text:p>111</text:p>
          </table:table-cell>
          <table:table-cell table:formula="of:=IF((LEN([.J869])&lt;4);REPT(0;4-LEN([.J869]))&amp;[.J869];[.J86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869]+0.5)*15" office:value-type="float" office:value="13.4765625" calcext:value-type="float">
            <text:p>13</text:p>
          </table:table-cell>
          <table:table-cell table:formula="of:=DEC2BIN([.P869])" office:value-type="string" office:string-value="1101" calcext:value-type="string">
            <text:p>1101</text:p>
          </table:table-cell>
          <table:table-cell table:formula="of:=IF((LEN([.Q869])&lt;4);REPT(0;4-LEN([.Q869]))&amp;[.Q869];[.Q86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870]+0.5)*15" office:value-type="float" office:value="5.33203125" calcext:value-type="float">
            <text:p>5</text:p>
          </table:table-cell>
          <table:table-cell table:formula="of:=DEC2BIN([.C870])" office:value-type="string" office:string-value="101" calcext:value-type="string">
            <text:p>101</text:p>
          </table:table-cell>
          <table:table-cell table:formula="of:=IF((LEN([.D870])&lt;4);REPT(0;4-LEN([.D870]))&amp;[.D870];[.D87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870]+0.5)*15" office:value-type="float" office:value="0.3515625" calcext:value-type="float">
            <text:p>0</text:p>
          </table:table-cell>
          <table:table-cell table:formula="of:=DEC2BIN([.I870])" office:value-type="string" office:string-value="0" calcext:value-type="string">
            <text:p>0</text:p>
          </table:table-cell>
          <table:table-cell table:formula="of:=IF((LEN([.J870])&lt;4);REPT(0;4-LEN([.J870]))&amp;[.J870];[.J87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70]+0.5)*15" office:value-type="float" office:value="9.7265625" calcext:value-type="float">
            <text:p>10</text:p>
          </table:table-cell>
          <table:table-cell table:formula="of:=DEC2BIN([.P870])" office:value-type="string" office:string-value="1001" calcext:value-type="string">
            <text:p>1001</text:p>
          </table:table-cell>
          <table:table-cell table:formula="of:=IF((LEN([.Q870])&lt;4);REPT(0;4-LEN([.Q870]))&amp;[.Q870];[.Q87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871]+0.5)*15" office:value-type="float" office:value="1.34765625" calcext:value-type="float">
            <text:p>1</text:p>
          </table:table-cell>
          <table:table-cell table:formula="of:=DEC2BIN([.C871])" office:value-type="string" office:string-value="1" calcext:value-type="string">
            <text:p>1</text:p>
          </table:table-cell>
          <table:table-cell table:formula="of:=IF((LEN([.D871])&lt;4);REPT(0;4-LEN([.D871]))&amp;[.D871];[.D87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71]+0.5)*15" office:value-type="float" office:value="11.77734375" calcext:value-type="float">
            <text:p>12</text:p>
          </table:table-cell>
          <table:table-cell table:formula="of:=DEC2BIN([.I871])" office:value-type="string" office:string-value="1011" calcext:value-type="string">
            <text:p>1011</text:p>
          </table:table-cell>
          <table:table-cell table:formula="of:=IF((LEN([.J871])&lt;4);REPT(0;4-LEN([.J871]))&amp;[.J871];[.J87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71]+0.5)*15" office:value-type="float" office:value="-5.91796875" calcext:value-type="float">
            <text:p>-6</text:p>
          </table:table-cell>
          <table:table-cell table:formula="of:=DEC2BIN([.P871])" office:value-type="string" office:string-value="1111111011" calcext:value-type="string">
            <text:p>1111111011</text:p>
          </table:table-cell>
          <table:table-cell table:formula="of:=IF((LEN([.Q871])&lt;4);REPT(0;4-LEN([.Q871]))&amp;[.Q871];[.Q87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872]+0.5)*15" office:value-type="float" office:value="13.4765625" calcext:value-type="float">
            <text:p>13</text:p>
          </table:table-cell>
          <table:table-cell table:formula="of:=DEC2BIN([.C872])" office:value-type="string" office:string-value="1101" calcext:value-type="string">
            <text:p>1101</text:p>
          </table:table-cell>
          <table:table-cell table:formula="of:=IF((LEN([.D872])&lt;4);REPT(0;4-LEN([.D872]))&amp;[.D872];[.D87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72]+0.5)*15" office:value-type="float" office:value="12.01171875" calcext:value-type="float">
            <text:p>12</text:p>
          </table:table-cell>
          <table:table-cell table:formula="of:=DEC2BIN([.I872])" office:value-type="string" office:string-value="1100" calcext:value-type="string">
            <text:p>1100</text:p>
          </table:table-cell>
          <table:table-cell table:formula="of:=IF((LEN([.J872])&lt;4);REPT(0;4-LEN([.J872]))&amp;[.J872];[.J87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72]+0.5)*15" office:value-type="float" office:value="5.09765625" calcext:value-type="float">
            <text:p>5</text:p>
          </table:table-cell>
          <table:table-cell table:formula="of:=DEC2BIN([.P872])" office:value-type="string" office:string-value="101" calcext:value-type="string">
            <text:p>101</text:p>
          </table:table-cell>
          <table:table-cell table:formula="of:=IF((LEN([.Q872])&lt;4);REPT(0;4-LEN([.Q872]))&amp;[.Q872];[.Q87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873]+0.5)*15" office:value-type="float" office:value="9.9609375" calcext:value-type="float">
            <text:p>10</text:p>
          </table:table-cell>
          <table:table-cell table:formula="of:=DEC2BIN([.C873])" office:value-type="string" office:string-value="1001" calcext:value-type="string">
            <text:p>1001</text:p>
          </table:table-cell>
          <table:table-cell table:formula="of:=IF((LEN([.D873])&lt;4);REPT(0;4-LEN([.D873]))&amp;[.D873];[.D87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873]+0.5)*15" office:value-type="float" office:value="0.41015625" calcext:value-type="float">
            <text:p>0</text:p>
          </table:table-cell>
          <table:table-cell table:formula="of:=DEC2BIN([.I873])" office:value-type="string" office:string-value="0" calcext:value-type="string">
            <text:p>0</text:p>
          </table:table-cell>
          <table:table-cell table:formula="of:=IF((LEN([.J873])&lt;4);REPT(0;4-LEN([.J873]))&amp;[.J873];[.J8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73]+0.5)*15" office:value-type="float" office:value="21.97265625" calcext:value-type="float">
            <text:p>22</text:p>
          </table:table-cell>
          <table:table-cell table:formula="of:=DEC2BIN([.P873])" office:value-type="string" office:string-value="10101" calcext:value-type="string">
            <text:p>10101</text:p>
          </table:table-cell>
          <table:table-cell table:formula="of:=IF((LEN([.Q873])&lt;4);REPT(0;4-LEN([.Q873]))&amp;[.Q873];[.Q87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874]+0.5)*15" office:value-type="float" office:value="0" calcext:value-type="float">
            <text:p>0</text:p>
          </table:table-cell>
          <table:table-cell table:formula="of:=DEC2BIN([.C874])" office:value-type="string" office:string-value="0" calcext:value-type="string">
            <text:p>0</text:p>
          </table:table-cell>
          <table:table-cell table:formula="of:=IF((LEN([.D874])&lt;4);REPT(0;4-LEN([.D874]))&amp;[.D874];[.D87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874]+0.5)*15" office:value-type="float" office:value="7.3828125" calcext:value-type="float">
            <text:p>7</text:p>
          </table:table-cell>
          <table:table-cell table:formula="of:=DEC2BIN([.I874])" office:value-type="string" office:string-value="111" calcext:value-type="string">
            <text:p>111</text:p>
          </table:table-cell>
          <table:table-cell table:formula="of:=IF((LEN([.J874])&lt;4);REPT(0;4-LEN([.J874]))&amp;[.J874];[.J87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74]+0.5)*15" office:value-type="float" office:value="9.84375" calcext:value-type="float">
            <text:p>10</text:p>
          </table:table-cell>
          <table:table-cell table:formula="of:=DEC2BIN([.P874])" office:value-type="string" office:string-value="1001" calcext:value-type="string">
            <text:p>1001</text:p>
          </table:table-cell>
          <table:table-cell table:formula="of:=IF((LEN([.Q874])&lt;4);REPT(0;4-LEN([.Q874]))&amp;[.Q874];[.Q87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875]+0.5)*15" office:value-type="float" office:value="9.66796875" calcext:value-type="float">
            <text:p>10</text:p>
          </table:table-cell>
          <table:table-cell table:formula="of:=DEC2BIN([.C875])" office:value-type="string" office:string-value="1001" calcext:value-type="string">
            <text:p>1001</text:p>
          </table:table-cell>
          <table:table-cell table:formula="of:=IF((LEN([.D875])&lt;4);REPT(0;4-LEN([.D875]))&amp;[.D875];[.D87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875]+0.5)*15" office:value-type="float" office:value="14.6484375" calcext:value-type="float">
            <text:p>15</text:p>
          </table:table-cell>
          <table:table-cell table:formula="of:=DEC2BIN([.I875])" office:value-type="string" office:string-value="1110" calcext:value-type="string">
            <text:p>1110</text:p>
          </table:table-cell>
          <table:table-cell table:formula="of:=IF((LEN([.J875])&lt;4);REPT(0;4-LEN([.J875]))&amp;[.J875];[.J87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75]+0.5)*15" office:value-type="float" office:value="-2.98828125" calcext:value-type="float">
            <text:p>-3</text:p>
          </table:table-cell>
          <table:table-cell table:formula="of:=DEC2BIN([.P875])" office:value-type="string" office:string-value="1111111110" calcext:value-type="string">
            <text:p>1111111110</text:p>
          </table:table-cell>
          <table:table-cell table:formula="of:=IF((LEN([.Q875])&lt;4);REPT(0;4-LEN([.Q875]))&amp;[.Q875];[.Q87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876]+0.5)*15" office:value-type="float" office:value="13.65234375" calcext:value-type="float">
            <text:p>14</text:p>
          </table:table-cell>
          <table:table-cell table:formula="of:=DEC2BIN([.C876])" office:value-type="string" office:string-value="1101" calcext:value-type="string">
            <text:p>1101</text:p>
          </table:table-cell>
          <table:table-cell table:formula="of:=IF((LEN([.D876])&lt;4);REPT(0;4-LEN([.D876]))&amp;[.D876];[.D87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876]+0.5)*15" office:value-type="float" office:value="3.22265625" calcext:value-type="float">
            <text:p>3</text:p>
          </table:table-cell>
          <table:table-cell table:formula="of:=DEC2BIN([.I876])" office:value-type="string" office:string-value="11" calcext:value-type="string">
            <text:p>11</text:p>
          </table:table-cell>
          <table:table-cell table:formula="of:=IF((LEN([.J876])&lt;4);REPT(0;4-LEN([.J876]))&amp;[.J876];[.J87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76]+0.5)*15" office:value-type="float" office:value="6.328125" calcext:value-type="float">
            <text:p>6</text:p>
          </table:table-cell>
          <table:table-cell table:formula="of:=DEC2BIN([.P876])" office:value-type="string" office:string-value="110" calcext:value-type="string">
            <text:p>110</text:p>
          </table:table-cell>
          <table:table-cell table:formula="of:=IF((LEN([.Q876])&lt;4);REPT(0;4-LEN([.Q876]))&amp;[.Q876];[.Q87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877]+0.5)*15" office:value-type="float" office:value="1.5234375" calcext:value-type="float">
            <text:p>2</text:p>
          </table:table-cell>
          <table:table-cell table:formula="of:=DEC2BIN([.C877])" office:value-type="string" office:string-value="1" calcext:value-type="string">
            <text:p>1</text:p>
          </table:table-cell>
          <table:table-cell table:formula="of:=IF((LEN([.D877])&lt;4);REPT(0;4-LEN([.D877]))&amp;[.D877];[.D87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877]+0.5)*15" office:value-type="float" office:value="2.98828125" calcext:value-type="float">
            <text:p>3</text:p>
          </table:table-cell>
          <table:table-cell table:formula="of:=DEC2BIN([.I877])" office:value-type="string" office:string-value="10" calcext:value-type="string">
            <text:p>10</text:p>
          </table:table-cell>
          <table:table-cell table:formula="of:=IF((LEN([.J877])&lt;4);REPT(0;4-LEN([.J877]))&amp;[.J877];[.J87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77]+0.5)*15" office:value-type="float" office:value="9.9609375" calcext:value-type="float">
            <text:p>10</text:p>
          </table:table-cell>
          <table:table-cell table:formula="of:=DEC2BIN([.P877])" office:value-type="string" office:string-value="1001" calcext:value-type="string">
            <text:p>1001</text:p>
          </table:table-cell>
          <table:table-cell table:formula="of:=IF((LEN([.Q877])&lt;4);REPT(0;4-LEN([.Q877]))&amp;[.Q877];[.Q87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878]+0.5)*15" office:value-type="float" office:value="5.0390625" calcext:value-type="float">
            <text:p>5</text:p>
          </table:table-cell>
          <table:table-cell table:formula="of:=DEC2BIN([.C878])" office:value-type="string" office:string-value="101" calcext:value-type="string">
            <text:p>101</text:p>
          </table:table-cell>
          <table:table-cell table:formula="of:=IF((LEN([.D878])&lt;4);REPT(0;4-LEN([.D878]))&amp;[.D878];[.D87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878]+0.5)*15" office:value-type="float" office:value="14.58984375" calcext:value-type="float">
            <text:p>15</text:p>
          </table:table-cell>
          <table:table-cell table:formula="of:=DEC2BIN([.I878])" office:value-type="string" office:string-value="1110" calcext:value-type="string">
            <text:p>1110</text:p>
          </table:table-cell>
          <table:table-cell table:formula="of:=IF((LEN([.J878])&lt;4);REPT(0;4-LEN([.J878]))&amp;[.J878];[.J87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78]+0.5)*15" office:value-type="float" office:value="6.38671875" calcext:value-type="float">
            <text:p>6</text:p>
          </table:table-cell>
          <table:table-cell table:formula="of:=DEC2BIN([.P878])" office:value-type="string" office:string-value="110" calcext:value-type="string">
            <text:p>110</text:p>
          </table:table-cell>
          <table:table-cell table:formula="of:=IF((LEN([.Q878])&lt;4);REPT(0;4-LEN([.Q878]))&amp;[.Q878];[.Q87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879]+0.5)*15" office:value-type="float" office:value="15" calcext:value-type="float">
            <text:p>15</text:p>
          </table:table-cell>
          <table:table-cell table:formula="of:=DEC2BIN([.C879])" office:value-type="string" office:string-value="1111" calcext:value-type="string">
            <text:p>1111</text:p>
          </table:table-cell>
          <table:table-cell table:formula="of:=IF((LEN([.D879])&lt;4);REPT(0;4-LEN([.D879]))&amp;[.D879];[.D87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879]+0.5)*15" office:value-type="float" office:value="7.6171875" calcext:value-type="float">
            <text:p>8</text:p>
          </table:table-cell>
          <table:table-cell table:formula="of:=DEC2BIN([.I879])" office:value-type="string" office:string-value="111" calcext:value-type="string">
            <text:p>111</text:p>
          </table:table-cell>
          <table:table-cell table:formula="of:=IF((LEN([.J879])&lt;4);REPT(0;4-LEN([.J879]))&amp;[.J879];[.J8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79]+0.5)*15" office:value-type="float" office:value="1.5234375" calcext:value-type="float">
            <text:p>2</text:p>
          </table:table-cell>
          <table:table-cell table:formula="of:=DEC2BIN([.P879])" office:value-type="string" office:string-value="1" calcext:value-type="string">
            <text:p>1</text:p>
          </table:table-cell>
          <table:table-cell table:formula="of:=IF((LEN([.Q879])&lt;4);REPT(0;4-LEN([.Q879]))&amp;[.Q879];[.Q87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880]+0.5)*15" office:value-type="float" office:value="5.33203125" calcext:value-type="float">
            <text:p>5</text:p>
          </table:table-cell>
          <table:table-cell table:formula="of:=DEC2BIN([.C880])" office:value-type="string" office:string-value="101" calcext:value-type="string">
            <text:p>101</text:p>
          </table:table-cell>
          <table:table-cell table:formula="of:=IF((LEN([.D880])&lt;4);REPT(0;4-LEN([.D880]))&amp;[.D880];[.D88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880]+0.5)*15" office:value-type="float" office:value="0.3515625" calcext:value-type="float">
            <text:p>0</text:p>
          </table:table-cell>
          <table:table-cell table:formula="of:=DEC2BIN([.I880])" office:value-type="string" office:string-value="0" calcext:value-type="string">
            <text:p>0</text:p>
          </table:table-cell>
          <table:table-cell table:formula="of:=IF((LEN([.J880])&lt;4);REPT(0;4-LEN([.J880]))&amp;[.J880];[.J88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880]+0.5)*15" office:value-type="float" office:value="5.2734375" calcext:value-type="float">
            <text:p>5</text:p>
          </table:table-cell>
          <table:table-cell table:formula="of:=DEC2BIN([.P880])" office:value-type="string" office:string-value="101" calcext:value-type="string">
            <text:p>101</text:p>
          </table:table-cell>
          <table:table-cell table:formula="of:=IF((LEN([.Q880])&lt;4);REPT(0;4-LEN([.Q880]))&amp;[.Q880];[.Q88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881]+0.5)*15" office:value-type="float" office:value="1.34765625" calcext:value-type="float">
            <text:p>1</text:p>
          </table:table-cell>
          <table:table-cell table:formula="of:=DEC2BIN([.C881])" office:value-type="string" office:string-value="1" calcext:value-type="string">
            <text:p>1</text:p>
          </table:table-cell>
          <table:table-cell table:formula="of:=IF((LEN([.D881])&lt;4);REPT(0;4-LEN([.D881]))&amp;[.D881];[.D88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881]+0.5)*15" office:value-type="float" office:value="11.77734375" calcext:value-type="float">
            <text:p>12</text:p>
          </table:table-cell>
          <table:table-cell table:formula="of:=DEC2BIN([.I881])" office:value-type="string" office:string-value="1011" calcext:value-type="string">
            <text:p>1011</text:p>
          </table:table-cell>
          <table:table-cell table:formula="of:=IF((LEN([.J881])&lt;4);REPT(0;4-LEN([.J881]))&amp;[.J881];[.J88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881]+0.5)*15" office:value-type="float" office:value="20.91796875" calcext:value-type="float">
            <text:p>21</text:p>
          </table:table-cell>
          <table:table-cell table:formula="of:=DEC2BIN([.P881])" office:value-type="string" office:string-value="10100" calcext:value-type="string">
            <text:p>10100</text:p>
          </table:table-cell>
          <table:table-cell table:formula="of:=IF((LEN([.Q881])&lt;4);REPT(0;4-LEN([.Q881]))&amp;[.Q881];[.Q88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882]+0.5)*15" office:value-type="float" office:value="13.4765625" calcext:value-type="float">
            <text:p>13</text:p>
          </table:table-cell>
          <table:table-cell table:formula="of:=DEC2BIN([.C882])" office:value-type="string" office:string-value="1101" calcext:value-type="string">
            <text:p>1101</text:p>
          </table:table-cell>
          <table:table-cell table:formula="of:=IF((LEN([.D882])&lt;4);REPT(0;4-LEN([.D882]))&amp;[.D882];[.D88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882]+0.5)*15" office:value-type="float" office:value="12.01171875" calcext:value-type="float">
            <text:p>12</text:p>
          </table:table-cell>
          <table:table-cell table:formula="of:=DEC2BIN([.I882])" office:value-type="string" office:string-value="1100" calcext:value-type="string">
            <text:p>1100</text:p>
          </table:table-cell>
          <table:table-cell table:formula="of:=IF((LEN([.J882])&lt;4);REPT(0;4-LEN([.J882]))&amp;[.J882];[.J88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882]+0.5)*15" office:value-type="float" office:value="9.90234375" calcext:value-type="float">
            <text:p>10</text:p>
          </table:table-cell>
          <table:table-cell table:formula="of:=DEC2BIN([.P882])" office:value-type="string" office:string-value="1001" calcext:value-type="string">
            <text:p>1001</text:p>
          </table:table-cell>
          <table:table-cell table:formula="of:=IF((LEN([.Q882])&lt;4);REPT(0;4-LEN([.Q882]))&amp;[.Q882];[.Q88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883]+0.5)*15" office:value-type="float" office:value="10.01953125" calcext:value-type="float">
            <text:p>10</text:p>
          </table:table-cell>
          <table:table-cell table:formula="of:=DEC2BIN([.C883])" office:value-type="string" office:string-value="1010" calcext:value-type="string">
            <text:p>1010</text:p>
          </table:table-cell>
          <table:table-cell table:formula="of:=IF((LEN([.D883])&lt;4);REPT(0;4-LEN([.D883]))&amp;[.D883];[.D88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883]+0.5)*15" office:value-type="float" office:value="0.29296875" calcext:value-type="float">
            <text:p>0</text:p>
          </table:table-cell>
          <table:table-cell table:formula="of:=DEC2BIN([.I883])" office:value-type="string" office:string-value="0" calcext:value-type="string">
            <text:p>0</text:p>
          </table:table-cell>
          <table:table-cell table:formula="of:=IF((LEN([.J883])&lt;4);REPT(0;4-LEN([.J883]))&amp;[.J883];[.J88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883]+0.5)*15" office:value-type="float" office:value="-6.97265625" calcext:value-type="float">
            <text:p>-7</text:p>
          </table:table-cell>
          <table:table-cell table:formula="of:=DEC2BIN([.P883])" office:value-type="string" office:string-value="1111111010" calcext:value-type="string">
            <text:p>1111111010</text:p>
          </table:table-cell>
          <table:table-cell table:formula="of:=IF((LEN([.Q883])&lt;4);REPT(0;4-LEN([.Q883]))&amp;[.Q883];[.Q88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884]+0.5)*15" office:value-type="float" office:value="-0.3515625" calcext:value-type="float">
            <text:p>0</text:p>
          </table:table-cell>
          <table:table-cell table:formula="of:=DEC2BIN([.C884])" office:value-type="string" office:string-value="0" calcext:value-type="string">
            <text:p>0</text:p>
          </table:table-cell>
          <table:table-cell table:formula="of:=IF((LEN([.D884])&lt;4);REPT(0;4-LEN([.D884]))&amp;[.D884];[.D88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884]+0.5)*15" office:value-type="float" office:value="4.921875" calcext:value-type="float">
            <text:p>5</text:p>
          </table:table-cell>
          <table:table-cell table:formula="of:=DEC2BIN([.I884])" office:value-type="string" office:string-value="100" calcext:value-type="string">
            <text:p>100</text:p>
          </table:table-cell>
          <table:table-cell table:formula="of:=IF((LEN([.J884])&lt;4);REPT(0;4-LEN([.J884]))&amp;[.J884];[.J88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884]+0.5)*15" office:value-type="float" office:value="5.15625" calcext:value-type="float">
            <text:p>5</text:p>
          </table:table-cell>
          <table:table-cell table:formula="of:=DEC2BIN([.P884])" office:value-type="string" office:string-value="101" calcext:value-type="string">
            <text:p>101</text:p>
          </table:table-cell>
          <table:table-cell table:formula="of:=IF((LEN([.Q884])&lt;4);REPT(0;4-LEN([.Q884]))&amp;[.Q884];[.Q88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885]+0.5)*15" office:value-type="float" office:value="3.3984375" calcext:value-type="float">
            <text:p>3</text:p>
          </table:table-cell>
          <table:table-cell table:formula="of:=DEC2BIN([.C885])" office:value-type="string" office:string-value="11" calcext:value-type="string">
            <text:p>11</text:p>
          </table:table-cell>
          <table:table-cell table:formula="of:=IF((LEN([.D885])&lt;4);REPT(0;4-LEN([.D885]))&amp;[.D885];[.D88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885]+0.5)*15" office:value-type="float" office:value="13.53515625" calcext:value-type="float">
            <text:p>14</text:p>
          </table:table-cell>
          <table:table-cell table:formula="of:=DEC2BIN([.I885])" office:value-type="string" office:string-value="1101" calcext:value-type="string">
            <text:p>1101</text:p>
          </table:table-cell>
          <table:table-cell table:formula="of:=IF((LEN([.J885])&lt;4);REPT(0;4-LEN([.J885]))&amp;[.J885];[.J88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885]+0.5)*15" office:value-type="float" office:value="17.98828125" calcext:value-type="float">
            <text:p>18</text:p>
          </table:table-cell>
          <table:table-cell table:formula="of:=DEC2BIN([.P885])" office:value-type="string" office:string-value="10001" calcext:value-type="string">
            <text:p>10001</text:p>
          </table:table-cell>
          <table:table-cell table:formula="of:=IF((LEN([.Q885])&lt;4);REPT(0;4-LEN([.Q885]))&amp;[.Q885];[.Q88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886]+0.5)*15" office:value-type="float" office:value="11.6015625" calcext:value-type="float">
            <text:p>12</text:p>
          </table:table-cell>
          <table:table-cell table:formula="of:=DEC2BIN([.C886])" office:value-type="string" office:string-value="1011" calcext:value-type="string">
            <text:p>1011</text:p>
          </table:table-cell>
          <table:table-cell table:formula="of:=IF((LEN([.D886])&lt;4);REPT(0;4-LEN([.D886]))&amp;[.D886];[.D88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886]+0.5)*15" office:value-type="float" office:value="13.59375" calcext:value-type="float">
            <text:p>14</text:p>
          </table:table-cell>
          <table:table-cell table:formula="of:=DEC2BIN([.I886])" office:value-type="string" office:string-value="1101" calcext:value-type="string">
            <text:p>1101</text:p>
          </table:table-cell>
          <table:table-cell table:formula="of:=IF((LEN([.J886])&lt;4);REPT(0;4-LEN([.J886]))&amp;[.J886];[.J88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886]+0.5)*15" office:value-type="float" office:value="8.671875" calcext:value-type="float">
            <text:p>9</text:p>
          </table:table-cell>
          <table:table-cell table:formula="of:=DEC2BIN([.P886])" office:value-type="string" office:string-value="1000" calcext:value-type="string">
            <text:p>1000</text:p>
          </table:table-cell>
          <table:table-cell table:formula="of:=IF((LEN([.Q886])&lt;4);REPT(0;4-LEN([.Q886]))&amp;[.Q886];[.Q88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887]+0.5)*15" office:value-type="float" office:value="14.765625" calcext:value-type="float">
            <text:p>15</text:p>
          </table:table-cell>
          <table:table-cell table:formula="of:=DEC2BIN([.C887])" office:value-type="string" office:string-value="1110" calcext:value-type="string">
            <text:p>1110</text:p>
          </table:table-cell>
          <table:table-cell table:formula="of:=IF((LEN([.D887])&lt;4);REPT(0;4-LEN([.D887]))&amp;[.D887];[.D88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887]+0.5)*15" office:value-type="float" office:value="5.33203125" calcext:value-type="float">
            <text:p>5</text:p>
          </table:table-cell>
          <table:table-cell table:formula="of:=DEC2BIN([.I887])" office:value-type="string" office:string-value="101" calcext:value-type="string">
            <text:p>101</text:p>
          </table:table-cell>
          <table:table-cell table:formula="of:=IF((LEN([.J887])&lt;4);REPT(0;4-LEN([.J887]))&amp;[.J887];[.J88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887]+0.5)*15" office:value-type="float" office:value="5.0390625" calcext:value-type="float">
            <text:p>5</text:p>
          </table:table-cell>
          <table:table-cell table:formula="of:=DEC2BIN([.P887])" office:value-type="string" office:string-value="101" calcext:value-type="string">
            <text:p>101</text:p>
          </table:table-cell>
          <table:table-cell table:formula="of:=IF((LEN([.Q887])&lt;4);REPT(0;4-LEN([.Q887]))&amp;[.Q887];[.Q88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888]+0.5)*15" office:value-type="float" office:value="7.55859375" calcext:value-type="float">
            <text:p>8</text:p>
          </table:table-cell>
          <table:table-cell table:formula="of:=DEC2BIN([.C888])" office:value-type="string" office:string-value="111" calcext:value-type="string">
            <text:p>111</text:p>
          </table:table-cell>
          <table:table-cell table:formula="of:=IF((LEN([.D888])&lt;4);REPT(0;4-LEN([.D888]))&amp;[.D888];[.D8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888]+0.5)*15" office:value-type="float" office:value="0" calcext:value-type="float">
            <text:p>0</text:p>
          </table:table-cell>
          <table:table-cell table:formula="of:=DEC2BIN([.I888])" office:value-type="string" office:string-value="0" calcext:value-type="string">
            <text:p>0</text:p>
          </table:table-cell>
          <table:table-cell table:formula="of:=IF((LEN([.J888])&lt;4);REPT(0;4-LEN([.J888]))&amp;[.J888];[.J88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888]+0.5)*15" office:value-type="float" office:value="8.61328125" calcext:value-type="float">
            <text:p>9</text:p>
          </table:table-cell>
          <table:table-cell table:formula="of:=DEC2BIN([.P888])" office:value-type="string" office:string-value="1000" calcext:value-type="string">
            <text:p>1000</text:p>
          </table:table-cell>
          <table:table-cell table:formula="of:=IF((LEN([.Q888])&lt;4);REPT(0;4-LEN([.Q888]))&amp;[.Q888];[.Q88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46875" calcext:value-type="float">
            <text:p>-0,46875</text:p>
          </table:table-cell>
          <table:table-cell table:formula="of:=([.B889]+0.5)*15" office:value-type="float" office:value="0.468749999999999" calcext:value-type="float">
            <text:p>0</text:p>
          </table:table-cell>
          <table:table-cell table:formula="of:=DEC2BIN([.C889])" office:value-type="string" office:string-value="0" calcext:value-type="string">
            <text:p>0</text:p>
          </table:table-cell>
          <table:table-cell table:formula="of:=IF((LEN([.D889])&lt;4);REPT(0;4-LEN([.D889]))&amp;[.D889];[.D88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889]+0.5)*15" office:value-type="float" office:value="5.09765625" calcext:value-type="float">
            <text:p>5</text:p>
          </table:table-cell>
          <table:table-cell table:formula="of:=DEC2BIN([.I889])" office:value-type="string" office:string-value="101" calcext:value-type="string">
            <text:p>101</text:p>
          </table:table-cell>
          <table:table-cell table:formula="of:=IF((LEN([.J889])&lt;4);REPT(0;4-LEN([.J889]))&amp;[.J889];[.J889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889]+0.5)*15" office:value-type="float" office:value="13.4765625" calcext:value-type="float">
            <text:p>13</text:p>
          </table:table-cell>
          <table:table-cell table:formula="of:=DEC2BIN([.P889])" office:value-type="string" office:string-value="1101" calcext:value-type="string">
            <text:p>1101</text:p>
          </table:table-cell>
          <table:table-cell table:formula="of:=IF((LEN([.Q889])&lt;4);REPT(0;4-LEN([.Q889]))&amp;[.Q889];[.Q88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890]+0.5)*15" office:value-type="float" office:value="2.98828125" calcext:value-type="float">
            <text:p>3</text:p>
          </table:table-cell>
          <table:table-cell table:formula="of:=DEC2BIN([.C890])" office:value-type="string" office:string-value="10" calcext:value-type="string">
            <text:p>10</text:p>
          </table:table-cell>
          <table:table-cell table:formula="of:=IF((LEN([.D890])&lt;4);REPT(0;4-LEN([.D890]))&amp;[.D890];[.D890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890]+0.5)*15" office:value-type="float" office:value="13.4765625" calcext:value-type="float">
            <text:p>13</text:p>
          </table:table-cell>
          <table:table-cell table:formula="of:=DEC2BIN([.I890])" office:value-type="string" office:string-value="1101" calcext:value-type="string">
            <text:p>1101</text:p>
          </table:table-cell>
          <table:table-cell table:formula="of:=IF((LEN([.J890])&lt;4);REPT(0;4-LEN([.J890]))&amp;[.J890];[.J89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formula="of:=([.O890]+0.5)*15" office:value-type="float" office:value="9.7265625" calcext:value-type="float">
            <text:p>10</text:p>
          </table:table-cell>
          <table:table-cell table:formula="of:=DEC2BIN([.P890])" office:value-type="string" office:string-value="1001" calcext:value-type="string">
            <text:p>1001</text:p>
          </table:table-cell>
          <table:table-cell table:formula="of:=IF((LEN([.Q890])&lt;4);REPT(0;4-LEN([.Q890]))&amp;[.Q890];[.Q890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891]+0.5)*15" office:value-type="float" office:value="11.8359375" calcext:value-type="float">
            <text:p>12</text:p>
          </table:table-cell>
          <table:table-cell table:formula="of:=DEC2BIN([.C891])" office:value-type="string" office:string-value="1011" calcext:value-type="string">
            <text:p>1011</text:p>
          </table:table-cell>
          <table:table-cell table:formula="of:=IF((LEN([.D891])&lt;4);REPT(0;4-LEN([.D891]))&amp;[.D891];[.D89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891]+0.5)*15" office:value-type="float" office:value="13.65234375" calcext:value-type="float">
            <text:p>14</text:p>
          </table:table-cell>
          <table:table-cell table:formula="of:=DEC2BIN([.I891])" office:value-type="string" office:string-value="1101" calcext:value-type="string">
            <text:p>1101</text:p>
          </table:table-cell>
          <table:table-cell table:formula="of:=IF((LEN([.J891])&lt;4);REPT(0;4-LEN([.J891]))&amp;[.J891];[.J89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formula="of:=([.O891]+0.5)*15" office:value-type="float" office:value="-5.91796875" calcext:value-type="float">
            <text:p>-6</text:p>
          </table:table-cell>
          <table:table-cell table:formula="of:=DEC2BIN([.P891])" office:value-type="string" office:string-value="1111111011" calcext:value-type="string">
            <text:p>1111111011</text:p>
          </table:table-cell>
          <table:table-cell table:formula="of:=IF((LEN([.Q891])&lt;4);REPT(0;4-LEN([.Q891]))&amp;[.Q891];[.Q891])" office:value-type="string" office:string-value="1111111011" calcext:value-type="string">
            <text:p>1111111011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892]+0.5)*15" office:value-type="float" office:value="14.6484375" calcext:value-type="float">
            <text:p>15</text:p>
          </table:table-cell>
          <table:table-cell table:formula="of:=DEC2BIN([.C892])" office:value-type="string" office:string-value="1110" calcext:value-type="string">
            <text:p>1110</text:p>
          </table:table-cell>
          <table:table-cell table:formula="of:=IF((LEN([.D892])&lt;4);REPT(0;4-LEN([.D892]))&amp;[.D892];[.D89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892]+0.5)*15" office:value-type="float" office:value="5.2734375" calcext:value-type="float">
            <text:p>5</text:p>
          </table:table-cell>
          <table:table-cell table:formula="of:=DEC2BIN([.I892])" office:value-type="string" office:string-value="101" calcext:value-type="string">
            <text:p>101</text:p>
          </table:table-cell>
          <table:table-cell table:formula="of:=IF((LEN([.J892])&lt;4);REPT(0;4-LEN([.J892]))&amp;[.J892];[.J89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formula="of:=([.O892]+0.5)*15" office:value-type="float" office:value="5.09765625" calcext:value-type="float">
            <text:p>5</text:p>
          </table:table-cell>
          <table:table-cell table:formula="of:=DEC2BIN([.P892])" office:value-type="string" office:string-value="101" calcext:value-type="string">
            <text:p>101</text:p>
          </table:table-cell>
          <table:table-cell table:formula="of:=IF((LEN([.Q892])&lt;4);REPT(0;4-LEN([.Q892]))&amp;[.Q892];[.Q892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0078125" calcext:value-type="float">
            <text:p>0,0078125</text:p>
          </table:table-cell>
          <table:table-cell table:formula="of:=([.B893]+0.5)*15" office:value-type="float" office:value="7.6171875" calcext:value-type="float">
            <text:p>8</text:p>
          </table:table-cell>
          <table:table-cell table:formula="of:=DEC2BIN([.C893])" office:value-type="string" office:string-value="111" calcext:value-type="string">
            <text:p>111</text:p>
          </table:table-cell>
          <table:table-cell table:formula="of:=IF((LEN([.D893])&lt;4);REPT(0;4-LEN([.D893]))&amp;[.D893];[.D8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5" calcext:value-type="float">
            <text:p>-0,5</text:p>
          </table:table-cell>
          <table:table-cell table:formula="of:=([.H893]+0.5)*15" office:value-type="float" office:value="0" calcext:value-type="float">
            <text:p>0</text:p>
          </table:table-cell>
          <table:table-cell table:formula="of:=DEC2BIN([.I893])" office:value-type="string" office:string-value="0" calcext:value-type="string">
            <text:p>0</text:p>
          </table:table-cell>
          <table:table-cell table:formula="of:=IF((LEN([.J893])&lt;4);REPT(0;4-LEN([.J893]))&amp;[.J893];[.J89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formula="of:=([.O893]+0.5)*15" office:value-type="float" office:value="21.97265625" calcext:value-type="float">
            <text:p>22</text:p>
          </table:table-cell>
          <table:table-cell table:formula="of:=DEC2BIN([.P893])" office:value-type="string" office:string-value="10101" calcext:value-type="string">
            <text:p>10101</text:p>
          </table:table-cell>
          <table:table-cell table:formula="of:=IF((LEN([.Q893])&lt;4);REPT(0;4-LEN([.Q893]))&amp;[.Q893];[.Q893])" office:value-type="string" office:string-value="10101" calcext:value-type="string">
            <text:p>10101</text:p>
          </table:table-cell>
        </table:table-row>
        <table:table-row table:style-name="ro1">
          <table:table-cell/>
          <table:table-cell table:style-name="ce1" office:value-type="float" office:value="-0.47265625" calcext:value-type="float">
            <text:p>-0,47265625</text:p>
          </table:table-cell>
          <table:table-cell table:formula="of:=([.B894]+0.5)*15" office:value-type="float" office:value="0.41015625" calcext:value-type="float">
            <text:p>0</text:p>
          </table:table-cell>
          <table:table-cell table:formula="of:=DEC2BIN([.C894])" office:value-type="string" office:string-value="0" calcext:value-type="string">
            <text:p>0</text:p>
          </table:table-cell>
          <table:table-cell table:formula="of:=IF((LEN([.D894])&lt;4);REPT(0;4-LEN([.D894]))&amp;[.D894];[.D89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6015625" calcext:value-type="float">
            <text:p>-0,16015625</text:p>
          </table:table-cell>
          <table:table-cell table:formula="of:=([.H894]+0.5)*15" office:value-type="float" office:value="5.09765625" calcext:value-type="float">
            <text:p>5</text:p>
          </table:table-cell>
          <table:table-cell table:formula="of:=DEC2BIN([.I894])" office:value-type="string" office:string-value="101" calcext:value-type="string">
            <text:p>101</text:p>
          </table:table-cell>
          <table:table-cell table:formula="of:=IF((LEN([.J894])&lt;4);REPT(0;4-LEN([.J894]))&amp;[.J894];[.J894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formula="of:=([.O894]+0.5)*15" office:value-type="float" office:value="9.84375" calcext:value-type="float">
            <text:p>10</text:p>
          </table:table-cell>
          <table:table-cell table:formula="of:=DEC2BIN([.P894])" office:value-type="string" office:string-value="1001" calcext:value-type="string">
            <text:p>1001</text:p>
          </table:table-cell>
          <table:table-cell table:formula="of:=IF((LEN([.Q894])&lt;4);REPT(0;4-LEN([.Q894]))&amp;[.Q894];[.Q894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30078125" calcext:value-type="float">
            <text:p>-0,30078125</text:p>
          </table:table-cell>
          <table:table-cell table:formula="of:=([.B895]+0.5)*15" office:value-type="float" office:value="2.98828125" calcext:value-type="float">
            <text:p>3</text:p>
          </table:table-cell>
          <table:table-cell table:formula="of:=DEC2BIN([.C895])" office:value-type="string" office:string-value="10" calcext:value-type="string">
            <text:p>10</text:p>
          </table:table-cell>
          <table:table-cell table:formula="of:=IF((LEN([.D895])&lt;4);REPT(0;4-LEN([.D895]))&amp;[.D895];[.D895])" office:value-type="string" office:string-value="0010" calcext:value-type="string">
            <text:p>0010</text:p>
          </table:table-cell>
          <table:table-cell/>
          <table:table-cell table:style-name="ce5"/>
          <table:table-cell table:style-name="ce1" office:value-type="float" office:value="0.3984375" calcext:value-type="float">
            <text:p>0,3984375</text:p>
          </table:table-cell>
          <table:table-cell table:formula="of:=([.H895]+0.5)*15" office:value-type="float" office:value="13.4765625" calcext:value-type="float">
            <text:p>13</text:p>
          </table:table-cell>
          <table:table-cell table:formula="of:=DEC2BIN([.I895])" office:value-type="string" office:string-value="1101" calcext:value-type="string">
            <text:p>1101</text:p>
          </table:table-cell>
          <table:table-cell table:formula="of:=IF((LEN([.J895])&lt;4);REPT(0;4-LEN([.J895]))&amp;[.J895];[.J89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formula="of:=([.O895]+0.5)*15" office:value-type="float" office:value="-2.98828125" calcext:value-type="float">
            <text:p>-3</text:p>
          </table:table-cell>
          <table:table-cell table:formula="of:=DEC2BIN([.P895])" office:value-type="string" office:string-value="1111111110" calcext:value-type="string">
            <text:p>1111111110</text:p>
          </table:table-cell>
          <table:table-cell table:formula="of:=IF((LEN([.Q895])&lt;4);REPT(0;4-LEN([.Q895]))&amp;[.Q895];[.Q895])" office:value-type="string" office:string-value="1111111110" calcext:value-type="string">
            <text:p>1111111110</text:p>
          </table:table-cell>
        </table:table-row>
        <table:table-row table:style-name="ro1">
          <table:table-cell/>
          <table:table-cell table:style-name="ce1" office:value-type="float" office:value="0.2890625" calcext:value-type="float">
            <text:p>0,2890625</text:p>
          </table:table-cell>
          <table:table-cell table:formula="of:=([.B896]+0.5)*15" office:value-type="float" office:value="11.8359375" calcext:value-type="float">
            <text:p>12</text:p>
          </table:table-cell>
          <table:table-cell table:formula="of:=DEC2BIN([.C896])" office:value-type="string" office:string-value="1011" calcext:value-type="string">
            <text:p>1011</text:p>
          </table:table-cell>
          <table:table-cell table:formula="of:=IF((LEN([.D896])&lt;4);REPT(0;4-LEN([.D896]))&amp;[.D896];[.D89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1015625" calcext:value-type="float">
            <text:p>0,41015625</text:p>
          </table:table-cell>
          <table:table-cell table:formula="of:=([.H896]+0.5)*15" office:value-type="float" office:value="13.65234375" calcext:value-type="float">
            <text:p>14</text:p>
          </table:table-cell>
          <table:table-cell table:formula="of:=DEC2BIN([.I896])" office:value-type="string" office:string-value="1101" calcext:value-type="string">
            <text:p>1101</text:p>
          </table:table-cell>
          <table:table-cell table:formula="of:=IF((LEN([.J896])&lt;4);REPT(0;4-LEN([.J896]))&amp;[.J896];[.J89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formula="of:=([.O896]+0.5)*15" office:value-type="float" office:value="6.328125" calcext:value-type="float">
            <text:p>6</text:p>
          </table:table-cell>
          <table:table-cell table:formula="of:=DEC2BIN([.P896])" office:value-type="string" office:string-value="110" calcext:value-type="string">
            <text:p>110</text:p>
          </table:table-cell>
          <table:table-cell table:formula="of:=IF((LEN([.Q896])&lt;4);REPT(0;4-LEN([.Q896]))&amp;[.Q896];[.Q896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0.4765625" calcext:value-type="float">
            <text:p>0,4765625</text:p>
          </table:table-cell>
          <table:table-cell table:formula="of:=([.B897]+0.5)*15" office:value-type="float" office:value="14.6484375" calcext:value-type="float">
            <text:p>15</text:p>
          </table:table-cell>
          <table:table-cell table:formula="of:=DEC2BIN([.C897])" office:value-type="string" office:string-value="1110" calcext:value-type="string">
            <text:p>1110</text:p>
          </table:table-cell>
          <table:table-cell table:formula="of:=IF((LEN([.D897])&lt;4);REPT(0;4-LEN([.D897]))&amp;[.D897];[.D89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84375" calcext:value-type="float">
            <text:p>-0,1484375</text:p>
          </table:table-cell>
          <table:table-cell table:formula="of:=([.H897]+0.5)*15" office:value-type="float" office:value="5.2734375" calcext:value-type="float">
            <text:p>5</text:p>
          </table:table-cell>
          <table:table-cell table:formula="of:=DEC2BIN([.I897])" office:value-type="string" office:string-value="101" calcext:value-type="string">
            <text:p>101</text:p>
          </table:table-cell>
          <table:table-cell table:formula="of:=IF((LEN([.J897])&lt;4);REPT(0;4-LEN([.J897]))&amp;[.J897];[.J89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formula="of:=([.O897]+0.5)*15" office:value-type="float" office:value="9.9609375" calcext:value-type="float">
            <text:p>10</text:p>
          </table:table-cell>
          <table:table-cell table:formula="of:=DEC2BIN([.P897])" office:value-type="string" office:string-value="1001" calcext:value-type="string">
            <text:p>1001</text:p>
          </table:table-cell>
          <table:table-cell table:formula="of:=IF((LEN([.Q897])&lt;4);REPT(0;4-LEN([.Q897]))&amp;[.Q897];[.Q897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0.00390625" calcext:value-type="float">
            <text:p>0,00390625</text:p>
          </table:table-cell>
          <table:table-cell table:formula="of:=([.B898]+0.5)*15" office:value-type="float" office:value="7.55859375" calcext:value-type="float">
            <text:p>8</text:p>
          </table:table-cell>
          <table:table-cell table:formula="of:=DEC2BIN([.C898])" office:value-type="string" office:string-value="111" calcext:value-type="string">
            <text:p>111</text:p>
          </table:table-cell>
          <table:table-cell table:formula="of:=IF((LEN([.D898])&lt;4);REPT(0;4-LEN([.D898]))&amp;[.D898];[.D89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8828125" calcext:value-type="float">
            <text:p>-0,48828125</text:p>
          </table:table-cell>
          <table:table-cell table:formula="of:=([.H898]+0.5)*15" office:value-type="float" office:value="0.17578125" calcext:value-type="float">
            <text:p>0</text:p>
          </table:table-cell>
          <table:table-cell table:formula="of:=DEC2BIN([.I898])" office:value-type="string" office:string-value="0" calcext:value-type="string">
            <text:p>0</text:p>
          </table:table-cell>
          <table:table-cell table:formula="of:=IF((LEN([.J898])&lt;4);REPT(0;4-LEN([.J898]))&amp;[.J898];[.J89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formula="of:=([.O898]+0.5)*15" office:value-type="float" office:value="6.38671875" calcext:value-type="float">
            <text:p>6</text:p>
          </table:table-cell>
          <table:table-cell table:formula="of:=DEC2BIN([.P898])" office:value-type="string" office:string-value="110" calcext:value-type="string">
            <text:p>110</text:p>
          </table:table-cell>
          <table:table-cell table:formula="of:=IF((LEN([.Q898])&lt;4);REPT(0;4-LEN([.Q898]))&amp;[.Q898];[.Q898])" office:value-type="string" office:string-value="0110" calcext:value-type="string">
            <text:p>0110</text:p>
          </table:table-cell>
        </table:table-row>
        <table:table-row table:style-name="ro1">
          <table:table-cell/>
          <table:table-cell table:style-name="ce1" office:value-type="float" office:value="-0.44921875" calcext:value-type="float">
            <text:p>-0,44921875</text:p>
          </table:table-cell>
          <table:table-cell table:formula="of:=([.B899]+0.5)*15" office:value-type="float" office:value="0.76171875" calcext:value-type="float">
            <text:p>1</text:p>
          </table:table-cell>
          <table:table-cell table:formula="of:=DEC2BIN([.C899])" office:value-type="string" office:string-value="0" calcext:value-type="string">
            <text:p>0</text:p>
          </table:table-cell>
          <table:table-cell table:formula="of:=IF((LEN([.D899])&lt;4);REPT(0;4-LEN([.D899]))&amp;[.D899];[.D8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899]+0.5)*15" office:value-type="float" office:value="7.5" calcext:value-type="float">
            <text:p>8</text:p>
          </table:table-cell>
          <table:table-cell table:formula="of:=DEC2BIN([.I899])" office:value-type="string" office:string-value="111" calcext:value-type="string">
            <text:p>111</text:p>
          </table:table-cell>
          <table:table-cell table:formula="of:=IF((LEN([.J899])&lt;4);REPT(0;4-LEN([.J899]))&amp;[.J899];[.J89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formula="of:=([.O899]+0.5)*15" office:value-type="float" office:value="1.5234375" calcext:value-type="float">
            <text:p>2</text:p>
          </table:table-cell>
          <table:table-cell table:formula="of:=DEC2BIN([.P899])" office:value-type="string" office:string-value="1" calcext:value-type="string">
            <text:p>1</text:p>
          </table:table-cell>
          <table:table-cell table:formula="of:=IF((LEN([.Q899])&lt;4);REPT(0;4-LEN([.Q899]))&amp;[.Q899];[.Q899])" office:value-type="string" office:string-value="0001" calcext:value-type="string">
            <text:p>0001</text:p>
          </table:table-cell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00]+0.5)*15" office:value-type="float" office:value="9.31640625" calcext:value-type="float">
            <text:p>9</text:p>
          </table:table-cell>
          <table:table-cell table:formula="of:=DEC2BIN([.C900])" office:value-type="string" office:string-value="1001" calcext:value-type="string">
            <text:p>1001</text:p>
          </table:table-cell>
          <table:table-cell table:formula="of:=IF((LEN([.D900])&lt;4);REPT(0;4-LEN([.D900]))&amp;[.D900];[.D90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00]+0.5)*15" office:value-type="float" office:value="14.58984375" calcext:value-type="float">
            <text:p>15</text:p>
          </table:table-cell>
          <table:table-cell table:formula="of:=DEC2BIN([.I900])" office:value-type="string" office:string-value="1110" calcext:value-type="string">
            <text:p>1110</text:p>
          </table:table-cell>
          <table:table-cell table:formula="of:=IF((LEN([.J900])&lt;4);REPT(0;4-LEN([.J900]))&amp;[.J900];[.J90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formula="of:=([.O900]+0.5)*15" office:value-type="float" office:value="5.2734375" calcext:value-type="float">
            <text:p>5</text:p>
          </table:table-cell>
          <table:table-cell table:formula="of:=DEC2BIN([.P900])" office:value-type="string" office:string-value="101" calcext:value-type="string">
            <text:p>101</text:p>
          </table:table-cell>
          <table:table-cell table:formula="of:=IF((LEN([.Q900])&lt;4);REPT(0;4-LEN([.Q900]))&amp;[.Q900];[.Q900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01]+0.5)*15" office:value-type="float" office:value="13.828125" calcext:value-type="float">
            <text:p>14</text:p>
          </table:table-cell>
          <table:table-cell table:formula="of:=DEC2BIN([.C901])" office:value-type="string" office:string-value="1101" calcext:value-type="string">
            <text:p>1101</text:p>
          </table:table-cell>
          <table:table-cell table:formula="of:=IF((LEN([.D901])&lt;4);REPT(0;4-LEN([.D901]))&amp;[.D901];[.D90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01]+0.5)*15" office:value-type="float" office:value="3.22265625" calcext:value-type="float">
            <text:p>3</text:p>
          </table:table-cell>
          <table:table-cell table:formula="of:=DEC2BIN([.I901])" office:value-type="string" office:string-value="11" calcext:value-type="string">
            <text:p>11</text:p>
          </table:table-cell>
          <table:table-cell table:formula="of:=IF((LEN([.J901])&lt;4);REPT(0;4-LEN([.J901]))&amp;[.J901];[.J90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formula="of:=([.O901]+0.5)*15" office:value-type="float" office:value="20.91796875" calcext:value-type="float">
            <text:p>21</text:p>
          </table:table-cell>
          <table:table-cell table:formula="of:=DEC2BIN([.P901])" office:value-type="string" office:string-value="10100" calcext:value-type="string">
            <text:p>10100</text:p>
          </table:table-cell>
          <table:table-cell table:formula="of:=IF((LEN([.Q901])&lt;4);REPT(0;4-LEN([.Q901]))&amp;[.Q901];[.Q901])" office:value-type="string" office:string-value="10100" calcext:value-type="string">
            <text:p>10100</text:p>
          </table:table-cell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02]+0.5)*15" office:value-type="float" office:value="1.40625" calcext:value-type="float">
            <text:p>1</text:p>
          </table:table-cell>
          <table:table-cell table:formula="of:=DEC2BIN([.C902])" office:value-type="string" office:string-value="1" calcext:value-type="string">
            <text:p>1</text:p>
          </table:table-cell>
          <table:table-cell table:formula="of:=IF((LEN([.D902])&lt;4);REPT(0;4-LEN([.D902]))&amp;[.D902];[.D90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02]+0.5)*15" office:value-type="float" office:value="2.98828125" calcext:value-type="float">
            <text:p>3</text:p>
          </table:table-cell>
          <table:table-cell table:formula="of:=DEC2BIN([.I902])" office:value-type="string" office:string-value="10" calcext:value-type="string">
            <text:p>10</text:p>
          </table:table-cell>
          <table:table-cell table:formula="of:=IF((LEN([.J902])&lt;4);REPT(0;4-LEN([.J902]))&amp;[.J902];[.J90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formula="of:=([.O902]+0.5)*15" office:value-type="float" office:value="9.90234375" calcext:value-type="float">
            <text:p>10</text:p>
          </table:table-cell>
          <table:table-cell table:formula="of:=DEC2BIN([.P902])" office:value-type="string" office:string-value="1001" calcext:value-type="string">
            <text:p>1001</text:p>
          </table:table-cell>
          <table:table-cell table:formula="of:=IF((LEN([.Q902])&lt;4);REPT(0;4-LEN([.Q902]))&amp;[.Q902];[.Q902])" office:value-type="string" office:string-value="1001" calcext:value-type="string">
            <text:p>1001</text:p>
          </table:table-cell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903]+0.5)*15" office:value-type="float" office:value="5.15625" calcext:value-type="float">
            <text:p>5</text:p>
          </table:table-cell>
          <table:table-cell table:formula="of:=DEC2BIN([.C903])" office:value-type="string" office:string-value="101" calcext:value-type="string">
            <text:p>101</text:p>
          </table:table-cell>
          <table:table-cell table:formula="of:=IF((LEN([.D903])&lt;4);REPT(0;4-LEN([.D903]))&amp;[.D903];[.D90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03]+0.5)*15" office:value-type="float" office:value="14.58984375" calcext:value-type="float">
            <text:p>15</text:p>
          </table:table-cell>
          <table:table-cell table:formula="of:=DEC2BIN([.I903])" office:value-type="string" office:string-value="1110" calcext:value-type="string">
            <text:p>1110</text:p>
          </table:table-cell>
          <table:table-cell table:formula="of:=IF((LEN([.J903])&lt;4);REPT(0;4-LEN([.J903]))&amp;[.J903];[.J90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formula="of:=([.O903]+0.5)*15" office:value-type="float" office:value="-6.97265625" calcext:value-type="float">
            <text:p>-7</text:p>
          </table:table-cell>
          <table:table-cell table:formula="of:=DEC2BIN([.P903])" office:value-type="string" office:string-value="1111111010" calcext:value-type="string">
            <text:p>1111111010</text:p>
          </table:table-cell>
          <table:table-cell table:formula="of:=IF((LEN([.Q903])&lt;4);REPT(0;4-LEN([.Q903]))&amp;[.Q903];[.Q903])" office:value-type="string" office:string-value="1111111010" calcext:value-type="string">
            <text:p>1111111010</text:p>
          </table:table-cell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904]+0.5)*15" office:value-type="float" office:value="14.94140625" calcext:value-type="float">
            <text:p>15</text:p>
          </table:table-cell>
          <table:table-cell table:formula="of:=DEC2BIN([.C904])" office:value-type="string" office:string-value="1110" calcext:value-type="string">
            <text:p>1110</text:p>
          </table:table-cell>
          <table:table-cell table:formula="of:=IF((LEN([.D904])&lt;4);REPT(0;4-LEN([.D904]))&amp;[.D904];[.D90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04]+0.5)*15" office:value-type="float" office:value="7.6171875" calcext:value-type="float">
            <text:p>8</text:p>
          </table:table-cell>
          <table:table-cell table:formula="of:=DEC2BIN([.I904])" office:value-type="string" office:string-value="111" calcext:value-type="string">
            <text:p>111</text:p>
          </table:table-cell>
          <table:table-cell table:formula="of:=IF((LEN([.J904])&lt;4);REPT(0;4-LEN([.J904]))&amp;[.J904];[.J90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formula="of:=([.O904]+0.5)*15" office:value-type="float" office:value="5.15625" calcext:value-type="float">
            <text:p>5</text:p>
          </table:table-cell>
          <table:table-cell table:formula="of:=DEC2BIN([.P904])" office:value-type="string" office:string-value="101" calcext:value-type="string">
            <text:p>101</text:p>
          </table:table-cell>
          <table:table-cell table:formula="of:=IF((LEN([.Q904])&lt;4);REPT(0;4-LEN([.Q904]))&amp;[.Q904];[.Q904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05]+0.5)*15" office:value-type="float" office:value="5.33203125" calcext:value-type="float">
            <text:p>5</text:p>
          </table:table-cell>
          <table:table-cell table:formula="of:=DEC2BIN([.C905])" office:value-type="string" office:string-value="101" calcext:value-type="string">
            <text:p>101</text:p>
          </table:table-cell>
          <table:table-cell table:formula="of:=IF((LEN([.D905])&lt;4);REPT(0;4-LEN([.D905]))&amp;[.D905];[.D90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05]+0.5)*15" office:value-type="float" office:value="0.3515625" calcext:value-type="float">
            <text:p>0</text:p>
          </table:table-cell>
          <table:table-cell table:formula="of:=DEC2BIN([.I905])" office:value-type="string" office:string-value="0" calcext:value-type="string">
            <text:p>0</text:p>
          </table:table-cell>
          <table:table-cell table:formula="of:=IF((LEN([.J905])&lt;4);REPT(0;4-LEN([.J905]))&amp;[.J905];[.J90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formula="of:=([.O905]+0.5)*15" office:value-type="float" office:value="17.98828125" calcext:value-type="float">
            <text:p>18</text:p>
          </table:table-cell>
          <table:table-cell table:formula="of:=DEC2BIN([.P905])" office:value-type="string" office:string-value="10001" calcext:value-type="string">
            <text:p>10001</text:p>
          </table:table-cell>
          <table:table-cell table:formula="of:=IF((LEN([.Q905])&lt;4);REPT(0;4-LEN([.Q905]))&amp;[.Q905];[.Q905])" office:value-type="string" office:string-value="10001" calcext:value-type="string">
            <text:p>10001</text:p>
          </table:table-cell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06]+0.5)*15" office:value-type="float" office:value="1.34765625" calcext:value-type="float">
            <text:p>1</text:p>
          </table:table-cell>
          <table:table-cell table:formula="of:=DEC2BIN([.C906])" office:value-type="string" office:string-value="1" calcext:value-type="string">
            <text:p>1</text:p>
          </table:table-cell>
          <table:table-cell table:formula="of:=IF((LEN([.D906])&lt;4);REPT(0;4-LEN([.D906]))&amp;[.D906];[.D90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06]+0.5)*15" office:value-type="float" office:value="11.77734375" calcext:value-type="float">
            <text:p>12</text:p>
          </table:table-cell>
          <table:table-cell table:formula="of:=DEC2BIN([.I906])" office:value-type="string" office:string-value="1011" calcext:value-type="string">
            <text:p>1011</text:p>
          </table:table-cell>
          <table:table-cell table:formula="of:=IF((LEN([.J906])&lt;4);REPT(0;4-LEN([.J906]))&amp;[.J906];[.J90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formula="of:=([.O906]+0.5)*15" office:value-type="float" office:value="8.671875" calcext:value-type="float">
            <text:p>9</text:p>
          </table:table-cell>
          <table:table-cell table:formula="of:=DEC2BIN([.P906])" office:value-type="string" office:string-value="1000" calcext:value-type="string">
            <text:p>1000</text:p>
          </table:table-cell>
          <table:table-cell table:formula="of:=IF((LEN([.Q906])&lt;4);REPT(0;4-LEN([.Q906]))&amp;[.Q906];[.Q906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07]+0.5)*15" office:value-type="float" office:value="13.4765625" calcext:value-type="float">
            <text:p>13</text:p>
          </table:table-cell>
          <table:table-cell table:formula="of:=DEC2BIN([.C907])" office:value-type="string" office:string-value="1101" calcext:value-type="string">
            <text:p>1101</text:p>
          </table:table-cell>
          <table:table-cell table:formula="of:=IF((LEN([.D907])&lt;4);REPT(0;4-LEN([.D907]))&amp;[.D907];[.D90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07]+0.5)*15" office:value-type="float" office:value="12.01171875" calcext:value-type="float">
            <text:p>12</text:p>
          </table:table-cell>
          <table:table-cell table:formula="of:=DEC2BIN([.I907])" office:value-type="string" office:string-value="1100" calcext:value-type="string">
            <text:p>1100</text:p>
          </table:table-cell>
          <table:table-cell table:formula="of:=IF((LEN([.J907])&lt;4);REPT(0;4-LEN([.J907]))&amp;[.J907];[.J90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formula="of:=([.O907]+0.5)*15" office:value-type="float" office:value="5.0390625" calcext:value-type="float">
            <text:p>5</text:p>
          </table:table-cell>
          <table:table-cell table:formula="of:=DEC2BIN([.P907])" office:value-type="string" office:string-value="101" calcext:value-type="string">
            <text:p>101</text:p>
          </table:table-cell>
          <table:table-cell table:formula="of:=IF((LEN([.Q907])&lt;4);REPT(0;4-LEN([.Q907]))&amp;[.Q907];[.Q907])" office:value-type="string" office:string-value="0101" calcext:value-type="string">
            <text:p>0101</text:p>
          </table:table-cell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908]+0.5)*15" office:value-type="float" office:value="10.01953125" calcext:value-type="float">
            <text:p>10</text:p>
          </table:table-cell>
          <table:table-cell table:formula="of:=DEC2BIN([.C908])" office:value-type="string" office:string-value="1010" calcext:value-type="string">
            <text:p>1010</text:p>
          </table:table-cell>
          <table:table-cell table:formula="of:=IF((LEN([.D908])&lt;4);REPT(0;4-LEN([.D908]))&amp;[.D908];[.D908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908]+0.5)*15" office:value-type="float" office:value="0.29296875" calcext:value-type="float">
            <text:p>0</text:p>
          </table:table-cell>
          <table:table-cell table:formula="of:=DEC2BIN([.I908])" office:value-type="string" office:string-value="0" calcext:value-type="string">
            <text:p>0</text:p>
          </table:table-cell>
          <table:table-cell table:formula="of:=IF((LEN([.J908])&lt;4);REPT(0;4-LEN([.J908]))&amp;[.J908];[.J90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formula="of:=([.O908]+0.5)*15" office:value-type="float" office:value="8.61328125" calcext:value-type="float">
            <text:p>9</text:p>
          </table:table-cell>
          <table:table-cell table:formula="of:=DEC2BIN([.P908])" office:value-type="string" office:string-value="1000" calcext:value-type="string">
            <text:p>1000</text:p>
          </table:table-cell>
          <table:table-cell table:formula="of:=IF((LEN([.Q908])&lt;4);REPT(0;4-LEN([.Q908]))&amp;[.Q908];[.Q908])" office:value-type="string" office:string-value="1000" calcext:value-type="string">
            <text:p>1000</text:p>
          </table:table-cell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909]+0.5)*15" office:value-type="float" office:value="-0.3515625" calcext:value-type="float">
            <text:p>0</text:p>
          </table:table-cell>
          <table:table-cell table:formula="of:=DEC2BIN([.C909])" office:value-type="string" office:string-value="0" calcext:value-type="string">
            <text:p>0</text:p>
          </table:table-cell>
          <table:table-cell table:formula="of:=IF((LEN([.D909])&lt;4);REPT(0;4-LEN([.D909]))&amp;[.D909];[.D90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909]+0.5)*15" office:value-type="float" office:value="4.921875" calcext:value-type="float">
            <text:p>5</text:p>
          </table:table-cell>
          <table:table-cell table:formula="of:=DEC2BIN([.I909])" office:value-type="string" office:string-value="100" calcext:value-type="string">
            <text:p>100</text:p>
          </table:table-cell>
          <table:table-cell table:formula="of:=IF((LEN([.J909])&lt;4);REPT(0;4-LEN([.J909]))&amp;[.J909];[.J90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formula="of:=([.O909]+0.5)*15" office:value-type="float" office:value="13.4765625" calcext:value-type="float">
            <text:p>13</text:p>
          </table:table-cell>
          <table:table-cell table:formula="of:=DEC2BIN([.P909])" office:value-type="string" office:string-value="1101" calcext:value-type="string">
            <text:p>1101</text:p>
          </table:table-cell>
          <table:table-cell table:formula="of:=IF((LEN([.Q909])&lt;4);REPT(0;4-LEN([.Q909]))&amp;[.Q909];[.Q909])" office:value-type="string" office:string-value="1101" calcext:value-type="string">
            <text:p>1101</text:p>
          </table:table-cell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10]+0.5)*15" office:value-type="float" office:value="3.3984375" calcext:value-type="float">
            <text:p>3</text:p>
          </table:table-cell>
          <table:table-cell table:formula="of:=DEC2BIN([.C910])" office:value-type="string" office:string-value="11" calcext:value-type="string">
            <text:p>11</text:p>
          </table:table-cell>
          <table:table-cell table:formula="of:=IF((LEN([.D910])&lt;4);REPT(0;4-LEN([.D910]))&amp;[.D910];[.D91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910]+0.5)*15" office:value-type="float" office:value="13.53515625" calcext:value-type="float">
            <text:p>14</text:p>
          </table:table-cell>
          <table:table-cell table:formula="of:=DEC2BIN([.I910])" office:value-type="string" office:string-value="1101" calcext:value-type="string">
            <text:p>1101</text:p>
          </table:table-cell>
          <table:table-cell table:formula="of:=IF((LEN([.J910])&lt;4);REPT(0;4-LEN([.J910]))&amp;[.J910];[.J91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911]+0.5)*15" office:value-type="float" office:value="11.6015625" calcext:value-type="float">
            <text:p>12</text:p>
          </table:table-cell>
          <table:table-cell table:formula="of:=DEC2BIN([.C911])" office:value-type="string" office:string-value="1011" calcext:value-type="string">
            <text:p>1011</text:p>
          </table:table-cell>
          <table:table-cell table:formula="of:=IF((LEN([.D911])&lt;4);REPT(0;4-LEN([.D911]))&amp;[.D911];[.D91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911]+0.5)*15" office:value-type="float" office:value="13.59375" calcext:value-type="float">
            <text:p>14</text:p>
          </table:table-cell>
          <table:table-cell table:formula="of:=DEC2BIN([.I911])" office:value-type="string" office:string-value="1101" calcext:value-type="string">
            <text:p>1101</text:p>
          </table:table-cell>
          <table:table-cell table:formula="of:=IF((LEN([.J911])&lt;4);REPT(0;4-LEN([.J911]))&amp;[.J911];[.J91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912]+0.5)*15" office:value-type="float" office:value="14.765625" calcext:value-type="float">
            <text:p>15</text:p>
          </table:table-cell>
          <table:table-cell table:formula="of:=DEC2BIN([.C912])" office:value-type="string" office:string-value="1110" calcext:value-type="string">
            <text:p>1110</text:p>
          </table:table-cell>
          <table:table-cell table:formula="of:=IF((LEN([.D912])&lt;4);REPT(0;4-LEN([.D912]))&amp;[.D912];[.D91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912]+0.5)*15" office:value-type="float" office:value="5.33203125" calcext:value-type="float">
            <text:p>5</text:p>
          </table:table-cell>
          <table:table-cell table:formula="of:=DEC2BIN([.I912])" office:value-type="string" office:string-value="101" calcext:value-type="string">
            <text:p>101</text:p>
          </table:table-cell>
          <table:table-cell table:formula="of:=IF((LEN([.J912])&lt;4);REPT(0;4-LEN([.J912]))&amp;[.J912];[.J91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913]+0.5)*15" office:value-type="float" office:value="7.5" calcext:value-type="float">
            <text:p>8</text:p>
          </table:table-cell>
          <table:table-cell table:formula="of:=DEC2BIN([.C913])" office:value-type="string" office:string-value="111" calcext:value-type="string">
            <text:p>111</text:p>
          </table:table-cell>
          <table:table-cell table:formula="of:=IF((LEN([.D913])&lt;4);REPT(0;4-LEN([.D913]))&amp;[.D913];[.D91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913]+0.5)*15" office:value-type="float" office:value="0.1171875" calcext:value-type="float">
            <text:p>0</text:p>
          </table:table-cell>
          <table:table-cell table:formula="of:=DEC2BIN([.I913])" office:value-type="string" office:string-value="0" calcext:value-type="string">
            <text:p>0</text:p>
          </table:table-cell>
          <table:table-cell table:formula="of:=IF((LEN([.J913])&lt;4);REPT(0;4-LEN([.J913]))&amp;[.J913];[.J91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914]+0.5)*15" office:value-type="float" office:value="0.8203125" calcext:value-type="float">
            <text:p>1</text:p>
          </table:table-cell>
          <table:table-cell table:formula="of:=DEC2BIN([.C914])" office:value-type="string" office:string-value="0" calcext:value-type="string">
            <text:p>0</text:p>
          </table:table-cell>
          <table:table-cell table:formula="of:=IF((LEN([.D914])&lt;4);REPT(0;4-LEN([.D914]))&amp;[.D914];[.D91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14]+0.5)*15" office:value-type="float" office:value="7.5" calcext:value-type="float">
            <text:p>8</text:p>
          </table:table-cell>
          <table:table-cell table:formula="of:=DEC2BIN([.I914])" office:value-type="string" office:string-value="111" calcext:value-type="string">
            <text:p>111</text:p>
          </table:table-cell>
          <table:table-cell table:formula="of:=IF((LEN([.J914])&lt;4);REPT(0;4-LEN([.J914]))&amp;[.J914];[.J91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15]+0.5)*15" office:value-type="float" office:value="9.31640625" calcext:value-type="float">
            <text:p>9</text:p>
          </table:table-cell>
          <table:table-cell table:formula="of:=DEC2BIN([.C915])" office:value-type="string" office:string-value="1001" calcext:value-type="string">
            <text:p>1001</text:p>
          </table:table-cell>
          <table:table-cell table:formula="of:=IF((LEN([.D915])&lt;4);REPT(0;4-LEN([.D915]))&amp;[.D915];[.D91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15]+0.5)*15" office:value-type="float" office:value="14.58984375" calcext:value-type="float">
            <text:p>15</text:p>
          </table:table-cell>
          <table:table-cell table:formula="of:=DEC2BIN([.I915])" office:value-type="string" office:string-value="1110" calcext:value-type="string">
            <text:p>1110</text:p>
          </table:table-cell>
          <table:table-cell table:formula="of:=IF((LEN([.J915])&lt;4);REPT(0;4-LEN([.J915]))&amp;[.J915];[.J91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16]+0.5)*15" office:value-type="float" office:value="13.828125" calcext:value-type="float">
            <text:p>14</text:p>
          </table:table-cell>
          <table:table-cell table:formula="of:=DEC2BIN([.C916])" office:value-type="string" office:string-value="1101" calcext:value-type="string">
            <text:p>1101</text:p>
          </table:table-cell>
          <table:table-cell table:formula="of:=IF((LEN([.D916])&lt;4);REPT(0;4-LEN([.D916]))&amp;[.D916];[.D91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16]+0.5)*15" office:value-type="float" office:value="3.22265625" calcext:value-type="float">
            <text:p>3</text:p>
          </table:table-cell>
          <table:table-cell table:formula="of:=DEC2BIN([.I916])" office:value-type="string" office:string-value="11" calcext:value-type="string">
            <text:p>11</text:p>
          </table:table-cell>
          <table:table-cell table:formula="of:=IF((LEN([.J916])&lt;4);REPT(0;4-LEN([.J916]))&amp;[.J916];[.J91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17]+0.5)*15" office:value-type="float" office:value="1.40625" calcext:value-type="float">
            <text:p>1</text:p>
          </table:table-cell>
          <table:table-cell table:formula="of:=DEC2BIN([.C917])" office:value-type="string" office:string-value="1" calcext:value-type="string">
            <text:p>1</text:p>
          </table:table-cell>
          <table:table-cell table:formula="of:=IF((LEN([.D917])&lt;4);REPT(0;4-LEN([.D917]))&amp;[.D917];[.D91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17]+0.5)*15" office:value-type="float" office:value="2.98828125" calcext:value-type="float">
            <text:p>3</text:p>
          </table:table-cell>
          <table:table-cell table:formula="of:=DEC2BIN([.I917])" office:value-type="string" office:string-value="10" calcext:value-type="string">
            <text:p>10</text:p>
          </table:table-cell>
          <table:table-cell table:formula="of:=IF((LEN([.J917])&lt;4);REPT(0;4-LEN([.J917]))&amp;[.J917];[.J91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918]+0.5)*15" office:value-type="float" office:value="5.15625" calcext:value-type="float">
            <text:p>5</text:p>
          </table:table-cell>
          <table:table-cell table:formula="of:=DEC2BIN([.C918])" office:value-type="string" office:string-value="101" calcext:value-type="string">
            <text:p>101</text:p>
          </table:table-cell>
          <table:table-cell table:formula="of:=IF((LEN([.D918])&lt;4);REPT(0;4-LEN([.D918]))&amp;[.D918];[.D91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18]+0.5)*15" office:value-type="float" office:value="14.58984375" calcext:value-type="float">
            <text:p>15</text:p>
          </table:table-cell>
          <table:table-cell table:formula="of:=DEC2BIN([.I918])" office:value-type="string" office:string-value="1110" calcext:value-type="string">
            <text:p>1110</text:p>
          </table:table-cell>
          <table:table-cell table:formula="of:=IF((LEN([.J918])&lt;4);REPT(0;4-LEN([.J918]))&amp;[.J918];[.J91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919]+0.5)*15" office:value-type="float" office:value="14.94140625" calcext:value-type="float">
            <text:p>15</text:p>
          </table:table-cell>
          <table:table-cell table:formula="of:=DEC2BIN([.C919])" office:value-type="string" office:string-value="1110" calcext:value-type="string">
            <text:p>1110</text:p>
          </table:table-cell>
          <table:table-cell table:formula="of:=IF((LEN([.D919])&lt;4);REPT(0;4-LEN([.D919]))&amp;[.D919];[.D91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19]+0.5)*15" office:value-type="float" office:value="7.6171875" calcext:value-type="float">
            <text:p>8</text:p>
          </table:table-cell>
          <table:table-cell table:formula="of:=DEC2BIN([.I919])" office:value-type="string" office:string-value="111" calcext:value-type="string">
            <text:p>111</text:p>
          </table:table-cell>
          <table:table-cell table:formula="of:=IF((LEN([.J919])&lt;4);REPT(0;4-LEN([.J919]))&amp;[.J919];[.J91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20]+0.5)*15" office:value-type="float" office:value="5.33203125" calcext:value-type="float">
            <text:p>5</text:p>
          </table:table-cell>
          <table:table-cell table:formula="of:=DEC2BIN([.C920])" office:value-type="string" office:string-value="101" calcext:value-type="string">
            <text:p>101</text:p>
          </table:table-cell>
          <table:table-cell table:formula="of:=IF((LEN([.D920])&lt;4);REPT(0;4-LEN([.D920]))&amp;[.D920];[.D92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20]+0.5)*15" office:value-type="float" office:value="0.3515625" calcext:value-type="float">
            <text:p>0</text:p>
          </table:table-cell>
          <table:table-cell table:formula="of:=DEC2BIN([.I920])" office:value-type="string" office:string-value="0" calcext:value-type="string">
            <text:p>0</text:p>
          </table:table-cell>
          <table:table-cell table:formula="of:=IF((LEN([.J920])&lt;4);REPT(0;4-LEN([.J920]))&amp;[.J920];[.J92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21]+0.5)*15" office:value-type="float" office:value="1.34765625" calcext:value-type="float">
            <text:p>1</text:p>
          </table:table-cell>
          <table:table-cell table:formula="of:=DEC2BIN([.C921])" office:value-type="string" office:string-value="1" calcext:value-type="string">
            <text:p>1</text:p>
          </table:table-cell>
          <table:table-cell table:formula="of:=IF((LEN([.D921])&lt;4);REPT(0;4-LEN([.D921]))&amp;[.D921];[.D92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21]+0.5)*15" office:value-type="float" office:value="11.77734375" calcext:value-type="float">
            <text:p>12</text:p>
          </table:table-cell>
          <table:table-cell table:formula="of:=DEC2BIN([.I921])" office:value-type="string" office:string-value="1011" calcext:value-type="string">
            <text:p>1011</text:p>
          </table:table-cell>
          <table:table-cell table:formula="of:=IF((LEN([.J921])&lt;4);REPT(0;4-LEN([.J921]))&amp;[.J921];[.J92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22]+0.5)*15" office:value-type="float" office:value="13.4765625" calcext:value-type="float">
            <text:p>13</text:p>
          </table:table-cell>
          <table:table-cell table:formula="of:=DEC2BIN([.C922])" office:value-type="string" office:string-value="1101" calcext:value-type="string">
            <text:p>1101</text:p>
          </table:table-cell>
          <table:table-cell table:formula="of:=IF((LEN([.D922])&lt;4);REPT(0;4-LEN([.D922]))&amp;[.D922];[.D92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22]+0.5)*15" office:value-type="float" office:value="12.01171875" calcext:value-type="float">
            <text:p>12</text:p>
          </table:table-cell>
          <table:table-cell table:formula="of:=DEC2BIN([.I922])" office:value-type="string" office:string-value="1100" calcext:value-type="string">
            <text:p>1100</text:p>
          </table:table-cell>
          <table:table-cell table:formula="of:=IF((LEN([.J922])&lt;4);REPT(0;4-LEN([.J922]))&amp;[.J922];[.J92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796875" calcext:value-type="float">
            <text:p>-0,16796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923]+0.5)*15" office:value-type="float" office:value="10.01953125" calcext:value-type="float">
            <text:p>10</text:p>
          </table:table-cell>
          <table:table-cell table:formula="of:=DEC2BIN([.C923])" office:value-type="string" office:string-value="1010" calcext:value-type="string">
            <text:p>1010</text:p>
          </table:table-cell>
          <table:table-cell table:formula="of:=IF((LEN([.D923])&lt;4);REPT(0;4-LEN([.D923]))&amp;[.D923];[.D92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923]+0.5)*15" office:value-type="float" office:value="0.29296875" calcext:value-type="float">
            <text:p>0</text:p>
          </table:table-cell>
          <table:table-cell table:formula="of:=DEC2BIN([.I923])" office:value-type="string" office:string-value="0" calcext:value-type="string">
            <text:p>0</text:p>
          </table:table-cell>
          <table:table-cell table:formula="of:=IF((LEN([.J923])&lt;4);REPT(0;4-LEN([.J923]))&amp;[.J923];[.J92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924]+0.5)*15" office:value-type="float" office:value="-0.3515625" calcext:value-type="float">
            <text:p>0</text:p>
          </table:table-cell>
          <table:table-cell table:formula="of:=DEC2BIN([.C924])" office:value-type="string" office:string-value="0" calcext:value-type="string">
            <text:p>0</text:p>
          </table:table-cell>
          <table:table-cell table:formula="of:=IF((LEN([.D924])&lt;4);REPT(0;4-LEN([.D924]))&amp;[.D924];[.D92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924]+0.5)*15" office:value-type="float" office:value="4.921875" calcext:value-type="float">
            <text:p>5</text:p>
          </table:table-cell>
          <table:table-cell table:formula="of:=DEC2BIN([.I924])" office:value-type="string" office:string-value="100" calcext:value-type="string">
            <text:p>100</text:p>
          </table:table-cell>
          <table:table-cell table:formula="of:=IF((LEN([.J924])&lt;4);REPT(0;4-LEN([.J924]))&amp;[.J924];[.J92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25]+0.5)*15" office:value-type="float" office:value="3.3984375" calcext:value-type="float">
            <text:p>3</text:p>
          </table:table-cell>
          <table:table-cell table:formula="of:=DEC2BIN([.C925])" office:value-type="string" office:string-value="11" calcext:value-type="string">
            <text:p>11</text:p>
          </table:table-cell>
          <table:table-cell table:formula="of:=IF((LEN([.D925])&lt;4);REPT(0;4-LEN([.D925]))&amp;[.D925];[.D92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925]+0.5)*15" office:value-type="float" office:value="13.53515625" calcext:value-type="float">
            <text:p>14</text:p>
          </table:table-cell>
          <table:table-cell table:formula="of:=DEC2BIN([.I925])" office:value-type="string" office:string-value="1101" calcext:value-type="string">
            <text:p>1101</text:p>
          </table:table-cell>
          <table:table-cell table:formula="of:=IF((LEN([.J925])&lt;4);REPT(0;4-LEN([.J925]))&amp;[.J925];[.J92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926]+0.5)*15" office:value-type="float" office:value="11.6015625" calcext:value-type="float">
            <text:p>12</text:p>
          </table:table-cell>
          <table:table-cell table:formula="of:=DEC2BIN([.C926])" office:value-type="string" office:string-value="1011" calcext:value-type="string">
            <text:p>1011</text:p>
          </table:table-cell>
          <table:table-cell table:formula="of:=IF((LEN([.D926])&lt;4);REPT(0;4-LEN([.D926]))&amp;[.D926];[.D92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926]+0.5)*15" office:value-type="float" office:value="13.59375" calcext:value-type="float">
            <text:p>14</text:p>
          </table:table-cell>
          <table:table-cell table:formula="of:=DEC2BIN([.I926])" office:value-type="string" office:string-value="1101" calcext:value-type="string">
            <text:p>1101</text:p>
          </table:table-cell>
          <table:table-cell table:formula="of:=IF((LEN([.J926])&lt;4);REPT(0;4-LEN([.J926]))&amp;[.J926];[.J92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927]+0.5)*15" office:value-type="float" office:value="14.765625" calcext:value-type="float">
            <text:p>15</text:p>
          </table:table-cell>
          <table:table-cell table:formula="of:=DEC2BIN([.C927])" office:value-type="string" office:string-value="1110" calcext:value-type="string">
            <text:p>1110</text:p>
          </table:table-cell>
          <table:table-cell table:formula="of:=IF((LEN([.D927])&lt;4);REPT(0;4-LEN([.D927]))&amp;[.D927];[.D92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927]+0.5)*15" office:value-type="float" office:value="5.33203125" calcext:value-type="float">
            <text:p>5</text:p>
          </table:table-cell>
          <table:table-cell table:formula="of:=DEC2BIN([.I927])" office:value-type="string" office:string-value="101" calcext:value-type="string">
            <text:p>101</text:p>
          </table:table-cell>
          <table:table-cell table:formula="of:=IF((LEN([.J927])&lt;4);REPT(0;4-LEN([.J927]))&amp;[.J927];[.J92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928]+0.5)*15" office:value-type="float" office:value="7.5" calcext:value-type="float">
            <text:p>8</text:p>
          </table:table-cell>
          <table:table-cell table:formula="of:=DEC2BIN([.C928])" office:value-type="string" office:string-value="111" calcext:value-type="string">
            <text:p>111</text:p>
          </table:table-cell>
          <table:table-cell table:formula="of:=IF((LEN([.D928])&lt;4);REPT(0;4-LEN([.D928]))&amp;[.D928];[.D92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928]+0.5)*15" office:value-type="float" office:value="0.1171875" calcext:value-type="float">
            <text:p>0</text:p>
          </table:table-cell>
          <table:table-cell table:formula="of:=DEC2BIN([.I928])" office:value-type="string" office:string-value="0" calcext:value-type="string">
            <text:p>0</text:p>
          </table:table-cell>
          <table:table-cell table:formula="of:=IF((LEN([.J928])&lt;4);REPT(0;4-LEN([.J928]))&amp;[.J928];[.J92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2734375" calcext:value-type="float">
            <text:p>-0,027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929]+0.5)*15" office:value-type="float" office:value="0.8203125" calcext:value-type="float">
            <text:p>1</text:p>
          </table:table-cell>
          <table:table-cell table:formula="of:=DEC2BIN([.C929])" office:value-type="string" office:string-value="0" calcext:value-type="string">
            <text:p>0</text:p>
          </table:table-cell>
          <table:table-cell table:formula="of:=IF((LEN([.D929])&lt;4);REPT(0;4-LEN([.D929]))&amp;[.D929];[.D92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29]+0.5)*15" office:value-type="float" office:value="7.5" calcext:value-type="float">
            <text:p>8</text:p>
          </table:table-cell>
          <table:table-cell table:formula="of:=DEC2BIN([.I929])" office:value-type="string" office:string-value="111" calcext:value-type="string">
            <text:p>111</text:p>
          </table:table-cell>
          <table:table-cell table:formula="of:=IF((LEN([.J929])&lt;4);REPT(0;4-LEN([.J929]))&amp;[.J929];[.J92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4453125" calcext:value-type="float">
            <text:p>0,4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30]+0.5)*15" office:value-type="float" office:value="9.31640625" calcext:value-type="float">
            <text:p>9</text:p>
          </table:table-cell>
          <table:table-cell table:formula="of:=DEC2BIN([.C930])" office:value-type="string" office:string-value="1001" calcext:value-type="string">
            <text:p>1001</text:p>
          </table:table-cell>
          <table:table-cell table:formula="of:=IF((LEN([.D930])&lt;4);REPT(0;4-LEN([.D930]))&amp;[.D930];[.D93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30]+0.5)*15" office:value-type="float" office:value="14.58984375" calcext:value-type="float">
            <text:p>15</text:p>
          </table:table-cell>
          <table:table-cell table:formula="of:=DEC2BIN([.I930])" office:value-type="string" office:string-value="1110" calcext:value-type="string">
            <text:p>1110</text:p>
          </table:table-cell>
          <table:table-cell table:formula="of:=IF((LEN([.J930])&lt;4);REPT(0;4-LEN([.J930]))&amp;[.J930];[.J93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2109375" calcext:value-type="float">
            <text:p>0,12109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31]+0.5)*15" office:value-type="float" office:value="13.828125" calcext:value-type="float">
            <text:p>14</text:p>
          </table:table-cell>
          <table:table-cell table:formula="of:=DEC2BIN([.C931])" office:value-type="string" office:string-value="1101" calcext:value-type="string">
            <text:p>1101</text:p>
          </table:table-cell>
          <table:table-cell table:formula="of:=IF((LEN([.D931])&lt;4);REPT(0;4-LEN([.D931]))&amp;[.D931];[.D93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31]+0.5)*15" office:value-type="float" office:value="3.22265625" calcext:value-type="float">
            <text:p>3</text:p>
          </table:table-cell>
          <table:table-cell table:formula="of:=DEC2BIN([.I931])" office:value-type="string" office:string-value="11" calcext:value-type="string">
            <text:p>11</text:p>
          </table:table-cell>
          <table:table-cell table:formula="of:=IF((LEN([.J931])&lt;4);REPT(0;4-LEN([.J931]))&amp;[.J931];[.J93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875" calcext:value-type="float">
            <text:p>-0,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32]+0.5)*15" office:value-type="float" office:value="1.40625" calcext:value-type="float">
            <text:p>1</text:p>
          </table:table-cell>
          <table:table-cell table:formula="of:=DEC2BIN([.C932])" office:value-type="string" office:string-value="1" calcext:value-type="string">
            <text:p>1</text:p>
          </table:table-cell>
          <table:table-cell table:formula="of:=IF((LEN([.D932])&lt;4);REPT(0;4-LEN([.D932]))&amp;[.D932];[.D93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32]+0.5)*15" office:value-type="float" office:value="2.98828125" calcext:value-type="float">
            <text:p>3</text:p>
          </table:table-cell>
          <table:table-cell table:formula="of:=DEC2BIN([.I932])" office:value-type="string" office:string-value="10" calcext:value-type="string">
            <text:p>10</text:p>
          </table:table-cell>
          <table:table-cell table:formula="of:=IF((LEN([.J932])&lt;4);REPT(0;4-LEN([.J932]))&amp;[.J932];[.J93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71875" calcext:value-type="float">
            <text:p>-0,17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933]+0.5)*15" office:value-type="float" office:value="5.15625" calcext:value-type="float">
            <text:p>5</text:p>
          </table:table-cell>
          <table:table-cell table:formula="of:=DEC2BIN([.C933])" office:value-type="string" office:string-value="101" calcext:value-type="string">
            <text:p>101</text:p>
          </table:table-cell>
          <table:table-cell table:formula="of:=IF((LEN([.D933])&lt;4);REPT(0;4-LEN([.D933]))&amp;[.D933];[.D93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33]+0.5)*15" office:value-type="float" office:value="14.58984375" calcext:value-type="float">
            <text:p>15</text:p>
          </table:table-cell>
          <table:table-cell table:formula="of:=DEC2BIN([.I933])" office:value-type="string" office:string-value="1110" calcext:value-type="string">
            <text:p>1110</text:p>
          </table:table-cell>
          <table:table-cell table:formula="of:=IF((LEN([.J933])&lt;4);REPT(0;4-LEN([.J933]))&amp;[.J933];[.J93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7265625" calcext:value-type="float">
            <text:p>0,9726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934]+0.5)*15" office:value-type="float" office:value="14.94140625" calcext:value-type="float">
            <text:p>15</text:p>
          </table:table-cell>
          <table:table-cell table:formula="of:=DEC2BIN([.C934])" office:value-type="string" office:string-value="1110" calcext:value-type="string">
            <text:p>1110</text:p>
          </table:table-cell>
          <table:table-cell table:formula="of:=IF((LEN([.D934])&lt;4);REPT(0;4-LEN([.D934]))&amp;[.D934];[.D93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34]+0.5)*15" office:value-type="float" office:value="7.6171875" calcext:value-type="float">
            <text:p>8</text:p>
          </table:table-cell>
          <table:table-cell table:formula="of:=DEC2BIN([.I934])" office:value-type="string" office:string-value="111" calcext:value-type="string">
            <text:p>111</text:p>
          </table:table-cell>
          <table:table-cell table:formula="of:=IF((LEN([.J934])&lt;4);REPT(0;4-LEN([.J934]))&amp;[.J934];[.J93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234375" calcext:value-type="float">
            <text:p>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35]+0.5)*15" office:value-type="float" office:value="5.33203125" calcext:value-type="float">
            <text:p>5</text:p>
          </table:table-cell>
          <table:table-cell table:formula="of:=DEC2BIN([.C935])" office:value-type="string" office:string-value="101" calcext:value-type="string">
            <text:p>101</text:p>
          </table:table-cell>
          <table:table-cell table:formula="of:=IF((LEN([.D935])&lt;4);REPT(0;4-LEN([.D935]))&amp;[.D935];[.D93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35]+0.5)*15" office:value-type="float" office:value="0.3515625" calcext:value-type="float">
            <text:p>0</text:p>
          </table:table-cell>
          <table:table-cell table:formula="of:=DEC2BIN([.I935])" office:value-type="string" office:string-value="0" calcext:value-type="string">
            <text:p>0</text:p>
          </table:table-cell>
          <table:table-cell table:formula="of:=IF((LEN([.J935])&lt;4);REPT(0;4-LEN([.J935]))&amp;[.J935];[.J935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6953125" calcext:value-type="float">
            <text:p>-0,69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36]+0.5)*15" office:value-type="float" office:value="1.34765625" calcext:value-type="float">
            <text:p>1</text:p>
          </table:table-cell>
          <table:table-cell table:formula="of:=DEC2BIN([.C936])" office:value-type="string" office:string-value="1" calcext:value-type="string">
            <text:p>1</text:p>
          </table:table-cell>
          <table:table-cell table:formula="of:=IF((LEN([.D936])&lt;4);REPT(0;4-LEN([.D936]))&amp;[.D936];[.D93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36]+0.5)*15" office:value-type="float" office:value="11.77734375" calcext:value-type="float">
            <text:p>12</text:p>
          </table:table-cell>
          <table:table-cell table:formula="of:=DEC2BIN([.I936])" office:value-type="string" office:string-value="1011" calcext:value-type="string">
            <text:p>1011</text:p>
          </table:table-cell>
          <table:table-cell table:formula="of:=IF((LEN([.J936])&lt;4);REPT(0;4-LEN([.J936]))&amp;[.J936];[.J936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37]+0.5)*15" office:value-type="float" office:value="13.4765625" calcext:value-type="float">
            <text:p>13</text:p>
          </table:table-cell>
          <table:table-cell table:formula="of:=DEC2BIN([.C937])" office:value-type="string" office:string-value="1101" calcext:value-type="string">
            <text:p>1101</text:p>
          </table:table-cell>
          <table:table-cell table:formula="of:=IF((LEN([.D937])&lt;4);REPT(0;4-LEN([.D937]))&amp;[.D937];[.D93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37]+0.5)*15" office:value-type="float" office:value="12.01171875" calcext:value-type="float">
            <text:p>12</text:p>
          </table:table-cell>
          <table:table-cell table:formula="of:=DEC2BIN([.I937])" office:value-type="string" office:string-value="1100" calcext:value-type="string">
            <text:p>1100</text:p>
          </table:table-cell>
          <table:table-cell table:formula="of:=IF((LEN([.J937])&lt;4);REPT(0;4-LEN([.J937]))&amp;[.J937];[.J937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938]+0.5)*15" office:value-type="float" office:value="10.01953125" calcext:value-type="float">
            <text:p>10</text:p>
          </table:table-cell>
          <table:table-cell table:formula="of:=DEC2BIN([.C938])" office:value-type="string" office:string-value="1010" calcext:value-type="string">
            <text:p>1010</text:p>
          </table:table-cell>
          <table:table-cell table:formula="of:=IF((LEN([.D938])&lt;4);REPT(0;4-LEN([.D938]))&amp;[.D938];[.D938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938]+0.5)*15" office:value-type="float" office:value="0.29296875" calcext:value-type="float">
            <text:p>0</text:p>
          </table:table-cell>
          <table:table-cell table:formula="of:=DEC2BIN([.I938])" office:value-type="string" office:string-value="0" calcext:value-type="string">
            <text:p>0</text:p>
          </table:table-cell>
          <table:table-cell table:formula="of:=IF((LEN([.J938])&lt;4);REPT(0;4-LEN([.J938]))&amp;[.J938];[.J93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939]+0.5)*15" office:value-type="float" office:value="-0.3515625" calcext:value-type="float">
            <text:p>0</text:p>
          </table:table-cell>
          <table:table-cell table:formula="of:=DEC2BIN([.C939])" office:value-type="string" office:string-value="0" calcext:value-type="string">
            <text:p>0</text:p>
          </table:table-cell>
          <table:table-cell table:formula="of:=IF((LEN([.D939])&lt;4);REPT(0;4-LEN([.D939]))&amp;[.D939];[.D93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939]+0.5)*15" office:value-type="float" office:value="4.921875" calcext:value-type="float">
            <text:p>5</text:p>
          </table:table-cell>
          <table:table-cell table:formula="of:=DEC2BIN([.I939])" office:value-type="string" office:string-value="100" calcext:value-type="string">
            <text:p>100</text:p>
          </table:table-cell>
          <table:table-cell table:formula="of:=IF((LEN([.J939])&lt;4);REPT(0;4-LEN([.J939]))&amp;[.J939];[.J939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40]+0.5)*15" office:value-type="float" office:value="3.3984375" calcext:value-type="float">
            <text:p>3</text:p>
          </table:table-cell>
          <table:table-cell table:formula="of:=DEC2BIN([.C940])" office:value-type="string" office:string-value="11" calcext:value-type="string">
            <text:p>11</text:p>
          </table:table-cell>
          <table:table-cell table:formula="of:=IF((LEN([.D940])&lt;4);REPT(0;4-LEN([.D940]))&amp;[.D940];[.D940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940]+0.5)*15" office:value-type="float" office:value="13.53515625" calcext:value-type="float">
            <text:p>14</text:p>
          </table:table-cell>
          <table:table-cell table:formula="of:=DEC2BIN([.I940])" office:value-type="string" office:string-value="1101" calcext:value-type="string">
            <text:p>1101</text:p>
          </table:table-cell>
          <table:table-cell table:formula="of:=IF((LEN([.J940])&lt;4);REPT(0;4-LEN([.J940]))&amp;[.J940];[.J940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941]+0.5)*15" office:value-type="float" office:value="11.6015625" calcext:value-type="float">
            <text:p>12</text:p>
          </table:table-cell>
          <table:table-cell table:formula="of:=DEC2BIN([.C941])" office:value-type="string" office:string-value="1011" calcext:value-type="string">
            <text:p>1011</text:p>
          </table:table-cell>
          <table:table-cell table:formula="of:=IF((LEN([.D941])&lt;4);REPT(0;4-LEN([.D941]))&amp;[.D941];[.D941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941]+0.5)*15" office:value-type="float" office:value="13.59375" calcext:value-type="float">
            <text:p>14</text:p>
          </table:table-cell>
          <table:table-cell table:formula="of:=DEC2BIN([.I941])" office:value-type="string" office:string-value="1101" calcext:value-type="string">
            <text:p>1101</text:p>
          </table:table-cell>
          <table:table-cell table:formula="of:=IF((LEN([.J941])&lt;4);REPT(0;4-LEN([.J941]))&amp;[.J941];[.J941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942]+0.5)*15" office:value-type="float" office:value="14.765625" calcext:value-type="float">
            <text:p>15</text:p>
          </table:table-cell>
          <table:table-cell table:formula="of:=DEC2BIN([.C942])" office:value-type="string" office:string-value="1110" calcext:value-type="string">
            <text:p>1110</text:p>
          </table:table-cell>
          <table:table-cell table:formula="of:=IF((LEN([.D942])&lt;4);REPT(0;4-LEN([.D942]))&amp;[.D942];[.D942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942]+0.5)*15" office:value-type="float" office:value="5.33203125" calcext:value-type="float">
            <text:p>5</text:p>
          </table:table-cell>
          <table:table-cell table:formula="of:=DEC2BIN([.I942])" office:value-type="string" office:string-value="101" calcext:value-type="string">
            <text:p>101</text:p>
          </table:table-cell>
          <table:table-cell table:formula="of:=IF((LEN([.J942])&lt;4);REPT(0;4-LEN([.J942]))&amp;[.J942];[.J942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943]+0.5)*15" office:value-type="float" office:value="7.5" calcext:value-type="float">
            <text:p>8</text:p>
          </table:table-cell>
          <table:table-cell table:formula="of:=DEC2BIN([.C943])" office:value-type="string" office:string-value="111" calcext:value-type="string">
            <text:p>111</text:p>
          </table:table-cell>
          <table:table-cell table:formula="of:=IF((LEN([.D943])&lt;4);REPT(0;4-LEN([.D943]))&amp;[.D943];[.D94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943]+0.5)*15" office:value-type="float" office:value="0.1171875" calcext:value-type="float">
            <text:p>0</text:p>
          </table:table-cell>
          <table:table-cell table:formula="of:=DEC2BIN([.I943])" office:value-type="string" office:string-value="0" calcext:value-type="string">
            <text:p>0</text:p>
          </table:table-cell>
          <table:table-cell table:formula="of:=IF((LEN([.J943])&lt;4);REPT(0;4-LEN([.J943]))&amp;[.J943];[.J94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944]+0.5)*15" office:value-type="float" office:value="0.8203125" calcext:value-type="float">
            <text:p>1</text:p>
          </table:table-cell>
          <table:table-cell table:formula="of:=DEC2BIN([.C944])" office:value-type="string" office:string-value="0" calcext:value-type="string">
            <text:p>0</text:p>
          </table:table-cell>
          <table:table-cell table:formula="of:=IF((LEN([.D944])&lt;4);REPT(0;4-LEN([.D944]))&amp;[.D944];[.D94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44]+0.5)*15" office:value-type="float" office:value="7.5" calcext:value-type="float">
            <text:p>8</text:p>
          </table:table-cell>
          <table:table-cell table:formula="of:=DEC2BIN([.I944])" office:value-type="string" office:string-value="111" calcext:value-type="string">
            <text:p>111</text:p>
          </table:table-cell>
          <table:table-cell table:formula="of:=IF((LEN([.J944])&lt;4);REPT(0;4-LEN([.J944]))&amp;[.J944];[.J94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45]+0.5)*15" office:value-type="float" office:value="9.31640625" calcext:value-type="float">
            <text:p>9</text:p>
          </table:table-cell>
          <table:table-cell table:formula="of:=DEC2BIN([.C945])" office:value-type="string" office:string-value="1001" calcext:value-type="string">
            <text:p>1001</text:p>
          </table:table-cell>
          <table:table-cell table:formula="of:=IF((LEN([.D945])&lt;4);REPT(0;4-LEN([.D945]))&amp;[.D945];[.D94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45]+0.5)*15" office:value-type="float" office:value="14.58984375" calcext:value-type="float">
            <text:p>15</text:p>
          </table:table-cell>
          <table:table-cell table:formula="of:=DEC2BIN([.I945])" office:value-type="string" office:string-value="1110" calcext:value-type="string">
            <text:p>1110</text:p>
          </table:table-cell>
          <table:table-cell table:formula="of:=IF((LEN([.J945])&lt;4);REPT(0;4-LEN([.J945]))&amp;[.J945];[.J94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46]+0.5)*15" office:value-type="float" office:value="13.828125" calcext:value-type="float">
            <text:p>14</text:p>
          </table:table-cell>
          <table:table-cell table:formula="of:=DEC2BIN([.C946])" office:value-type="string" office:string-value="1101" calcext:value-type="string">
            <text:p>1101</text:p>
          </table:table-cell>
          <table:table-cell table:formula="of:=IF((LEN([.D946])&lt;4);REPT(0;4-LEN([.D946]))&amp;[.D946];[.D94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46]+0.5)*15" office:value-type="float" office:value="3.22265625" calcext:value-type="float">
            <text:p>3</text:p>
          </table:table-cell>
          <table:table-cell table:formula="of:=DEC2BIN([.I946])" office:value-type="string" office:string-value="11" calcext:value-type="string">
            <text:p>11</text:p>
          </table:table-cell>
          <table:table-cell table:formula="of:=IF((LEN([.J946])&lt;4);REPT(0;4-LEN([.J946]))&amp;[.J946];[.J94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47]+0.5)*15" office:value-type="float" office:value="1.40625" calcext:value-type="float">
            <text:p>1</text:p>
          </table:table-cell>
          <table:table-cell table:formula="of:=DEC2BIN([.C947])" office:value-type="string" office:string-value="1" calcext:value-type="string">
            <text:p>1</text:p>
          </table:table-cell>
          <table:table-cell table:formula="of:=IF((LEN([.D947])&lt;4);REPT(0;4-LEN([.D947]))&amp;[.D947];[.D94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47]+0.5)*15" office:value-type="float" office:value="2.98828125" calcext:value-type="float">
            <text:p>3</text:p>
          </table:table-cell>
          <table:table-cell table:formula="of:=DEC2BIN([.I947])" office:value-type="string" office:string-value="10" calcext:value-type="string">
            <text:p>10</text:p>
          </table:table-cell>
          <table:table-cell table:formula="of:=IF((LEN([.J947])&lt;4);REPT(0;4-LEN([.J947]))&amp;[.J947];[.J94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5625" calcext:value-type="float">
            <text:p>-0,15625</text:p>
          </table:table-cell>
          <table:table-cell table:formula="of:=([.B948]+0.5)*15" office:value-type="float" office:value="5.15625" calcext:value-type="float">
            <text:p>5</text:p>
          </table:table-cell>
          <table:table-cell table:formula="of:=DEC2BIN([.C948])" office:value-type="string" office:string-value="101" calcext:value-type="string">
            <text:p>101</text:p>
          </table:table-cell>
          <table:table-cell table:formula="of:=IF((LEN([.D948])&lt;4);REPT(0;4-LEN([.D948]))&amp;[.D948];[.D94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48]+0.5)*15" office:value-type="float" office:value="14.58984375" calcext:value-type="float">
            <text:p>15</text:p>
          </table:table-cell>
          <table:table-cell table:formula="of:=DEC2BIN([.I948])" office:value-type="string" office:string-value="1110" calcext:value-type="string">
            <text:p>1110</text:p>
          </table:table-cell>
          <table:table-cell table:formula="of:=IF((LEN([.J948])&lt;4);REPT(0;4-LEN([.J948]))&amp;[.J948];[.J94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2734375" calcext:value-type="float">
            <text:p>0,027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9609375" calcext:value-type="float">
            <text:p>0,49609375</text:p>
          </table:table-cell>
          <table:table-cell table:formula="of:=([.B949]+0.5)*15" office:value-type="float" office:value="14.94140625" calcext:value-type="float">
            <text:p>15</text:p>
          </table:table-cell>
          <table:table-cell table:formula="of:=DEC2BIN([.C949])" office:value-type="string" office:string-value="1110" calcext:value-type="string">
            <text:p>1110</text:p>
          </table:table-cell>
          <table:table-cell table:formula="of:=IF((LEN([.D949])&lt;4);REPT(0;4-LEN([.D949]))&amp;[.D949];[.D94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49]+0.5)*15" office:value-type="float" office:value="7.6171875" calcext:value-type="float">
            <text:p>8</text:p>
          </table:table-cell>
          <table:table-cell table:formula="of:=DEC2BIN([.I949])" office:value-type="string" office:string-value="111" calcext:value-type="string">
            <text:p>111</text:p>
          </table:table-cell>
          <table:table-cell table:formula="of:=IF((LEN([.J949])&lt;4);REPT(0;4-LEN([.J949]))&amp;[.J949];[.J94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4453125" calcext:value-type="float">
            <text:p>-0,4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50]+0.5)*15" office:value-type="float" office:value="5.33203125" calcext:value-type="float">
            <text:p>5</text:p>
          </table:table-cell>
          <table:table-cell table:formula="of:=DEC2BIN([.C950])" office:value-type="string" office:string-value="101" calcext:value-type="string">
            <text:p>101</text:p>
          </table:table-cell>
          <table:table-cell table:formula="of:=IF((LEN([.D950])&lt;4);REPT(0;4-LEN([.D950]))&amp;[.D950];[.D95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50]+0.5)*15" office:value-type="float" office:value="0.3515625" calcext:value-type="float">
            <text:p>0</text:p>
          </table:table-cell>
          <table:table-cell table:formula="of:=DEC2BIN([.I950])" office:value-type="string" office:string-value="0" calcext:value-type="string">
            <text:p>0</text:p>
          </table:table-cell>
          <table:table-cell table:formula="of:=IF((LEN([.J950])&lt;4);REPT(0;4-LEN([.J950]))&amp;[.J950];[.J95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2109375" calcext:value-type="float">
            <text:p>-0,12109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51]+0.5)*15" office:value-type="float" office:value="1.34765625" calcext:value-type="float">
            <text:p>1</text:p>
          </table:table-cell>
          <table:table-cell table:formula="of:=DEC2BIN([.C951])" office:value-type="string" office:string-value="1" calcext:value-type="string">
            <text:p>1</text:p>
          </table:table-cell>
          <table:table-cell table:formula="of:=IF((LEN([.D951])&lt;4);REPT(0;4-LEN([.D951]))&amp;[.D951];[.D95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51]+0.5)*15" office:value-type="float" office:value="11.77734375" calcext:value-type="float">
            <text:p>12</text:p>
          </table:table-cell>
          <table:table-cell table:formula="of:=DEC2BIN([.I951])" office:value-type="string" office:string-value="1011" calcext:value-type="string">
            <text:p>1011</text:p>
          </table:table-cell>
          <table:table-cell table:formula="of:=IF((LEN([.J951])&lt;4);REPT(0;4-LEN([.J951]))&amp;[.J951];[.J95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52]+0.5)*15" office:value-type="float" office:value="13.4765625" calcext:value-type="float">
            <text:p>13</text:p>
          </table:table-cell>
          <table:table-cell table:formula="of:=DEC2BIN([.C952])" office:value-type="string" office:string-value="1101" calcext:value-type="string">
            <text:p>1101</text:p>
          </table:table-cell>
          <table:table-cell table:formula="of:=IF((LEN([.D952])&lt;4);REPT(0;4-LEN([.D952]))&amp;[.D952];[.D95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52]+0.5)*15" office:value-type="float" office:value="12.01171875" calcext:value-type="float">
            <text:p>12</text:p>
          </table:table-cell>
          <table:table-cell table:formula="of:=DEC2BIN([.I952])" office:value-type="string" office:string-value="1100" calcext:value-type="string">
            <text:p>1100</text:p>
          </table:table-cell>
          <table:table-cell table:formula="of:=IF((LEN([.J952])&lt;4);REPT(0;4-LEN([.J952]))&amp;[.J952];[.J95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796875" calcext:value-type="float">
            <text:p>0,16796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015625" calcext:value-type="float">
            <text:p>0,16015625</text:p>
          </table:table-cell>
          <table:table-cell table:formula="of:=([.B953]+0.5)*15" office:value-type="float" office:value="9.90234375" calcext:value-type="float">
            <text:p>10</text:p>
          </table:table-cell>
          <table:table-cell table:formula="of:=DEC2BIN([.C953])" office:value-type="string" office:string-value="1001" calcext:value-type="string">
            <text:p>1001</text:p>
          </table:table-cell>
          <table:table-cell table:formula="of:=IF((LEN([.D953])&lt;4);REPT(0;4-LEN([.D953]))&amp;[.D953];[.D95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953]+0.5)*15" office:value-type="float" office:value="0.41015625" calcext:value-type="float">
            <text:p>0</text:p>
          </table:table-cell>
          <table:table-cell table:formula="of:=DEC2BIN([.I953])" office:value-type="string" office:string-value="0" calcext:value-type="string">
            <text:p>0</text:p>
          </table:table-cell>
          <table:table-cell table:formula="of:=IF((LEN([.J953])&lt;4);REPT(0;4-LEN([.J953]))&amp;[.J953];[.J95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7265625" calcext:value-type="float">
            <text:p>-0,9726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954]+0.5)*15" office:value-type="float" office:value="0" calcext:value-type="float">
            <text:p>0</text:p>
          </table:table-cell>
          <table:table-cell table:formula="of:=DEC2BIN([.C954])" office:value-type="string" office:string-value="0" calcext:value-type="string">
            <text:p>0</text:p>
          </table:table-cell>
          <table:table-cell table:formula="of:=IF((LEN([.D954])&lt;4);REPT(0;4-LEN([.D954]))&amp;[.D954];[.D95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954]+0.5)*15" office:value-type="float" office:value="7.3828125" calcext:value-type="float">
            <text:p>7</text:p>
          </table:table-cell>
          <table:table-cell table:formula="of:=DEC2BIN([.I954])" office:value-type="string" office:string-value="111" calcext:value-type="string">
            <text:p>111</text:p>
          </table:table-cell>
          <table:table-cell table:formula="of:=IF((LEN([.J954])&lt;4);REPT(0;4-LEN([.J954]))&amp;[.J954];[.J95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15234375" calcext:value-type="float">
            <text:p>-0,1523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955]+0.5)*15" office:value-type="float" office:value="9.66796875" calcext:value-type="float">
            <text:p>10</text:p>
          </table:table-cell>
          <table:table-cell table:formula="of:=DEC2BIN([.C955])" office:value-type="string" office:string-value="1001" calcext:value-type="string">
            <text:p>1001</text:p>
          </table:table-cell>
          <table:table-cell table:formula="of:=IF((LEN([.D955])&lt;4);REPT(0;4-LEN([.D955]))&amp;[.D955];[.D95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955]+0.5)*15" office:value-type="float" office:value="14.6484375" calcext:value-type="float">
            <text:p>15</text:p>
          </table:table-cell>
          <table:table-cell table:formula="of:=DEC2BIN([.I955])" office:value-type="string" office:string-value="1110" calcext:value-type="string">
            <text:p>1110</text:p>
          </table:table-cell>
          <table:table-cell table:formula="of:=IF((LEN([.J955])&lt;4);REPT(0;4-LEN([.J955]))&amp;[.J955];[.J95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6953125" calcext:value-type="float">
            <text:p>0,69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956]+0.5)*15" office:value-type="float" office:value="13.65234375" calcext:value-type="float">
            <text:p>14</text:p>
          </table:table-cell>
          <table:table-cell table:formula="of:=DEC2BIN([.C956])" office:value-type="string" office:string-value="1101" calcext:value-type="string">
            <text:p>1101</text:p>
          </table:table-cell>
          <table:table-cell table:formula="of:=IF((LEN([.D956])&lt;4);REPT(0;4-LEN([.D956]))&amp;[.D956];[.D95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56]+0.5)*15" office:value-type="float" office:value="3.22265625" calcext:value-type="float">
            <text:p>3</text:p>
          </table:table-cell>
          <table:table-cell table:formula="of:=DEC2BIN([.I956])" office:value-type="string" office:string-value="11" calcext:value-type="string">
            <text:p>11</text:p>
          </table:table-cell>
          <table:table-cell table:formula="of:=IF((LEN([.J956])&lt;4);REPT(0;4-LEN([.J956]))&amp;[.J956];[.J95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957]+0.5)*15" office:value-type="float" office:value="1.5234375" calcext:value-type="float">
            <text:p>2</text:p>
          </table:table-cell>
          <table:table-cell table:formula="of:=DEC2BIN([.C957])" office:value-type="string" office:string-value="1" calcext:value-type="string">
            <text:p>1</text:p>
          </table:table-cell>
          <table:table-cell table:formula="of:=IF((LEN([.D957])&lt;4);REPT(0;4-LEN([.D957]))&amp;[.D957];[.D95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57]+0.5)*15" office:value-type="float" office:value="2.98828125" calcext:value-type="float">
            <text:p>3</text:p>
          </table:table-cell>
          <table:table-cell table:formula="of:=DEC2BIN([.I957])" office:value-type="string" office:string-value="10" calcext:value-type="string">
            <text:p>10</text:p>
          </table:table-cell>
          <table:table-cell table:formula="of:=IF((LEN([.J957])&lt;4);REPT(0;4-LEN([.J957]))&amp;[.J957];[.J95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958]+0.5)*15" office:value-type="float" office:value="5.0390625" calcext:value-type="float">
            <text:p>5</text:p>
          </table:table-cell>
          <table:table-cell table:formula="of:=DEC2BIN([.C958])" office:value-type="string" office:string-value="101" calcext:value-type="string">
            <text:p>101</text:p>
          </table:table-cell>
          <table:table-cell table:formula="of:=IF((LEN([.D958])&lt;4);REPT(0;4-LEN([.D958]))&amp;[.D958];[.D95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58]+0.5)*15" office:value-type="float" office:value="14.58984375" calcext:value-type="float">
            <text:p>15</text:p>
          </table:table-cell>
          <table:table-cell table:formula="of:=DEC2BIN([.I958])" office:value-type="string" office:string-value="1110" calcext:value-type="string">
            <text:p>1110</text:p>
          </table:table-cell>
          <table:table-cell table:formula="of:=IF((LEN([.J958])&lt;4);REPT(0;4-LEN([.J958]))&amp;[.J958];[.J95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959]+0.5)*15" office:value-type="float" office:value="15" calcext:value-type="float">
            <text:p>15</text:p>
          </table:table-cell>
          <table:table-cell table:formula="of:=DEC2BIN([.C959])" office:value-type="string" office:string-value="1111" calcext:value-type="string">
            <text:p>1111</text:p>
          </table:table-cell>
          <table:table-cell table:formula="of:=IF((LEN([.D959])&lt;4);REPT(0;4-LEN([.D959]))&amp;[.D959];[.D95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59]+0.5)*15" office:value-type="float" office:value="7.6171875" calcext:value-type="float">
            <text:p>8</text:p>
          </table:table-cell>
          <table:table-cell table:formula="of:=DEC2BIN([.I959])" office:value-type="string" office:string-value="111" calcext:value-type="string">
            <text:p>111</text:p>
          </table:table-cell>
          <table:table-cell table:formula="of:=IF((LEN([.J959])&lt;4);REPT(0;4-LEN([.J959]))&amp;[.J959];[.J95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60]+0.5)*15" office:value-type="float" office:value="5.33203125" calcext:value-type="float">
            <text:p>5</text:p>
          </table:table-cell>
          <table:table-cell table:formula="of:=DEC2BIN([.C960])" office:value-type="string" office:string-value="101" calcext:value-type="string">
            <text:p>101</text:p>
          </table:table-cell>
          <table:table-cell table:formula="of:=IF((LEN([.D960])&lt;4);REPT(0;4-LEN([.D960]))&amp;[.D960];[.D96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60]+0.5)*15" office:value-type="float" office:value="0.3515625" calcext:value-type="float">
            <text:p>0</text:p>
          </table:table-cell>
          <table:table-cell table:formula="of:=DEC2BIN([.I960])" office:value-type="string" office:string-value="0" calcext:value-type="string">
            <text:p>0</text:p>
          </table:table-cell>
          <table:table-cell table:formula="of:=IF((LEN([.J960])&lt;4);REPT(0;4-LEN([.J960]))&amp;[.J960];[.J96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61]+0.5)*15" office:value-type="float" office:value="1.34765625" calcext:value-type="float">
            <text:p>1</text:p>
          </table:table-cell>
          <table:table-cell table:formula="of:=DEC2BIN([.C961])" office:value-type="string" office:string-value="1" calcext:value-type="string">
            <text:p>1</text:p>
          </table:table-cell>
          <table:table-cell table:formula="of:=IF((LEN([.D961])&lt;4);REPT(0;4-LEN([.D961]))&amp;[.D961];[.D96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61]+0.5)*15" office:value-type="float" office:value="11.77734375" calcext:value-type="float">
            <text:p>12</text:p>
          </table:table-cell>
          <table:table-cell table:formula="of:=DEC2BIN([.I961])" office:value-type="string" office:string-value="1011" calcext:value-type="string">
            <text:p>1011</text:p>
          </table:table-cell>
          <table:table-cell table:formula="of:=IF((LEN([.J961])&lt;4);REPT(0;4-LEN([.J961]))&amp;[.J961];[.J96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62]+0.5)*15" office:value-type="float" office:value="13.4765625" calcext:value-type="float">
            <text:p>13</text:p>
          </table:table-cell>
          <table:table-cell table:formula="of:=DEC2BIN([.C962])" office:value-type="string" office:string-value="1101" calcext:value-type="string">
            <text:p>1101</text:p>
          </table:table-cell>
          <table:table-cell table:formula="of:=IF((LEN([.D962])&lt;4);REPT(0;4-LEN([.D962]))&amp;[.D962];[.D96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62]+0.5)*15" office:value-type="float" office:value="12.01171875" calcext:value-type="float">
            <text:p>12</text:p>
          </table:table-cell>
          <table:table-cell table:formula="of:=DEC2BIN([.I962])" office:value-type="string" office:string-value="1100" calcext:value-type="string">
            <text:p>1100</text:p>
          </table:table-cell>
          <table:table-cell table:formula="of:=IF((LEN([.J962])&lt;4);REPT(0;4-LEN([.J962]))&amp;[.J962];[.J96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40625" calcext:value-type="float">
            <text:p>0,1640625</text:p>
          </table:table-cell>
          <table:table-cell table:formula="of:=([.B963]+0.5)*15" office:value-type="float" office:value="9.9609375" calcext:value-type="float">
            <text:p>10</text:p>
          </table:table-cell>
          <table:table-cell table:formula="of:=DEC2BIN([.C963])" office:value-type="string" office:string-value="1001" calcext:value-type="string">
            <text:p>1001</text:p>
          </table:table-cell>
          <table:table-cell table:formula="of:=IF((LEN([.D963])&lt;4);REPT(0;4-LEN([.D963]))&amp;[.D963];[.D963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963]+0.5)*15" office:value-type="float" office:value="0.41015625" calcext:value-type="float">
            <text:p>0</text:p>
          </table:table-cell>
          <table:table-cell table:formula="of:=DEC2BIN([.I963])" office:value-type="string" office:string-value="0" calcext:value-type="string">
            <text:p>0</text:p>
          </table:table-cell>
          <table:table-cell table:formula="of:=IF((LEN([.J963])&lt;4);REPT(0;4-LEN([.J963]))&amp;[.J963];[.J96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" calcext:value-type="float">
            <text:p>-0,5</text:p>
          </table:table-cell>
          <table:table-cell table:formula="of:=([.B964]+0.5)*15" office:value-type="float" office:value="0" calcext:value-type="float">
            <text:p>0</text:p>
          </table:table-cell>
          <table:table-cell table:formula="of:=DEC2BIN([.C964])" office:value-type="string" office:string-value="0" calcext:value-type="string">
            <text:p>0</text:p>
          </table:table-cell>
          <table:table-cell table:formula="of:=IF((LEN([.D964])&lt;4);REPT(0;4-LEN([.D964]))&amp;[.D964];[.D96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964]+0.5)*15" office:value-type="float" office:value="7.3828125" calcext:value-type="float">
            <text:p>7</text:p>
          </table:table-cell>
          <table:table-cell table:formula="of:=DEC2BIN([.I964])" office:value-type="string" office:string-value="111" calcext:value-type="string">
            <text:p>111</text:p>
          </table:table-cell>
          <table:table-cell table:formula="of:=IF((LEN([.J964])&lt;4);REPT(0;4-LEN([.J964]))&amp;[.J964];[.J964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965]+0.5)*15" office:value-type="float" office:value="9.66796875" calcext:value-type="float">
            <text:p>10</text:p>
          </table:table-cell>
          <table:table-cell table:formula="of:=DEC2BIN([.C965])" office:value-type="string" office:string-value="1001" calcext:value-type="string">
            <text:p>1001</text:p>
          </table:table-cell>
          <table:table-cell table:formula="of:=IF((LEN([.D965])&lt;4);REPT(0;4-LEN([.D965]))&amp;[.D965];[.D965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965]+0.5)*15" office:value-type="float" office:value="14.6484375" calcext:value-type="float">
            <text:p>15</text:p>
          </table:table-cell>
          <table:table-cell table:formula="of:=DEC2BIN([.I965])" office:value-type="string" office:string-value="1110" calcext:value-type="string">
            <text:p>1110</text:p>
          </table:table-cell>
          <table:table-cell table:formula="of:=IF((LEN([.J965])&lt;4);REPT(0;4-LEN([.J965]))&amp;[.J965];[.J965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formula="of:=([.B966]+0.5)*15" office:value-type="float" office:value="13.65234375" calcext:value-type="float">
            <text:p>14</text:p>
          </table:table-cell>
          <table:table-cell table:formula="of:=DEC2BIN([.C966])" office:value-type="string" office:string-value="1101" calcext:value-type="string">
            <text:p>1101</text:p>
          </table:table-cell>
          <table:table-cell table:formula="of:=IF((LEN([.D966])&lt;4);REPT(0;4-LEN([.D966]))&amp;[.D966];[.D966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66]+0.5)*15" office:value-type="float" office:value="3.22265625" calcext:value-type="float">
            <text:p>3</text:p>
          </table:table-cell>
          <table:table-cell table:formula="of:=DEC2BIN([.I966])" office:value-type="string" office:string-value="11" calcext:value-type="string">
            <text:p>11</text:p>
          </table:table-cell>
          <table:table-cell table:formula="of:=IF((LEN([.J966])&lt;4);REPT(0;4-LEN([.J966]))&amp;[.J966];[.J966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3984375" calcext:value-type="float">
            <text:p>-0,3984375</text:p>
          </table:table-cell>
          <table:table-cell table:formula="of:=([.B967]+0.5)*15" office:value-type="float" office:value="1.5234375" calcext:value-type="float">
            <text:p>2</text:p>
          </table:table-cell>
          <table:table-cell table:formula="of:=DEC2BIN([.C967])" office:value-type="string" office:string-value="1" calcext:value-type="string">
            <text:p>1</text:p>
          </table:table-cell>
          <table:table-cell table:formula="of:=IF((LEN([.D967])&lt;4);REPT(0;4-LEN([.D967]))&amp;[.D967];[.D967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67]+0.5)*15" office:value-type="float" office:value="2.98828125" calcext:value-type="float">
            <text:p>3</text:p>
          </table:table-cell>
          <table:table-cell table:formula="of:=DEC2BIN([.I967])" office:value-type="string" office:string-value="10" calcext:value-type="string">
            <text:p>10</text:p>
          </table:table-cell>
          <table:table-cell table:formula="of:=IF((LEN([.J967])&lt;4);REPT(0;4-LEN([.J967]))&amp;[.J967];[.J967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640625" calcext:value-type="float">
            <text:p>-0,1640625</text:p>
          </table:table-cell>
          <table:table-cell table:formula="of:=([.B968]+0.5)*15" office:value-type="float" office:value="5.0390625" calcext:value-type="float">
            <text:p>5</text:p>
          </table:table-cell>
          <table:table-cell table:formula="of:=DEC2BIN([.C968])" office:value-type="string" office:string-value="101" calcext:value-type="string">
            <text:p>101</text:p>
          </table:table-cell>
          <table:table-cell table:formula="of:=IF((LEN([.D968])&lt;4);REPT(0;4-LEN([.D968]))&amp;[.D968];[.D968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68]+0.5)*15" office:value-type="float" office:value="14.58984375" calcext:value-type="float">
            <text:p>15</text:p>
          </table:table-cell>
          <table:table-cell table:formula="of:=DEC2BIN([.I968])" office:value-type="string" office:string-value="1110" calcext:value-type="string">
            <text:p>1110</text:p>
          </table:table-cell>
          <table:table-cell table:formula="of:=IF((LEN([.J968])&lt;4);REPT(0;4-LEN([.J968]))&amp;[.J968];[.J968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formula="of:=([.B969]+0.5)*15" office:value-type="float" office:value="15" calcext:value-type="float">
            <text:p>15</text:p>
          </table:table-cell>
          <table:table-cell table:formula="of:=DEC2BIN([.C969])" office:value-type="string" office:string-value="1111" calcext:value-type="string">
            <text:p>1111</text:p>
          </table:table-cell>
          <table:table-cell table:formula="of:=IF((LEN([.D969])&lt;4);REPT(0;4-LEN([.D969]))&amp;[.D969];[.D969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0078125" calcext:value-type="float">
            <text:p>0,0078125</text:p>
          </table:table-cell>
          <table:table-cell table:formula="of:=([.H969]+0.5)*15" office:value-type="float" office:value="7.6171875" calcext:value-type="float">
            <text:p>8</text:p>
          </table:table-cell>
          <table:table-cell table:formula="of:=DEC2BIN([.I969])" office:value-type="string" office:string-value="111" calcext:value-type="string">
            <text:p>111</text:p>
          </table:table-cell>
          <table:table-cell table:formula="of:=IF((LEN([.J969])&lt;4);REPT(0;4-LEN([.J969]))&amp;[.J969];[.J96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4453125" calcext:value-type="float">
            <text:p>-0,14453125</text:p>
          </table:table-cell>
          <table:table-cell table:formula="of:=([.B970]+0.5)*15" office:value-type="float" office:value="5.33203125" calcext:value-type="float">
            <text:p>5</text:p>
          </table:table-cell>
          <table:table-cell table:formula="of:=DEC2BIN([.C970])" office:value-type="string" office:string-value="101" calcext:value-type="string">
            <text:p>101</text:p>
          </table:table-cell>
          <table:table-cell table:formula="of:=IF((LEN([.D970])&lt;4);REPT(0;4-LEN([.D970]))&amp;[.D970];[.D970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65625" calcext:value-type="float">
            <text:p>-0,4765625</text:p>
          </table:table-cell>
          <table:table-cell table:formula="of:=([.H970]+0.5)*15" office:value-type="float" office:value="0.3515625" calcext:value-type="float">
            <text:p>0</text:p>
          </table:table-cell>
          <table:table-cell table:formula="of:=DEC2BIN([.I970])" office:value-type="string" office:string-value="0" calcext:value-type="string">
            <text:p>0</text:p>
          </table:table-cell>
          <table:table-cell table:formula="of:=IF((LEN([.J970])&lt;4);REPT(0;4-LEN([.J970]))&amp;[.J970];[.J970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1015625" calcext:value-type="float">
            <text:p>-0,41015625</text:p>
          </table:table-cell>
          <table:table-cell table:formula="of:=([.B971]+0.5)*15" office:value-type="float" office:value="1.34765625" calcext:value-type="float">
            <text:p>1</text:p>
          </table:table-cell>
          <table:table-cell table:formula="of:=DEC2BIN([.C971])" office:value-type="string" office:string-value="1" calcext:value-type="string">
            <text:p>1</text:p>
          </table:table-cell>
          <table:table-cell table:formula="of:=IF((LEN([.D971])&lt;4);REPT(0;4-LEN([.D971]))&amp;[.D971];[.D971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71]+0.5)*15" office:value-type="float" office:value="11.77734375" calcext:value-type="float">
            <text:p>12</text:p>
          </table:table-cell>
          <table:table-cell table:formula="of:=DEC2BIN([.I971])" office:value-type="string" office:string-value="1011" calcext:value-type="string">
            <text:p>1011</text:p>
          </table:table-cell>
          <table:table-cell table:formula="of:=IF((LEN([.J971])&lt;4);REPT(0;4-LEN([.J971]))&amp;[.J971];[.J971])" office:value-type="string" office:string-value="1011" calcext:value-type="string">
            <text:p>101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984375" calcext:value-type="float">
            <text:p>0,3984375</text:p>
          </table:table-cell>
          <table:table-cell table:formula="of:=([.B972]+0.5)*15" office:value-type="float" office:value="13.4765625" calcext:value-type="float">
            <text:p>13</text:p>
          </table:table-cell>
          <table:table-cell table:formula="of:=DEC2BIN([.C972])" office:value-type="string" office:string-value="1101" calcext:value-type="string">
            <text:p>1101</text:p>
          </table:table-cell>
          <table:table-cell table:formula="of:=IF((LEN([.D972])&lt;4);REPT(0;4-LEN([.D972]))&amp;[.D972];[.D972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72]+0.5)*15" office:value-type="float" office:value="12.01171875" calcext:value-type="float">
            <text:p>12</text:p>
          </table:table-cell>
          <table:table-cell table:formula="of:=DEC2BIN([.I972])" office:value-type="string" office:string-value="1100" calcext:value-type="string">
            <text:p>1100</text:p>
          </table:table-cell>
          <table:table-cell table:formula="of:=IF((LEN([.J972])&lt;4);REPT(0;4-LEN([.J972]))&amp;[.J972];[.J972])" office:value-type="string" office:string-value="1100" calcext:value-type="string">
            <text:p>1100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6796875" calcext:value-type="float">
            <text:p>0,16796875</text:p>
          </table:table-cell>
          <table:table-cell table:formula="of:=([.B973]+0.5)*15" office:value-type="float" office:value="10.01953125" calcext:value-type="float">
            <text:p>10</text:p>
          </table:table-cell>
          <table:table-cell table:formula="of:=DEC2BIN([.C973])" office:value-type="string" office:string-value="1010" calcext:value-type="string">
            <text:p>1010</text:p>
          </table:table-cell>
          <table:table-cell table:formula="of:=IF((LEN([.D973])&lt;4);REPT(0;4-LEN([.D973]))&amp;[.D973];[.D973])" office:value-type="string" office:string-value="1010" calcext:value-type="string">
            <text:p>1010</text:p>
          </table:table-cell>
          <table:table-cell/>
          <table:table-cell table:style-name="ce5"/>
          <table:table-cell table:style-name="ce1" office:value-type="float" office:value="-0.48046875" calcext:value-type="float">
            <text:p>-0,48046875</text:p>
          </table:table-cell>
          <table:table-cell table:formula="of:=([.H973]+0.5)*15" office:value-type="float" office:value="0.29296875" calcext:value-type="float">
            <text:p>0</text:p>
          </table:table-cell>
          <table:table-cell table:formula="of:=DEC2BIN([.I973])" office:value-type="string" office:string-value="0" calcext:value-type="string">
            <text:p>0</text:p>
          </table:table-cell>
          <table:table-cell table:formula="of:=IF((LEN([.J973])&lt;4);REPT(0;4-LEN([.J973]))&amp;[.J973];[.J973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-0.96484375" calcext:value-type="float">
            <text:p>-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5234375" calcext:value-type="float">
            <text:p>-0,5234375</text:p>
          </table:table-cell>
          <table:table-cell table:formula="of:=([.B974]+0.5)*15" office:value-type="float" office:value="-0.3515625" calcext:value-type="float">
            <text:p>0</text:p>
          </table:table-cell>
          <table:table-cell table:formula="of:=DEC2BIN([.C974])" office:value-type="string" office:string-value="0" calcext:value-type="string">
            <text:p>0</text:p>
          </table:table-cell>
          <table:table-cell table:formula="of:=IF((LEN([.D974])&lt;4);REPT(0;4-LEN([.D974]))&amp;[.D974];[.D974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171875" calcext:value-type="float">
            <text:p>-0,171875</text:p>
          </table:table-cell>
          <table:table-cell table:formula="of:=([.H974]+0.5)*15" office:value-type="float" office:value="4.921875" calcext:value-type="float">
            <text:p>5</text:p>
          </table:table-cell>
          <table:table-cell table:formula="of:=DEC2BIN([.I974])" office:value-type="string" office:string-value="100" calcext:value-type="string">
            <text:p>100</text:p>
          </table:table-cell>
          <table:table-cell table:formula="of:=IF((LEN([.J974])&lt;4);REPT(0;4-LEN([.J974]))&amp;[.J974];[.J974])" office:value-type="string" office:string-value="0100" calcext:value-type="string">
            <text:p>0100</text:p>
          </table:table-cell>
          <table:table-cell table:number-columns-repeated="3"/>
          <table:table-cell table:style-name="ce1" office:value-type="float" office:value="-0.15625" calcext:value-type="float">
            <text:p>-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75]+0.5)*15" office:value-type="float" office:value="3.3984375" calcext:value-type="float">
            <text:p>3</text:p>
          </table:table-cell>
          <table:table-cell table:formula="of:=DEC2BIN([.C975])" office:value-type="string" office:string-value="11" calcext:value-type="string">
            <text:p>11</text:p>
          </table:table-cell>
          <table:table-cell table:formula="of:=IF((LEN([.D975])&lt;4);REPT(0;4-LEN([.D975]))&amp;[.D975];[.D975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0.40234375" calcext:value-type="float">
            <text:p>0,40234375</text:p>
          </table:table-cell>
          <table:table-cell table:formula="of:=([.H975]+0.5)*15" office:value-type="float" office:value="13.53515625" calcext:value-type="float">
            <text:p>14</text:p>
          </table:table-cell>
          <table:table-cell table:formula="of:=DEC2BIN([.I975])" office:value-type="string" office:string-value="1101" calcext:value-type="string">
            <text:p>1101</text:p>
          </table:table-cell>
          <table:table-cell table:formula="of:=IF((LEN([.J975])&lt;4);REPT(0;4-LEN([.J975]))&amp;[.J975];[.J975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69921875" calcext:value-type="float">
            <text:p>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34375" calcext:value-type="float">
            <text:p>0,2734375</text:p>
          </table:table-cell>
          <table:table-cell table:formula="of:=([.B976]+0.5)*15" office:value-type="float" office:value="11.6015625" calcext:value-type="float">
            <text:p>12</text:p>
          </table:table-cell>
          <table:table-cell table:formula="of:=DEC2BIN([.C976])" office:value-type="string" office:string-value="1011" calcext:value-type="string">
            <text:p>1011</text:p>
          </table:table-cell>
          <table:table-cell table:formula="of:=IF((LEN([.D976])&lt;4);REPT(0;4-LEN([.D976]))&amp;[.D976];[.D976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0.40625" calcext:value-type="float">
            <text:p>0,40625</text:p>
          </table:table-cell>
          <table:table-cell table:formula="of:=([.H976]+0.5)*15" office:value-type="float" office:value="13.59375" calcext:value-type="float">
            <text:p>14</text:p>
          </table:table-cell>
          <table:table-cell table:formula="of:=DEC2BIN([.I976])" office:value-type="string" office:string-value="1101" calcext:value-type="string">
            <text:p>1101</text:p>
          </table:table-cell>
          <table:table-cell table:formula="of:=IF((LEN([.J976])&lt;4);REPT(0;4-LEN([.J976]))&amp;[.J976];[.J976])" office:value-type="string" office:string-value="1101" calcext:value-type="string">
            <text:p>1101</text:p>
          </table:table-cell>
          <table:table-cell table:number-columns-repeated="3"/>
          <table:table-cell table:style-name="ce1" office:value-type="float" office:value="0.078125" calcext:value-type="float">
            <text:p>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84375" calcext:value-type="float">
            <text:p>0,484375</text:p>
          </table:table-cell>
          <table:table-cell table:formula="of:=([.B977]+0.5)*15" office:value-type="float" office:value="14.765625" calcext:value-type="float">
            <text:p>15</text:p>
          </table:table-cell>
          <table:table-cell table:formula="of:=DEC2BIN([.C977])" office:value-type="string" office:string-value="1110" calcext:value-type="string">
            <text:p>1110</text:p>
          </table:table-cell>
          <table:table-cell table:formula="of:=IF((LEN([.D977])&lt;4);REPT(0;4-LEN([.D977]))&amp;[.D977];[.D977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-0.14453125" calcext:value-type="float">
            <text:p>-0,14453125</text:p>
          </table:table-cell>
          <table:table-cell table:formula="of:=([.H977]+0.5)*15" office:value-type="float" office:value="5.33203125" calcext:value-type="float">
            <text:p>5</text:p>
          </table:table-cell>
          <table:table-cell table:formula="of:=DEC2BIN([.I977])" office:value-type="string" office:string-value="101" calcext:value-type="string">
            <text:p>101</text:p>
          </table:table-cell>
          <table:table-cell table:formula="of:=IF((LEN([.J977])&lt;4);REPT(0;4-LEN([.J977]))&amp;[.J977];[.J977])" office:value-type="string" office:string-value="0101" calcext:value-type="string">
            <text:p>0101</text:p>
          </table:table-cell>
          <table:table-cell table:number-columns-repeated="3"/>
          <table:table-cell table:style-name="ce1" office:value-type="float" office:value="-0.1640625" calcext:value-type="float">
            <text:p>-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([.B978]+0.5)*15" office:value-type="float" office:value="7.5" calcext:value-type="float">
            <text:p>8</text:p>
          </table:table-cell>
          <table:table-cell table:formula="of:=DEC2BIN([.C978])" office:value-type="string" office:string-value="111" calcext:value-type="string">
            <text:p>111</text:p>
          </table:table-cell>
          <table:table-cell table:formula="of:=IF((LEN([.D978])&lt;4);REPT(0;4-LEN([.D978]))&amp;[.D978];[.D97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-0.4921875" calcext:value-type="float">
            <text:p>-0,4921875</text:p>
          </table:table-cell>
          <table:table-cell table:formula="of:=([.H978]+0.5)*15" office:value-type="float" office:value="0.1171875" calcext:value-type="float">
            <text:p>0</text:p>
          </table:table-cell>
          <table:table-cell table:formula="of:=DEC2BIN([.I978])" office:value-type="string" office:string-value="0" calcext:value-type="string">
            <text:p>0</text:p>
          </table:table-cell>
          <table:table-cell table:formula="of:=IF((LEN([.J978])&lt;4);REPT(0;4-LEN([.J978]))&amp;[.J978];[.J978])" office:value-type="string" office:string-value="0000" calcext:value-type="string">
            <text:p>0000</text:p>
          </table:table-cell>
          <table:table-cell table:number-columns-repeated="3"/>
          <table:table-cell table:style-name="ce1" office:value-type="float" office:value="0.07421875" calcext:value-type="float">
            <text:p>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453125" calcext:value-type="float">
            <text:p>-0,4453125</text:p>
          </table:table-cell>
          <table:table-cell table:formula="of:=([.B979]+0.5)*15" office:value-type="float" office:value="0.8203125" calcext:value-type="float">
            <text:p>1</text:p>
          </table:table-cell>
          <table:table-cell table:formula="of:=DEC2BIN([.C979])" office:value-type="string" office:string-value="0" calcext:value-type="string">
            <text:p>0</text:p>
          </table:table-cell>
          <table:table-cell table:formula="of:=IF((LEN([.D979])&lt;4);REPT(0;4-LEN([.D979]))&amp;[.D979];[.D97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79]+0.5)*15" office:value-type="float" office:value="7.5" calcext:value-type="float">
            <text:p>8</text:p>
          </table:table-cell>
          <table:table-cell table:formula="of:=DEC2BIN([.I979])" office:value-type="string" office:string-value="111" calcext:value-type="string">
            <text:p>111</text:p>
          </table:table-cell>
          <table:table-cell table:formula="of:=IF((LEN([.J979])&lt;4);REPT(0;4-LEN([.J979]))&amp;[.J979];[.J979])" office:value-type="string" office:string-value="0111" calcext:value-type="string">
            <text:p>0111</text:p>
          </table:table-cell>
          <table:table-cell table:number-columns-repeated="3"/>
          <table:table-cell table:style-name="ce1" office:value-type="float" office:value="0.3984375" calcext:value-type="float">
            <text:p>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2109375" calcext:value-type="float">
            <text:p>0,12109375</text:p>
          </table:table-cell>
          <table:table-cell table:formula="of:=([.B980]+0.5)*15" office:value-type="float" office:value="9.31640625" calcext:value-type="float">
            <text:p>9</text:p>
          </table:table-cell>
          <table:table-cell table:formula="of:=DEC2BIN([.C980])" office:value-type="string" office:string-value="1001" calcext:value-type="string">
            <text:p>1001</text:p>
          </table:table-cell>
          <table:table-cell table:formula="of:=IF((LEN([.D980])&lt;4);REPT(0;4-LEN([.D980]))&amp;[.D980];[.D98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265625" calcext:value-type="float">
            <text:p>0,47265625</text:p>
          </table:table-cell>
          <table:table-cell table:formula="of:=([.H980]+0.5)*15" office:value-type="float" office:value="14.58984375" calcext:value-type="float">
            <text:p>15</text:p>
          </table:table-cell>
          <table:table-cell table:formula="of:=DEC2BIN([.I980])" office:value-type="string" office:string-value="1110" calcext:value-type="string">
            <text:p>1110</text:p>
          </table:table-cell>
          <table:table-cell table:formula="of:=IF((LEN([.J980])&lt;4);REPT(0;4-LEN([.J980]))&amp;[.J980];[.J980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1484375" calcext:value-type="float">
            <text:p>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21875" calcext:value-type="float">
            <text:p>0,421875</text:p>
          </table:table-cell>
          <table:table-cell table:formula="of:=([.B981]+0.5)*15" office:value-type="float" office:value="13.828125" calcext:value-type="float">
            <text:p>14</text:p>
          </table:table-cell>
          <table:table-cell table:formula="of:=DEC2BIN([.C981])" office:value-type="string" office:string-value="1101" calcext:value-type="string">
            <text:p>1101</text:p>
          </table:table-cell>
          <table:table-cell table:formula="of:=IF((LEN([.D981])&lt;4);REPT(0;4-LEN([.D981]))&amp;[.D981];[.D981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-0.28515625" calcext:value-type="float">
            <text:p>-0,28515625</text:p>
          </table:table-cell>
          <table:table-cell table:formula="of:=([.H981]+0.5)*15" office:value-type="float" office:value="3.22265625" calcext:value-type="float">
            <text:p>3</text:p>
          </table:table-cell>
          <table:table-cell table:formula="of:=DEC2BIN([.I981])" office:value-type="string" office:string-value="11" calcext:value-type="string">
            <text:p>11</text:p>
          </table:table-cell>
          <table:table-cell table:formula="of:=IF((LEN([.J981])&lt;4);REPT(0;4-LEN([.J981]))&amp;[.J981];[.J981])" office:value-type="string" office:string-value="0011" calcext:value-type="string">
            <text:p>0011</text:p>
          </table:table-cell>
          <table:table-cell table:number-columns-repeated="3"/>
          <table:table-cell table:style-name="ce1" office:value-type="float" office:value="-0.89453125" calcext:value-type="float">
            <text:p>-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0625" calcext:value-type="float">
            <text:p>-0,40625</text:p>
          </table:table-cell>
          <table:table-cell table:formula="of:=([.B982]+0.5)*15" office:value-type="float" office:value="1.40625" calcext:value-type="float">
            <text:p>1</text:p>
          </table:table-cell>
          <table:table-cell table:formula="of:=DEC2BIN([.C982])" office:value-type="string" office:string-value="1" calcext:value-type="string">
            <text:p>1</text:p>
          </table:table-cell>
          <table:table-cell table:formula="of:=IF((LEN([.D982])&lt;4);REPT(0;4-LEN([.D982]))&amp;[.D982];[.D982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-0.30078125" calcext:value-type="float">
            <text:p>-0,30078125</text:p>
          </table:table-cell>
          <table:table-cell table:formula="of:=([.H982]+0.5)*15" office:value-type="float" office:value="2.98828125" calcext:value-type="float">
            <text:p>3</text:p>
          </table:table-cell>
          <table:table-cell table:formula="of:=DEC2BIN([.I982])" office:value-type="string" office:string-value="10" calcext:value-type="string">
            <text:p>10</text:p>
          </table:table-cell>
          <table:table-cell table:formula="of:=IF((LEN([.J982])&lt;4);REPT(0;4-LEN([.J982]))&amp;[.J982];[.J982])" office:value-type="string" office:string-value="0010" calcext:value-type="string">
            <text:p>0010</text:p>
          </table:table-cell>
          <table:table-cell table:number-columns-repeated="3"/>
          <table:table-cell table:style-name="ce1" office:value-type="float" office:value="-0.16015625" calcext:value-type="float">
            <text:p>-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16015625" calcext:value-type="float">
            <text:p>-0,16015625</text:p>
          </table:table-cell>
          <table:table-cell table:formula="of:=([.B983]+0.5)*15" office:value-type="float" office:value="5.09765625" calcext:value-type="float">
            <text:p>5</text:p>
          </table:table-cell>
          <table:table-cell table:formula="of:=DEC2BIN([.C983])" office:value-type="string" office:string-value="101" calcext:value-type="string">
            <text:p>101</text:p>
          </table:table-cell>
          <table:table-cell table:formula="of:=IF((LEN([.D983])&lt;4);REPT(0;4-LEN([.D983]))&amp;[.D983];[.D983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0.484375" calcext:value-type="float">
            <text:p>0,484375</text:p>
          </table:table-cell>
          <table:table-cell table:formula="of:=([.H983]+0.5)*15" office:value-type="float" office:value="14.765625" calcext:value-type="float">
            <text:p>15</text:p>
          </table:table-cell>
          <table:table-cell table:formula="of:=DEC2BIN([.I983])" office:value-type="string" office:string-value="1110" calcext:value-type="string">
            <text:p>1110</text:p>
          </table:table-cell>
          <table:table-cell table:formula="of:=IF((LEN([.J983])&lt;4);REPT(0;4-LEN([.J983]))&amp;[.J983];[.J983])" office:value-type="string" office:string-value="1110" calcext:value-type="string">
            <text:p>1110</text:p>
          </table:table-cell>
          <table:table-cell table:number-columns-repeated="3"/>
          <table:table-cell table:style-name="ce1" office:value-type="float" office:value="0.96484375" calcext:value-type="float">
            <text:p>0,96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51953125" calcext:value-type="float">
            <text:p>0,51953125</text:p>
          </table:table-cell>
          <table:table-cell table:formula="of:=([.B984]+0.5)*15" office:value-type="float" office:value="15.29296875" calcext:value-type="float">
            <text:p>15</text:p>
          </table:table-cell>
          <table:table-cell table:formula="of:=DEC2BIN([.C984])" office:value-type="string" office:string-value="1111" calcext:value-type="string">
            <text:p>1111</text:p>
          </table:table-cell>
          <table:table-cell table:formula="of:=IF((LEN([.D984])&lt;4);REPT(0;4-LEN([.D984]))&amp;[.D984];[.D984])" office:value-type="string" office:string-value="1111" calcext:value-type="string">
            <text:p>1111</text:p>
          </table:table-cell>
          <table:table-cell/>
          <table:table-cell table:style-name="ce5"/>
          <table:table-cell table:style-name="ce1" office:value-type="float" office:value="0.16796875" calcext:value-type="float">
            <text:p>0,16796875</text:p>
          </table:table-cell>
          <table:table-cell table:formula="of:=([.H984]+0.5)*15" office:value-type="float" office:value="10.01953125" calcext:value-type="float">
            <text:p>10</text:p>
          </table:table-cell>
          <table:table-cell table:formula="of:=DEC2BIN([.I984])" office:value-type="string" office:string-value="1010" calcext:value-type="string">
            <text:p>1010</text:p>
          </table:table-cell>
          <table:table-cell table:formula="of:=IF((LEN([.J984])&lt;4);REPT(0;4-LEN([.J984]))&amp;[.J984];[.J984])" office:value-type="string" office:string-value="1010" calcext:value-type="string">
            <text:p>1010</text:p>
          </table:table-cell>
          <table:table-cell table:number-columns-repeated="3"/>
          <table:table-cell table:style-name="ce1" office:value-type="float" office:value="0.15625" calcext:value-type="float">
            <text:p>0,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734375" calcext:value-type="float">
            <text:p>0,27734375</text:p>
          </table:table-cell>
          <table:table-cell table:formula="of:=([.B985]+0.5)*15" office:value-type="float" office:value="11.66015625" calcext:value-type="float">
            <text:p>12</text:p>
          </table:table-cell>
          <table:table-cell table:formula="of:=DEC2BIN([.C985])" office:value-type="string" office:string-value="1011" calcext:value-type="string">
            <text:p>1011</text:p>
          </table:table-cell>
          <table:table-cell table:formula="of:=IF((LEN([.D985])&lt;4);REPT(0;4-LEN([.D985]))&amp;[.D985];[.D985])" office:value-type="string" office:string-value="1011" calcext:value-type="string">
            <text:p>1011</text:p>
          </table:table-cell>
          <table:table-cell/>
          <table:table-cell table:style-name="ce5"/>
          <table:table-cell table:style-name="ce1" office:value-type="float" office:value="-0.40234375" calcext:value-type="float">
            <text:p>-0,40234375</text:p>
          </table:table-cell>
          <table:table-cell table:formula="of:=([.H985]+0.5)*15" office:value-type="float" office:value="1.46484375" calcext:value-type="float">
            <text:p>1</text:p>
          </table:table-cell>
          <table:table-cell table:formula="of:=DEC2BIN([.I985])" office:value-type="string" office:string-value="1" calcext:value-type="string">
            <text:p>1</text:p>
          </table:table-cell>
          <table:table-cell table:formula="of:=IF((LEN([.J985])&lt;4);REPT(0;4-LEN([.J985]))&amp;[.J985];[.J985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69921875" calcext:value-type="float">
            <text:p>-0,699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734375" calcext:value-type="float">
            <text:p>-0,2734375</text:p>
          </table:table-cell>
          <table:table-cell table:formula="of:=([.B986]+0.5)*15" office:value-type="float" office:value="3.3984375" calcext:value-type="float">
            <text:p>3</text:p>
          </table:table-cell>
          <table:table-cell table:formula="of:=DEC2BIN([.C986])" office:value-type="string" office:string-value="11" calcext:value-type="string">
            <text:p>11</text:p>
          </table:table-cell>
          <table:table-cell table:formula="of:=IF((LEN([.D986])&lt;4);REPT(0;4-LEN([.D986]))&amp;[.D986];[.D986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0625" calcext:value-type="float">
            <text:p>-0,40625</text:p>
          </table:table-cell>
          <table:table-cell table:formula="of:=([.H986]+0.5)*15" office:value-type="float" office:value="1.40625" calcext:value-type="float">
            <text:p>1</text:p>
          </table:table-cell>
          <table:table-cell table:formula="of:=DEC2BIN([.I986])" office:value-type="string" office:string-value="1" calcext:value-type="string">
            <text:p>1</text:p>
          </table:table-cell>
          <table:table-cell table:formula="of:=IF((LEN([.J986])&lt;4);REPT(0;4-LEN([.J986]))&amp;[.J986];[.J986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078125" calcext:value-type="float">
            <text:p>-0,078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84375" calcext:value-type="float">
            <text:p>-0,484375</text:p>
          </table:table-cell>
          <table:table-cell table:formula="of:=([.B987]+0.5)*15" office:value-type="float" office:value="0.234375" calcext:value-type="float">
            <text:p>0</text:p>
          </table:table-cell>
          <table:table-cell table:formula="of:=DEC2BIN([.C987])" office:value-type="string" office:string-value="0" calcext:value-type="string">
            <text:p>0</text:p>
          </table:table-cell>
          <table:table-cell table:formula="of:=IF((LEN([.D987])&lt;4);REPT(0;4-LEN([.D987]))&amp;[.D987];[.D987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453125" calcext:value-type="float">
            <text:p>0,14453125</text:p>
          </table:table-cell>
          <table:table-cell table:formula="of:=([.H987]+0.5)*15" office:value-type="float" office:value="9.66796875" calcext:value-type="float">
            <text:p>10</text:p>
          </table:table-cell>
          <table:table-cell table:formula="of:=DEC2BIN([.I987])" office:value-type="string" office:string-value="1001" calcext:value-type="string">
            <text:p>1001</text:p>
          </table:table-cell>
          <table:table-cell table:formula="of:=IF((LEN([.J987])&lt;4);REPT(0;4-LEN([.J987]))&amp;[.J987];[.J987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40625" calcext:value-type="float">
            <text:p>0,1640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988]+0.5)*15" office:value-type="float" office:value="7.44140625" calcext:value-type="float">
            <text:p>7</text:p>
          </table:table-cell>
          <table:table-cell table:formula="of:=DEC2BIN([.C988])" office:value-type="string" office:string-value="111" calcext:value-type="string">
            <text:p>111</text:p>
          </table:table-cell>
          <table:table-cell table:formula="of:=IF((LEN([.D988])&lt;4);REPT(0;4-LEN([.D988]))&amp;[.D988];[.D988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5" calcext:value-type="float">
            <text:p>0,5</text:p>
          </table:table-cell>
          <table:table-cell table:formula="of:=([.H988]+0.5)*15" office:value-type="float" office:value="15" calcext:value-type="float">
            <text:p>15</text:p>
          </table:table-cell>
          <table:table-cell table:formula="of:=DEC2BIN([.I988])" office:value-type="string" office:string-value="1111" calcext:value-type="string">
            <text:p>1111</text:p>
          </table:table-cell>
          <table:table-cell table:formula="of:=IF((LEN([.J988])&lt;4);REPT(0;4-LEN([.J988]))&amp;[.J988];[.J988])" office:value-type="string" office:string-value="1111" calcext:value-type="string">
            <text:p>1111</text:p>
          </table:table-cell>
          <table:table-cell table:number-columns-repeated="3"/>
          <table:table-cell table:style-name="ce1" office:value-type="float" office:value="-0.07421875" calcext:value-type="float">
            <text:p>-0,074218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46875" calcext:value-type="float">
            <text:p>0,46875</text:p>
          </table:table-cell>
          <table:table-cell table:formula="of:=([.B989]+0.5)*15" office:value-type="float" office:value="14.53125" calcext:value-type="float">
            <text:p>15</text:p>
          </table:table-cell>
          <table:table-cell table:formula="of:=DEC2BIN([.C989])" office:value-type="string" office:string-value="1110" calcext:value-type="string">
            <text:p>1110</text:p>
          </table:table-cell>
          <table:table-cell table:formula="of:=IF((LEN([.D989])&lt;4);REPT(0;4-LEN([.D989]))&amp;[.D989];[.D989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.16015625" calcext:value-type="float">
            <text:p>0,16015625</text:p>
          </table:table-cell>
          <table:table-cell table:formula="of:=([.H989]+0.5)*15" office:value-type="float" office:value="9.90234375" calcext:value-type="float">
            <text:p>10</text:p>
          </table:table-cell>
          <table:table-cell table:formula="of:=DEC2BIN([.I989])" office:value-type="string" office:string-value="1001" calcext:value-type="string">
            <text:p>1001</text:p>
          </table:table-cell>
          <table:table-cell table:formula="of:=IF((LEN([.J989])&lt;4);REPT(0;4-LEN([.J989]))&amp;[.J989];[.J989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-0.3984375" calcext:value-type="float">
            <text:p>-0,39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0078125" calcext:value-type="float">
            <text:p>0,30078125</text:p>
          </table:table-cell>
          <table:table-cell table:formula="of:=([.B990]+0.5)*15" office:value-type="float" office:value="12.01171875" calcext:value-type="float">
            <text:p>12</text:p>
          </table:table-cell>
          <table:table-cell table:formula="of:=DEC2BIN([.C990])" office:value-type="string" office:string-value="1100" calcext:value-type="string">
            <text:p>1100</text:p>
          </table:table-cell>
          <table:table-cell table:formula="of:=IF((LEN([.D990])&lt;4);REPT(0;4-LEN([.D990]))&amp;[.D990];[.D990])" office:value-type="string" office:string-value="1100" calcext:value-type="string">
            <text:p>1100</text:p>
          </table:table-cell>
          <table:table-cell/>
          <table:table-cell table:style-name="ce5"/>
          <table:table-cell table:style-name="ce1" office:value-type="float" office:value="-0.3984375" calcext:value-type="float">
            <text:p>-0,3984375</text:p>
          </table:table-cell>
          <table:table-cell table:formula="of:=([.H990]+0.5)*15" office:value-type="float" office:value="1.5234375" calcext:value-type="float">
            <text:p>2</text:p>
          </table:table-cell>
          <table:table-cell table:formula="of:=DEC2BIN([.I990])" office:value-type="string" office:string-value="1" calcext:value-type="string">
            <text:p>1</text:p>
          </table:table-cell>
          <table:table-cell table:formula="of:=IF((LEN([.J990])&lt;4);REPT(0;4-LEN([.J990]))&amp;[.J990];[.J990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-0.1484375" calcext:value-type="float">
            <text:p>-0,1484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890625" calcext:value-type="float">
            <text:p>-0,2890625</text:p>
          </table:table-cell>
          <table:table-cell table:formula="of:=([.B991]+0.5)*15" office:value-type="float" office:value="3.1640625" calcext:value-type="float">
            <text:p>3</text:p>
          </table:table-cell>
          <table:table-cell table:formula="of:=DEC2BIN([.C991])" office:value-type="string" office:string-value="11" calcext:value-type="string">
            <text:p>11</text:p>
          </table:table-cell>
          <table:table-cell table:formula="of:=IF((LEN([.D991])&lt;4);REPT(0;4-LEN([.D991]))&amp;[.D991];[.D991])" office:value-type="string" office:string-value="0011" calcext:value-type="string">
            <text:p>0011</text:p>
          </table:table-cell>
          <table:table-cell/>
          <table:table-cell table:style-name="ce5"/>
          <table:table-cell table:style-name="ce1" office:value-type="float" office:value="-0.41015625" calcext:value-type="float">
            <text:p>-0,41015625</text:p>
          </table:table-cell>
          <table:table-cell table:formula="of:=([.H991]+0.5)*15" office:value-type="float" office:value="1.34765625" calcext:value-type="float">
            <text:p>1</text:p>
          </table:table-cell>
          <table:table-cell table:formula="of:=DEC2BIN([.I991])" office:value-type="string" office:string-value="1" calcext:value-type="string">
            <text:p>1</text:p>
          </table:table-cell>
          <table:table-cell table:formula="of:=IF((LEN([.J991])&lt;4);REPT(0;4-LEN([.J991]))&amp;[.J991];[.J991])" office:value-type="string" office:string-value="0001" calcext:value-type="string">
            <text:p>0001</text:p>
          </table:table-cell>
          <table:table-cell table:number-columns-repeated="3"/>
          <table:table-cell table:style-name="ce1" office:value-type="float" office:value="0.89453125" calcext:value-type="float">
            <text:p>0,894531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765625" calcext:value-type="float">
            <text:p>-0,4765625</text:p>
          </table:table-cell>
          <table:table-cell table:formula="of:=([.B992]+0.5)*15" office:value-type="float" office:value="0.3515625" calcext:value-type="float">
            <text:p>0</text:p>
          </table:table-cell>
          <table:table-cell table:formula="of:=DEC2BIN([.C992])" office:value-type="string" office:string-value="0" calcext:value-type="string">
            <text:p>0</text:p>
          </table:table-cell>
          <table:table-cell table:formula="of:=IF((LEN([.D992])&lt;4);REPT(0;4-LEN([.D992]))&amp;[.D992];[.D992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0.1484375" calcext:value-type="float">
            <text:p>0,1484375</text:p>
          </table:table-cell>
          <table:table-cell table:formula="of:=([.H992]+0.5)*15" office:value-type="float" office:value="9.7265625" calcext:value-type="float">
            <text:p>10</text:p>
          </table:table-cell>
          <table:table-cell table:formula="of:=DEC2BIN([.I992])" office:value-type="string" office:string-value="1001" calcext:value-type="string">
            <text:p>1001</text:p>
          </table:table-cell>
          <table:table-cell table:formula="of:=IF((LEN([.J992])&lt;4);REPT(0;4-LEN([.J992]))&amp;[.J992];[.J992])" office:value-type="string" office:string-value="1001" calcext:value-type="string">
            <text:p>1001</text:p>
          </table:table-cell>
          <table:table-cell table:number-columns-repeated="3"/>
          <table:table-cell table:style-name="ce1" office:value-type="float" office:value="0.16015625" calcext:value-type="float">
            <text:p>0,160156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0390625" calcext:value-type="float">
            <text:p>-0,00390625</text:p>
          </table:table-cell>
          <table:table-cell table:formula="of:=([.B993]+0.5)*15" office:value-type="float" office:value="7.44140625" calcext:value-type="float">
            <text:p>7</text:p>
          </table:table-cell>
          <table:table-cell table:formula="of:=DEC2BIN([.C993])" office:value-type="string" office:string-value="111" calcext:value-type="string">
            <text:p>111</text:p>
          </table:table-cell>
          <table:table-cell table:formula="of:=IF((LEN([.D993])&lt;4);REPT(0;4-LEN([.D993]))&amp;[.D993];[.D993])" office:value-type="string" office:string-value="0111" calcext:value-type="string">
            <text:p>0111</text:p>
          </table:table-cell>
          <table:table-cell/>
          <table:table-cell table:style-name="ce5"/>
          <table:table-cell table:style-name="ce1" office:value-type="float" office:value="0.48828125" calcext:value-type="float">
            <text:p>0,48828125</text:p>
          </table:table-cell>
          <table:table-cell table:formula="of:=([.H993]+0.5)*15" office:value-type="float" office:value="14.82421875" calcext:value-type="float">
            <text:p>15</text:p>
          </table:table-cell>
          <table:table-cell table:formula="of:=DEC2BIN([.I993])" office:value-type="string" office:string-value="1110" calcext:value-type="string">
            <text:p>1110</text:p>
          </table:table-cell>
          <table:table-cell table:formula="of:=IF((LEN([.J993])&lt;4);REPT(0;4-LEN([.J993]))&amp;[.J993];[.J993])" office:value-type="string" office:string-value="1110" calcext:value-type="string">
            <text:p>111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44921875" calcext:value-type="float">
            <text:p>0,44921875</text:p>
          </table:table-cell>
          <table:table-cell table:formula="of:=([.B994]+0.5)*15" office:value-type="float" office:value="14.23828125" calcext:value-type="float">
            <text:p>14</text:p>
          </table:table-cell>
          <table:table-cell table:formula="of:=DEC2BIN([.C994])" office:value-type="string" office:string-value="1110" calcext:value-type="string">
            <text:p>1110</text:p>
          </table:table-cell>
          <table:table-cell table:formula="of:=IF((LEN([.D994])&lt;4);REPT(0;4-LEN([.D994]))&amp;[.D994];[.D994])" office:value-type="string" office:string-value="1110" calcext:value-type="string">
            <text:p>1110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formula="of:=([.H994]+0.5)*15" office:value-type="float" office:value="7.5" calcext:value-type="float">
            <text:p>8</text:p>
          </table:table-cell>
          <table:table-cell table:formula="of:=DEC2BIN([.I994])" office:value-type="string" office:string-value="111" calcext:value-type="string">
            <text:p>111</text:p>
          </table:table-cell>
          <table:table-cell table:formula="of:=IF((LEN([.J994])&lt;4);REPT(0;4-LEN([.J994]))&amp;[.J994];[.J994])" office:value-type="string" office:string-value="0111" calcext:value-type="string">
            <text:p>0111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-0.12109375" calcext:value-type="float">
            <text:p>-0,12109375</text:p>
          </table:table-cell>
          <table:table-cell table:formula="of:=([.B995]+0.5)*15" office:value-type="float" office:value="5.68359375" calcext:value-type="float">
            <text:p>6</text:p>
          </table:table-cell>
          <table:table-cell table:formula="of:=DEC2BIN([.C995])" office:value-type="string" office:string-value="101" calcext:value-type="string">
            <text:p>101</text:p>
          </table:table-cell>
          <table:table-cell table:formula="of:=IF((LEN([.D995])&lt;4);REPT(0;4-LEN([.D995]))&amp;[.D995];[.D995])" office:value-type="string" office:string-value="0101" calcext:value-type="string">
            <text:p>01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995]+0.5)*15" office:value-type="float" office:value="0.41015625" calcext:value-type="float">
            <text:p>0</text:p>
          </table:table-cell>
          <table:table-cell table:formula="of:=DEC2BIN([.I995])" office:value-type="string" office:string-value="0" calcext:value-type="string">
            <text:p>0</text:p>
          </table:table-cell>
          <table:table-cell table:formula="of:=IF((LEN([.J995])&lt;4);REPT(0;4-LEN([.J995]))&amp;[.J995];[.J995])" office:value-type="string" office:string-value="0000" calcext:value-type="string">
            <text:p>000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-0.421875" calcext:value-type="float">
            <text:p>-0,421875</text:p>
          </table:table-cell>
          <table:table-cell table:formula="of:=([.B996]+0.5)*15" office:value-type="float" office:value="1.171875" calcext:value-type="float">
            <text:p>1</text:p>
          </table:table-cell>
          <table:table-cell table:formula="of:=DEC2BIN([.C996])" office:value-type="string" office:string-value="1" calcext:value-type="string">
            <text:p>1</text:p>
          </table:table-cell>
          <table:table-cell table:formula="of:=IF((LEN([.D996])&lt;4);REPT(0;4-LEN([.D996]))&amp;[.D996];[.D996])" office:value-type="string" office:string-value="0001" calcext:value-type="string">
            <text:p>0001</text:p>
          </table:table-cell>
          <table:table-cell/>
          <table:table-cell table:style-name="ce5"/>
          <table:table-cell table:style-name="ce1" office:value-type="float" office:value="0.28515625" calcext:value-type="float">
            <text:p>0,28515625</text:p>
          </table:table-cell>
          <table:table-cell table:formula="of:=([.H996]+0.5)*15" office:value-type="float" office:value="11.77734375" calcext:value-type="float">
            <text:p>12</text:p>
          </table:table-cell>
          <table:table-cell table:formula="of:=DEC2BIN([.I996])" office:value-type="string" office:string-value="1011" calcext:value-type="string">
            <text:p>1011</text:p>
          </table:table-cell>
          <table:table-cell table:formula="of:=IF((LEN([.J996])&lt;4);REPT(0;4-LEN([.J996]))&amp;[.J996];[.J996])" office:value-type="string" office:string-value="1011" calcext:value-type="string">
            <text:p>1011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40625" calcext:value-type="float">
            <text:p>0,40625</text:p>
          </table:table-cell>
          <table:table-cell table:formula="of:=([.B997]+0.5)*15" office:value-type="float" office:value="13.59375" calcext:value-type="float">
            <text:p>14</text:p>
          </table:table-cell>
          <table:table-cell table:formula="of:=DEC2BIN([.C997])" office:value-type="string" office:string-value="1101" calcext:value-type="string">
            <text:p>1101</text:p>
          </table:table-cell>
          <table:table-cell table:formula="of:=IF((LEN([.D997])&lt;4);REPT(0;4-LEN([.D997]))&amp;[.D997];[.D997])" office:value-type="string" office:string-value="1101" calcext:value-type="string">
            <text:p>1101</text:p>
          </table:table-cell>
          <table:table-cell/>
          <table:table-cell table:style-name="ce5"/>
          <table:table-cell table:style-name="ce1" office:value-type="float" office:value="0.30078125" calcext:value-type="float">
            <text:p>0,30078125</text:p>
          </table:table-cell>
          <table:table-cell table:formula="of:=([.H997]+0.5)*15" office:value-type="float" office:value="12.01171875" calcext:value-type="float">
            <text:p>12</text:p>
          </table:table-cell>
          <table:table-cell table:formula="of:=DEC2BIN([.I997])" office:value-type="string" office:string-value="1100" calcext:value-type="string">
            <text:p>1100</text:p>
          </table:table-cell>
          <table:table-cell table:formula="of:=IF((LEN([.J997])&lt;4);REPT(0;4-LEN([.J997]))&amp;[.J997];[.J997])" office:value-type="string" office:string-value="1100" calcext:value-type="string">
            <text:p>110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15625" calcext:value-type="float">
            <text:p>0,15625</text:p>
          </table:table-cell>
          <table:table-cell table:formula="of:=([.B998]+0.5)*15" office:value-type="float" office:value="9.84375" calcext:value-type="float">
            <text:p>10</text:p>
          </table:table-cell>
          <table:table-cell table:formula="of:=DEC2BIN([.C998])" office:value-type="string" office:string-value="1001" calcext:value-type="string">
            <text:p>1001</text:p>
          </table:table-cell>
          <table:table-cell table:formula="of:=IF((LEN([.D998])&lt;4);REPT(0;4-LEN([.D998]))&amp;[.D998];[.D998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-0.47265625" calcext:value-type="float">
            <text:p>-0,47265625</text:p>
          </table:table-cell>
          <table:table-cell table:formula="of:=([.H998]+0.5)*15" office:value-type="float" office:value="0.41015625" calcext:value-type="float">
            <text:p>0</text:p>
          </table:table-cell>
          <table:table-cell table:formula="of:=DEC2BIN([.I998])" office:value-type="string" office:string-value="0" calcext:value-type="string">
            <text:p>0</text:p>
          </table:table-cell>
          <table:table-cell table:formula="of:=IF((LEN([.J998])&lt;4);REPT(0;4-LEN([.J998]))&amp;[.J998];[.J998])" office:value-type="string" office:string-value="0000" calcext:value-type="string">
            <text:p>000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-0.49609375" calcext:value-type="float">
            <text:p>-0,49609375</text:p>
          </table:table-cell>
          <table:table-cell table:formula="of:=([.B999]+0.5)*15" office:value-type="float" office:value="0.05859375" calcext:value-type="float">
            <text:p>0</text:p>
          </table:table-cell>
          <table:table-cell table:formula="of:=DEC2BIN([.C999])" office:value-type="string" office:string-value="0" calcext:value-type="string">
            <text:p>0</text:p>
          </table:table-cell>
          <table:table-cell table:formula="of:=IF((LEN([.D999])&lt;4);REPT(0;4-LEN([.D999]))&amp;[.D999];[.D999])" office:value-type="string" office:string-value="0000" calcext:value-type="string">
            <text:p>0000</text:p>
          </table:table-cell>
          <table:table-cell/>
          <table:table-cell table:style-name="ce5"/>
          <table:table-cell table:style-name="ce1" office:value-type="float" office:value="-0.0078125" calcext:value-type="float">
            <text:p>-0,0078125</text:p>
          </table:table-cell>
          <table:table-cell table:formula="of:=([.H999]+0.5)*15" office:value-type="float" office:value="7.3828125" calcext:value-type="float">
            <text:p>7</text:p>
          </table:table-cell>
          <table:table-cell table:formula="of:=DEC2BIN([.I999])" office:value-type="string" office:string-value="111" calcext:value-type="string">
            <text:p>111</text:p>
          </table:table-cell>
          <table:table-cell table:formula="of:=IF((LEN([.J999])&lt;4);REPT(0;4-LEN([.J999]))&amp;[.J999];[.J999])" office:value-type="string" office:string-value="0111" calcext:value-type="string">
            <text:p>0111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14453125" calcext:value-type="float">
            <text:p>0,14453125</text:p>
          </table:table-cell>
          <table:table-cell table:formula="of:=([.B1000]+0.5)*15" office:value-type="float" office:value="9.66796875" calcext:value-type="float">
            <text:p>10</text:p>
          </table:table-cell>
          <table:table-cell table:formula="of:=DEC2BIN([.C1000])" office:value-type="string" office:string-value="1001" calcext:value-type="string">
            <text:p>1001</text:p>
          </table:table-cell>
          <table:table-cell table:formula="of:=IF((LEN([.D1000])&lt;4);REPT(0;4-LEN([.D1000]))&amp;[.D1000];[.D1000])" office:value-type="string" office:string-value="1001" calcext:value-type="string">
            <text:p>1001</text:p>
          </table:table-cell>
          <table:table-cell/>
          <table:table-cell table:style-name="ce5"/>
          <table:table-cell table:style-name="ce1" office:value-type="float" office:value="0.4765625" calcext:value-type="float">
            <text:p>0,4765625</text:p>
          </table:table-cell>
          <table:table-cell table:formula="of:=([.H1000]+0.5)*15" office:value-type="float" office:value="14.6484375" calcext:value-type="float">
            <text:p>15</text:p>
          </table:table-cell>
          <table:table-cell table:formula="of:=DEC2BIN([.I1000])" office:value-type="string" office:string-value="1110" calcext:value-type="string">
            <text:p>1110</text:p>
          </table:table-cell>
          <table:table-cell table:formula="of:=IF((LEN([.J1000])&lt;4);REPT(0;4-LEN([.J1000]))&amp;[.J1000];[.J1000])" office:value-type="string" office:string-value="1110" calcext:value-type="string">
            <text:p>1110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float" office:value="0.41015625" calcext:value-type="float">
            <text:p>0,41015625</text:p>
          </table:table-cell>
          <table:table-cell table:number-columns-repeated="5"/>
          <table:table-cell table:style-name="ce1" office:value-type="float" office:value="-0.28515625" calcext:value-type="float">
            <text:p>-0,28515625</text:p>
          </table:table-cell>
          <table:table-cell table:number-columns-repeated="10"/>
        </table:table-row>
        <table:table-row table:style-name="ro2" table:number-rows-repeated="104757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09">
      <number:number number:decimal-places="1" number:min-integer-digits="0"/>
    </number:number-style>
    <number:number-style style:name="N110">
      <number:number number:decimal-places="0" number:min-integer-digits="4"/>
    </number:number-style>
    <number:number-style style:name="N111">
      <number:number number:decimal-places="3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00/00/0000</text:date>, <text:time style:data-style-name="N2" text:time-value="18:12:17.766332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0:29:20.093816687</meta:creation-date>
    <dc:date>2022-06-02T18:21:53.489612645</dc:date>
    <meta:editing-duration>PT20M45S</meta:editing-duration>
    <meta:editing-cycles>4</meta:editing-cycles>
    <meta:generator>LibreOffice/4.3.7.2$Linux_X86_64 LibreOffice_project/430$Build-2</meta:generator>
    <meta:document-statistic meta:table-count="1" meta:cell-count="11723" meta:object-count="0"/>
  </office:meta>
</office:document-meta>
</file>